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4.47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6.616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3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.999cm" svg:height="8.999cm" svg:x="67.652cm" svg:y="0.1cm">
            <draw:object draw:notify-on-update-of-ranges="test.U1:test.U1 test.U2:test.U99 test.V1:test.V1 test.V2:test.V99 test.W1:test.W1 test.W2:test.W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9.445cm" svg:y="46.583cm">
            <draw:object draw:notify-on-update-of-ranges="test.U100:test.U100 test.U101:test.U232 test.V100:test.V100 test.V101:test.V232 test.W100:test.W100 test.W101:test.W2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5.22cm" svg:y="104.86cm">
            <draw:object draw:notify-on-update-of-ranges="test.U233:test.U233 test.U234:test.U364 test.V233:test.V233 test.V234:test.V3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a</text:p>
          </table:table-cell>
          <table:table-cell office:value-type="string" calcext:value-type="string">
            <text:p>low pass 1b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a</text:p>
          </table:table-cell>
          <table:table-cell office:value-type="string" calcext:value-type="string">
            <text:p>low pass 2b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a</text:p>
          </table:table-cell>
          <table:table-cell office:value-type="string" calcext:value-type="string">
            <text:p>low pass 3b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3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.94226753948" calcext:value-type="float">
            <text:p>24.94226753948</text:p>
          </table:table-cell>
          <table:table-cell table:number-columns-repeated="4" office:value-type="float" office:value="-83" calcext:value-type="float">
            <text:p>-83</text:p>
          </table:table-cell>
          <table:table-cell office:value-type="float" office:value="13.5935639087853" calcext:value-type="float">
            <text:p>13.5935639087853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3"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12.5892541179417" calcext:value-type="float">
            <text:p>12.5892541179417</text:p>
          </table:table-cell>
          <table:table-cell office:value-type="string" calcext:value-type="string">
            <text:p>22.234245751989246+0j</text:p>
          </table:table-cell>
          <table:table-cell office:value-type="string" calcext:value-type="string">
            <text:p>-2.9128590127716905+0j</text:p>
          </table:table-cell>
          <table:table-cell office:value-type="float" office:value="-18.4785136747515" calcext:value-type="float">
            <text:p>-18.4785136747515</text:p>
          </table:table-cell>
          <table:table-cell table:formula="of:=IMREAL([.R2])+IMAGINARY([.R2])" office:value-type="float" office:value="22.2342457519892" calcext:value-type="float">
            <text:p>22.2342457519892</text:p>
          </table:table-cell>
          <table:table-cell table:formula="of:=IMREAL([.S2])+IMAGINARY([.S2])" office:value-type="float" office:value="-2.91285901277169" calcext:value-type="float">
            <text:p>-2.91285901277169</text:p>
          </table:table-cell>
          <table:table-cell table:formula="of:=IMREAL([.T2])+IMAGINARY([.T2])" office:value-type="float" office:value="-18.4785136747515" calcext:value-type="float">
            <text:p>-18.478513674751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.9370790825158" calcext:value-type="float">
            <text:p>24.9370790825158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3" calcext:value-type="float">
            <text:p>-83.3</text:p>
          </table:table-cell>
          <table:table-cell office:value-type="float" office:value="-83.1" calcext:value-type="float">
            <text:p>-83.1</text:p>
          </table:table-cell>
          <table:table-cell office:value-type="float" office:value="13.9101986879805" calcext:value-type="float">
            <text:p>13.9101986879805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3" calcext:value-type="float">
            <text:p>-82.3</text:p>
          </table:table-cell>
          <table:table-cell office:value-type="float" office:value="-81" calcext:value-type="float">
            <text:p>-81</text:p>
          </table:table-cell>
          <table:table-cell office:value-type="float" office:value="12.8824955169313" calcext:value-type="float">
            <text:p>12.8824955169313</text:p>
          </table:table-cell>
          <table:table-cell office:value-type="string" calcext:value-type="string">
            <text:p>26.192722023292045+0j</text:p>
          </table:table-cell>
          <table:table-cell office:value-type="string" calcext:value-type="string">
            <text:p>-0.296914446468719+0j</text:p>
          </table:table-cell>
          <table:table-cell office:value-type="string" calcext:value-type="string">
            <text:p>-22.80710522059077j</text:p>
          </table:table-cell>
          <table:table-cell table:formula="of:=IMREAL([.R3])+IMAGINARY([.R3])" office:value-type="float" office:value="26.192722023292" calcext:value-type="float">
            <text:p>26.192722023292</text:p>
          </table:table-cell>
          <table:table-cell table:formula="of:=IMREAL([.S3])+IMAGINARY([.S3])" office:value-type="float" office:value="-0.296914446468719" calcext:value-type="float">
            <text:p>-0.296914446468719</text:p>
          </table:table-cell>
          <table:table-cell table:formula="of:=IMREAL([.T3])+IMAGINARY([.T3])" office:value-type="float" office:value="-22.8071052205908" calcext:value-type="float">
            <text:p>-22.807105220590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9434703016586" calcext:value-type="float">
            <text:p>24.943470301658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51" calcext:value-type="float">
            <text:p>-83.51</text:p>
          </table:table-cell>
          <table:table-cell office:value-type="float" office:value="-83.19" calcext:value-type="float">
            <text:p>-83.19</text:p>
          </table:table-cell>
          <table:table-cell office:value-type="float" office:value="14.1362212342319" calcext:value-type="float">
            <text:p>14.1362212342319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1" calcext:value-type="float">
            <text:p>-82.51</text:p>
          </table:table-cell>
          <table:table-cell office:value-type="float" office:value="-81" calcext:value-type="float">
            <text:p>-81</text:p>
          </table:table-cell>
          <table:table-cell office:value-type="float" office:value="13.0918192299941" calcext:value-type="float">
            <text:p>13.0918192299941</text:p>
          </table:table-cell>
          <table:table-cell office:value-type="string" calcext:value-type="string">
            <text:p>29.074141679679634+0j</text:p>
          </table:table-cell>
          <table:table-cell office:value-type="string" calcext:value-type="string">
            <text:p>1.6072611950556563+0j</text:p>
          </table:table-cell>
          <table:table-cell office:value-type="string" calcext:value-type="string">
            <text:p>-26.049256410172926j</text:p>
          </table:table-cell>
          <table:table-cell table:formula="of:=IMREAL([.R4])+IMAGINARY([.R4])" office:value-type="float" office:value="29.0741416796796" calcext:value-type="float">
            <text:p>29.0741416796796</text:p>
          </table:table-cell>
          <table:table-cell table:formula="of:=IMREAL([.S4])+IMAGINARY([.S4])" office:value-type="float" office:value="1.60726119505566" calcext:value-type="float">
            <text:p>1.60726119505566</text:p>
          </table:table-cell>
          <table:table-cell table:formula="of:=IMREAL([.T4])+IMAGINARY([.T4])" office:value-type="float" office:value="-26.0492564101729" calcext:value-type="float">
            <text:p>-26.049256410172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8966926682001" calcext:value-type="float">
            <text:p>24.896692668200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657" calcext:value-type="float">
            <text:p>-83.657</text:p>
          </table:table-cell>
          <table:table-cell office:value-type="float" office:value="-83.271" calcext:value-type="float">
            <text:p>-83.271</text:p>
          </table:table-cell>
          <table:table-cell office:value-type="float" office:value="14.2966186642946" calcext:value-type="float">
            <text:p>14.2966186642946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657" calcext:value-type="float">
            <text:p>-82.657</text:p>
          </table:table-cell>
          <table:table-cell office:value-type="float" office:value="-81" calcext:value-type="float">
            <text:p>-81</text:p>
          </table:table-cell>
          <table:table-cell office:value-type="float" office:value="13.2403662939189" calcext:value-type="float">
            <text:p>13.2403662939189</text:p>
          </table:table-cell>
          <table:table-cell office:value-type="string" calcext:value-type="string">
            <text:p>31.14712097472934+0j</text:p>
          </table:table-cell>
          <table:table-cell office:value-type="string" calcext:value-type="string">
            <text:p>2.977181980550057+0j</text:p>
          </table:table-cell>
          <table:table-cell office:value-type="string" calcext:value-type="string">
            <text:p>-28.412617938887607j</text:p>
          </table:table-cell>
          <table:table-cell table:formula="of:=IMREAL([.R5])+IMAGINARY([.R5])" office:value-type="float" office:value="31.1471209747293" calcext:value-type="float">
            <text:p>31.1471209747293</text:p>
          </table:table-cell>
          <table:table-cell table:formula="of:=IMREAL([.S5])+IMAGINARY([.S5])" office:value-type="float" office:value="2.97718198055006" calcext:value-type="float">
            <text:p>2.97718198055006</text:p>
          </table:table-cell>
          <table:table-cell table:formula="of:=IMREAL([.T5])+IMAGINARY([.T5])" office:value-type="float" office:value="-28.4126179388876" calcext:value-type="float">
            <text:p>-28.412617938887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8883032226437" calcext:value-type="float">
            <text:p>24.888303222643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.7599" calcext:value-type="float">
            <text:p>-83.7599</text:p>
          </table:table-cell>
          <table:table-cell office:value-type="float" office:value="-83.3439" calcext:value-type="float">
            <text:p>-83.3439</text:p>
          </table:table-cell>
          <table:table-cell office:value-type="float" office:value="14.4099785164452" calcext:value-type="float">
            <text:p>14.4099785164452</text:p>
          </table:table-cell>
          <table:table-cell office:value-type="float" office:value="-82" calcext:value-type="float">
            <text:p>-82</text:p>
          </table:table-cell>
          <table:table-cell table:number-columns-repeated="3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7599" calcext:value-type="float">
            <text:p>-82.7599</text:p>
          </table:table-cell>
          <table:table-cell office:value-type="float" office:value="-81" calcext:value-type="float">
            <text:p>-81</text:p>
          </table:table-cell>
          <table:table-cell office:value-type="float" office:value="13.3453509760135" calcext:value-type="float">
            <text:p>13.3453509760135</text:p>
          </table:table-cell>
          <table:table-cell office:value-type="string" calcext:value-type="string">
            <text:p>32.626291707526995+0j</text:p>
          </table:table-cell>
          <table:table-cell office:value-type="string" calcext:value-type="string">
            <text:p>3.9546865494538963+0j</text:p>
          </table:table-cell>
          <table:table-cell office:value-type="string" calcext:value-type="string">
            <text:p>-30.110940184931j</text:p>
          </table:table-cell>
          <table:table-cell table:formula="of:=IMREAL([.R6])+IMAGINARY([.R6])" office:value-type="float" office:value="32.626291707527" calcext:value-type="float">
            <text:p>32.626291707527</text:p>
          </table:table-cell>
          <table:table-cell table:formula="of:=IMREAL([.S6])+IMAGINARY([.S6])" office:value-type="float" office:value="3.9546865494539" calcext:value-type="float">
            <text:p>3.9546865494539</text:p>
          </table:table-cell>
          <table:table-cell table:formula="of:=IMREAL([.T6])+IMAGINARY([.T6])" office:value-type="float" office:value="-30.110940184931" calcext:value-type="float">
            <text:p>-30.11094018493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4.8941434322045" calcext:value-type="float">
            <text:p>24.894143432204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3.83193" calcext:value-type="float">
            <text:p>-83.83193</text:p>
          </table:table-cell>
          <table:table-cell office:value-type="float" office:value="-83.40951" calcext:value-type="float">
            <text:p>-83.40951</text:p>
          </table:table-cell>
          <table:table-cell office:value-type="float" office:value="14.4898648032479" calcext:value-type="float">
            <text:p>14.4898648032479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3193" calcext:value-type="float">
            <text:p>-82.83193</text:p>
          </table:table-cell>
          <table:table-cell office:value-type="float" office:value="-81" calcext:value-type="float">
            <text:p>-81</text:p>
          </table:table-cell>
          <table:table-cell office:value-type="float" office:value="13.4193351623421" calcext:value-type="float">
            <text:p>13.4193351623421</text:p>
          </table:table-cell>
          <table:table-cell office:value-type="string" calcext:value-type="string">
            <text:p>33.67570133115887+0j</text:p>
          </table:table-cell>
          <table:table-cell office:value-type="string" calcext:value-type="string">
            <text:p>4.648185061158614+0j</text:p>
          </table:table-cell>
          <table:table-cell office:value-type="string" calcext:value-type="string">
            <text:p>-31.32084660216254j</text:p>
          </table:table-cell>
          <table:table-cell table:formula="of:=IMREAL([.R7])+IMAGINARY([.R7])" office:value-type="float" office:value="33.6757013311589" calcext:value-type="float">
            <text:p>33.6757013311589</text:p>
          </table:table-cell>
          <table:table-cell table:formula="of:=IMREAL([.S7])+IMAGINARY([.S7])" office:value-type="float" office:value="4.64818506115861" calcext:value-type="float">
            <text:p>4.64818506115861</text:p>
          </table:table-cell>
          <table:table-cell table:formula="of:=IMREAL([.T7])+IMAGINARY([.T7])" office:value-type="float" office:value="-31.3208466021625" calcext:value-type="float">
            <text:p>-31.3208466021625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4.8918630952041" calcext:value-type="float">
            <text:p>24.891863095204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882351" calcext:value-type="float">
            <text:p>-83.882351</text:p>
          </table:table-cell>
          <table:table-cell office:value-type="float" office:value="-83.468559" calcext:value-type="float">
            <text:p>-83.468559</text:p>
          </table:table-cell>
          <table:table-cell office:value-type="float" office:value="14.5460485687947" calcext:value-type="float">
            <text:p>14.5460485687947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82351" calcext:value-type="float">
            <text:p>-82.882351</text:p>
          </table:table-cell>
          <table:table-cell office:value-type="float" office:value="-81" calcext:value-type="float">
            <text:p>-81</text:p>
          </table:table-cell>
          <table:table-cell office:value-type="float" office:value="13.4713679998318" calcext:value-type="float">
            <text:p>13.4713679998318</text:p>
          </table:table-cell>
          <table:table-cell office:value-type="string" calcext:value-type="string">
            <text:p>34.4172226717641+0j</text:p>
          </table:table-cell>
          <table:table-cell office:value-type="string" calcext:value-type="string">
            <text:p>5.138216727084199+0j</text:p>
          </table:table-cell>
          <table:table-cell office:value-type="string" calcext:value-type="string">
            <text:p>-32.17799356991019j</text:p>
          </table:table-cell>
          <table:table-cell table:formula="of:=IMREAL([.R8])+IMAGINARY([.R8])" office:value-type="float" office:value="34.4172226717641" calcext:value-type="float">
            <text:p>34.4172226717641</text:p>
          </table:table-cell>
          <table:table-cell table:formula="of:=IMREAL([.S8])+IMAGINARY([.S8])" office:value-type="float" office:value="5.1382167270842" calcext:value-type="float">
            <text:p>5.1382167270842</text:p>
          </table:table-cell>
          <table:table-cell table:formula="of:=IMREAL([.T8])+IMAGINARY([.T8])" office:value-type="float" office:value="-32.1779935699102" calcext:value-type="float">
            <text:p>-32.1779935699102</text:p>
          </table:table-cell>
          <table:table-cell table:number-columns-repeated="1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4.8964814257847" calcext:value-type="float">
            <text:p>24.8964814257847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9176457" calcext:value-type="float">
            <text:p>-83.9176457</text:p>
          </table:table-cell>
          <table:table-cell office:value-type="float" office:value="-83.5217031" calcext:value-type="float">
            <text:p>-83.5217031</text:p>
          </table:table-cell>
          <table:table-cell office:value-type="float" office:value="14.5855067751677" calcext:value-type="float">
            <text:p>14.5855067751677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176457" calcext:value-type="float">
            <text:p>-82.9176457</text:p>
          </table:table-cell>
          <table:table-cell office:value-type="float" office:value="-81" calcext:value-type="float">
            <text:p>-81</text:p>
          </table:table-cell>
          <table:table-cell office:value-type="float" office:value="13.5079109837323" calcext:value-type="float">
            <text:p>13.5079109837323</text:p>
          </table:table-cell>
          <table:table-cell office:value-type="string" calcext:value-type="string">
            <text:p>34.939713091186995+0j</text:p>
          </table:table-cell>
          <table:table-cell office:value-type="string" calcext:value-type="string">
            <text:p>5.483502609822494+0j</text:p>
          </table:table-cell>
          <table:table-cell office:value-type="string" calcext:value-type="string">
            <text:p>-32.78296883280653j</text:p>
          </table:table-cell>
          <table:table-cell table:formula="of:=IMREAL([.R9])+IMAGINARY([.R9])" office:value-type="float" office:value="34.939713091187" calcext:value-type="float">
            <text:p>34.939713091187</text:p>
          </table:table-cell>
          <table:table-cell table:formula="of:=IMREAL([.S9])+IMAGINARY([.S9])" office:value-type="float" office:value="5.48350260982249" calcext:value-type="float">
            <text:p>5.48350260982249</text:p>
          </table:table-cell>
          <table:table-cell table:formula="of:=IMREAL([.T9])+IMAGINARY([.T9])" office:value-type="float" office:value="-32.7829688328065" calcext:value-type="float">
            <text:p>-32.7829688328065</text:p>
          </table:table-cell>
          <table:table-cell table:number-columns-repeated="1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.9093686967699" calcext:value-type="float">
            <text:p>24.909368696769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4235199" calcext:value-type="float">
            <text:p>-83.94235199</text:p>
          </table:table-cell>
          <table:table-cell office:value-type="float" office:value="-83.56953279" calcext:value-type="float">
            <text:p>-83.56953279</text:p>
          </table:table-cell>
          <table:table-cell office:value-type="float" office:value="14.6131911887554" calcext:value-type="float">
            <text:p>14.6131911887554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24235199" calcext:value-type="float">
            <text:p>-83.24235199</text:p>
          </table:table-cell>
          <table:table-cell office:value-type="float" office:value="-81" calcext:value-type="float">
            <text:p>-81</text:p>
          </table:table-cell>
          <table:table-cell office:value-type="float" office:value="13.8487869141908" calcext:value-type="float">
            <text:p>13.8487869141908</text:p>
          </table:table-cell>
          <table:table-cell office:value-type="string" calcext:value-type="string">
            <text:p>35.30714437784759+0j</text:p>
          </table:table-cell>
          <table:table-cell office:value-type="string" calcext:value-type="string">
            <text:p>13.573520389551021+0j</text:p>
          </table:table-cell>
          <table:table-cell office:value-type="string" calcext:value-type="string">
            <text:p>-35.41580682855575j</text:p>
          </table:table-cell>
          <table:table-cell table:formula="of:=IMREAL([.R10])+IMAGINARY([.R10])" office:value-type="float" office:value="35.3071443778476" calcext:value-type="float">
            <text:p>35.3071443778476</text:p>
          </table:table-cell>
          <table:table-cell table:formula="of:=IMREAL([.S10])+IMAGINARY([.S10])" office:value-type="float" office:value="13.573520389551" calcext:value-type="float">
            <text:p>13.573520389551</text:p>
          </table:table-cell>
          <table:table-cell table:formula="of:=IMREAL([.T10])+IMAGINARY([.T10])" office:value-type="float" office:value="-35.4158068285558" calcext:value-type="float">
            <text:p>-35.415806828555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8903777220708" calcext:value-type="float">
            <text:p>24.890377722070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59646393" calcext:value-type="float">
            <text:p>-83.959646393</text:p>
          </table:table-cell>
          <table:table-cell office:value-type="float" office:value="-83.612579511" calcext:value-type="float">
            <text:p>-83.612579511</text:p>
          </table:table-cell>
          <table:table-cell office:value-type="float" office:value="14.6326015378879" calcext:value-type="float">
            <text:p>14.6326015378879</text:p>
          </table:table-cell>
          <table:table-cell office:value-type="float" office:value="-80" calcext:value-type="float">
            <text:p>-80</text:p>
          </table:table-cell>
          <table:table-cell table:number-columns-repeated="3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83.469646393" calcext:value-type="float">
            <text:p>-83.469646393</text:p>
          </table:table-cell>
          <table:table-cell office:value-type="float" office:value="-81" calcext:value-type="float">
            <text:p>-81</text:p>
          </table:table-cell>
          <table:table-cell office:value-type="float" office:value="14.0925055036343" calcext:value-type="float">
            <text:p>14.0925055036343</text:p>
          </table:table-cell>
          <table:table-cell office:value-type="string" calcext:value-type="string">
            <text:p>35.565176672157136+0j</text:p>
          </table:table-cell>
          <table:table-cell office:value-type="string" calcext:value-type="string">
            <text:p>19.492152129462312+0j</text:p>
          </table:table-cell>
          <table:table-cell office:value-type="string" calcext:value-type="string">
            <text:p>-38.3141089199827j</text:p>
          </table:table-cell>
          <table:table-cell table:formula="of:=IMREAL([.R11])+IMAGINARY([.R11])" office:value-type="float" office:value="35.5651766721571" calcext:value-type="float">
            <text:p>35.5651766721571</text:p>
          </table:table-cell>
          <table:table-cell table:formula="of:=IMREAL([.S11])+IMAGINARY([.S11])" office:value-type="float" office:value="19.4921521294623" calcext:value-type="float">
            <text:p>19.4921521294623</text:p>
          </table:table-cell>
          <table:table-cell table:formula="of:=IMREAL([.T11])+IMAGINARY([.T11])" office:value-type="float" office:value="-38.3141089199827" calcext:value-type="float">
            <text:p>-38.3141089199827</text:p>
          </table:table-cell>
          <table:table-cell table:number-columns-repeated="1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4.8945920726577" calcext:value-type="float">
            <text:p>24.894592072657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717524751" calcext:value-type="float">
            <text:p>-83.9717524751</text:p>
          </table:table-cell>
          <table:table-cell office:value-type="float" office:value="-83.6513215599001" calcext:value-type="float">
            <text:p>-83.6513215599001</text:p>
          </table:table-cell>
          <table:table-cell office:value-type="float" office:value="14.6462041207113" calcext:value-type="float">
            <text:p>14.6462041207113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6287524751" calcext:value-type="float">
            <text:p>-83.6287524751</text:p>
          </table:table-cell>
          <table:table-cell office:value-type="float" office:value="-81" calcext:value-type="float">
            <text:p>-81</text:p>
          </table:table-cell>
          <table:table-cell office:value-type="float" office:value="14.2656560615715" calcext:value-type="float">
            <text:p>14.2656560615715</text:p>
          </table:table-cell>
          <table:table-cell office:value-type="string" calcext:value-type="string">
            <text:p>35.746207298949216+0j</text:p>
          </table:table-cell>
          <table:table-cell office:value-type="string" calcext:value-type="string">
            <text:p>23.765093920380394+0j</text:p>
          </table:table-cell>
          <table:table-cell office:value-type="string" calcext:value-type="string">
            <text:p>-40.81061364093069j</text:p>
          </table:table-cell>
          <table:table-cell table:formula="of:=IMREAL([.R12])+IMAGINARY([.R12])" office:value-type="float" office:value="35.7462072989492" calcext:value-type="float">
            <text:p>35.7462072989492</text:p>
          </table:table-cell>
          <table:table-cell table:formula="of:=IMREAL([.S12])+IMAGINARY([.S12])" office:value-type="float" office:value="23.7650939203804" calcext:value-type="float">
            <text:p>23.7650939203804</text:p>
          </table:table-cell>
          <table:table-cell table:formula="of:=IMREAL([.T12])+IMAGINARY([.T12])" office:value-type="float" office:value="-40.8106136409307" calcext:value-type="float">
            <text:p>-40.8106136409307</text:p>
          </table:table-cell>
          <table:table-cell table:number-columns-repeated="1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4.9035785450116" calcext:value-type="float">
            <text:p>24.903578545011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8022673257" calcext:value-type="float">
            <text:p>-83.98022673257</text:p>
          </table:table-cell>
          <table:table-cell office:value-type="float" office:value="-83.6861894039101" calcext:value-type="float">
            <text:p>-83.6861894039101</text:p>
          </table:table-cell>
          <table:table-cell office:value-type="float" office:value="14.6557334518047" calcext:value-type="float">
            <text:p>14.6557334518047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3.14012673257" calcext:value-type="float">
            <text:p>-83.14012673257</text:p>
          </table:table-cell>
          <table:table-cell office:value-type="float" office:value="-81" calcext:value-type="float">
            <text:p>-81</text:p>
          </table:table-cell>
          <table:table-cell office:value-type="float" office:value="13.7405534049952" calcext:value-type="float">
            <text:p>13.7405534049952</text:p>
          </table:table-cell>
          <table:table-cell office:value-type="string" calcext:value-type="string">
            <text:p>35.873129055679385+0j</text:p>
          </table:table-cell>
          <table:table-cell office:value-type="string" calcext:value-type="string">
            <text:p>10.262035530077299+0j</text:p>
          </table:table-cell>
          <table:table-cell office:value-type="string" calcext:value-type="string">
            <text:p>-34.85654447408057j</text:p>
          </table:table-cell>
          <table:table-cell table:formula="of:=IMREAL([.R13])+IMAGINARY([.R13])" office:value-type="float" office:value="35.8731290556794" calcext:value-type="float">
            <text:p>35.8731290556794</text:p>
          </table:table-cell>
          <table:table-cell table:formula="of:=IMREAL([.S13])+IMAGINARY([.S13])" office:value-type="float" office:value="10.2620355300773" calcext:value-type="float">
            <text:p>10.2620355300773</text:p>
          </table:table-cell>
          <table:table-cell table:formula="of:=IMREAL([.T13])+IMAGINARY([.T13])" office:value-type="float" office:value="-34.8565444740806" calcext:value-type="float">
            <text:p>-34.8565444740806</text:p>
          </table:table-cell>
          <table:table-cell table:number-columns-repeated="1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4.8833247022583" calcext:value-type="float">
            <text:p>24.8833247022583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office:value-type="float" office:value="-83.986158712799" calcext:value-type="float">
            <text:p>-83.986158712799</text:p>
          </table:table-cell>
          <table:table-cell office:value-type="float" office:value="-83.7175704635191" calcext:value-type="float">
            <text:p>-83.7175704635191</text:p>
          </table:table-cell>
          <table:table-cell office:value-type="float" office:value="14.6624076723986" calcext:value-type="float">
            <text:p>14.6624076723986</text:p>
          </table:table-cell>
          <table:table-cell table:number-columns-repeated="4" office:value-type="float" office:value="-81" calcext:value-type="float">
            <text:p>-81</text:p>
          </table:table-cell>
          <table:table-cell office:value-type="float" office:value="11.6591440117983" calcext:value-type="float">
            <text:p>11.6591440117983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798088712799" calcext:value-type="float">
            <text:p>-82.798088712799</text:p>
          </table:table-cell>
          <table:table-cell office:value-type="float" office:value="-81" calcext:value-type="float">
            <text:p>-81</text:p>
          </table:table-cell>
          <table:table-cell office:value-type="float" office:value="13.3845248108688" calcext:value-type="float">
            <text:p>13.3845248108688</text:p>
          </table:table-cell>
          <table:table-cell office:value-type="string" calcext:value-type="string">
            <text:p>35.96207257443621+0j</text:p>
          </table:table-cell>
          <table:table-cell office:value-type="string" calcext:value-type="string">
            <text:p>1.388873762330718+0j</text:p>
          </table:table-cell>
          <table:table-cell office:value-type="string" calcext:value-type="string">
            <text:p>-33.43477816439806j</text:p>
          </table:table-cell>
          <table:table-cell table:formula="of:=IMREAL([.R14])+IMAGINARY([.R14])" office:value-type="float" office:value="35.9620725744362" calcext:value-type="float">
            <text:p>35.9620725744362</text:p>
          </table:table-cell>
          <table:table-cell table:formula="of:=IMREAL([.S14])+IMAGINARY([.S14])" office:value-type="float" office:value="1.38887376233072" calcext:value-type="float">
            <text:p>1.38887376233072</text:p>
          </table:table-cell>
          <table:table-cell table:formula="of:=IMREAL([.T14])+IMAGINARY([.T14])" office:value-type="float" office:value="-33.4347781643981" calcext:value-type="float">
            <text:p>-33.4347781643981</text:p>
          </table:table-cell>
          <table:table-cell table:number-columns-repeated="1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4.8481583419686" calcext:value-type="float">
            <text:p>24.848158341968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903110989593" calcext:value-type="float">
            <text:p>-83.9903110989593</text:p>
          </table:table-cell>
          <table:table-cell office:value-type="float" office:value="-83.7458134171672" calcext:value-type="float">
            <text:p>-83.7458134171672</text:p>
          </table:table-cell>
          <table:table-cell office:value-type="float" office:value="14.6670814351987" calcext:value-type="float">
            <text:p>14.667081435198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3" calcext:value-type="float">
            <text:p>-81.3</text:p>
          </table:table-cell>
          <table:table-cell office:value-type="float" office:value="-81.1" calcext:value-type="float">
            <text:p>-81.1</text:p>
          </table:table-cell>
          <table:table-cell office:value-type="float" office:value="11.9307203632653" calcext:value-type="float">
            <text:p>11.930720363265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5586620989593" calcext:value-type="float">
            <text:p>-82.5586620989593</text:p>
          </table:table-cell>
          <table:table-cell office:value-type="float" office:value="-81.1" calcext:value-type="float">
            <text:p>-81.1</text:p>
          </table:table-cell>
          <table:table-cell office:value-type="float" office:value="13.1408080026507" calcext:value-type="float">
            <text:p>13.1408080026507</text:p>
          </table:table-cell>
          <table:table-cell office:value-type="string" calcext:value-type="string">
            <text:p>33.11235883650675+0j</text:p>
          </table:table-cell>
          <table:table-cell office:value-type="string" calcext:value-type="string">
            <text:p>-7.306990612957378+0j</text:p>
          </table:table-cell>
          <table:table-cell office:value-type="string" calcext:value-type="string">
            <text:p>-31.13525967289581j</text:p>
          </table:table-cell>
          <table:table-cell table:formula="of:=IMREAL([.R15])+IMAGINARY([.R15])" office:value-type="float" office:value="33.1123588365068" calcext:value-type="float">
            <text:p>33.1123588365068</text:p>
          </table:table-cell>
          <table:table-cell table:formula="of:=IMREAL([.S15])+IMAGINARY([.S15])" office:value-type="float" office:value="-7.30699061295738" calcext:value-type="float">
            <text:p>-7.30699061295738</text:p>
          </table:table-cell>
          <table:table-cell table:formula="of:=IMREAL([.T15])+IMAGINARY([.T15])" office:value-type="float" office:value="-31.1352596728958" calcext:value-type="float">
            <text:p>-31.135259672895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8342170540911" calcext:value-type="float">
            <text:p>24.834217054091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3.9932177692715" calcext:value-type="float">
            <text:p>-83.9932177692715</text:p>
          </table:table-cell>
          <table:table-cell office:value-type="float" office:value="-83.7712320754505" calcext:value-type="float">
            <text:p>-83.7712320754505</text:p>
          </table:table-cell>
          <table:table-cell office:value-type="float" office:value="14.6703539555616" calcext:value-type="float">
            <text:p>14.6703539555616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1.81" calcext:value-type="float">
            <text:p>-81.81</text:p>
          </table:table-cell>
          <table:table-cell office:value-type="float" office:value="-81.29" calcext:value-type="float">
            <text:p>-81.29</text:p>
          </table:table-cell>
          <table:table-cell office:value-type="float" office:value="12.406996698627" calcext:value-type="float">
            <text:p>12.406996698627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1.7910634692715" calcext:value-type="float">
            <text:p>-81.7910634692715</text:p>
          </table:table-cell>
          <table:table-cell office:value-type="float" office:value="-81.29" calcext:value-type="float">
            <text:p>-81.29</text:p>
          </table:table-cell>
          <table:table-cell office:value-type="float" office:value="12.3889770654045" calcext:value-type="float">
            <text:p>12.3889770654045</text:p>
          </table:table-cell>
          <table:table-cell office:value-type="string" calcext:value-type="string">
            <text:p>27.887144591691182+0j</text:p>
          </table:table-cell>
          <table:table-cell office:value-type="string" calcext:value-type="string">
            <text:p>-29.783638253622485+0j</text:p>
          </table:table-cell>
          <table:table-cell office:value-type="string" calcext:value-type="string">
            <text:p>-38.455320650001504j</text:p>
          </table:table-cell>
          <table:table-cell table:formula="of:=IMREAL([.R16])+IMAGINARY([.R16])" office:value-type="float" office:value="27.8871445916912" calcext:value-type="float">
            <text:p>27.8871445916912</text:p>
          </table:table-cell>
          <table:table-cell table:formula="of:=IMREAL([.S16])+IMAGINARY([.S16])" office:value-type="float" office:value="-29.7836382536225" calcext:value-type="float">
            <text:p>-29.7836382536225</text:p>
          </table:table-cell>
          <table:table-cell table:formula="of:=IMREAL([.T16])+IMAGINARY([.T16])" office:value-type="float" office:value="-38.4553206500015" calcext:value-type="float">
            <text:p>-38.4553206500015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4.8900132878748" calcext:value-type="float">
            <text:p>24.890013287874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9525243849" calcext:value-type="float">
            <text:p>-83.99525243849</text:p>
          </table:table-cell>
          <table:table-cell office:value-type="float" office:value="-83.7941088679054" calcext:value-type="float">
            <text:p>-83.7941088679054</text:p>
          </table:table-cell>
          <table:table-cell office:value-type="float" office:value="14.6726451542542" calcext:value-type="float">
            <text:p>14.6726451542542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2.767" calcext:value-type="float">
            <text:p>-82.767</text:p>
          </table:table-cell>
          <table:table-cell office:value-type="float" office:value="-81.661" calcext:value-type="float">
            <text:p>-81.661</text:p>
          </table:table-cell>
          <table:table-cell office:value-type="float" office:value="13.3526254420642" calcext:value-type="float">
            <text:p>13.3526254420642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.95374442849" calcext:value-type="float">
            <text:p>-80.95374442849</text:p>
          </table:table-cell>
          <table:table-cell office:value-type="float" office:value="-81.661" calcext:value-type="float">
            <text:p>-81.661</text:p>
          </table:table-cell>
          <table:table-cell office:value-type="float" office:value="11.6178245692428" calcext:value-type="float">
            <text:p>11.6178245692428</text:p>
          </table:table-cell>
          <table:table-cell office:value-type="string" calcext:value-type="string">
            <text:p>16.84541346663558+0j</text:p>
          </table:table-cell>
          <table:table-cell office:value-type="string" calcext:value-type="string">
            <text:p>-57.114125541506496+0j</text:p>
          </table:table-cell>
          <table:table-cell office:value-type="string" calcext:value-type="string">
            <text:p>-57.864448544987575j</text:p>
          </table:table-cell>
          <table:table-cell table:formula="of:=IMREAL([.R17])+IMAGINARY([.R17])" office:value-type="float" office:value="16.8454134666356" calcext:value-type="float">
            <text:p>16.8454134666356</text:p>
          </table:table-cell>
          <table:table-cell table:formula="of:=IMREAL([.S17])+IMAGINARY([.S17])" office:value-type="float" office:value="-57.1141255415065" calcext:value-type="float">
            <text:p>-57.1141255415065</text:p>
          </table:table-cell>
          <table:table-cell table:formula="of:=IMREAL([.T17])+IMAGINARY([.T17])" office:value-type="float" office:value="-57.8644485449876" calcext:value-type="float">
            <text:p>-57.8644485449876</text:p>
          </table:table-cell>
          <table:table-cell table:number-columns-repeated="1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4.9418914883269" calcext:value-type="float">
            <text:p>24.941891488326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696676706943" calcext:value-type="float">
            <text:p>-83.696676706943</text:p>
          </table:table-cell>
          <table:table-cell office:value-type="float" office:value="-83.7146979811149" calcext:value-type="float">
            <text:p>-83.7146979811149</text:p>
          </table:table-cell>
          <table:table-cell office:value-type="float" office:value="14.3402225139273" calcext:value-type="float">
            <text:p>14.3402225139273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3.4369" calcext:value-type="float">
            <text:p>-83.4369</text:p>
          </table:table-cell>
          <table:table-cell office:value-type="float" office:value="-81.9949" calcext:value-type="float">
            <text:p>-81.9949</text:p>
          </table:table-cell>
          <table:table-cell office:value-type="float" office:value="14.0571301770621" calcext:value-type="float">
            <text:p>14.057130177062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80.367621099943" calcext:value-type="float">
            <text:p>-80.367621099943</text:p>
          </table:table-cell>
          <table:table-cell office:value-type="float" office:value="-81.9949" calcext:value-type="float">
            <text:p>-81.9949</text:p>
          </table:table-cell>
          <table:table-cell office:value-type="float" office:value="11.1067595515524" calcext:value-type="float">
            <text:p>11.1067595515524</text:p>
          </table:table-cell>
          <table:table-cell office:value-type="string" calcext:value-type="string">
            <text:p>3.684124060944278+0j</text:p>
          </table:table-cell>
          <table:table-cell office:value-type="string" calcext:value-type="string">
            <text:p>-71.34771362687638+0j</text:p>
          </table:table-cell>
          <table:table-cell office:value-type="string" calcext:value-type="string">
            <text:p>-70.01806136386259j</text:p>
          </table:table-cell>
          <table:table-cell table:formula="of:=IMREAL([.R18])+IMAGINARY([.R18])" office:value-type="float" office:value="3.68412406094428" calcext:value-type="float">
            <text:p>3.68412406094428</text:p>
          </table:table-cell>
          <table:table-cell table:formula="of:=IMREAL([.S18])+IMAGINARY([.S18])" office:value-type="float" office:value="-71.3477136268764" calcext:value-type="float">
            <text:p>-71.3477136268764</text:p>
          </table:table-cell>
          <table:table-cell table:formula="of:=IMREAL([.T18])+IMAGINARY([.T18])" office:value-type="float" office:value="-70.0180613638626" calcext:value-type="float">
            <text:p>-70.0180613638626</text:p>
          </table:table-cell>
          <table:table-cell table:number-columns-repeated="1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5.0224949590202" calcext:value-type="float">
            <text:p>25.0224949590202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.8876736948601" calcext:value-type="float">
            <text:p>-82.8876736948601</text:p>
          </table:table-cell>
          <table:table-cell office:value-type="float" office:value="-83.4432281830034" calcext:value-type="float">
            <text:p>-83.4432281830034</text:p>
          </table:table-cell>
          <table:table-cell office:value-type="float" office:value="13.4768726081009" calcext:value-type="float">
            <text:p>13.476872608100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3.90583" calcext:value-type="float">
            <text:p>-83.90583</text:p>
          </table:table-cell>
          <table:table-cell office:value-type="float" office:value="-82.29541" calcext:value-type="float">
            <text:p>-82.29541</text:p>
          </table:table-cell>
          <table:table-cell office:value-type="float" office:value="14.5722853430491" calcext:value-type="float">
            <text:p>14.572285343049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9573347699601" calcext:value-type="float">
            <text:p>-79.9573347699601</text:p>
          </table:table-cell>
          <table:table-cell office:value-type="float" office:value="-82.29541" calcext:value-type="float">
            <text:p>-82.29541</text:p>
          </table:table-cell>
          <table:table-cell office:value-type="float" office:value="10.7624503015879" calcext:value-type="float">
            <text:p>10.7624503015879</text:p>
          </table:table-cell>
          <table:table-cell office:value-type="string" calcext:value-type="string">
            <text:p>-13.936093101938601+0j</text:p>
          </table:table-cell>
          <table:table-cell office:value-type="string" calcext:value-type="string">
            <text:p>-73.01945056986088+0j</text:p>
          </table:table-cell>
          <table:table-cell office:value-type="string" calcext:value-type="string">
            <text:p>-73.00825720662877j</text:p>
          </table:table-cell>
          <table:table-cell table:formula="of:=IMREAL([.R19])+IMAGINARY([.R19])" office:value-type="float" office:value="-13.9360931019386" calcext:value-type="float">
            <text:p>-13.9360931019386</text:p>
          </table:table-cell>
          <table:table-cell table:formula="of:=IMREAL([.S19])+IMAGINARY([.S19])" office:value-type="float" office:value="-73.0194505698609" calcext:value-type="float">
            <text:p>-73.0194505698609</text:p>
          </table:table-cell>
          <table:table-cell table:formula="of:=IMREAL([.T19])+IMAGINARY([.T19])" office:value-type="float" office:value="-73.0082572066288" calcext:value-type="float">
            <text:p>-73.0082572066288</text:p>
          </table:table-cell>
          <table:table-cell table:number-columns-repeated="1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5.0884293095604" calcext:value-type="float">
            <text:p>25.0884293095604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2.3213715864021" calcext:value-type="float">
            <text:p>-82.3213715864021</text:p>
          </table:table-cell>
          <table:table-cell office:value-type="float" office:value="-83.198905364703" calcext:value-type="float">
            <text:p>-83.198905364703</text:p>
          </table:table-cell>
          <table:table-cell office:value-type="float" office:value="12.9036444000282" calcext:value-type="float">
            <text:p>12.903644400028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4.834081" calcext:value-type="float">
            <text:p>-84.834081</text:p>
          </table:table-cell>
          <table:table-cell office:value-type="float" office:value="-82.765869" calcext:value-type="float">
            <text:p>-82.765869</text:p>
          </table:table-cell>
          <table:table-cell office:value-type="float" office:value="15.6483793814747" calcext:value-type="float">
            <text:p>15.648379381474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6701343389721" calcext:value-type="float">
            <text:p>-79.6701343389721</text:p>
          </table:table-cell>
          <table:table-cell office:value-type="float" office:value="-82.765869" calcext:value-type="float">
            <text:p>-82.765869</text:p>
          </table:table-cell>
          <table:table-cell office:value-type="float" office:value="10.527804493891" calcext:value-type="float">
            <text:p>10.527804493891</text:p>
          </table:table-cell>
          <table:table-cell office:value-type="string" calcext:value-type="string">
            <text:p>-35.591699301900505+0j</text:p>
          </table:table-cell>
          <table:table-cell office:value-type="string" calcext:value-type="string">
            <text:p>-84.2880351043324+0j</text:p>
          </table:table-cell>
          <table:table-cell office:value-type="string" calcext:value-type="string">
            <text:p>-90.37694902390608j</text:p>
          </table:table-cell>
          <table:table-cell table:formula="of:=IMREAL([.R20])+IMAGINARY([.R20])" office:value-type="float" office:value="-35.5916993019005" calcext:value-type="float">
            <text:p>-35.5916993019005</text:p>
          </table:table-cell>
          <table:table-cell table:formula="of:=IMREAL([.S20])+IMAGINARY([.S20])" office:value-type="float" office:value="-84.2880351043324" calcext:value-type="float">
            <text:p>-84.2880351043324</text:p>
          </table:table-cell>
          <table:table-cell table:formula="of:=IMREAL([.T20])+IMAGINARY([.T20])" office:value-type="float" office:value="-90.3769490239061" calcext:value-type="float">
            <text:p>-90.376949023906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1832123826559" calcext:value-type="float">
            <text:p>25.183212382655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9249601104815" calcext:value-type="float">
            <text:p>-81.9249601104815</text:p>
          </table:table-cell>
          <table:table-cell office:value-type="float" office:value="-82.9790148282327" calcext:value-type="float">
            <text:p>-82.9790148282327</text:p>
          </table:table-cell>
          <table:table-cell office:value-type="float" office:value="12.5169544079292" calcext:value-type="float">
            <text:p>12.516954407929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838567" calcext:value-type="float">
            <text:p>-84.8838567</text:p>
          </table:table-cell>
          <table:table-cell office:value-type="float" office:value="-82.9892821" calcext:value-type="float">
            <text:p>-82.9892821</text:p>
          </table:table-cell>
          <table:table-cell office:value-type="float" office:value="15.7082772041826" calcext:value-type="float">
            <text:p>15.7082772041826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7690940372804" calcext:value-type="float">
            <text:p>-79.7690940372804</text:p>
          </table:table-cell>
          <table:table-cell office:value-type="float" office:value="-82.9892821" calcext:value-type="float">
            <text:p>-82.9892821</text:p>
          </table:table-cell>
          <table:table-cell office:value-type="float" office:value="10.6080722237066" calcext:value-type="float">
            <text:p>10.6080722237066</text:p>
          </table:table-cell>
          <table:table-cell office:value-type="string" calcext:value-type="string">
            <text:p>-40.91355685148391+0j</text:p>
          </table:table-cell>
          <table:table-cell office:value-type="string" calcext:value-type="string">
            <text:p>-78.84104588395107+0j</text:p>
          </table:table-cell>
          <table:table-cell office:value-type="string" calcext:value-type="string">
            <text:p>-87.69763852886327j</text:p>
          </table:table-cell>
          <table:table-cell table:formula="of:=IMREAL([.R21])+IMAGINARY([.R21])" office:value-type="float" office:value="-40.9135568514839" calcext:value-type="float">
            <text:p>-40.9135568514839</text:p>
          </table:table-cell>
          <table:table-cell table:formula="of:=IMREAL([.S21])+IMAGINARY([.S21])" office:value-type="float" office:value="-78.8410458839511" calcext:value-type="float">
            <text:p>-78.8410458839511</text:p>
          </table:table-cell>
          <table:table-cell table:formula="of:=IMREAL([.T21])+IMAGINARY([.T21])" office:value-type="float" office:value="-87.6976385288633" calcext:value-type="float">
            <text:p>-87.6976385288633</text:p>
          </table:table-cell>
          <table:table-cell table:number-columns-repeated="1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5.200260802723" calcext:value-type="float">
            <text:p>25.20026080272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1.647472077337" calcext:value-type="float">
            <text:p>-81.647472077337</text:p>
          </table:table-cell>
          <table:table-cell office:value-type="float" office:value="-82.7811133454095" calcext:value-type="float">
            <text:p>-82.7811133454095</text:p>
          </table:table-cell>
          <table:table-cell office:value-type="float" office:value="12.2531872191818" calcext:value-type="float">
            <text:p>12.2531872191818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office:value-type="float" office:value="-85.81869969" calcext:value-type="float">
            <text:p>-85.81869969</text:p>
          </table:table-cell>
          <table:table-cell office:value-type="float" office:value="-83.49035389" calcext:value-type="float">
            <text:p>-83.49035389</text:p>
          </table:table-cell>
          <table:table-cell office:value-type="float" office:value="16.8767955656299" calcext:value-type="float">
            <text:p>16.8767955656299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1383658260963" calcext:value-type="float">
            <text:p>-80.1383658260963</text:p>
          </table:table-cell>
          <table:table-cell office:value-type="float" office:value="-83.49035389" calcext:value-type="float">
            <text:p>-83.49035389</text:p>
          </table:table-cell>
          <table:table-cell office:value-type="float" office:value="10.9130344842018" calcext:value-type="float">
            <text:p>10.9130344842018</text:p>
          </table:table-cell>
          <table:table-cell office:value-type="string" calcext:value-type="string">
            <text:p>-61.19074160715727+0j</text:p>
          </table:table-cell>
          <table:table-cell office:value-type="string" calcext:value-type="string">
            <text:p>-86.10613331489664+0j</text:p>
          </table:table-cell>
          <table:table-cell office:value-type="string" calcext:value-type="string">
            <text:p>-104.61866221939984j</text:p>
          </table:table-cell>
          <table:table-cell table:formula="of:=IMREAL([.R22])+IMAGINARY([.R22])" office:value-type="float" office:value="-61.1907416071573" calcext:value-type="float">
            <text:p>-61.1907416071573</text:p>
          </table:table-cell>
          <table:table-cell table:formula="of:=IMREAL([.S22])+IMAGINARY([.S22])" office:value-type="float" office:value="-86.1061333148966" calcext:value-type="float">
            <text:p>-86.1061333148966</text:p>
          </table:table-cell>
          <table:table-cell table:formula="of:=IMREAL([.T22])+IMAGINARY([.T22])" office:value-type="float" office:value="-104.6186622194" calcext:value-type="float">
            <text:p>-104.6186622194</text:p>
          </table:table-cell>
          <table:table-cell table:number-columns-repeated="1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.1996614571759" calcext:value-type="float">
            <text:p>25.199661457175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4532304541359" calcext:value-type="float">
            <text:p>-81.4532304541359</text:p>
          </table:table-cell>
          <table:table-cell office:value-type="float" office:value="-82.6030020108685" calcext:value-type="float">
            <text:p>-82.6030020108685</text:p>
          </table:table-cell>
          <table:table-cell office:value-type="float" office:value="12.0718643996986" calcext:value-type="float">
            <text:p>12.0718643996986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6.473089783" calcext:value-type="float">
            <text:p>-86.473089783</text:p>
          </table:table-cell>
          <table:table-cell office:value-type="float" office:value="-83.941318501" calcext:value-type="float">
            <text:p>-83.941318501</text:p>
          </table:table-cell>
          <table:table-cell office:value-type="float" office:value="17.7461027912632" calcext:value-type="float">
            <text:p>17.74610279126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3968560782674" calcext:value-type="float">
            <text:p>-80.3968560782674</text:p>
          </table:table-cell>
          <table:table-cell office:value-type="float" office:value="-83.941318501" calcext:value-type="float">
            <text:p>-83.941318501</text:p>
          </table:table-cell>
          <table:table-cell office:value-type="float" office:value="11.1317096303126" calcext:value-type="float">
            <text:p>11.1317096303126</text:p>
          </table:table-cell>
          <table:table-cell office:value-type="string" calcext:value-type="string">
            <text:p>-76.87647917880399+0j</text:p>
          </table:table-cell>
          <table:table-cell office:value-type="string" calcext:value-type="string">
            <text:p>-92.54417194279469+0j</text:p>
          </table:table-cell>
          <table:table-cell office:value-type="string" calcext:value-type="string">
            <text:p>-119.36919939027807j</text:p>
          </table:table-cell>
          <table:table-cell table:formula="of:=IMREAL([.R23])+IMAGINARY([.R23])" office:value-type="float" office:value="-76.876479178804" calcext:value-type="float">
            <text:p>-76.876479178804</text:p>
          </table:table-cell>
          <table:table-cell table:formula="of:=IMREAL([.S23])+IMAGINARY([.S23])" office:value-type="float" office:value="-92.5441719427947" calcext:value-type="float">
            <text:p>-92.5441719427947</text:p>
          </table:table-cell>
          <table:table-cell table:formula="of:=IMREAL([.T23])+IMAGINARY([.T23])" office:value-type="float" office:value="-119.369199390278" calcext:value-type="float">
            <text:p>-119.369199390278</text:p>
          </table:table-cell>
          <table:table-cell table:number-columns-repeated="1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5.1407991001579" calcext:value-type="float">
            <text:p>25.140799100157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3172613178951" calcext:value-type="float">
            <text:p>-81.3172613178951</text:p>
          </table:table-cell>
          <table:table-cell office:value-type="float" office:value="-82.4427018097817" calcext:value-type="float">
            <text:p>-82.4427018097817</text:p>
          </table:table-cell>
          <table:table-cell office:value-type="float" office:value="11.9465373143637" calcext:value-type="float">
            <text:p>11.9465373143637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6.9311628481" calcext:value-type="float">
            <text:p>-86.9311628481</text:p>
          </table:table-cell>
          <table:table-cell office:value-type="float" office:value="-84.3471866509" calcext:value-type="float">
            <text:p>-84.3471866509</text:p>
          </table:table-cell>
          <table:table-cell office:value-type="float" office:value="18.3811252740589" calcext:value-type="float">
            <text:p>18.381125274058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5777992547872" calcext:value-type="float">
            <text:p>-80.5777992547872</text:p>
          </table:table-cell>
          <table:table-cell office:value-type="float" office:value="-84.3471866509" calcext:value-type="float">
            <text:p>-84.3471866509</text:p>
          </table:table-cell>
          <table:table-cell office:value-type="float" office:value="11.2873842176849" calcext:value-type="float">
            <text:p>11.2873842176849</text:p>
          </table:table-cell>
          <table:table-cell office:value-type="string" calcext:value-type="string">
            <text:p>-88.67273297143744+0j</text:p>
          </table:table-cell>
          <table:table-cell office:value-type="string" calcext:value-type="string">
            <text:p>-97.78768510557863+0j</text:p>
          </table:table-cell>
          <table:table-cell office:value-type="string" calcext:value-type="string">
            <text:p>-131.11298919190992j</text:p>
          </table:table-cell>
          <table:table-cell table:formula="of:=IMREAL([.R24])+IMAGINARY([.R24])" office:value-type="float" office:value="-88.6727329714374" calcext:value-type="float">
            <text:p>-88.6727329714374</text:p>
          </table:table-cell>
          <table:table-cell table:formula="of:=IMREAL([.S24])+IMAGINARY([.S24])" office:value-type="float" office:value="-97.7876851055786" calcext:value-type="float">
            <text:p>-97.7876851055786</text:p>
          </table:table-cell>
          <table:table-cell table:formula="of:=IMREAL([.T24])+IMAGINARY([.T24])" office:value-type="float" office:value="-131.11298919191" calcext:value-type="float">
            <text:p>-131.11298919191</text:p>
          </table:table-cell>
          <table:table-cell table:number-columns-repeated="1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0706782918728" calcext:value-type="float">
            <text:p>25.070678291872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2220829225266" calcext:value-type="float">
            <text:p>-81.2220829225266</text:p>
          </table:table-cell>
          <table:table-cell office:value-type="float" office:value="-82.2984316288035" calcext:value-type="float">
            <text:p>-82.2984316288035</text:p>
          </table:table-cell>
          <table:table-cell office:value-type="float" office:value="11.8595833242233" calcext:value-type="float">
            <text:p>11.8595833242233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6.05181399367" calcext:value-type="float">
            <text:p>-86.05181399367</text:p>
          </table:table-cell>
          <table:table-cell office:value-type="float" office:value="-84.31246798581" calcext:value-type="float">
            <text:p>-84.31246798581</text:p>
          </table:table-cell>
          <table:table-cell office:value-type="float" office:value="17.1814758674972" calcext:value-type="float">
            <text:p>17.181475867497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704459478351" calcext:value-type="float">
            <text:p>-80.704459478351</text:p>
          </table:table-cell>
          <table:table-cell office:value-type="float" office:value="-84.31246798581" calcext:value-type="float">
            <text:p>-84.31246798581</text:p>
          </table:table-cell>
          <table:table-cell office:value-type="float" office:value="11.3976499856743" calcext:value-type="float">
            <text:p>11.3976499856743</text:p>
          </table:table-cell>
          <table:table-cell office:value-type="string" calcext:value-type="string">
            <text:p>-70.22154380054324+0j</text:p>
          </table:table-cell>
          <table:table-cell office:value-type="string" calcext:value-type="string">
            <text:p>-76.18708816438127+0j</text:p>
          </table:table-cell>
          <table:table-cell office:value-type="string" calcext:value-type="string">
            <text:p>-102.57742390273826j</text:p>
          </table:table-cell>
          <table:table-cell table:formula="of:=IMREAL([.R25])+IMAGINARY([.R25])" office:value-type="float" office:value="-70.2215438005432" calcext:value-type="float">
            <text:p>-70.2215438005432</text:p>
          </table:table-cell>
          <table:table-cell table:formula="of:=IMREAL([.S25])+IMAGINARY([.S25])" office:value-type="float" office:value="-76.1870881643813" calcext:value-type="float">
            <text:p>-76.1870881643813</text:p>
          </table:table-cell>
          <table:table-cell table:formula="of:=IMREAL([.T25])+IMAGINARY([.T25])" office:value-type="float" office:value="-102.577423902738" calcext:value-type="float">
            <text:p>-102.57742390273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0341587930269" calcext:value-type="float">
            <text:p>25.034158793026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1554580457686" calcext:value-type="float">
            <text:p>-81.1554580457686</text:p>
          </table:table-cell>
          <table:table-cell office:value-type="float" office:value="-82.1685884659231" calcext:value-type="float">
            <text:p>-82.1685884659231</text:p>
          </table:table-cell>
          <table:table-cell office:value-type="float" office:value="11.7990923830111" calcext:value-type="float">
            <text:p>11.7990923830111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85.436269795569" calcext:value-type="float">
            <text:p>-85.436269795569</text:p>
          </table:table-cell>
          <table:table-cell office:value-type="float" office:value="-84.281221187229" calcext:value-type="float">
            <text:p>-84.281221187229</text:p>
          </table:table-cell>
          <table:table-cell office:value-type="float" office:value="16.3886177764492" calcext:value-type="float">
            <text:p>16.38861777644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931216348457" calcext:value-type="float">
            <text:p>-80.7931216348457</text:p>
          </table:table-cell>
          <table:table-cell office:value-type="float" office:value="-84.281221187229" calcext:value-type="float">
            <text:p>-84.281221187229</text:p>
          </table:table-cell>
          <table:table-cell office:value-type="float" office:value="11.4754763209727" calcext:value-type="float">
            <text:p>11.4754763209727</text:p>
          </table:table-cell>
          <table:table-cell office:value-type="string" calcext:value-type="string">
            <text:p>-58.77373252714265+0j</text:p>
          </table:table-cell>
          <table:table-cell office:value-type="string" calcext:value-type="string">
            <text:p>-62.444369179867905+0j</text:p>
          </table:table-cell>
          <table:table-cell office:value-type="string" calcext:value-type="string">
            <text:p>-84.57882722379568j</text:p>
          </table:table-cell>
          <table:table-cell table:formula="of:=IMREAL([.R26])+IMAGINARY([.R26])" office:value-type="float" office:value="-58.7737325271427" calcext:value-type="float">
            <text:p>-58.7737325271427</text:p>
          </table:table-cell>
          <table:table-cell table:formula="of:=IMREAL([.S26])+IMAGINARY([.S26])" office:value-type="float" office:value="-62.4443691798679" calcext:value-type="float">
            <text:p>-62.4443691798679</text:p>
          </table:table-cell>
          <table:table-cell table:formula="of:=IMREAL([.T26])+IMAGINARY([.T26])" office:value-type="float" office:value="-84.5788272237957" calcext:value-type="float">
            <text:p>-84.5788272237957</text:p>
          </table:table-cell>
          <table:table-cell table:number-columns-repeated="1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4.9656155213357" calcext:value-type="float">
            <text:p>24.965615521335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08820632038" calcext:value-type="float">
            <text:p>-81.408820632038</text:p>
          </table:table-cell>
          <table:table-cell office:value-type="float" office:value="-82.1517296193308" calcext:value-type="float">
            <text:p>-82.1517296193308</text:p>
          </table:table-cell>
          <table:table-cell office:value-type="float" office:value="12.0307865347808" calcext:value-type="float">
            <text:p>12.030786534780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5.0053888568983" calcext:value-type="float">
            <text:p>-85.0053888568983</text:p>
          </table:table-cell>
          <table:table-cell office:value-type="float" office:value="-84.2530990685061" calcext:value-type="float">
            <text:p>-84.2530990685061</text:p>
          </table:table-cell>
          <table:table-cell office:value-type="float" office:value="15.8554885580211" calcext:value-type="float">
            <text:p>15.855488558021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555185144392" calcext:value-type="float">
            <text:p>-80.555185144392</text:p>
          </table:table-cell>
          <table:table-cell office:value-type="float" office:value="-84.2530990685061" calcext:value-type="float">
            <text:p>-84.2530990685061</text:p>
          </table:table-cell>
          <table:table-cell office:value-type="float" office:value="11.2678097300534" calcext:value-type="float">
            <text:p>11.2678097300534</text:p>
          </table:table-cell>
          <table:table-cell office:value-type="string" calcext:value-type="string">
            <text:p>-48.450314894579485+0j</text:p>
          </table:table-cell>
          <table:table-cell office:value-type="string" calcext:value-type="string">
            <text:p>-61.99701456648944+0j</text:p>
          </table:table-cell>
          <table:table-cell office:value-type="string" calcext:value-type="string">
            <text:p>-77.43516692308211j</text:p>
          </table:table-cell>
          <table:table-cell table:formula="of:=IMREAL([.R27])+IMAGINARY([.R27])" office:value-type="float" office:value="-48.4503148945795" calcext:value-type="float">
            <text:p>-48.4503148945795</text:p>
          </table:table-cell>
          <table:table-cell table:formula="of:=IMREAL([.S27])+IMAGINARY([.S27])" office:value-type="float" office:value="-61.9970145664894" calcext:value-type="float">
            <text:p>-61.9970145664894</text:p>
          </table:table-cell>
          <table:table-cell table:formula="of:=IMREAL([.T27])+IMAGINARY([.T27])" office:value-type="float" office:value="-77.4351669230821" calcext:value-type="float">
            <text:p>-77.4351669230821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4.8736108437535" calcext:value-type="float">
            <text:p>24.873610843753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5861744424266" calcext:value-type="float">
            <text:p>-81.5861744424266</text:p>
          </table:table-cell>
          <table:table-cell office:value-type="float" office:value="-82.1365566573978" calcext:value-type="float">
            <text:p>-82.1365566573978</text:p>
          </table:table-cell>
          <table:table-cell office:value-type="float" office:value="12.1956742227887" calcext:value-type="float">
            <text:p>12.1956742227887</text:p>
          </table:table-cell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 office:value-type="float" office:value="-84.7037721998288" calcext:value-type="float">
            <text:p>-84.7037721998288</text:p>
          </table:table-cell>
          <table:table-cell office:value-type="float" office:value="-84.2277891616555" calcext:value-type="float">
            <text:p>-84.2277891616555</text:p>
          </table:table-cell>
          <table:table-cell office:value-type="float" office:value="15.4926510811991" calcext:value-type="float">
            <text:p>15.492651081199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886296010744" calcext:value-type="float">
            <text:p>-80.3886296010744</text:p>
          </table:table-cell>
          <table:table-cell office:value-type="float" office:value="-84.2277891616555" calcext:value-type="float">
            <text:p>-84.2277891616555</text:p>
          </table:table-cell>
          <table:table-cell office:value-type="float" office:value="11.1246832265787" calcext:value-type="float">
            <text:p>11.1246832265787</text:p>
          </table:table-cell>
          <table:table-cell office:value-type="string" calcext:value-type="string">
            <text:p>-41.46443989790203+0j</text:p>
          </table:table-cell>
          <table:table-cell office:value-type="string" calcext:value-type="string">
            <text:p>-61.93728213680863+0j</text:p>
          </table:table-cell>
          <table:table-cell office:value-type="string" calcext:value-type="string">
            <text:p>-73.23892139633921j</text:p>
          </table:table-cell>
          <table:table-cell table:formula="of:=IMREAL([.R28])+IMAGINARY([.R28])" office:value-type="float" office:value="-41.464439897902" calcext:value-type="float">
            <text:p>-41.464439897902</text:p>
          </table:table-cell>
          <table:table-cell table:formula="of:=IMREAL([.S28])+IMAGINARY([.S28])" office:value-type="float" office:value="-61.9372821368086" calcext:value-type="float">
            <text:p>-61.9372821368086</text:p>
          </table:table-cell>
          <table:table-cell table:formula="of:=IMREAL([.T28])+IMAGINARY([.T28])" office:value-type="float" office:value="-73.2389213963392" calcext:value-type="float">
            <text:p>-73.2389213963392</text:p>
          </table:table-cell>
          <table:table-cell table:number-columns-repeated="1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4.7575298175659" calcext:value-type="float">
            <text:p>24.757529817565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103221096986" calcext:value-type="float">
            <text:p>-81.7103221096986</text:p>
          </table:table-cell>
          <table:table-cell office:value-type="float" office:value="-82.122900991658" calcext:value-type="float">
            <text:p>-82.122900991658</text:p>
          </table:table-cell>
          <table:table-cell office:value-type="float" office:value="12.3124383891755" calcext:value-type="float">
            <text:p>12.312438389175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4926405398801" calcext:value-type="float">
            <text:p>-84.4926405398801</text:p>
          </table:table-cell>
          <table:table-cell office:value-type="float" office:value="-84.20501024549" calcext:value-type="float">
            <text:p>-84.20501024549</text:p>
          </table:table-cell>
          <table:table-cell office:value-type="float" office:value="15.2436166323345" calcext:value-type="float">
            <text:p>15.243616632334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720407207521" calcext:value-type="float">
            <text:p>-80.2720407207521</text:p>
          </table:table-cell>
          <table:table-cell office:value-type="float" office:value="-84.20501024549" calcext:value-type="float">
            <text:p>-84.20501024549</text:p>
          </table:table-cell>
          <table:table-cell office:value-type="float" office:value="11.0255777806755" calcext:value-type="float">
            <text:p>11.0255777806755</text:p>
          </table:table-cell>
          <table:table-cell office:value-type="string" calcext:value-type="string">
            <text:p>-36.68441315742833+0j</text:p>
          </table:table-cell>
          <table:table-cell office:value-type="string" calcext:value-type="string">
            <text:p>-62.01514852112949+0j</text:p>
          </table:table-cell>
          <table:table-cell office:value-type="string" calcext:value-type="string">
            <text:p>-70.72586009396905j</text:p>
          </table:table-cell>
          <table:table-cell table:formula="of:=IMREAL([.R29])+IMAGINARY([.R29])" office:value-type="float" office:value="-36.6844131574283" calcext:value-type="float">
            <text:p>-36.6844131574283</text:p>
          </table:table-cell>
          <table:table-cell table:formula="of:=IMREAL([.S29])+IMAGINARY([.S29])" office:value-type="float" office:value="-62.0151485211295" calcext:value-type="float">
            <text:p>-62.0151485211295</text:p>
          </table:table-cell>
          <table:table-cell table:formula="of:=IMREAL([.T29])+IMAGINARY([.T29])" office:value-type="float" office:value="-70.7258600939691" calcext:value-type="float">
            <text:p>-70.7258600939691</text:p>
          </table:table-cell>
          <table:table-cell table:number-columns-repeated="1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4.5811360034802" calcext:value-type="float">
            <text:p>24.581136003480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797225476789" calcext:value-type="float">
            <text:p>-81.797225476789</text:p>
          </table:table-cell>
          <table:table-cell office:value-type="float" office:value="-82.1106108924922" calcext:value-type="float">
            <text:p>-82.1106108924922</text:p>
          </table:table-cell>
          <table:table-cell office:value-type="float" office:value="12.3948378371949" calcext:value-type="float">
            <text:p>12.394837837194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3.7448483779161" calcext:value-type="float">
            <text:p>-83.7448483779161</text:p>
          </table:table-cell>
          <table:table-cell office:value-type="float" office:value="-83.984509220941" calcext:value-type="float">
            <text:p>-83.984509220941</text:p>
          </table:table-cell>
          <table:table-cell office:value-type="float" office:value="14.3933409333855" calcext:value-type="float">
            <text:p>14.393340933385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904285045264" calcext:value-type="float">
            <text:p>-80.1904285045264</text:p>
          </table:table-cell>
          <table:table-cell office:value-type="float" office:value="-83.984509220941" calcext:value-type="float">
            <text:p>-83.984509220941</text:p>
          </table:table-cell>
          <table:table-cell office:value-type="float" office:value="10.956729758395" calcext:value-type="float">
            <text:p>10.956729758395</text:p>
          </table:table-cell>
          <table:table-cell office:value-type="string" calcext:value-type="string">
            <text:p>-24.30466282468624+0j</text:p>
          </table:table-cell>
          <table:table-cell office:value-type="string" calcext:value-type="string">
            <text:p>-53.53729759048545+0j</text:p>
          </table:table-cell>
          <table:table-cell office:value-type="string" calcext:value-type="string">
            <text:p>-57.25661895332147j</text:p>
          </table:table-cell>
          <table:table-cell table:formula="of:=IMREAL([.R30])+IMAGINARY([.R30])" office:value-type="float" office:value="-24.3046628246862" calcext:value-type="float">
            <text:p>-24.3046628246862</text:p>
          </table:table-cell>
          <table:table-cell table:formula="of:=IMREAL([.S30])+IMAGINARY([.S30])" office:value-type="float" office:value="-53.5372975904855" calcext:value-type="float">
            <text:p>-53.5372975904855</text:p>
          </table:table-cell>
          <table:table-cell table:formula="of:=IMREAL([.T30])+IMAGINARY([.T30])" office:value-type="float" office:value="-57.2566189533215" calcext:value-type="float">
            <text:p>-57.256618953321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3447389863188" calcext:value-type="float">
            <text:p>24.3447389863188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1580578337523" calcext:value-type="float">
            <text:p>-82.1580578337523</text:p>
          </table:table-cell>
          <table:table-cell office:value-type="float" office:value="-82.199549803243" calcext:value-type="float">
            <text:p>-82.199549803243</text:p>
          </table:table-cell>
          <table:table-cell office:value-type="float" office:value="12.7429093736899" calcext:value-type="float">
            <text:p>12.742909373689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5213938645413" calcext:value-type="float">
            <text:p>-83.5213938645413</text:p>
          </table:table-cell>
          <table:table-cell office:value-type="float" office:value="-83.8860582988469" calcext:value-type="float">
            <text:p>-83.8860582988469</text:p>
          </table:table-cell>
          <table:table-cell office:value-type="float" office:value="14.1485889282144" calcext:value-type="float">
            <text:p>14.1485889282144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1332999531685" calcext:value-type="float">
            <text:p>-80.1332999531685</text:p>
          </table:table-cell>
          <table:table-cell office:value-type="float" office:value="-83.8860582988469" calcext:value-type="float">
            <text:p>-83.8860582988469</text:p>
          </table:table-cell>
          <table:table-cell office:value-type="float" office:value="10.9087921016806" calcext:value-type="float">
            <text:p>10.9087921016806</text:p>
          </table:table-cell>
          <table:table-cell office:value-type="string" calcext:value-type="string">
            <text:p>-17.15219516068924+0j</text:p>
          </table:table-cell>
          <table:table-cell office:value-type="string" calcext:value-type="string">
            <text:p>-55.68216105045563+0j</text:p>
          </table:table-cell>
          <table:table-cell office:value-type="string" calcext:value-type="string">
            <text:p>-56.698776316654836j</text:p>
          </table:table-cell>
          <table:table-cell table:formula="of:=IMREAL([.R31])+IMAGINARY([.R31])" office:value-type="float" office:value="-17.1521951606892" calcext:value-type="float">
            <text:p>-17.1521951606892</text:p>
          </table:table-cell>
          <table:table-cell table:formula="of:=IMREAL([.S31])+IMAGINARY([.S31])" office:value-type="float" office:value="-55.6821610504556" calcext:value-type="float">
            <text:p>-55.6821610504556</text:p>
          </table:table-cell>
          <table:table-cell table:formula="of:=IMREAL([.T31])+IMAGINARY([.T31])" office:value-type="float" office:value="-56.6987763166548" calcext:value-type="float">
            <text:p>-56.6987763166548</text:p>
          </table:table-cell>
          <table:table-cell table:number-columns-repeated="1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4.0568189313805" calcext:value-type="float">
            <text:p>24.056818931380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4106404836266" calcext:value-type="float">
            <text:p>-82.4106404836266</text:p>
          </table:table-cell>
          <table:table-cell office:value-type="float" office:value="-82.2795948229187" calcext:value-type="float">
            <text:p>-82.2795948229187</text:p>
          </table:table-cell>
          <table:table-cell office:value-type="float" office:value="12.9923591135448" calcext:value-type="float">
            <text:p>12.9923591135448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3.3649757051789" calcext:value-type="float">
            <text:p>-83.3649757051789</text:p>
          </table:table-cell>
          <table:table-cell office:value-type="float" office:value="-83.7974524689622" calcext:value-type="float">
            <text:p>-83.7974524689622</text:p>
          </table:table-cell>
          <table:table-cell office:value-type="float" office:value="13.9797430852264" calcext:value-type="float">
            <text:p>13.979743085226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0.6933099672179" calcext:value-type="float">
            <text:p>-80.6933099672179</text:p>
          </table:table-cell>
          <table:table-cell office:value-type="float" office:value="-83.7974524689622" calcext:value-type="float">
            <text:p>-83.7974524689622</text:p>
          </table:table-cell>
          <table:table-cell office:value-type="float" office:value="11.3879005435951" calcext:value-type="float">
            <text:p>11.3879005435951</text:p>
          </table:table-cell>
          <table:table-cell office:value-type="string" calcext:value-type="string">
            <text:p>-12.07537336073957+0j</text:p>
          </table:table-cell>
          <table:table-cell office:value-type="string" calcext:value-type="string">
            <text:p>-47.00691349060381+0j</text:p>
          </table:table-cell>
          <table:table-cell office:value-type="string" calcext:value-type="string">
            <text:p>-46.630195947303186j</text:p>
          </table:table-cell>
          <table:table-cell table:formula="of:=IMREAL([.R32])+IMAGINARY([.R32])" office:value-type="float" office:value="-12.0753733607396" calcext:value-type="float">
            <text:p>-12.0753733607396</text:p>
          </table:table-cell>
          <table:table-cell table:formula="of:=IMREAL([.S32])+IMAGINARY([.S32])" office:value-type="float" office:value="-47.0069134906038" calcext:value-type="float">
            <text:p>-47.0069134906038</text:p>
          </table:table-cell>
          <table:table-cell table:formula="of:=IMREAL([.T32])+IMAGINARY([.T32])" office:value-type="float" office:value="-46.6301959473032" calcext:value-type="float">
            <text:p>-46.6301959473032</text:p>
          </table:table-cell>
          <table:table-cell table:number-columns-repeated="1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3.9619153251945" calcext:value-type="float">
            <text:p>23.9619153251945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5874483385386" calcext:value-type="float">
            <text:p>-82.5874483385386</text:p>
          </table:table-cell>
          <table:table-cell office:value-type="float" office:value="-82.3516353406268" calcext:value-type="float">
            <text:p>-82.3516353406268</text:p>
          </table:table-cell>
          <table:table-cell office:value-type="float" office:value="13.1698737369051" calcext:value-type="float">
            <text:p>13.1698737369051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2554829936252" calcext:value-type="float">
            <text:p>-83.2554829936252</text:p>
          </table:table-cell>
          <table:table-cell office:value-type="float" office:value="-83.717707222066" calcext:value-type="float">
            <text:p>-83.717707222066</text:p>
          </table:table-cell>
          <table:table-cell office:value-type="float" office:value="13.8627513359363" calcext:value-type="float">
            <text:p>13.862751335936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81.6853169770526" calcext:value-type="float">
            <text:p>-81.6853169770526</text:p>
          </table:table-cell>
          <table:table-cell office:value-type="float" office:value="-83.717707222066" calcext:value-type="float">
            <text:p>-83.717707222066</text:p>
          </table:table-cell>
          <table:table-cell office:value-type="float" office:value="12.2888308357357" calcext:value-type="float">
            <text:p>12.2888308357357</text:p>
          </table:table-cell>
          <table:table-cell office:value-type="string" calcext:value-type="string">
            <text:p>-8.483772889082132+0j</text:p>
          </table:table-cell>
          <table:table-cell office:value-type="string" calcext:value-type="string">
            <text:p>-28.441304310309647+0j</text:p>
          </table:table-cell>
          <table:table-cell office:value-type="string" calcext:value-type="string">
            <text:p>-26.436412299222734j</text:p>
          </table:table-cell>
          <table:table-cell table:formula="of:=IMREAL([.R33])+IMAGINARY([.R33])" office:value-type="float" office:value="-8.48377288908213" calcext:value-type="float">
            <text:p>-8.48377288908213</text:p>
          </table:table-cell>
          <table:table-cell table:formula="of:=IMREAL([.S33])+IMAGINARY([.S33])" office:value-type="float" office:value="-28.4413043103096" calcext:value-type="float">
            <text:p>-28.4413043103096</text:p>
          </table:table-cell>
          <table:table-cell table:formula="of:=IMREAL([.T33])+IMAGINARY([.T33])" office:value-type="float" office:value="-26.4364122992227" calcext:value-type="float">
            <text:p>-26.4364122992227</text:p>
          </table:table-cell>
          <table:table-cell table:number-columns-repeated="1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3.7610468166346" calcext:value-type="float">
            <text:p>23.761046816634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11213836977" calcext:value-type="float">
            <text:p>-82.711213836977</text:p>
          </table:table-cell>
          <table:table-cell office:value-type="float" office:value="-82.4164718065641" calcext:value-type="float">
            <text:p>-82.4164718065641</text:p>
          </table:table-cell>
          <table:table-cell office:value-type="float" office:value="13.2955751128836" calcext:value-type="float">
            <text:p>13.2955751128836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3.1788380955376" calcext:value-type="float">
            <text:p>-83.1788380955376</text:p>
          </table:table-cell>
          <table:table-cell office:value-type="float" office:value="-83.6459364998594" calcext:value-type="float">
            <text:p>-83.6459364998594</text:p>
          </table:table-cell>
          <table:table-cell office:value-type="float" office:value="13.7814401436198" calcext:value-type="float">
            <text:p>13.7814401436198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2.9797218839368" calcext:value-type="float">
            <text:p>-82.9797218839368</text:p>
          </table:table-cell>
          <table:table-cell office:value-type="float" office:value="-83.6459364998594" calcext:value-type="float">
            <text:p>-83.6459364998594</text:p>
          </table:table-cell>
          <table:table-cell office:value-type="float" office:value="13.57242330207" calcext:value-type="float">
            <text:p>13.57242330207</text:p>
          </table:table-cell>
          <table:table-cell office:value-type="float" office:value="-5.94989765901994" calcext:value-type="float">
            <text:p>-5.94989765901994</text:p>
          </table:table-cell>
          <table:table-cell office:value-type="float" office:value="1.10760285714701" calcext:value-type="float">
            <text:p>1.10760285714701</text:p>
          </table:table-cell>
          <table:table-cell office:value-type="float" office:value="-12.0856007258944" calcext:value-type="float">
            <text:p>-12.0856007258944</text:p>
          </table:table-cell>
          <table:table-cell table:formula="of:=IMREAL([.R34])+IMAGINARY([.R34])" office:value-type="float" office:value="-5.94989765901994" calcext:value-type="float">
            <text:p>-5.94989765901994</text:p>
          </table:table-cell>
          <table:table-cell table:formula="of:=IMREAL([.S34])+IMAGINARY([.S34])" office:value-type="float" office:value="1.10760285714701" calcext:value-type="float">
            <text:p>1.10760285714701</text:p>
          </table:table-cell>
          <table:table-cell table:formula="of:=IMREAL([.T34])+IMAGINARY([.T34])" office:value-type="float" office:value="-12.0856007258944" calcext:value-type="float">
            <text:p>-12.0856007258944</text:p>
          </table:table-cell>
          <table:table-cell table:number-columns-repeated="1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.6501473017842" calcext:value-type="float">
            <text:p>23.650147301784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978496858839" calcext:value-type="float">
            <text:p>-82.7978496858839</text:p>
          </table:table-cell>
          <table:table-cell office:value-type="float" office:value="-82.4748246259077" calcext:value-type="float">
            <text:p>-82.4748246259077</text:p>
          </table:table-cell>
          <table:table-cell office:value-type="float" office:value="13.3842792607132" calcext:value-type="float">
            <text:p>13.384279260713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251866668763" calcext:value-type="float">
            <text:p>-83.1251866668763</text:p>
          </table:table-cell>
          <table:table-cell office:value-type="float" office:value="-83.5813428498734" calcext:value-type="float">
            <text:p>-83.5813428498734</text:p>
          </table:table-cell>
          <table:table-cell office:value-type="float" office:value="13.7248062468789" calcext:value-type="float">
            <text:p>13.7248062468789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3.8858053187557" calcext:value-type="float">
            <text:p>-83.8858053187557</text:p>
          </table:table-cell>
          <table:table-cell office:value-type="float" office:value="-83.5813428498734" calcext:value-type="float">
            <text:p>-83.5813428498734</text:p>
          </table:table-cell>
          <table:table-cell office:value-type="float" office:value="14.54990565594" calcext:value-type="float">
            <text:p>14.54990565594</text:p>
          </table:table-cell>
          <table:table-cell office:value-type="string" calcext:value-type="string">
            <text:p>-4.1660796298218985+0j</text:p>
          </table:table-cell>
          <table:table-cell office:value-type="string" calcext:value-type="string">
            <text:p>25.632727684530124+0j</text:p>
          </table:table-cell>
          <table:table-cell office:value-type="string" calcext:value-type="string">
            <text:p>-22.162844896076006j</text:p>
          </table:table-cell>
          <table:table-cell table:formula="of:=IMREAL([.R35])+IMAGINARY([.R35])" office:value-type="float" office:value="-4.1660796298219" calcext:value-type="float">
            <text:p>-4.1660796298219</text:p>
          </table:table-cell>
          <table:table-cell table:formula="of:=IMREAL([.S35])+IMAGINARY([.S35])" office:value-type="float" office:value="25.6327276845301" calcext:value-type="float">
            <text:p>25.6327276845301</text:p>
          </table:table-cell>
          <table:table-cell table:formula="of:=IMREAL([.T35])+IMAGINARY([.T35])" office:value-type="float" office:value="-22.162844896076" calcext:value-type="float">
            <text:p>-22.16284489607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731091476989" calcext:value-type="float">
            <text:p>23.4731091476989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584947801187" calcext:value-type="float">
            <text:p>-82.5584947801187</text:p>
          </table:table-cell>
          <table:table-cell office:value-type="float" office:value="-82.4273421633169" calcext:value-type="float">
            <text:p>-82.4273421633169</text:p>
          </table:table-cell>
          <table:table-cell office:value-type="float" office:value="13.1406392469076" calcext:value-type="float">
            <text:p>13.1406392469076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7876306668134" calcext:value-type="float">
            <text:p>-82.7876306668134</text:p>
          </table:table-cell>
          <table:table-cell office:value-type="float" office:value="-83.4232085648861" calcext:value-type="float">
            <text:p>-83.4232085648861</text:p>
          </table:table-cell>
          <table:table-cell office:value-type="float" office:value="13.3737855683703" calcext:value-type="float">
            <text:p>13.3737855683703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4.820063723129" calcext:value-type="float">
            <text:p>-84.820063723129</text:p>
          </table:table-cell>
          <table:table-cell office:value-type="float" office:value="-83.4232085648861" calcext:value-type="float">
            <text:p>-83.4232085648861</text:p>
          </table:table-cell>
          <table:table-cell office:value-type="float" office:value="15.6315528790675" calcext:value-type="float">
            <text:p>15.6315528790675</text:p>
          </table:table-cell>
          <table:table-cell office:value-type="string" calcext:value-type="string">
            <text:p>-2.7798820960820327+0j</text:p>
          </table:table-cell>
          <table:table-cell office:value-type="string" calcext:value-type="string">
            <text:p>62.49624383071884+0j</text:p>
          </table:table-cell>
          <table:table-cell office:value-type="string" calcext:value-type="string">
            <text:p>-61.14091232734008j</text:p>
          </table:table-cell>
          <table:table-cell table:formula="of:=IMREAL([.R36])+IMAGINARY([.R36])" office:value-type="float" office:value="-2.77988209608203" calcext:value-type="float">
            <text:p>-2.77988209608203</text:p>
          </table:table-cell>
          <table:table-cell table:formula="of:=IMREAL([.S36])+IMAGINARY([.S36])" office:value-type="float" office:value="62.4962438307188" calcext:value-type="float">
            <text:p>62.4962438307188</text:p>
          </table:table-cell>
          <table:table-cell table:formula="of:=IMREAL([.T36])+IMAGINARY([.T36])" office:value-type="float" office:value="-61.1409123273401" calcext:value-type="float">
            <text:p>-61.1409123273401</text:p>
          </table:table-cell>
          <table:table-cell table:number-columns-repeated="1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3.2811113594463" calcext:value-type="float">
            <text:p>23.2811113594463</text:p>
          </table:table-cell>
          <table:table-cell office:value-type="float" office:value="-86" calcext:value-type="float">
            <text:p>-86</text:p>
          </table:table-cell>
          <table:table-cell office:value-type="float" office:value="-81" calcext:value-type="float">
            <text:p>-81</text:p>
          </table:table-cell>
          <table:table-cell office:value-type="float" office:value="-82.0909463460831" calcext:value-type="float">
            <text:p>-82.0909463460831</text:p>
          </table:table-cell>
          <table:table-cell office:value-type="float" office:value="-82.2846079469852" calcext:value-type="float">
            <text:p>-82.2846079469852</text:p>
          </table:table-cell>
          <table:table-cell office:value-type="float" office:value="12.6774394477332" calcext:value-type="float">
            <text:p>12.677439447733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1.9513414667694" calcext:value-type="float">
            <text:p>-81.9513414667694</text:p>
          </table:table-cell>
          <table:table-cell office:value-type="float" office:value="-83.0808877083975" calcext:value-type="float">
            <text:p>-83.0808877083975</text:p>
          </table:table-cell>
          <table:table-cell office:value-type="float" office:value="12.5423249640497" calcext:value-type="float">
            <text:p>12.5423249640497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86.0740446061903" calcext:value-type="float">
            <text:p>-86.0740446061903</text:p>
          </table:table-cell>
          <table:table-cell office:value-type="float" office:value="-83.0808877083975" calcext:value-type="float">
            <text:p>-83.0808877083975</text:p>
          </table:table-cell>
          <table:table-cell office:value-type="float" office:value="17.2108170013292" calcext:value-type="float">
            <text:p>17.2108170013292</text:p>
          </table:table-cell>
          <table:table-cell office:value-type="string" calcext:value-type="string">
            <text:p>1.5788888395986191+0j</text:p>
          </table:table-cell>
          <table:table-cell office:value-type="string" calcext:value-type="string">
            <text:p>124.64063208680307+0j</text:p>
          </table:table-cell>
          <table:table-cell office:value-type="string" calcext:value-type="string">
            <text:p>-124.0119955101435j</text:p>
          </table:table-cell>
          <table:table-cell table:formula="of:=IMREAL([.R37])+IMAGINARY([.R37])" office:value-type="float" office:value="1.57888883959862" calcext:value-type="float">
            <text:p>1.57888883959862</text:p>
          </table:table-cell>
          <table:table-cell table:formula="of:=IMREAL([.S37])+IMAGINARY([.S37])" office:value-type="float" office:value="124.640632086803" calcext:value-type="float">
            <text:p>124.640632086803</text:p>
          </table:table-cell>
          <table:table-cell table:formula="of:=IMREAL([.T37])+IMAGINARY([.T37])" office:value-type="float" office:value="-124.011995510144" calcext:value-type="float">
            <text:p>-124.011995510144</text:p>
          </table:table-cell>
          <table:table-cell table:number-columns-repeated="1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3.0667012242069" calcext:value-type="float">
            <text:p>23.066701224206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7636624422582" calcext:value-type="float">
            <text:p>-81.7636624422582</text:p>
          </table:table-cell>
          <table:table-cell office:value-type="float" office:value="-82.1561471522867" calcext:value-type="float">
            <text:p>-82.1561471522867</text:p>
          </table:table-cell>
          <table:table-cell office:value-type="float" office:value="12.3629491060386" calcext:value-type="float">
            <text:p>12.3629491060386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1.0659390267386" calcext:value-type="float">
            <text:p>-81.0659390267386</text:p>
          </table:table-cell>
          <table:table-cell office:value-type="float" office:value="-82.6727989375577" calcext:value-type="float">
            <text:p>-82.6727989375577</text:p>
          </table:table-cell>
          <table:table-cell office:value-type="float" office:value="11.7183005948298" calcext:value-type="float">
            <text:p>11.7183005948298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office:value-type="float" office:value="-86.3518312243332" calcext:value-type="float">
            <text:p>-86.3518312243332</text:p>
          </table:table-cell>
          <table:table-cell office:value-type="float" office:value="-82.6727989375577" calcext:value-type="float">
            <text:p>-82.6727989375577</text:p>
          </table:table-cell>
          <table:table-cell office:value-type="float" office:value="17.5817071040831" calcext:value-type="float">
            <text:p>17.5817071040831</text:p>
          </table:table-cell>
          <table:table-cell office:value-type="string" calcext:value-type="string">
            <text:p>7.0863371671424495+0j</text:p>
          </table:table-cell>
          <table:table-cell office:value-type="string" calcext:value-type="string">
            <text:p>148.73782249917474+0j</text:p>
          </table:table-cell>
          <table:table-cell office:value-type="string" calcext:value-type="string">
            <text:p>-148.41817171862j</text:p>
          </table:table-cell>
          <table:table-cell table:formula="of:=IMREAL([.R38])+IMAGINARY([.R38])" office:value-type="float" office:value="7.08633716714245" calcext:value-type="float">
            <text:p>7.08633716714245</text:p>
          </table:table-cell>
          <table:table-cell table:formula="of:=IMREAL([.S38])+IMAGINARY([.S38])" office:value-type="float" office:value="148.737822499175" calcext:value-type="float">
            <text:p>148.737822499175</text:p>
          </table:table-cell>
          <table:table-cell table:formula="of:=IMREAL([.T38])+IMAGINARY([.T38])" office:value-type="float" office:value="-148.41817171862" calcext:value-type="float">
            <text:p>-148.41817171862</text:p>
          </table:table-cell>
          <table:table-cell table:number-columns-repeated="1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.842580965735" calcext:value-type="float">
            <text:p>22.84258096573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5345637095807" calcext:value-type="float">
            <text:p>-81.5345637095807</text:p>
          </table:table-cell>
          <table:table-cell office:value-type="float" office:value="-82.040532437058" calcext:value-type="float">
            <text:p>-82.040532437058</text:p>
          </table:table-cell>
          <table:table-cell office:value-type="float" office:value="12.1474594216712" calcext:value-type="float">
            <text:p>12.147459421671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.446157318717" calcext:value-type="float">
            <text:p>-80.446157318717</text:p>
          </table:table-cell>
          <table:table-cell office:value-type="float" office:value="-82.305519043802" calcext:value-type="float">
            <text:p>-82.305519043802</text:p>
          </table:table-cell>
          <table:table-cell office:value-type="float" office:value="11.1739119279647" calcext:value-type="float">
            <text:p>11.173911927964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2462818570332" calcext:value-type="float">
            <text:p>-86.2462818570332</text:p>
          </table:table-cell>
          <table:table-cell office:value-type="float" office:value="-82.305519043802" calcext:value-type="float">
            <text:p>-82.305519043802</text:p>
          </table:table-cell>
          <table:table-cell office:value-type="float" office:value="17.4398493301161" calcext:value-type="float">
            <text:p>17.4398493301161</text:p>
          </table:table-cell>
          <table:table-cell office:value-type="string" calcext:value-type="string">
            <text:p>10.3502102851074+0j</text:p>
          </table:table-cell>
          <table:table-cell office:value-type="string" calcext:value-type="string">
            <text:p>152.1088117750138+0j</text:p>
          </table:table-cell>
          <table:table-cell office:value-type="string" calcext:value-type="string">
            <text:p>-152.01214201782662j</text:p>
          </table:table-cell>
          <table:table-cell table:formula="of:=IMREAL([.R39])+IMAGINARY([.R39])" office:value-type="float" office:value="10.3502102851074" calcext:value-type="float">
            <text:p>10.3502102851074</text:p>
          </table:table-cell>
          <table:table-cell table:formula="of:=IMREAL([.S39])+IMAGINARY([.S39])" office:value-type="float" office:value="152.108811775014" calcext:value-type="float">
            <text:p>152.108811775014</text:p>
          </table:table-cell>
          <table:table-cell table:formula="of:=IMREAL([.T39])+IMAGINARY([.T39])" office:value-type="float" office:value="-152.012142017827" calcext:value-type="float">
            <text:p>-152.012142017827</text:p>
          </table:table-cell>
          <table:table-cell table:number-columns-repeated="1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.6012850993671" calcext:value-type="float">
            <text:p>22.6012850993671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0.7741945967065" calcext:value-type="float">
            <text:p>-80.7741945967065</text:p>
          </table:table-cell>
          <table:table-cell office:value-type="float" office:value="-81.7364791933522" calcext:value-type="float">
            <text:p>-81.7364791933522</text:p>
          </table:table-cell>
          <table:table-cell office:value-type="float" office:value="11.4588179549635" calcext:value-type="float">
            <text:p>11.4588179549635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80.0123101231019" calcext:value-type="float">
            <text:p>-80.0123101231019</text:p>
          </table:table-cell>
          <table:table-cell office:value-type="float" office:value="-81.9749671394218" calcext:value-type="float">
            <text:p>-81.9749671394218</text:p>
          </table:table-cell>
          <table:table-cell office:value-type="float" office:value="10.8079585582538" calcext:value-type="float">
            <text:p>10.8079585582538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8723972999233" calcext:value-type="float">
            <text:p>-85.8723972999233</text:p>
          </table:table-cell>
          <table:table-cell office:value-type="float" office:value="-81.9749671394218" calcext:value-type="float">
            <text:p>-81.9749671394218</text:p>
          </table:table-cell>
          <table:table-cell office:value-type="float" office:value="16.9464958655554" calcext:value-type="float">
            <text:p>16.9464958655554</text:p>
          </table:table-cell>
          <table:table-cell office:value-type="string" calcext:value-type="string">
            <text:p>6.617518512755562+0j</text:p>
          </table:table-cell>
          <table:table-cell office:value-type="string" calcext:value-type="string">
            <text:p>147.93575677232542+0j</text:p>
          </table:table-cell>
          <table:table-cell office:value-type="string" calcext:value-type="string">
            <text:p>-147.66390145663755j</text:p>
          </table:table-cell>
          <table:table-cell table:formula="of:=IMREAL([.R40])+IMAGINARY([.R40])" office:value-type="float" office:value="6.61751851275556" calcext:value-type="float">
            <text:p>6.61751851275556</text:p>
          </table:table-cell>
          <table:table-cell table:formula="of:=IMREAL([.S40])+IMAGINARY([.S40])" office:value-type="float" office:value="147.935756772325" calcext:value-type="float">
            <text:p>147.935756772325</text:p>
          </table:table-cell>
          <table:table-cell table:formula="of:=IMREAL([.T40])+IMAGINARY([.T40])" office:value-type="float" office:value="-147.663901456638" calcext:value-type="float">
            <text:p>-147.66390145663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4435970247207" calcext:value-type="float">
            <text:p>22.443597024720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80.2419362176945" calcext:value-type="float">
            <text:p>-80.2419362176945</text:p>
          </table:table-cell>
          <table:table-cell office:value-type="float" office:value="-81.462831274017" calcext:value-type="float">
            <text:p>-81.462831274017</text:p>
          </table:table-cell>
          <table:table-cell office:value-type="float" office:value="11.0001314240856" calcext:value-type="float">
            <text:p>11.000131424085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7086170861713" calcext:value-type="float">
            <text:p>-79.7086170861713</text:p>
          </table:table-cell>
          <table:table-cell office:value-type="float" office:value="-81.6774704254796" calcext:value-type="float">
            <text:p>-81.6774704254796</text:p>
          </table:table-cell>
          <table:table-cell office:value-type="float" office:value="10.5589460170214" calcext:value-type="float">
            <text:p>10.558946017021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5.6106781099463" calcext:value-type="float">
            <text:p>-85.6106781099463</text:p>
          </table:table-cell>
          <table:table-cell office:value-type="float" office:value="-81.6774704254796" calcext:value-type="float">
            <text:p>-81.6774704254796</text:p>
          </table:table-cell>
          <table:table-cell office:value-type="float" office:value="16.6094762128" calcext:value-type="float">
            <text:p>16.6094762128</text:p>
          </table:table-cell>
          <table:table-cell office:value-type="string" calcext:value-type="string">
            <text:p>4.3534319803559915+0j</text:p>
          </table:table-cell>
          <table:table-cell office:value-type="string" calcext:value-type="string">
            <text:p>144.87934361453222+0j</text:p>
          </table:table-cell>
          <table:table-cell office:value-type="string" calcext:value-type="string">
            <text:p>-144.54332102901782j</text:p>
          </table:table-cell>
          <table:table-cell table:formula="of:=IMREAL([.R41])+IMAGINARY([.R41])" office:value-type="float" office:value="4.35343198035599" calcext:value-type="float">
            <text:p>4.35343198035599</text:p>
          </table:table-cell>
          <table:table-cell table:formula="of:=IMREAL([.S41])+IMAGINARY([.S41])" office:value-type="float" office:value="144.879343614532" calcext:value-type="float">
            <text:p>144.879343614532</text:p>
          </table:table-cell>
          <table:table-cell table:formula="of:=IMREAL([.T41])+IMAGINARY([.T41])" office:value-type="float" office:value="-144.543321029018" calcext:value-type="float">
            <text:p>-144.543321029018</text:p>
          </table:table-cell>
          <table:table-cell table:number-columns-repeated="1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2.2346578688245" calcext:value-type="float">
            <text:p>22.2346578688245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80.1693553523862" calcext:value-type="float">
            <text:p>-80.1693553523862</text:p>
          </table:table-cell>
          <table:table-cell office:value-type="float" office:value="-81.3165481466153" calcext:value-type="float">
            <text:p>-81.3165481466153</text:p>
          </table:table-cell>
          <table:table-cell office:value-type="float" office:value="10.9390224025513" calcext:value-type="float">
            <text:p>10.939022402551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960319603199" calcext:value-type="float">
            <text:p>-79.4960319603199</text:p>
          </table:table-cell>
          <table:table-cell office:value-type="float" office:value="-81.4097233829317" calcext:value-type="float">
            <text:p>-81.4097233829317</text:p>
          </table:table-cell>
          <table:table-cell office:value-type="float" office:value="10.3880587869967" calcext:value-type="float">
            <text:p>10.388058786996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4274746769624" calcext:value-type="float">
            <text:p>-85.4274746769624</text:p>
          </table:table-cell>
          <table:table-cell office:value-type="float" office:value="-81.4097233829317" calcext:value-type="float">
            <text:p>-81.4097233829317</text:p>
          </table:table-cell>
          <table:table-cell office:value-type="float" office:value="16.3775583683539" calcext:value-type="float">
            <text:p>16.3775583683539</text:p>
          </table:table-cell>
          <table:table-cell office:value-type="string" calcext:value-type="string">
            <text:p>5.371111709735602+0j</text:p>
          </table:table-cell>
          <table:table-cell office:value-type="string" calcext:value-type="string">
            <text:p>140.1055119667673+0j</text:p>
          </table:table-cell>
          <table:table-cell office:value-type="string" calcext:value-type="string">
            <text:p>-139.801993796666j</text:p>
          </table:table-cell>
          <table:table-cell table:formula="of:=IMREAL([.R42])+IMAGINARY([.R42])" office:value-type="float" office:value="5.3711117097356" calcext:value-type="float">
            <text:p>5.3711117097356</text:p>
          </table:table-cell>
          <table:table-cell table:formula="of:=IMREAL([.S42])+IMAGINARY([.S42])" office:value-type="float" office:value="140.105511966767" calcext:value-type="float">
            <text:p>140.105511966767</text:p>
          </table:table-cell>
          <table:table-cell table:formula="of:=IMREAL([.T42])+IMAGINARY([.T42])" office:value-type="float" office:value="-139.801993796666" calcext:value-type="float">
            <text:p>-139.801993796666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2.0154144503341" calcext:value-type="float">
            <text:p>22.015414450334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185487466703" calcext:value-type="float">
            <text:p>-80.1185487466703</text:p>
          </table:table-cell>
          <table:table-cell office:value-type="float" office:value="-81.1848933319538" calcext:value-type="float">
            <text:p>-81.1848933319538</text:p>
          </table:table-cell>
          <table:table-cell office:value-type="float" office:value="10.8964481898372" calcext:value-type="float">
            <text:p>10.896448189837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3472223722239" calcext:value-type="float">
            <text:p>-79.3472223722239</text:p>
          </table:table-cell>
          <table:table-cell office:value-type="float" office:value="-81.1687510446385" calcext:value-type="float">
            <text:p>-81.1687510446385</text:p>
          </table:table-cell>
          <table:table-cell office:value-type="float" office:value="10.2700859704765" calcext:value-type="float">
            <text:p>10.2700859704765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5992322738737" calcext:value-type="float">
            <text:p>-85.5992322738737</text:p>
          </table:table-cell>
          <table:table-cell office:value-type="float" office:value="-81.1687510446385" calcext:value-type="float">
            <text:p>-81.1687510446385</text:p>
          </table:table-cell>
          <table:table-cell office:value-type="float" office:value="16.5948911889829" calcext:value-type="float">
            <text:p>16.5948911889829</text:p>
          </table:table-cell>
          <table:table-cell office:value-type="string" calcext:value-type="string">
            <text:p>6.056326051284933+0j</text:p>
          </table:table-cell>
          <table:table-cell office:value-type="string" calcext:value-type="string">
            <text:p>148.1130086488295+0j</text:p>
          </table:table-cell>
          <table:table-cell office:value-type="string" calcext:value-type="string">
            <text:p>-147.85796837569237j</text:p>
          </table:table-cell>
          <table:table-cell table:formula="of:=IMREAL([.R43])+IMAGINARY([.R43])" office:value-type="float" office:value="6.05632605128493" calcext:value-type="float">
            <text:p>6.05632605128493</text:p>
          </table:table-cell>
          <table:table-cell table:formula="of:=IMREAL([.S43])+IMAGINARY([.S43])" office:value-type="float" office:value="148.11300864883" calcext:value-type="float">
            <text:p>148.11300864883</text:p>
          </table:table-cell>
          <table:table-cell table:formula="of:=IMREAL([.T43])+IMAGINARY([.T43])" office:value-type="float" office:value="-147.857968375692" calcext:value-type="float">
            <text:p>-147.857968375692</text:p>
          </table:table-cell>
          <table:table-cell table:number-columns-repeated="1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1.7670704263993" calcext:value-type="float">
            <text:p>21.767070426399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7829841226692" calcext:value-type="float">
            <text:p>-79.7829841226692</text:p>
          </table:table-cell>
          <table:table-cell office:value-type="float" office:value="-80.9664039987584" calcext:value-type="float">
            <text:p>-80.9664039987584</text:p>
          </table:table-cell>
          <table:table-cell office:value-type="float" office:value="10.6193875567083" calcext:value-type="float">
            <text:p>10.61938755670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430556605568" calcext:value-type="float">
            <text:p>-79.2430556605568</text:p>
          </table:table-cell>
          <table:table-cell office:value-type="float" office:value="-80.9518759401747" calcext:value-type="float">
            <text:p>-80.9518759401747</text:p>
          </table:table-cell>
          <table:table-cell office:value-type="float" office:value="10.188303069345" calcext:value-type="float">
            <text:p>10.188303069345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7194625917116" calcext:value-type="float">
            <text:p>-85.7194625917116</text:p>
          </table:table-cell>
          <table:table-cell office:value-type="float" office:value="-80.9518759401747" calcext:value-type="float">
            <text:p>-80.9518759401747</text:p>
          </table:table-cell>
          <table:table-cell office:value-type="float" office:value="16.7487379005997" calcext:value-type="float">
            <text:p>16.7487379005997</text:p>
          </table:table-cell>
          <table:table-cell office:value-type="string" calcext:value-type="string">
            <text:p>4.107214839429905+0j</text:p>
          </table:table-cell>
          <table:table-cell office:value-type="string" calcext:value-type="string">
            <text:p>156.3529387422012+0j</text:p>
          </table:table-cell>
          <table:table-cell office:value-type="string" calcext:value-type="string">
            <text:p>-156.0605048640212j</text:p>
          </table:table-cell>
          <table:table-cell table:formula="of:=IMREAL([.R44])+IMAGINARY([.R44])" office:value-type="float" office:value="4.10721483942991" calcext:value-type="float">
            <text:p>4.10721483942991</text:p>
          </table:table-cell>
          <table:table-cell table:formula="of:=IMREAL([.S44])+IMAGINARY([.S44])" office:value-type="float" office:value="156.352938742201" calcext:value-type="float">
            <text:p>156.352938742201</text:p>
          </table:table-cell>
          <table:table-cell table:formula="of:=IMREAL([.T44])+IMAGINARY([.T44])" office:value-type="float" office:value="-156.060504864021" calcext:value-type="float">
            <text:p>-156.060504864021</text:p>
          </table:table-cell>
          <table:table-cell table:number-columns-repeated="1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1.5818447823603" calcext:value-type="float">
            <text:p>21.5818447823603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9.5480888858685" calcext:value-type="float">
            <text:p>-79.5480888858685</text:p>
          </table:table-cell>
          <table:table-cell office:value-type="float" office:value="-80.7697635988826" calcext:value-type="float">
            <text:p>-80.7697635988826</text:p>
          </table:table-cell>
          <table:table-cell office:value-type="float" office:value="10.4296474781034" calcext:value-type="float">
            <text:p>10.429647478103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701389623897" calcext:value-type="float">
            <text:p>-79.1701389623897</text:p>
          </table:table-cell>
          <table:table-cell office:value-type="float" office:value="-80.7566883461572" calcext:value-type="float">
            <text:p>-80.7566883461572</text:p>
          </table:table-cell>
          <table:table-cell office:value-type="float" office:value="10.13144284454" calcext:value-type="float">
            <text:p>10.1314428445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036238141981" calcext:value-type="float">
            <text:p>-85.8036238141981</text:p>
          </table:table-cell>
          <table:table-cell office:value-type="float" office:value="-80.7566883461572" calcext:value-type="float">
            <text:p>-80.7566883461572</text:p>
          </table:table-cell>
          <table:table-cell office:value-type="float" office:value="16.8572784455447" calcext:value-type="float">
            <text:p>16.8572784455447</text:p>
          </table:table-cell>
          <table:table-cell office:value-type="string" calcext:value-type="string">
            <text:p>2.817005638784952+0j</text:p>
          </table:table-cell>
          <table:table-cell office:value-type="string" calcext:value-type="string">
            <text:p>162.0798872158666+0j</text:p>
          </table:table-cell>
          <table:table-cell office:value-type="string" calcext:value-type="string">
            <text:p>-161.77839132598587j</text:p>
          </table:table-cell>
          <table:table-cell table:formula="of:=IMREAL([.R45])+IMAGINARY([.R45])" office:value-type="float" office:value="2.81700563878495" calcext:value-type="float">
            <text:p>2.81700563878495</text:p>
          </table:table-cell>
          <table:table-cell table:formula="of:=IMREAL([.S45])+IMAGINARY([.S45])" office:value-type="float" office:value="162.079887215867" calcext:value-type="float">
            <text:p>162.079887215867</text:p>
          </table:table-cell>
          <table:table-cell table:formula="of:=IMREAL([.T45])+IMAGINARY([.T45])" office:value-type="float" office:value="-161.778391325986" calcext:value-type="float">
            <text:p>-161.77839132598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3434590544627" calcext:value-type="float">
            <text:p>21.343459054462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3836622201079" calcext:value-type="float">
            <text:p>-79.3836622201079</text:p>
          </table:table-cell>
          <table:table-cell office:value-type="float" office:value="-80.5927872389943" calcext:value-type="float">
            <text:p>-80.5927872389943</text:p>
          </table:table-cell>
          <table:table-cell office:value-type="float" office:value="10.2988501864379" calcext:value-type="float">
            <text:p>10.29885018643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8190972736728" calcext:value-type="float">
            <text:p>-78.8190972736728</text:p>
          </table:table-cell>
          <table:table-cell office:value-type="float" office:value="-80.4810195115415" calcext:value-type="float">
            <text:p>-80.4810195115415</text:p>
          </table:table-cell>
          <table:table-cell office:value-type="float" office:value="9.86211151843036" calcext:value-type="float">
            <text:p>9.8621115184303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625366699387" calcext:value-type="float">
            <text:p>-85.8625366699387</text:p>
          </table:table-cell>
          <table:table-cell office:value-type="float" office:value="-80.4810195115415" calcext:value-type="float">
            <text:p>-80.4810195115415</text:p>
          </table:table-cell>
          <table:table-cell office:value-type="float" office:value="16.9336750789129" calcext:value-type="float">
            <text:p>16.9336750789129</text:p>
          </table:table-cell>
          <table:table-cell office:value-type="string" calcext:value-type="string">
            <text:p>4.032305254879463+0j</text:p>
          </table:table-cell>
          <table:table-cell office:value-type="string" calcext:value-type="string">
            <text:p>168.04048543688788+0j</text:p>
          </table:table-cell>
          <table:table-cell office:value-type="string" calcext:value-type="string">
            <text:p>-167.78635794913674j</text:p>
          </table:table-cell>
          <table:table-cell table:formula="of:=IMREAL([.R46])+IMAGINARY([.R46])" office:value-type="float" office:value="4.03230525487946" calcext:value-type="float">
            <text:p>4.03230525487946</text:p>
          </table:table-cell>
          <table:table-cell table:formula="of:=IMREAL([.S46])+IMAGINARY([.S46])" office:value-type="float" office:value="168.040485436888" calcext:value-type="float">
            <text:p>168.040485436888</text:p>
          </table:table-cell>
          <table:table-cell table:formula="of:=IMREAL([.T46])+IMAGINARY([.T46])" office:value-type="float" office:value="-167.786357949137" calcext:value-type="float">
            <text:p>-167.786357949137</text:p>
          </table:table-cell>
          <table:table-cell table:number-columns-repeated="1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1.1623675828635" calcext:value-type="float">
            <text:p>21.162367582863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685635540755" calcext:value-type="float">
            <text:p>-79.2685635540755</text:p>
          </table:table-cell>
          <table:table-cell office:value-type="float" office:value="-80.4335085150949" calcext:value-type="float">
            <text:p>-80.4335085150949</text:p>
          </table:table-cell>
          <table:table-cell office:value-type="float" office:value="10.2082693000802" calcext:value-type="float">
            <text:p>10.208269300080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573368091571" calcext:value-type="float">
            <text:p>-78.573368091571</text:p>
          </table:table-cell>
          <table:table-cell office:value-type="float" office:value="-80.2329175603873" calcext:value-type="float">
            <text:p>-80.2329175603873</text:p>
          </table:table-cell>
          <table:table-cell office:value-type="float" office:value="9.67785111032311" calcext:value-type="float">
            <text:p>9.6778511103231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037756689571" calcext:value-type="float">
            <text:p>-85.9037756689571</text:p>
          </table:table-cell>
          <table:table-cell office:value-type="float" office:value="-80.2329175603873" calcext:value-type="float">
            <text:p>-80.2329175603873</text:p>
          </table:table-cell>
          <table:table-cell office:value-type="float" office:value="16.9873586341347" calcext:value-type="float">
            <text:p>16.9873586341347</text:p>
          </table:table-cell>
          <table:table-cell office:value-type="string" calcext:value-type="string">
            <text:p>4.824527267899117+0j</text:p>
          </table:table-cell>
          <table:table-cell office:value-type="string" calcext:value-type="string">
            <text:p>172.13363601851503+0j</text:p>
          </table:table-cell>
          <table:table-cell office:value-type="string" calcext:value-type="string">
            <text:p>-171.91376867071753j</text:p>
          </table:table-cell>
          <table:table-cell table:formula="of:=IMREAL([.R47])+IMAGINARY([.R47])" office:value-type="float" office:value="4.82452726789912" calcext:value-type="float">
            <text:p>4.82452726789912</text:p>
          </table:table-cell>
          <table:table-cell table:formula="of:=IMREAL([.S47])+IMAGINARY([.S47])" office:value-type="float" office:value="172.133636018515" calcext:value-type="float">
            <text:p>172.133636018515</text:p>
          </table:table-cell>
          <table:table-cell table:formula="of:=IMREAL([.T47])+IMAGINARY([.T47])" office:value-type="float" office:value="-171.913768670718" calcext:value-type="float">
            <text:p>-171.913768670718</text:p>
          </table:table-cell>
          <table:table-cell table:number-columns-repeated="1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0.9696555595364" calcext:value-type="float">
            <text:p>20.969655559536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8879944878529" calcext:value-type="float">
            <text:p>-78.8879944878529</text:p>
          </table:table-cell>
          <table:table-cell office:value-type="float" office:value="-80.1901576635854" calcext:value-type="float">
            <text:p>-80.1901576635854</text:p>
          </table:table-cell>
          <table:table-cell office:value-type="float" office:value="9.91440105560684" calcext:value-type="float">
            <text:p>9.9144010556068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4013576640997" calcext:value-type="float">
            <text:p>-78.4013576640997</text:p>
          </table:table-cell>
          <table:table-cell office:value-type="float" office:value="-80.0096258043486" calcext:value-type="float">
            <text:p>-80.0096258043486</text:p>
          </table:table-cell>
          <table:table-cell office:value-type="float" office:value="9.5509210579888" calcext:value-type="float">
            <text:p>9.5509210579888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office:value-type="float" office:value="-85.3326429682699" calcext:value-type="float">
            <text:p>-85.3326429682699</text:p>
          </table:table-cell>
          <table:table-cell office:value-type="float" office:value="-80.0096258043486" calcext:value-type="float">
            <text:p>-80.0096258043486</text:p>
          </table:table-cell>
          <table:table-cell office:value-type="float" office:value="16.2587854039755" calcext:value-type="float">
            <text:p>16.2587854039755</text:p>
          </table:table-cell>
          <table:table-cell office:value-type="string" calcext:value-type="string">
            <text:p>3.2460251070381667+0j</text:p>
          </table:table-cell>
          <table:table-cell office:value-type="string" calcext:value-type="string">
            <text:p>153.9968369385714+0j</text:p>
          </table:table-cell>
          <table:table-cell office:value-type="string" calcext:value-type="string">
            <text:p>-153.72349652509328j</text:p>
          </table:table-cell>
          <table:table-cell table:formula="of:=IMREAL([.R48])+IMAGINARY([.R48])" office:value-type="float" office:value="3.24602510703817" calcext:value-type="float">
            <text:p>3.24602510703817</text:p>
          </table:table-cell>
          <table:table-cell table:formula="of:=IMREAL([.S48])+IMAGINARY([.S48])" office:value-type="float" office:value="153.996836938571" calcext:value-type="float">
            <text:p>153.996836938571</text:p>
          </table:table-cell>
          <table:table-cell table:formula="of:=IMREAL([.T48])+IMAGINARY([.T48])" office:value-type="float" office:value="-153.723496525093" calcext:value-type="float">
            <text:p>-153.723496525093</text:p>
          </table:table-cell>
          <table:table-cell table:number-columns-repeated="1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0.7233173239789" calcext:value-type="float">
            <text:p>20.723317323978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21596141497" calcext:value-type="float">
            <text:p>-78.921596141497</text:p>
          </table:table-cell>
          <table:table-cell office:value-type="float" office:value="-80.0711418972269" calcext:value-type="float">
            <text:p>-80.0711418972269</text:p>
          </table:table-cell>
          <table:table-cell office:value-type="float" office:value="9.94000351675429" calcext:value-type="float">
            <text:p>9.94000351675429</text:p>
          </table:table-cell>
          <table:table-cell office:value-type="float" office:value="-81" calcext:value-type="float">
            <text:p>-81</text:p>
          </table:table-cell>
          <table:table-cell office:value-type="float" office:value="-77" calcext:value-type="float">
            <text:p>-77</text:p>
          </table:table-cell>
          <table:table-cell office:value-type="float" office:value="-77.9809503648698" calcext:value-type="float">
            <text:p>-77.9809503648698</text:p>
          </table:table-cell>
          <table:table-cell office:value-type="float" office:value="-79.7086632239138" calcext:value-type="float">
            <text:p>-79.7086632239138</text:p>
          </table:table-cell>
          <table:table-cell office:value-type="float" office:value="9.24765626841595" calcext:value-type="float">
            <text:p>9.2476562684159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4.632850077789" calcext:value-type="float">
            <text:p>-84.632850077789</text:p>
          </table:table-cell>
          <table:table-cell office:value-type="float" office:value="-79.7086632239138" calcext:value-type="float">
            <text:p>-79.7086632239138</text:p>
          </table:table-cell>
          <table:table-cell office:value-type="float" office:value="15.4085463559676" calcext:value-type="float">
            <text:p>15.4085463559676</text:p>
          </table:table-cell>
          <table:table-cell office:value-type="string" calcext:value-type="string">
            <text:p>6.068419751961282+0j</text:p>
          </table:table-cell>
          <table:table-cell office:value-type="string" calcext:value-type="string">
            <text:p>131.7260794845028+0j</text:p>
          </table:table-cell>
          <table:table-cell office:value-type="string" calcext:value-type="string">
            <text:p>-131.51564021542268j</text:p>
          </table:table-cell>
          <table:table-cell table:formula="of:=IMREAL([.R49])+IMAGINARY([.R49])" office:value-type="float" office:value="6.06841975196128" calcext:value-type="float">
            <text:p>6.06841975196128</text:p>
          </table:table-cell>
          <table:table-cell table:formula="of:=IMREAL([.S49])+IMAGINARY([.S49])" office:value-type="float" office:value="131.726079484503" calcext:value-type="float">
            <text:p>131.726079484503</text:p>
          </table:table-cell>
          <table:table-cell table:formula="of:=IMREAL([.T49])+IMAGINARY([.T49])" office:value-type="float" office:value="-131.515640215423" calcext:value-type="float">
            <text:p>-131.515640215423</text:p>
          </table:table-cell>
          <table:table-cell table:number-columns-repeated="1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0.45865695358" calcext:value-type="float">
            <text:p>20.4586569535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2451172990479" calcext:value-type="float">
            <text:p>-79.2451172990479</text:p>
          </table:table-cell>
          <table:table-cell office:value-type="float" office:value="-80.0640277075042" calcext:value-type="float">
            <text:p>-80.0640277075042</text:p>
          </table:table-cell>
          <table:table-cell office:value-type="float" office:value="10.18991535936" calcext:value-type="float">
            <text:p>10.1899153593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6866652554088" calcext:value-type="float">
            <text:p>-77.6866652554088</text:p>
          </table:table-cell>
          <table:table-cell office:value-type="float" office:value="-79.4377969015224" calcext:value-type="float">
            <text:p>-79.4377969015224</text:p>
          </table:table-cell>
          <table:table-cell office:value-type="float" office:value="9.04111878510225" calcext:value-type="float">
            <text:p>9.04111878510225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.1429950544523" calcext:value-type="float">
            <text:p>-84.1429950544523</text:p>
          </table:table-cell>
          <table:table-cell office:value-type="float" office:value="-79.4377969015224" calcext:value-type="float">
            <text:p>-79.4377969015224</text:p>
          </table:table-cell>
          <table:table-cell office:value-type="float" office:value="14.8399749715539" calcext:value-type="float">
            <text:p>14.8399749715539</text:p>
          </table:table-cell>
          <table:table-cell office:value-type="string" calcext:value-type="string">
            <text:p>10.072066429360305+0j</text:p>
          </table:table-cell>
          <table:table-cell office:value-type="string" calcext:value-type="string">
            <text:p>115.3030283745086+0j</text:p>
          </table:table-cell>
          <table:table-cell office:value-type="string" calcext:value-type="string">
            <text:p>-115.33926412347962j</text:p>
          </table:table-cell>
          <table:table-cell table:formula="of:=IMREAL([.R50])+IMAGINARY([.R50])" office:value-type="float" office:value="10.0720664293603" calcext:value-type="float">
            <text:p>10.0720664293603</text:p>
          </table:table-cell>
          <table:table-cell table:formula="of:=IMREAL([.S50])+IMAGINARY([.S50])" office:value-type="float" office:value="115.303028374509" calcext:value-type="float">
            <text:p>115.303028374509</text:p>
          </table:table-cell>
          <table:table-cell table:formula="of:=IMREAL([.T50])+IMAGINARY([.T50])" office:value-type="float" office:value="-115.33926412348" calcext:value-type="float">
            <text:p>-115.3392641234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163084972039" calcext:value-type="float">
            <text:p>20.2163084972039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.7715821093335" calcext:value-type="float">
            <text:p>-79.7715821093335</text:p>
          </table:table-cell>
          <table:table-cell office:value-type="float" office:value="-80.1576249367538" calcext:value-type="float">
            <text:p>-80.1576249367538</text:p>
          </table:table-cell>
          <table:table-cell office:value-type="float" office:value="10.6100982044985" calcext:value-type="float">
            <text:p>10.6100982044985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7806656787862" calcext:value-type="float">
            <text:p>-77.7806656787862</text:p>
          </table:table-cell>
          <table:table-cell office:value-type="float" office:value="-79.2940172113701" calcext:value-type="float">
            <text:p>-79.2940172113701</text:p>
          </table:table-cell>
          <table:table-cell office:value-type="float" office:value="9.10658451803864" calcext:value-type="float">
            <text:p>9.1065845180386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8000965381166" calcext:value-type="float">
            <text:p>-83.8000965381166</text:p>
          </table:table-cell>
          <table:table-cell office:value-type="float" office:value="-79.2940172113701" calcext:value-type="float">
            <text:p>-79.2940172113701</text:p>
          </table:table-cell>
          <table:table-cell office:value-type="float" office:value="14.4545048087894" calcext:value-type="float">
            <text:p>14.4545048087894</text:p>
          </table:table-cell>
          <table:table-cell office:value-type="string" calcext:value-type="string">
            <text:p>13.504682874963795+0j</text:p>
          </table:table-cell>
          <table:table-cell office:value-type="string" calcext:value-type="string">
            <text:p>100.33754140743386+0j</text:p>
          </table:table-cell>
          <table:table-cell office:value-type="string" calcext:value-type="string">
            <text:p>-100.75584231955341j</text:p>
          </table:table-cell>
          <table:table-cell table:formula="of:=IMREAL([.R51])+IMAGINARY([.R51])" office:value-type="float" office:value="13.5046828749638" calcext:value-type="float">
            <text:p>13.5046828749638</text:p>
          </table:table-cell>
          <table:table-cell table:formula="of:=IMREAL([.S51])+IMAGINARY([.S51])" office:value-type="float" office:value="100.337541407434" calcext:value-type="float">
            <text:p>100.337541407434</text:p>
          </table:table-cell>
          <table:table-cell table:formula="of:=IMREAL([.T51])+IMAGINARY([.T51])" office:value-type="float" office:value="-100.755842319553" calcext:value-type="float">
            <text:p>-100.755842319553</text:p>
          </table:table-cell>
          <table:table-cell table:number-columns-repeated="1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0.0159055431102" calcext:value-type="float">
            <text:p>20.0159055431102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80.1401074765335" calcext:value-type="float">
            <text:p>-80.1401074765335</text:p>
          </table:table-cell>
          <table:table-cell office:value-type="float" office:value="-80.2418624430784" calcext:value-type="float">
            <text:p>-80.2418624430784</text:p>
          </table:table-cell>
          <table:table-cell office:value-type="float" office:value="10.914493399178" calcext:value-type="float">
            <text:p>10.9144933991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464659751503" calcext:value-type="float">
            <text:p>-77.8464659751503</text:p>
          </table:table-cell>
          <table:table-cell office:value-type="float" office:value="-79.1646154902331" calcext:value-type="float">
            <text:p>-79.1646154902331</text:p>
          </table:table-cell>
          <table:table-cell office:value-type="float" office:value="9.15269237523825" calcext:value-type="float">
            <text:p>9.1526923752382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5600675766816" calcext:value-type="float">
            <text:p>-83.5600675766816</text:p>
          </table:table-cell>
          <table:table-cell office:value-type="float" office:value="-79.1646154902331" calcext:value-type="float">
            <text:p>-79.1646154902331</text:p>
          </table:table-cell>
          <table:table-cell office:value-type="float" office:value="14.1906488193665" calcext:value-type="float">
            <text:p>14.1906488193665</text:p>
          </table:table-cell>
          <table:table-cell office:value-type="string" calcext:value-type="string">
            <text:p>16.100176565888702+0j</text:p>
          </table:table-cell>
          <table:table-cell office:value-type="string" calcext:value-type="string">
            <text:p>89.96402852946592+0j</text:p>
          </table:table-cell>
          <table:table-cell office:value-type="string" calcext:value-type="string">
            <text:p>-90.83298152197348j</text:p>
          </table:table-cell>
          <table:table-cell table:formula="of:=IMREAL([.R52])+IMAGINARY([.R52])" office:value-type="float" office:value="16.1001765658887" calcext:value-type="float">
            <text:p>16.1001765658887</text:p>
          </table:table-cell>
          <table:table-cell table:formula="of:=IMREAL([.S52])+IMAGINARY([.S52])" office:value-type="float" office:value="89.9640285294659" calcext:value-type="float">
            <text:p>89.9640285294659</text:p>
          </table:table-cell>
          <table:table-cell table:formula="of:=IMREAL([.T52])+IMAGINARY([.T52])" office:value-type="float" office:value="-90.8329815219735" calcext:value-type="float">
            <text:p>-90.8329815219735</text:p>
          </table:table-cell>
          <table:table-cell table:number-columns-repeated="1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9.8882268009829" calcext:value-type="float">
            <text:p>19.888226800982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3980752335734" calcext:value-type="float">
            <text:p>-80.3980752335734</text:p>
          </table:table-cell>
          <table:table-cell office:value-type="float" office:value="-80.3176761987706" calcext:value-type="float">
            <text:p>-80.3176761987706</text:p>
          </table:table-cell>
          <table:table-cell office:value-type="float" office:value="11.1327513135024" calcext:value-type="float">
            <text:p>11.132751313502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5925261826052" calcext:value-type="float">
            <text:p>-77.5925261826052</text:p>
          </table:table-cell>
          <table:table-cell office:value-type="float" office:value="-78.9481539412098" calcext:value-type="float">
            <text:p>-78.9481539412098</text:p>
          </table:table-cell>
          <table:table-cell office:value-type="float" office:value="8.97602815347714" calcext:value-type="float">
            <text:p>8.9760281534771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920473036771" calcext:value-type="float">
            <text:p>-83.3920473036771</text:p>
          </table:table-cell>
          <table:table-cell office:value-type="float" office:value="-78.9481539412098" calcext:value-type="float">
            <text:p>-78.9481539412098</text:p>
          </table:table-cell>
          <table:table-cell office:value-type="float" office:value="14.0088207011582" calcext:value-type="float">
            <text:p>14.0088207011582</text:p>
          </table:table-cell>
          <table:table-cell office:value-type="string" calcext:value-type="string">
            <text:p>19.743213816489046+0j</text:p>
          </table:table-cell>
          <table:table-cell office:value-type="string" calcext:value-type="string">
            <text:p>84.37249818005267+0j</text:p>
          </table:table-cell>
          <table:table-cell office:value-type="string" calcext:value-type="string">
            <text:p>-86.0545067472207j</text:p>
          </table:table-cell>
          <table:table-cell table:formula="of:=IMREAL([.R53])+IMAGINARY([.R53])" office:value-type="float" office:value="19.743213816489" calcext:value-type="float">
            <text:p>19.743213816489</text:p>
          </table:table-cell>
          <table:table-cell table:formula="of:=IMREAL([.S53])+IMAGINARY([.S53])" office:value-type="float" office:value="84.3724981800527" calcext:value-type="float">
            <text:p>84.3724981800527</text:p>
          </table:table-cell>
          <table:table-cell table:formula="of:=IMREAL([.T53])+IMAGINARY([.T53])" office:value-type="float" office:value="-86.0545067472207" calcext:value-type="float">
            <text:p>-86.0545067472207</text:p>
          </table:table-cell>
          <table:table-cell table:number-columns-repeated="1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9.694831675866" calcext:value-type="float">
            <text:p>19.69483167586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2786526635014" calcext:value-type="float">
            <text:p>-80.2786526635014</text:p>
          </table:table-cell>
          <table:table-cell office:value-type="float" office:value="-80.2859085788935" calcext:value-type="float">
            <text:p>-80.2859085788935</text:p>
          </table:table-cell>
          <table:table-cell office:value-type="float" office:value="11.03117452" calcext:value-type="float">
            <text:p>11.0311745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3147683278236" calcext:value-type="float">
            <text:p>-78.3147683278236</text:p>
          </table:table-cell>
          <table:table-cell office:value-type="float" office:value="-79.0533385470888" calcext:value-type="float">
            <text:p>-79.0533385470888</text:p>
          </table:table-cell>
          <table:table-cell office:value-type="float" office:value="9.48765631561992" calcext:value-type="float">
            <text:p>9.4876563156199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974433112574" calcext:value-type="float">
            <text:p>-82.974433112574</text:p>
          </table:table-cell>
          <table:table-cell office:value-type="float" office:value="-79.0533385470888" calcext:value-type="float">
            <text:p>-79.0533385470888</text:p>
          </table:table-cell>
          <table:table-cell office:value-type="float" office:value="13.5669149907291" calcext:value-type="float">
            <text:p>13.5669149907291</text:p>
          </table:table-cell>
          <table:table-cell office:value-type="string" calcext:value-type="string">
            <text:p>14.425994966988664+0j</text:p>
          </table:table-cell>
          <table:table-cell office:value-type="string" calcext:value-type="string">
            <text:p>70.31391440058249+0j</text:p>
          </table:table-cell>
          <table:table-cell office:value-type="string" calcext:value-type="string">
            <text:p>-71.03339012460968j</text:p>
          </table:table-cell>
          <table:table-cell table:formula="of:=IMREAL([.R54])+IMAGINARY([.R54])" office:value-type="float" office:value="14.4259949669887" calcext:value-type="float">
            <text:p>14.4259949669887</text:p>
          </table:table-cell>
          <table:table-cell table:formula="of:=IMREAL([.S54])+IMAGINARY([.S54])" office:value-type="float" office:value="70.3139144005825" calcext:value-type="float">
            <text:p>70.3139144005825</text:p>
          </table:table-cell>
          <table:table-cell table:formula="of:=IMREAL([.T54])+IMAGINARY([.T54])" office:value-type="float" office:value="-71.0333901246097" calcext:value-type="float">
            <text:p>-71.0333901246097</text:p>
          </table:table-cell>
          <table:table-cell table:number-columns-repeated="1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9.52027101672" calcext:value-type="float">
            <text:p>19.52027101672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8.995056864451" calcext:value-type="float">
            <text:p>-78.995056864451</text:p>
          </table:table-cell>
          <table:table-cell office:value-type="float" office:value="-79.8573177210042" calcext:value-type="float">
            <text:p>-79.8573177210042</text:p>
          </table:table-cell>
          <table:table-cell office:value-type="float" office:value="9.99620672288694" calcext:value-type="float">
            <text:p>9.9962067228869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8203378294766" calcext:value-type="float">
            <text:p>-78.8203378294766</text:p>
          </table:table-cell>
          <table:table-cell office:value-type="float" office:value="-79.1480046923799" calcext:value-type="float">
            <text:p>-79.1480046923799</text:p>
          </table:table-cell>
          <table:table-cell office:value-type="float" office:value="9.86305059569022" calcext:value-type="float">
            <text:p>9.86305059569022</text:p>
          </table:table-cell>
          <table:table-cell office:value-type="float" office:value="-89" calcext:value-type="float">
            <text:p>-89</text:p>
          </table:table-cell>
          <table:table-cell office:value-type="float" office:value="-82" calcext:value-type="float">
            <text:p>-82</text:p>
          </table:table-cell>
          <table:table-cell office:value-type="float" office:value="-82.6821031788018" calcext:value-type="float">
            <text:p>-82.6821031788018</text:p>
          </table:table-cell>
          <table:table-cell office:value-type="float" office:value="-79.1480046923799" calcext:value-type="float">
            <text:p>-79.1480046923799</text:p>
          </table:table-cell>
          <table:table-cell office:value-type="float" office:value="13.2659016316903" calcext:value-type="float">
            <text:p>13.2659016316903</text:p>
          </table:table-cell>
          <table:table-cell office:value-type="string" calcext:value-type="string">
            <text:p>1.231991724338477+0j</text:p>
          </table:table-cell>
          <table:table-cell office:value-type="string" calcext:value-type="string">
            <text:p>70.28106240755022+0j</text:p>
          </table:table-cell>
          <table:table-cell office:value-type="string" calcext:value-type="string">
            <text:p>-69.58859863001575j</text:p>
          </table:table-cell>
          <table:table-cell table:formula="of:=IMREAL([.R55])+IMAGINARY([.R55])" office:value-type="float" office:value="1.23199172433848" calcext:value-type="float">
            <text:p>1.23199172433848</text:p>
          </table:table-cell>
          <table:table-cell table:formula="of:=IMREAL([.S55])+IMAGINARY([.S55])" office:value-type="float" office:value="70.2810624075502" calcext:value-type="float">
            <text:p>70.2810624075502</text:p>
          </table:table-cell>
          <table:table-cell table:formula="of:=IMREAL([.T55])+IMAGINARY([.T55])" office:value-type="float" office:value="-69.5885986300158" calcext:value-type="float">
            <text:p>-69.588598630015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3307031259098" calcext:value-type="float">
            <text:p>19.3307031259098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8.0965398051157" calcext:value-type="float">
            <text:p>-78.0965398051157</text:p>
          </table:table-cell>
          <table:table-cell office:value-type="float" office:value="-79.4715859489037" calcext:value-type="float">
            <text:p>-79.4715859489037</text:p>
          </table:table-cell>
          <table:table-cell office:value-type="float" office:value="9.33006480242103" calcext:value-type="float">
            <text:p>9.33006480242103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78.2742364806336" calcext:value-type="float">
            <text:p>-78.2742364806336</text:p>
          </table:table-cell>
          <table:table-cell office:value-type="float" office:value="-78.933204223142" calcext:value-type="float">
            <text:p>-78.933204223142</text:p>
          </table:table-cell>
          <table:table-cell office:value-type="float" office:value="9.45818670353166" calcext:value-type="float">
            <text:p>9.45818670353166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2.1774722251612" calcext:value-type="float">
            <text:p>-82.1774722251612</text:p>
          </table:table-cell>
          <table:table-cell office:value-type="float" office:value="-78.933204223142" calcext:value-type="float">
            <text:p>-78.933204223142</text:p>
          </table:table-cell>
          <table:table-cell office:value-type="float" office:value="12.7619118597622" calcext:value-type="float">
            <text:p>12.7619118597622</text:p>
          </table:table-cell>
          <table:table-cell office:value-type="string" calcext:value-type="string">
            <text:p>-1.0641756824942277+0j</text:p>
          </table:table-cell>
          <table:table-cell office:value-type="string" calcext:value-type="string">
            <text:p>67.88858399015376+0j</text:p>
          </table:table-cell>
          <table:table-cell office:value-type="string" calcext:value-type="string">
            <text:p>-67.24660477781912j</text:p>
          </table:table-cell>
          <table:table-cell table:formula="of:=IMREAL([.R56])+IMAGINARY([.R56])" office:value-type="float" office:value="-1.06417568249423" calcext:value-type="float">
            <text:p>-1.06417568249423</text:p>
          </table:table-cell>
          <table:table-cell table:formula="of:=IMREAL([.S56])+IMAGINARY([.S56])" office:value-type="float" office:value="67.8885839901538" calcext:value-type="float">
            <text:p>67.8885839901538</text:p>
          </table:table-cell>
          <table:table-cell table:formula="of:=IMREAL([.T56])+IMAGINARY([.T56])" office:value-type="float" office:value="-67.2466047778191" calcext:value-type="float">
            <text:p>-67.2466047778191</text:p>
          </table:table-cell>
          <table:table-cell table:number-columns-repeated="1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9.1512960653967" calcext:value-type="float">
            <text:p>19.151296065396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7.467577863581" calcext:value-type="float">
            <text:p>-77.467577863581</text:p>
          </table:table-cell>
          <table:table-cell office:value-type="float" office:value="-79.1244273540134" calcext:value-type="float">
            <text:p>-79.1244273540134</text:p>
          </table:table-cell>
          <table:table-cell office:value-type="float" office:value="8.89035825541738" calcext:value-type="float">
            <text:p>8.8903582554173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8919655364435" calcext:value-type="float">
            <text:p>-77.8919655364435</text:p>
          </table:table-cell>
          <table:table-cell office:value-type="float" office:value="-78.7398838008278" calcext:value-type="float">
            <text:p>-78.7398838008278</text:p>
          </table:table-cell>
          <table:table-cell office:value-type="float" office:value="9.18471147046278" calcext:value-type="float">
            <text:p>9.1847114704627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81.8242305576129" calcext:value-type="float">
            <text:p>-81.8242305576129</text:p>
          </table:table-cell>
          <table:table-cell office:value-type="float" office:value="-78.7398838008278" calcext:value-type="float">
            <text:p>-78.7398838008278</text:p>
          </table:table-cell>
          <table:table-cell office:value-type="float" office:value="12.4205554662016" calcext:value-type="float">
            <text:p>12.4205554662016</text:p>
          </table:table-cell>
          <table:table-cell office:value-type="string" calcext:value-type="string">
            <text:p>-2.3883885845375676+0j</text:p>
          </table:table-cell>
          <table:table-cell office:value-type="string" calcext:value-type="string">
            <text:p>66.10518550127647+0j</text:p>
          </table:table-cell>
          <table:table-cell office:value-type="string" calcext:value-type="string">
            <text:p>-65.53127464158877j</text:p>
          </table:table-cell>
          <table:table-cell table:formula="of:=IMREAL([.R57])+IMAGINARY([.R57])" office:value-type="float" office:value="-2.38838858453757" calcext:value-type="float">
            <text:p>-2.38838858453757</text:p>
          </table:table-cell>
          <table:table-cell table:formula="of:=IMREAL([.S57])+IMAGINARY([.S57])" office:value-type="float" office:value="66.1051855012765" calcext:value-type="float">
            <text:p>66.1051855012765</text:p>
          </table:table-cell>
          <table:table-cell table:formula="of:=IMREAL([.T57])+IMAGINARY([.T57])" office:value-type="float" office:value="-65.5312746415888" calcext:value-type="float">
            <text:p>-65.5312746415888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.905127605887" calcext:value-type="float">
            <text:p>18.905127605887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7.0273045045067" calcext:value-type="float">
            <text:p>-77.0273045045067</text:p>
          </table:table-cell>
          <table:table-cell office:value-type="float" office:value="-78.811984618612" calcext:value-type="float">
            <text:p>-78.811984618612</text:p>
          </table:table-cell>
          <table:table-cell office:value-type="float" office:value="8.59495255110043" calcext:value-type="float">
            <text:p>8.59495255110043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7.3243758755105" calcext:value-type="float">
            <text:p>-77.3243758755105</text:p>
          </table:table-cell>
          <table:table-cell office:value-type="float" office:value="-78.465895420745" calcext:value-type="float">
            <text:p>-78.465895420745</text:p>
          </table:table-cell>
          <table:table-cell office:value-type="float" office:value="8.79317795670505" calcext:value-type="float">
            <text:p>8.79317795670505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1.876961390329" calcext:value-type="float">
            <text:p>-81.876961390329</text:p>
          </table:table-cell>
          <table:table-cell office:value-type="float" office:value="-78.465895420745" calcext:value-type="float">
            <text:p>-78.465895420745</text:p>
          </table:table-cell>
          <table:table-cell office:value-type="float" office:value="12.4709263099742" calcext:value-type="float">
            <text:p>12.4709263099742</text:p>
          </table:table-cell>
          <table:table-cell office:value-type="string" calcext:value-type="string">
            <text:p>-1.536713283007183+0j</text:p>
          </table:table-cell>
          <table:table-cell office:value-type="string" calcext:value-type="string">
            <text:p>72.74591987164564+0j</text:p>
          </table:table-cell>
          <table:table-cell office:value-type="string" calcext:value-type="string">
            <text:p>-72.24354195716087j</text:p>
          </table:table-cell>
          <table:table-cell table:formula="of:=IMREAL([.R58])+IMAGINARY([.R58])" office:value-type="float" office:value="-1.53671328300718" calcext:value-type="float">
            <text:p>-1.53671328300718</text:p>
          </table:table-cell>
          <table:table-cell table:formula="of:=IMREAL([.S58])+IMAGINARY([.S58])" office:value-type="float" office:value="72.7459198716456" calcext:value-type="float">
            <text:p>72.7459198716456</text:p>
          </table:table-cell>
          <table:table-cell table:formula="of:=IMREAL([.T58])+IMAGINARY([.T58])" office:value-type="float" office:value="-72.2435419571609" calcext:value-type="float">
            <text:p>-72.2435419571609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.7528500506468" calcext:value-type="float">
            <text:p>18.7528500506468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.6191131531547" calcext:value-type="float">
            <text:p>-77.6191131531547</text:p>
          </table:table-cell>
          <table:table-cell office:value-type="float" office:value="-78.8307861567508" calcext:value-type="float">
            <text:p>-78.8307861567508</text:p>
          </table:table-cell>
          <table:table-cell office:value-type="float" office:value="8.9943635660264" calcext:value-type="float">
            <text:p>8.9943635660264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6.9270631128573" calcext:value-type="float">
            <text:p>-76.9270631128573</text:p>
          </table:table-cell>
          <table:table-cell office:value-type="float" office:value="-78.2193058786705" calcext:value-type="float">
            <text:p>-78.2193058786705</text:p>
          </table:table-cell>
          <table:table-cell office:value-type="float" office:value="8.52907834623566" calcext:value-type="float">
            <text:p>8.529078346235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138729732303" calcext:value-type="float">
            <text:p>-81.9138729732303</text:p>
          </table:table-cell>
          <table:table-cell office:value-type="float" office:value="-78.2193058786705" calcext:value-type="float">
            <text:p>-78.2193058786705</text:p>
          </table:table-cell>
          <table:table-cell office:value-type="float" office:value="12.5063073956328" calcext:value-type="float">
            <text:p>12.5063073956328</text:p>
          </table:table-cell>
          <table:table-cell office:value-type="string" calcext:value-type="string">
            <text:p>3.736090237107651+0j</text:p>
          </table:table-cell>
          <table:table-cell office:value-type="string" calcext:value-type="string">
            <text:p>72.14780232980813+0j</text:p>
          </table:table-cell>
          <table:table-cell office:value-type="string" calcext:value-type="string">
            <text:p>-71.71137363884203j</text:p>
          </table:table-cell>
          <table:table-cell table:formula="of:=IMREAL([.R59])+IMAGINARY([.R59])" office:value-type="float" office:value="3.73609023710765" calcext:value-type="float">
            <text:p>3.73609023710765</text:p>
          </table:table-cell>
          <table:table-cell table:formula="of:=IMREAL([.S59])+IMAGINARY([.S59])" office:value-type="float" office:value="72.1478023298081" calcext:value-type="float">
            <text:p>72.1478023298081</text:p>
          </table:table-cell>
          <table:table-cell table:formula="of:=IMREAL([.T59])+IMAGINARY([.T59])" office:value-type="float" office:value="-71.711373638842" calcext:value-type="float">
            <text:p>-71.711373638842</text:p>
          </table:table-cell>
          <table:table-cell table:number-columns-repeated="1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.5083965991569" calcext:value-type="float">
            <text:p>18.5083965991569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8.0333792072083" calcext:value-type="float">
            <text:p>-78.0333792072083</text:p>
          </table:table-cell>
          <table:table-cell office:value-type="float" office:value="-78.8477075410758" calcext:value-type="float">
            <text:p>-78.8477075410758</text:p>
          </table:table-cell>
          <table:table-cell office:value-type="float" office:value="9.28494438847023" calcext:value-type="float">
            <text:p>9.2849443884702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6489441790001" calcext:value-type="float">
            <text:p>-76.6489441790001</text:p>
          </table:table-cell>
          <table:table-cell office:value-type="float" office:value="-77.9973752908034" calcext:value-type="float">
            <text:p>-77.9973752908034</text:p>
          </table:table-cell>
          <table:table-cell office:value-type="float" office:value="8.34894254995895" calcext:value-type="float">
            <text:p>8.3489425499589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6397110812612" calcext:value-type="float">
            <text:p>-81.6397110812612</text:p>
          </table:table-cell>
          <table:table-cell office:value-type="float" office:value="-77.9973752908034" calcext:value-type="float">
            <text:p>-77.9973752908034</text:p>
          </table:table-cell>
          <table:table-cell office:value-type="float" office:value="12.245890432945" calcext:value-type="float">
            <text:p>12.245890432945</text:p>
          </table:table-cell>
          <table:table-cell office:value-type="string" calcext:value-type="string">
            <text:p>7.5324320883952955+0j</text:p>
          </table:table-cell>
          <table:table-cell office:value-type="string" calcext:value-type="string">
            <text:p>65.0484268823993+0j</text:p>
          </table:table-cell>
          <table:table-cell office:value-type="string" calcext:value-type="string">
            <text:p>-64.88396805156171j</text:p>
          </table:table-cell>
          <table:table-cell table:formula="of:=IMREAL([.R60])+IMAGINARY([.R60])" office:value-type="float" office:value="7.5324320883953" calcext:value-type="float">
            <text:p>7.5324320883953</text:p>
          </table:table-cell>
          <table:table-cell table:formula="of:=IMREAL([.S60])+IMAGINARY([.S60])" office:value-type="float" office:value="65.0484268823993" calcext:value-type="float">
            <text:p>65.0484268823993</text:p>
          </table:table-cell>
          <table:table-cell table:formula="of:=IMREAL([.T60])+IMAGINARY([.T60])" office:value-type="float" office:value="-64.8839680515617" calcext:value-type="float">
            <text:p>-64.883968051561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259273804462" calcext:value-type="float">
            <text:p>18.25927380446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3233654450458" calcext:value-type="float">
            <text:p>-78.3233654450458</text:p>
          </table:table-cell>
          <table:table-cell office:value-type="float" office:value="-78.8629367869682" calcext:value-type="float">
            <text:p>-78.8629367869682</text:p>
          </table:table-cell>
          <table:table-cell office:value-type="float" office:value="9.49391884130099" calcext:value-type="float">
            <text:p>9.49391884130099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4542609253001" calcext:value-type="float">
            <text:p>-76.4542609253001</text:p>
          </table:table-cell>
          <table:table-cell office:value-type="float" office:value="-77.7976377617231" calcext:value-type="float">
            <text:p>-77.7976377617231</text:p>
          </table:table-cell>
          <table:table-cell office:value-type="float" office:value="8.22511598599027" calcext:value-type="float">
            <text:p>8.22511598599027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80.8477977568828" calcext:value-type="float">
            <text:p>-80.8477977568828</text:p>
          </table:table-cell>
          <table:table-cell office:value-type="float" office:value="-77.7976377617231" calcext:value-type="float">
            <text:p>-77.7976377617231</text:p>
          </table:table-cell>
          <table:table-cell office:value-type="float" office:value="11.5237348907479" calcext:value-type="float">
            <text:p>11.5237348907479</text:p>
          </table:table-cell>
          <table:table-cell office:value-type="string" calcext:value-type="string">
            <text:p>10.249073628280497+0j</text:p>
          </table:table-cell>
          <table:table-cell office:value-type="string" calcext:value-type="string">
            <text:p>48.44446130949294+0j</text:p>
          </table:table-cell>
          <table:table-cell office:value-type="string" calcext:value-type="string">
            <text:p>-48.710412474265446j</text:p>
          </table:table-cell>
          <table:table-cell table:formula="of:=IMREAL([.R61])+IMAGINARY([.R61])" office:value-type="float" office:value="10.2490736282805" calcext:value-type="float">
            <text:p>10.2490736282805</text:p>
          </table:table-cell>
          <table:table-cell table:formula="of:=IMREAL([.S61])+IMAGINARY([.S61])" office:value-type="float" office:value="48.4444613094929" calcext:value-type="float">
            <text:p>48.4444613094929</text:p>
          </table:table-cell>
          <table:table-cell table:formula="of:=IMREAL([.T61])+IMAGINARY([.T61])" office:value-type="float" office:value="-48.7104124742655" calcext:value-type="float">
            <text:p>-48.7104124742655</text:p>
          </table:table-cell>
          <table:table-cell table:number-columns-repeated="1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8.0794478249255" calcext:value-type="float">
            <text:p>18.0794478249255</text:p>
          </table:table-cell>
          <table:table-cell office:value-type="float" office:value="-83" calcext:value-type="float">
            <text:p>-83</text:p>
          </table:table-cell>
          <table:table-cell office:value-type="float" office:value="-77" calcext:value-type="float">
            <text:p>-77</text:p>
          </table:table-cell>
          <table:table-cell office:value-type="float" office:value="-77.926355811532" calcext:value-type="float">
            <text:p>-77.926355811532</text:p>
          </table:table-cell>
          <table:table-cell office:value-type="float" office:value="-78.6766431082714" calcext:value-type="float">
            <text:p>-78.6766431082714</text:p>
          </table:table-cell>
          <table:table-cell office:value-type="float" office:value="9.20898701043792" calcext:value-type="float">
            <text:p>9.2089870104379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3179826477101" calcext:value-type="float">
            <text:p>-76.3179826477101</text:p>
          </table:table-cell>
          <table:table-cell office:value-type="float" office:value="-77.6178739855508" calcext:value-type="float">
            <text:p>-77.6178739855508</text:p>
          </table:table-cell>
          <table:table-cell office:value-type="float" office:value="8.13953175043207" calcext:value-type="float">
            <text:p>8.13953175043207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80.293458429818" calcext:value-type="float">
            <text:p>-80.293458429818</text:p>
          </table:table-cell>
          <table:table-cell office:value-type="float" office:value="-77.6178739855508" calcext:value-type="float">
            <text:p>-77.6178739855508</text:p>
          </table:table-cell>
          <table:table-cell office:value-type="float" office:value="11.0437173017692" calcext:value-type="float">
            <text:p>11.0437173017692</text:p>
          </table:table-cell>
          <table:table-cell office:value-type="string" calcext:value-type="string">
            <text:p>8.463393019146576+0j</text:p>
          </table:table-cell>
          <table:table-cell office:value-type="string" calcext:value-type="string">
            <text:p>41.75279892990484+0j</text:p>
          </table:table-cell>
          <table:table-cell office:value-type="string" calcext:value-type="string">
            <text:p>-41.70362246686851j</text:p>
          </table:table-cell>
          <table:table-cell table:formula="of:=IMREAL([.R62])+IMAGINARY([.R62])" office:value-type="float" office:value="8.46339301914658" calcext:value-type="float">
            <text:p>8.46339301914658</text:p>
          </table:table-cell>
          <table:table-cell table:formula="of:=IMREAL([.S62])+IMAGINARY([.S62])" office:value-type="float" office:value="41.7527989299048" calcext:value-type="float">
            <text:p>41.7527989299048</text:p>
          </table:table-cell>
          <table:table-cell table:formula="of:=IMREAL([.T62])+IMAGINARY([.T62])" office:value-type="float" office:value="-41.7036224668685" calcext:value-type="float">
            <text:p>-41.7036224668685</text:p>
          </table:table-cell>
          <table:table-cell table:number-columns-repeated="1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9221655684845" calcext:value-type="float">
            <text:p>17.9221655684845</text:p>
          </table:table-cell>
          <table:table-cell office:value-type="float" office:value="-86" calcext:value-type="float">
            <text:p>-86</text:p>
          </table:table-cell>
          <table:table-cell office:value-type="float" office:value="-75" calcext:value-type="float">
            <text:p>-75</text:p>
          </table:table-cell>
          <table:table-cell office:value-type="float" office:value="-77.0484490680724" calcext:value-type="float">
            <text:p>-77.0484490680724</text:p>
          </table:table-cell>
          <table:table-cell office:value-type="float" office:value="-78.3089787974442" calcext:value-type="float">
            <text:p>-78.3089787974442</text:p>
          </table:table-cell>
          <table:table-cell office:value-type="float" office:value="8.6089126694475" calcext:value-type="float">
            <text:p>8.60891266944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22587853397" calcext:value-type="float">
            <text:p>-76.222587853397</text:p>
          </table:table-cell>
          <table:table-cell office:value-type="float" office:value="-77.4560865869957" calcext:value-type="float">
            <text:p>-77.4560865869957</text:p>
          </table:table-cell>
          <table:table-cell office:value-type="float" office:value="8.08015320039696" calcext:value-type="float">
            <text:p>8.0801532003969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9054209008726" calcext:value-type="float">
            <text:p>-79.9054209008726</text:p>
          </table:table-cell>
          <table:table-cell office:value-type="float" office:value="-77.4560865869957" calcext:value-type="float">
            <text:p>-77.4560865869957</text:p>
          </table:table-cell>
          <table:table-cell office:value-type="float" office:value="10.7196522451873" calcext:value-type="float">
            <text:p>10.7196522451873</text:p>
          </table:table-cell>
          <table:table-cell office:value-type="string" calcext:value-type="string">
            <text:p>4.041137094676492+0j</text:p>
          </table:table-cell>
          <table:table-cell office:value-type="string" calcext:value-type="string">
            <text:p>40.88022680549084+0j</text:p>
          </table:table-cell>
          <table:table-cell office:value-type="string" calcext:value-type="string">
            <text:p>-40.222923040408595j</text:p>
          </table:table-cell>
          <table:table-cell table:formula="of:=IMREAL([.R63])+IMAGINARY([.R63])" office:value-type="float" office:value="4.04113709467649" calcext:value-type="float">
            <text:p>4.04113709467649</text:p>
          </table:table-cell>
          <table:table-cell table:formula="of:=IMREAL([.S63])+IMAGINARY([.S63])" office:value-type="float" office:value="40.8802268054908" calcext:value-type="float">
            <text:p>40.8802268054908</text:p>
          </table:table-cell>
          <table:table-cell table:formula="of:=IMREAL([.T63])+IMAGINARY([.T63])" office:value-type="float" office:value="-40.2229230404086" calcext:value-type="float">
            <text:p>-40.2229230404086</text:p>
          </table:table-cell>
          <table:table-cell table:number-columns-repeated="1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7078647272841" calcext:value-type="float">
            <text:p>17.7078647272841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6.4339143476507" calcext:value-type="float">
            <text:p>-76.4339143476507</text:p>
          </table:table-cell>
          <table:table-cell office:value-type="float" office:value="-77.9780809176998" calcext:value-type="float">
            <text:p>-77.9780809176998</text:p>
          </table:table-cell>
          <table:table-cell office:value-type="float" office:value="8.21228119592339" calcext:value-type="float">
            <text:p>8.21228119592339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1558114973779" calcext:value-type="float">
            <text:p>-76.1558114973779</text:p>
          </table:table-cell>
          <table:table-cell office:value-type="float" office:value="-77.3104779282961" calcext:value-type="float">
            <text:p>-77.3104779282961</text:p>
          </table:table-cell>
          <table:table-cell office:value-type="float" office:value="8.03884614081226" calcext:value-type="float">
            <text:p>8.0388461408122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6337946306108" calcext:value-type="float">
            <text:p>-79.6337946306108</text:p>
          </table:table-cell>
          <table:table-cell office:value-type="float" office:value="-77.3104779282961" calcext:value-type="float">
            <text:p>-77.3104779282961</text:p>
          </table:table-cell>
          <table:table-cell office:value-type="float" office:value="10.4984815099946" calcext:value-type="float">
            <text:p>10.4984815099946</text:p>
          </table:table-cell>
          <table:table-cell office:value-type="string" calcext:value-type="string">
            <text:p>1.3111432569385146+0j</text:p>
          </table:table-cell>
          <table:table-cell office:value-type="string" calcext:value-type="string">
            <text:p>40.09821869272429+0j</text:p>
          </table:table-cell>
          <table:table-cell office:value-type="string" calcext:value-type="string">
            <text:p>-39.290948900682686j</text:p>
          </table:table-cell>
          <table:table-cell table:formula="of:=IMREAL([.R64])+IMAGINARY([.R64])" office:value-type="float" office:value="1.31114325693851" calcext:value-type="float">
            <text:p>1.31114325693851</text:p>
          </table:table-cell>
          <table:table-cell table:formula="of:=IMREAL([.S64])+IMAGINARY([.S64])" office:value-type="float" office:value="40.0982186927243" calcext:value-type="float">
            <text:p>40.0982186927243</text:p>
          </table:table-cell>
          <table:table-cell table:formula="of:=IMREAL([.T64])+IMAGINARY([.T64])" office:value-type="float" office:value="-39.2909489006827" calcext:value-type="float">
            <text:p>-39.2909489006827</text:p>
          </table:table-cell>
          <table:table-cell table:number-columns-repeated="1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4877646958779" calcext:value-type="float">
            <text:p>17.487764695877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0037400433555" calcext:value-type="float">
            <text:p>-76.0037400433555</text:p>
          </table:table-cell>
          <table:table-cell office:value-type="float" office:value="-77.6802728259298" calcext:value-type="float">
            <text:p>-77.6802728259298</text:p>
          </table:table-cell>
          <table:table-cell office:value-type="float" office:value="7.9455628647269" calcext:value-type="float">
            <text:p>7.9455628647269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6.1090680481645" calcext:value-type="float">
            <text:p>-76.1090680481645</text:p>
          </table:table-cell>
          <table:table-cell office:value-type="float" office:value="-77.1794301354665" calcext:value-type="float">
            <text:p>-77.1794301354665</text:p>
          </table:table-cell>
          <table:table-cell office:value-type="float" office:value="8.01005690865073" calcext:value-type="float">
            <text:p>8.0100569086507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436562414276" calcext:value-type="float">
            <text:p>-79.4436562414276</text:p>
          </table:table-cell>
          <table:table-cell office:value-type="float" office:value="-77.1794301354665" calcext:value-type="float">
            <text:p>-77.1794301354665</text:p>
          </table:table-cell>
          <table:table-cell office:value-type="float" office:value="10.3463827712509" calcext:value-type="float">
            <text:p>10.3463827712509</text:p>
          </table:table-cell>
          <table:table-cell office:value-type="string" calcext:value-type="string">
            <text:p>-0.4377465647710098+0j</text:p>
          </table:table-cell>
          <table:table-cell office:value-type="string" calcext:value-type="string">
            <text:p>39.48028253140776+0j</text:p>
          </table:table-cell>
          <table:table-cell office:value-type="string" calcext:value-type="string">
            <text:p>-38.672567863410116j</text:p>
          </table:table-cell>
          <table:table-cell table:formula="of:=IMREAL([.R65])+IMAGINARY([.R65])" office:value-type="float" office:value="-0.43774656477101" calcext:value-type="float">
            <text:p>-0.43774656477101</text:p>
          </table:table-cell>
          <table:table-cell table:formula="of:=IMREAL([.S65])+IMAGINARY([.S65])" office:value-type="float" office:value="39.4802825314078" calcext:value-type="float">
            <text:p>39.4802825314078</text:p>
          </table:table-cell>
          <table:table-cell table:formula="of:=IMREAL([.T65])+IMAGINARY([.T65])" office:value-type="float" office:value="-38.6725678634101" calcext:value-type="float">
            <text:p>-38.672567863410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1774775873387" calcext:value-type="float">
            <text:p>17.177477587338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7026180303488" calcext:value-type="float">
            <text:p>-75.7026180303488</text:p>
          </table:table-cell>
          <table:table-cell office:value-type="float" office:value="-77.4122455433369" calcext:value-type="float">
            <text:p>-77.4122455433369</text:p>
          </table:table-cell>
          <table:table-cell office:value-type="float" office:value="7.76403112371073" calcext:value-type="float">
            <text:p>7.76403112371073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6.0763476337152" calcext:value-type="float">
            <text:p>-76.0763476337152</text:p>
          </table:table-cell>
          <table:table-cell office:value-type="float" office:value="-77.0614871219199" calcext:value-type="float">
            <text:p>-77.0614871219199</text:p>
          </table:table-cell>
          <table:table-cell office:value-type="float" office:value="7.98996581373199" calcext:value-type="float">
            <text:p>7.98996581373199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9.3105593689993" calcext:value-type="float">
            <text:p>-79.3105593689993</text:p>
          </table:table-cell>
          <table:table-cell office:value-type="float" office:value="-77.0614871219199" calcext:value-type="float">
            <text:p>-77.0614871219199</text:p>
          </table:table-cell>
          <table:table-cell office:value-type="float" office:value="10.2412266804109" calcext:value-type="float">
            <text:p>10.2412266804109</text:p>
          </table:table-cell>
          <table:table-cell office:value-type="string" calcext:value-type="string">
            <text:p>-1.5878974612077759+0j</text:p>
          </table:table-cell>
          <table:table-cell office:value-type="string" calcext:value-type="string">
            <text:p>39.01730115450401+0j</text:p>
          </table:table-cell>
          <table:table-cell office:value-type="string" calcext:value-type="string">
            <text:p>-38.251928253082426j</text:p>
          </table:table-cell>
          <table:table-cell table:formula="of:=IMREAL([.R66])+IMAGINARY([.R66])" office:value-type="float" office:value="-1.58789746120778" calcext:value-type="float">
            <text:p>-1.58789746120778</text:p>
          </table:table-cell>
          <table:table-cell table:formula="of:=IMREAL([.S66])+IMAGINARY([.S66])" office:value-type="float" office:value="39.017301154504" calcext:value-type="float">
            <text:p>39.017301154504</text:p>
          </table:table-cell>
          <table:table-cell table:formula="of:=IMREAL([.T66])+IMAGINARY([.T66])" office:value-type="float" office:value="-38.2519282530824" calcext:value-type="float">
            <text:p>-38.2519282530824</text:p>
          </table:table-cell>
          <table:table-cell table:number-columns-repeated="1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6.9801513879775" calcext:value-type="float">
            <text:p>16.9801513879775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0918326212442" calcext:value-type="float">
            <text:p>-76.0918326212442</text:p>
          </table:table-cell>
          <table:table-cell office:value-type="float" office:value="-77.3710209890032" calcext:value-type="float">
            <text:p>-77.3710209890032</text:p>
          </table:table-cell>
          <table:table-cell office:value-type="float" office:value="7.99946766709102" calcext:value-type="float">
            <text:p>7.9994676670910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0534433436006" calcext:value-type="float">
            <text:p>-76.0534433436006</text:p>
          </table:table-cell>
          <table:table-cell office:value-type="float" office:value="-76.9553384097279" calcext:value-type="float">
            <text:p>-76.9553384097279</text:p>
          </table:table-cell>
          <table:table-cell office:value-type="float" office:value="7.97593203874704" calcext:value-type="float">
            <text:p>7.97593203874704</text:p>
          </table:table-cell>
          <table:table-cell office:value-type="float" office:value="-84" calcext:value-type="float">
            <text:p>-84</text:p>
          </table:table-cell>
          <table:table-cell office:value-type="float" office:value="-79" calcext:value-type="float">
            <text:p>-79</text:p>
          </table:table-cell>
          <table:table-cell office:value-type="float" office:value="-79.2173915582995" calcext:value-type="float">
            <text:p>-79.2173915582995</text:p>
          </table:table-cell>
          <table:table-cell office:value-type="float" office:value="-76.9553384097279" calcext:value-type="float">
            <text:p>-76.9553384097279</text:p>
          </table:table-cell>
          <table:table-cell office:value-type="float" office:value="10.1682539776761" calcext:value-type="float">
            <text:p>10.1682539776761</text:p>
          </table:table-cell>
          <table:table-cell office:value-type="string" calcext:value-type="string">
            <text:p>0.20090503187408842+0j</text:p>
          </table:table-cell>
          <table:table-cell office:value-type="string" calcext:value-type="string">
            <text:p>35.980679300764535+0j</text:p>
          </table:table-cell>
          <table:table-cell office:value-type="string" calcext:value-type="string">
            <text:p>-35.08756908155099j</text:p>
          </table:table-cell>
          <table:table-cell table:formula="of:=IMREAL([.R67])+IMAGINARY([.R67])" office:value-type="float" office:value="0.200905031874088" calcext:value-type="float">
            <text:p>0.200905031874088</text:p>
          </table:table-cell>
          <table:table-cell table:formula="of:=IMREAL([.S67])+IMAGINARY([.S67])" office:value-type="float" office:value="35.9806793007645" calcext:value-type="float">
            <text:p>35.9806793007645</text:p>
          </table:table-cell>
          <table:table-cell table:formula="of:=IMREAL([.T67])+IMAGINARY([.T67])" office:value-type="float" office:value="-35.087569081551" calcext:value-type="float">
            <text:p>-35.087569081551</text:p>
          </table:table-cell>
          <table:table-cell table:number-columns-repeated="1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.7280534389684" calcext:value-type="float">
            <text:p>16.7280534389684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76.3642828348709" calcext:value-type="float">
            <text:p>-76.3642828348709</text:p>
          </table:table-cell>
          <table:table-cell office:value-type="float" office:value="-77.3339188901029" calcext:value-type="float">
            <text:p>-77.3339188901029</text:p>
          </table:table-cell>
          <table:table-cell office:value-type="float" office:value="8.16850842214004" calcext:value-type="float">
            <text:p>8.1685084221400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374103405204" calcext:value-type="float">
            <text:p>-76.0374103405204</text:p>
          </table:table-cell>
          <table:table-cell office:value-type="float" office:value="-76.8598045687551" calcext:value-type="float">
            <text:p>-76.8598045687551</text:p>
          </table:table-cell>
          <table:table-cell office:value-type="float" office:value="7.9661230651519" calcext:value-type="float">
            <text:p>7.966123065151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8521740908096" calcext:value-type="float">
            <text:p>-78.8521740908096</text:p>
          </table:table-cell>
          <table:table-cell office:value-type="float" office:value="-76.8598045687551" calcext:value-type="float">
            <text:p>-76.8598045687551</text:p>
          </table:table-cell>
          <table:table-cell office:value-type="float" office:value="9.88718065939006" calcext:value-type="float">
            <text:p>9.88718065939006</text:p>
          </table:table-cell>
          <table:table-cell office:value-type="string" calcext:value-type="string">
            <text:p>1.514278706103426+0j</text:p>
          </table:table-cell>
          <table:table-cell office:value-type="string" calcext:value-type="string">
            <text:p>29.613237639265108+0j</text:p>
          </table:table-cell>
          <table:table-cell office:value-type="string" calcext:value-type="string">
            <text:p>-28.536951545165458j</text:p>
          </table:table-cell>
          <table:table-cell table:formula="of:=IMREAL([.R68])+IMAGINARY([.R68])" office:value-type="float" office:value="1.51427870610343" calcext:value-type="float">
            <text:p>1.51427870610343</text:p>
          </table:table-cell>
          <table:table-cell table:formula="of:=IMREAL([.S68])+IMAGINARY([.S68])" office:value-type="float" office:value="29.6132376392651" calcext:value-type="float">
            <text:p>29.6132376392651</text:p>
          </table:table-cell>
          <table:table-cell table:formula="of:=IMREAL([.T68])+IMAGINARY([.T68])" office:value-type="float" office:value="-28.5369515451655" calcext:value-type="float">
            <text:p>-28.5369515451655</text:p>
          </table:table-cell>
          <table:table-cell table:number-columns-repeated="1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.5470667185308" calcext:value-type="float">
            <text:p>16.547066718530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5549979844096" calcext:value-type="float">
            <text:p>-76.5549979844096</text:p>
          </table:table-cell>
          <table:table-cell office:value-type="float" office:value="-77.3005270010926" calcext:value-type="float">
            <text:p>-77.3005270010926</text:p>
          </table:table-cell>
          <table:table-cell office:value-type="float" office:value="8.2889578804103" calcext:value-type="float">
            <text:p>8.2889578804103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6.0261872383643" calcext:value-type="float">
            <text:p>-76.0261872383643</text:p>
          </table:table-cell>
          <table:table-cell office:value-type="float" office:value="-76.7738241118796" calcext:value-type="float">
            <text:p>-76.7738241118796</text:p>
          </table:table-cell>
          <table:table-cell office:value-type="float" office:value="7.95926396217456" calcext:value-type="float">
            <text:p>7.95926396217456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8.5965218635667" calcext:value-type="float">
            <text:p>-78.5965218635667</text:p>
          </table:table-cell>
          <table:table-cell office:value-type="float" office:value="-76.7738241118796" calcext:value-type="float">
            <text:p>-76.7738241118796</text:p>
          </table:table-cell>
          <table:table-cell office:value-type="float" office:value="9.6950650816814" calcext:value-type="float">
            <text:p>9.6950650816814</text:p>
          </table:table-cell>
          <table:table-cell office:value-type="string" calcext:value-type="string">
            <text:p>2.4649726925660302+0j</text:p>
          </table:table-cell>
          <table:table-cell office:value-type="string" calcext:value-type="string">
            <text:p>25.289941631900504+0j</text:p>
          </table:table-cell>
          <table:table-cell office:value-type="string" calcext:value-type="string">
            <text:p>-24.078712319745907j</text:p>
          </table:table-cell>
          <table:table-cell table:formula="of:=IMREAL([.R69])+IMAGINARY([.R69])" office:value-type="float" office:value="2.46497269256603" calcext:value-type="float">
            <text:p>2.46497269256603</text:p>
          </table:table-cell>
          <table:table-cell table:formula="of:=IMREAL([.S69])+IMAGINARY([.S69])" office:value-type="float" office:value="25.2899416319005" calcext:value-type="float">
            <text:p>25.2899416319005</text:p>
          </table:table-cell>
          <table:table-cell table:formula="of:=IMREAL([.T69])+IMAGINARY([.T69])" office:value-type="float" office:value="-24.0787123197459" calcext:value-type="float">
            <text:p>-24.0787123197459</text:p>
          </table:table-cell>
          <table:table-cell table:number-columns-repeated="1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.25969266306" calcext:value-type="float">
            <text:p>16.25969266306</text:p>
          </table:table-cell>
          <table:table-cell office:value-type="float" office:value="-84" calcext:value-type="float">
            <text:p>-84</text:p>
          </table:table-cell>
          <table:table-cell office:value-type="float" office:value="-74" calcext:value-type="float">
            <text:p>-74</text:p>
          </table:table-cell>
          <table:table-cell office:value-type="float" office:value="-75.7884985890867" calcext:value-type="float">
            <text:p>-75.7884985890867</text:p>
          </table:table-cell>
          <table:table-cell office:value-type="float" office:value="-76.9704743009833" calcext:value-type="float">
            <text:p>-76.9704743009833</text:p>
          </table:table-cell>
          <table:table-cell office:value-type="float" office:value="7.81537736907742" calcext:value-type="float">
            <text:p>7.8153773690774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18331066855" calcext:value-type="float">
            <text:p>-76.018331066855</text:p>
          </table:table-cell>
          <table:table-cell office:value-type="float" office:value="-76.6964417006916" calcext:value-type="float">
            <text:p>-76.6964417006916</text:p>
          </table:table-cell>
          <table:table-cell office:value-type="float" office:value="7.95446610441609" calcext:value-type="float">
            <text:p>7.954466104416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4175653044967" calcext:value-type="float">
            <text:p>-78.4175653044967</text:p>
          </table:table-cell>
          <table:table-cell office:value-type="float" office:value="-76.6964417006916" calcext:value-type="float">
            <text:p>-76.6964417006916</text:p>
          </table:table-cell>
          <table:table-cell office:value-type="float" office:value="9.5628096284777" calcext:value-type="float">
            <text:p>9.5628096284777</text:p>
          </table:table-cell>
          <table:table-cell office:value-type="string" calcext:value-type="string">
            <text:p>-0.967003447825975+0j</text:p>
          </table:table-cell>
          <table:table-cell office:value-type="string" calcext:value-type="string">
            <text:p>26.66310998516304+0j</text:p>
          </table:table-cell>
          <table:table-cell office:value-type="string" calcext:value-type="string">
            <text:p>-25.495904038534935j</text:p>
          </table:table-cell>
          <table:table-cell table:formula="of:=IMREAL([.R70])+IMAGINARY([.R70])" office:value-type="float" office:value="-0.967003447825975" calcext:value-type="float">
            <text:p>-0.967003447825975</text:p>
          </table:table-cell>
          <table:table-cell table:formula="of:=IMREAL([.S70])+IMAGINARY([.S70])" office:value-type="float" office:value="26.663109985163" calcext:value-type="float">
            <text:p>26.663109985163</text:p>
          </table:table-cell>
          <table:table-cell table:formula="of:=IMREAL([.T70])+IMAGINARY([.T70])" office:value-type="float" office:value="-25.4959040385349" calcext:value-type="float">
            <text:p>-25.495904038534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0508005549559" calcext:value-type="float">
            <text:p>16.0508005549559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2519490123607" calcext:value-type="float">
            <text:p>-75.2519490123607</text:p>
          </table:table-cell>
          <table:table-cell office:value-type="float" office:value="-76.673426870885" calcext:value-type="float">
            <text:p>-76.673426870885</text:p>
          </table:table-cell>
          <table:table-cell office:value-type="float" office:value="7.50006396068113" calcext:value-type="float">
            <text:p>7.5000639606811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7128317467985" calcext:value-type="float">
            <text:p>-75.7128317467985</text:p>
          </table:table-cell>
          <table:table-cell office:value-type="float" office:value="-76.5267975306224" calcext:value-type="float">
            <text:p>-76.5267975306224</text:p>
          </table:table-cell>
          <table:table-cell office:value-type="float" office:value="7.77011998020279" calcext:value-type="float">
            <text:p>7.77011998020279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2922957131477" calcext:value-type="float">
            <text:p>-78.2922957131477</text:p>
          </table:table-cell>
          <table:table-cell office:value-type="float" office:value="-76.5267975306224" calcext:value-type="float">
            <text:p>-76.5267975306224</text:p>
          </table:table-cell>
          <table:table-cell office:value-type="float" office:value="9.47130576081114" calcext:value-type="float">
            <text:p>9.47130576081114</text:p>
          </table:table-cell>
          <table:table-cell office:value-type="string" calcext:value-type="string">
            <text:p>-1.8444568601994478+0j</text:p>
          </table:table-cell>
          <table:table-cell office:value-type="string" calcext:value-type="string">
            <text:p>28.640307514417216+0j</text:p>
          </table:table-cell>
          <table:table-cell office:value-type="string" calcext:value-type="string">
            <text:p>-27.672557544986784j</text:p>
          </table:table-cell>
          <table:table-cell table:formula="of:=IMREAL([.R71])+IMAGINARY([.R71])" office:value-type="float" office:value="-1.84445686019945" calcext:value-type="float">
            <text:p>-1.84445686019945</text:p>
          </table:table-cell>
          <table:table-cell table:formula="of:=IMREAL([.S71])+IMAGINARY([.S71])" office:value-type="float" office:value="28.6403075144172" calcext:value-type="float">
            <text:p>28.6403075144172</text:p>
          </table:table-cell>
          <table:table-cell table:formula="of:=IMREAL([.T71])+IMAGINARY([.T71])" office:value-type="float" office:value="-27.6725575449868" calcext:value-type="float">
            <text:p>-27.6725575449868</text:p>
          </table:table-cell>
          <table:table-cell table:number-columns-repeated="1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.7244898898069" calcext:value-type="float">
            <text:p>15.724489889806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8763643086525" calcext:value-type="float">
            <text:p>-74.8763643086525</text:p>
          </table:table-cell>
          <table:table-cell office:value-type="float" office:value="-76.4060841837965" calcext:value-type="float">
            <text:p>-76.4060841837965</text:p>
          </table:table-cell>
          <table:table-cell office:value-type="float" office:value="7.28694475438781" calcext:value-type="float">
            <text:p>7.28694475438781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4.898982222759" calcext:value-type="float">
            <text:p>-74.898982222759</text:p>
          </table:table-cell>
          <table:table-cell office:value-type="float" office:value="-76.1741177775602" calcext:value-type="float">
            <text:p>-76.1741177775602</text:p>
          </table:table-cell>
          <table:table-cell office:value-type="float" office:value="7.29960579731223" calcext:value-type="float">
            <text:p>7.2996057973122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046069992034" calcext:value-type="float">
            <text:p>-78.2046069992034</text:p>
          </table:table-cell>
          <table:table-cell office:value-type="float" office:value="-76.1741177775602" calcext:value-type="float">
            <text:p>-76.1741177775602</text:p>
          </table:table-cell>
          <table:table-cell office:value-type="float" office:value="9.4077745206728" calcext:value-type="float">
            <text:p>9.4077745206728</text:p>
          </table:table-cell>
          <table:table-cell office:value-type="string" calcext:value-type="string">
            <text:p>-0.0539458830247069+0j</text:p>
          </table:table-cell>
          <table:table-cell office:value-type="string" calcext:value-type="string">
            <text:p>32.10768532724962+0j</text:p>
          </table:table-cell>
          <table:table-cell office:value-type="string" calcext:value-type="string">
            <text:p>-31.27332888677076j</text:p>
          </table:table-cell>
          <table:table-cell table:formula="of:=IMREAL([.R72])+IMAGINARY([.R72])" office:value-type="float" office:value="-0.0539458830247069" calcext:value-type="float">
            <text:p>-0.053945883024707</text:p>
          </table:table-cell>
          <table:table-cell table:formula="of:=IMREAL([.S72])+IMAGINARY([.S72])" office:value-type="float" office:value="32.1076853272496" calcext:value-type="float">
            <text:p>32.1076853272496</text:p>
          </table:table-cell>
          <table:table-cell table:formula="of:=IMREAL([.T72])+IMAGINARY([.T72])" office:value-type="float" office:value="-31.2733288867708" calcext:value-type="float">
            <text:p>-31.2733288867708</text:p>
          </table:table-cell>
          <table:table-cell table:number-columns-repeated="1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5.5724935813975" calcext:value-type="float">
            <text:p>15.57249358139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4.3134550160567" calcext:value-type="float">
            <text:p>-74.3134550160567</text:p>
          </table:table-cell>
          <table:table-cell office:value-type="float" office:value="-76.0654757654169" calcext:value-type="float">
            <text:p>-76.0654757654169</text:p>
          </table:table-cell>
          <table:table-cell office:value-type="float" office:value="6.97881737849896" calcext:value-type="float">
            <text:p>6.9788173784989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3292875559313" calcext:value-type="float">
            <text:p>-74.3292875559313</text:p>
          </table:table-cell>
          <table:table-cell office:value-type="float" office:value="-75.8567059998042" calcext:value-type="float">
            <text:p>-75.8567059998042</text:p>
          </table:table-cell>
          <table:table-cell office:value-type="float" office:value="6.98730313881392" calcext:value-type="float">
            <text:p>6.98730313881392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8.1432248994424" calcext:value-type="float">
            <text:p>-78.1432248994424</text:p>
          </table:table-cell>
          <table:table-cell office:value-type="float" office:value="-75.8567059998042" calcext:value-type="float">
            <text:p>-75.8567059998042</text:p>
          </table:table-cell>
          <table:table-cell office:value-type="float" office:value="9.36355638363238" calcext:value-type="float">
            <text:p>9.36355638363238</text:p>
          </table:table-cell>
          <table:table-cell office:value-type="string" calcext:value-type="string">
            <text:p>-0.023869614199899594+0j</text:p>
          </table:table-cell>
          <table:table-cell office:value-type="string" calcext:value-type="string">
            <text:p>35.37761068023238+0j</text:p>
          </table:table-cell>
          <table:table-cell office:value-type="string" calcext:value-type="string">
            <text:p>-34.685985509991895j</text:p>
          </table:table-cell>
          <table:table-cell table:formula="of:=IMREAL([.R73])+IMAGINARY([.R73])" office:value-type="float" office:value="-0.0238696141998996" calcext:value-type="float">
            <text:p>-0.0238696141999</text:p>
          </table:table-cell>
          <table:table-cell table:formula="of:=IMREAL([.S73])+IMAGINARY([.S73])" office:value-type="float" office:value="35.3776106802324" calcext:value-type="float">
            <text:p>35.3776106802324</text:p>
          </table:table-cell>
          <table:table-cell table:formula="of:=IMREAL([.T73])+IMAGINARY([.T73])" office:value-type="float" office:value="-34.6859855099919" calcext:value-type="float">
            <text:p>-34.6859855099919</text:p>
          </table:table-cell>
          <table:table-cell table:number-columns-repeated="1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5.3897121026778" calcext:value-type="float">
            <text:p>15.389712102677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9194185112397" calcext:value-type="float">
            <text:p>-73.9194185112397</text:p>
          </table:table-cell>
          <table:table-cell office:value-type="float" office:value="-75.7589281888752" calcext:value-type="float">
            <text:p>-75.7589281888752</text:p>
          </table:table-cell>
          <table:table-cell office:value-type="float" office:value="6.77091378201032" calcext:value-type="float">
            <text:p>6.77091378201032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9305012891519" calcext:value-type="float">
            <text:p>-73.9305012891519</text:p>
          </table:table-cell>
          <table:table-cell office:value-type="float" office:value="-75.5710353998238" calcext:value-type="float">
            <text:p>-75.5710353998238</text:p>
          </table:table-cell>
          <table:table-cell office:value-type="float" office:value="6.77667580616112" calcext:value-type="float">
            <text:p>6.77667580616112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79.3002574296096" calcext:value-type="float">
            <text:p>-79.3002574296096</text:p>
          </table:table-cell>
          <table:table-cell office:value-type="float" office:value="-75.5710353998238" calcext:value-type="float">
            <text:p>-75.5710353998238</text:p>
          </table:table-cell>
          <table:table-cell office:value-type="float" office:value="10.2331321116671" calcext:value-type="float">
            <text:p>10.2331321116671</text:p>
          </table:table-cell>
          <table:table-cell office:value-type="string" calcext:value-type="string">
            <text:p>-0.005482517451076288+0j</text:p>
          </table:table-cell>
          <table:table-cell office:value-type="string" calcext:value-type="string">
            <text:p>53.48537959387798+0j</text:p>
          </table:table-cell>
          <table:table-cell office:value-type="string" calcext:value-type="string">
            <text:p>-53.057565766793815j</text:p>
          </table:table-cell>
          <table:table-cell table:formula="of:=IMREAL([.R74])+IMAGINARY([.R74])" office:value-type="float" office:value="-0.00548251745107628" calcext:value-type="float">
            <text:p>-0.005482517451076</text:p>
          </table:table-cell>
          <table:table-cell table:formula="of:=IMREAL([.S74])+IMAGINARY([.S74])" office:value-type="float" office:value="53.485379593878" calcext:value-type="float">
            <text:p>53.485379593878</text:p>
          </table:table-cell>
          <table:table-cell table:formula="of:=IMREAL([.T74])+IMAGINARY([.T74])" office:value-type="float" office:value="-53.0575657667938" calcext:value-type="float">
            <text:p>-53.0575657667938</text:p>
          </table:table-cell>
          <table:table-cell table:number-columns-repeated="1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5.2507532724445" calcext:value-type="float">
            <text:p>15.250753272444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435929578678" calcext:value-type="float">
            <text:p>-73.9435929578678</text:p>
          </table:table-cell>
          <table:table-cell office:value-type="float" office:value="-75.5830353699877" calcext:value-type="float">
            <text:p>-75.5830353699877</text:p>
          </table:table-cell>
          <table:table-cell office:value-type="float" office:value="6.78348858613792" calcext:value-type="float">
            <text:p>6.7834885861379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6513509024063" calcext:value-type="float">
            <text:p>-73.6513509024063</text:p>
          </table:table-cell>
          <table:table-cell office:value-type="float" office:value="-75.3139318598414" calcext:value-type="float">
            <text:p>-75.3139318598414</text:p>
          </table:table-cell>
          <table:table-cell office:value-type="float" office:value="6.63302595580748" calcext:value-type="float">
            <text:p>6.63302595580748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80.1101802007267" calcext:value-type="float">
            <text:p>-80.1101802007267</text:p>
          </table:table-cell>
          <table:table-cell office:value-type="float" office:value="-75.3139318598414" calcext:value-type="float">
            <text:p>-75.3139318598414</text:p>
          </table:table-cell>
          <table:table-cell office:value-type="float" office:value="10.8894515433922" calcext:value-type="float">
            <text:p>10.8894515433922</text:p>
          </table:table-cell>
          <table:table-cell office:value-type="string" calcext:value-type="string">
            <text:p>0.9475836672034795+0j</text:p>
          </table:table-cell>
          <table:table-cell office:value-type="string" calcext:value-type="string">
            <text:p>66.83438593774147+0j</text:p>
          </table:table-cell>
          <table:table-cell office:value-type="string" calcext:value-type="string">
            <text:p>-66.50543758292967j</text:p>
          </table:table-cell>
          <table:table-cell table:formula="of:=IMREAL([.R75])+IMAGINARY([.R75])" office:value-type="float" office:value="0.94758366720348" calcext:value-type="float">
            <text:p>0.94758366720348</text:p>
          </table:table-cell>
          <table:table-cell table:formula="of:=IMREAL([.S75])+IMAGINARY([.S75])" office:value-type="float" office:value="66.8343859377415" calcext:value-type="float">
            <text:p>66.8343859377415</text:p>
          </table:table-cell>
          <table:table-cell table:formula="of:=IMREAL([.T75])+IMAGINARY([.T75])" office:value-type="float" office:value="-66.5054375829297" calcext:value-type="float">
            <text:p>-66.505437582929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0552390336062" calcext:value-type="float">
            <text:p>15.055239033606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9605150705075" calcext:value-type="float">
            <text:p>-73.9605150705075</text:p>
          </table:table-cell>
          <table:table-cell office:value-type="float" office:value="-75.4247318329889" calcext:value-type="float">
            <text:p>-75.4247318329889</text:p>
          </table:table-cell>
          <table:table-cell office:value-type="float" office:value="6.79230484188294" calcext:value-type="float">
            <text:p>6.7923048418829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4559456316844" calcext:value-type="float">
            <text:p>-73.4559456316844</text:p>
          </table:table-cell>
          <table:table-cell office:value-type="float" office:value="-75.0825386738572" calcext:value-type="float">
            <text:p>-75.0825386738572</text:p>
          </table:table-cell>
          <table:table-cell office:value-type="float" office:value="6.53428672936742" calcext:value-type="float">
            <text:p>6.534286729367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0.6771261405087" calcext:value-type="float">
            <text:p>-80.6771261405087</text:p>
          </table:table-cell>
          <table:table-cell office:value-type="float" office:value="-75.0825386738572" calcext:value-type="float">
            <text:p>-75.0825386738572</text:p>
          </table:table-cell>
          <table:table-cell office:value-type="float" office:value="11.3737637923349" calcext:value-type="float">
            <text:p>11.3737637923349</text:p>
          </table:table-cell>
          <table:table-cell office:value-type="string" calcext:value-type="string">
            <text:p>1.5929554561269+0j</text:p>
          </table:table-cell>
          <table:table-cell office:value-type="string" calcext:value-type="string">
            <text:p>77.1378831028494+0j</text:p>
          </table:table-cell>
          <table:table-cell office:value-type="string" calcext:value-type="string">
            <text:p>-76.86730244573026j</text:p>
          </table:table-cell>
          <table:table-cell table:formula="of:=IMREAL([.R76])+IMAGINARY([.R76])" office:value-type="float" office:value="1.5929554561269" calcext:value-type="float">
            <text:p>1.5929554561269</text:p>
          </table:table-cell>
          <table:table-cell table:formula="of:=IMREAL([.S76])+IMAGINARY([.S76])" office:value-type="float" office:value="77.1378831028494" calcext:value-type="float">
            <text:p>77.1378831028494</text:p>
          </table:table-cell>
          <table:table-cell table:formula="of:=IMREAL([.T76])+IMAGINARY([.T76])" office:value-type="float" office:value="-76.8673024457303" calcext:value-type="float">
            <text:p>-76.8673024457303</text:p>
          </table:table-cell>
          <table:table-cell table:number-columns-repeated="1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8849333128836" calcext:value-type="float">
            <text:p>14.884933312883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9723605493552" calcext:value-type="float">
            <text:p>-73.9723605493552</text:p>
          </table:table-cell>
          <table:table-cell office:value-type="float" office:value="-75.28225864969" calcext:value-type="float">
            <text:p>-75.28225864969</text:p>
          </table:table-cell>
          <table:table-cell office:value-type="float" office:value="6.79848303762991" calcext:value-type="float">
            <text:p>6.79848303762991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6191619421791" calcext:value-type="float">
            <text:p>-73.6191619421791</text:p>
          </table:table-cell>
          <table:table-cell office:value-type="float" office:value="-74.9742848064715" calcext:value-type="float">
            <text:p>-74.9742848064715</text:p>
          </table:table-cell>
          <table:table-cell office:value-type="float" office:value="6.61665866847025" calcext:value-type="float">
            <text:p>6.61665866847025</text:p>
          </table:table-cell>
          <table:table-cell office:value-type="float" office:value="-95" calcext:value-type="float">
            <text:p>-95</text:p>
          </table:table-cell>
          <table:table-cell office:value-type="float" office:value="-83" calcext:value-type="float">
            <text:p>-83</text:p>
          </table:table-cell>
          <table:table-cell office:value-type="float" office:value="-81.3739882983561" calcext:value-type="float">
            <text:p>-81.3739882983561</text:p>
          </table:table-cell>
          <table:table-cell office:value-type="float" office:value="-74.9742848064715" calcext:value-type="float">
            <text:p>-74.9742848064715</text:p>
          </table:table-cell>
          <table:table-cell office:value-type="float" office:value="11.9986654193856" calcext:value-type="float">
            <text:p>11.9986654193856</text:p>
          </table:table-cell>
          <table:table-cell office:value-type="string" calcext:value-type="string">
            <text:p>1.1387271263177694+0j</text:p>
          </table:table-cell>
          <table:table-cell office:value-type="string" calcext:value-type="string">
            <text:p>89.90979676798945+0j</text:p>
          </table:table-cell>
          <table:table-cell office:value-type="string" calcext:value-type="string">
            <text:p>-89.66773978933453j</text:p>
          </table:table-cell>
          <table:table-cell table:formula="of:=IMREAL([.R77])+IMAGINARY([.R77])" office:value-type="float" office:value="1.13872712631777" calcext:value-type="float">
            <text:p>1.13872712631777</text:p>
          </table:table-cell>
          <table:table-cell table:formula="of:=IMREAL([.S77])+IMAGINARY([.S77])" office:value-type="float" office:value="89.9097967679895" calcext:value-type="float">
            <text:p>89.9097967679895</text:p>
          </table:table-cell>
          <table:table-cell table:formula="of:=IMREAL([.T77])+IMAGINARY([.T77])" office:value-type="float" office:value="-89.6677397893345" calcext:value-type="float">
            <text:p>-89.6677397893345</text:p>
          </table:table-cell>
          <table:table-cell table:number-columns-repeated="1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7352039366633" calcext:value-type="float">
            <text:p>14.735203936663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806523845486" calcext:value-type="float">
            <text:p>-73.9806523845486</text:p>
          </table:table-cell>
          <table:table-cell office:value-type="float" office:value="-75.154032784721" calcext:value-type="float">
            <text:p>-75.154032784721</text:p>
          </table:table-cell>
          <table:table-cell office:value-type="float" office:value="6.80281111801657" calcext:value-type="float">
            <text:p>6.80281111801657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.7334133595254" calcext:value-type="float">
            <text:p>-73.7334133595254</text:p>
          </table:table-cell>
          <table:table-cell office:value-type="float" office:value="-74.8768563258244" calcext:value-type="float">
            <text:p>-74.8768563258244</text:p>
          </table:table-cell>
          <table:table-cell office:value-type="float" office:value="6.67493609205669" calcext:value-type="float">
            <text:p>6.67493609205669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1.2617918088493" calcext:value-type="float">
            <text:p>-81.2617918088493</text:p>
          </table:table-cell>
          <table:table-cell office:value-type="float" office:value="-74.8768563258244" calcext:value-type="float">
            <text:p>-74.8768563258244</text:p>
          </table:table-cell>
          <table:table-cell office:value-type="float" office:value="11.895783739664" calcext:value-type="float">
            <text:p>11.895783739664</text:p>
          </table:table-cell>
          <table:table-cell office:value-type="string" calcext:value-type="string">
            <text:p>0.8133942156221485+0j</text:p>
          </table:table-cell>
          <table:table-cell office:value-type="string" calcext:value-type="string">
            <text:p>87.31387423426474+0j</text:p>
          </table:table-cell>
          <table:table-cell office:value-type="string" calcext:value-type="string">
            <text:p>-87.05867179565655j</text:p>
          </table:table-cell>
          <table:table-cell table:formula="of:=IMREAL([.R78])+IMAGINARY([.R78])" office:value-type="float" office:value="0.813394215622149" calcext:value-type="float">
            <text:p>0.813394215622149</text:p>
          </table:table-cell>
          <table:table-cell table:formula="of:=IMREAL([.S78])+IMAGINARY([.S78])" office:value-type="float" office:value="87.3138742342647" calcext:value-type="float">
            <text:p>87.3138742342647</text:p>
          </table:table-cell>
          <table:table-cell table:formula="of:=IMREAL([.T78])+IMAGINARY([.T78])" office:value-type="float" office:value="-87.0586717956565" calcext:value-type="float">
            <text:p>-87.0586717956565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.5660414558175" calcext:value-type="float">
            <text:p>14.566041455817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286456669184" calcext:value-type="float">
            <text:p>-74.286456669184</text:p>
          </table:table-cell>
          <table:table-cell office:value-type="float" office:value="-75.1386295062489" calcext:value-type="float">
            <text:p>-75.1386295062489</text:p>
          </table:table-cell>
          <table:table-cell office:value-type="float" office:value="6.96437084842764" calcext:value-type="float">
            <text:p>6.9643708484276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8133893516678" calcext:value-type="float">
            <text:p>-73.8133893516678</text:p>
          </table:table-cell>
          <table:table-cell office:value-type="float" office:value="-74.789170693242" calcext:value-type="float">
            <text:p>-74.789170693242</text:p>
          </table:table-cell>
          <table:table-cell office:value-type="float" office:value="6.71603542729533" calcext:value-type="float">
            <text:p>6.71603542729533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80.8832542661945" calcext:value-type="float">
            <text:p>-80.8832542661945</text:p>
          </table:table-cell>
          <table:table-cell office:value-type="float" office:value="-74.789170693242" calcext:value-type="float">
            <text:p>-74.789170693242</text:p>
          </table:table-cell>
          <table:table-cell office:value-type="float" office:value="11.5551381515153" calcext:value-type="float">
            <text:p>11.5551381515153</text:p>
          </table:table-cell>
          <table:table-cell office:value-type="string" calcext:value-type="string">
            <text:p>1.5742406607921076+0j</text:p>
          </table:table-cell>
          <table:table-cell office:value-type="string" calcext:value-type="string">
            <text:p>78.74896970309088+0j</text:p>
          </table:table-cell>
          <table:table-cell office:value-type="string" calcext:value-type="string">
            <text:p>-78.46836057882955j</text:p>
          </table:table-cell>
          <table:table-cell table:formula="of:=IMREAL([.R79])+IMAGINARY([.R79])" office:value-type="float" office:value="1.57424066079211" calcext:value-type="float">
            <text:p>1.57424066079211</text:p>
          </table:table-cell>
          <table:table-cell table:formula="of:=IMREAL([.S79])+IMAGINARY([.S79])" office:value-type="float" office:value="78.7489697030909" calcext:value-type="float">
            <text:p>78.7489697030909</text:p>
          </table:table-cell>
          <table:table-cell table:formula="of:=IMREAL([.T79])+IMAGINARY([.T79])" office:value-type="float" office:value="-78.4683605788296" calcext:value-type="float">
            <text:p>-78.4683605788296</text:p>
          </table:table-cell>
          <table:table-cell table:number-columns-repeated="1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4146431908924" calcext:value-type="float">
            <text:p>14.4146431908924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4.5005196684288" calcext:value-type="float">
            <text:p>-74.5005196684288</text:p>
          </table:table-cell>
          <table:table-cell office:value-type="float" office:value="-75.124766555624" calcext:value-type="float">
            <text:p>-75.124766555624</text:p>
          </table:table-cell>
          <table:table-cell office:value-type="float" office:value="7.07974022091184" calcext:value-type="float">
            <text:p>7.0797402209118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1693725461674" calcext:value-type="float">
            <text:p>-74.1693725461674</text:p>
          </table:table-cell>
          <table:table-cell office:value-type="float" office:value="-74.8102536239178" calcext:value-type="float">
            <text:p>-74.8102536239178</text:p>
          </table:table-cell>
          <table:table-cell office:value-type="float" office:value="6.90206563477625" calcext:value-type="float">
            <text:p>6.902065634776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182779863361" calcext:value-type="float">
            <text:p>-80.9182779863361</text:p>
          </table:table-cell>
          <table:table-cell office:value-type="float" office:value="-74.8102536239178" calcext:value-type="float">
            <text:p>-74.8102536239178</text:p>
          </table:table-cell>
          <table:table-cell office:value-type="float" office:value="11.5862421132965" calcext:value-type="float">
            <text:p>11.5862421132965</text:p>
          </table:table-cell>
          <table:table-cell office:value-type="string" calcext:value-type="string">
            <text:p>1.1591870767442853+0j</text:p>
          </table:table-cell>
          <table:table-cell office:value-type="string" calcext:value-type="string">
            <text:p>77.5379447928579+0j</text:p>
          </table:table-cell>
          <table:table-cell office:value-type="string" calcext:value-type="string">
            <text:p>-77.23231079246165j</text:p>
          </table:table-cell>
          <table:table-cell table:formula="of:=IMREAL([.R80])+IMAGINARY([.R80])" office:value-type="float" office:value="1.15918707674429" calcext:value-type="float">
            <text:p>1.15918707674429</text:p>
          </table:table-cell>
          <table:table-cell table:formula="of:=IMREAL([.S80])+IMAGINARY([.S80])" office:value-type="float" office:value="77.5379447928579" calcext:value-type="float">
            <text:p>77.5379447928579</text:p>
          </table:table-cell>
          <table:table-cell table:formula="of:=IMREAL([.T80])+IMAGINARY([.T80])" office:value-type="float" office:value="-77.2323107924616" calcext:value-type="float">
            <text:p>-77.232310792461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239190449375" calcext:value-type="float">
            <text:p>14.2239190449375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office:value-type="float" office:value="-74.9503637679002" calcext:value-type="float">
            <text:p>-74.9503637679002</text:p>
          </table:table-cell>
          <table:table-cell office:value-type="float" office:value="-75.2122899000616" calcext:value-type="float">
            <text:p>-75.2122899000616</text:p>
          </table:table-cell>
          <table:table-cell office:value-type="float" office:value="7.32844994045365" calcext:value-type="float">
            <text:p>7.32844994045365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4185607823172" calcext:value-type="float">
            <text:p>-74.4185607823172</text:p>
          </table:table-cell>
          <table:table-cell office:value-type="float" office:value="-74.829228261526" calcext:value-type="float">
            <text:p>-74.829228261526</text:p>
          </table:table-cell>
          <table:table-cell office:value-type="float" office:value="7.03534435426269" calcext:value-type="float">
            <text:p>7.03534435426269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.9427945904353" calcext:value-type="float">
            <text:p>-80.9427945904353</text:p>
          </table:table-cell>
          <table:table-cell office:value-type="float" office:value="-74.829228261526" calcext:value-type="float">
            <text:p>-74.829228261526</text:p>
          </table:table-cell>
          <table:table-cell office:value-type="float" office:value="11.6080646896491" calcext:value-type="float">
            <text:p>11.6080646896491</text:p>
          </table:table-cell>
          <table:table-cell office:value-type="string" calcext:value-type="string">
            <text:p>1.9436856121268566+0j</text:p>
          </table:table-cell>
          <table:table-cell office:value-type="string" calcext:value-type="string">
            <text:p>75.48210940541466+0j</text:p>
          </table:table-cell>
          <table:table-cell office:value-type="string" calcext:value-type="string">
            <text:p>-75.16589923999216j</text:p>
          </table:table-cell>
          <table:table-cell table:formula="of:=IMREAL([.R81])+IMAGINARY([.R81])" office:value-type="float" office:value="1.94368561212686" calcext:value-type="float">
            <text:p>1.94368561212686</text:p>
          </table:table-cell>
          <table:table-cell table:formula="of:=IMREAL([.S81])+IMAGINARY([.S81])" office:value-type="float" office:value="75.4821094054147" calcext:value-type="float">
            <text:p>75.4821094054147</text:p>
          </table:table-cell>
          <table:table-cell table:formula="of:=IMREAL([.T81])+IMAGINARY([.T81])" office:value-type="float" office:value="-75.1658992399922" calcext:value-type="float">
            <text:p>-75.1658992399922</text:p>
          </table:table-cell>
          <table:table-cell table:number-columns-repeated="1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0428150060224" calcext:value-type="float">
            <text:p>14.042815006022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2652546375301" calcext:value-type="float">
            <text:p>-75.2652546375301</text:p>
          </table:table-cell>
          <table:table-cell office:value-type="float" office:value="-75.2910609100555" calcext:value-type="float">
            <text:p>-75.2910609100555</text:p>
          </table:table-cell>
          <table:table-cell office:value-type="float" office:value="7.50772727193374" calcext:value-type="float">
            <text:p>7.5077272719337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592992547622" calcext:value-type="float">
            <text:p>-74.592992547622</text:p>
          </table:table-cell>
          <table:table-cell office:value-type="float" office:value="-74.8463054353734" calcext:value-type="float">
            <text:p>-74.8463054353734</text:p>
          </table:table-cell>
          <table:table-cell office:value-type="float" office:value="7.13016781662004" calcext:value-type="float">
            <text:p>7.13016781662004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0.9599562133047" calcext:value-type="float">
            <text:p>-80.9599562133047</text:p>
          </table:table-cell>
          <table:table-cell office:value-type="float" office:value="-74.8463054353734" calcext:value-type="float">
            <text:p>-74.8463054353734</text:p>
          </table:table-cell>
          <table:table-cell office:value-type="float" office:value="11.6233649445479" calcext:value-type="float">
            <text:p>11.6233649445479</text:p>
          </table:table-cell>
          <table:table-cell office:value-type="string" calcext:value-type="string">
            <text:p>2.5421253166242477+0j</text:p>
          </table:table-cell>
          <table:table-cell office:value-type="string" calcext:value-type="string">
            <text:p>73.95304924881529+0j</text:p>
          </table:table-cell>
          <table:table-cell office:value-type="string" calcext:value-type="string">
            <text:p>-73.63466667176999j</text:p>
          </table:table-cell>
          <table:table-cell table:formula="of:=IMREAL([.R82])+IMAGINARY([.R82])" office:value-type="float" office:value="2.54212531662425" calcext:value-type="float">
            <text:p>2.54212531662425</text:p>
          </table:table-cell>
          <table:table-cell table:formula="of:=IMREAL([.S82])+IMAGINARY([.S82])" office:value-type="float" office:value="73.9530492488153" calcext:value-type="float">
            <text:p>73.9530492488153</text:p>
          </table:table-cell>
          <table:table-cell table:formula="of:=IMREAL([.T82])+IMAGINARY([.T82])" office:value-type="float" office:value="-73.63466667177" calcext:value-type="float">
            <text:p>-73.63466667177</text:p>
          </table:table-cell>
          <table:table-cell table:number-columns-repeated="1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0869779747171" calcext:value-type="float">
            <text:p>14.086977974717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856782462711" calcext:value-type="float">
            <text:p>-75.4856782462711</text:p>
          </table:table-cell>
          <table:table-cell office:value-type="float" office:value="-75.3619548190499" calcext:value-type="float">
            <text:p>-75.3619548190499</text:p>
          </table:table-cell>
          <table:table-cell office:value-type="float" office:value="7.63582456028176" calcext:value-type="float">
            <text:p>7.63582456028176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4.4150947833354" calcext:value-type="float">
            <text:p>-74.4150947833354</text:p>
          </table:table-cell>
          <table:table-cell office:value-type="float" office:value="-74.7616748918361" calcext:value-type="float">
            <text:p>-74.7616748918361</text:p>
          </table:table-cell>
          <table:table-cell office:value-type="float" office:value="7.03347302392302" calcext:value-type="float">
            <text:p>7.0334730239230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1.5719693493133" calcext:value-type="float">
            <text:p>-81.5719693493133</text:p>
          </table:table-cell>
          <table:table-cell office:value-type="float" office:value="-74.7616748918361" calcext:value-type="float">
            <text:p>-74.7616748918361</text:p>
          </table:table-cell>
          <table:table-cell office:value-type="float" office:value="12.1823847545507" calcext:value-type="float">
            <text:p>12.1823847545507</text:p>
          </table:table-cell>
          <table:table-cell office:value-type="string" calcext:value-type="string">
            <text:p>4.0463972441587295+0j</text:p>
          </table:table-cell>
          <table:table-cell office:value-type="string" calcext:value-type="string">
            <text:p>85.70984975130303+0j</text:p>
          </table:table-cell>
          <table:table-cell office:value-type="string" calcext:value-type="string">
            <text:p>-85.4910785489749j</text:p>
          </table:table-cell>
          <table:table-cell table:formula="of:=IMREAL([.R83])+IMAGINARY([.R83])" office:value-type="float" office:value="4.04639724415873" calcext:value-type="float">
            <text:p>4.04639724415873</text:p>
          </table:table-cell>
          <table:table-cell table:formula="of:=IMREAL([.S83])+IMAGINARY([.S83])" office:value-type="float" office:value="85.709849751303" calcext:value-type="float">
            <text:p>85.709849751303</text:p>
          </table:table-cell>
          <table:table-cell table:formula="of:=IMREAL([.T83])+IMAGINARY([.T83])" office:value-type="float" office:value="-85.4910785489749" calcext:value-type="float">
            <text:p>-85.4910785489749</text:p>
          </table:table-cell>
          <table:table-cell table:number-columns-repeated="1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3.8476669012671" calcext:value-type="float">
            <text:p>13.8476669012671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6399747723898" calcext:value-type="float">
            <text:p>-75.6399747723898</text:p>
          </table:table-cell>
          <table:table-cell office:value-type="float" office:value="-75.4257593371449" calcext:value-type="float">
            <text:p>-75.4257593371449</text:p>
          </table:table-cell>
          <table:table-cell office:value-type="float" office:value="7.72679088962965" calcext:value-type="float">
            <text:p>7.72679088962965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2905663483348" calcext:value-type="float">
            <text:p>-74.2905663483348</text:p>
          </table:table-cell>
          <table:table-cell office:value-type="float" office:value="-74.6855074026525" calcext:value-type="float">
            <text:p>-74.6855074026525</text:p>
          </table:table-cell>
          <table:table-cell office:value-type="float" office:value="6.96656796316181" calcext:value-type="float">
            <text:p>6.9665679631618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0003785445193" calcext:value-type="float">
            <text:p>-82.0003785445193</text:p>
          </table:table-cell>
          <table:table-cell office:value-type="float" office:value="-74.6855074026525" calcext:value-type="float">
            <text:p>-74.6855074026525</text:p>
          </table:table-cell>
          <table:table-cell office:value-type="float" office:value="12.5896198960468" calcext:value-type="float">
            <text:p>12.5896198960468</text:p>
          </table:table-cell>
          <table:table-cell office:value-type="string" calcext:value-type="string">
            <text:p>5.107376484868653+0j</text:p>
          </table:table-cell>
          <table:table-cell office:value-type="string" calcext:value-type="string">
            <text:p>94.61345747194265+0j</text:p>
          </table:table-cell>
          <table:table-cell office:value-type="string" calcext:value-type="string">
            <text:p>-94.46518090516469j</text:p>
          </table:table-cell>
          <table:table-cell table:formula="of:=IMREAL([.R84])+IMAGINARY([.R84])" office:value-type="float" office:value="5.10737648486865" calcext:value-type="float">
            <text:p>5.10737648486865</text:p>
          </table:table-cell>
          <table:table-cell table:formula="of:=IMREAL([.S84])+IMAGINARY([.S84])" office:value-type="float" office:value="94.6134574719427" calcext:value-type="float">
            <text:p>94.6134574719427</text:p>
          </table:table-cell>
          <table:table-cell table:formula="of:=IMREAL([.T84])+IMAGINARY([.T84])" office:value-type="float" office:value="-94.4651809051647" calcext:value-type="float">
            <text:p>-94.4651809051647</text:p>
          </table:table-cell>
          <table:table-cell table:number-columns-repeated="1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3.4053853411072" calcext:value-type="float">
            <text:p>13.405385341107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479823406728" calcext:value-type="float">
            <text:p>-75.7479823406728</text:p>
          </table:table-cell>
          <table:table-cell office:value-type="float" office:value="-75.4831834034304" calcext:value-type="float">
            <text:p>-75.4831834034304</text:p>
          </table:table-cell>
          <table:table-cell office:value-type="float" office:value="7.79111135102457" calcext:value-type="float">
            <text:p>7.7911113510245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033964438344" calcext:value-type="float">
            <text:p>-74.2033964438344</text:p>
          </table:table-cell>
          <table:table-cell office:value-type="float" office:value="-74.6169566623872" calcext:value-type="float">
            <text:p>-74.6169566623872</text:p>
          </table:table-cell>
          <table:table-cell office:value-type="float" office:value="6.92011345559983" calcext:value-type="float">
            <text:p>6.9201134555998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3002649811635" calcext:value-type="float">
            <text:p>-82.3002649811635</text:p>
          </table:table-cell>
          <table:table-cell office:value-type="float" office:value="-74.6169566623872" calcext:value-type="float">
            <text:p>-74.6169566623872</text:p>
          </table:table-cell>
          <table:table-cell office:value-type="float" office:value="12.8827575245097" calcext:value-type="float">
            <text:p>12.8827575245097</text:p>
          </table:table-cell>
          <table:table-cell office:value-type="string" calcext:value-type="string">
            <text:p>5.854293566222724+0j</text:p>
          </table:table-cell>
          <table:table-cell office:value-type="string" calcext:value-type="string">
            <text:p>101.20035514556164+0j</text:p>
          </table:table-cell>
          <table:table-cell office:value-type="string" calcext:value-type="string">
            <text:p>-101.10114778760988j</text:p>
          </table:table-cell>
          <table:table-cell table:formula="of:=IMREAL([.R85])+IMAGINARY([.R85])" office:value-type="float" office:value="5.85429356622272" calcext:value-type="float">
            <text:p>5.85429356622272</text:p>
          </table:table-cell>
          <table:table-cell table:formula="of:=IMREAL([.S85])+IMAGINARY([.S85])" office:value-type="float" office:value="101.200355145562" calcext:value-type="float">
            <text:p>101.200355145562</text:p>
          </table:table-cell>
          <table:table-cell table:formula="of:=IMREAL([.T85])+IMAGINARY([.T85])" office:value-type="float" office:value="-101.10114778761" calcext:value-type="float">
            <text:p>-101.1011477876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0603060033095" calcext:value-type="float">
            <text:p>13.060306003309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23587638471" calcext:value-type="float">
            <text:p>-75.823587638471</text:p>
          </table:table-cell>
          <table:table-cell office:value-type="float" office:value="-75.5348650630874" calcext:value-type="float">
            <text:p>-75.5348650630874</text:p>
          </table:table-cell>
          <table:table-cell office:value-type="float" office:value="7.83645398776043" calcext:value-type="float">
            <text:p>7.836453987760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42377510684" calcext:value-type="float">
            <text:p>-74.142377510684</text:p>
          </table:table-cell>
          <table:table-cell office:value-type="float" office:value="-74.5552609961485" calcext:value-type="float">
            <text:p>-74.5552609961485</text:p>
          </table:table-cell>
          <table:table-cell office:value-type="float" office:value="6.88777973556037" calcext:value-type="float">
            <text:p>6.88777973556037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3.4101854868145" calcext:value-type="float">
            <text:p>-83.4101854868145</text:p>
          </table:table-cell>
          <table:table-cell office:value-type="float" office:value="-74.5552609961485" calcext:value-type="float">
            <text:p>-74.5552609961485</text:p>
          </table:table-cell>
          <table:table-cell office:value-type="float" office:value="14.028336760566" calcext:value-type="float">
            <text:p>14.028336760566</text:p>
          </table:table-cell>
          <table:table-cell office:value-type="string" calcext:value-type="string">
            <text:p>6.3793188257682445+0j</text:p>
          </table:table-cell>
          <table:table-cell office:value-type="string" calcext:value-type="string">
            <text:p>129.07873885850904+0j</text:p>
          </table:table-cell>
          <table:table-cell office:value-type="string" calcext:value-type="string">
            <text:p>-129.0252355721953j</text:p>
          </table:table-cell>
          <table:table-cell table:formula="of:=IMREAL([.R86])+IMAGINARY([.R86])" office:value-type="float" office:value="6.37931882576824" calcext:value-type="float">
            <text:p>6.37931882576824</text:p>
          </table:table-cell>
          <table:table-cell table:formula="of:=IMREAL([.S86])+IMAGINARY([.S86])" office:value-type="float" office:value="129.078738858509" calcext:value-type="float">
            <text:p>129.078738858509</text:p>
          </table:table-cell>
          <table:table-cell table:formula="of:=IMREAL([.T86])+IMAGINARY([.T86])" office:value-type="float" office:value="-129.025235572195" calcext:value-type="float">
            <text:p>-129.025235572195</text:p>
          </table:table-cell>
          <table:table-cell table:number-columns-repeated="1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2.9538833780547" calcext:value-type="float">
            <text:p>12.953883378054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765113469297" calcext:value-type="float">
            <text:p>-75.8765113469297</text:p>
          </table:table-cell>
          <table:table-cell office:value-type="float" office:value="-75.5813785567787" calcext:value-type="float">
            <text:p>-75.5813785567787</text:p>
          </table:table-cell>
          <table:table-cell office:value-type="float" office:value="7.86835075363841" calcext:value-type="float">
            <text:p>7.8683507536384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996642574788" calcext:value-type="float">
            <text:p>-74.0996642574788</text:p>
          </table:table-cell>
          <table:table-cell office:value-type="float" office:value="-74.4997348965337" calcext:value-type="float">
            <text:p>-74.4997348965337</text:p>
          </table:table-cell>
          <table:table-cell office:value-type="float" office:value="6.86523606436698" calcext:value-type="float">
            <text:p>6.8652360643669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4.1871298407701" calcext:value-type="float">
            <text:p>-84.1871298407701</text:p>
          </table:table-cell>
          <table:table-cell office:value-type="float" office:value="-74.4997348965337" calcext:value-type="float">
            <text:p>-74.4997348965337</text:p>
          </table:table-cell>
          <table:table-cell office:value-type="float" office:value="14.890330182326" calcext:value-type="float">
            <text:p>14.890330182326</text:p>
          </table:table-cell>
          <table:table-cell office:value-type="string" calcext:value-type="string">
            <text:p>6.747944255816776+0j</text:p>
          </table:table-cell>
          <table:table-cell office:value-type="string" calcext:value-type="string">
            <text:p>151.63341034768666+0j</text:p>
          </table:table-cell>
          <table:table-cell office:value-type="string" calcext:value-type="string">
            <text:p>-151.6034406067135j</text:p>
          </table:table-cell>
          <table:table-cell table:formula="of:=IMREAL([.R87])+IMAGINARY([.R87])" office:value-type="float" office:value="6.74794425581678" calcext:value-type="float">
            <text:p>6.74794425581678</text:p>
          </table:table-cell>
          <table:table-cell table:formula="of:=IMREAL([.S87])+IMAGINARY([.S87])" office:value-type="float" office:value="151.633410347687" calcext:value-type="float">
            <text:p>151.633410347687</text:p>
          </table:table-cell>
          <table:table-cell table:formula="of:=IMREAL([.T87])+IMAGINARY([.T87])" office:value-type="float" office:value="-151.603440606714" calcext:value-type="float">
            <text:p>-151.603440606714</text:p>
          </table:table-cell>
          <table:table-cell table:number-columns-repeated="1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3.0091161947477" calcext:value-type="float">
            <text:p>13.0091161947477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9135579428508" calcext:value-type="float">
            <text:p>-75.9135579428508</text:p>
          </table:table-cell>
          <table:table-cell office:value-type="float" office:value="-75.6232407011008" calcext:value-type="float">
            <text:p>-75.6232407011008</text:p>
          </table:table-cell>
          <table:table-cell office:value-type="float" office:value="7.89075570696297" calcext:value-type="float">
            <text:p>7.8907557069629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697649802352" calcext:value-type="float">
            <text:p>-74.0697649802352</text:p>
          </table:table-cell>
          <table:table-cell office:value-type="float" office:value="-74.4497614068803" calcext:value-type="float">
            <text:p>-74.4497614068803</text:p>
          </table:table-cell>
          <table:table-cell office:value-type="float" office:value="6.84949941118834" calcext:value-type="float">
            <text:p>6.8494994111883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4.7309908885391" calcext:value-type="float">
            <text:p>-84.7309908885391</text:p>
          </table:table-cell>
          <table:table-cell office:value-type="float" office:value="-74.4497614068803" calcext:value-type="float">
            <text:p>-74.4497614068803</text:p>
          </table:table-cell>
          <table:table-cell office:value-type="float" office:value="15.5250507892252" calcext:value-type="float">
            <text:p>15.5250507892252</text:p>
          </table:table-cell>
          <table:table-cell office:value-type="string" calcext:value-type="string">
            <text:p>7.006537928681352+0j</text:p>
          </table:table-cell>
          <table:table-cell office:value-type="string" calcext:value-type="string">
            <text:p>169.10715984262066+0j</text:p>
          </table:table-cell>
          <table:table-cell office:value-type="string" calcext:value-type="string">
            <text:p>-169.09055638208352j</text:p>
          </table:table-cell>
          <table:table-cell table:formula="of:=IMREAL([.R88])+IMAGINARY([.R88])" office:value-type="float" office:value="7.00653792868135" calcext:value-type="float">
            <text:p>7.00653792868135</text:p>
          </table:table-cell>
          <table:table-cell table:formula="of:=IMREAL([.S88])+IMAGINARY([.S88])" office:value-type="float" office:value="169.107159842621" calcext:value-type="float">
            <text:p>169.107159842621</text:p>
          </table:table-cell>
          <table:table-cell table:formula="of:=IMREAL([.T88])+IMAGINARY([.T88])" office:value-type="float" office:value="-169.090556382084" calcext:value-type="float">
            <text:p>-169.090556382084</text:p>
          </table:table-cell>
          <table:table-cell table:number-columns-repeated="1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3.1326508281348" calcext:value-type="float">
            <text:p>13.132650828134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394905599955" calcext:value-type="float">
            <text:p>-75.9394905599955</text:p>
          </table:table-cell>
          <table:table-cell office:value-type="float" office:value="-75.6609166309907" calcext:value-type="float">
            <text:p>-75.6609166309907</text:p>
          </table:table-cell>
          <table:table-cell office:value-type="float" office:value="7.90647712306622" calcext:value-type="float">
            <text:p>7.9064771230662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488354861646" calcext:value-type="float">
            <text:p>-74.0488354861646</text:p>
          </table:table-cell>
          <table:table-cell office:value-type="float" office:value="-74.4047852661923" calcext:value-type="float">
            <text:p>-74.4047852661923</text:p>
          </table:table-cell>
          <table:table-cell office:value-type="float" office:value="6.83850522167974" calcext:value-type="float">
            <text:p>6.8385052216797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.1116936219773" calcext:value-type="float">
            <text:p>-85.1116936219773</text:p>
          </table:table-cell>
          <table:table-cell office:value-type="float" office:value="-74.4047852661923" calcext:value-type="float">
            <text:p>-74.4047852661923</text:p>
          </table:table-cell>
          <table:table-cell office:value-type="float" office:value="15.9853857447524" calcext:value-type="float">
            <text:p>15.9853857447524</text:p>
          </table:table-cell>
          <table:table-cell office:value-type="string" calcext:value-type="string">
            <text:p>7.187830377558304+0j</text:p>
          </table:table-cell>
          <table:table-cell office:value-type="string" calcext:value-type="string">
            <text:p>182.23947318511262+0j</text:p>
          </table:table-cell>
          <table:table-cell office:value-type="string" calcext:value-type="string">
            <text:p>-182.23096294378468j</text:p>
          </table:table-cell>
          <table:table-cell table:formula="of:=IMREAL([.R89])+IMAGINARY([.R89])" office:value-type="float" office:value="7.1878303775583" calcext:value-type="float">
            <text:p>7.1878303775583</text:p>
          </table:table-cell>
          <table:table-cell table:formula="of:=IMREAL([.S89])+IMAGINARY([.S89])" office:value-type="float" office:value="182.239473185113" calcext:value-type="float">
            <text:p>182.239473185113</text:p>
          </table:table-cell>
          <table:table-cell table:formula="of:=IMREAL([.T89])+IMAGINARY([.T89])" office:value-type="float" office:value="-182.230962943785" calcext:value-type="float">
            <text:p>-182.230962943785</text:p>
          </table:table-cell>
          <table:table-cell table:number-columns-repeated="1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3.0561674424697" calcext:value-type="float">
            <text:p>13.056167442469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576433919969" calcext:value-type="float">
            <text:p>-75.9576433919969</text:p>
          </table:table-cell>
          <table:table-cell office:value-type="float" office:value="-75.6948249678916" calcext:value-type="float">
            <text:p>-75.6948249678916</text:p>
          </table:table-cell>
          <table:table-cell office:value-type="float" office:value="7.91750074787171" calcext:value-type="float">
            <text:p>7.9175007478717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341848403152" calcext:value-type="float">
            <text:p>-74.0341848403152</text:p>
          </table:table-cell>
          <table:table-cell office:value-type="float" office:value="-74.3643067395731" calcext:value-type="float">
            <text:p>-74.3643067395731</text:p>
          </table:table-cell>
          <table:table-cell office:value-type="float" office:value="6.83081979059561" calcext:value-type="float">
            <text:p>6.8308197905956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3781855353841" calcext:value-type="float">
            <text:p>-85.3781855353841</text:p>
          </table:table-cell>
          <table:table-cell office:value-type="float" office:value="-74.3643067395731" calcext:value-type="float">
            <text:p>-74.3643067395731</text:p>
          </table:table-cell>
          <table:table-cell office:value-type="float" office:value="16.3157177793067" calcext:value-type="float">
            <text:p>16.3157177793067</text:p>
          </table:table-cell>
          <table:table-cell office:value-type="string" calcext:value-type="string">
            <text:p>7.3148723095255175+0j</text:p>
          </table:table-cell>
          <table:table-cell office:value-type="string" calcext:value-type="string">
            <text:p>191.90108705758306+0j</text:p>
          </table:table-cell>
          <table:table-cell office:value-type="string" calcext:value-type="string">
            <text:p>-191.89769571283574j</text:p>
          </table:table-cell>
          <table:table-cell table:formula="of:=IMREAL([.R90])+IMAGINARY([.R90])" office:value-type="float" office:value="7.31487230952552" calcext:value-type="float">
            <text:p>7.31487230952552</text:p>
          </table:table-cell>
          <table:table-cell table:formula="of:=IMREAL([.S90])+IMAGINARY([.S90])" office:value-type="float" office:value="191.901087057583" calcext:value-type="float">
            <text:p>191.901087057583</text:p>
          </table:table-cell>
          <table:table-cell table:formula="of:=IMREAL([.T90])+IMAGINARY([.T90])" office:value-type="float" office:value="-191.897695712836" calcext:value-type="float">
            <text:p>-191.89769571283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634023844107" calcext:value-type="float">
            <text:p>13.063402384410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03503743978" calcext:value-type="float">
            <text:p>-75.9703503743978</text:p>
          </table:table-cell>
          <table:table-cell office:value-type="float" office:value="-75.7253424711025" calcext:value-type="float">
            <text:p>-75.7253424711025</text:p>
          </table:table-cell>
          <table:table-cell office:value-type="float" office:value="7.92522642894179" calcext:value-type="float">
            <text:p>7.9252264289417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239293882207" calcext:value-type="float">
            <text:p>-74.0239293882207</text:p>
          </table:table-cell>
          <table:table-cell office:value-type="float" office:value="-74.3278760656158" calcext:value-type="float">
            <text:p>-74.3278760656158</text:p>
          </table:table-cell>
          <table:table-cell office:value-type="float" office:value="6.82544512857579" calcext:value-type="float">
            <text:p>6.8254451285757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5647298747689" calcext:value-type="float">
            <text:p>-85.5647298747689</text:p>
          </table:table-cell>
          <table:table-cell office:value-type="float" office:value="-74.3278760656158" calcext:value-type="float">
            <text:p>-74.3278760656158</text:p>
          </table:table-cell>
          <table:table-cell office:value-type="float" office:value="16.5510034482604" calcext:value-type="float">
            <text:p>16.5510034482604</text:p>
          </table:table-cell>
          <table:table-cell office:value-type="string" calcext:value-type="string">
            <text:p>7.403869430362849+0j</text:p>
          </table:table-cell>
          <table:table-cell office:value-type="string" calcext:value-type="string">
            <text:p>198.90402309264317+0j</text:p>
          </table:table-cell>
          <table:table-cell office:value-type="string" calcext:value-type="string">
            <text:p>-198.9039690283685j</text:p>
          </table:table-cell>
          <table:table-cell table:formula="of:=IMREAL([.R91])+IMAGINARY([.R91])" office:value-type="float" office:value="7.40386943036285" calcext:value-type="float">
            <text:p>7.40386943036285</text:p>
          </table:table-cell>
          <table:table-cell table:formula="of:=IMREAL([.S91])+IMAGINARY([.S91])" office:value-type="float" office:value="198.904023092643" calcext:value-type="float">
            <text:p>198.904023092643</text:p>
          </table:table-cell>
          <table:table-cell table:formula="of:=IMREAL([.T91])+IMAGINARY([.T91])" office:value-type="float" office:value="-198.903969028368" calcext:value-type="float">
            <text:p>-198.903969028368</text:p>
          </table:table-cell>
          <table:table-cell table:number-columns-repeated="1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3.029119438173" calcext:value-type="float">
            <text:p>13.02911943817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9792452620785" calcext:value-type="float">
            <text:p>-75.9792452620785</text:p>
          </table:table-cell>
          <table:table-cell office:value-type="float" office:value="-75.7528082239922" calcext:value-type="float">
            <text:p>-75.7528082239922</text:p>
          </table:table-cell>
          <table:table-cell office:value-type="float" office:value="7.93063889066598" calcext:value-type="float">
            <text:p>7.9306388906659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67505717545" calcext:value-type="float">
            <text:p>-74.0167505717545</text:p>
          </table:table-cell>
          <table:table-cell office:value-type="float" office:value="-74.2950884590542" calcext:value-type="float">
            <text:p>-74.2950884590542</text:p>
          </table:table-cell>
          <table:table-cell office:value-type="float" office:value="6.82168538156747" calcext:value-type="float">
            <text:p>6.82168538156747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5.6953109123382" calcext:value-type="float">
            <text:p>-85.6953109123382</text:p>
          </table:table-cell>
          <table:table-cell office:value-type="float" office:value="-74.2950884590542" calcext:value-type="float">
            <text:p>-74.2950884590542</text:p>
          </table:table-cell>
          <table:table-cell office:value-type="float" office:value="16.717719357971" calcext:value-type="float">
            <text:p>16.717719357971</text:p>
          </table:table-cell>
          <table:table-cell office:value-type="string" calcext:value-type="string">
            <text:p>7.4662008041146395+0j</text:p>
          </table:table-cell>
          <table:table-cell office:value-type="string" calcext:value-type="string">
            <text:p>203.92714195819383+0j</text:p>
          </table:table-cell>
          <table:table-cell office:value-type="string" calcext:value-type="string">
            <text:p>-203.92931029478532j</text:p>
          </table:table-cell>
          <table:table-cell table:formula="of:=IMREAL([.R92])+IMAGINARY([.R92])" office:value-type="float" office:value="7.46620080411464" calcext:value-type="float">
            <text:p>7.46620080411464</text:p>
          </table:table-cell>
          <table:table-cell table:formula="of:=IMREAL([.S92])+IMAGINARY([.S92])" office:value-type="float" office:value="203.927141958194" calcext:value-type="float">
            <text:p>203.927141958194</text:p>
          </table:table-cell>
          <table:table-cell table:formula="of:=IMREAL([.T92])+IMAGINARY([.T92])" office:value-type="float" office:value="-203.929310294785" calcext:value-type="float">
            <text:p>-203.929310294785</text:p>
          </table:table-cell>
          <table:table-cell table:number-columns-repeated="1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3.0667003231043" calcext:value-type="float">
            <text:p>13.066700323104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.3854716834549" calcext:value-type="float">
            <text:p>-75.3854716834549</text:p>
          </table:table-cell>
          <table:table-cell office:value-type="float" office:value="-75.577527401593" calcext:value-type="float">
            <text:p>-75.577527401593</text:p>
          </table:table-cell>
          <table:table-cell office:value-type="float" office:value="7.57732164579489" calcext:value-type="float">
            <text:p>7.5773216457948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17254002281" calcext:value-type="float">
            <text:p>-74.0117254002281</text:p>
          </table:table-cell>
          <table:table-cell office:value-type="float" office:value="-74.2655796131488" calcext:value-type="float">
            <text:p>-74.2655796131488</text:p>
          </table:table-cell>
          <table:table-cell office:value-type="float" office:value="6.81905479099203" calcext:value-type="float">
            <text:p>6.8190547909920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7867176386367" calcext:value-type="float">
            <text:p>-85.7867176386367</text:p>
          </table:table-cell>
          <table:table-cell office:value-type="float" office:value="-74.2655796131488" calcext:value-type="float">
            <text:p>-74.2655796131488</text:p>
          </table:table-cell>
          <table:table-cell office:value-type="float" office:value="16.8354186784771" calcext:value-type="float">
            <text:p>16.8354186784771</text:p>
          </table:table-cell>
          <table:table-cell office:value-type="string" calcext:value-type="string">
            <text:p>4.991952309672829+0j</text:p>
          </table:table-cell>
          <table:table-cell office:value-type="string" calcext:value-type="string">
            <text:p>210.15913559803838+0j</text:p>
          </table:table-cell>
          <table:table-cell office:value-type="string" calcext:value-type="string">
            <text:p>-210.094807385273j</text:p>
          </table:table-cell>
          <table:table-cell table:formula="of:=IMREAL([.R93])+IMAGINARY([.R93])" office:value-type="float" office:value="4.99195230967283" calcext:value-type="float">
            <text:p>4.99195230967283</text:p>
          </table:table-cell>
          <table:table-cell table:formula="of:=IMREAL([.S93])+IMAGINARY([.S93])" office:value-type="float" office:value="210.159135598038" calcext:value-type="float">
            <text:p>210.159135598038</text:p>
          </table:table-cell>
          <table:table-cell table:formula="of:=IMREAL([.T93])+IMAGINARY([.T93])" office:value-type="float" office:value="-210.094807385273" calcext:value-type="float">
            <text:p>-210.094807385273</text:p>
          </table:table-cell>
          <table:table-cell table:number-columns-repeated="1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3.0561171430459" calcext:value-type="float">
            <text:p>13.0561171430459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9698301784184" calcext:value-type="float">
            <text:p>-74.9698301784184</text:p>
          </table:table-cell>
          <table:table-cell office:value-type="float" office:value="-75.4197746614337" calcext:value-type="float">
            <text:p>-75.4197746614337</text:p>
          </table:table-cell>
          <table:table-cell office:value-type="float" office:value="7.33940757767341" calcext:value-type="float">
            <text:p>7.3394075776734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82077801597" calcext:value-type="float">
            <text:p>-74.0082077801597</text:p>
          </table:table-cell>
          <table:table-cell office:value-type="float" office:value="-74.2390216518339" calcext:value-type="float">
            <text:p>-74.2390216518339</text:p>
          </table:table-cell>
          <table:table-cell office:value-type="float" office:value="6.81721398118827" calcext:value-type="float">
            <text:p>6.8172139811882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5.5507023470457" calcext:value-type="float">
            <text:p>-85.5507023470457</text:p>
          </table:table-cell>
          <table:table-cell office:value-type="float" office:value="-74.2390216518339" calcext:value-type="float">
            <text:p>-74.2390216518339</text:p>
          </table:table-cell>
          <table:table-cell office:value-type="float" office:value="16.5331933577035" calcext:value-type="float">
            <text:p>16.5331933577035</text:p>
          </table:table-cell>
          <table:table-cell office:value-type="string" calcext:value-type="string">
            <text:p>3.3902259663185705+0j</text:p>
          </table:table-cell>
          <table:table-cell office:value-type="string" calcext:value-type="string">
            <text:p>202.70301274270145+0j</text:p>
          </table:table-cell>
          <table:table-cell office:value-type="string" calcext:value-type="string">
            <text:p>-202.60783385270236j</text:p>
          </table:table-cell>
          <table:table-cell table:formula="of:=IMREAL([.R94])+IMAGINARY([.R94])" office:value-type="float" office:value="3.39022596631857" calcext:value-type="float">
            <text:p>3.39022596631857</text:p>
          </table:table-cell>
          <table:table-cell table:formula="of:=IMREAL([.S94])+IMAGINARY([.S94])" office:value-type="float" office:value="202.703012742701" calcext:value-type="float">
            <text:p>202.703012742701</text:p>
          </table:table-cell>
          <table:table-cell table:formula="of:=IMREAL([.T94])+IMAGINARY([.T94])" office:value-type="float" office:value="-202.607833852702" calcext:value-type="float">
            <text:p>-202.607833852702</text:p>
          </table:table-cell>
          <table:table-cell table:number-columns-repeated="1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3.0298365031078" calcext:value-type="float">
            <text:p>13.029836503107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788811248929" calcext:value-type="float">
            <text:p>-74.6788811248929</text:p>
          </table:table-cell>
          <table:table-cell office:value-type="float" office:value="-75.2777971952903" calcext:value-type="float">
            <text:p>-75.2777971952903</text:p>
          </table:table-cell>
          <table:table-cell office:value-type="float" office:value="7.17732652013963" calcext:value-type="float">
            <text:p>7.177326520139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57454461118" calcext:value-type="float">
            <text:p>-74.0057454461118</text:p>
          </table:table-cell>
          <table:table-cell office:value-type="float" office:value="-74.2151194866505" calcext:value-type="float">
            <text:p>-74.2151194866505</text:p>
          </table:table-cell>
          <table:table-cell office:value-type="float" office:value="6.81592571000591" calcext:value-type="float">
            <text:p>6.81592571000591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385491642932" calcext:value-type="float">
            <text:p>-85.385491642932</text:p>
          </table:table-cell>
          <table:table-cell office:value-type="float" office:value="-74.2151194866505" calcext:value-type="float">
            <text:p>-74.2151194866505</text:p>
          </table:table-cell>
          <table:table-cell office:value-type="float" office:value="16.3248696200374" calcext:value-type="float">
            <text:p>16.3248696200374</text:p>
          </table:table-cell>
          <table:table-cell office:value-type="string" calcext:value-type="string">
            <text:p>2.3287148601726613+0j</text:p>
          </table:table-cell>
          <table:table-cell office:value-type="string" calcext:value-type="string">
            <text:p>197.6155596264534+0j</text:p>
          </table:table-cell>
          <table:table-cell office:value-type="string" calcext:value-type="string">
            <text:p>-197.5057228711468j</text:p>
          </table:table-cell>
          <table:table-cell table:formula="of:=IMREAL([.R95])+IMAGINARY([.R95])" office:value-type="float" office:value="2.32871486017266" calcext:value-type="float">
            <text:p>2.32871486017266</text:p>
          </table:table-cell>
          <table:table-cell table:formula="of:=IMREAL([.S95])+IMAGINARY([.S95])" office:value-type="float" office:value="197.615559626453" calcext:value-type="float">
            <text:p>197.615559626453</text:p>
          </table:table-cell>
          <table:table-cell table:formula="of:=IMREAL([.T95])+IMAGINARY([.T95])" office:value-type="float" office:value="-197.505722871147" calcext:value-type="float">
            <text:p>-197.505722871147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0349334332731" calcext:value-type="float">
            <text:p>13.034933433273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75216787425" calcext:value-type="float">
            <text:p>-74.475216787425</text:p>
          </table:table-cell>
          <table:table-cell office:value-type="float" office:value="-75.1500174757613" calcext:value-type="float">
            <text:p>-75.1500174757613</text:p>
          </table:table-cell>
          <table:table-cell office:value-type="float" office:value="7.06600422721409" calcext:value-type="float">
            <text:p>7.0660042272140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40218122782" calcext:value-type="float">
            <text:p>-74.0040218122782</text:p>
          </table:table-cell>
          <table:table-cell office:value-type="float" office:value="-74.1936075379855" calcext:value-type="float">
            <text:p>-74.1936075379855</text:p>
          </table:table-cell>
          <table:table-cell office:value-type="float" office:value="6.81502406503304" calcext:value-type="float">
            <text:p>6.8150240650330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698441500524" calcext:value-type="float">
            <text:p>-85.2698441500524</text:p>
          </table:table-cell>
          <table:table-cell office:value-type="float" office:value="-74.1936075379855" calcext:value-type="float">
            <text:p>-74.1936075379855</text:p>
          </table:table-cell>
          <table:table-cell office:value-type="float" office:value="16.1806068240591" calcext:value-type="float">
            <text:p>16.1806068240591</text:p>
          </table:table-cell>
          <table:table-cell office:value-type="string" calcext:value-type="string">
            <text:p>1.6135739691034694+0j</text:p>
          </table:table-cell>
          <table:table-cell office:value-type="string" calcext:value-type="string">
            <text:p>194.11785307604268+0j</text:p>
          </table:table-cell>
          <table:table-cell office:value-type="string" calcext:value-type="string">
            <text:p>-194.0009397013188j</text:p>
          </table:table-cell>
          <table:table-cell table:formula="of:=IMREAL([.R96])+IMAGINARY([.R96])" office:value-type="float" office:value="1.61357396910347" calcext:value-type="float">
            <text:p>1.61357396910347</text:p>
          </table:table-cell>
          <table:table-cell table:formula="of:=IMREAL([.S96])+IMAGINARY([.S96])" office:value-type="float" office:value="194.117853076043" calcext:value-type="float">
            <text:p>194.117853076043</text:p>
          </table:table-cell>
          <table:table-cell table:formula="of:=IMREAL([.T96])+IMAGINARY([.T96])" office:value-type="float" office:value="-194.000939701319" calcext:value-type="float">
            <text:p>-194.000939701319</text:p>
          </table:table-cell>
          <table:table-cell table:number-columns-repeated="1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3.0435115094349" calcext:value-type="float">
            <text:p>13.043511509434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326517511975" calcext:value-type="float">
            <text:p>-74.3326517511975</text:p>
          </table:table-cell>
          <table:table-cell office:value-type="float" office:value="-75.0350157281852" calcext:value-type="float">
            <text:p>-75.0350157281852</text:p>
          </table:table-cell>
          <table:table-cell office:value-type="float" office:value="6.98910757399395" calcext:value-type="float">
            <text:p>6.9891075739939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28152685948" calcext:value-type="float">
            <text:p>-74.0028152685948</text:p>
          </table:table-cell>
          <table:table-cell office:value-type="float" office:value="-74.1742467841869" calcext:value-type="float">
            <text:p>-74.1742467841869</text:p>
          </table:table-cell>
          <table:table-cell office:value-type="float" office:value="6.81439298452108" calcext:value-type="float">
            <text:p>6.8143929845210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888909050367" calcext:value-type="float">
            <text:p>-85.1888909050367</text:p>
          </table:table-cell>
          <table:table-cell office:value-type="float" office:value="-74.1742467841869" calcext:value-type="float">
            <text:p>-74.1742467841869</text:p>
          </table:table-cell>
          <table:table-cell office:value-type="float" office:value="16.0803820746659" calcext:value-type="float">
            <text:p>16.0803820746659</text:p>
          </table:table-cell>
          <table:table-cell office:value-type="string" calcext:value-type="string">
            <text:p>1.1262149697132957+0j</text:p>
          </table:table-cell>
          <table:table-cell office:value-type="string" calcext:value-type="string">
            <text:p>191.7002059589799+0j</text:p>
          </table:table-cell>
          <table:table-cell office:value-type="string" calcext:value-type="string">
            <text:p>-191.57983026342038j</text:p>
          </table:table-cell>
          <table:table-cell table:formula="of:=IMREAL([.R97])+IMAGINARY([.R97])" office:value-type="float" office:value="1.1262149697133" calcext:value-type="float">
            <text:p>1.1262149697133</text:p>
          </table:table-cell>
          <table:table-cell table:formula="of:=IMREAL([.S97])+IMAGINARY([.S97])" office:value-type="float" office:value="191.70020595898" calcext:value-type="float">
            <text:p>191.70020595898</text:p>
          </table:table-cell>
          <table:table-cell table:formula="of:=IMREAL([.T97])+IMAGINARY([.T97])" office:value-type="float" office:value="-191.57983026342" calcext:value-type="float">
            <text:p>-191.57983026342</text:p>
          </table:table-cell>
          <table:table-cell table:number-columns-repeated="1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3.0227097772169" calcext:value-type="float">
            <text:p>13.022709777216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328562258383" calcext:value-type="float">
            <text:p>-74.2328562258383</text:p>
          </table:table-cell>
          <table:table-cell office:value-type="float" office:value="-74.9315141553667" calcext:value-type="float">
            <text:p>-74.9315141553667</text:p>
          </table:table-cell>
          <table:table-cell office:value-type="float" office:value="6.93577837867254" calcext:value-type="float">
            <text:p>6.9357783786725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19706880163" calcext:value-type="float">
            <text:p>-74.0019706880163</text:p>
          </table:table-cell>
          <table:table-cell office:value-type="float" office:value="-74.1568221057682" calcext:value-type="float">
            <text:p>-74.1568221057682</text:p>
          </table:table-cell>
          <table:table-cell office:value-type="float" office:value="6.81395126293419" calcext:value-type="float">
            <text:p>6.8139512629341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322236335257" calcext:value-type="float">
            <text:p>-85.1322236335257</text:p>
          </table:table-cell>
          <table:table-cell office:value-type="float" office:value="-74.1568221057682" calcext:value-type="float">
            <text:p>-74.1568221057682</text:p>
          </table:table-cell>
          <table:table-cell office:value-type="float" office:value="16.0105943582804" calcext:value-type="float">
            <text:p>16.0105943582804</text:p>
          </table:table-cell>
          <table:table-cell office:value-type="string" calcext:value-type="string">
            <text:p>0.7914045020085974+0j</text:p>
          </table:table-cell>
          <table:table-cell office:value-type="string" calcext:value-type="string">
            <text:p>190.02279151766197+0j</text:p>
          </table:table-cell>
          <table:table-cell office:value-type="string" calcext:value-type="string">
            <text:p>-189.90070051533422j</text:p>
          </table:table-cell>
          <table:table-cell table:formula="of:=IMREAL([.R98])+IMAGINARY([.R98])" office:value-type="float" office:value="0.791404502008598" calcext:value-type="float">
            <text:p>0.791404502008598</text:p>
          </table:table-cell>
          <table:table-cell table:formula="of:=IMREAL([.S98])+IMAGINARY([.S98])" office:value-type="float" office:value="190.022791517662" calcext:value-type="float">
            <text:p>190.022791517662</text:p>
          </table:table-cell>
          <table:table-cell table:formula="of:=IMREAL([.T98])+IMAGINARY([.T98])" office:value-type="float" office:value="-189.900700515334" calcext:value-type="float">
            <text:p>-189.900700515334</text:p>
          </table:table-cell>
          <table:table-cell table:number-columns-repeated="1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3.0095016236041" calcext:value-type="float">
            <text:p>13.009501623604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629993580868" calcext:value-type="float">
            <text:p>-74.1629993580868</text:p>
          </table:table-cell>
          <table:table-cell office:value-type="float" office:value="-74.83836273983" calcext:value-type="float">
            <text:p>-74.83836273983</text:p>
          </table:table-cell>
          <table:table-cell office:value-type="float" office:value="6.89869024416063" calcext:value-type="float">
            <text:p>6.898690244160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013794816114" calcext:value-type="float">
            <text:p>-74.0013794816114</text:p>
          </table:table-cell>
          <table:table-cell office:value-type="float" office:value="-74.1411398951914" calcext:value-type="float">
            <text:p>-74.1411398951914</text:p>
          </table:table-cell>
          <table:table-cell office:value-type="float" office:value="6.81364207486023" calcext:value-type="float">
            <text:p>6.8136420748602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092556543468" calcext:value-type="float">
            <text:p>-85.092556543468</text:p>
          </table:table-cell>
          <table:table-cell office:value-type="float" office:value="-74.1411398951914" calcext:value-type="float">
            <text:p>-74.1411398951914</text:p>
          </table:table-cell>
          <table:table-cell office:value-type="float" office:value="15.9619232450025" calcext:value-type="float">
            <text:p>15.9619232450025</text:p>
          </table:table-cell>
          <table:table-cell office:value-type="string" calcext:value-type="string">
            <text:p>0.560094891168768+0j</text:p>
          </table:table-cell>
          <table:table-cell office:value-type="string" calcext:value-type="string">
            <text:p>188.8558775284447+0j</text:p>
          </table:table-cell>
          <table:table-cell office:value-type="string" calcext:value-type="string">
            <text:p>-188.7329254659291j</text:p>
          </table:table-cell>
          <table:table-cell table:formula="of:=IMREAL([.R99])+IMAGINARY([.R99])" office:value-type="float" office:value="0.560094891168768" calcext:value-type="float">
            <text:p>0.560094891168768</text:p>
          </table:table-cell>
          <table:table-cell table:formula="of:=IMREAL([.S99])+IMAGINARY([.S99])" office:value-type="float" office:value="188.855877528445" calcext:value-type="float">
            <text:p>188.855877528445</text:p>
          </table:table-cell>
          <table:table-cell table:formula="of:=IMREAL([.T99])+IMAGINARY([.T99])" office:value-type="float" office:value="-188.732925465929" calcext:value-type="float">
            <text:p>-188.732925465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a</text:p>
          </table:table-cell>
          <table:table-cell office:value-type="string" calcext:value-type="string">
            <text:p>low pass 1b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a</text:p>
          </table:table-cell>
          <table:table-cell office:value-type="string" calcext:value-type="string">
            <text:p>low pass 2b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a</text:p>
          </table:table-cell>
          <table:table-cell office:value-type="string" calcext:value-type="string">
            <text:p>low pass 3b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3</text:p>
          </table:table-cell>
          <table:table-cell office:value-type="string" calcext:value-type="string">
            <text:p>c1 front</text:p>
          </table:table-cell>
          <table:table-cell office:value-type="string" calcext:value-type="string">
            <text:p><text:s/>rotate clockwise</text:p>
          </table:table-cell>
          <table:table-cell office:value-type="string" calcext:value-type="string">
            <text:p><text:s/>finish c1 front again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.057410247177" calcext:value-type="float">
            <text:p>14.057410247177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string" calcext:value-type="string">
            <text:p>14.039931935860782+0j</text:p>
          </table:table-cell>
          <table:table-cell office:value-type="string" calcext:value-type="string">
            <text:p>-14.774928223271473+0j</text:p>
          </table:table-cell>
          <table:table-cell office:value-type="string" calcext:value-type="string">
            <text:p>-17.71154092284857j</text:p>
          </table:table-cell>
          <table:table-cell table:formula="of:=IMREAL([.R101])+IMAGINARY([.R101])" office:value-type="float" office:value="14.0399319358608" calcext:value-type="float">
            <text:p>14.0399319358608</text:p>
          </table:table-cell>
          <table:table-cell table:formula="of:=IMREAL([.S101])+IMAGINARY([.S101])" office:value-type="float" office:value="-14.7749282232715" calcext:value-type="float">
            <text:p>-14.7749282232715</text:p>
          </table:table-cell>
          <table:table-cell table:formula="of:=IMREAL([.T101])+IMAGINARY([.T101])" office:value-type="float" office:value="-17.7115409228486" calcext:value-type="float">
            <text:p>-17.711540922848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0565368923881" calcext:value-type="float">
            <text:p>14.0565368923881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string" calcext:value-type="string">
            <text:p>14.039931935860782+0j</text:p>
          </table:table-cell>
          <table:table-cell office:value-type="string" calcext:value-type="string">
            <text:p>-14.774928223271473+0j</text:p>
          </table:table-cell>
          <table:table-cell office:value-type="string" calcext:value-type="string">
            <text:p>-17.71154092284857j</text:p>
          </table:table-cell>
          <table:table-cell table:formula="of:=IMREAL([.R102])+IMAGINARY([.R102])" office:value-type="float" office:value="14.0399319358608" calcext:value-type="float">
            <text:p>14.0399319358608</text:p>
          </table:table-cell>
          <table:table-cell table:formula="of:=IMREAL([.S102])+IMAGINARY([.S102])" office:value-type="float" office:value="-14.7749282232715" calcext:value-type="float">
            <text:p>-14.7749282232715</text:p>
          </table:table-cell>
          <table:table-cell table:formula="of:=IMREAL([.T102])+IMAGINARY([.T102])" office:value-type="float" office:value="-17.7115409228486" calcext:value-type="float">
            <text:p>-17.711540922848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0576113556025" calcext:value-type="float">
            <text:p>14.0576113556025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9" calcext:value-type="float">
            <text:p>-79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string" calcext:value-type="string">
            <text:p>14.039931935860782+0j</text:p>
          </table:table-cell>
          <table:table-cell office:value-type="string" calcext:value-type="string">
            <text:p>-14.774928223271473+0j</text:p>
          </table:table-cell>
          <table:table-cell office:value-type="string" calcext:value-type="string">
            <text:p>-17.71154092284857j</text:p>
          </table:table-cell>
          <table:table-cell table:formula="of:=IMREAL([.R103])+IMAGINARY([.R103])" office:value-type="float" office:value="14.0399319358608" calcext:value-type="float">
            <text:p>14.0399319358608</text:p>
          </table:table-cell>
          <table:table-cell table:formula="of:=IMREAL([.S103])+IMAGINARY([.S103])" office:value-type="float" office:value="-14.7749282232715" calcext:value-type="float">
            <text:p>-14.7749282232715</text:p>
          </table:table-cell>
          <table:table-cell table:formula="of:=IMREAL([.T103])+IMAGINARY([.T103])" office:value-type="float" office:value="-17.7115409228486" calcext:value-type="float">
            <text:p>-17.711540922848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.066379011587" calcext:value-type="float">
            <text:p>14.066379011587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string" calcext:value-type="string">
            <text:p>14.039931935860782+0j</text:p>
          </table:table-cell>
          <table:table-cell office:value-type="string" calcext:value-type="string">
            <text:p>-14.774928223271473+0j</text:p>
          </table:table-cell>
          <table:table-cell office:value-type="string" calcext:value-type="string">
            <text:p>-17.71154092284857j</text:p>
          </table:table-cell>
          <table:table-cell table:formula="of:=IMREAL([.R104])+IMAGINARY([.R104])" office:value-type="float" office:value="14.0399319358608" calcext:value-type="float">
            <text:p>14.0399319358608</text:p>
          </table:table-cell>
          <table:table-cell table:formula="of:=IMREAL([.S104])+IMAGINARY([.S104])" office:value-type="float" office:value="-14.7749282232715" calcext:value-type="float">
            <text:p>-14.7749282232715</text:p>
          </table:table-cell>
          <table:table-cell table:formula="of:=IMREAL([.T104])+IMAGINARY([.T104])" office:value-type="float" office:value="-17.7115409228486" calcext:value-type="float">
            <text:p>-17.711540922848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796119851078" calcext:value-type="float">
            <text:p>14.0796119851078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" calcext:value-type="float">
            <text:p>-78.3</text:p>
          </table:table-cell>
          <table:table-cell office:value-type="float" office:value="-78" calcext:value-type="float">
            <text:p>-78</text:p>
          </table:table-cell>
          <table:table-cell office:value-type="float" office:value="9.47690804514159" calcext:value-type="float">
            <text:p>9.47690804514159</text:p>
          </table:table-cell>
          <table:table-cell office:value-type="string" calcext:value-type="string">
            <text:p>14.03993193586078+0j</text:p>
          </table:table-cell>
          <table:table-cell office:value-type="string" calcext:value-type="string">
            <text:p>-11.100204371471463+0j</text:p>
          </table:table-cell>
          <table:table-cell office:value-type="string" calcext:value-type="string">
            <text:p>-14.785625280905428j</text:p>
          </table:table-cell>
          <table:table-cell table:formula="of:=IMREAL([.R105])+IMAGINARY([.R105])" office:value-type="float" office:value="14.0399319358608" calcext:value-type="float">
            <text:p>14.0399319358608</text:p>
          </table:table-cell>
          <table:table-cell table:formula="of:=IMREAL([.S105])+IMAGINARY([.S105])" office:value-type="float" office:value="-11.1002043714715" calcext:value-type="float">
            <text:p>-11.1002043714715</text:p>
          </table:table-cell>
          <table:table-cell table:formula="of:=IMREAL([.T105])+IMAGINARY([.T105])" office:value-type="float" office:value="-14.7856252809054" calcext:value-type="float">
            <text:p>-14.7856252809054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082337094746" calcext:value-type="float">
            <text:p>14.082337094746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1" calcext:value-type="float">
            <text:p>-78.51</text:p>
          </table:table-cell>
          <table:table-cell office:value-type="float" office:value="-78" calcext:value-type="float">
            <text:p>-78</text:p>
          </table:table-cell>
          <table:table-cell office:value-type="float" office:value="9.63089541333092" calcext:value-type="float">
            <text:p>9.63089541333092</text:p>
          </table:table-cell>
          <table:table-cell office:value-type="string" calcext:value-type="string">
            <text:p>14.03993193586078+0j</text:p>
          </table:table-cell>
          <table:table-cell office:value-type="string" calcext:value-type="string">
            <text:p>-8.425331311063232+0j</text:p>
          </table:table-cell>
          <table:table-cell office:value-type="string" calcext:value-type="string">
            <text:p>-12.899084679158365j</text:p>
          </table:table-cell>
          <table:table-cell table:formula="of:=IMREAL([.R106])+IMAGINARY([.R106])" office:value-type="float" office:value="14.0399319358608" calcext:value-type="float">
            <text:p>14.0399319358608</text:p>
          </table:table-cell>
          <table:table-cell table:formula="of:=IMREAL([.S106])+IMAGINARY([.S106])" office:value-type="float" office:value="-8.42533131106323" calcext:value-type="float">
            <text:p>-8.42533131106323</text:p>
          </table:table-cell>
          <table:table-cell table:formula="of:=IMREAL([.T106])+IMAGINARY([.T106])" office:value-type="float" office:value="-12.8990846791584" calcext:value-type="float">
            <text:p>-12.8990846791584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.0826299466034" calcext:value-type="float">
            <text:p>14.0826299466034</text:p>
          </table:table-cell>
          <table:table-cell office:value-type="float" office:value="-76" calcext:value-type="float">
            <text:p>-76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657" calcext:value-type="float">
            <text:p>-78.657</text:p>
          </table:table-cell>
          <table:table-cell office:value-type="float" office:value="-78" calcext:value-type="float">
            <text:p>-78</text:p>
          </table:table-cell>
          <table:table-cell office:value-type="float" office:value="9.74017291032996" calcext:value-type="float">
            <text:p>9.74017291032996</text:p>
          </table:table-cell>
          <table:table-cell office:value-type="string" calcext:value-type="string">
            <text:p>14.03993193586078+0j</text:p>
          </table:table-cell>
          <table:table-cell office:value-type="string" calcext:value-type="string">
            <text:p>-6.5009478014203665+0j</text:p>
          </table:table-cell>
          <table:table-cell office:value-type="string" calcext:value-type="string">
            <text:p>-11.732966384325316j</text:p>
          </table:table-cell>
          <table:table-cell table:formula="of:=IMREAL([.R107])+IMAGINARY([.R107])" office:value-type="float" office:value="14.0399319358608" calcext:value-type="float">
            <text:p>14.0399319358608</text:p>
          </table:table-cell>
          <table:table-cell table:formula="of:=IMREAL([.S107])+IMAGINARY([.S107])" office:value-type="float" office:value="-6.50094780142037" calcext:value-type="float">
            <text:p>-6.50094780142037</text:p>
          </table:table-cell>
          <table:table-cell table:formula="of:=IMREAL([.T107])+IMAGINARY([.T107])" office:value-type="float" office:value="-11.7329663843253" calcext:value-type="float">
            <text:p>-11.7329663843253</text:p>
          </table:table-cell>
          <table:table-cell table:number-columns-repeated="1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0898819141643" calcext:value-type="float">
            <text:p>14.0898819141643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599" calcext:value-type="float">
            <text:p>-78.7599</text:p>
          </table:table-cell>
          <table:table-cell office:value-type="float" office:value="-78" calcext:value-type="float">
            <text:p>-78</text:p>
          </table:table-cell>
          <table:table-cell office:value-type="float" office:value="9.81740407854972" calcext:value-type="float">
            <text:p>9.81740407854972</text:p>
          </table:table-cell>
          <table:table-cell office:value-type="string" calcext:value-type="string">
            <text:p>14.039931935860778+0j</text:p>
          </table:table-cell>
          <table:table-cell office:value-type="string" calcext:value-type="string">
            <text:p>-5.127807330148528+0j</text:p>
          </table:table-cell>
          <table:table-cell office:value-type="string" calcext:value-type="string">
            <text:p>-11.031526905829516j</text:p>
          </table:table-cell>
          <table:table-cell table:formula="of:=IMREAL([.R108])+IMAGINARY([.R108])" office:value-type="float" office:value="14.0399319358608" calcext:value-type="float">
            <text:p>14.0399319358608</text:p>
          </table:table-cell>
          <table:table-cell table:formula="of:=IMREAL([.S108])+IMAGINARY([.S108])" office:value-type="float" office:value="-5.12780733014853" calcext:value-type="float">
            <text:p>-5.12780733014853</text:p>
          </table:table-cell>
          <table:table-cell table:formula="of:=IMREAL([.T108])+IMAGINARY([.T108])" office:value-type="float" office:value="-11.0315269058295" calcext:value-type="float">
            <text:p>-11.0315269058295</text:p>
          </table:table-cell>
          <table:table-cell table:number-columns-repeated="1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.0934929783531" calcext:value-type="float">
            <text:p>14.0934929783531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3193" calcext:value-type="float">
            <text:p>-78.83193</text:p>
          </table:table-cell>
          <table:table-cell office:value-type="float" office:value="-78" calcext:value-type="float">
            <text:p>-78</text:p>
          </table:table-cell>
          <table:table-cell office:value-type="float" office:value="9.87182997217489" calcext:value-type="float">
            <text:p>9.87182997217489</text:p>
          </table:table-cell>
          <table:table-cell office:value-type="string" calcext:value-type="string">
            <text:p>14.039931935860778+0j</text:p>
          </table:table-cell>
          <table:table-cell office:value-type="string" calcext:value-type="string">
            <text:p>-4.153621731961408+0j</text:p>
          </table:table-cell>
          <table:table-cell office:value-type="string" calcext:value-type="string">
            <text:p>-10.61380004292231j</text:p>
          </table:table-cell>
          <table:table-cell table:formula="of:=IMREAL([.R109])+IMAGINARY([.R109])" office:value-type="float" office:value="14.0399319358608" calcext:value-type="float">
            <text:p>14.0399319358608</text:p>
          </table:table-cell>
          <table:table-cell table:formula="of:=IMREAL([.S109])+IMAGINARY([.S109])" office:value-type="float" office:value="-4.15362173196141" calcext:value-type="float">
            <text:p>-4.15362173196141</text:p>
          </table:table-cell>
          <table:table-cell table:formula="of:=IMREAL([.T109])+IMAGINARY([.T109])" office:value-type="float" office:value="-10.6138000429223" calcext:value-type="float">
            <text:p>-10.613800042922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942343817084" calcext:value-type="float">
            <text:p>14.0942343817084</text:p>
          </table:table-cell>
          <table:table-cell office:value-type="float" office:value="-81" calcext:value-type="float">
            <text:p>-81</text:p>
          </table:table-cell>
          <table:table-cell table:number-columns-repeated="3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882351" calcext:value-type="float">
            <text:p>-78.882351</text:p>
          </table:table-cell>
          <table:table-cell office:value-type="float" office:value="-78" calcext:value-type="float">
            <text:p>-78</text:p>
          </table:table-cell>
          <table:table-cell office:value-type="float" office:value="9.91010752605172" calcext:value-type="float">
            <text:p>9.91010752605172</text:p>
          </table:table-cell>
          <table:table-cell office:value-type="string" calcext:value-type="string">
            <text:p>14.039931935860778+0j</text:p>
          </table:table-cell>
          <table:table-cell office:value-type="string" calcext:value-type="string">
            <text:p>-3.4652542970736704+0j</text:p>
          </table:table-cell>
          <table:table-cell office:value-type="string" calcext:value-type="string">
            <text:p>-10.363791063230822j</text:p>
          </table:table-cell>
          <table:table-cell table:formula="of:=IMREAL([.R110])+IMAGINARY([.R110])" office:value-type="float" office:value="14.0399319358608" calcext:value-type="float">
            <text:p>14.0399319358608</text:p>
          </table:table-cell>
          <table:table-cell table:formula="of:=IMREAL([.S110])+IMAGINARY([.S110])" office:value-type="float" office:value="-3.46525429707367" calcext:value-type="float">
            <text:p>-3.46525429707367</text:p>
          </table:table-cell>
          <table:table-cell table:formula="of:=IMREAL([.T110])+IMAGINARY([.T110])" office:value-type="float" office:value="-10.3637910632308" calcext:value-type="float">
            <text:p>-10.3637910632308</text:p>
          </table:table-cell>
          <table:table-cell table:number-columns-repeated="1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1004376603013" calcext:value-type="float">
            <text:p>14.1004376603013</text:p>
          </table:table-cell>
          <table:table-cell table:number-columns-repeated="4" office:value-type="float" office:value="-80" calcext:value-type="float">
            <text:p>-80</text:p>
          </table:table-cell>
          <table:table-cell office:value-type="float" office:value="10.7977516232771" calcext:value-type="float">
            <text:p>10.7977516232771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176457" calcext:value-type="float">
            <text:p>-78.9176457</text:p>
          </table:table-cell>
          <table:table-cell office:value-type="float" office:value="-78" calcext:value-type="float">
            <text:p>-78</text:p>
          </table:table-cell>
          <table:table-cell office:value-type="float" office:value="9.93699008911294" calcext:value-type="float">
            <text:p>9.93699008911294</text:p>
          </table:table-cell>
          <table:table-cell office:value-type="string" calcext:value-type="string">
            <text:p>14.039931935860778+0j</text:p>
          </table:table-cell>
          <table:table-cell office:value-type="string" calcext:value-type="string">
            <text:p>-2.9802171577810554+0j</text:p>
          </table:table-cell>
          <table:table-cell office:value-type="string" calcext:value-type="string">
            <text:p>-10.211849595761198j</text:p>
          </table:table-cell>
          <table:table-cell table:formula="of:=IMREAL([.R111])+IMAGINARY([.R111])" office:value-type="float" office:value="14.0399319358608" calcext:value-type="float">
            <text:p>14.0399319358608</text:p>
          </table:table-cell>
          <table:table-cell table:formula="of:=IMREAL([.S111])+IMAGINARY([.S111])" office:value-type="float" office:value="-2.98021715778106" calcext:value-type="float">
            <text:p>-2.98021715778106</text:p>
          </table:table-cell>
          <table:table-cell table:formula="of:=IMREAL([.T111])+IMAGINARY([.T111])" office:value-type="float" office:value="-10.2118495957612" calcext:value-type="float">
            <text:p>-10.2118495957612</text:p>
          </table:table-cell>
          <table:table-cell table:number-columns-repeated="1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1220179735955" calcext:value-type="float">
            <text:p>14.122017973595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3" calcext:value-type="float">
            <text:p>-80.3</text:p>
          </table:table-cell>
          <table:table-cell office:value-type="float" office:value="-80.1" calcext:value-type="float">
            <text:p>-80.1</text:p>
          </table:table-cell>
          <table:table-cell office:value-type="float" office:value="11.0492635684876" calcext:value-type="float">
            <text:p>11.0492635684876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94235199" calcext:value-type="float">
            <text:p>-78.94235199</text:p>
          </table:table-cell>
          <table:table-cell office:value-type="float" office:value="-78" calcext:value-type="float">
            <text:p>-78</text:p>
          </table:table-cell>
          <table:table-cell office:value-type="float" office:value="9.95585126052671" calcext:value-type="float">
            <text:p>9.95585126052671</text:p>
          </table:table-cell>
          <table:table-cell office:value-type="string" calcext:value-type="string">
            <text:p>16.53756161218979+0j</text:p>
          </table:table-cell>
          <table:table-cell office:value-type="string" calcext:value-type="string">
            <text:p>-5.2729881886348835+0j</text:p>
          </table:table-cell>
          <table:table-cell office:value-type="string" calcext:value-type="string">
            <text:p>-14.024214316147157j</text:p>
          </table:table-cell>
          <table:table-cell table:formula="of:=IMREAL([.R112])+IMAGINARY([.R112])" office:value-type="float" office:value="16.5375616121898" calcext:value-type="float">
            <text:p>16.5375616121898</text:p>
          </table:table-cell>
          <table:table-cell table:formula="of:=IMREAL([.S112])+IMAGINARY([.S112])" office:value-type="float" office:value="-5.27298818863488" calcext:value-type="float">
            <text:p>-5.27298818863488</text:p>
          </table:table-cell>
          <table:table-cell table:formula="of:=IMREAL([.T112])+IMAGINARY([.T112])" office:value-type="float" office:value="-14.0242143161472" calcext:value-type="float">
            <text:p>-14.0242143161472</text:p>
          </table:table-cell>
          <table:table-cell table:number-columns-repeated="1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1272148834512" calcext:value-type="float">
            <text:p>14.127214883451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51" calcext:value-type="float">
            <text:p>-80.51</text:p>
          </table:table-cell>
          <table:table-cell office:value-type="float" office:value="-80.19" calcext:value-type="float">
            <text:p>-80.19</text:p>
          </table:table-cell>
          <table:table-cell office:value-type="float" office:value="11.2287996586593" calcext:value-type="float">
            <text:p>11.2287996586593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59646393" calcext:value-type="float">
            <text:p>-78.959646393</text:p>
          </table:table-cell>
          <table:table-cell office:value-type="float" office:value="-78" calcext:value-type="float">
            <text:p>-78</text:p>
          </table:table-cell>
          <table:table-cell office:value-type="float" office:value="9.96907537744833" calcext:value-type="float">
            <text:p>9.96907537744833</text:p>
          </table:table-cell>
          <table:table-cell office:value-type="string" calcext:value-type="string">
            <text:p>18.355614506917185+0j</text:p>
          </table:table-cell>
          <table:table-cell office:value-type="string" calcext:value-type="string">
            <text:p>-6.950671641697113+0j</text:p>
          </table:table-cell>
          <table:table-cell office:value-type="string" calcext:value-type="string">
            <text:p>-16.68876021489097j</text:p>
          </table:table-cell>
          <table:table-cell table:formula="of:=IMREAL([.R113])+IMAGINARY([.R113])" office:value-type="float" office:value="18.3556145069172" calcext:value-type="float">
            <text:p>18.3556145069172</text:p>
          </table:table-cell>
          <table:table-cell table:formula="of:=IMREAL([.S113])+IMAGINARY([.S113])" office:value-type="float" office:value="-6.95067164169711" calcext:value-type="float">
            <text:p>-6.95067164169711</text:p>
          </table:table-cell>
          <table:table-cell table:formula="of:=IMREAL([.T113])+IMAGINARY([.T113])" office:value-type="float" office:value="-16.688760214891" calcext:value-type="float">
            <text:p>-16.688760214891</text:p>
          </table:table-cell>
          <table:table-cell table:number-columns-repeated="1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.1261976730943" calcext:value-type="float">
            <text:p>14.126197673094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657" calcext:value-type="float">
            <text:p>-80.657</text:p>
          </table:table-cell>
          <table:table-cell office:value-type="float" office:value="-80.271" calcext:value-type="float">
            <text:p>-80.271</text:p>
          </table:table-cell>
          <table:table-cell office:value-type="float" office:value="11.3562078661354" calcext:value-type="float">
            <text:p>11.3562078661354</text:p>
          </table:table-cell>
          <table:table-cell table:number-columns-repeated="4" office:value-type="float" office:value="-78" calcext:value-type="float">
            <text:p>-78</text:p>
          </table:table-cell>
          <table:table-cell office:value-type="float" office:value="9.26118728128794" calcext:value-type="float">
            <text:p>9.2611872812879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717524751" calcext:value-type="float">
            <text:p>-78.9717524751</text:p>
          </table:table-cell>
          <table:table-cell office:value-type="float" office:value="-78" calcext:value-type="float">
            <text:p>-78</text:p>
          </table:table-cell>
          <table:table-cell office:value-type="float" office:value="9.97834270924465" calcext:value-type="float">
            <text:p>9.97834270924465</text:p>
          </table:table-cell>
          <table:table-cell office:value-type="string" calcext:value-type="string">
            <text:p>19.6635760180843+0j</text:p>
          </table:table-cell>
          <table:table-cell office:value-type="string" calcext:value-type="string">
            <text:p>-8.161922560846818+0j</text:p>
          </table:table-cell>
          <table:table-cell office:value-type="string" calcext:value-type="string">
            <text:p>-18.574990273703325j</text:p>
          </table:table-cell>
          <table:table-cell table:formula="of:=IMREAL([.R114])+IMAGINARY([.R114])" office:value-type="float" office:value="19.6635760180843" calcext:value-type="float">
            <text:p>19.6635760180843</text:p>
          </table:table-cell>
          <table:table-cell table:formula="of:=IMREAL([.S114])+IMAGINARY([.S114])" office:value-type="float" office:value="-8.16192256084682" calcext:value-type="float">
            <text:p>-8.16192256084682</text:p>
          </table:table-cell>
          <table:table-cell table:formula="of:=IMREAL([.T114])+IMAGINARY([.T114])" office:value-type="float" office:value="-18.5749902737033" calcext:value-type="float">
            <text:p>-18.574990273703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318425042502" calcext:value-type="float">
            <text:p>14.13184250425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599" calcext:value-type="float">
            <text:p>-80.7599</text:p>
          </table:table-cell>
          <table:table-cell office:value-type="float" office:value="-80.3439" calcext:value-type="float">
            <text:p>-80.3439</text:p>
          </table:table-cell>
          <table:table-cell office:value-type="float" office:value="11.4462527973827" calcext:value-type="float">
            <text:p>11.4462527973827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78.3" calcext:value-type="float">
            <text:p>-78.3</text:p>
          </table:table-cell>
          <table:table-cell office:value-type="float" office:value="-78.1" calcext:value-type="float">
            <text:p>-78.1</text:p>
          </table:table-cell>
          <table:table-cell office:value-type="float" office:value="9.47690804514159" calcext:value-type="float">
            <text:p>9.4769080451415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98022673257" calcext:value-type="float">
            <text:p>-78.98022673257</text:p>
          </table:table-cell>
          <table:table-cell office:value-type="float" office:value="-78.1" calcext:value-type="float">
            <text:p>-78.1</text:p>
          </table:table-cell>
          <table:table-cell office:value-type="float" office:value="9.984834966942" calcext:value-type="float">
            <text:p>9.984834966942</text:p>
          </table:table-cell>
          <table:table-cell office:value-type="string" calcext:value-type="string">
            <text:p>18.75950772978294+0j</text:p>
          </table:table-cell>
          <table:table-cell office:value-type="string" calcext:value-type="string">
            <text:p>-10.765441586863687+0j</text:p>
          </table:table-cell>
          <table:table-cell office:value-type="string" calcext:value-type="string">
            <text:p>-18.88325839894541j</text:p>
          </table:table-cell>
          <table:table-cell table:formula="of:=IMREAL([.R115])+IMAGINARY([.R115])" office:value-type="float" office:value="18.7595077297829" calcext:value-type="float">
            <text:p>18.7595077297829</text:p>
          </table:table-cell>
          <table:table-cell table:formula="of:=IMREAL([.S115])+IMAGINARY([.S115])" office:value-type="float" office:value="-10.7654415868637" calcext:value-type="float">
            <text:p>-10.7654415868637</text:p>
          </table:table-cell>
          <table:table-cell table:formula="of:=IMREAL([.T115])+IMAGINARY([.T115])" office:value-type="float" office:value="-18.8832583989454" calcext:value-type="float">
            <text:p>-18.8832583989454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1348716494612" calcext:value-type="float">
            <text:p>14.134871649461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3193" calcext:value-type="float">
            <text:p>-80.83193</text:p>
          </table:table-cell>
          <table:table-cell office:value-type="float" office:value="-80.40951" calcext:value-type="float">
            <text:p>-80.40951</text:p>
          </table:table-cell>
          <table:table-cell office:value-type="float" office:value="11.5097087305574" calcext:value-type="float">
            <text:p>11.509708730557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1" calcext:value-type="float">
            <text:p>-78.51</text:p>
          </table:table-cell>
          <table:table-cell office:value-type="float" office:value="-78.19" calcext:value-type="float">
            <text:p>-78.19</text:p>
          </table:table-cell>
          <table:table-cell office:value-type="float" office:value="9.63089541333092" calcext:value-type="float">
            <text:p>9.6308954133309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286158712799" calcext:value-type="float">
            <text:p>-79.286158712799</text:p>
          </table:table-cell>
          <table:table-cell office:value-type="float" office:value="-78.19" calcext:value-type="float">
            <text:p>-78.19</text:p>
          </table:table-cell>
          <table:table-cell office:value-type="float" office:value="10.2220646597245" calcext:value-type="float">
            <text:p>10.2220646597245</text:p>
          </table:table-cell>
          <table:table-cell office:value-type="string" calcext:value-type="string">
            <text:p>18.0842039089776+0j</text:p>
          </table:table-cell>
          <table:table-cell office:value-type="string" calcext:value-type="string">
            <text:p>-8.370288263040436+0j</text:p>
          </table:table-cell>
          <table:table-cell office:value-type="string" calcext:value-type="string">
            <text:p>-16.84353685040469j</text:p>
          </table:table-cell>
          <table:table-cell table:formula="of:=IMREAL([.R116])+IMAGINARY([.R116])" office:value-type="float" office:value="18.0842039089776" calcext:value-type="float">
            <text:p>18.0842039089776</text:p>
          </table:table-cell>
          <table:table-cell table:formula="of:=IMREAL([.S116])+IMAGINARY([.S116])" office:value-type="float" office:value="-8.37028826304044" calcext:value-type="float">
            <text:p>-8.37028826304044</text:p>
          </table:table-cell>
          <table:table-cell table:formula="of:=IMREAL([.T116])+IMAGINARY([.T116])" office:value-type="float" office:value="-16.8435368504047" calcext:value-type="float">
            <text:p>-16.8435368504047</text:p>
          </table:table-cell>
          <table:table-cell table:number-columns-repeated="1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.1454217028583" calcext:value-type="float">
            <text:p>14.145421702858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882351" calcext:value-type="float">
            <text:p>-80.882351</text:p>
          </table:table-cell>
          <table:table-cell office:value-type="float" office:value="-80.468559" calcext:value-type="float">
            <text:p>-80.468559</text:p>
          </table:table-cell>
          <table:table-cell office:value-type="float" office:value="11.5543370818643" calcext:value-type="float">
            <text:p>11.554337081864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57" calcext:value-type="float">
            <text:p>-78.357</text:p>
          </table:table-cell>
          <table:table-cell office:value-type="float" office:value="-78.171" calcext:value-type="float">
            <text:p>-78.171</text:p>
          </table:table-cell>
          <table:table-cell office:value-type="float" office:value="9.51845950651993" calcext:value-type="float">
            <text:p>9.5184595065199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003110989593" calcext:value-type="float">
            <text:p>-79.5003110989593</text:p>
          </table:table-cell>
          <table:table-cell office:value-type="float" office:value="-78.171" calcext:value-type="float">
            <text:p>-78.171</text:p>
          </table:table-cell>
          <table:table-cell office:value-type="float" office:value="10.3914711601065" calcext:value-type="float">
            <text:p>10.3914711601065</text:p>
          </table:table-cell>
          <table:table-cell office:value-type="string" calcext:value-type="string">
            <text:p>19.53074273822075+0j</text:p>
          </table:table-cell>
          <table:table-cell office:value-type="string" calcext:value-type="string">
            <text:p>-4.763781892974151+0j</text:p>
          </table:table-cell>
          <table:table-cell office:value-type="string" calcext:value-type="string">
            <text:p>-17.065262871599586j</text:p>
          </table:table-cell>
          <table:table-cell table:formula="of:=IMREAL([.R117])+IMAGINARY([.R117])" office:value-type="float" office:value="19.5307427382207" calcext:value-type="float">
            <text:p>19.5307427382207</text:p>
          </table:table-cell>
          <table:table-cell table:formula="of:=IMREAL([.S117])+IMAGINARY([.S117])" office:value-type="float" office:value="-4.76378189297415" calcext:value-type="float">
            <text:p>-4.76378189297415</text:p>
          </table:table-cell>
          <table:table-cell table:formula="of:=IMREAL([.T117])+IMAGINARY([.T117])" office:value-type="float" office:value="-17.0652628715996" calcext:value-type="float">
            <text:p>-17.0652628715996</text:p>
          </table:table-cell>
          <table:table-cell table:number-columns-repeated="1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.1397528343632" calcext:value-type="float">
            <text:p>14.13975283436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176457" calcext:value-type="float">
            <text:p>-80.9176457</text:p>
          </table:table-cell>
          <table:table-cell office:value-type="float" office:value="-80.5217031" calcext:value-type="float">
            <text:p>-80.5217031</text:p>
          </table:table-cell>
          <table:table-cell office:value-type="float" office:value="11.585679849278" calcext:value-type="float">
            <text:p>11.5856798492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499" calcext:value-type="float">
            <text:p>-78.2499</text:p>
          </table:table-cell>
          <table:table-cell office:value-type="float" office:value="-78.1539" calcext:value-type="float">
            <text:p>-78.1539</text:p>
          </table:table-cell>
          <table:table-cell office:value-type="float" office:value="9.44053630378728" calcext:value-type="float">
            <text:p>9.4405363037872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3502177692715" calcext:value-type="float">
            <text:p>-79.3502177692715</text:p>
          </table:table-cell>
          <table:table-cell office:value-type="float" office:value="-78.1539" calcext:value-type="float">
            <text:p>-78.1539</text:p>
          </table:table-cell>
          <table:table-cell office:value-type="float" office:value="10.272447388288" calcext:value-type="float">
            <text:p>10.272447388288</text:p>
          </table:table-cell>
          <table:table-cell office:value-type="string" calcext:value-type="string">
            <text:p>20.531932666746098+0j</text:p>
          </table:table-cell>
          <table:table-cell office:value-type="string" calcext:value-type="string">
            <text:p>-6.712447501277637+0j</text:p>
          </table:table-cell>
          <table:table-cell office:value-type="string" calcext:value-type="string">
            <text:p>-18.815229015152934j</text:p>
          </table:table-cell>
          <table:table-cell table:formula="of:=IMREAL([.R118])+IMAGINARY([.R118])" office:value-type="float" office:value="20.5319326667461" calcext:value-type="float">
            <text:p>20.5319326667461</text:p>
          </table:table-cell>
          <table:table-cell table:formula="of:=IMREAL([.S118])+IMAGINARY([.S118])" office:value-type="float" office:value="-6.71244750127764" calcext:value-type="float">
            <text:p>-6.71244750127764</text:p>
          </table:table-cell>
          <table:table-cell table:formula="of:=IMREAL([.T118])+IMAGINARY([.T118])" office:value-type="float" office:value="-18.8152290151529" calcext:value-type="float">
            <text:p>-18.8152290151529</text:p>
          </table:table-cell>
          <table:table-cell table:number-columns-repeated="1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4.1352599201692" calcext:value-type="float">
            <text:p>14.13525992016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4235199" calcext:value-type="float">
            <text:p>-80.94235199</text:p>
          </table:table-cell>
          <table:table-cell office:value-type="float" office:value="-80.56953279" calcext:value-type="float">
            <text:p>-80.56953279</text:p>
          </table:table-cell>
          <table:table-cell office:value-type="float" office:value="11.6076703606525" calcext:value-type="float">
            <text:p>11.607670360652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7493" calcext:value-type="float">
            <text:p>-78.17493</text:p>
          </table:table-cell>
          <table:table-cell office:value-type="float" office:value="-78.13851" calcext:value-type="float">
            <text:p>-78.13851</text:p>
          </table:table-cell>
          <table:table-cell office:value-type="float" office:value="9.38636993644972" calcext:value-type="float">
            <text:p>9.3863699364497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4515243849" calcext:value-type="float">
            <text:p>-79.24515243849</text:p>
          </table:table-cell>
          <table:table-cell office:value-type="float" office:value="-78.13851" calcext:value-type="float">
            <text:p>-78.13851</text:p>
          </table:table-cell>
          <table:table-cell office:value-type="float" office:value="10.1899428421272" calcext:value-type="float">
            <text:p>10.1899428421272</text:p>
          </table:table-cell>
          <table:table-cell office:value-type="string" calcext:value-type="string">
            <text:p>21.227304826219438+0j</text:p>
          </table:table-cell>
          <table:table-cell office:value-type="string" calcext:value-type="string">
            <text:p>-8.053435505892907+0j</text:p>
          </table:table-cell>
          <table:table-cell office:value-type="string" calcext:value-type="string">
            <text:p>-20.076480753620988j</text:p>
          </table:table-cell>
          <table:table-cell table:formula="of:=IMREAL([.R119])+IMAGINARY([.R119])" office:value-type="float" office:value="21.2273048262194" calcext:value-type="float">
            <text:p>21.2273048262194</text:p>
          </table:table-cell>
          <table:table-cell table:formula="of:=IMREAL([.S119])+IMAGINARY([.S119])" office:value-type="float" office:value="-8.05343550589291" calcext:value-type="float">
            <text:p>-8.05343550589291</text:p>
          </table:table-cell>
          <table:table-cell table:formula="of:=IMREAL([.T119])+IMAGINARY([.T119])" office:value-type="float" office:value="-20.076480753621" calcext:value-type="float">
            <text:p>-20.07648075362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1456275307841" calcext:value-type="float">
            <text:p>14.145627530784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59646393" calcext:value-type="float">
            <text:p>-80.959646393</text:p>
          </table:table-cell>
          <table:table-cell office:value-type="float" office:value="-80.612579511" calcext:value-type="float">
            <text:p>-80.612579511</text:p>
          </table:table-cell>
          <table:table-cell office:value-type="float" office:value="11.6230885490143" calcext:value-type="float">
            <text:p>11.623088549014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2451" calcext:value-type="float">
            <text:p>-78.122451</text:p>
          </table:table-cell>
          <table:table-cell office:value-type="float" office:value="-78.124659" calcext:value-type="float">
            <text:p>-78.124659</text:p>
          </table:table-cell>
          <table:table-cell office:value-type="float" office:value="9.34863850383798" calcext:value-type="float">
            <text:p>9.3486385038379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171606706943" calcext:value-type="float">
            <text:p>-79.171606706943</text:p>
          </table:table-cell>
          <table:table-cell office:value-type="float" office:value="-78.124659" calcext:value-type="float">
            <text:p>-78.124659</text:p>
          </table:table-cell>
          <table:table-cell office:value-type="float" office:value="10.1325842519109" calcext:value-type="float">
            <text:p>10.1325842519109</text:p>
          </table:table-cell>
          <table:table-cell office:value-type="string" calcext:value-type="string">
            <text:p>21.711429792174812+0j</text:p>
          </table:table-cell>
          <table:table-cell office:value-type="string" calcext:value-type="string">
            <text:p>-8.981033465719747+0j</text:p>
          </table:table-cell>
          <table:table-cell office:value-type="string" calcext:value-type="string">
            <text:p>-20.971391115005922j</text:p>
          </table:table-cell>
          <table:table-cell table:formula="of:=IMREAL([.R120])+IMAGINARY([.R120])" office:value-type="float" office:value="21.7114297921748" calcext:value-type="float">
            <text:p>21.7114297921748</text:p>
          </table:table-cell>
          <table:table-cell table:formula="of:=IMREAL([.S120])+IMAGINARY([.S120])" office:value-type="float" office:value="-8.98103346571975" calcext:value-type="float">
            <text:p>-8.98103346571975</text:p>
          </table:table-cell>
          <table:table-cell table:formula="of:=IMREAL([.T120])+IMAGINARY([.T120])" office:value-type="float" office:value="-20.9713911150059" calcext:value-type="float">
            <text:p>-20.9713911150059</text:p>
          </table:table-cell>
          <table:table-cell table:number-columns-repeated="1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.1486623145425" calcext:value-type="float">
            <text:p>14.14866231454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717524751" calcext:value-type="float">
            <text:p>-80.9717524751</text:p>
          </table:table-cell>
          <table:table-cell office:value-type="float" office:value="-80.6513215599" calcext:value-type="float">
            <text:p>-80.6513215599</text:p>
          </table:table-cell>
          <table:table-cell office:value-type="float" office:value="11.6338934646161" calcext:value-type="float">
            <text:p>11.633893464616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857157" calcext:value-type="float">
            <text:p>-78.0857157</text:p>
          </table:table-cell>
          <table:table-cell office:value-type="float" office:value="-78.1121931" calcext:value-type="float">
            <text:p>-78.1121931</text:p>
          </table:table-cell>
          <table:table-cell office:value-type="float" office:value="9.32231678290362" calcext:value-type="float">
            <text:p>9.3223167829036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01246948601" calcext:value-type="float">
            <text:p>-79.1201246948601</text:p>
          </table:table-cell>
          <table:table-cell office:value-type="float" office:value="-78.1121931" calcext:value-type="float">
            <text:p>-78.1121931</text:p>
          </table:table-cell>
          <table:table-cell office:value-type="float" office:value="10.0926254536356" calcext:value-type="float">
            <text:p>10.0926254536356</text:p>
          </table:table-cell>
          <table:table-cell office:value-type="string" calcext:value-type="string">
            <text:p>22.049039520559525+0j</text:p>
          </table:table-cell>
          <table:table-cell office:value-type="string" calcext:value-type="string">
            <text:p>-9.624988633893182+0j</text:p>
          </table:table-cell>
          <table:table-cell office:value-type="string" calcext:value-type="string">
            <text:p>-21.602186785997226j</text:p>
          </table:table-cell>
          <table:table-cell table:formula="of:=IMREAL([.R121])+IMAGINARY([.R121])" office:value-type="float" office:value="22.0490395205595" calcext:value-type="float">
            <text:p>22.0490395205595</text:p>
          </table:table-cell>
          <table:table-cell table:formula="of:=IMREAL([.S121])+IMAGINARY([.S121])" office:value-type="float" office:value="-9.62498863389318" calcext:value-type="float">
            <text:p>-9.62498863389318</text:p>
          </table:table-cell>
          <table:table-cell table:formula="of:=IMREAL([.T121])+IMAGINARY([.T121])" office:value-type="float" office:value="-21.6021867859972" calcext:value-type="float">
            <text:p>-21.6021867859972</text:p>
          </table:table-cell>
          <table:table-cell table:number-columns-repeated="1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.146629961397" calcext:value-type="float">
            <text:p>14.146629961397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8022673257" calcext:value-type="float">
            <text:p>-80.98022673257</text:p>
          </table:table-cell>
          <table:table-cell office:value-type="float" office:value="-80.68618940391" calcext:value-type="float">
            <text:p>-80.68618940391</text:p>
          </table:table-cell>
          <table:table-cell office:value-type="float" office:value="11.6414628813616" calcext:value-type="float">
            <text:p>11.641462881361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6000099" calcext:value-type="float">
            <text:p>-78.06000099</text:p>
          </table:table-cell>
          <table:table-cell office:value-type="float" office:value="-78.10097379" calcext:value-type="float">
            <text:p>-78.10097379</text:p>
          </table:table-cell>
          <table:table-cell office:value-type="float" office:value="9.30393568646969" calcext:value-type="float">
            <text:p>9.303935686469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840872864021" calcext:value-type="float">
            <text:p>-79.0840872864021</text:p>
          </table:table-cell>
          <table:table-cell office:value-type="float" office:value="-78.10097379" calcext:value-type="float">
            <text:p>-78.10097379</text:p>
          </table:table-cell>
          <table:table-cell office:value-type="float" office:value="10.0647480927253" calcext:value-type="float">
            <text:p>10.0647480927253</text:p>
          </table:table-cell>
          <table:table-cell office:value-type="string" calcext:value-type="string">
            <text:p>22.284744890980143+0j</text:p>
          </table:table-cell>
          <table:table-cell office:value-type="string" calcext:value-type="string">
            <text:p>-10.073153783167427+0j</text:p>
          </table:table-cell>
          <table:table-cell office:value-type="string" calcext:value-type="string">
            <text:p>-22.04543396406396j</text:p>
          </table:table-cell>
          <table:table-cell table:formula="of:=IMREAL([.R122])+IMAGINARY([.R122])" office:value-type="float" office:value="22.2847448909801" calcext:value-type="float">
            <text:p>22.2847448909801</text:p>
          </table:table-cell>
          <table:table-cell table:formula="of:=IMREAL([.S122])+IMAGINARY([.S122])" office:value-type="float" office:value="-10.0731537831674" calcext:value-type="float">
            <text:p>-10.0731537831674</text:p>
          </table:table-cell>
          <table:table-cell table:formula="of:=IMREAL([.T122])+IMAGINARY([.T122])" office:value-type="float" office:value="-22.045433964064" calcext:value-type="float">
            <text:p>-22.045433964064</text:p>
          </table:table-cell>
          <table:table-cell table:number-columns-repeated="1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4.1521680903323" calcext:value-type="float">
            <text:p>14.152168090332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86158712799" calcext:value-type="float">
            <text:p>-80.986158712799</text:p>
          </table:table-cell>
          <table:table-cell office:value-type="float" office:value="-80.717570463519" calcext:value-type="float">
            <text:p>-80.717570463519</text:p>
          </table:table-cell>
          <table:table-cell office:value-type="float" office:value="11.6467644032241" calcext:value-type="float">
            <text:p>11.646764403224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42000693" calcext:value-type="float">
            <text:p>-78.042000693</text:p>
          </table:table-cell>
          <table:table-cell office:value-type="float" office:value="-78.090876411" calcext:value-type="float">
            <text:p>-78.090876411</text:p>
          </table:table-cell>
          <table:table-cell office:value-type="float" office:value="9.29109048754892" calcext:value-type="float">
            <text:p>9.2910904875489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588611004814" calcext:value-type="float">
            <text:p>-79.0588611004814</text:p>
          </table:table-cell>
          <table:table-cell office:value-type="float" office:value="-78.090876411" calcext:value-type="float">
            <text:p>-78.090876411</text:p>
          </table:table-cell>
          <table:table-cell office:value-type="float" office:value="10.0452797686442" calcext:value-type="float">
            <text:p>10.0452797686442</text:p>
          </table:table-cell>
          <table:table-cell office:value-type="string" calcext:value-type="string">
            <text:p>22.449435734721106+0j</text:p>
          </table:table-cell>
          <table:table-cell office:value-type="string" calcext:value-type="string">
            <text:p>-10.38560206342423+0j</text:p>
          </table:table-cell>
          <table:table-cell office:value-type="string" calcext:value-type="string">
            <text:p>-22.35639924332799j</text:p>
          </table:table-cell>
          <table:table-cell table:formula="of:=IMREAL([.R123])+IMAGINARY([.R123])" office:value-type="float" office:value="22.4494357347211" calcext:value-type="float">
            <text:p>22.4494357347211</text:p>
          </table:table-cell>
          <table:table-cell table:formula="of:=IMREAL([.S123])+IMAGINARY([.S123])" office:value-type="float" office:value="-10.3856020634242" calcext:value-type="float">
            <text:p>-10.3856020634242</text:p>
          </table:table-cell>
          <table:table-cell table:formula="of:=IMREAL([.T123])+IMAGINARY([.T123])" office:value-type="float" office:value="-22.356399243328" calcext:value-type="float">
            <text:p>-22.356399243328</text:p>
          </table:table-cell>
          <table:table-cell table:number-columns-repeated="1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4.1522894576942" calcext:value-type="float">
            <text:p>14.152289457694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03110989593" calcext:value-type="float">
            <text:p>-80.9903110989593</text:p>
          </table:table-cell>
          <table:table-cell office:value-type="float" office:value="-80.7458134171671" calcext:value-type="float">
            <text:p>-80.7458134171671</text:p>
          </table:table-cell>
          <table:table-cell office:value-type="float" office:value="11.6504769049786" calcext:value-type="float">
            <text:p>11.650476904978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94004851" calcext:value-type="float">
            <text:p>-78.0294004851</text:p>
          </table:table-cell>
          <table:table-cell office:value-type="float" office:value="-78.0817887699" calcext:value-type="float">
            <text:p>-78.0817887699</text:p>
          </table:table-cell>
          <table:table-cell office:value-type="float" office:value="9.28210940169264" calcext:value-type="float">
            <text:p>9.28210940169264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041202770337" calcext:value-type="float">
            <text:p>-79.041202770337</text:p>
          </table:table-cell>
          <table:table-cell office:value-type="float" office:value="-78.0817887699" calcext:value-type="float">
            <text:p>-78.0817887699</text:p>
          </table:table-cell>
          <table:table-cell office:value-type="float" office:value="10.0316743524781" calcext:value-type="float">
            <text:p>10.0316743524781</text:p>
          </table:table-cell>
          <table:table-cell office:value-type="string" calcext:value-type="string">
            <text:p>22.564571440204297+0j</text:p>
          </table:table-cell>
          <table:table-cell office:value-type="string" calcext:value-type="string">
            <text:p>-10.603697728601489+0j</text:p>
          </table:table-cell>
          <table:table-cell office:value-type="string" calcext:value-type="string">
            <text:p>-22.574371131528867j</text:p>
          </table:table-cell>
          <table:table-cell table:formula="of:=IMREAL([.R124])+IMAGINARY([.R124])" office:value-type="float" office:value="22.5645714402043" calcext:value-type="float">
            <text:p>22.5645714402043</text:p>
          </table:table-cell>
          <table:table-cell table:formula="of:=IMREAL([.S124])+IMAGINARY([.S124])" office:value-type="float" office:value="-10.6036977286015" calcext:value-type="float">
            <text:p>-10.6036977286015</text:p>
          </table:table-cell>
          <table:table-cell table:formula="of:=IMREAL([.T124])+IMAGINARY([.T124])" office:value-type="float" office:value="-22.5743711315289" calcext:value-type="float">
            <text:p>-22.574371131528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550612256077" calcext:value-type="float">
            <text:p>14.155061225607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32177692715" calcext:value-type="float">
            <text:p>-80.9932177692715</text:p>
          </table:table-cell>
          <table:table-cell office:value-type="float" office:value="-80.7712320754504" calcext:value-type="float">
            <text:p>-80.7712320754504</text:p>
          </table:table-cell>
          <table:table-cell office:value-type="float" office:value="11.6530763603016" calcext:value-type="float">
            <text:p>11.653076360301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2058033957" calcext:value-type="float">
            <text:p>-78.02058033957</text:p>
          </table:table-cell>
          <table:table-cell office:value-type="float" office:value="-78.07360989291" calcext:value-type="float">
            <text:p>-78.07360989291</text:p>
          </table:table-cell>
          <table:table-cell office:value-type="float" office:value="9.27582780754047" calcext:value-type="float">
            <text:p>9.2758278075404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88419392359" calcext:value-type="float">
            <text:p>-79.0288419392359</text:p>
          </table:table-cell>
          <table:table-cell office:value-type="float" office:value="-78.07360989291" calcext:value-type="float">
            <text:p>-78.07360989291</text:p>
          </table:table-cell>
          <table:table-cell office:value-type="float" office:value="10.0221615268889" calcext:value-type="float">
            <text:p>10.0221615268889</text:p>
          </table:table-cell>
          <table:table-cell office:value-type="string" calcext:value-type="string">
            <text:p>22.645094156309078+0j</text:p>
          </table:table-cell>
          <table:table-cell office:value-type="string" calcext:value-type="string">
            <text:p>-10.756062786734148+0j</text:p>
          </table:table-cell>
          <table:table-cell office:value-type="string" calcext:value-type="string">
            <text:p>-22.727082639085275j</text:p>
          </table:table-cell>
          <table:table-cell table:formula="of:=IMREAL([.R125])+IMAGINARY([.R125])" office:value-type="float" office:value="22.6450941563091" calcext:value-type="float">
            <text:p>22.6450941563091</text:p>
          </table:table-cell>
          <table:table-cell table:formula="of:=IMREAL([.S125])+IMAGINARY([.S125])" office:value-type="float" office:value="-10.7560627867341" calcext:value-type="float">
            <text:p>-10.7560627867341</text:p>
          </table:table-cell>
          <table:table-cell table:formula="of:=IMREAL([.T125])+IMAGINARY([.T125])" office:value-type="float" office:value="-22.7270826390853" calcext:value-type="float">
            <text:p>-22.7270826390853</text:p>
          </table:table-cell>
          <table:table-cell table:number-columns-repeated="1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4.1654036983908" calcext:value-type="float">
            <text:p>14.165403698390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52524384901" calcext:value-type="float">
            <text:p>-80.9952524384901</text:p>
          </table:table-cell>
          <table:table-cell office:value-type="float" office:value="-80.7941088679053" calcext:value-type="float">
            <text:p>-80.7941088679053</text:p>
          </table:table-cell>
          <table:table-cell office:value-type="float" office:value="11.6548963241145" calcext:value-type="float">
            <text:p>11.654896324114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4406237699" calcext:value-type="float">
            <text:p>-78.014406237699</text:p>
          </table:table-cell>
          <table:table-cell office:value-type="float" office:value="-78.066248903619" calcext:value-type="float">
            <text:p>-78.066248903619</text:p>
          </table:table-cell>
          <table:table-cell office:value-type="float" office:value="9.27143322116156" calcext:value-type="float">
            <text:p>9.2714332211615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01893574651" calcext:value-type="float">
            <text:p>-79.0201893574651</text:p>
          </table:table-cell>
          <table:table-cell office:value-type="float" office:value="-78.066248903619" calcext:value-type="float">
            <text:p>-78.066248903619</text:p>
          </table:table-cell>
          <table:table-cell office:value-type="float" office:value="10.0155079168689" calcext:value-type="float">
            <text:p>10.0155079168689</text:p>
          </table:table-cell>
          <table:table-cell office:value-type="string" calcext:value-type="string">
            <text:p>22.701424705181594+0j</text:p>
          </table:table-cell>
          <table:table-cell office:value-type="string" calcext:value-type="string">
            <text:p>-10.8625707269142+0j</text:p>
          </table:table-cell>
          <table:table-cell office:value-type="string" calcext:value-type="string">
            <text:p>-22.834040374182003j</text:p>
          </table:table-cell>
          <table:table-cell table:formula="of:=IMREAL([.R126])+IMAGINARY([.R126])" office:value-type="float" office:value="22.7014247051816" calcext:value-type="float">
            <text:p>22.7014247051816</text:p>
          </table:table-cell>
          <table:table-cell table:formula="of:=IMREAL([.S126])+IMAGINARY([.S126])" office:value-type="float" office:value="-10.8625707269142" calcext:value-type="float">
            <text:p>-10.8625707269142</text:p>
          </table:table-cell>
          <table:table-cell table:formula="of:=IMREAL([.T126])+IMAGINARY([.T126])" office:value-type="float" office:value="-22.834040374182" calcext:value-type="float">
            <text:p>-22.834040374182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4.1656323011053" calcext:value-type="float">
            <text:p>14.16563230110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6676706943" calcext:value-type="float">
            <text:p>-80.996676706943</text:p>
          </table:table-cell>
          <table:table-cell office:value-type="float" office:value="-80.8146979811148" calcext:value-type="float">
            <text:p>-80.8146979811148</text:p>
          </table:table-cell>
          <table:table-cell office:value-type="float" office:value="11.6561704679036" calcext:value-type="float">
            <text:p>11.656170467903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00843663893" calcext:value-type="float">
            <text:p>-78.0100843663893</text:p>
          </table:table-cell>
          <table:table-cell office:value-type="float" office:value="-78.0596240132571" calcext:value-type="float">
            <text:p>-78.0596240132571</text:p>
          </table:table-cell>
          <table:table-cell office:value-type="float" office:value="9.26835824955246" calcext:value-type="float">
            <text:p>9.2683582495524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41325502256" calcext:value-type="float">
            <text:p>-79.0141325502256</text:p>
          </table:table-cell>
          <table:table-cell office:value-type="float" office:value="-78.0596240132571" calcext:value-type="float">
            <text:p>-78.0596240132571</text:p>
          </table:table-cell>
          <table:table-cell office:value-type="float" office:value="10.0108530183011" calcext:value-type="float">
            <text:p>10.0108530183011</text:p>
          </table:table-cell>
          <table:table-cell office:value-type="string" calcext:value-type="string">
            <text:p>22.74083878853621+0j</text:p>
          </table:table-cell>
          <table:table-cell office:value-type="string" calcext:value-type="string">
            <text:p>-10.93705407520163+0j</text:p>
          </table:table-cell>
          <table:table-cell office:value-type="string" calcext:value-type="string">
            <text:p>-22.908938495996022j</text:p>
          </table:table-cell>
          <table:table-cell table:formula="of:=IMREAL([.R127])+IMAGINARY([.R127])" office:value-type="float" office:value="22.7408387885362" calcext:value-type="float">
            <text:p>22.7408387885362</text:p>
          </table:table-cell>
          <table:table-cell table:formula="of:=IMREAL([.S127])+IMAGINARY([.S127])" office:value-type="float" office:value="-10.9370540752016" calcext:value-type="float">
            <text:p>-10.9370540752016</text:p>
          </table:table-cell>
          <table:table-cell table:formula="of:=IMREAL([.T127])+IMAGINARY([.T127])" office:value-type="float" office:value="-22.908938495996" calcext:value-type="float">
            <text:p>-22.908938495996</text:p>
          </table:table-cell>
          <table:table-cell table:number-columns-repeated="1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1681099771603" calcext:value-type="float">
            <text:p>14.168109977160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76736948601" calcext:value-type="float">
            <text:p>-80.9976736948601</text:p>
          </table:table-cell>
          <table:table-cell office:value-type="float" office:value="-80.8332281830033" calcext:value-type="float">
            <text:p>-80.8332281830033</text:p>
          </table:table-cell>
          <table:table-cell office:value-type="float" office:value="11.6570624514342" calcext:value-type="float">
            <text:p>11.657062451434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70590564725" calcext:value-type="float">
            <text:p>-78.0070590564725</text:p>
          </table:table-cell>
          <table:table-cell office:value-type="float" office:value="-78.0536616119314" calcext:value-type="float">
            <text:p>-78.0536616119314</text:p>
          </table:table-cell>
          <table:table-cell office:value-type="float" office:value="9.26620637625564" calcext:value-type="float">
            <text:p>9.2662063762556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98927851579" calcext:value-type="float">
            <text:p>-79.0098927851579</text:p>
          </table:table-cell>
          <table:table-cell office:value-type="float" office:value="-78.0536616119314" calcext:value-type="float">
            <text:p>-78.0536616119314</text:p>
          </table:table-cell>
          <table:table-cell office:value-type="float" office:value="10.007595876618" calcext:value-type="float">
            <text:p>10.007595876618</text:p>
          </table:table-cell>
          <table:table-cell office:value-type="string" calcext:value-type="string">
            <text:p>22.768420176943444+0j</text:p>
          </table:table-cell>
          <table:table-cell office:value-type="string" calcext:value-type="string">
            <text:p>-10.989157075376582+0j</text:p>
          </table:table-cell>
          <table:table-cell office:value-type="string" calcext:value-type="string">
            <text:p>-22.96138024092911j</text:p>
          </table:table-cell>
          <table:table-cell table:formula="of:=IMREAL([.R128])+IMAGINARY([.R128])" office:value-type="float" office:value="22.7684201769434" calcext:value-type="float">
            <text:p>22.7684201769434</text:p>
          </table:table-cell>
          <table:table-cell table:formula="of:=IMREAL([.S128])+IMAGINARY([.S128])" office:value-type="float" office:value="-10.9891570753766" calcext:value-type="float">
            <text:p>-10.9891570753766</text:p>
          </table:table-cell>
          <table:table-cell table:formula="of:=IMREAL([.T128])+IMAGINARY([.T128])" office:value-type="float" office:value="-22.9613802409291" calcext:value-type="float">
            <text:p>-22.9613802409291</text:p>
          </table:table-cell>
          <table:table-cell table:number-columns-repeated="1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4.1732361141025" calcext:value-type="float">
            <text:p>14.17323611410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83715864021" calcext:value-type="float">
            <text:p>-80.9983715864021</text:p>
          </table:table-cell>
          <table:table-cell office:value-type="float" office:value="-80.849905364703" calcext:value-type="float">
            <text:p>-80.849905364703</text:p>
          </table:table-cell>
          <table:table-cell office:value-type="float" office:value="11.6576868805192" calcext:value-type="float">
            <text:p>11.657686880519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49413395308" calcext:value-type="float">
            <text:p>-78.0049413395308</text:p>
          </table:table-cell>
          <table:table-cell office:value-type="float" office:value="-78.0482954507383" calcext:value-type="float">
            <text:p>-78.0482954507383</text:p>
          </table:table-cell>
          <table:table-cell office:value-type="float" office:value="9.26470036222235" calcext:value-type="float">
            <text:p>9.2647003622223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69249496105" calcext:value-type="float">
            <text:p>-79.0069249496105</text:p>
          </table:table-cell>
          <table:table-cell office:value-type="float" office:value="-78.0482954507383" calcext:value-type="float">
            <text:p>-78.0482954507383</text:p>
          </table:table-cell>
          <table:table-cell office:value-type="float" office:value="10.0053165080098" calcext:value-type="float">
            <text:p>10.0053165080098</text:p>
          </table:table-cell>
          <table:table-cell office:value-type="string" calcext:value-type="string">
            <text:p>22.787723001120952+0j</text:p>
          </table:table-cell>
          <table:table-cell office:value-type="string" calcext:value-type="string">
            <text:p>-11.0256118705544+0j</text:p>
          </table:table-cell>
          <table:table-cell office:value-type="string" calcext:value-type="string">
            <text:p>-22.998095686662058j</text:p>
          </table:table-cell>
          <table:table-cell table:formula="of:=IMREAL([.R129])+IMAGINARY([.R129])" office:value-type="float" office:value="22.787723001121" calcext:value-type="float">
            <text:p>22.787723001121</text:p>
          </table:table-cell>
          <table:table-cell table:formula="of:=IMREAL([.S129])+IMAGINARY([.S129])" office:value-type="float" office:value="-11.0256118705544" calcext:value-type="float">
            <text:p>-11.0256118705544</text:p>
          </table:table-cell>
          <table:table-cell table:formula="of:=IMREAL([.T129])+IMAGINARY([.T129])" office:value-type="float" office:value="-22.9980956866621" calcext:value-type="float">
            <text:p>-22.998095686662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751494986245" calcext:value-type="float">
            <text:p>14.175149498624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88601104815" calcext:value-type="float">
            <text:p>-80.9988601104815</text:p>
          </table:table-cell>
          <table:table-cell office:value-type="float" office:value="-80.8649148282327" calcext:value-type="float">
            <text:p>-80.8649148282327</text:p>
          </table:table-cell>
          <table:table-cell office:value-type="float" office:value="11.6581240007805" calcext:value-type="float">
            <text:p>11.658124000780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34589376715" calcext:value-type="float">
            <text:p>-78.0034589376715</text:p>
          </table:table-cell>
          <table:table-cell office:value-type="float" office:value="-78.0434659056644" calcext:value-type="float">
            <text:p>-78.0434659056644</text:p>
          </table:table-cell>
          <table:table-cell office:value-type="float" office:value="9.26364629803886" calcext:value-type="float">
            <text:p>9.2636462980388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48474647274" calcext:value-type="float">
            <text:p>-79.0048474647274</text:p>
          </table:table-cell>
          <table:table-cell office:value-type="float" office:value="-78.0434659056644" calcext:value-type="float">
            <text:p>-78.0434659056644</text:p>
          </table:table-cell>
          <table:table-cell office:value-type="float" office:value="10.00372125889" calcext:value-type="float">
            <text:p>10.00372125889</text:p>
          </table:table-cell>
          <table:table-cell office:value-type="string" calcext:value-type="string">
            <text:p>22.801232946547486+0j</text:p>
          </table:table-cell>
          <table:table-cell office:value-type="string" calcext:value-type="string">
            <text:p>-11.051121752360288+0j</text:p>
          </table:table-cell>
          <table:table-cell office:value-type="string" calcext:value-type="string">
            <text:p>-23.023799489116676j</text:p>
          </table:table-cell>
          <table:table-cell table:formula="of:=IMREAL([.R130])+IMAGINARY([.R130])" office:value-type="float" office:value="22.8012329465475" calcext:value-type="float">
            <text:p>22.8012329465475</text:p>
          </table:table-cell>
          <table:table-cell table:formula="of:=IMREAL([.S130])+IMAGINARY([.S130])" office:value-type="float" office:value="-11.0511217523603" calcext:value-type="float">
            <text:p>-11.0511217523603</text:p>
          </table:table-cell>
          <table:table-cell table:formula="of:=IMREAL([.T130])+IMAGINARY([.T130])" office:value-type="float" office:value="-23.0237994891167" calcext:value-type="float">
            <text:p>-23.0237994891167</text:p>
          </table:table-cell>
          <table:table-cell table:number-columns-repeated="1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.1830902911505" calcext:value-type="float">
            <text:p>14.183090291150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202077337" calcext:value-type="float">
            <text:p>-80.999202077337</text:p>
          </table:table-cell>
          <table:table-cell office:value-type="float" office:value="-80.8784233454094" calcext:value-type="float">
            <text:p>-80.8784233454094</text:p>
          </table:table-cell>
          <table:table-cell office:value-type="float" office:value="11.6584299947156" calcext:value-type="float">
            <text:p>11.658429994715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24212563701" calcext:value-type="float">
            <text:p>-78.0024212563701</text:p>
          </table:table-cell>
          <table:table-cell office:value-type="float" office:value="-78.039119315098" calcext:value-type="float">
            <text:p>-78.039119315098</text:p>
          </table:table-cell>
          <table:table-cell office:value-type="float" office:value="9.26290852446545" calcext:value-type="float">
            <text:p>9.2629085244654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033932253092" calcext:value-type="float">
            <text:p>-79.0033932253092</text:p>
          </table:table-cell>
          <table:table-cell office:value-type="float" office:value="-78.039119315098" calcext:value-type="float">
            <text:p>-78.039119315098</text:p>
          </table:table-cell>
          <table:table-cell office:value-type="float" office:value="10.0026047358449" calcext:value-type="float">
            <text:p>10.0026047358449</text:p>
          </table:table-cell>
          <table:table-cell office:value-type="string" calcext:value-type="string">
            <text:p>22.81068891321366+0j</text:p>
          </table:table-cell>
          <table:table-cell office:value-type="string" calcext:value-type="string">
            <text:p>-11.068974518541836+0j</text:p>
          </table:table-cell>
          <table:table-cell office:value-type="string" calcext:value-type="string">
            <text:p>-23.04179359588994j</text:p>
          </table:table-cell>
          <table:table-cell table:formula="of:=IMREAL([.R131])+IMAGINARY([.R131])" office:value-type="float" office:value="22.8106889132137" calcext:value-type="float">
            <text:p>22.8106889132137</text:p>
          </table:table-cell>
          <table:table-cell table:formula="of:=IMREAL([.S131])+IMAGINARY([.S131])" office:value-type="float" office:value="-11.0689745185418" calcext:value-type="float">
            <text:p>-11.0689745185418</text:p>
          </table:table-cell>
          <table:table-cell table:formula="of:=IMREAL([.T131])+IMAGINARY([.T131])" office:value-type="float" office:value="-23.0417935958899" calcext:value-type="float">
            <text:p>-23.0417935958899</text:p>
          </table:table-cell>
          <table:table-cell table:number-columns-repeated="1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.1831397126032" calcext:value-type="float">
            <text:p>14.18313971260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4414541359" calcext:value-type="float">
            <text:p>-80.9994414541359</text:p>
          </table:table-cell>
          <table:table-cell office:value-type="float" office:value="-80.8905810108685" calcext:value-type="float">
            <text:p>-80.8905810108685</text:p>
          </table:table-cell>
          <table:table-cell office:value-type="float" office:value="11.658644195249" calcext:value-type="float">
            <text:p>11.6586441952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6948794591" calcext:value-type="float">
            <text:p>-78.0016948794591</text:p>
          </table:table-cell>
          <table:table-cell office:value-type="float" office:value="-78.0352073835882" calcext:value-type="float">
            <text:p>-78.0352073835882</text:p>
          </table:table-cell>
          <table:table-cell office:value-type="float" office:value="9.26239211792513" calcext:value-type="float">
            <text:p>9.2623921179251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23752577164" calcext:value-type="float">
            <text:p>-79.0023752577164</text:p>
          </table:table-cell>
          <table:table-cell office:value-type="float" office:value="-78.0352073835882" calcext:value-type="float">
            <text:p>-78.0352073835882</text:p>
          </table:table-cell>
          <table:table-cell office:value-type="float" office:value="10.0018232438606" calcext:value-type="float">
            <text:p>10.0018232438606</text:p>
          </table:table-cell>
          <table:table-cell office:value-type="string" calcext:value-type="string">
            <text:p>22.817307602368523+0j</text:p>
          </table:table-cell>
          <table:table-cell office:value-type="string" calcext:value-type="string">
            <text:p>-11.081469421379978+0j</text:p>
          </table:table-cell>
          <table:table-cell office:value-type="string" calcext:value-type="string">
            <text:p>-23.054390171790168j</text:p>
          </table:table-cell>
          <table:table-cell table:formula="of:=IMREAL([.R132])+IMAGINARY([.R132])" office:value-type="float" office:value="22.8173076023685" calcext:value-type="float">
            <text:p>22.8173076023685</text:p>
          </table:table-cell>
          <table:table-cell table:formula="of:=IMREAL([.S132])+IMAGINARY([.S132])" office:value-type="float" office:value="-11.08146942138" calcext:value-type="float">
            <text:p>-11.08146942138</text:p>
          </table:table-cell>
          <table:table-cell table:formula="of:=IMREAL([.T132])+IMAGINARY([.T132])" office:value-type="float" office:value="-23.0543901717902" calcext:value-type="float">
            <text:p>-23.0543901717902</text:p>
          </table:table-cell>
          <table:table-cell table:number-columns-repeated="1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.1862124281882" calcext:value-type="float">
            <text:p>14.186212428188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6090178951" calcext:value-type="float">
            <text:p>-80.9996090178951</text:p>
          </table:table-cell>
          <table:table-cell office:value-type="float" office:value="-80.9015229097816" calcext:value-type="float">
            <text:p>-80.9015229097816</text:p>
          </table:table-cell>
          <table:table-cell office:value-type="float" office:value="11.6587941379639" calcext:value-type="float">
            <text:p>11.658794137963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11864156213" calcext:value-type="float">
            <text:p>-78.0011864156213</text:p>
          </table:table-cell>
          <table:table-cell office:value-type="float" office:value="-78.0316866452294" calcext:value-type="float">
            <text:p>-78.0316866452294</text:p>
          </table:table-cell>
          <table:table-cell office:value-type="float" office:value="9.26203065047682" calcext:value-type="float">
            <text:p>9.2620306504768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16626804015" calcext:value-type="float">
            <text:p>-79.0016626804015</text:p>
          </table:table-cell>
          <table:table-cell office:value-type="float" office:value="-78.0316866452294" calcext:value-type="float">
            <text:p>-78.0316866452294</text:p>
          </table:table-cell>
          <table:table-cell office:value-type="float" office:value="10.0012762358009" calcext:value-type="float">
            <text:p>10.0012762358009</text:p>
          </table:table-cell>
          <table:table-cell office:value-type="string" calcext:value-type="string">
            <text:p>22.821940445931702+0j</text:p>
          </table:table-cell>
          <table:table-cell office:value-type="string" calcext:value-type="string">
            <text:p>-11.090214857142598+0j</text:p>
          </table:table-cell>
          <table:table-cell office:value-type="string" calcext:value-type="string">
            <text:p>-23.063208116122677j</text:p>
          </table:table-cell>
          <table:table-cell table:formula="of:=IMREAL([.R133])+IMAGINARY([.R133])" office:value-type="float" office:value="22.8219404459317" calcext:value-type="float">
            <text:p>22.8219404459317</text:p>
          </table:table-cell>
          <table:table-cell table:formula="of:=IMREAL([.S133])+IMAGINARY([.S133])" office:value-type="float" office:value="-11.0902148571426" calcext:value-type="float">
            <text:p>-11.0902148571426</text:p>
          </table:table-cell>
          <table:table-cell table:formula="of:=IMREAL([.T133])+IMAGINARY([.T133])" office:value-type="float" office:value="-23.0632081161227" calcext:value-type="float">
            <text:p>-23.0632081161227</text:p>
          </table:table-cell>
          <table:table-cell table:number-columns-repeated="1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.1871930766202" calcext:value-type="float">
            <text:p>14.18719307662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7263125266" calcext:value-type="float">
            <text:p>-80.9997263125266</text:p>
          </table:table-cell>
          <table:table-cell office:value-type="float" office:value="-80.9113706188034" calcext:value-type="float">
            <text:p>-80.9113706188034</text:p>
          </table:table-cell>
          <table:table-cell office:value-type="float" office:value="11.6588990990118" calcext:value-type="float">
            <text:p>11.658899099011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8304909349" calcext:value-type="float">
            <text:p>-78.0008304909349</text:p>
          </table:table-cell>
          <table:table-cell office:value-type="float" office:value="-78.0285179807064" calcext:value-type="float">
            <text:p>-78.0285179807064</text:p>
          </table:table-cell>
          <table:table-cell office:value-type="float" office:value="9.26177763165633" calcext:value-type="float">
            <text:p>9.2617776316563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1163876281" calcext:value-type="float">
            <text:p>-79.001163876281</text:p>
          </table:table-cell>
          <table:table-cell office:value-type="float" office:value="-78.0285179807064" calcext:value-type="float">
            <text:p>-78.0285179807064</text:p>
          </table:table-cell>
          <table:table-cell office:value-type="float" office:value="10.0008933479594" calcext:value-type="float">
            <text:p>10.0008933479594</text:p>
          </table:table-cell>
          <table:table-cell office:value-type="string" calcext:value-type="string">
            <text:p>22.825183319403976+0j</text:p>
          </table:table-cell>
          <table:table-cell office:value-type="string" calcext:value-type="string">
            <text:p>-11.096336174090425+0j</text:p>
          </table:table-cell>
          <table:table-cell office:value-type="string" calcext:value-type="string">
            <text:p>-23.069380843535164j</text:p>
          </table:table-cell>
          <table:table-cell table:formula="of:=IMREAL([.R134])+IMAGINARY([.R134])" office:value-type="float" office:value="22.825183319404" calcext:value-type="float">
            <text:p>22.825183319404</text:p>
          </table:table-cell>
          <table:table-cell table:formula="of:=IMREAL([.S134])+IMAGINARY([.S134])" office:value-type="float" office:value="-11.0963361740904" calcext:value-type="float">
            <text:p>-11.0963361740904</text:p>
          </table:table-cell>
          <table:table-cell table:formula="of:=IMREAL([.T134])+IMAGINARY([.T134])" office:value-type="float" office:value="-23.0693808435352" calcext:value-type="float">
            <text:p>-23.069380843535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1912738704834" calcext:value-type="float">
            <text:p>14.191273870483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8084187686" calcext:value-type="float">
            <text:p>-80.9998084187686</text:p>
          </table:table-cell>
          <table:table-cell office:value-type="float" office:value="-80.9202335569231" calcext:value-type="float">
            <text:p>-80.9202335569231</text:p>
          </table:table-cell>
          <table:table-cell office:value-type="float" office:value="11.6589725723076" calcext:value-type="float">
            <text:p>11.658972572307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5813436545" calcext:value-type="float">
            <text:p>-78.0005813436545</text:p>
          </table:table-cell>
          <table:table-cell office:value-type="float" office:value="-78.0256661826358" calcext:value-type="float">
            <text:p>-78.0256661826358</text:p>
          </table:table-cell>
          <table:table-cell office:value-type="float" office:value="9.2616005225946" calcext:value-type="float">
            <text:p>9.261600522594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08147133967" calcext:value-type="float">
            <text:p>-79.0008147133967</text:p>
          </table:table-cell>
          <table:table-cell office:value-type="float" office:value="-78.0256661826358" calcext:value-type="float">
            <text:p>-78.0256661826358</text:p>
          </table:table-cell>
          <table:table-cell office:value-type="float" office:value="10.0006253351922" calcext:value-type="float">
            <text:p>10.0006253351922</text:p>
          </table:table-cell>
          <table:table-cell office:value-type="string" calcext:value-type="string">
            <text:p>22.82745327349791+0j</text:p>
          </table:table-cell>
          <table:table-cell office:value-type="string" calcext:value-type="string">
            <text:p>-11.100620856813308+0j</text:p>
          </table:table-cell>
          <table:table-cell office:value-type="string" calcext:value-type="string">
            <text:p>-23.073701833972528j</text:p>
          </table:table-cell>
          <table:table-cell table:formula="of:=IMREAL([.R135])+IMAGINARY([.R135])" office:value-type="float" office:value="22.8274532734979" calcext:value-type="float">
            <text:p>22.8274532734979</text:p>
          </table:table-cell>
          <table:table-cell table:formula="of:=IMREAL([.S135])+IMAGINARY([.S135])" office:value-type="float" office:value="-11.1006208568133" calcext:value-type="float">
            <text:p>-11.1006208568133</text:p>
          </table:table-cell>
          <table:table-cell table:formula="of:=IMREAL([.T135])+IMAGINARY([.T135])" office:value-type="float" office:value="-23.0737018339725" calcext:value-type="float">
            <text:p>-23.0737018339725</text:p>
          </table:table-cell>
          <table:table-cell table:number-columns-repeated="1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1844908550307" calcext:value-type="float">
            <text:p>14.1844908550307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865893138" calcext:value-type="float">
            <text:p>-80.999865893138</text:p>
          </table:table-cell>
          <table:table-cell office:value-type="float" office:value="-80.9282102012308" calcext:value-type="float">
            <text:p>-80.9282102012308</text:p>
          </table:table-cell>
          <table:table-cell office:value-type="float" office:value="11.6590240038901" calcext:value-type="float">
            <text:p>11.659024003890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004069405581" calcext:value-type="float">
            <text:p>-78.0004069405581</text:p>
          </table:table-cell>
          <table:table-cell office:value-type="float" office:value="-78.0230995643722" calcext:value-type="float">
            <text:p>-78.0230995643722</text:p>
          </table:table-cell>
          <table:table-cell office:value-type="float" office:value="9.26147654826652" calcext:value-type="float">
            <text:p>9.2614765482665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005702993777" calcext:value-type="float">
            <text:p>-79.0005702993777</text:p>
          </table:table-cell>
          <table:table-cell office:value-type="float" office:value="-78.0230995643722" calcext:value-type="float">
            <text:p>-78.0230995643722</text:p>
          </table:table-cell>
          <table:table-cell office:value-type="float" office:value="10.0004377305287" calcext:value-type="float">
            <text:p>10.0004377305287</text:p>
          </table:table-cell>
          <table:table-cell office:value-type="string" calcext:value-type="string">
            <text:p>22.829042213270235+0j</text:p>
          </table:table-cell>
          <table:table-cell office:value-type="string" calcext:value-type="string">
            <text:p>-11.103620017548181+0j</text:p>
          </table:table-cell>
          <table:table-cell office:value-type="string" calcext:value-type="string">
            <text:p>-23.076726566995738j</text:p>
          </table:table-cell>
          <table:table-cell table:formula="of:=IMREAL([.R136])+IMAGINARY([.R136])" office:value-type="float" office:value="22.8290422132702" calcext:value-type="float">
            <text:p>22.8290422132702</text:p>
          </table:table-cell>
          <table:table-cell table:formula="of:=IMREAL([.S136])+IMAGINARY([.S136])" office:value-type="float" office:value="-11.1036200175482" calcext:value-type="float">
            <text:p>-11.1036200175482</text:p>
          </table:table-cell>
          <table:table-cell table:formula="of:=IMREAL([.T136])+IMAGINARY([.T136])" office:value-type="float" office:value="-23.0767265669957" calcext:value-type="float">
            <text:p>-23.0767265669957</text:p>
          </table:table-cell>
          <table:table-cell table:number-columns-repeated="1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4.1885579892683" calcext:value-type="float">
            <text:p>14.188557989268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061251966" calcext:value-type="float">
            <text:p>-80.9999061251966</text:p>
          </table:table-cell>
          <table:table-cell office:value-type="float" office:value="-80.9353891811077" calcext:value-type="float">
            <text:p>-80.9353891811077</text:p>
          </table:table-cell>
          <table:table-cell office:value-type="float" office:value="11.6590600061329" calcext:value-type="float">
            <text:p>11.659060006132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2848583907" calcext:value-type="float">
            <text:p>-78.0002848583907</text:p>
          </table:table-cell>
          <table:table-cell office:value-type="float" office:value="-78.020789607935" calcext:value-type="float">
            <text:p>-78.020789607935</text:p>
          </table:table-cell>
          <table:table-cell office:value-type="float" office:value="9.26138976722427" calcext:value-type="float">
            <text:p>9.2613897672242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03992095644" calcext:value-type="float">
            <text:p>-79.0003992095644</text:p>
          </table:table-cell>
          <table:table-cell office:value-type="float" office:value="-78.020789607935" calcext:value-type="float">
            <text:p>-78.020789607935</text:p>
          </table:table-cell>
          <table:table-cell office:value-type="float" office:value="10.0003064093582" calcext:value-type="float">
            <text:p>10.0003064093582</text:p>
          </table:table-cell>
          <table:table-cell office:value-type="string" calcext:value-type="string">
            <text:p>22.8301544573455+0j</text:p>
          </table:table-cell>
          <table:table-cell office:value-type="string" calcext:value-type="string">
            <text:p>-11.105719372651166+0j</text:p>
          </table:table-cell>
          <table:table-cell office:value-type="string" calcext:value-type="string">
            <text:p>-23.078843899540654j</text:p>
          </table:table-cell>
          <table:table-cell table:formula="of:=IMREAL([.R137])+IMAGINARY([.R137])" office:value-type="float" office:value="22.8301544573455" calcext:value-type="float">
            <text:p>22.8301544573455</text:p>
          </table:table-cell>
          <table:table-cell table:formula="of:=IMREAL([.S137])+IMAGINARY([.S137])" office:value-type="float" office:value="-11.1057193726512" calcext:value-type="float">
            <text:p>-11.1057193726512</text:p>
          </table:table-cell>
          <table:table-cell table:formula="of:=IMREAL([.T137])+IMAGINARY([.T137])" office:value-type="float" office:value="-23.0788438995407" calcext:value-type="float">
            <text:p>-23.0788438995407</text:p>
          </table:table-cell>
          <table:table-cell table:number-columns-repeated="1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.1940514909759" calcext:value-type="float">
            <text:p>14.194051490975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342876376" calcext:value-type="float">
            <text:p>-80.9999342876376</text:p>
          </table:table-cell>
          <table:table-cell office:value-type="float" office:value="-80.9418502629969" calcext:value-type="float">
            <text:p>-80.9418502629969</text:p>
          </table:table-cell>
          <table:table-cell office:value-type="float" office:value="11.6590852077689" calcext:value-type="float">
            <text:p>11.659085207768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1994008735" calcext:value-type="float">
            <text:p>-78.0001994008735</text:p>
          </table:table-cell>
          <table:table-cell office:value-type="float" office:value="-78.0187106471415" calcext:value-type="float">
            <text:p>-78.0187106471415</text:p>
          </table:table-cell>
          <table:table-cell office:value-type="float" office:value="9.26132902097853" calcext:value-type="float">
            <text:p>9.2613290209785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002794466951" calcext:value-type="float">
            <text:p>-79.3002794466951</text:p>
          </table:table-cell>
          <table:table-cell office:value-type="float" office:value="-78.0187106471415" calcext:value-type="float">
            <text:p>-78.0187106471415</text:p>
          </table:table-cell>
          <table:table-cell office:value-type="float" office:value="10.2331494043831" calcext:value-type="float">
            <text:p>10.2331494043831</text:p>
          </table:table-cell>
          <table:table-cell office:value-type="string" calcext:value-type="string">
            <text:p>22.830933021453305+0j</text:p>
          </table:table-cell>
          <table:table-cell office:value-type="string" calcext:value-type="string">
            <text:p>-6.822591642980683+0j</text:p>
          </table:table-cell>
          <table:table-cell office:value-type="string" calcext:value-type="string">
            <text:p>-21.35133630050475j</text:p>
          </table:table-cell>
          <table:table-cell table:formula="of:=IMREAL([.R138])+IMAGINARY([.R138])" office:value-type="float" office:value="22.8309330214533" calcext:value-type="float">
            <text:p>22.8309330214533</text:p>
          </table:table-cell>
          <table:table-cell table:formula="of:=IMREAL([.S138])+IMAGINARY([.S138])" office:value-type="float" office:value="-6.82259164298068" calcext:value-type="float">
            <text:p>-6.82259164298068</text:p>
          </table:table-cell>
          <table:table-cell table:formula="of:=IMREAL([.T138])+IMAGINARY([.T138])" office:value-type="float" office:value="-21.3513363005047" calcext:value-type="float">
            <text:p>-21.3513363005047</text:p>
          </table:table-cell>
          <table:table-cell table:number-columns-repeated="1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4.1970706547687" calcext:value-type="float">
            <text:p>14.197070654768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540013463" calcext:value-type="float">
            <text:p>-80.9999540013463</text:p>
          </table:table-cell>
          <table:table-cell office:value-type="float" office:value="-80.9476652366972" calcext:value-type="float">
            <text:p>-80.9476652366972</text:p>
          </table:table-cell>
          <table:table-cell office:value-type="float" office:value="11.6591028489466" calcext:value-type="float">
            <text:p>11.659102848946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1395806114" calcext:value-type="float">
            <text:p>-78.0001395806114</text:p>
          </table:table-cell>
          <table:table-cell office:value-type="float" office:value="-78.0168395824273" calcext:value-type="float">
            <text:p>-78.0168395824273</text:p>
          </table:table-cell>
          <table:table-cell office:value-type="float" office:value="9.26128649884358" calcext:value-type="float">
            <text:p>9.2612864988435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101956126865" calcext:value-type="float">
            <text:p>-79.5101956126865</text:p>
          </table:table-cell>
          <table:table-cell office:value-type="float" office:value="-78.0168395824273" calcext:value-type="float">
            <text:p>-78.0168395824273</text:p>
          </table:table-cell>
          <table:table-cell office:value-type="float" office:value="10.3993577912933" calcext:value-type="float">
            <text:p>10.3993577912933</text:p>
          </table:table-cell>
          <table:table-cell office:value-type="string" calcext:value-type="string">
            <text:p>22.83147801302385+0j</text:p>
          </table:table-cell>
          <table:table-cell office:value-type="string" calcext:value-type="string">
            <text:p>-3.704908761307564+0j</text:p>
          </table:table-cell>
          <table:table-cell office:value-type="string" calcext:value-type="string">
            <text:p>-20.56898624337221j</text:p>
          </table:table-cell>
          <table:table-cell table:formula="of:=IMREAL([.R139])+IMAGINARY([.R139])" office:value-type="float" office:value="22.8314780130238" calcext:value-type="float">
            <text:p>22.8314780130238</text:p>
          </table:table-cell>
          <table:table-cell table:formula="of:=IMREAL([.S139])+IMAGINARY([.S139])" office:value-type="float" office:value="-3.70490876130756" calcext:value-type="float">
            <text:p>-3.70490876130756</text:p>
          </table:table-cell>
          <table:table-cell table:formula="of:=IMREAL([.T139])+IMAGINARY([.T139])" office:value-type="float" office:value="-20.5689862433722" calcext:value-type="float">
            <text:p>-20.568986243372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961332399379" calcext:value-type="float">
            <text:p>14.1961332399379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678009424" calcext:value-type="float">
            <text:p>-80.9999678009424</text:p>
          </table:table-cell>
          <table:table-cell office:value-type="float" office:value="-80.9528987130275" calcext:value-type="float">
            <text:p>-80.9528987130275</text:p>
          </table:table-cell>
          <table:table-cell office:value-type="float" office:value="11.6591151977869" calcext:value-type="float">
            <text:p>11.659115197786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97706428" calcext:value-type="float">
            <text:p>-78.000097706428</text:p>
          </table:table-cell>
          <table:table-cell office:value-type="float" office:value="-78.0151556241846" calcext:value-type="float">
            <text:p>-78.0151556241846</text:p>
          </table:table-cell>
          <table:table-cell office:value-type="float" office:value="9.26125673346527" calcext:value-type="float">
            <text:p>9.26125673346527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6571369288806" calcext:value-type="float">
            <text:p>-79.6571369288806</text:p>
          </table:table-cell>
          <table:table-cell office:value-type="float" office:value="-78.0151556241846" calcext:value-type="float">
            <text:p>-78.0151556241846</text:p>
          </table:table-cell>
          <table:table-cell office:value-type="float" office:value="10.5173073183048" calcext:value-type="float">
            <text:p>10.5173073183048</text:p>
          </table:table-cell>
          <table:table-cell office:value-type="string" calcext:value-type="string">
            <text:p>22.831859505503825+0j</text:p>
          </table:table-cell>
          <table:table-cell office:value-type="string" calcext:value-type="string">
            <text:p>-1.461981892612286+0j</text:p>
          </table:table-cell>
          <table:table-cell office:value-type="string" calcext:value-type="string">
            <text:p>-20.285752789183135j</text:p>
          </table:table-cell>
          <table:table-cell table:formula="of:=IMREAL([.R140])+IMAGINARY([.R140])" office:value-type="float" office:value="22.8318595055038" calcext:value-type="float">
            <text:p>22.8318595055038</text:p>
          </table:table-cell>
          <table:table-cell table:formula="of:=IMREAL([.S140])+IMAGINARY([.S140])" office:value-type="float" office:value="-1.46198189261229" calcext:value-type="float">
            <text:p>-1.46198189261229</text:p>
          </table:table-cell>
          <table:table-cell table:formula="of:=IMREAL([.T140])+IMAGINARY([.T140])" office:value-type="float" office:value="-20.2857527891831" calcext:value-type="float">
            <text:p>-20.2857527891831</text:p>
          </table:table-cell>
          <table:table-cell table:number-columns-repeated="1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4.1889785729463" calcext:value-type="float">
            <text:p>14.188978572946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774606597" calcext:value-type="float">
            <text:p>-80.9999774606597</text:p>
          </table:table-cell>
          <table:table-cell office:value-type="float" office:value="-80.9576088417247" calcext:value-type="float">
            <text:p>-80.9576088417247</text:p>
          </table:table-cell>
          <table:table-cell office:value-type="float" office:value="11.6591238419828" calcext:value-type="float">
            <text:p>11.65912384198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683944996" calcext:value-type="float">
            <text:p>-78.0000683944996</text:p>
          </table:table-cell>
          <table:table-cell office:value-type="float" office:value="-78.0136400617661" calcext:value-type="float">
            <text:p>-78.0136400617661</text:p>
          </table:table-cell>
          <table:table-cell office:value-type="float" office:value="9.26123589775738" calcext:value-type="float">
            <text:p>9.2612358977573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599958502164" calcext:value-type="float">
            <text:p>-79.7599958502164</text:p>
          </table:table-cell>
          <table:table-cell office:value-type="float" office:value="-78.0136400617661" calcext:value-type="float">
            <text:p>-78.0136400617661</text:p>
          </table:table-cell>
          <table:table-cell office:value-type="float" office:value="10.6006670689988" calcext:value-type="float">
            <text:p>10.6006670689988</text:p>
          </table:table-cell>
          <table:table-cell office:value-type="string" calcext:value-type="string">
            <text:p>22.832126549446333+0j</text:p>
          </table:table-cell>
          <table:table-cell office:value-type="string" calcext:value-type="string">
            <text:p>0.1384410513518759+0j</text:p>
          </table:table-cell>
          <table:table-cell office:value-type="string" calcext:value-type="string">
            <text:p>-20.2337789733743j</text:p>
          </table:table-cell>
          <table:table-cell table:formula="of:=IMREAL([.R141])+IMAGINARY([.R141])" office:value-type="float" office:value="22.8321265494463" calcext:value-type="float">
            <text:p>22.8321265494463</text:p>
          </table:table-cell>
          <table:table-cell table:formula="of:=IMREAL([.S141])+IMAGINARY([.S141])" office:value-type="float" office:value="0.138441051351876" calcext:value-type="float">
            <text:p>0.138441051351876</text:p>
          </table:table-cell>
          <table:table-cell table:formula="of:=IMREAL([.T141])+IMAGINARY([.T141])" office:value-type="float" office:value="-20.2337789733743" calcext:value-type="float">
            <text:p>-20.2337789733743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.1937031238046" calcext:value-type="float">
            <text:p>14.193703123804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842224618" calcext:value-type="float">
            <text:p>-80.9999842224618</text:p>
          </table:table-cell>
          <table:table-cell office:value-type="float" office:value="-80.9618479575523" calcext:value-type="float">
            <text:p>-80.9618479575523</text:p>
          </table:table-cell>
          <table:table-cell office:value-type="float" office:value="11.6591298929238" calcext:value-type="float">
            <text:p>11.659129892923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478761497" calcext:value-type="float">
            <text:p>-78.0000478761497</text:p>
          </table:table-cell>
          <table:table-cell office:value-type="float" office:value="-78.0122760555895" calcext:value-type="float">
            <text:p>-78.0122760555895</text:p>
          </table:table-cell>
          <table:table-cell office:value-type="float" office:value="9.26122131278975" calcext:value-type="float">
            <text:p>9.2612213127897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319970951515" calcext:value-type="float">
            <text:p>-79.5319970951515</text:p>
          </table:table-cell>
          <table:table-cell office:value-type="float" office:value="-78.0122760555895" calcext:value-type="float">
            <text:p>-78.0122760555895</text:p>
          </table:table-cell>
          <table:table-cell office:value-type="float" office:value="10.4167738704142" calcext:value-type="float">
            <text:p>10.4167738704142</text:p>
          </table:table-cell>
          <table:table-cell office:value-type="string" calcext:value-type="string">
            <text:p>22.832313479817262+0j</text:p>
          </table:table-cell>
          <table:table-cell office:value-type="string" calcext:value-type="string">
            <text:p>-3.375114521558487+0j</text:p>
          </table:table-cell>
          <table:table-cell office:value-type="string" calcext:value-type="string">
            <text:p>-20.51308443489718j</text:p>
          </table:table-cell>
          <table:table-cell table:formula="of:=IMREAL([.R142])+IMAGINARY([.R142])" office:value-type="float" office:value="22.8323134798173" calcext:value-type="float">
            <text:p>22.8323134798173</text:p>
          </table:table-cell>
          <table:table-cell table:formula="of:=IMREAL([.S142])+IMAGINARY([.S142])" office:value-type="float" office:value="-3.37511452155849" calcext:value-type="float">
            <text:p>-3.37511452155849</text:p>
          </table:table-cell>
          <table:table-cell table:formula="of:=IMREAL([.T142])+IMAGINARY([.T142])" office:value-type="float" office:value="-20.5130844348972" calcext:value-type="float">
            <text:p>-20.5130844348972</text:p>
          </table:table-cell>
          <table:table-cell table:number-columns-repeated="1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4.2012602157725" calcext:value-type="float">
            <text:p>14.20126021577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889557232" calcext:value-type="float">
            <text:p>-80.9999889557232</text:p>
          </table:table-cell>
          <table:table-cell office:value-type="float" office:value="-80.965663161797" calcext:value-type="float">
            <text:p>-80.965663161797</text:p>
          </table:table-cell>
          <table:table-cell office:value-type="float" office:value="11.6591341285844" calcext:value-type="float">
            <text:p>11.659134128584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335133048" calcext:value-type="float">
            <text:p>-78.0000335133048</text:p>
          </table:table-cell>
          <table:table-cell office:value-type="float" office:value="-78.0110484500306" calcext:value-type="float">
            <text:p>-78.0110484500306</text:p>
          </table:table-cell>
          <table:table-cell office:value-type="float" office:value="9.26121110332607" calcext:value-type="float">
            <text:p>9.2612111033260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372397966606" calcext:value-type="float">
            <text:p>-79.372397966606</text:p>
          </table:table-cell>
          <table:table-cell office:value-type="float" office:value="-78.0110484500306" calcext:value-type="float">
            <text:p>-78.0110484500306</text:p>
          </table:table-cell>
          <table:table-cell office:value-type="float" office:value="10.2899500253681" calcext:value-type="float">
            <text:p>10.2899500253681</text:p>
          </table:table-cell>
          <table:table-cell office:value-type="string" calcext:value-type="string">
            <text:p>22.8324443308864+0j</text:p>
          </table:table-cell>
          <table:table-cell office:value-type="string" calcext:value-type="string">
            <text:p>-5.762449999659324+0j</text:p>
          </table:table-cell>
          <table:table-cell office:value-type="string" calcext:value-type="string">
            <text:p>-21.038228955817598j</text:p>
          </table:table-cell>
          <table:table-cell table:formula="of:=IMREAL([.R143])+IMAGINARY([.R143])" office:value-type="float" office:value="22.8324443308864" calcext:value-type="float">
            <text:p>22.8324443308864</text:p>
          </table:table-cell>
          <table:table-cell table:formula="of:=IMREAL([.S143])+IMAGINARY([.S143])" office:value-type="float" office:value="-5.76244999965932" calcext:value-type="float">
            <text:p>-5.76244999965932</text:p>
          </table:table-cell>
          <table:table-cell table:formula="of:=IMREAL([.T143])+IMAGINARY([.T143])" office:value-type="float" office:value="-21.0382289558176" calcext:value-type="float">
            <text:p>-21.0382289558176</text:p>
          </table:table-cell>
          <table:table-cell table:number-columns-repeated="1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4.2013268575092" calcext:value-type="float">
            <text:p>14.20132685750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22690063" calcext:value-type="float">
            <text:p>-80.9999922690063</text:p>
          </table:table-cell>
          <table:table-cell office:value-type="float" office:value="-80.9690968456173" calcext:value-type="float">
            <text:p>-80.9690968456173</text:p>
          </table:table-cell>
          <table:table-cell office:value-type="float" office:value="11.6591370935477" calcext:value-type="float">
            <text:p>11.659137093547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234593134" calcext:value-type="float">
            <text:p>-78.0000234593134</text:p>
          </table:table-cell>
          <table:table-cell office:value-type="float" office:value="-78.0099436050275" calcext:value-type="float">
            <text:p>-78.0099436050275</text:p>
          </table:table-cell>
          <table:table-cell office:value-type="float" office:value="9.2612039567082" calcext:value-type="float">
            <text:p>9.2612039567082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606785766242" calcext:value-type="float">
            <text:p>-79.2606785766242</text:p>
          </table:table-cell>
          <table:table-cell office:value-type="float" office:value="-78.0099436050275" calcext:value-type="float">
            <text:p>-78.0099436050275</text:p>
          </table:table-cell>
          <table:table-cell office:value-type="float" office:value="10.2020931818879" calcext:value-type="float">
            <text:p>10.2020931818879</text:p>
          </table:table-cell>
          <table:table-cell office:value-type="string" calcext:value-type="string">
            <text:p>22.832535926541517+0j</text:p>
          </table:table-cell>
          <table:table-cell office:value-type="string" calcext:value-type="string">
            <text:p>-7.399122827829885+0j</text:p>
          </table:table-cell>
          <table:table-cell office:value-type="string" calcext:value-type="string">
            <text:p>-21.544198176204812j</text:p>
          </table:table-cell>
          <table:table-cell table:formula="of:=IMREAL([.R144])+IMAGINARY([.R144])" office:value-type="float" office:value="22.8325359265415" calcext:value-type="float">
            <text:p>22.8325359265415</text:p>
          </table:table-cell>
          <table:table-cell table:formula="of:=IMREAL([.S144])+IMAGINARY([.S144])" office:value-type="float" office:value="-7.39912282782989" calcext:value-type="float">
            <text:p>-7.39912282782989</text:p>
          </table:table-cell>
          <table:table-cell table:formula="of:=IMREAL([.T144])+IMAGINARY([.T144])" office:value-type="float" office:value="-21.5441981762048" calcext:value-type="float">
            <text:p>-21.544198176204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196804353568" calcext:value-type="float">
            <text:p>14.19680435356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45883044" calcext:value-type="float">
            <text:p>-80.9999945883044</text:p>
          </table:table-cell>
          <table:table-cell office:value-type="float" office:value="-80.9721871610556" calcext:value-type="float">
            <text:p>-80.9721871610556</text:p>
          </table:table-cell>
          <table:table-cell office:value-type="float" office:value="11.6591391690224" calcext:value-type="float">
            <text:p>11.659139169022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164215194" calcext:value-type="float">
            <text:p>-78.0000164215194</text:p>
          </table:table-cell>
          <table:table-cell office:value-type="float" office:value="-78.0089492445248" calcext:value-type="float">
            <text:p>-78.0089492445248</text:p>
          </table:table-cell>
          <table:table-cell office:value-type="float" office:value="9.26119895407896" calcext:value-type="float">
            <text:p>9.2611989540789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82475003637" calcext:value-type="float">
            <text:p>-79.182475003637</text:p>
          </table:table-cell>
          <table:table-cell office:value-type="float" office:value="-78.0089492445248" calcext:value-type="float">
            <text:p>-78.0089492445248</text:p>
          </table:table-cell>
          <table:table-cell office:value-type="float" office:value="10.1410401023745" calcext:value-type="float">
            <text:p>10.1410401023745</text:p>
          </table:table-cell>
          <table:table-cell office:value-type="string" calcext:value-type="string">
            <text:p>22.83260004345435+0j</text:p>
          </table:table-cell>
          <table:table-cell office:value-type="string" calcext:value-type="string">
            <text:p>-8.52820705406684+0j</text:p>
          </table:table-cell>
          <table:table-cell office:value-type="string" calcext:value-type="string">
            <text:p>-21.95765739289933j</text:p>
          </table:table-cell>
          <table:table-cell table:formula="of:=IMREAL([.R145])+IMAGINARY([.R145])" office:value-type="float" office:value="22.8326000434543" calcext:value-type="float">
            <text:p>22.8326000434543</text:p>
          </table:table-cell>
          <table:table-cell table:formula="of:=IMREAL([.S145])+IMAGINARY([.S145])" office:value-type="float" office:value="-8.52820705406684" calcext:value-type="float">
            <text:p>-8.52820705406684</text:p>
          </table:table-cell>
          <table:table-cell table:formula="of:=IMREAL([.T145])+IMAGINARY([.T145])" office:value-type="float" office:value="-21.9576573928993" calcext:value-type="float">
            <text:p>-21.9576573928993</text:p>
          </table:table-cell>
          <table:table-cell table:number-columns-repeated="1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4.2060724685192" calcext:value-type="float">
            <text:p>14.20607246851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62118131" calcext:value-type="float">
            <text:p>-80.9999962118131</text:p>
          </table:table-cell>
          <table:table-cell office:value-type="float" office:value="-80.97496844495" calcext:value-type="float">
            <text:p>-80.97496844495</text:p>
          </table:table-cell>
          <table:table-cell office:value-type="float" office:value="11.659140621855" calcext:value-type="float">
            <text:p>11.65914062185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114950636" calcext:value-type="float">
            <text:p>-78.0000114950636</text:p>
          </table:table-cell>
          <table:table-cell office:value-type="float" office:value="-78.0080543200723" calcext:value-type="float">
            <text:p>-78.0080543200723</text:p>
          </table:table-cell>
          <table:table-cell office:value-type="float" office:value="9.26119545224011" calcext:value-type="float">
            <text:p>9.2611954522401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77325025459" calcext:value-type="float">
            <text:p>-79.1277325025459</text:p>
          </table:table-cell>
          <table:table-cell office:value-type="float" office:value="-78.0080543200723" calcext:value-type="float">
            <text:p>-78.0080543200723</text:p>
          </table:table-cell>
          <table:table-cell office:value-type="float" office:value="10.098520468699" calcext:value-type="float">
            <text:p>10.098520468699</text:p>
          </table:table-cell>
          <table:table-cell office:value-type="string" calcext:value-type="string">
            <text:p>22.83264492527084+0j</text:p>
          </table:table-cell>
          <table:table-cell office:value-type="string" calcext:value-type="string">
            <text:p>-9.310539691976018+0j</text:p>
          </table:table-cell>
          <table:table-cell office:value-type="string" calcext:value-type="string">
            <text:p>-22.273226401252472j</text:p>
          </table:table-cell>
          <table:table-cell table:formula="of:=IMREAL([.R146])+IMAGINARY([.R146])" office:value-type="float" office:value="22.8326449252708" calcext:value-type="float">
            <text:p>22.8326449252708</text:p>
          </table:table-cell>
          <table:table-cell table:formula="of:=IMREAL([.S146])+IMAGINARY([.S146])" office:value-type="float" office:value="-9.31053969197602" calcext:value-type="float">
            <text:p>-9.31053969197602</text:p>
          </table:table-cell>
          <table:table-cell table:formula="of:=IMREAL([.T146])+IMAGINARY([.T146])" office:value-type="float" office:value="-22.2732264012525" calcext:value-type="float">
            <text:p>-22.2732264012525</text:p>
          </table:table-cell>
          <table:table-cell table:number-columns-repeated="1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4.2071873176735" calcext:value-type="float">
            <text:p>14.207187317673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73482691" calcext:value-type="float">
            <text:p>-80.9999973482691</text:p>
          </table:table-cell>
          <table:table-cell office:value-type="float" office:value="-80.977471600455" calcext:value-type="float">
            <text:p>-80.977471600455</text:p>
          </table:table-cell>
          <table:table-cell office:value-type="float" office:value="11.6591416388379" calcext:value-type="float">
            <text:p>11.65914163883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080465445" calcext:value-type="float">
            <text:p>-78.0000080465445</text:p>
          </table:table-cell>
          <table:table-cell office:value-type="float" office:value="-78.007248888065" calcext:value-type="float">
            <text:p>-78.007248888065</text:p>
          </table:table-cell>
          <table:table-cell office:value-type="float" office:value="9.2611930009537" calcext:value-type="float">
            <text:p>9.261193000953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894127517821" calcext:value-type="float">
            <text:p>-79.0894127517821</text:p>
          </table:table-cell>
          <table:table-cell office:value-type="float" office:value="-78.007248888065" calcext:value-type="float">
            <text:p>-78.007248888065</text:p>
          </table:table-cell>
          <table:table-cell office:value-type="float" office:value="10.0688628447732" calcext:value-type="float">
            <text:p>10.0688628447732</text:p>
          </table:table-cell>
          <table:table-cell office:value-type="string" calcext:value-type="string">
            <text:p>22.83267634253145+0j</text:p>
          </table:table-cell>
          <table:table-cell office:value-type="string" calcext:value-type="string">
            <text:p>-9.854273973995646+0j</text:p>
          </table:table-cell>
          <table:table-cell office:value-type="string" calcext:value-type="string">
            <text:p>-22.505968634100444j</text:p>
          </table:table-cell>
          <table:table-cell table:formula="of:=IMREAL([.R147])+IMAGINARY([.R147])" office:value-type="float" office:value="22.8326763425314" calcext:value-type="float">
            <text:p>22.8326763425314</text:p>
          </table:table-cell>
          <table:table-cell table:formula="of:=IMREAL([.S147])+IMAGINARY([.S147])" office:value-type="float" office:value="-9.85427397399565" calcext:value-type="float">
            <text:p>-9.85427397399565</text:p>
          </table:table-cell>
          <table:table-cell table:formula="of:=IMREAL([.T147])+IMAGINARY([.T147])" office:value-type="float" office:value="-22.5059686341004" calcext:value-type="float">
            <text:p>-22.5059686341004</text:p>
          </table:table-cell>
          <table:table-cell table:number-columns-repeated="1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4.205931517342" calcext:value-type="float">
            <text:p>14.20593151734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81437884" calcext:value-type="float">
            <text:p>-80.9999981437884</text:p>
          </table:table-cell>
          <table:table-cell office:value-type="float" office:value="-80.9797244404095" calcext:value-type="float">
            <text:p>-80.9797244404095</text:p>
          </table:table-cell>
          <table:table-cell office:value-type="float" office:value="11.659142350726" calcext:value-type="float">
            <text:p>11.65914235072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056325811" calcext:value-type="float">
            <text:p>-78.0000056325811</text:p>
          </table:table-cell>
          <table:table-cell office:value-type="float" office:value="-78.0065239992585" calcext:value-type="float">
            <text:p>-78.0065239992585</text:p>
          </table:table-cell>
          <table:table-cell office:value-type="float" office:value="9.26119128505359" calcext:value-type="float">
            <text:p>9.2611912850535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625889262475" calcext:value-type="float">
            <text:p>-79.0625889262475</text:p>
          </table:table-cell>
          <table:table-cell office:value-type="float" office:value="-78.0065239992585" calcext:value-type="float">
            <text:p>-78.0065239992585</text:p>
          </table:table-cell>
          <table:table-cell office:value-type="float" office:value="10.048154347378" calcext:value-type="float">
            <text:p>10.048154347378</text:p>
          </table:table-cell>
          <table:table-cell office:value-type="string" calcext:value-type="string">
            <text:p>22.832698334608608+0j</text:p>
          </table:table-cell>
          <table:table-cell office:value-type="string" calcext:value-type="string">
            <text:p>-10.232989361606016+0j</text:p>
          </table:table-cell>
          <table:table-cell office:value-type="string" calcext:value-type="string">
            <text:p>-22.67436857836359j</text:p>
          </table:table-cell>
          <table:table-cell table:formula="of:=IMREAL([.R148])+IMAGINARY([.R148])" office:value-type="float" office:value="22.8326983346086" calcext:value-type="float">
            <text:p>22.8326983346086</text:p>
          </table:table-cell>
          <table:table-cell table:formula="of:=IMREAL([.S148])+IMAGINARY([.S148])" office:value-type="float" office:value="-10.232989361606" calcext:value-type="float">
            <text:p>-10.232989361606</text:p>
          </table:table-cell>
          <table:table-cell table:formula="of:=IMREAL([.T148])+IMAGINARY([.T148])" office:value-type="float" office:value="-22.6743685783636" calcext:value-type="float">
            <text:p>-22.6743685783636</text:p>
          </table:table-cell>
          <table:table-cell table:number-columns-repeated="1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4.2099839179265" calcext:value-type="float">
            <text:p>14.20998391792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87006519" calcext:value-type="float">
            <text:p>-80.9999987006519</text:p>
          </table:table-cell>
          <table:table-cell office:value-type="float" office:value="-80.9817519963686" calcext:value-type="float">
            <text:p>-80.9817519963686</text:p>
          </table:table-cell>
          <table:table-cell office:value-type="float" office:value="11.6591428490476" calcext:value-type="float">
            <text:p>11.659142849047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039428068" calcext:value-type="float">
            <text:p>-78.0000039428068</text:p>
          </table:table-cell>
          <table:table-cell office:value-type="float" office:value="-78.0058715993327" calcext:value-type="float">
            <text:p>-78.0058715993327</text:p>
          </table:table-cell>
          <table:table-cell office:value-type="float" office:value="9.26119008392371" calcext:value-type="float">
            <text:p>9.2611900839237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438122483732" calcext:value-type="float">
            <text:p>-79.0438122483732</text:p>
          </table:table-cell>
          <table:table-cell office:value-type="float" office:value="-78.0058715993327" calcext:value-type="float">
            <text:p>-78.0058715993327</text:p>
          </table:table-cell>
          <table:table-cell office:value-type="float" office:value="10.0336837459984" calcext:value-type="float">
            <text:p>10.0336837459984</text:p>
          </table:table-cell>
          <table:table-cell office:value-type="string" calcext:value-type="string">
            <text:p>22.832713729059783+0j</text:p>
          </table:table-cell>
          <table:table-cell office:value-type="string" calcext:value-type="string">
            <text:p>-10.49716380142111+0j</text:p>
          </table:table-cell>
          <table:table-cell office:value-type="string" calcext:value-type="string">
            <text:p>-22.794825606062105j</text:p>
          </table:table-cell>
          <table:table-cell table:formula="of:=IMREAL([.R149])+IMAGINARY([.R149])" office:value-type="float" office:value="22.8327137290598" calcext:value-type="float">
            <text:p>22.8327137290598</text:p>
          </table:table-cell>
          <table:table-cell table:formula="of:=IMREAL([.S149])+IMAGINARY([.S149])" office:value-type="float" office:value="-10.4971638014211" calcext:value-type="float">
            <text:p>-10.4971638014211</text:p>
          </table:table-cell>
          <table:table-cell table:formula="of:=IMREAL([.T149])+IMAGINARY([.T149])" office:value-type="float" office:value="-22.7948256060621" calcext:value-type="float">
            <text:p>-22.794825606062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056925116002" calcext:value-type="float">
            <text:p>14.205692511600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0904563" calcext:value-type="float">
            <text:p>-80.9999990904563</text:p>
          </table:table-cell>
          <table:table-cell office:value-type="float" office:value="-80.9835767967317" calcext:value-type="float">
            <text:p>-80.9835767967317</text:p>
          </table:table-cell>
          <table:table-cell office:value-type="float" office:value="11.6591431978728" calcext:value-type="float">
            <text:p>11.659143197872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027599647" calcext:value-type="float">
            <text:p>-78.0000027599647</text:p>
          </table:table-cell>
          <table:table-cell office:value-type="float" office:value="-78.0052844393994" calcext:value-type="float">
            <text:p>-78.0052844393994</text:p>
          </table:table-cell>
          <table:table-cell office:value-type="float" office:value="9.26118924313288" calcext:value-type="float">
            <text:p>9.2611892431328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306685738613" calcext:value-type="float">
            <text:p>-79.0306685738613</text:p>
          </table:table-cell>
          <table:table-cell office:value-type="float" office:value="-78.0052844393994" calcext:value-type="float">
            <text:p>-78.0052844393994</text:p>
          </table:table-cell>
          <table:table-cell office:value-type="float" office:value="10.0235667263094" calcext:value-type="float">
            <text:p>10.0235667263094</text:p>
          </table:table-cell>
          <table:table-cell office:value-type="string" calcext:value-type="string">
            <text:p>22.832724505174482+0j</text:p>
          </table:table-cell>
          <table:table-cell office:value-type="string" calcext:value-type="string">
            <text:p>-10.681633369405304+0j</text:p>
          </table:table-cell>
          <table:table-cell office:value-type="string" calcext:value-type="string">
            <text:p>-22.88037178772377j</text:p>
          </table:table-cell>
          <table:table-cell table:formula="of:=IMREAL([.R150])+IMAGINARY([.R150])" office:value-type="float" office:value="22.8327245051745" calcext:value-type="float">
            <text:p>22.8327245051745</text:p>
          </table:table-cell>
          <table:table-cell table:formula="of:=IMREAL([.S150])+IMAGINARY([.S150])" office:value-type="float" office:value="-10.6816333694053" calcext:value-type="float">
            <text:p>-10.6816333694053</text:p>
          </table:table-cell>
          <table:table-cell table:formula="of:=IMREAL([.T150])+IMAGINARY([.T150])" office:value-type="float" office:value="-22.8803717877238" calcext:value-type="float">
            <text:p>-22.8803717877238</text:p>
          </table:table-cell>
          <table:table-cell table:number-columns-repeated="1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.210126028213" calcext:value-type="float">
            <text:p>14.21012602821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3633194" calcext:value-type="float">
            <text:p>-80.9999993633194</text:p>
          </table:table-cell>
          <table:table-cell office:value-type="float" office:value="-80.9852191170585" calcext:value-type="float">
            <text:p>-80.9852191170585</text:p>
          </table:table-cell>
          <table:table-cell office:value-type="float" office:value="11.6591434420505" calcext:value-type="float">
            <text:p>11.659143442050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00019319753" calcext:value-type="float">
            <text:p>-78.0000019319753</text:p>
          </table:table-cell>
          <table:table-cell office:value-type="float" office:value="-78.0047559954595" calcext:value-type="float">
            <text:p>-78.0047559954595</text:p>
          </table:table-cell>
          <table:table-cell office:value-type="float" office:value="9.26118865457936" calcext:value-type="float">
            <text:p>9.2611886545793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14680017029" calcext:value-type="float">
            <text:p>-79.0214680017029</text:p>
          </table:table-cell>
          <table:table-cell office:value-type="float" office:value="-78.0047559954595" calcext:value-type="float">
            <text:p>-78.0047559954595</text:p>
          </table:table-cell>
          <table:table-cell office:value-type="float" office:value="10.0164908827627" calcext:value-type="float">
            <text:p>10.0164908827627</text:p>
          </table:table-cell>
          <table:table-cell office:value-type="string" calcext:value-type="string">
            <text:p>22.832732048454048+0j</text:p>
          </table:table-cell>
          <table:table-cell office:value-type="string" calcext:value-type="string">
            <text:p>-10.810540788588796+0j</text:p>
          </table:table-cell>
          <table:table-cell office:value-type="string" calcext:value-type="string">
            <text:p>-22.940842627643967j</text:p>
          </table:table-cell>
          <table:table-cell table:formula="of:=IMREAL([.R151])+IMAGINARY([.R151])" office:value-type="float" office:value="22.832732048454" calcext:value-type="float">
            <text:p>22.832732048454</text:p>
          </table:table-cell>
          <table:table-cell table:formula="of:=IMREAL([.S151])+IMAGINARY([.S151])" office:value-type="float" office:value="-10.8105407885888" calcext:value-type="float">
            <text:p>-10.8105407885888</text:p>
          </table:table-cell>
          <table:table-cell table:formula="of:=IMREAL([.T151])+IMAGINARY([.T151])" office:value-type="float" office:value="-22.940842627644" calcext:value-type="float">
            <text:p>-22.940842627644</text:p>
          </table:table-cell>
          <table:table-cell table:number-columns-repeated="1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.2098297538784" calcext:value-type="float">
            <text:p>14.20982975387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5543236" calcext:value-type="float">
            <text:p>-80.9999995543236</text:p>
          </table:table-cell>
          <table:table-cell office:value-type="float" office:value="-80.9866972053527" calcext:value-type="float">
            <text:p>-80.9866972053527</text:p>
          </table:table-cell>
          <table:table-cell office:value-type="float" office:value="11.6591436129748" calcext:value-type="float">
            <text:p>11.659143612974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0013523827" calcext:value-type="float">
            <text:p>-78.0000013523827</text:p>
          </table:table-cell>
          <table:table-cell office:value-type="float" office:value="-78.0042803959135" calcext:value-type="float">
            <text:p>-78.0042803959135</text:p>
          </table:table-cell>
          <table:table-cell office:value-type="float" office:value="9.26118824259191" calcext:value-type="float">
            <text:p>9.2611882425919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15027601192" calcext:value-type="float">
            <text:p>-79.015027601192</text:p>
          </table:table-cell>
          <table:table-cell office:value-type="float" office:value="-78.0042803959135" calcext:value-type="float">
            <text:p>-78.0042803959135</text:p>
          </table:table-cell>
          <table:table-cell office:value-type="float" office:value="10.0115407645057" calcext:value-type="float">
            <text:p>10.0115407645057</text:p>
          </table:table-cell>
          <table:table-cell office:value-type="string" calcext:value-type="string">
            <text:p>22.83273732874948+0j</text:p>
          </table:table-cell>
          <table:table-cell office:value-type="string" calcext:value-type="string">
            <text:p>-10.900667715192597+0j</text:p>
          </table:table-cell>
          <table:table-cell office:value-type="string" calcext:value-type="string">
            <text:p>-22.98345638920831j</text:p>
          </table:table-cell>
          <table:table-cell table:formula="of:=IMREAL([.R152])+IMAGINARY([.R152])" office:value-type="float" office:value="22.8327373287495" calcext:value-type="float">
            <text:p>22.8327373287495</text:p>
          </table:table-cell>
          <table:table-cell table:formula="of:=IMREAL([.S152])+IMAGINARY([.S152])" office:value-type="float" office:value="-10.9006677151926" calcext:value-type="float">
            <text:p>-10.9006677151926</text:p>
          </table:table-cell>
          <table:table-cell table:formula="of:=IMREAL([.T152])+IMAGINARY([.T152])" office:value-type="float" office:value="-22.9834563892083" calcext:value-type="float">
            <text:p>-22.9834563892083</text:p>
          </table:table-cell>
          <table:table-cell table:number-columns-repeated="1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4.20305285842" calcext:value-type="float">
            <text:p>14.2030528584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6880265" calcext:value-type="float">
            <text:p>-80.9999996880265</text:p>
          </table:table-cell>
          <table:table-cell office:value-type="float" office:value="-80.9880274848174" calcext:value-type="float">
            <text:p>-80.9880274848174</text:p>
          </table:table-cell>
          <table:table-cell office:value-type="float" office:value="11.6591437326219" calcext:value-type="float">
            <text:p>11.659143732621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000009466679" calcext:value-type="float">
            <text:p>-78.3000009466679</text:p>
          </table:table-cell>
          <table:table-cell office:value-type="float" office:value="-78.1038523563222" calcext:value-type="float">
            <text:p>-78.1038523563222</text:p>
          </table:table-cell>
          <table:table-cell office:value-type="float" office:value="9.47690873372852" calcext:value-type="float">
            <text:p>9.4769087337285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05193208344" calcext:value-type="float">
            <text:p>-79.0105193208344</text:p>
          </table:table-cell>
          <table:table-cell office:value-type="float" office:value="-78.1038523563222" calcext:value-type="float">
            <text:p>-78.1038523563222</text:p>
          </table:table-cell>
          <table:table-cell office:value-type="float" office:value="10.0080771373659" calcext:value-type="float">
            <text:p>10.0080771373659</text:p>
          </table:table-cell>
          <table:table-cell office:value-type="string" calcext:value-type="string">
            <text:p>20.995378832052566+0j</text:p>
          </table:table-cell>
          <table:table-cell office:value-type="string" calcext:value-type="string">
            <text:p>-12.700846004668776+0j</text:p>
          </table:table-cell>
          <table:table-cell office:value-type="string" calcext:value-type="string">
            <text:p>-22.097225684305055j</text:p>
          </table:table-cell>
          <table:table-cell table:formula="of:=IMREAL([.R153])+IMAGINARY([.R153])" office:value-type="float" office:value="20.9953788320526" calcext:value-type="float">
            <text:p>20.9953788320526</text:p>
          </table:table-cell>
          <table:table-cell table:formula="of:=IMREAL([.S153])+IMAGINARY([.S153])" office:value-type="float" office:value="-12.7008460046688" calcext:value-type="float">
            <text:p>-12.7008460046688</text:p>
          </table:table-cell>
          <table:table-cell table:formula="of:=IMREAL([.T153])+IMAGINARY([.T153])" office:value-type="float" office:value="-22.0972256843051" calcext:value-type="float">
            <text:p>-22.0972256843051</text:p>
          </table:table-cell>
          <table:table-cell table:number-columns-repeated="1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4.2004229551614" calcext:value-type="float">
            <text:p>14.200422955161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7816186" calcext:value-type="float">
            <text:p>-80.9999997816186</text:p>
          </table:table-cell>
          <table:table-cell office:value-type="float" office:value="-80.9892247363357" calcext:value-type="float">
            <text:p>-80.9892247363357</text:p>
          </table:table-cell>
          <table:table-cell office:value-type="float" office:value="11.6591438163748" calcext:value-type="float">
            <text:p>11.659143816374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100006626675" calcext:value-type="float">
            <text:p>-78.5100006626675</text:p>
          </table:table-cell>
          <table:table-cell office:value-type="float" office:value="-78.19346712069" calcext:value-type="float">
            <text:p>-78.19346712069</text:p>
          </table:table-cell>
          <table:table-cell office:value-type="float" office:value="9.63089590317381" calcext:value-type="float">
            <text:p>9.6308959031738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073635245841" calcext:value-type="float">
            <text:p>-79.3073635245841</text:p>
          </table:table-cell>
          <table:table-cell office:value-type="float" office:value="-78.19346712069" calcext:value-type="float">
            <text:p>-78.19346712069</text:p>
          </table:table-cell>
          <table:table-cell office:value-type="float" office:value="10.2387149167199" calcext:value-type="float">
            <text:p>10.2387149167199</text:p>
          </table:table-cell>
          <table:table-cell office:value-type="string" calcext:value-type="string">
            <text:p>19.65794483324563+0j</text:p>
          </table:table-cell>
          <table:table-cell office:value-type="string" calcext:value-type="string">
            <text:p>-9.72017159861079+0j</text:p>
          </table:table-cell>
          <table:table-cell office:value-type="string" calcext:value-type="string">
            <text:p>-19.123168123222506j</text:p>
          </table:table-cell>
          <table:table-cell table:formula="of:=IMREAL([.R154])+IMAGINARY([.R154])" office:value-type="float" office:value="19.6579448332456" calcext:value-type="float">
            <text:p>19.6579448332456</text:p>
          </table:table-cell>
          <table:table-cell table:formula="of:=IMREAL([.S154])+IMAGINARY([.S154])" office:value-type="float" office:value="-9.72017159861079" calcext:value-type="float">
            <text:p>-9.72017159861079</text:p>
          </table:table-cell>
          <table:table-cell table:formula="of:=IMREAL([.T154])+IMAGINARY([.T154])" office:value-type="float" office:value="-19.1231681232225" calcext:value-type="float">
            <text:p>-19.123168123222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1957541630109" calcext:value-type="float">
            <text:p>14.195754163010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847133" calcext:value-type="float">
            <text:p>-80.999999847133</text:p>
          </table:table-cell>
          <table:table-cell office:value-type="float" office:value="-80.9903022627021" calcext:value-type="float">
            <text:p>-80.9903022627021</text:p>
          </table:table-cell>
          <table:table-cell office:value-type="float" office:value="11.6591438750018" calcext:value-type="float">
            <text:p>11.659143875001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6570004638673" calcext:value-type="float">
            <text:p>-78.6570004638673</text:p>
          </table:table-cell>
          <table:table-cell office:value-type="float" office:value="-78.274120408621" calcext:value-type="float">
            <text:p>-78.274120408621</text:p>
          </table:table-cell>
          <table:table-cell office:value-type="float" office:value="9.7401732571106" calcext:value-type="float">
            <text:p>9.740173257110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151544672089" calcext:value-type="float">
            <text:p>-79.5151544672089</text:p>
          </table:table-cell>
          <table:table-cell office:value-type="float" office:value="-78.274120408621" calcext:value-type="float">
            <text:p>-78.274120408621</text:p>
          </table:table-cell>
          <table:table-cell office:value-type="float" office:value="10.4033166041516" calcext:value-type="float">
            <text:p>10.4033166041516</text:p>
          </table:table-cell>
          <table:table-cell office:value-type="string" calcext:value-type="string">
            <text:p>18.695754917936522+0j</text:p>
          </table:table-cell>
          <table:table-cell office:value-type="string" calcext:value-type="string">
            <text:p>-7.541049470111048+0j</text:p>
          </table:table-cell>
          <table:table-cell office:value-type="string" calcext:value-type="string">
            <text:p>-17.034583302178863j</text:p>
          </table:table-cell>
          <table:table-cell table:formula="of:=IMREAL([.R155])+IMAGINARY([.R155])" office:value-type="float" office:value="18.6957549179365" calcext:value-type="float">
            <text:p>18.6957549179365</text:p>
          </table:table-cell>
          <table:table-cell table:formula="of:=IMREAL([.S155])+IMAGINARY([.S155])" office:value-type="float" office:value="-7.54104947011105" calcext:value-type="float">
            <text:p>-7.54104947011105</text:p>
          </table:table-cell>
          <table:table-cell table:formula="of:=IMREAL([.T155])+IMAGINARY([.T155])" office:value-type="float" office:value="-17.0345833021789" calcext:value-type="float">
            <text:p>-17.0345833021789</text:p>
          </table:table-cell>
          <table:table-cell table:number-columns-repeated="1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4.1947684978584" calcext:value-type="float">
            <text:p>14.19476849785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8929931" calcext:value-type="float">
            <text:p>-80.9999998929931</text:p>
          </table:table-cell>
          <table:table-cell office:value-type="float" office:value="-80.9912720364319" calcext:value-type="float">
            <text:p>-80.9912720364319</text:p>
          </table:table-cell>
          <table:table-cell office:value-type="float" office:value="11.6591439160408" calcext:value-type="float">
            <text:p>11.659143916040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599003247071" calcext:value-type="float">
            <text:p>-78.7599003247071</text:p>
          </table:table-cell>
          <table:table-cell office:value-type="float" office:value="-78.3467083677589" calcext:value-type="float">
            <text:p>-78.3467083677589</text:p>
          </table:table-cell>
          <table:table-cell office:value-type="float" office:value="9.81740432322094" calcext:value-type="float">
            <text:p>9.81740432322094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6606081270462" calcext:value-type="float">
            <text:p>-79.6606081270462</text:p>
          </table:table-cell>
          <table:table-cell office:value-type="float" office:value="-78.3467083677589" calcext:value-type="float">
            <text:p>-78.3467083677589</text:p>
          </table:table-cell>
          <table:table-cell office:value-type="float" office:value="10.5201097579003" calcext:value-type="float">
            <text:p>10.5201097579003</text:p>
          </table:table-cell>
          <table:table-cell office:value-type="string" calcext:value-type="string">
            <text:p>18.009186004251628+0j</text:p>
          </table:table-cell>
          <table:table-cell office:value-type="string" calcext:value-type="string">
            <text:p>-5.968612811145903+0j</text:p>
          </table:table-cell>
          <table:table-cell office:value-type="string" calcext:value-type="string">
            <text:p>-15.589080666113015j</text:p>
          </table:table-cell>
          <table:table-cell table:formula="of:=IMREAL([.R156])+IMAGINARY([.R156])" office:value-type="float" office:value="18.0091860042516" calcext:value-type="float">
            <text:p>18.0091860042516</text:p>
          </table:table-cell>
          <table:table-cell table:formula="of:=IMREAL([.S156])+IMAGINARY([.S156])" office:value-type="float" office:value="-5.9686128111459" calcext:value-type="float">
            <text:p>-5.9686128111459</text:p>
          </table:table-cell>
          <table:table-cell table:formula="of:=IMREAL([.T156])+IMAGINARY([.T156])" office:value-type="float" office:value="-15.589080666113" calcext:value-type="float">
            <text:p>-15.589080666113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4.200420064963" calcext:value-type="float">
            <text:p>14.20042006496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9250952" calcext:value-type="float">
            <text:p>-80.9999999250952</text:p>
          </table:table-cell>
          <table:table-cell office:value-type="float" office:value="-80.9921448327887" calcext:value-type="float">
            <text:p>-80.9921448327887</text:p>
          </table:table-cell>
          <table:table-cell office:value-type="float" office:value="11.659143944768" calcext:value-type="float">
            <text:p>11.65914394476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31930227295" calcext:value-type="float">
            <text:p>-78.531930227295</text:p>
          </table:table-cell>
          <table:table-cell office:value-type="float" office:value="-78.312037530983" calcext:value-type="float">
            <text:p>-78.312037530983</text:p>
          </table:table-cell>
          <table:table-cell office:value-type="float" office:value="9.64711985605563" calcext:value-type="float">
            <text:p>9.6471198560556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624256889323" calcext:value-type="float">
            <text:p>-79.7624256889323</text:p>
          </table:table-cell>
          <table:table-cell office:value-type="float" office:value="-78.312037530983" calcext:value-type="float">
            <text:p>-78.312037530983</text:p>
          </table:table-cell>
          <table:table-cell office:value-type="float" office:value="10.6026442461116" calcext:value-type="float">
            <text:p>10.6026442461116</text:p>
          </table:table-cell>
          <table:table-cell office:value-type="string" calcext:value-type="string">
            <text:p>19.515780003508308+0j</text:p>
          </table:table-cell>
          <table:table-cell office:value-type="string" calcext:value-type="string">
            <text:p>-2.9593284650635496+0j</text:p>
          </table:table-cell>
          <table:table-cell office:value-type="string" calcext:value-type="string">
            <text:p>-16.56063005408604j</text:p>
          </table:table-cell>
          <table:table-cell table:formula="of:=IMREAL([.R157])+IMAGINARY([.R157])" office:value-type="float" office:value="19.5157800035083" calcext:value-type="float">
            <text:p>19.5157800035083</text:p>
          </table:table-cell>
          <table:table-cell table:formula="of:=IMREAL([.S157])+IMAGINARY([.S157])" office:value-type="float" office:value="-2.95932846506355" calcext:value-type="float">
            <text:p>-2.95932846506355</text:p>
          </table:table-cell>
          <table:table-cell table:formula="of:=IMREAL([.T157])+IMAGINARY([.T157])" office:value-type="float" office:value="-16.560630054086" calcext:value-type="float">
            <text:p>-16.560630054086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4.1851354194534" calcext:value-type="float">
            <text:p>14.185135419453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9475666" calcext:value-type="float">
            <text:p>-80.9999999475666</text:p>
          </table:table-cell>
          <table:table-cell office:value-type="float" office:value="-80.9929303495098" calcext:value-type="float">
            <text:p>-80.9929303495098</text:p>
          </table:table-cell>
          <table:table-cell office:value-type="float" office:value="11.6591439648771" calcext:value-type="float">
            <text:p>11.659143964877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3723511591065" calcext:value-type="float">
            <text:p>-78.3723511591065</text:p>
          </table:table-cell>
          <table:table-cell office:value-type="float" office:value="-78.2808337778847" calcext:value-type="float">
            <text:p>-78.2808337778847</text:p>
          </table:table-cell>
          <table:table-cell office:value-type="float" office:value="9.52968119352897" calcext:value-type="float">
            <text:p>9.5296811935289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336979822526" calcext:value-type="float">
            <text:p>-79.5336979822526</text:p>
          </table:table-cell>
          <table:table-cell office:value-type="float" office:value="-78.2808337778847" calcext:value-type="float">
            <text:p>-78.2808337778847</text:p>
          </table:table-cell>
          <table:table-cell office:value-type="float" office:value="10.4181338472355" calcext:value-type="float">
            <text:p>10.4181338472355</text:p>
          </table:table-cell>
          <table:table-cell office:value-type="string" calcext:value-type="string">
            <text:p>20.539461065195855+0j</text:p>
          </table:table-cell>
          <table:table-cell office:value-type="string" calcext:value-type="string">
            <text:p>-5.5174414791023025+0j</text:p>
          </table:table-cell>
          <table:table-cell office:value-type="string" calcext:value-type="string">
            <text:p>-18.384978184324513j</text:p>
          </table:table-cell>
          <table:table-cell table:formula="of:=IMREAL([.R158])+IMAGINARY([.R158])" office:value-type="float" office:value="20.5394610651959" calcext:value-type="float">
            <text:p>20.5394610651959</text:p>
          </table:table-cell>
          <table:table-cell table:formula="of:=IMREAL([.S158])+IMAGINARY([.S158])" office:value-type="float" office:value="-5.5174414791023" calcext:value-type="float">
            <text:p>-5.5174414791023</text:p>
          </table:table-cell>
          <table:table-cell table:formula="of:=IMREAL([.T158])+IMAGINARY([.T158])" office:value-type="float" office:value="-18.3849781843245" calcext:value-type="float">
            <text:p>-18.3849781843245</text:p>
          </table:table-cell>
          <table:table-cell table:number-columns-repeated="1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4.1852095485204" calcext:value-type="float">
            <text:p>14.185209548520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9632966" calcext:value-type="float">
            <text:p>-80.9999999632966</text:p>
          </table:table-cell>
          <table:table-cell office:value-type="float" office:value="-80.9936373145588" calcext:value-type="float">
            <text:p>-80.9936373145588</text:p>
          </table:table-cell>
          <table:table-cell office:value-type="float" office:value="11.6591439789535" calcext:value-type="float">
            <text:p>11.659143978953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606458113745" calcext:value-type="float">
            <text:p>-78.2606458113745</text:p>
          </table:table-cell>
          <table:table-cell office:value-type="float" office:value="-78.2527504000962" calcext:value-type="float">
            <text:p>-78.2527504000962</text:p>
          </table:table-cell>
          <table:table-cell office:value-type="float" office:value="9.44832580093759" calcext:value-type="float">
            <text:p>9.4483258009375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3735885875768" calcext:value-type="float">
            <text:p>-79.3735885875768</text:p>
          </table:table-cell>
          <table:table-cell office:value-type="float" office:value="-78.2527504000962" calcext:value-type="float">
            <text:p>-78.2527504000962</text:p>
          </table:table-cell>
          <table:table-cell office:value-type="float" office:value="10.2908904003599" calcext:value-type="float">
            <text:p>10.2908904003599</text:p>
          </table:table-cell>
          <table:table-cell office:value-type="string" calcext:value-type="string">
            <text:p>21.241262673320012+0j</text:p>
          </table:table-cell>
          <table:table-cell office:value-type="string" calcext:value-type="string">
            <text:p>-7.2494544631774005+0j</text:p>
          </table:table-cell>
          <table:table-cell office:value-type="string" calcext:value-type="string">
            <text:p>-19.75275942315267j</text:p>
          </table:table-cell>
          <table:table-cell table:formula="of:=IMREAL([.R159])+IMAGINARY([.R159])" office:value-type="float" office:value="21.24126267332" calcext:value-type="float">
            <text:p>21.24126267332</text:p>
          </table:table-cell>
          <table:table-cell table:formula="of:=IMREAL([.S159])+IMAGINARY([.S159])" office:value-type="float" office:value="-7.2494544631774" calcext:value-type="float">
            <text:p>-7.2494544631774</text:p>
          </table:table-cell>
          <table:table-cell table:formula="of:=IMREAL([.T159])+IMAGINARY([.T159])" office:value-type="float" office:value="-19.7527594231527" calcext:value-type="float">
            <text:p>-19.752759423152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1811768161277" calcext:value-type="float">
            <text:p>14.181176816127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743076" calcext:value-type="float">
            <text:p>-80.9999999743076</text:p>
          </table:table-cell>
          <table:table-cell office:value-type="float" office:value="-80.9942735831029" calcext:value-type="float">
            <text:p>-80.9942735831029</text:p>
          </table:table-cell>
          <table:table-cell office:value-type="float" office:value="11.6591439888069" calcext:value-type="float">
            <text:p>11.659143988806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824520679622" calcext:value-type="float">
            <text:p>-78.1824520679622</text:p>
          </table:table-cell>
          <table:table-cell office:value-type="float" office:value="-78.2274753600866" calcext:value-type="float">
            <text:p>-78.2274753600866</text:p>
          </table:table-cell>
          <table:table-cell office:value-type="float" office:value="9.39179062839708" calcext:value-type="float">
            <text:p>9.3917906283970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615120113038" calcext:value-type="float">
            <text:p>-79.2615120113038</text:p>
          </table:table-cell>
          <table:table-cell office:value-type="float" office:value="-78.2274753600866" calcext:value-type="float">
            <text:p>-78.2274753600866</text:p>
          </table:table-cell>
          <table:table-cell office:value-type="float" office:value="10.2027458151108" calcext:value-type="float">
            <text:p>10.2027458151108</text:p>
          </table:table-cell>
          <table:table-cell office:value-type="string" calcext:value-type="string">
            <text:p>21.725412429129634+0j</text:p>
          </table:table-cell>
          <table:table-cell office:value-type="string" calcext:value-type="string">
            <text:p>-8.43389768879733+0j</text:p>
          </table:table-cell>
          <table:table-cell office:value-type="string" calcext:value-type="string">
            <text:p>-20.73772807747859j</text:p>
          </table:table-cell>
          <table:table-cell table:formula="of:=IMREAL([.R160])+IMAGINARY([.R160])" office:value-type="float" office:value="21.7254124291296" calcext:value-type="float">
            <text:p>21.7254124291296</text:p>
          </table:table-cell>
          <table:table-cell table:formula="of:=IMREAL([.S160])+IMAGINARY([.S160])" office:value-type="float" office:value="-8.43389768879733" calcext:value-type="float">
            <text:p>-8.43389768879733</text:p>
          </table:table-cell>
          <table:table-cell table:formula="of:=IMREAL([.T160])+IMAGINARY([.T160])" office:value-type="float" office:value="-20.7377280774786" calcext:value-type="float">
            <text:p>-20.7377280774786</text:p>
          </table:table-cell>
          <table:table-cell table:number-columns-repeated="1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4.1808668470007" calcext:value-type="float">
            <text:p>14.180866847000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820153" calcext:value-type="float">
            <text:p>-80.9999999820153</text:p>
          </table:table-cell>
          <table:table-cell office:value-type="float" office:value="-80.9948462247926" calcext:value-type="float">
            <text:p>-80.9948462247926</text:p>
          </table:table-cell>
          <table:table-cell office:value-type="float" office:value="11.6591439957043" calcext:value-type="float">
            <text:p>11.659143995704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77164475735" calcext:value-type="float">
            <text:p>-78.1277164475735</text:p>
          </table:table-cell>
          <table:table-cell office:value-type="float" office:value="-78.204727824078" calcext:value-type="float">
            <text:p>-78.204727824078</text:p>
          </table:table-cell>
          <table:table-cell office:value-type="float" office:value="9.35241740779353" calcext:value-type="float">
            <text:p>9.3524174077935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830584079126" calcext:value-type="float">
            <text:p>-79.1830584079126</text:p>
          </table:table-cell>
          <table:table-cell office:value-type="float" office:value="-78.204727824078" calcext:value-type="float">
            <text:p>-78.204727824078</text:p>
          </table:table-cell>
          <table:table-cell office:value-type="float" office:value="10.141494207355" calcext:value-type="float">
            <text:p>10.141494207355</text:p>
          </table:table-cell>
          <table:table-cell office:value-type="string" calcext:value-type="string">
            <text:p>22.060876064985884+0j</text:p>
          </table:table-cell>
          <table:table-cell office:value-type="string" calcext:value-type="string">
            <text:p>-9.249566224697787+0j</text:p>
          </table:table-cell>
          <table:table-cell office:value-type="string" calcext:value-type="string">
            <text:p>-21.43629633343302j</text:p>
          </table:table-cell>
          <table:table-cell table:formula="of:=IMREAL([.R161])+IMAGINARY([.R161])" office:value-type="float" office:value="22.0608760649859" calcext:value-type="float">
            <text:p>22.0608760649859</text:p>
          </table:table-cell>
          <table:table-cell table:formula="of:=IMREAL([.S161])+IMAGINARY([.S161])" office:value-type="float" office:value="-9.24956622469779" calcext:value-type="float">
            <text:p>-9.24956622469779</text:p>
          </table:table-cell>
          <table:table-cell table:formula="of:=IMREAL([.T161])+IMAGINARY([.T161])" office:value-type="float" office:value="-21.436296333433" calcext:value-type="float">
            <text:p>-21.436296333433</text:p>
          </table:table-cell>
          <table:table-cell table:number-columns-repeated="1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4.1825817349141" calcext:value-type="float">
            <text:p>14.182581734914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874107" calcext:value-type="float">
            <text:p>-80.9999999874107</text:p>
          </table:table-cell>
          <table:table-cell office:value-type="float" office:value="-80.9953616023134" calcext:value-type="float">
            <text:p>-80.9953616023134</text:p>
          </table:table-cell>
          <table:table-cell office:value-type="float" office:value="11.6591440005325" calcext:value-type="float">
            <text:p>11.659144000532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894015133015" calcext:value-type="float">
            <text:p>-78.0894015133015</text:p>
          </table:table-cell>
          <table:table-cell office:value-type="float" office:value="-78.1842550416702" calcext:value-type="float">
            <text:p>-78.1842550416702</text:p>
          </table:table-cell>
          <table:table-cell office:value-type="float" office:value="9.32495440793291" calcext:value-type="float">
            <text:p>9.3249544079329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4281408855389" calcext:value-type="float">
            <text:p>-79.4281408855389</text:p>
          </table:table-cell>
          <table:table-cell office:value-type="float" office:value="-78.1842550416702" calcext:value-type="float">
            <text:p>-78.1842550416702</text:p>
          </table:table-cell>
          <table:table-cell office:value-type="float" office:value="10.3340691397255" calcext:value-type="float">
            <text:p>10.3340691397255</text:p>
          </table:table-cell>
          <table:table-cell office:value-type="string" calcext:value-type="string">
            <text:p>22.294029143239154+0j</text:p>
          </table:table-cell>
          <table:table-cell office:value-type="string" calcext:value-type="string">
            <text:p>-5.444512301415628+0j</text:p>
          </table:table-cell>
          <table:table-cell office:value-type="string" calcext:value-type="string">
            <text:p>-20.35158473248897j</text:p>
          </table:table-cell>
          <table:table-cell table:formula="of:=IMREAL([.R162])+IMAGINARY([.R162])" office:value-type="float" office:value="22.2940291432392" calcext:value-type="float">
            <text:p>22.2940291432392</text:p>
          </table:table-cell>
          <table:table-cell table:formula="of:=IMREAL([.S162])+IMAGINARY([.S162])" office:value-type="float" office:value="-5.44451230141563" calcext:value-type="float">
            <text:p>-5.44451230141563</text:p>
          </table:table-cell>
          <table:table-cell table:formula="of:=IMREAL([.T162])+IMAGINARY([.T162])" office:value-type="float" office:value="-20.351584732489" calcext:value-type="float">
            <text:p>-20.351584732489</text:p>
          </table:table-cell>
          <table:table-cell table:number-columns-repeated="1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4.1831121034325" calcext:value-type="float">
            <text:p>14.18311210343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11875" calcext:value-type="float">
            <text:p>-80.9999999911875</text:p>
          </table:table-cell>
          <table:table-cell office:value-type="float" office:value="-80.995825442082" calcext:value-type="float">
            <text:p>-80.995825442082</text:p>
          </table:table-cell>
          <table:table-cell office:value-type="float" office:value="11.6591440039123" calcext:value-type="float">
            <text:p>11.659144003912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2581059311" calcext:value-type="float">
            <text:p>-78.062581059311</text:p>
          </table:table-cell>
          <table:table-cell office:value-type="float" office:value="-78.1658295375031" calcext:value-type="float">
            <text:p>-78.1658295375031</text:p>
          </table:table-cell>
          <table:table-cell office:value-type="float" office:value="9.30577830531477" calcext:value-type="float">
            <text:p>9.3057783053147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996986198772" calcext:value-type="float">
            <text:p>-79.5996986198772</text:p>
          </table:table-cell>
          <table:table-cell office:value-type="float" office:value="-78.1658295375031" calcext:value-type="float">
            <text:p>-78.1658295375031</text:p>
          </table:table-cell>
          <table:table-cell office:value-type="float" office:value="10.471043263846" calcext:value-type="float">
            <text:p>10.471043263846</text:p>
          </table:table-cell>
          <table:table-cell office:value-type="string" calcext:value-type="string">
            <text:p>22.456422289225504+0j</text:p>
          </table:table-cell>
          <table:table-cell office:value-type="string" calcext:value-type="string">
            <text:p>-2.7002842634846473+0j</text:p>
          </table:table-cell>
          <table:table-cell office:value-type="string" calcext:value-type="string">
            <text:p>-19.98178864397475j</text:p>
          </table:table-cell>
          <table:table-cell table:formula="of:=IMREAL([.R163])+IMAGINARY([.R163])" office:value-type="float" office:value="22.4564222892255" calcext:value-type="float">
            <text:p>22.4564222892255</text:p>
          </table:table-cell>
          <table:table-cell table:formula="of:=IMREAL([.S163])+IMAGINARY([.S163])" office:value-type="float" office:value="-2.70028426348465" calcext:value-type="float">
            <text:p>-2.70028426348465</text:p>
          </table:table-cell>
          <table:table-cell table:formula="of:=IMREAL([.T163])+IMAGINARY([.T163])" office:value-type="float" office:value="-19.9817886439748" calcext:value-type="float">
            <text:p>-19.9817886439748</text:p>
          </table:table-cell>
          <table:table-cell table:number-columns-repeated="1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4.1789841210284" calcext:value-type="float">
            <text:p>14.178984121028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9938313" calcext:value-type="float">
            <text:p>-80.9999999938313</text:p>
          </table:table-cell>
          <table:table-cell office:value-type="float" office:value="-80.9962428978738" calcext:value-type="float">
            <text:p>-80.9962428978738</text:p>
          </table:table-cell>
          <table:table-cell office:value-type="float" office:value="11.6591440062781" calcext:value-type="float">
            <text:p>11.659144006278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438067415177" calcext:value-type="float">
            <text:p>-78.0438067415177</text:p>
          </table:table-cell>
          <table:table-cell office:value-type="float" office:value="-78.1492465837528" calcext:value-type="float">
            <text:p>-78.1492465837528</text:p>
          </table:table-cell>
          <table:table-cell office:value-type="float" office:value="9.29237850171007" calcext:value-type="float">
            <text:p>9.2923785017100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19789033914" calcext:value-type="float">
            <text:p>-79.419789033914</text:p>
          </table:table-cell>
          <table:table-cell office:value-type="float" office:value="-78.1492465837528" calcext:value-type="float">
            <text:p>-78.1492465837528</text:p>
          </table:table-cell>
          <table:table-cell office:value-type="float" office:value="10.3274468317057" calcext:value-type="float">
            <text:p>10.3274468317057</text:p>
          </table:table-cell>
          <table:table-cell office:value-type="string" calcext:value-type="string">
            <text:p>22.569700336402914+0j</text:p>
          </table:table-cell>
          <table:table-cell office:value-type="string" calcext:value-type="string">
            <text:p>-5.308265952329592+0j</text:p>
          </table:table-cell>
          <table:table-cell office:value-type="string" calcext:value-type="string">
            <text:p>-20.62465296887239j</text:p>
          </table:table-cell>
          <table:table-cell table:formula="of:=IMREAL([.R164])+IMAGINARY([.R164])" office:value-type="float" office:value="22.5697003364029" calcext:value-type="float">
            <text:p>22.5697003364029</text:p>
          </table:table-cell>
          <table:table-cell table:formula="of:=IMREAL([.S164])+IMAGINARY([.S164])" office:value-type="float" office:value="-5.30826595232959" calcext:value-type="float">
            <text:p>-5.30826595232959</text:p>
          </table:table-cell>
          <table:table-cell table:formula="of:=IMREAL([.T164])+IMAGINARY([.T164])" office:value-type="float" office:value="-20.6246529688724" calcext:value-type="float">
            <text:p>-20.624652968872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18625920704" calcext:value-type="float">
            <text:p>14.1862592070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56819" calcext:value-type="float">
            <text:p>-80.9999999956819</text:p>
          </table:table-cell>
          <table:table-cell office:value-type="float" office:value="-80.9966186080864" calcext:value-type="float">
            <text:p>-80.9966186080864</text:p>
          </table:table-cell>
          <table:table-cell office:value-type="float" office:value="11.6591440079341" calcext:value-type="float">
            <text:p>11.659144007934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306647190624" calcext:value-type="float">
            <text:p>-78.0306647190624</text:p>
          </table:table-cell>
          <table:table-cell office:value-type="float" office:value="-78.1343219253776" calcext:value-type="float">
            <text:p>-78.1343219253776</text:p>
          </table:table-cell>
          <table:table-cell office:value-type="float" office:value="9.28301012134934" calcext:value-type="float">
            <text:p>9.2830101213493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938523237398" calcext:value-type="float">
            <text:p>-79.2938523237398</text:p>
          </table:table-cell>
          <table:table-cell office:value-type="float" office:value="-78.1343219253776" calcext:value-type="float">
            <text:p>-78.1343219253776</text:p>
          </table:table-cell>
          <table:table-cell office:value-type="float" office:value="10.2281026375193" calcext:value-type="float">
            <text:p>10.2281026375193</text:p>
          </table:table-cell>
          <table:table-cell office:value-type="string" calcext:value-type="string">
            <text:p>22.648800947578337+0j</text:p>
          </table:table-cell>
          <table:table-cell office:value-type="string" calcext:value-type="string">
            <text:p>-7.089911316942377+0j</text:p>
          </table:table-cell>
          <table:table-cell office:value-type="string" calcext:value-type="string">
            <text:p>-21.239692578586627j</text:p>
          </table:table-cell>
          <table:table-cell table:formula="of:=IMREAL([.R165])+IMAGINARY([.R165])" office:value-type="float" office:value="22.6488009475783" calcext:value-type="float">
            <text:p>22.6488009475783</text:p>
          </table:table-cell>
          <table:table-cell table:formula="of:=IMREAL([.S165])+IMAGINARY([.S165])" office:value-type="float" office:value="-7.08991131694238" calcext:value-type="float">
            <text:p>-7.08991131694238</text:p>
          </table:table-cell>
          <table:table-cell table:formula="of:=IMREAL([.T165])+IMAGINARY([.T165])" office:value-type="float" office:value="-21.2396925785866" calcext:value-type="float">
            <text:p>-21.2396925785866</text:p>
          </table:table-cell>
          <table:table-cell table:number-columns-repeated="1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.1923914471111" calcext:value-type="float">
            <text:p>14.192391447111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69773" calcext:value-type="float">
            <text:p>-80.9999999969773</text:p>
          </table:table-cell>
          <table:table-cell office:value-type="float" office:value="-80.9969567472778" calcext:value-type="float">
            <text:p>-80.9969567472778</text:p>
          </table:table-cell>
          <table:table-cell office:value-type="float" office:value="11.6591440090934" calcext:value-type="float">
            <text:p>11.659144009093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14653033437" calcext:value-type="float">
            <text:p>-78.0214653033437</text:p>
          </table:table-cell>
          <table:table-cell office:value-type="float" office:value="-78.1208897328398" calcext:value-type="float">
            <text:p>-78.1208897328398</text:p>
          </table:table-cell>
          <table:table-cell office:value-type="float" office:value="9.27645787544086" calcext:value-type="float">
            <text:p>9.2764578754408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056966266179" calcext:value-type="float">
            <text:p>-79.2056966266179</text:p>
          </table:table-cell>
          <table:table-cell office:value-type="float" office:value="-78.1208897328398" calcext:value-type="float">
            <text:p>-78.1208897328398</text:p>
          </table:table-cell>
          <table:table-cell office:value-type="float" office:value="10.1591308530527" calcext:value-type="float">
            <text:p>10.1591308530527</text:p>
          </table:table-cell>
          <table:table-cell office:value-type="string" calcext:value-type="string">
            <text:p>22.70407650452252+0j</text:p>
          </table:table-cell>
          <table:table-cell office:value-type="string" calcext:value-type="string">
            <text:p>-8.315963427842945+0j</text:p>
          </table:table-cell>
          <table:table-cell office:value-type="string" calcext:value-type="string">
            <text:p>-21.738843994020428j</text:p>
          </table:table-cell>
          <table:table-cell table:formula="of:=IMREAL([.R166])+IMAGINARY([.R166])" office:value-type="float" office:value="22.7040765045225" calcext:value-type="float">
            <text:p>22.7040765045225</text:p>
          </table:table-cell>
          <table:table-cell table:formula="of:=IMREAL([.S166])+IMAGINARY([.S166])" office:value-type="float" office:value="-8.31596342784295" calcext:value-type="float">
            <text:p>-8.31596342784295</text:p>
          </table:table-cell>
          <table:table-cell table:formula="of:=IMREAL([.T166])+IMAGINARY([.T166])" office:value-type="float" office:value="-21.7388439940204" calcext:value-type="float">
            <text:p>-21.7388439940204</text:p>
          </table:table-cell>
          <table:table-cell table:number-columns-repeated="1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4.1934050703181" calcext:value-type="float">
            <text:p>14.193405070318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78841" calcext:value-type="float">
            <text:p>-80.9999999978841</text:p>
          </table:table-cell>
          <table:table-cell office:value-type="float" office:value="-80.99726107255" calcext:value-type="float">
            <text:p>-80.99726107255</text:p>
          </table:table-cell>
          <table:table-cell office:value-type="float" office:value="11.6591440099049" calcext:value-type="float">
            <text:p>11.659144009904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50257123406" calcext:value-type="float">
            <text:p>-78.0150257123406</text:p>
          </table:table-cell>
          <table:table-cell office:value-type="float" office:value="-78.1088007595558" calcext:value-type="float">
            <text:p>-78.1088007595558</text:p>
          </table:table-cell>
          <table:table-cell office:value-type="float" office:value="9.27187405524631" calcext:value-type="float">
            <text:p>9.2718740552463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439876386325" calcext:value-type="float">
            <text:p>-79.1439876386325</text:p>
          </table:table-cell>
          <table:table-cell office:value-type="float" office:value="-78.1088007595558" calcext:value-type="float">
            <text:p>-78.1088007595558</text:p>
          </table:table-cell>
          <table:table-cell office:value-type="float" office:value="10.1111275264099" calcext:value-type="float">
            <text:p>10.1111275264099</text:p>
          </table:table-cell>
          <table:table-cell office:value-type="string" calcext:value-type="string">
            <text:p>22.7427229760686+0j</text:p>
          </table:table-cell>
          <table:table-cell office:value-type="string" calcext:value-type="string">
            <text:p>-9.1640066302418+0j</text:p>
          </table:table-cell>
          <table:table-cell office:value-type="string" calcext:value-type="string">
            <text:p>-22.11781315448535j</text:p>
          </table:table-cell>
          <table:table-cell table:formula="of:=IMREAL([.R167])+IMAGINARY([.R167])" office:value-type="float" office:value="22.7427229760686" calcext:value-type="float">
            <text:p>22.7427229760686</text:p>
          </table:table-cell>
          <table:table-cell table:formula="of:=IMREAL([.S167])+IMAGINARY([.S167])" office:value-type="float" office:value="-9.1640066302418" calcext:value-type="float">
            <text:p>-9.1640066302418</text:p>
          </table:table-cell>
          <table:table-cell table:formula="of:=IMREAL([.T167])+IMAGINARY([.T167])" office:value-type="float" office:value="-22.1178131544853" calcext:value-type="float">
            <text:p>-22.1178131544853</text:p>
          </table:table-cell>
          <table:table-cell table:number-columns-repeated="1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.1929307845819" calcext:value-type="float">
            <text:p>14.192930784581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85189" calcext:value-type="float">
            <text:p>-80.9999999985189</text:p>
          </table:table-cell>
          <table:table-cell office:value-type="float" office:value="-80.997534965295" calcext:value-type="float">
            <text:p>-80.997534965295</text:p>
          </table:table-cell>
          <table:table-cell office:value-type="float" office:value="11.6591440104729" calcext:value-type="float">
            <text:p>11.659144010472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105179986384" calcext:value-type="float">
            <text:p>-78.0105179986384</text:p>
          </table:table-cell>
          <table:table-cell office:value-type="float" office:value="-78.0979206836002" calcext:value-type="float">
            <text:p>-78.0979206836002</text:p>
          </table:table-cell>
          <table:table-cell office:value-type="float" office:value="9.26866672886651" calcext:value-type="float">
            <text:p>9.2686667288665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007913470427" calcext:value-type="float">
            <text:p>-79.1007913470427</text:p>
          </table:table-cell>
          <table:table-cell office:value-type="float" office:value="-78.0979206836002" calcext:value-type="float">
            <text:p>-78.0979206836002</text:p>
          </table:table-cell>
          <table:table-cell office:value-type="float" office:value="10.0776602210105" calcext:value-type="float">
            <text:p>10.0776602210105</text:p>
          </table:table-cell>
          <table:table-cell office:value-type="string" calcext:value-type="string">
            <text:p>22.76975278461311+0j</text:p>
          </table:table-cell>
          <table:table-cell office:value-type="string" calcext:value-type="string">
            <text:p>-9.752691482555235+0j</text:p>
          </table:table-cell>
          <table:table-cell office:value-type="string" calcext:value-type="string">
            <text:p>-22.396248276560822j</text:p>
          </table:table-cell>
          <table:table-cell table:formula="of:=IMREAL([.R168])+IMAGINARY([.R168])" office:value-type="float" office:value="22.7697527846131" calcext:value-type="float">
            <text:p>22.7697527846131</text:p>
          </table:table-cell>
          <table:table-cell table:formula="of:=IMREAL([.S168])+IMAGINARY([.S168])" office:value-type="float" office:value="-9.75269148255524" calcext:value-type="float">
            <text:p>-9.75269148255524</text:p>
          </table:table-cell>
          <table:table-cell table:formula="of:=IMREAL([.T168])+IMAGINARY([.T168])" office:value-type="float" office:value="-22.3962482765608" calcext:value-type="float">
            <text:p>-22.3962482765608</text:p>
          </table:table-cell>
          <table:table-cell table:number-columns-repeated="1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.197877031153" calcext:value-type="float">
            <text:p>14.1978770311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89632" calcext:value-type="float">
            <text:p>-80.9999999989632</text:p>
          </table:table-cell>
          <table:table-cell office:value-type="float" office:value="-80.9977814687655" calcext:value-type="float">
            <text:p>-80.9977814687655</text:p>
          </table:table-cell>
          <table:table-cell office:value-type="float" office:value="11.6591440108705" calcext:value-type="float">
            <text:p>11.659144010870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073625990469" calcext:value-type="float">
            <text:p>-78.3073625990469</text:p>
          </table:table-cell>
          <table:table-cell office:value-type="float" office:value="-78.1881286152402" calcext:value-type="float">
            <text:p>-78.1881286152402</text:p>
          </table:table-cell>
          <table:table-cell office:value-type="float" office:value="9.48226496274855" calcext:value-type="float">
            <text:p>9.4822649627485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705539429299" calcext:value-type="float">
            <text:p>-79.0705539429299</text:p>
          </table:table-cell>
          <table:table-cell office:value-type="float" office:value="-78.1881286152402" calcext:value-type="float">
            <text:p>-78.1881286152402</text:p>
          </table:table-cell>
          <table:table-cell office:value-type="float" office:value="10.054299040218" calcext:value-type="float">
            <text:p>10.054299040218</text:p>
          </table:table-cell>
          <table:table-cell office:value-type="string" calcext:value-type="string">
            <text:p>20.94922283747684+0j</text:p>
          </table:table-cell>
          <table:table-cell office:value-type="string" calcext:value-type="string">
            <text:p>-11.901471022830108+0j</text:p>
          </table:table-cell>
          <table:table-cell office:value-type="string" calcext:value-type="string">
            <text:p>-21.601780081425794j</text:p>
          </table:table-cell>
          <table:table-cell table:formula="of:=IMREAL([.R169])+IMAGINARY([.R169])" office:value-type="float" office:value="20.9492228374768" calcext:value-type="float">
            <text:p>20.9492228374768</text:p>
          </table:table-cell>
          <table:table-cell table:formula="of:=IMREAL([.S169])+IMAGINARY([.S169])" office:value-type="float" office:value="-11.9014710228301" calcext:value-type="float">
            <text:p>-11.9014710228301</text:p>
          </table:table-cell>
          <table:table-cell table:formula="of:=IMREAL([.T169])+IMAGINARY([.T169])" office:value-type="float" office:value="-21.6017800814258" calcext:value-type="float">
            <text:p>-21.6017800814258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2052797540601" calcext:value-type="float">
            <text:p>14.205279754060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2742" calcext:value-type="float">
            <text:p>-80.9999999992742</text:p>
          </table:table-cell>
          <table:table-cell office:value-type="float" office:value="-80.998003321889" calcext:value-type="float">
            <text:p>-80.998003321889</text:p>
          </table:table-cell>
          <table:table-cell office:value-type="float" office:value="11.6591440111489" calcext:value-type="float">
            <text:p>11.659144011148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151538193328" calcext:value-type="float">
            <text:p>-78.5151538193328</text:p>
          </table:table-cell>
          <table:table-cell office:value-type="float" office:value="-78.2693157537162" calcext:value-type="float">
            <text:p>-78.2693157537162</text:p>
          </table:table-cell>
          <table:table-cell office:value-type="float" office:value="9.63470586265955" calcext:value-type="float">
            <text:p>9.63470586265955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49387760051" calcext:value-type="float">
            <text:p>-79.349387760051</text:p>
          </table:table-cell>
          <table:table-cell office:value-type="float" office:value="-78.2693157537162" calcext:value-type="float">
            <text:p>-78.2693157537162</text:p>
          </table:table-cell>
          <table:table-cell office:value-type="float" office:value="10.271792997099" calcext:value-type="float">
            <text:p>10.271792997099</text:p>
          </table:table-cell>
          <table:table-cell office:value-type="string" calcext:value-type="string">
            <text:p>19.62458273306446+0j</text:p>
          </table:table-cell>
          <table:table-cell office:value-type="string" calcext:value-type="string">
            <text:p>-9.134946959152984+0j</text:p>
          </table:table-cell>
          <table:table-cell office:value-type="string" calcext:value-type="string">
            <text:p>-18.796697325942905j</text:p>
          </table:table-cell>
          <table:table-cell table:formula="of:=IMREAL([.R170])+IMAGINARY([.R170])" office:value-type="float" office:value="19.6245827330645" calcext:value-type="float">
            <text:p>19.6245827330645</text:p>
          </table:table-cell>
          <table:table-cell table:formula="of:=IMREAL([.S170])+IMAGINARY([.S170])" office:value-type="float" office:value="-9.13494695915298" calcext:value-type="float">
            <text:p>-9.13494695915298</text:p>
          </table:table-cell>
          <table:table-cell table:formula="of:=IMREAL([.T170])+IMAGINARY([.T170])" office:value-type="float" office:value="-18.7966973259429" calcext:value-type="float">
            <text:p>-18.7966973259429</text:p>
          </table:table-cell>
          <table:table-cell table:number-columns-repeated="1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.2055685468861" calcext:value-type="float">
            <text:p>14.205568546886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492" calcext:value-type="float">
            <text:p>-80.999999999492</text:p>
          </table:table-cell>
          <table:table-cell office:value-type="float" office:value="-80.9982029897001" calcext:value-type="float">
            <text:p>-80.9982029897001</text:p>
          </table:table-cell>
          <table:table-cell office:value-type="float" office:value="11.6591440113437" calcext:value-type="float">
            <text:p>11.659144011343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360607673533" calcext:value-type="float">
            <text:p>-78.360607673533</text:p>
          </table:table-cell>
          <table:table-cell office:value-type="float" office:value="-78.2423841783446" calcext:value-type="float">
            <text:p>-78.2423841783446</text:p>
          </table:table-cell>
          <table:table-cell office:value-type="float" office:value="9.52109552505843" calcext:value-type="float">
            <text:p>9.5210955250584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445714320357" calcext:value-type="float">
            <text:p>-79.5445714320357</text:p>
          </table:table-cell>
          <table:table-cell office:value-type="float" office:value="-78.2423841783446" calcext:value-type="float">
            <text:p>-78.2423841783446</text:p>
          </table:table-cell>
          <table:table-cell office:value-type="float" office:value="10.426832118683" calcext:value-type="float">
            <text:p>10.426832118683</text:p>
          </table:table-cell>
          <table:table-cell office:value-type="string" calcext:value-type="string">
            <text:p>20.613808672710736+0j</text:p>
          </table:table-cell>
          <table:table-cell office:value-type="string" calcext:value-type="string">
            <text:p>-5.282318205847872+0j</text:p>
          </table:table-cell>
          <table:table-cell office:value-type="string" calcext:value-type="string">
            <text:p>-18.401225925609527j</text:p>
          </table:table-cell>
          <table:table-cell table:formula="of:=IMREAL([.R171])+IMAGINARY([.R171])" office:value-type="float" office:value="20.6138086727107" calcext:value-type="float">
            <text:p>20.6138086727107</text:p>
          </table:table-cell>
          <table:table-cell table:formula="of:=IMREAL([.S171])+IMAGINARY([.S171])" office:value-type="float" office:value="-5.28231820584787" calcext:value-type="float">
            <text:p>-5.28231820584787</text:p>
          </table:table-cell>
          <table:table-cell table:formula="of:=IMREAL([.T171])+IMAGINARY([.T171])" office:value-type="float" office:value="-18.4012259256095" calcext:value-type="float">
            <text:p>-18.4012259256095</text:p>
          </table:table-cell>
          <table:table-cell table:number-columns-repeated="1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2094547436461" calcext:value-type="float">
            <text:p>14.209454743646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6444" calcext:value-type="float">
            <text:p>-80.9999999996444</text:p>
          </table:table-cell>
          <table:table-cell office:value-type="float" office:value="-80.99838269073" calcext:value-type="float">
            <text:p>-80.99838269073</text:p>
          </table:table-cell>
          <table:table-cell office:value-type="float" office:value="11.6591440114801" calcext:value-type="float">
            <text:p>11.659144011480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524253714731" calcext:value-type="float">
            <text:p>-78.2524253714731</text:p>
          </table:table-cell>
          <table:table-cell office:value-type="float" office:value="-78.2181457605101" calcext:value-type="float">
            <text:p>-78.2181457605101</text:p>
          </table:table-cell>
          <table:table-cell office:value-type="float" office:value="9.44236633484878" calcext:value-type="float">
            <text:p>9.4423663348487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681200002425" calcext:value-type="float">
            <text:p>-79.681200002425</text:p>
          </table:table-cell>
          <table:table-cell office:value-type="float" office:value="-78.2181457605101" calcext:value-type="float">
            <text:p>-78.2181457605101</text:p>
          </table:table-cell>
          <table:table-cell office:value-type="float" office:value="10.5367497781033" calcext:value-type="float">
            <text:p>10.5367497781033</text:p>
          </table:table-cell>
          <table:table-cell office:value-type="string" calcext:value-type="string">
            <text:p>21.292435035884562+0j</text:p>
          </table:table-cell>
          <table:table-cell office:value-type="string" calcext:value-type="string">
            <text:p>-2.5459188697747948+0j</text:p>
          </table:table-cell>
          <table:table-cell office:value-type="string" calcext:value-type="string">
            <text:p>-18.609900214824588j</text:p>
          </table:table-cell>
          <table:table-cell table:formula="of:=IMREAL([.R172])+IMAGINARY([.R172])" office:value-type="float" office:value="21.2924350358846" calcext:value-type="float">
            <text:p>21.2924350358846</text:p>
          </table:table-cell>
          <table:table-cell table:formula="of:=IMREAL([.S172])+IMAGINARY([.S172])" office:value-type="float" office:value="-2.54591886977479" calcext:value-type="float">
            <text:p>-2.54591886977479</text:p>
          </table:table-cell>
          <table:table-cell table:formula="of:=IMREAL([.T172])+IMAGINARY([.T172])" office:value-type="float" office:value="-18.6099002148246" calcext:value-type="float">
            <text:p>-18.6099002148246</text:p>
          </table:table-cell>
          <table:table-cell table:number-columns-repeated="1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.2140316267122" calcext:value-type="float">
            <text:p>14.214031626712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7511" calcext:value-type="float">
            <text:p>-80.9999999997511</text:p>
          </table:table-cell>
          <table:table-cell office:value-type="float" office:value="-80.998544421657" calcext:value-type="float">
            <text:p>-80.998544421657</text:p>
          </table:table-cell>
          <table:table-cell office:value-type="float" office:value="11.6591440115755" calcext:value-type="float">
            <text:p>11.659144011575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766977600311" calcext:value-type="float">
            <text:p>-78.1766977600311</text:p>
          </table:table-cell>
          <table:table-cell office:value-type="float" office:value="-78.1963311844591" calcext:value-type="float">
            <text:p>-78.1963311844591</text:p>
          </table:table-cell>
          <table:table-cell office:value-type="float" office:value="9.3876435711237" calcext:value-type="float">
            <text:p>9.387643571123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768400016975" calcext:value-type="float">
            <text:p>-79.7768400016975</text:p>
          </table:table-cell>
          <table:table-cell office:value-type="float" office:value="-78.1963311844591" calcext:value-type="float">
            <text:p>-78.1963311844591</text:p>
          </table:table-cell>
          <table:table-cell office:value-type="float" office:value="10.6143808602209" calcext:value-type="float">
            <text:p>10.6143808602209</text:p>
          </table:table-cell>
          <table:table-cell office:value-type="string" calcext:value-type="string">
            <text:p>21.76081239281707+0j</text:p>
          </table:table-cell>
          <table:table-cell office:value-type="string" calcext:value-type="string">
            <text:p>-0.6103755893678766+0j</text:p>
          </table:table-cell>
          <table:table-cell office:value-type="string" calcext:value-type="string">
            <text:p>-18.996618650732273j</text:p>
          </table:table-cell>
          <table:table-cell table:formula="of:=IMREAL([.R173])+IMAGINARY([.R173])" office:value-type="float" office:value="21.7608123928171" calcext:value-type="float">
            <text:p>21.7608123928171</text:p>
          </table:table-cell>
          <table:table-cell table:formula="of:=IMREAL([.S173])+IMAGINARY([.S173])" office:value-type="float" office:value="-0.610375589367877" calcext:value-type="float">
            <text:p>-0.610375589367877</text:p>
          </table:table-cell>
          <table:table-cell table:formula="of:=IMREAL([.T173])+IMAGINARY([.T173])" office:value-type="float" office:value="-18.9966186507323" calcext:value-type="float">
            <text:p>-18.9966186507323</text:p>
          </table:table-cell>
          <table:table-cell table:number-columns-repeated="1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4.2140483569264" calcext:value-type="float">
            <text:p>14.214048356926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8257" calcext:value-type="float">
            <text:p>-80.9999999998257</text:p>
          </table:table-cell>
          <table:table-cell office:value-type="float" office:value="-80.9986899794913" calcext:value-type="float">
            <text:p>-80.9986899794913</text:p>
          </table:table-cell>
          <table:table-cell office:value-type="float" office:value="11.6591440116424" calcext:value-type="float">
            <text:p>11.659144011642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236884320218" calcext:value-type="float">
            <text:p>-78.1236884320218</text:p>
          </table:table-cell>
          <table:table-cell office:value-type="float" office:value="-78.1766980660132" calcext:value-type="float">
            <text:p>-78.1766980660132</text:p>
          </table:table-cell>
          <table:table-cell office:value-type="float" office:value="9.34952644619833" calcext:value-type="float">
            <text:p>9.3495264461983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437880011882" calcext:value-type="float">
            <text:p>-79.5437880011882</text:p>
          </table:table-cell>
          <table:table-cell office:value-type="float" office:value="-78.1766980660132" calcext:value-type="float">
            <text:p>-78.1766980660132</text:p>
          </table:table-cell>
          <table:table-cell office:value-type="float" office:value="10.4262051664901" calcext:value-type="float">
            <text:p>10.4262051664901</text:p>
          </table:table-cell>
          <table:table-cell office:value-type="string" calcext:value-type="string">
            <text:p>22.085451961842733+0j</text:p>
          </table:table-cell>
          <table:table-cell office:value-type="string" calcext:value-type="string">
            <text:p>-3.9028317001404673+0j</text:p>
          </table:table-cell>
          <table:table-cell office:value-type="string" calcext:value-type="string">
            <text:p>-19.75608550787794j</text:p>
          </table:table-cell>
          <table:table-cell table:formula="of:=IMREAL([.R174])+IMAGINARY([.R174])" office:value-type="float" office:value="22.0854519618427" calcext:value-type="float">
            <text:p>22.0854519618427</text:p>
          </table:table-cell>
          <table:table-cell table:formula="of:=IMREAL([.S174])+IMAGINARY([.S174])" office:value-type="float" office:value="-3.90283170014047" calcext:value-type="float">
            <text:p>-3.90283170014047</text:p>
          </table:table-cell>
          <table:table-cell table:formula="of:=IMREAL([.T174])+IMAGINARY([.T174])" office:value-type="float" office:value="-19.7560855078779" calcext:value-type="float">
            <text:p>-19.7560855078779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2083950897686" calcext:value-type="float">
            <text:p>14.208395089768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9878" calcext:value-type="float">
            <text:p>-80.999999999878</text:p>
          </table:table-cell>
          <table:table-cell office:value-type="float" office:value="-80.9988209815422" calcext:value-type="float">
            <text:p>-80.9988209815422</text:p>
          </table:table-cell>
          <table:table-cell office:value-type="float" office:value="11.6591440116892" calcext:value-type="float">
            <text:p>11.6591440116892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8.0865819024153" calcext:value-type="float">
            <text:p>-78.0865819024153</text:p>
          </table:table-cell>
          <table:table-cell office:value-type="float" office:value="-78.1590282594119" calcext:value-type="float">
            <text:p>-78.1590282594119</text:p>
          </table:table-cell>
          <table:table-cell office:value-type="float" office:value="9.32293658368268" calcext:value-type="float">
            <text:p>9.3229365836826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3806516008318" calcext:value-type="float">
            <text:p>-79.3806516008318</text:p>
          </table:table-cell>
          <table:table-cell office:value-type="float" office:value="-78.1590282594119" calcext:value-type="float">
            <text:p>-78.1590282594119</text:p>
          </table:table-cell>
          <table:table-cell office:value-type="float" office:value="10.2964706693025" calcext:value-type="float">
            <text:p>10.2964706693025</text:p>
          </table:table-cell>
          <table:table-cell office:value-type="string" calcext:value-type="string">
            <text:p>22.311132973608263+0j</text:p>
          </table:table-cell>
          <table:table-cell office:value-type="string" calcext:value-type="string">
            <text:p>-6.13350231722616+0j</text:p>
          </table:table-cell>
          <table:table-cell office:value-type="string" calcext:value-type="string">
            <text:p>-20.565622880153526j</text:p>
          </table:table-cell>
          <table:table-cell table:formula="of:=IMREAL([.R175])+IMAGINARY([.R175])" office:value-type="float" office:value="22.3111329736083" calcext:value-type="float">
            <text:p>22.3111329736083</text:p>
          </table:table-cell>
          <table:table-cell table:formula="of:=IMREAL([.S175])+IMAGINARY([.S175])" office:value-type="float" office:value="-6.13350231722616" calcext:value-type="float">
            <text:p>-6.13350231722616</text:p>
          </table:table-cell>
          <table:table-cell table:formula="of:=IMREAL([.T175])+IMAGINARY([.T175])" office:value-type="float" office:value="-20.5656228801535" calcext:value-type="float">
            <text:p>-20.5656228801535</text:p>
          </table:table-cell>
          <table:table-cell table:number-columns-repeated="1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2096527635857" calcext:value-type="float">
            <text:p>14.209652763585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80.6999999999146" calcext:value-type="float">
            <text:p>-80.6999999999146</text:p>
          </table:table-cell>
          <table:table-cell office:value-type="float" office:value="-80.898938883388" calcext:value-type="float">
            <text:p>-80.898938883388</text:p>
          </table:table-cell>
          <table:table-cell office:value-type="float" office:value="11.3937494927387" calcext:value-type="float">
            <text:p>11.393749492738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606073316907" calcext:value-type="float">
            <text:p>-78.0606073316907</text:p>
          </table:table-cell>
          <table:table-cell office:value-type="float" office:value="-78.1431254334707" calcext:value-type="float">
            <text:p>-78.1431254334707</text:p>
          </table:table-cell>
          <table:table-cell office:value-type="float" office:value="9.30436868724078" calcext:value-type="float">
            <text:p>9.3043686872407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664561205822" calcext:value-type="float">
            <text:p>-79.2664561205822</text:p>
          </table:table-cell>
          <table:table-cell office:value-type="float" office:value="-78.1431254334707" calcext:value-type="float">
            <text:p>-78.1431254334707</text:p>
          </table:table-cell>
          <table:table-cell office:value-type="float" office:value="10.2066182307619" calcext:value-type="float">
            <text:p>10.2066182307619</text:p>
          </table:table-cell>
          <table:table-cell office:value-type="string" calcext:value-type="string">
            <text:p>19.68738674326203+0j</text:p>
          </table:table-cell>
          <table:table-cell office:value-type="string" calcext:value-type="string">
            <text:p>-4.726990528881032+0j</text:p>
          </table:table-cell>
          <table:table-cell office:value-type="string" calcext:value-type="string">
            <text:p>-17.345471770713242j</text:p>
          </table:table-cell>
          <table:table-cell table:formula="of:=IMREAL([.R176])+IMAGINARY([.R176])" office:value-type="float" office:value="19.687386743262" calcext:value-type="float">
            <text:p>19.687386743262</text:p>
          </table:table-cell>
          <table:table-cell table:formula="of:=IMREAL([.S176])+IMAGINARY([.S176])" office:value-type="float" office:value="-4.72699052888103" calcext:value-type="float">
            <text:p>-4.72699052888103</text:p>
          </table:table-cell>
          <table:table-cell table:formula="of:=IMREAL([.T176])+IMAGINARY([.T176])" office:value-type="float" office:value="-17.3454717707132" calcext:value-type="float">
            <text:p>-17.3454717707132</text:p>
          </table:table-cell>
          <table:table-cell table:number-columns-repeated="1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2226595465052" calcext:value-type="float">
            <text:p>14.222659546505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4899999999402" calcext:value-type="float">
            <text:p>-80.4899999999402</text:p>
          </table:table-cell>
          <table:table-cell office:value-type="float" office:value="-80.8090449950492" calcext:value-type="float">
            <text:p>-80.8090449950492</text:p>
          </table:table-cell>
          <table:table-cell office:value-type="float" office:value="11.2115760371372" calcext:value-type="float">
            <text:p>11.211576037137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424251321835" calcext:value-type="float">
            <text:p>-78.0424251321835</text:p>
          </table:table-cell>
          <table:table-cell office:value-type="float" office:value="-78.1288128901236" calcext:value-type="float">
            <text:p>-78.1288128901236</text:p>
          </table:table-cell>
          <table:table-cell office:value-type="float" office:value="9.29139316750907" calcext:value-type="float">
            <text:p>9.2913931675090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9.1865192844076" calcext:value-type="float">
            <text:p>-79.1865192844076</text:p>
          </table:table-cell>
          <table:table-cell office:value-type="float" office:value="-78.1288128901236" calcext:value-type="float">
            <text:p>-78.1288128901236</text:p>
          </table:table-cell>
          <table:table-cell office:value-type="float" office:value="10.1441884714577" calcext:value-type="float">
            <text:p>10.1441884714577</text:p>
          </table:table-cell>
          <table:table-cell office:value-type="string" calcext:value-type="string">
            <text:p>17.92520465603394+0j</text:p>
          </table:table-cell>
          <table:table-cell office:value-type="string" calcext:value-type="string">
            <text:p>-3.8043314997994173+0j</text:p>
          </table:table-cell>
          <table:table-cell office:value-type="string" calcext:value-type="string">
            <text:p>-15.13271541154572j</text:p>
          </table:table-cell>
          <table:table-cell table:formula="of:=IMREAL([.R177])+IMAGINARY([.R177])" office:value-type="float" office:value="17.9252046560339" calcext:value-type="float">
            <text:p>17.9252046560339</text:p>
          </table:table-cell>
          <table:table-cell table:formula="of:=IMREAL([.S177])+IMAGINARY([.S177])" office:value-type="float" office:value="-3.80433149979942" calcext:value-type="float">
            <text:p>-3.80433149979942</text:p>
          </table:table-cell>
          <table:table-cell table:formula="of:=IMREAL([.T177])+IMAGINARY([.T177])" office:value-type="float" office:value="-15.1327154115457" calcext:value-type="float">
            <text:p>-15.1327154115457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.220416859841" calcext:value-type="float">
            <text:p>14.22041685984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6429999999581" calcext:value-type="float">
            <text:p>-80.6429999999581</text:p>
          </table:table-cell>
          <table:table-cell office:value-type="float" office:value="-80.8281404955443" calcext:value-type="float">
            <text:p>-80.8281404955443</text:p>
          </table:table-cell>
          <table:table-cell office:value-type="float" office:value="11.3440117235843" calcext:value-type="float">
            <text:p>11.344011723584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296975925284" calcext:value-type="float">
            <text:p>-78.0296975925284</text:p>
          </table:table-cell>
          <table:table-cell office:value-type="float" office:value="-78.1159316011113" calcext:value-type="float">
            <text:p>-78.1159316011113</text:p>
          </table:table-cell>
          <table:table-cell office:value-type="float" office:value="9.28232107182386" calcext:value-type="float">
            <text:p>9.2823210718238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305634990853" calcext:value-type="float">
            <text:p>-79.1305634990853</text:p>
          </table:table-cell>
          <table:table-cell office:value-type="float" office:value="-78.1159316011113" calcext:value-type="float">
            <text:p>-78.1159316011113</text:p>
          </table:table-cell>
          <table:table-cell office:value-type="float" office:value="10.1007149844721" calcext:value-type="float">
            <text:p>10.1007149844721</text:p>
          </table:table-cell>
          <table:table-cell office:value-type="string" calcext:value-type="string">
            <text:p>19.359598865632748+0j</text:p>
          </table:table-cell>
          <table:table-cell office:value-type="string" calcext:value-type="string">
            <text:p>-5.963887242745017+0j</text:p>
          </table:table-cell>
          <table:table-cell office:value-type="string" calcext:value-type="string">
            <text:p>-17.380443035717658j</text:p>
          </table:table-cell>
          <table:table-cell table:formula="of:=IMREAL([.R178])+IMAGINARY([.R178])" office:value-type="float" office:value="19.3595988656327" calcext:value-type="float">
            <text:p>19.3595988656327</text:p>
          </table:table-cell>
          <table:table-cell table:formula="of:=IMREAL([.S178])+IMAGINARY([.S178])" office:value-type="float" office:value="-5.96388724274502" calcext:value-type="float">
            <text:p>-5.96388724274502</text:p>
          </table:table-cell>
          <table:table-cell table:formula="of:=IMREAL([.T178])+IMAGINARY([.T178])" office:value-type="float" office:value="-17.3804430357177" calcext:value-type="float">
            <text:p>-17.3804430357177</text:p>
          </table:table-cell>
          <table:table-cell table:number-columns-repeated="1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2208727005901" calcext:value-type="float">
            <text:p>14.220872700590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7500999999707" calcext:value-type="float">
            <text:p>-80.7500999999707</text:p>
          </table:table-cell>
          <table:table-cell office:value-type="float" office:value="-80.8453264459898" calcext:value-type="float">
            <text:p>-80.8453264459898</text:p>
          </table:table-cell>
          <table:table-cell office:value-type="float" office:value="11.4376464173132" calcext:value-type="float">
            <text:p>11.437646417313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207883147699" calcext:value-type="float">
            <text:p>-78.0207883147699</text:p>
          </table:table-cell>
          <table:table-cell office:value-type="float" office:value="-78.1043384410001" calcext:value-type="float">
            <text:p>-78.1043384410001</text:p>
          </table:table-cell>
          <table:table-cell office:value-type="float" office:value="9.27597587585357" calcext:value-type="float">
            <text:p>9.2759758758535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913944493597" calcext:value-type="float">
            <text:p>-79.0913944493597</text:p>
          </table:table-cell>
          <table:table-cell office:value-type="float" office:value="-78.1043384410001" calcext:value-type="float">
            <text:p>-78.1043384410001</text:p>
          </table:table-cell>
          <table:table-cell office:value-type="float" office:value="10.0703944444508" calcext:value-type="float">
            <text:p>10.0703944444508</text:p>
          </table:table-cell>
          <table:table-cell office:value-type="string" calcext:value-type="string">
            <text:p>20.382739599118487+0j</text:p>
          </table:table-cell>
          <table:table-cell office:value-type="string" calcext:value-type="string">
            <text:p>-7.491783743244241+0j</text:p>
          </table:table-cell>
          <table:table-cell office:value-type="string" calcext:value-type="string">
            <text:p>-19.032382689422175j</text:p>
          </table:table-cell>
          <table:table-cell table:formula="of:=IMREAL([.R179])+IMAGINARY([.R179])" office:value-type="float" office:value="20.3827395991185" calcext:value-type="float">
            <text:p>20.3827395991185</text:p>
          </table:table-cell>
          <table:table-cell table:formula="of:=IMREAL([.S179])+IMAGINARY([.S179])" office:value-type="float" office:value="-7.49178374324424" calcext:value-type="float">
            <text:p>-7.49178374324424</text:p>
          </table:table-cell>
          <table:table-cell table:formula="of:=IMREAL([.T179])+IMAGINARY([.T179])" office:value-type="float" office:value="-19.0323826894222" calcext:value-type="float">
            <text:p>-19.032382689422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262865721592" calcext:value-type="float">
            <text:p>14.226286572159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8250699999795" calcext:value-type="float">
            <text:p>-80.8250699999795</text:p>
          </table:table-cell>
          <table:table-cell office:value-type="float" office:value="-80.8607938013908" calcext:value-type="float">
            <text:p>-80.8607938013908</text:p>
          </table:table-cell>
          <table:table-cell office:value-type="float" office:value="11.5036501825158" calcext:value-type="float">
            <text:p>11.503650182515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45518203389" calcext:value-type="float">
            <text:p>-78.0145518203389</text:p>
          </table:table-cell>
          <table:table-cell office:value-type="float" office:value="-78.0939045969001" calcext:value-type="float">
            <text:p>-78.0939045969001</text:p>
          </table:table-cell>
          <table:table-cell office:value-type="float" office:value="9.27153681962769" calcext:value-type="float">
            <text:p>9.2715368196276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639761145518" calcext:value-type="float">
            <text:p>-79.0639761145518</text:p>
          </table:table-cell>
          <table:table-cell office:value-type="float" office:value="-78.0939045969001" calcext:value-type="float">
            <text:p>-78.0939045969001</text:p>
          </table:table-cell>
          <table:table-cell office:value-type="float" office:value="10.0492242377272" calcext:value-type="float">
            <text:p>10.0492242377272</text:p>
          </table:table-cell>
          <table:table-cell office:value-type="string" calcext:value-type="string">
            <text:p>21.108442056356502+0j</text:p>
          </table:table-cell>
          <table:table-cell office:value-type="string" calcext:value-type="string">
            <text:p>-8.569436366328134+0j</text:p>
          </table:table-cell>
          <table:table-cell office:value-type="string" calcext:value-type="string">
            <text:p>-20.221047893223076j</text:p>
          </table:table-cell>
          <table:table-cell table:formula="of:=IMREAL([.R180])+IMAGINARY([.R180])" office:value-type="float" office:value="21.1084420563565" calcext:value-type="float">
            <text:p>21.1084420563565</text:p>
          </table:table-cell>
          <table:table-cell table:formula="of:=IMREAL([.S180])+IMAGINARY([.S180])" office:value-type="float" office:value="-8.56943636632813" calcext:value-type="float">
            <text:p>-8.56943636632813</text:p>
          </table:table-cell>
          <table:table-cell table:formula="of:=IMREAL([.T180])+IMAGINARY([.T180])" office:value-type="float" office:value="-20.2210478932231" calcext:value-type="float">
            <text:p>-20.2210478932231</text:p>
          </table:table-cell>
          <table:table-cell table:number-columns-repeated="1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2294381732588" calcext:value-type="float">
            <text:p>14.229438173258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775489999856" calcext:value-type="float">
            <text:p>-80.8775489999856</text:p>
          </table:table-cell>
          <table:table-cell office:value-type="float" office:value="-80.8747144212517" calcext:value-type="float">
            <text:p>-80.8747144212517</text:p>
          </table:table-cell>
          <table:table-cell office:value-type="float" office:value="11.5500793177876" calcext:value-type="float">
            <text:p>11.550079317787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101862742372" calcext:value-type="float">
            <text:p>-78.0101862742372</text:p>
          </table:table-cell>
          <table:table-cell office:value-type="float" office:value="-78.0845141372101" calcext:value-type="float">
            <text:p>-78.0845141372101</text:p>
          </table:table-cell>
          <table:table-cell office:value-type="float" office:value="9.26843074430557" calcext:value-type="float">
            <text:p>9.2684307443055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447832801862" calcext:value-type="float">
            <text:p>-79.0447832801862</text:p>
          </table:table-cell>
          <table:table-cell office:value-type="float" office:value="-78.0845141372101" calcext:value-type="float">
            <text:p>-78.0845141372101</text:p>
          </table:table-cell>
          <table:table-cell office:value-type="float" office:value="10.0344315787559" calcext:value-type="float">
            <text:p>10.0344315787559</text:p>
          </table:table-cell>
          <table:table-cell office:value-type="string" calcext:value-type="string">
            <text:p>21.62114717508895+0j</text:p>
          </table:table-cell>
          <table:table-cell office:value-type="string" calcext:value-type="string">
            <text:p>-9.327838251234027+0j</text:p>
          </table:table-cell>
          <table:table-cell office:value-type="string" calcext:value-type="string">
            <text:p>-21.067383141314675j</text:p>
          </table:table-cell>
          <table:table-cell table:formula="of:=IMREAL([.R181])+IMAGINARY([.R181])" office:value-type="float" office:value="21.6211471750889" calcext:value-type="float">
            <text:p>21.6211471750889</text:p>
          </table:table-cell>
          <table:table-cell table:formula="of:=IMREAL([.S181])+IMAGINARY([.S181])" office:value-type="float" office:value="-9.32783825123403" calcext:value-type="float">
            <text:p>-9.32783825123403</text:p>
          </table:table-cell>
          <table:table-cell table:formula="of:=IMREAL([.T181])+IMAGINARY([.T181])" office:value-type="float" office:value="-21.0673831413147" calcext:value-type="float">
            <text:p>-21.0673831413147</text:p>
          </table:table-cell>
          <table:table-cell table:number-columns-repeated="1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2293390774553" calcext:value-type="float">
            <text:p>14.22933907745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1428429999" calcext:value-type="float">
            <text:p>-80.91428429999</text:p>
          </table:table-cell>
          <table:table-cell office:value-type="float" office:value="-80.8872429791266" calcext:value-type="float">
            <text:p>-80.8872429791266</text:p>
          </table:table-cell>
          <table:table-cell office:value-type="float" office:value="11.5826911643584" calcext:value-type="float">
            <text:p>11.582691164358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71303919661" calcext:value-type="float">
            <text:p>-78.0071303919661</text:p>
          </table:table-cell>
          <table:table-cell office:value-type="float" office:value="-78.0760627234891" calcext:value-type="float">
            <text:p>-78.0760627234891</text:p>
          </table:table-cell>
          <table:table-cell office:value-type="float" office:value="9.2662571107413" calcext:value-type="float">
            <text:p>9.266257110741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313482961304" calcext:value-type="float">
            <text:p>-79.0313482961304</text:p>
          </table:table-cell>
          <table:table-cell office:value-type="float" office:value="-78.0760627234891" calcext:value-type="float">
            <text:p>-78.0760627234891</text:p>
          </table:table-cell>
          <table:table-cell office:value-type="float" office:value="10.0240896755625" calcext:value-type="float">
            <text:p>10.0240896755625</text:p>
          </table:table-cell>
          <table:table-cell office:value-type="string" calcext:value-type="string">
            <text:p>21.982369893882527+0j</text:p>
          </table:table-cell>
          <table:table-cell office:value-type="string" calcext:value-type="string">
            <text:p>-9.860723723226016+0j</text:p>
          </table:table-cell>
          <table:table-cell office:value-type="string" calcext:value-type="string">
            <text:p>-21.666374606241764j</text:p>
          </table:table-cell>
          <table:table-cell table:formula="of:=IMREAL([.R182])+IMAGINARY([.R182])" office:value-type="float" office:value="21.9823698938825" calcext:value-type="float">
            <text:p>21.9823698938825</text:p>
          </table:table-cell>
          <table:table-cell table:formula="of:=IMREAL([.S182])+IMAGINARY([.S182])" office:value-type="float" office:value="-9.86072372322602" calcext:value-type="float">
            <text:p>-9.86072372322602</text:p>
          </table:table-cell>
          <table:table-cell table:formula="of:=IMREAL([.T182])+IMAGINARY([.T182])" office:value-type="float" office:value="-21.6663746062418" calcext:value-type="float">
            <text:p>-21.6663746062418</text:p>
          </table:table-cell>
          <table:table-cell table:number-columns-repeated="1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.2306435812956" calcext:value-type="float">
            <text:p>14.230643581295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39999009993" calcext:value-type="float">
            <text:p>-80.939999009993</text:p>
          </table:table-cell>
          <table:table-cell office:value-type="float" office:value="-80.8985186812139" calcext:value-type="float">
            <text:p>-80.8985186812139</text:p>
          </table:table-cell>
          <table:table-cell office:value-type="float" office:value="11.6055742291662" calcext:value-type="float">
            <text:p>11.605574229166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49912743762" calcext:value-type="float">
            <text:p>-78.0049912743762</text:p>
          </table:table-cell>
          <table:table-cell office:value-type="float" office:value="-78.0684564511402" calcext:value-type="float">
            <text:p>-78.0684564511402</text:p>
          </table:table-cell>
          <table:table-cell office:value-type="float" office:value="9.26473587056112" calcext:value-type="float">
            <text:p>9.2647358705611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19438072913" calcext:value-type="float">
            <text:p>-79.0219438072913</text:p>
          </table:table-cell>
          <table:table-cell office:value-type="float" office:value="-78.0684564511402" calcext:value-type="float">
            <text:p>-78.0684564511402</text:p>
          </table:table-cell>
          <table:table-cell office:value-type="float" office:value="10.0168566859647" calcext:value-type="float">
            <text:p>10.0168566859647</text:p>
          </table:table-cell>
          <table:table-cell office:value-type="string" calcext:value-type="string">
            <text:p>22.236373835193227+0j</text:p>
          </table:table-cell>
          <table:table-cell office:value-type="string" calcext:value-type="string">
            <text:p>-10.234733211754403+0j</text:p>
          </table:table-cell>
          <table:table-cell office:value-type="string" calcext:value-type="string">
            <text:p>-22.08875190802252j</text:p>
          </table:table-cell>
          <table:table-cell table:formula="of:=IMREAL([.R183])+IMAGINARY([.R183])" office:value-type="float" office:value="22.2363738351932" calcext:value-type="float">
            <text:p>22.2363738351932</text:p>
          </table:table-cell>
          <table:table-cell table:formula="of:=IMREAL([.S183])+IMAGINARY([.S183])" office:value-type="float" office:value="-10.2347332117544" calcext:value-type="float">
            <text:p>-10.2347332117544</text:p>
          </table:table-cell>
          <table:table-cell table:formula="of:=IMREAL([.T183])+IMAGINARY([.T183])" office:value-type="float" office:value="-22.0887519080225" calcext:value-type="float">
            <text:p>-22.0887519080225</text:p>
          </table:table-cell>
          <table:table-cell table:number-columns-repeated="1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.2334527199237" calcext:value-type="float">
            <text:p>14.233452719923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579993069951" calcext:value-type="float">
            <text:p>-80.9579993069951</text:p>
          </table:table-cell>
          <table:table-cell office:value-type="float" office:value="-80.9086668130925" calcext:value-type="float">
            <text:p>-80.9086668130925</text:p>
          </table:table-cell>
          <table:table-cell office:value-type="float" office:value="11.6216192682045" calcext:value-type="float">
            <text:p>11.621619268204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34938920634" calcext:value-type="float">
            <text:p>-78.0034938920634</text:p>
          </table:table-cell>
          <table:table-cell office:value-type="float" office:value="-78.0616108060262" calcext:value-type="float">
            <text:p>-78.0616108060262</text:p>
          </table:table-cell>
          <table:table-cell office:value-type="float" office:value="9.2636711510338" calcext:value-type="float">
            <text:p>9.263671151033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153606651039" calcext:value-type="float">
            <text:p>-79.0153606651039</text:p>
          </table:table-cell>
          <table:table-cell office:value-type="float" office:value="-78.0616108060262" calcext:value-type="float">
            <text:p>-78.0616108060262</text:p>
          </table:table-cell>
          <table:table-cell office:value-type="float" office:value="10.0117966988" calcext:value-type="float">
            <text:p>10.0117966988</text:p>
          </table:table-cell>
          <table:table-cell office:value-type="string" calcext:value-type="string">
            <text:p>22.414741463911852+0j</text:p>
          </table:table-cell>
          <table:table-cell office:value-type="string" calcext:value-type="string">
            <text:p>-10.497027413210105+0j</text:p>
          </table:table-cell>
          <table:table-cell office:value-type="string" calcext:value-type="string">
            <text:p>-22.385886538510377j</text:p>
          </table:table-cell>
          <table:table-cell table:formula="of:=IMREAL([.R184])+IMAGINARY([.R184])" office:value-type="float" office:value="22.4147414639119" calcext:value-type="float">
            <text:p>22.4147414639119</text:p>
          </table:table-cell>
          <table:table-cell table:formula="of:=IMREAL([.S184])+IMAGINARY([.S184])" office:value-type="float" office:value="-10.4970274132101" calcext:value-type="float">
            <text:p>-10.4970274132101</text:p>
          </table:table-cell>
          <table:table-cell table:formula="of:=IMREAL([.T184])+IMAGINARY([.T184])" office:value-type="float" office:value="-22.3858865385104" calcext:value-type="float">
            <text:p>-22.385886538510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2358700868953" calcext:value-type="float">
            <text:p>14.23587008689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705995148965" calcext:value-type="float">
            <text:p>-80.9705995148965</text:p>
          </table:table-cell>
          <table:table-cell office:value-type="float" office:value="-80.9178001317833" calcext:value-type="float">
            <text:p>-80.9178001317833</text:p>
          </table:table-cell>
          <table:table-cell office:value-type="float" office:value="11.6328639924296" calcext:value-type="float">
            <text:p>11.632863992429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024457244444" calcext:value-type="float">
            <text:p>-78.3024457244444</text:p>
          </table:table-cell>
          <table:table-cell office:value-type="float" office:value="-78.1554497254236" calcext:value-type="float">
            <text:p>-78.1554497254236</text:p>
          </table:table-cell>
          <table:table-cell office:value-type="float" office:value="9.47868718212507" calcext:value-type="float">
            <text:p>9.4786871821250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07524655727" calcext:value-type="float">
            <text:p>-79.0107524655727</text:p>
          </table:table-cell>
          <table:table-cell office:value-type="float" office:value="-78.1554497254236" calcext:value-type="float">
            <text:p>-78.1554497254236</text:p>
          </table:table-cell>
          <table:table-cell office:value-type="float" office:value="10.0082562287044" calcext:value-type="float">
            <text:p>10.0082562287044</text:p>
          </table:table-cell>
          <table:table-cell office:value-type="string" calcext:value-type="string">
            <text:p>20.701824531718977+0j</text:p>
          </table:table-cell>
          <table:table-cell office:value-type="string" calcext:value-type="string">
            <text:p>-12.418667649069477+0j</text:p>
          </table:table-cell>
          <table:table-cell office:value-type="string" calcext:value-type="string">
            <text:p>-21.662539508717586j</text:p>
          </table:table-cell>
          <table:table-cell table:formula="of:=IMREAL([.R185])+IMAGINARY([.R185])" office:value-type="float" office:value="20.701824531719" calcext:value-type="float">
            <text:p>20.701824531719</text:p>
          </table:table-cell>
          <table:table-cell table:formula="of:=IMREAL([.S185])+IMAGINARY([.S185])" office:value-type="float" office:value="-12.4186676490695" calcext:value-type="float">
            <text:p>-12.4186676490695</text:p>
          </table:table-cell>
          <table:table-cell table:formula="of:=IMREAL([.T185])+IMAGINARY([.T185])" office:value-type="float" office:value="-21.6625395087176" calcext:value-type="float">
            <text:p>-21.6625395087176</text:p>
          </table:table-cell>
          <table:table-cell table:number-columns-repeated="1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.2397731647282" calcext:value-type="float">
            <text:p>14.239773164728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794196604276" calcext:value-type="float">
            <text:p>-80.9794196604276</text:p>
          </table:table-cell>
          <table:table-cell office:value-type="float" office:value="-80.9260201186049" calcext:value-type="float">
            <text:p>-80.9260201186049</text:p>
          </table:table-cell>
          <table:table-cell office:value-type="float" office:value="11.6407417723919" calcext:value-type="float">
            <text:p>11.640741772391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11712007111" calcext:value-type="float">
            <text:p>-78.511712007111</text:p>
          </table:table-cell>
          <table:table-cell office:value-type="float" office:value="-78.2399047528812" calcext:value-type="float">
            <text:p>-78.2399047528812</text:p>
          </table:table-cell>
          <table:table-cell office:value-type="float" office:value="9.63216100963724" calcext:value-type="float">
            <text:p>9.63216100963724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075267259009" calcext:value-type="float">
            <text:p>-79.3075267259009</text:p>
          </table:table-cell>
          <table:table-cell office:value-type="float" office:value="-78.2399047528812" calcext:value-type="float">
            <text:p>-78.2399047528812</text:p>
          </table:table-cell>
          <table:table-cell office:value-type="float" office:value="10.2388431693451" calcext:value-type="float">
            <text:p>10.2388431693451</text:p>
          </table:table-cell>
          <table:table-cell office:value-type="string" calcext:value-type="string">
            <text:p>19.451974225424372+0j</text:p>
          </table:table-cell>
          <table:table-cell office:value-type="string" calcext:value-type="string">
            <text:p>-9.522733064202669+0j</text:p>
          </table:table-cell>
          <table:table-cell office:value-type="string" calcext:value-type="string">
            <text:p>-18.816358055201984j</text:p>
          </table:table-cell>
          <table:table-cell table:formula="of:=IMREAL([.R186])+IMAGINARY([.R186])" office:value-type="float" office:value="19.4519742254244" calcext:value-type="float">
            <text:p>19.4519742254244</text:p>
          </table:table-cell>
          <table:table-cell table:formula="of:=IMREAL([.S186])+IMAGINARY([.S186])" office:value-type="float" office:value="-9.52273306420267" calcext:value-type="float">
            <text:p>-9.52273306420267</text:p>
          </table:table-cell>
          <table:table-cell table:formula="of:=IMREAL([.T186])+IMAGINARY([.T186])" office:value-type="float" office:value="-18.816358055202" calcext:value-type="float">
            <text:p>-18.816358055202</text:p>
          </table:table-cell>
          <table:table-cell table:number-columns-repeated="1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.2403342326173" calcext:value-type="float">
            <text:p>14.240334232617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855937622993" calcext:value-type="float">
            <text:p>-80.9855937622993</text:p>
          </table:table-cell>
          <table:table-cell office:value-type="float" office:value="-80.9334181067444" calcext:value-type="float">
            <text:p>-80.9334181067444</text:p>
          </table:table-cell>
          <table:table-cell office:value-type="float" office:value="11.6462593923778" calcext:value-type="float">
            <text:p>11.646259392377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6581984049777" calcext:value-type="float">
            <text:p>-78.6581984049777</text:p>
          </table:table-cell>
          <table:table-cell office:value-type="float" office:value="-78.3159142775931" calcext:value-type="float">
            <text:p>-78.3159142775931</text:p>
          </table:table-cell>
          <table:table-cell office:value-type="float" office:value="9.7410688621963" calcext:value-type="float">
            <text:p>9.741068862196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152687081306" calcext:value-type="float">
            <text:p>-79.5152687081306</text:p>
          </table:table-cell>
          <table:table-cell office:value-type="float" office:value="-78.3159142775931" calcext:value-type="float">
            <text:p>-78.3159142775931</text:p>
          </table:table-cell>
          <table:table-cell office:value-type="float" office:value="10.4034078241063" calcext:value-type="float">
            <text:p>10.4034078241063</text:p>
          </table:table-cell>
          <table:table-cell office:value-type="string" calcext:value-type="string">
            <text:p>18.551334207499306+0j</text:p>
          </table:table-cell>
          <table:table-cell office:value-type="string" calcext:value-type="string">
            <text:p>-7.402887185520896+0j</text:p>
          </table:table-cell>
          <table:table-cell office:value-type="string" calcext:value-type="string">
            <text:p>-16.819131050715253j</text:p>
          </table:table-cell>
          <table:table-cell table:formula="of:=IMREAL([.R187])+IMAGINARY([.R187])" office:value-type="float" office:value="18.5513342074993" calcext:value-type="float">
            <text:p>18.5513342074993</text:p>
          </table:table-cell>
          <table:table-cell table:formula="of:=IMREAL([.S187])+IMAGINARY([.S187])" office:value-type="float" office:value="-7.4028871855209" calcext:value-type="float">
            <text:p>-7.4028871855209</text:p>
          </table:table-cell>
          <table:table-cell table:formula="of:=IMREAL([.T187])+IMAGINARY([.T187])" office:value-type="float" office:value="-16.8191310507153" calcext:value-type="float">
            <text:p>-16.8191310507153</text:p>
          </table:table-cell>
          <table:table-cell table:number-columns-repeated="1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4.2429065501304" calcext:value-type="float">
            <text:p>14.242906550130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899156336095" calcext:value-type="float">
            <text:p>-80.9899156336095</text:p>
          </table:table-cell>
          <table:table-cell office:value-type="float" office:value="-80.94007629607" calcext:value-type="float">
            <text:p>-80.94007629607</text:p>
          </table:table-cell>
          <table:table-cell office:value-type="float" office:value="11.6501232824028" calcext:value-type="float">
            <text:p>11.650123282402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7607388834844" calcext:value-type="float">
            <text:p>-78.7607388834844</text:p>
          </table:table-cell>
          <table:table-cell office:value-type="float" office:value="-78.3843228498338" calcext:value-type="float">
            <text:p>-78.3843228498338</text:p>
          </table:table-cell>
          <table:table-cell office:value-type="float" office:value="9.81803620902214" calcext:value-type="float">
            <text:p>9.81803620902214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6606880956914" calcext:value-type="float">
            <text:p>-79.6606880956914</text:p>
          </table:table-cell>
          <table:table-cell office:value-type="float" office:value="-78.3843228498338" calcext:value-type="float">
            <text:p>-78.3843228498338</text:p>
          </table:table-cell>
          <table:table-cell office:value-type="float" office:value="10.5201743286422" calcext:value-type="float">
            <text:p>10.5201743286422</text:p>
          </table:table-cell>
          <table:table-cell office:value-type="string" calcext:value-type="string">
            <text:p>17.90797158796048+0j</text:p>
          </table:table-cell>
          <table:table-cell office:value-type="string" calcext:value-type="string">
            <text:p>-5.871921944256485+0j</text:p>
          </table:table-cell>
          <table:table-cell office:value-type="string" calcext:value-type="string">
            <text:p>-15.43840120190354j</text:p>
          </table:table-cell>
          <table:table-cell table:formula="of:=IMREAL([.R188])+IMAGINARY([.R188])" office:value-type="float" office:value="17.9079715879605" calcext:value-type="float">
            <text:p>17.9079715879605</text:p>
          </table:table-cell>
          <table:table-cell table:formula="of:=IMREAL([.S188])+IMAGINARY([.S188])" office:value-type="float" office:value="-5.87192194425649" calcext:value-type="float">
            <text:p>-5.87192194425649</text:p>
          </table:table-cell>
          <table:table-cell table:formula="of:=IMREAL([.T188])+IMAGINARY([.T188])" office:value-type="float" office:value="-15.4384012019035" calcext:value-type="float">
            <text:p>-15.4384012019035</text:p>
          </table:table-cell>
          <table:table-cell table:number-columns-repeated="1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4.2460538777174" calcext:value-type="float">
            <text:p>14.246053877717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29409435267" calcext:value-type="float">
            <text:p>-80.9929409435267</text:p>
          </table:table-cell>
          <table:table-cell office:value-type="float" office:value="-80.946068666463" calcext:value-type="float">
            <text:p>-80.946068666463</text:p>
          </table:table-cell>
          <table:table-cell office:value-type="float" office:value="11.6528287681411" calcext:value-type="float">
            <text:p>11.652828768141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325172184391" calcext:value-type="float">
            <text:p>-78.8325172184391</text:p>
          </table:table-cell>
          <table:table-cell office:value-type="float" office:value="-78.4458905648504" calcext:value-type="float">
            <text:p>-78.4458905648504</text:p>
          </table:table-cell>
          <table:table-cell office:value-type="float" office:value="9.87227491229934" calcext:value-type="float">
            <text:p>9.8722749122993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62481666984" calcext:value-type="float">
            <text:p>-79.762481666984</text:p>
          </table:table-cell>
          <table:table-cell office:value-type="float" office:value="-78.4458905648504" calcext:value-type="float">
            <text:p>-78.4458905648504</text:p>
          </table:table-cell>
          <table:table-cell office:value-type="float" office:value="10.6026898001973" calcext:value-type="float">
            <text:p>10.6026898001973</text:p>
          </table:table-cell>
          <table:table-cell office:value-type="string" calcext:value-type="string">
            <text:p>17.451184707091276+0j</text:p>
          </table:table-cell>
          <table:table-cell office:value-type="string" calcext:value-type="string">
            <text:p>-4.776595640938339+0j</text:p>
          </table:table-cell>
          <table:table-cell office:value-type="string" calcext:value-type="string">
            <text:p>-14.491063708154993j</text:p>
          </table:table-cell>
          <table:table-cell table:formula="of:=IMREAL([.R189])+IMAGINARY([.R189])" office:value-type="float" office:value="17.4511847070913" calcext:value-type="float">
            <text:p>17.4511847070913</text:p>
          </table:table-cell>
          <table:table-cell table:formula="of:=IMREAL([.S189])+IMAGINARY([.S189])" office:value-type="float" office:value="-4.77659564093834" calcext:value-type="float">
            <text:p>-4.77659564093834</text:p>
          </table:table-cell>
          <table:table-cell table:formula="of:=IMREAL([.T189])+IMAGINARY([.T189])" office:value-type="float" office:value="-14.491063708155" calcext:value-type="float">
            <text:p>-14.49106370815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2486203381416" calcext:value-type="float">
            <text:p>14.248620338141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50586604687" calcext:value-type="float">
            <text:p>-80.9950586604687</text:p>
          </table:table-cell>
          <table:table-cell office:value-type="float" office:value="-80.9514617998167" calcext:value-type="float">
            <text:p>-80.9514617998167</text:p>
          </table:table-cell>
          <table:table-cell office:value-type="float" office:value="11.6547229819816" calcext:value-type="float">
            <text:p>11.654722981981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827620529074" calcext:value-type="float">
            <text:p>-78.5827620529074</text:p>
          </table:table-cell>
          <table:table-cell office:value-type="float" office:value="-78.4013015083654" calcext:value-type="float">
            <text:p>-78.4013015083654</text:p>
          </table:table-cell>
          <table:table-cell office:value-type="float" office:value="9.68483148467607" calcext:value-type="float">
            <text:p>9.6848314846760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337371668888" calcext:value-type="float">
            <text:p>-79.5337371668888</text:p>
          </table:table-cell>
          <table:table-cell office:value-type="float" office:value="-78.4013015083654" calcext:value-type="float">
            <text:p>-78.4013015083654</text:p>
          </table:table-cell>
          <table:table-cell office:value-type="float" office:value="10.4181651801533" calcext:value-type="float">
            <text:p>10.4181651801533</text:p>
          </table:table-cell>
          <table:table-cell office:value-type="string" calcext:value-type="string">
            <text:p>19.13754859098032+0j</text:p>
          </table:table-cell>
          <table:table-cell office:value-type="string" calcext:value-type="string">
            <text:p>-6.748592301047353+0j</text:p>
          </table:table-cell>
          <table:table-cell office:value-type="string" calcext:value-type="string">
            <text:p>-17.208432434878503j</text:p>
          </table:table-cell>
          <table:table-cell table:formula="of:=IMREAL([.R190])+IMAGINARY([.R190])" office:value-type="float" office:value="19.1375485909803" calcext:value-type="float">
            <text:p>19.1375485909803</text:p>
          </table:table-cell>
          <table:table-cell table:formula="of:=IMREAL([.S190])+IMAGINARY([.S190])" office:value-type="float" office:value="-6.74859230104735" calcext:value-type="float">
            <text:p>-6.74859230104735</text:p>
          </table:table-cell>
          <table:table-cell table:formula="of:=IMREAL([.T190])+IMAGINARY([.T190])" office:value-type="float" office:value="-17.2084324348785" calcext:value-type="float">
            <text:p>-17.2084324348785</text:p>
          </table:table-cell>
          <table:table-cell table:number-columns-repeated="1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4.2506811351813" calcext:value-type="float">
            <text:p>14.250681135181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65410623281" calcext:value-type="float">
            <text:p>-80.9965410623281</text:p>
          </table:table-cell>
          <table:table-cell office:value-type="float" office:value="-80.956315619835" calcext:value-type="float">
            <text:p>-80.956315619835</text:p>
          </table:table-cell>
          <table:table-cell office:value-type="float" office:value="11.6560491148746" calcext:value-type="float">
            <text:p>11.656049114874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4079334370352" calcext:value-type="float">
            <text:p>-78.4079334370352</text:p>
          </table:table-cell>
          <table:table-cell office:value-type="float" office:value="-78.3611713575288" calcext:value-type="float">
            <text:p>-78.3611713575288</text:p>
          </table:table-cell>
          <table:table-cell office:value-type="float" office:value="9.55574271261404" calcext:value-type="float">
            <text:p>9.5557427126140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3736160168222" calcext:value-type="float">
            <text:p>-79.3736160168222</text:p>
          </table:table-cell>
          <table:table-cell office:value-type="float" office:value="-78.3611713575288" calcext:value-type="float">
            <text:p>-78.3611713575288</text:p>
          </table:table-cell>
          <table:table-cell office:value-type="float" office:value="10.29091206551" calcext:value-type="float">
            <text:p>10.29091206551</text:p>
          </table:table-cell>
          <table:table-cell office:value-type="string" calcext:value-type="string">
            <text:p>20.280573717587774+0j</text:p>
          </table:table-cell>
          <table:table-cell office:value-type="string" calcext:value-type="string">
            <text:p>-8.091739238199125+0j</text:p>
          </table:table-cell>
          <table:table-cell office:value-type="string" calcext:value-type="string">
            <text:p>-19.033565874828742j</text:p>
          </table:table-cell>
          <table:table-cell table:formula="of:=IMREAL([.R191])+IMAGINARY([.R191])" office:value-type="float" office:value="20.2805737175878" calcext:value-type="float">
            <text:p>20.2805737175878</text:p>
          </table:table-cell>
          <table:table-cell table:formula="of:=IMREAL([.S191])+IMAGINARY([.S191])" office:value-type="float" office:value="-8.09173923819913" calcext:value-type="float">
            <text:p>-8.09173923819913</text:p>
          </table:table-cell>
          <table:table-cell table:formula="of:=IMREAL([.T191])+IMAGINARY([.T191])" office:value-type="float" office:value="-19.0335658748287" calcext:value-type="float">
            <text:p>-19.0335658748287</text:p>
          </table:table-cell>
          <table:table-cell table:number-columns-repeated="1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4.2498460446593" calcext:value-type="float">
            <text:p>14.249846044659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75787436296" calcext:value-type="float">
            <text:p>-80.9975787436296</text:p>
          </table:table-cell>
          <table:table-cell office:value-type="float" office:value="-80.9606840578515" calcext:value-type="float">
            <text:p>-80.9606840578515</text:p>
          </table:table-cell>
          <table:table-cell office:value-type="float" office:value="11.6569774976807" calcext:value-type="float">
            <text:p>11.656977497680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855534059246" calcext:value-type="float">
            <text:p>-78.2855534059246</text:p>
          </table:table-cell>
          <table:table-cell office:value-type="float" office:value="-78.325054221776" calcext:value-type="float">
            <text:p>-78.325054221776</text:p>
          </table:table-cell>
          <table:table-cell office:value-type="float" office:value="9.46640571137008" calcext:value-type="float">
            <text:p>9.4664057113700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615312117755" calcext:value-type="float">
            <text:p>-79.2615312117755</text:p>
          </table:table-cell>
          <table:table-cell office:value-type="float" office:value="-78.325054221776" calcext:value-type="float">
            <text:p>-78.325054221776</text:p>
          </table:table-cell>
          <table:table-cell office:value-type="float" office:value="10.2027608508131" calcext:value-type="float">
            <text:p>10.2027608508131</text:p>
          </table:table-cell>
          <table:table-cell office:value-type="string" calcext:value-type="string">
            <text:p>21.062857858715525+0j</text:p>
          </table:table-cell>
          <table:table-cell office:value-type="string" calcext:value-type="string">
            <text:p>-9.01411202680454+0j</text:p>
          </table:table-cell>
          <table:table-cell office:value-type="string" calcext:value-type="string">
            <text:p>-20.277791906414922j</text:p>
          </table:table-cell>
          <table:table-cell table:formula="of:=IMREAL([.R192])+IMAGINARY([.R192])" office:value-type="float" office:value="21.0628578587155" calcext:value-type="float">
            <text:p>21.0628578587155</text:p>
          </table:table-cell>
          <table:table-cell table:formula="of:=IMREAL([.S192])+IMAGINARY([.S192])" office:value-type="float" office:value="-9.01411202680454" calcext:value-type="float">
            <text:p>-9.01411202680454</text:p>
          </table:table-cell>
          <table:table-cell table:formula="of:=IMREAL([.T192])+IMAGINARY([.T192])" office:value-type="float" office:value="-20.2777919064149" calcext:value-type="float">
            <text:p>-20.2777919064149</text:p>
          </table:table-cell>
          <table:table-cell table:number-columns-repeated="1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4.2589438605536" calcext:value-type="float">
            <text:p>14.258943860553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83051205407" calcext:value-type="float">
            <text:p>-80.9983051205407</text:p>
          </table:table-cell>
          <table:table-cell office:value-type="float" office:value="-80.9646156520664" calcext:value-type="float">
            <text:p>-80.9646156520664</text:p>
          </table:table-cell>
          <table:table-cell office:value-type="float" office:value="11.6576274096413" calcext:value-type="float">
            <text:p>11.657627409641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998873841472" calcext:value-type="float">
            <text:p>-78.1998873841472</text:p>
          </table:table-cell>
          <table:table-cell office:value-type="float" office:value="-78.2925487995984" calcext:value-type="float">
            <text:p>-78.2925487995984</text:p>
          </table:table-cell>
          <table:table-cell office:value-type="float" office:value="9.40436722945408" calcext:value-type="float">
            <text:p>9.4043672294540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830718482428" calcext:value-type="float">
            <text:p>-79.1830718482428</text:p>
          </table:table-cell>
          <table:table-cell office:value-type="float" office:value="-78.2925487995984" calcext:value-type="float">
            <text:p>-78.2925487995984</text:p>
          </table:table-cell>
          <table:table-cell office:value-type="float" office:value="10.1415046691582" calcext:value-type="float">
            <text:p>10.1415046691582</text:p>
          </table:table-cell>
          <table:table-cell office:value-type="string" calcext:value-type="string">
            <text:p>21.601888107086154+0j</text:p>
          </table:table-cell>
          <table:table-cell office:value-type="string" calcext:value-type="string">
            <text:p>-9.651178396447989+0j</text:p>
          </table:table-cell>
          <table:table-cell office:value-type="string" calcext:value-type="string">
            <text:p>-21.133454545825796j</text:p>
          </table:table-cell>
          <table:table-cell table:formula="of:=IMREAL([.R193])+IMAGINARY([.R193])" office:value-type="float" office:value="21.6018881070862" calcext:value-type="float">
            <text:p>21.6018881070862</text:p>
          </table:table-cell>
          <table:table-cell table:formula="of:=IMREAL([.S193])+IMAGINARY([.S193])" office:value-type="float" office:value="-9.65117839644799" calcext:value-type="float">
            <text:p>-9.65117839644799</text:p>
          </table:table-cell>
          <table:table-cell table:formula="of:=IMREAL([.T193])+IMAGINARY([.T193])" office:value-type="float" office:value="-21.1334545458258" calcext:value-type="float">
            <text:p>-21.1334545458258</text:p>
          </table:table-cell>
          <table:table-cell table:number-columns-repeated="1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4.2637453542185" calcext:value-type="float">
            <text:p>14.263745354218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88135843785" calcext:value-type="float">
            <text:p>-80.9988135843785</text:p>
          </table:table-cell>
          <table:table-cell office:value-type="float" office:value="-80.9681540868597" calcext:value-type="float">
            <text:p>-80.9681540868597</text:p>
          </table:table-cell>
          <table:table-cell office:value-type="float" office:value="11.6580823695731" calcext:value-type="float">
            <text:p>11.658082369573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39921168903" calcext:value-type="float">
            <text:p>-78.139921168903</text:p>
          </table:table-cell>
          <table:table-cell office:value-type="float" office:value="-78.2632939196385" calcext:value-type="float">
            <text:p>-78.2632939196385</text:p>
          </table:table-cell>
          <table:table-cell office:value-type="float" office:value="9.36118236118608" calcext:value-type="float">
            <text:p>9.3611823611860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2815029377" calcext:value-type="float">
            <text:p>-79.12815029377</text:p>
          </table:table-cell>
          <table:table-cell office:value-type="float" office:value="-78.2632939196385" calcext:value-type="float">
            <text:p>-78.2632939196385</text:p>
          </table:table-cell>
          <table:table-cell office:value-type="float" office:value="10.0988442997285" calcext:value-type="float">
            <text:p>10.0988442997285</text:p>
          </table:table-cell>
          <table:table-cell office:value-type="string" calcext:value-type="string">
            <text:p>21.975067880168147+0j</text:p>
          </table:table-cell>
          <table:table-cell office:value-type="string" calcext:value-type="string">
            <text:p>-10.09296159110687+0j</text:p>
          </table:table-cell>
          <table:table-cell office:value-type="string" calcext:value-type="string">
            <text:p>-21.725217330953903j</text:p>
          </table:table-cell>
          <table:table-cell table:formula="of:=IMREAL([.R194])+IMAGINARY([.R194])" office:value-type="float" office:value="21.9750678801681" calcext:value-type="float">
            <text:p>21.9750678801681</text:p>
          </table:table-cell>
          <table:table-cell table:formula="of:=IMREAL([.S194])+IMAGINARY([.S194])" office:value-type="float" office:value="-10.0929615911069" calcext:value-type="float">
            <text:p>-10.0929615911069</text:p>
          </table:table-cell>
          <table:table-cell table:formula="of:=IMREAL([.T194])+IMAGINARY([.T194])" office:value-type="float" office:value="-21.7252173309539" calcext:value-type="float">
            <text:p>-21.7252173309539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2687379392306" calcext:value-type="float">
            <text:p>14.268737939230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169509065" calcext:value-type="float">
            <text:p>-80.999169509065</text:p>
          </table:table-cell>
          <table:table-cell office:value-type="float" office:value="-80.9713386781737" calcext:value-type="float">
            <text:p>-80.9713386781737</text:p>
          </table:table-cell>
          <table:table-cell office:value-type="float" office:value="11.65840085209" calcext:value-type="float">
            <text:p>11.658400852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979448182321" calcext:value-type="float">
            <text:p>-78.0979448182321</text:p>
          </table:table-cell>
          <table:table-cell office:value-type="float" office:value="-78.2369645276747" calcext:value-type="float">
            <text:p>-78.2369645276747</text:p>
          </table:table-cell>
          <table:table-cell office:value-type="float" office:value="9.3310709991238" calcext:value-type="float">
            <text:p>9.331070999123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89705205639" calcext:value-type="float">
            <text:p>-79.089705205639</text:p>
          </table:table-cell>
          <table:table-cell office:value-type="float" office:value="-78.2369645276747" calcext:value-type="float">
            <text:p>-78.2369645276747</text:p>
          </table:table-cell>
          <table:table-cell office:value-type="float" office:value="10.0690888596814" calcext:value-type="float">
            <text:p>10.0690888596814</text:p>
          </table:table-cell>
          <table:table-cell office:value-type="string" calcext:value-type="string">
            <text:p>22.234283835146734+0j</text:p>
          </table:table-cell>
          <table:table-cell office:value-type="string" calcext:value-type="string">
            <text:p>-10.400186159363741+0j</text:p>
          </table:table-cell>
          <table:table-cell office:value-type="string" calcext:value-type="string">
            <text:p>-22.136011261558146j</text:p>
          </table:table-cell>
          <table:table-cell table:formula="of:=IMREAL([.R195])+IMAGINARY([.R195])" office:value-type="float" office:value="22.2342838351467" calcext:value-type="float">
            <text:p>22.2342838351467</text:p>
          </table:table-cell>
          <table:table-cell table:formula="of:=IMREAL([.S195])+IMAGINARY([.S195])" office:value-type="float" office:value="-10.4001861593637" calcext:value-type="float">
            <text:p>-10.4001861593637</text:p>
          </table:table-cell>
          <table:table-cell table:formula="of:=IMREAL([.T195])+IMAGINARY([.T195])" office:value-type="float" office:value="-22.1360112615581" calcext:value-type="float">
            <text:p>-22.1360112615581</text:p>
          </table:table-cell>
          <table:table-cell table:number-columns-repeated="1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.2651068109103" calcext:value-type="float">
            <text:p>14.265106810910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4186563455" calcext:value-type="float">
            <text:p>-80.9994186563455</text:p>
          </table:table-cell>
          <table:table-cell office:value-type="float" office:value="-80.9742048103564" calcext:value-type="float">
            <text:p>-80.9742048103564</text:p>
          </table:table-cell>
          <table:table-cell office:value-type="float" office:value="11.6586237950286" calcext:value-type="float">
            <text:p>11.6586237950286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685613727625" calcext:value-type="float">
            <text:p>-78.3685613727625</text:p>
          </table:table-cell>
          <table:table-cell office:value-type="float" office:value="-78.3132680749072" calcext:value-type="float">
            <text:p>-78.3132680749072</text:p>
          </table:table-cell>
          <table:table-cell office:value-type="float" office:value="9.52690963297972" calcext:value-type="float">
            <text:p>9.5269096329797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627936439473" calcext:value-type="float">
            <text:p>-79.3627936439473</text:p>
          </table:table-cell>
          <table:table-cell office:value-type="float" office:value="-78.3132680749072" calcext:value-type="float">
            <text:p>-78.3132680749072</text:p>
          </table:table-cell>
          <table:table-cell office:value-type="float" office:value="10.2823674911449" calcext:value-type="float">
            <text:p>10.2823674911449</text:p>
          </table:table-cell>
          <table:table-cell office:value-type="string" calcext:value-type="string">
            <text:p>20.557955290474663+0j</text:p>
          </table:table-cell>
          <table:table-cell office:value-type="string" calcext:value-type="string">
            <text:p>-8.043867335417275+0j</text:p>
          </table:table-cell>
          <table:table-cell office:value-type="string" calcext:value-type="string">
            <text:p>-19.314773934556833j</text:p>
          </table:table-cell>
          <table:table-cell table:formula="of:=IMREAL([.R196])+IMAGINARY([.R196])" office:value-type="float" office:value="20.5579552904747" calcext:value-type="float">
            <text:p>20.5579552904747</text:p>
          </table:table-cell>
          <table:table-cell table:formula="of:=IMREAL([.S196])+IMAGINARY([.S196])" office:value-type="float" office:value="-8.04386733541728" calcext:value-type="float">
            <text:p>-8.04386733541728</text:p>
          </table:table-cell>
          <table:table-cell table:formula="of:=IMREAL([.T196])+IMAGINARY([.T196])" office:value-type="float" office:value="-19.3147739345568" calcext:value-type="float">
            <text:p>-19.3147739345568</text:p>
          </table:table-cell>
          <table:table-cell table:number-columns-repeated="1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4.2721341315598" calcext:value-type="float">
            <text:p>14.272134131559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5930594418" calcext:value-type="float">
            <text:p>-80.9995930594418</text:p>
          </table:table-cell>
          <table:table-cell office:value-type="float" office:value="-80.9767843293207" calcext:value-type="float">
            <text:p>-80.9767843293207</text:p>
          </table:table-cell>
          <table:table-cell office:value-type="float" office:value="11.6587798576222" calcext:value-type="float">
            <text:p>11.658779857622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5579929609337" calcext:value-type="float">
            <text:p>-78.5579929609337</text:p>
          </table:table-cell>
          <table:table-cell office:value-type="float" office:value="-78.3819412674165" calcext:value-type="float">
            <text:p>-78.3819412674165</text:p>
          </table:table-cell>
          <table:table-cell office:value-type="float" office:value="9.66643716052921" calcext:value-type="float">
            <text:p>9.6664371605292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539555507631" calcext:value-type="float">
            <text:p>-79.5539555507631</text:p>
          </table:table-cell>
          <table:table-cell office:value-type="float" office:value="-78.3819412674165" calcext:value-type="float">
            <text:p>-78.3819412674165</text:p>
          </table:table-cell>
          <table:table-cell office:value-type="float" office:value="10.4343448303329" calcext:value-type="float">
            <text:p>10.4343448303329</text:p>
          </table:table-cell>
          <table:table-cell office:value-type="string" calcext:value-type="string">
            <text:p>19.34233654092625+0j</text:p>
          </table:table-cell>
          <table:table-cell office:value-type="string" calcext:value-type="string">
            <text:p>-6.334241570581611+0j</text:p>
          </table:table-cell>
          <table:table-cell office:value-type="string" calcext:value-type="string">
            <text:p>-17.283167573422435j</text:p>
          </table:table-cell>
          <table:table-cell table:formula="of:=IMREAL([.R197])+IMAGINARY([.R197])" office:value-type="float" office:value="19.3423365409263" calcext:value-type="float">
            <text:p>19.3423365409263</text:p>
          </table:table-cell>
          <table:table-cell table:formula="of:=IMREAL([.S197])+IMAGINARY([.S197])" office:value-type="float" office:value="-6.33424157058161" calcext:value-type="float">
            <text:p>-6.33424157058161</text:p>
          </table:table-cell>
          <table:table-cell table:formula="of:=IMREAL([.T197])+IMAGINARY([.T197])" office:value-type="float" office:value="-17.2831675734224" calcext:value-type="float">
            <text:p>-17.2831675734224</text:p>
          </table:table-cell>
          <table:table-cell table:number-columns-repeated="1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4.2714567256871" calcext:value-type="float">
            <text:p>14.271456725687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7151416093" calcext:value-type="float">
            <text:p>-80.9997151416093</text:p>
          </table:table-cell>
          <table:table-cell office:value-type="float" office:value="-80.9791058963886" calcext:value-type="float">
            <text:p>-80.9791058963886</text:p>
          </table:table-cell>
          <table:table-cell office:value-type="float" office:value="11.6588891026808" calcext:value-type="float">
            <text:p>11.658889102680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905950726536" calcext:value-type="float">
            <text:p>-78.3905950726536</text:p>
          </table:table-cell>
          <table:table-cell office:value-type="float" office:value="-78.3437471406748" calcext:value-type="float">
            <text:p>-78.3437471406748</text:p>
          </table:table-cell>
          <table:table-cell office:value-type="float" office:value="9.54303468742481" calcext:value-type="float">
            <text:p>9.5430346874248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3877688855342" calcext:value-type="float">
            <text:p>-79.3877688855342</text:p>
          </table:table-cell>
          <table:table-cell office:value-type="float" office:value="-78.3437471406748" calcext:value-type="float">
            <text:p>-78.3437471406748</text:p>
          </table:table-cell>
          <table:table-cell office:value-type="float" office:value="10.3020968773308" calcext:value-type="float">
            <text:p>10.3020968773308</text:p>
          </table:table-cell>
          <table:table-cell office:value-type="string" calcext:value-type="string">
            <text:p>20.42099275600715+0j</text:p>
          </table:table-cell>
          <table:table-cell office:value-type="string" calcext:value-type="string">
            <text:p>-7.809784156774569+0j</text:p>
          </table:table-cell>
          <table:table-cell office:value-type="string" calcext:value-type="string">
            <text:p>-19.06798917227357j</text:p>
          </table:table-cell>
          <table:table-cell table:formula="of:=IMREAL([.R198])+IMAGINARY([.R198])" office:value-type="float" office:value="20.4209927560071" calcext:value-type="float">
            <text:p>20.4209927560071</text:p>
          </table:table-cell>
          <table:table-cell table:formula="of:=IMREAL([.S198])+IMAGINARY([.S198])" office:value-type="float" office:value="-7.80978415677457" calcext:value-type="float">
            <text:p>-7.80978415677457</text:p>
          </table:table-cell>
          <table:table-cell table:formula="of:=IMREAL([.T198])+IMAGINARY([.T198])" office:value-type="float" office:value="-19.0679891722736" calcext:value-type="float">
            <text:p>-19.0679891722736</text:p>
          </table:table-cell>
          <table:table-cell table:number-columns-repeated="1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4.2722388154985" calcext:value-type="float">
            <text:p>14.272238815498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8005991265" calcext:value-type="float">
            <text:p>-80.9998005991265</text:p>
          </table:table-cell>
          <table:table-cell office:value-type="float" office:value="-80.9811953067498" calcext:value-type="float">
            <text:p>-80.9811953067498</text:p>
          </table:table-cell>
          <table:table-cell office:value-type="float" office:value="11.6589655748309" calcext:value-type="float">
            <text:p>11.658965574830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734165508575" calcext:value-type="float">
            <text:p>-78.2734165508575</text:p>
          </table:table-cell>
          <table:table-cell office:value-type="float" office:value="-78.3093724266074" calcext:value-type="float">
            <text:p>-78.3093724266074</text:p>
          </table:table-cell>
          <table:table-cell office:value-type="float" office:value="9.4575915002603" calcext:value-type="float">
            <text:p>9.457591500260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714382198739" calcext:value-type="float">
            <text:p>-79.2714382198739</text:p>
          </table:table-cell>
          <table:table-cell office:value-type="float" office:value="-78.3093724266074" calcext:value-type="float">
            <text:p>-78.3093724266074</text:p>
          </table:table-cell>
          <table:table-cell office:value-type="float" office:value="10.2105218883923" calcext:value-type="float">
            <text:p>10.2105218883923</text:p>
          </table:table-cell>
          <table:table-cell office:value-type="string" calcext:value-type="string">
            <text:p>21.159746040588658+0j</text:p>
          </table:table-cell>
          <table:table-cell office:value-type="string" calcext:value-type="string">
            <text:p>-8.820622872309727+0j</text:p>
          </table:table-cell>
          <table:table-cell office:value-type="string" calcext:value-type="string">
            <text:p>-20.294908178280636j</text:p>
          </table:table-cell>
          <table:table-cell table:formula="of:=IMREAL([.R199])+IMAGINARY([.R199])" office:value-type="float" office:value="21.1597460405887" calcext:value-type="float">
            <text:p>21.1597460405887</text:p>
          </table:table-cell>
          <table:table-cell table:formula="of:=IMREAL([.S199])+IMAGINARY([.S199])" office:value-type="float" office:value="-8.82062287230973" calcext:value-type="float">
            <text:p>-8.82062287230973</text:p>
          </table:table-cell>
          <table:table-cell table:formula="of:=IMREAL([.T199])+IMAGINARY([.T199])" office:value-type="float" office:value="-20.2949081782806" calcext:value-type="float">
            <text:p>-20.2949081782806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2761028864496" calcext:value-type="float">
            <text:p>14.276102886449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8604193885" calcext:value-type="float">
            <text:p>-80.9998604193885</text:p>
          </table:table-cell>
          <table:table-cell office:value-type="float" office:value="-80.9830757760748" calcext:value-type="float">
            <text:p>-80.9830757760748</text:p>
          </table:table-cell>
          <table:table-cell office:value-type="float" office:value="11.6590191056343" calcext:value-type="float">
            <text:p>11.659019105634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1913915856003" calcext:value-type="float">
            <text:p>-78.1913915856003</text:p>
          </table:table-cell>
          <table:table-cell office:value-type="float" office:value="-78.2784351839466" calcext:value-type="float">
            <text:p>-78.2784351839466</text:p>
          </table:table-cell>
          <table:table-cell office:value-type="float" office:value="9.39823686025758" calcext:value-type="float">
            <text:p>9.39823686025758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1900067539117" calcext:value-type="float">
            <text:p>-79.1900067539117</text:p>
          </table:table-cell>
          <table:table-cell office:value-type="float" office:value="-78.2784351839466" calcext:value-type="float">
            <text:p>-78.2784351839466</text:p>
          </table:table-cell>
          <table:table-cell office:value-type="float" office:value="10.1469041620506" calcext:value-type="float">
            <text:p>10.1469041620506</text:p>
          </table:table-cell>
          <table:table-cell office:value-type="string" calcext:value-type="string">
            <text:p>21.66903201092834+0j</text:p>
          </table:table-cell>
          <table:table-cell office:value-type="string" calcext:value-type="string">
            <text:p>-9.517608309402064+0j</text:p>
          </table:table-cell>
          <table:table-cell office:value-type="string" calcext:value-type="string">
            <text:p>-21.142499450340665j</text:p>
          </table:table-cell>
          <table:table-cell table:formula="of:=IMREAL([.R200])+IMAGINARY([.R200])" office:value-type="float" office:value="21.6690320109283" calcext:value-type="float">
            <text:p>21.6690320109283</text:p>
          </table:table-cell>
          <table:table-cell table:formula="of:=IMREAL([.S200])+IMAGINARY([.S200])" office:value-type="float" office:value="-9.51760830940206" calcext:value-type="float">
            <text:p>-9.51760830940206</text:p>
          </table:table-cell>
          <table:table-cell table:formula="of:=IMREAL([.T200])+IMAGINARY([.T200])" office:value-type="float" office:value="-21.1424994503407" calcext:value-type="float">
            <text:p>-21.1424994503407</text:p>
          </table:table-cell>
          <table:table-cell table:number-columns-repeated="1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4.2752006420497" calcext:value-type="float">
            <text:p>14.275200642049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02293572" calcext:value-type="float">
            <text:p>-80.999902293572</text:p>
          </table:table-cell>
          <table:table-cell office:value-type="float" office:value="-80.9847681984673" calcext:value-type="float">
            <text:p>-80.9847681984673</text:p>
          </table:table-cell>
          <table:table-cell office:value-type="float" office:value="11.659056577343" calcext:value-type="float">
            <text:p>11.65905657734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339741099202" calcext:value-type="float">
            <text:p>-78.1339741099202</text:p>
          </table:table-cell>
          <table:table-cell office:value-type="float" office:value="-78.250591665552" calcext:value-type="float">
            <text:p>-78.250591665552</text:p>
          </table:table-cell>
          <table:table-cell office:value-type="float" office:value="9.35691039042483" calcext:value-type="float">
            <text:p>9.3569103904248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330047277382" calcext:value-type="float">
            <text:p>-79.1330047277382</text:p>
          </table:table-cell>
          <table:table-cell office:value-type="float" office:value="-78.250591665552" calcext:value-type="float">
            <text:p>-78.250591665552</text:p>
          </table:table-cell>
          <table:table-cell office:value-type="float" office:value="10.1026077451158" calcext:value-type="float">
            <text:p>10.1026077451158</text:p>
          </table:table-cell>
          <table:table-cell office:value-type="string" calcext:value-type="string">
            <text:p>22.021740099657123+0j</text:p>
          </table:table-cell>
          <table:table-cell office:value-type="string" calcext:value-type="string">
            <text:p>-10.000370289425547+0j</text:p>
          </table:table-cell>
          <table:table-cell office:value-type="string" calcext:value-type="string">
            <text:p>-21.730252008948938j</text:p>
          </table:table-cell>
          <table:table-cell table:formula="of:=IMREAL([.R201])+IMAGINARY([.R201])" office:value-type="float" office:value="22.0217400996571" calcext:value-type="float">
            <text:p>22.0217400996571</text:p>
          </table:table-cell>
          <table:table-cell table:formula="of:=IMREAL([.S201])+IMAGINARY([.S201])" office:value-type="float" office:value="-10.0003702894255" calcext:value-type="float">
            <text:p>-10.0003702894255</text:p>
          </table:table-cell>
          <table:table-cell table:formula="of:=IMREAL([.T201])+IMAGINARY([.T201])" office:value-type="float" office:value="-21.7302520089489" calcext:value-type="float">
            <text:p>-21.7302520089489</text:p>
          </table:table-cell>
          <table:table-cell table:number-columns-repeated="1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4.2764888368633" calcext:value-type="float">
            <text:p>14.276488836863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316055004" calcext:value-type="float">
            <text:p>-80.9999316055004</text:p>
          </table:table-cell>
          <table:table-cell office:value-type="float" office:value="-80.9862913786206" calcext:value-type="float">
            <text:p>-80.9862913786206</text:p>
          </table:table-cell>
          <table:table-cell office:value-type="float" office:value="11.6590828076108" calcext:value-type="float">
            <text:p>11.659082807610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3937818769441" calcext:value-type="float">
            <text:p>-78.3937818769441</text:p>
          </table:table-cell>
          <table:table-cell office:value-type="float" office:value="-78.3255324989968" calcext:value-type="float">
            <text:p>-78.3255324989968</text:p>
          </table:table-cell>
          <table:table-cell office:value-type="float" office:value="9.54536916358952" calcext:value-type="float">
            <text:p>9.54536916358952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931033094168" calcext:value-type="float">
            <text:p>-79.3931033094168</text:p>
          </table:table-cell>
          <table:table-cell office:value-type="float" office:value="-78.3255324989968" calcext:value-type="float">
            <text:p>-78.3255324989968</text:p>
          </table:table-cell>
          <table:table-cell office:value-type="float" office:value="10.3063157507585" calcext:value-type="float">
            <text:p>10.3063157507585</text:p>
          </table:table-cell>
          <table:table-cell office:value-type="string" calcext:value-type="string">
            <text:p>20.402790657054137+0j</text:p>
          </table:table-cell>
          <table:table-cell office:value-type="string" calcext:value-type="string">
            <text:p>-7.7520593427779545+0j</text:p>
          </table:table-cell>
          <table:table-cell office:value-type="string" calcext:value-type="string">
            <text:p>-19.024283981746542j</text:p>
          </table:table-cell>
          <table:table-cell table:formula="of:=IMREAL([.R202])+IMAGINARY([.R202])" office:value-type="float" office:value="20.4027906570541" calcext:value-type="float">
            <text:p>20.4027906570541</text:p>
          </table:table-cell>
          <table:table-cell table:formula="of:=IMREAL([.S202])+IMAGINARY([.S202])" office:value-type="float" office:value="-7.75205934277795" calcext:value-type="float">
            <text:p>-7.75205934277795</text:p>
          </table:table-cell>
          <table:table-cell table:formula="of:=IMREAL([.T202])+IMAGINARY([.T202])" office:value-type="float" office:value="-19.0242839817465" calcext:value-type="float">
            <text:p>-19.0242839817465</text:p>
          </table:table-cell>
          <table:table-cell table:number-columns-repeated="1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4.2748167376298" calcext:value-type="float">
            <text:p>14.274816737629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521238503" calcext:value-type="float">
            <text:p>-80.9999521238503</text:p>
          </table:table-cell>
          <table:table-cell office:value-type="float" office:value="-80.9876622407585" calcext:value-type="float">
            <text:p>-80.9876622407585</text:p>
          </table:table-cell>
          <table:table-cell office:value-type="float" office:value="11.6591011688333" calcext:value-type="float">
            <text:p>11.659101168833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5756473138609" calcext:value-type="float">
            <text:p>-78.5756473138609</text:p>
          </table:table-cell>
          <table:table-cell office:value-type="float" office:value="-78.3929792490971" calcext:value-type="float">
            <text:p>-78.3929792490971</text:p>
          </table:table-cell>
          <table:table-cell office:value-type="float" office:value="9.67954427048489" calcext:value-type="float">
            <text:p>9.6795442704848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751723165917" calcext:value-type="float">
            <text:p>-79.5751723165917</text:p>
          </table:table-cell>
          <table:table-cell office:value-type="float" office:value="-78.3929792490971" calcext:value-type="float">
            <text:p>-78.3929792490971</text:p>
          </table:table-cell>
          <table:table-cell office:value-type="float" office:value="10.4513504500399" calcext:value-type="float">
            <text:p>10.4513504500399</text:p>
          </table:table-cell>
          <table:table-cell office:value-type="string" calcext:value-type="string">
            <text:p>19.230483082187693+0j</text:p>
          </table:table-cell>
          <table:table-cell office:value-type="string" calcext:value-type="string">
            <text:p>-6.12391948187738+0j</text:p>
          </table:table-cell>
          <table:table-cell office:value-type="string" calcext:value-type="string">
            <text:p>-17.077743754231992j</text:p>
          </table:table-cell>
          <table:table-cell table:formula="of:=IMREAL([.R203])+IMAGINARY([.R203])" office:value-type="float" office:value="19.2304830821877" calcext:value-type="float">
            <text:p>19.2304830821877</text:p>
          </table:table-cell>
          <table:table-cell table:formula="of:=IMREAL([.S203])+IMAGINARY([.S203])" office:value-type="float" office:value="-6.12391948187738" calcext:value-type="float">
            <text:p>-6.12391948187738</text:p>
          </table:table-cell>
          <table:table-cell table:formula="of:=IMREAL([.T203])+IMAGINARY([.T203])" office:value-type="float" office:value="-17.077743754232" calcext:value-type="float">
            <text:p>-17.077743754232</text:p>
          </table:table-cell>
          <table:table-cell table:number-columns-repeated="1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4.276970112272" calcext:value-type="float">
            <text:p>14.27697011227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664866952" calcext:value-type="float">
            <text:p>-80.9999664866952</text:p>
          </table:table-cell>
          <table:table-cell office:value-type="float" office:value="-80.9888960166827" calcext:value-type="float">
            <text:p>-80.9888960166827</text:p>
          </table:table-cell>
          <table:table-cell office:value-type="float" office:value="11.6591140217063" calcext:value-type="float">
            <text:p>11.6591140217063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7029531197026" calcext:value-type="float">
            <text:p>-78.7029531197026</text:p>
          </table:table-cell>
          <table:table-cell office:value-type="float" office:value="-78.4536813241874" calcext:value-type="float">
            <text:p>-78.4536813241874</text:p>
          </table:table-cell>
          <table:table-cell office:value-type="float" office:value="9.77458746955306" calcext:value-type="float">
            <text:p>9.77458746955306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7026206216142" calcext:value-type="float">
            <text:p>-79.7026206216142</text:p>
          </table:table-cell>
          <table:table-cell office:value-type="float" office:value="-78.4536813241874" calcext:value-type="float">
            <text:p>-78.4536813241874</text:p>
          </table:table-cell>
          <table:table-cell office:value-type="float" office:value="10.5540874260662" calcext:value-type="float">
            <text:p>10.5540874260662</text:p>
          </table:table-cell>
          <table:table-cell office:value-type="string" calcext:value-type="string">
            <text:p>18.390172532365465+0j</text:p>
          </table:table-cell>
          <table:table-cell office:value-type="string" calcext:value-type="string">
            <text:p>-4.956817218581477+0j</text:p>
          </table:table-cell>
          <table:table-cell office:value-type="string" calcext:value-type="string">
            <text:p>-15.691708714193856j</text:p>
          </table:table-cell>
          <table:table-cell table:formula="of:=IMREAL([.R204])+IMAGINARY([.R204])" office:value-type="float" office:value="18.3901725323655" calcext:value-type="float">
            <text:p>18.3901725323655</text:p>
          </table:table-cell>
          <table:table-cell table:formula="of:=IMREAL([.S204])+IMAGINARY([.S204])" office:value-type="float" office:value="-4.95681721858148" calcext:value-type="float">
            <text:p>-4.95681721858148</text:p>
          </table:table-cell>
          <table:table-cell table:formula="of:=IMREAL([.T204])+IMAGINARY([.T204])" office:value-type="float" office:value="-15.6917087141939" calcext:value-type="float">
            <text:p>-15.6917087141939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2818749928472" calcext:value-type="float">
            <text:p>14.281874992847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765406866" calcext:value-type="float">
            <text:p>-80.9999765406866</text:p>
          </table:table-cell>
          <table:table-cell office:value-type="float" office:value="-80.9900064150144" calcext:value-type="float">
            <text:p>-80.9900064150144</text:p>
          </table:table-cell>
          <table:table-cell office:value-type="float" office:value="11.6591230187258" calcext:value-type="float">
            <text:p>11.659123018725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920671837918" calcext:value-type="float">
            <text:p>-78.7920671837918</text:p>
          </table:table-cell>
          <table:table-cell office:value-type="float" office:value="-78.5083131917687" calcext:value-type="float">
            <text:p>-78.5083131917687</text:p>
          </table:table-cell>
          <table:table-cell office:value-type="float" office:value="9.84167243533394" calcext:value-type="float">
            <text:p>9.8416724353339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7918344351299" calcext:value-type="float">
            <text:p>-79.7918344351299</text:p>
          </table:table-cell>
          <table:table-cell office:value-type="float" office:value="-78.5083131917687" calcext:value-type="float">
            <text:p>-78.5083131917687</text:p>
          </table:table-cell>
          <table:table-cell office:value-type="float" office:value="10.6266036148213" calcext:value-type="float">
            <text:p>10.6266036148213</text:p>
          </table:table-cell>
          <table:table-cell office:value-type="string" calcext:value-type="string">
            <text:p>17.792106018804365+0j</text:p>
          </table:table-cell>
          <table:table-cell office:value-type="string" calcext:value-type="string">
            <text:p>-4.1261408360832945+0j</text:p>
          </table:table-cell>
          <table:table-cell office:value-type="string" calcext:value-type="string">
            <text:p>-14.71132609513309j</text:p>
          </table:table-cell>
          <table:table-cell table:formula="of:=IMREAL([.R205])+IMAGINARY([.R205])" office:value-type="float" office:value="17.7921060188044" calcext:value-type="float">
            <text:p>17.7921060188044</text:p>
          </table:table-cell>
          <table:table-cell table:formula="of:=IMREAL([.S205])+IMAGINARY([.S205])" office:value-type="float" office:value="-4.12614083608329" calcext:value-type="float">
            <text:p>-4.12614083608329</text:p>
          </table:table-cell>
          <table:table-cell table:formula="of:=IMREAL([.T205])+IMAGINARY([.T205])" office:value-type="float" office:value="-14.7113260951331" calcext:value-type="float">
            <text:p>-14.7113260951331</text:p>
          </table:table-cell>
          <table:table-cell table:number-columns-repeated="1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4.2853524551427" calcext:value-type="float">
            <text:p>14.285352455142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835784806" calcext:value-type="float">
            <text:p>-80.9999835784806</text:p>
          </table:table-cell>
          <table:table-cell office:value-type="float" office:value="-80.991005773513" calcext:value-type="float">
            <text:p>-80.991005773513</text:p>
          </table:table-cell>
          <table:table-cell office:value-type="float" office:value="11.6591293166436" calcext:value-type="float">
            <text:p>11.6591293166436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544470286543" calcext:value-type="float">
            <text:p>-78.5544470286543</text:p>
          </table:table-cell>
          <table:table-cell office:value-type="float" office:value="-78.4574818725918" calcext:value-type="float">
            <text:p>-78.4574818725918</text:p>
          </table:table-cell>
          <table:table-cell office:value-type="float" office:value="9.6638066974794" calcext:value-type="float">
            <text:p>9.663806697479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554284104591" calcext:value-type="float">
            <text:p>-79.554284104591</text:p>
          </table:table-cell>
          <table:table-cell office:value-type="float" office:value="-78.4574818725918" calcext:value-type="float">
            <text:p>-78.4574818725918</text:p>
          </table:table-cell>
          <table:table-cell office:value-type="float" office:value="10.4346079610966" calcext:value-type="float">
            <text:p>10.4346079610966</text:p>
          </table:table-cell>
          <table:table-cell office:value-type="string" calcext:value-type="string">
            <text:p>19.369152970895367+0j</text:p>
          </table:table-cell>
          <table:table-cell office:value-type="string" calcext:value-type="string">
            <text:p>-6.3113036642774745+0j</text:p>
          </table:table-cell>
          <table:table-cell office:value-type="string" calcext:value-type="string">
            <text:p>-17.30536516286729j</text:p>
          </table:table-cell>
          <table:table-cell table:formula="of:=IMREAL([.R206])+IMAGINARY([.R206])" office:value-type="float" office:value="19.3691529708954" calcext:value-type="float">
            <text:p>19.3691529708954</text:p>
          </table:table-cell>
          <table:table-cell table:formula="of:=IMREAL([.S206])+IMAGINARY([.S206])" office:value-type="float" office:value="-6.31130366427747" calcext:value-type="float">
            <text:p>-6.31130366427747</text:p>
          </table:table-cell>
          <table:table-cell table:formula="of:=IMREAL([.T206])+IMAGINARY([.T206])" office:value-type="float" office:value="-17.3053651628673" calcext:value-type="float">
            <text:p>-17.3053651628673</text:p>
          </table:table-cell>
          <table:table-cell table:number-columns-repeated="1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4.290132297213" calcext:value-type="float">
            <text:p>14.29013229721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885049364" calcext:value-type="float">
            <text:p>-80.9999885049364</text:p>
          </table:table-cell>
          <table:table-cell office:value-type="float" office:value="-80.9919051961617" calcext:value-type="float">
            <text:p>-80.9919051961617</text:p>
          </table:table-cell>
          <table:table-cell office:value-type="float" office:value="11.659133725188" calcext:value-type="float">
            <text:p>11.65913372518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388112920058" calcext:value-type="float">
            <text:p>-78.388112920058</text:p>
          </table:table-cell>
          <table:table-cell office:value-type="float" office:value="-78.4117336853326" calcext:value-type="float">
            <text:p>-78.4117336853326</text:p>
          </table:table-cell>
          <table:table-cell office:value-type="float" office:value="9.54121679556476" calcext:value-type="float">
            <text:p>9.5412167955647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3879988732137" calcext:value-type="float">
            <text:p>-79.3879988732137</text:p>
          </table:table-cell>
          <table:table-cell office:value-type="float" office:value="-78.4117336853326" calcext:value-type="float">
            <text:p>-78.4117336853326</text:p>
          </table:table-cell>
          <table:table-cell office:value-type="float" office:value="10.3022787336799" calcext:value-type="float">
            <text:p>10.3022787336799</text:p>
          </table:table-cell>
          <table:table-cell office:value-type="string" calcext:value-type="string">
            <text:p>20.43935512811368+0j</text:p>
          </table:table-cell>
          <table:table-cell office:value-type="string" calcext:value-type="string">
            <text:p>-7.79420252922354+0j</text:p>
          </table:table-cell>
          <table:table-cell office:value-type="string" calcext:value-type="string">
            <text:p>-19.08163413419099j</text:p>
          </table:table-cell>
          <table:table-cell table:formula="of:=IMREAL([.R207])+IMAGINARY([.R207])" office:value-type="float" office:value="20.4393551281137" calcext:value-type="float">
            <text:p>20.4393551281137</text:p>
          </table:table-cell>
          <table:table-cell table:formula="of:=IMREAL([.S207])+IMAGINARY([.S207])" office:value-type="float" office:value="-7.79420252922354" calcext:value-type="float">
            <text:p>-7.79420252922354</text:p>
          </table:table-cell>
          <table:table-cell table:formula="of:=IMREAL([.T207])+IMAGINARY([.T207])" office:value-type="float" office:value="-19.081634134191" calcext:value-type="float">
            <text:p>-19.081634134191</text:p>
          </table:table-cell>
          <table:table-cell table:number-columns-repeated="1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.2914348768345" calcext:value-type="float">
            <text:p>14.291434876834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19534555" calcext:value-type="float">
            <text:p>-80.9999919534555</text:p>
          </table:table-cell>
          <table:table-cell office:value-type="float" office:value="-80.9927146765455" calcext:value-type="float">
            <text:p>-80.9927146765455</text:p>
          </table:table-cell>
          <table:table-cell office:value-type="float" office:value="11.6591368111702" calcext:value-type="float">
            <text:p>11.6591368111702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716790440406" calcext:value-type="float">
            <text:p>-78.2716790440406</text:p>
          </table:table-cell>
          <table:table-cell office:value-type="float" office:value="-78.3705603167994" calcext:value-type="float">
            <text:p>-78.3705603167994</text:p>
          </table:table-cell>
          <table:table-cell office:value-type="float" office:value="9.45633033341607" calcext:value-type="float">
            <text:p>9.45633033341607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715992112496" calcext:value-type="float">
            <text:p>-79.2715992112496</text:p>
          </table:table-cell>
          <table:table-cell office:value-type="float" office:value="-78.3705603167994" calcext:value-type="float">
            <text:p>-78.3705603167994</text:p>
          </table:table-cell>
          <table:table-cell office:value-type="float" office:value="10.2106480559421" calcext:value-type="float">
            <text:p>10.2106480559421</text:p>
          </table:table-cell>
          <table:table-cell office:value-type="string" calcext:value-type="string">
            <text:p>21.172403548590175+0j</text:p>
          </table:table-cell>
          <table:table-cell office:value-type="string" calcext:value-type="string">
            <text:p>-8.809943426122416+0j</text:p>
          </table:table-cell>
          <table:table-cell office:value-type="string" calcext:value-type="string">
            <text:p>-20.303694336370953j</text:p>
          </table:table-cell>
          <table:table-cell table:formula="of:=IMREAL([.R208])+IMAGINARY([.R208])" office:value-type="float" office:value="21.1724035485902" calcext:value-type="float">
            <text:p>21.1724035485902</text:p>
          </table:table-cell>
          <table:table-cell table:formula="of:=IMREAL([.S208])+IMAGINARY([.S208])" office:value-type="float" office:value="-8.80994342612242" calcext:value-type="float">
            <text:p>-8.80994342612242</text:p>
          </table:table-cell>
          <table:table-cell table:formula="of:=IMREAL([.T208])+IMAGINARY([.T208])" office:value-type="float" office:value="-20.303694336371" calcext:value-type="float">
            <text:p>-20.303694336371</text:p>
          </table:table-cell>
          <table:table-cell table:number-columns-repeated="1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4.2909821246139" calcext:value-type="float">
            <text:p>14.29098212461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43674189" calcext:value-type="float">
            <text:p>-80.9999943674189</text:p>
          </table:table-cell>
          <table:table-cell office:value-type="float" office:value="-80.993443208891" calcext:value-type="float">
            <text:p>-80.993443208891</text:p>
          </table:table-cell>
          <table:table-cell office:value-type="float" office:value="11.6591389713581" calcext:value-type="float">
            <text:p>11.659138971358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901753308284" calcext:value-type="float">
            <text:p>-78.1901753308284</text:p>
          </table:table-cell>
          <table:table-cell office:value-type="float" office:value="-78.3335042851194" calcext:value-type="float">
            <text:p>-78.3335042851194</text:p>
          </table:table-cell>
          <table:table-cell office:value-type="float" office:value="9.3973595663637" calcext:value-type="float">
            <text:p>9.397359566363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901194478747" calcext:value-type="float">
            <text:p>-79.1901194478747</text:p>
          </table:table-cell>
          <table:table-cell office:value-type="float" office:value="-78.3335042851194" calcext:value-type="float">
            <text:p>-78.3335042851194</text:p>
          </table:table-cell>
          <table:table-cell office:value-type="float" office:value="10.1469919289027" calcext:value-type="float">
            <text:p>10.1469919289027</text:p>
          </table:table-cell>
          <table:table-cell office:value-type="string" calcext:value-type="string">
            <text:p>21.677797606324965+0j</text:p>
          </table:table-cell>
          <table:table-cell office:value-type="string" calcext:value-type="string">
            <text:p>-9.510242579680067+0j</text:p>
          </table:table-cell>
          <table:table-cell office:value-type="string" calcext:value-type="string">
            <text:p>-21.148319340843234j</text:p>
          </table:table-cell>
          <table:table-cell table:formula="of:=IMREAL([.R209])+IMAGINARY([.R209])" office:value-type="float" office:value="21.677797606325" calcext:value-type="float">
            <text:p>21.677797606325</text:p>
          </table:table-cell>
          <table:table-cell table:formula="of:=IMREAL([.S209])+IMAGINARY([.S209])" office:value-type="float" office:value="-9.51024257968007" calcext:value-type="float">
            <text:p>-9.51024257968007</text:p>
          </table:table-cell>
          <table:table-cell table:formula="of:=IMREAL([.T209])+IMAGINARY([.T209])" office:value-type="float" office:value="-21.1483193408432" calcext:value-type="float">
            <text:p>-21.1483193408432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2950324436911" calcext:value-type="float">
            <text:p>14.295032443691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60571932" calcext:value-type="float">
            <text:p>-80.9999960571932</text:p>
          </table:table-cell>
          <table:table-cell office:value-type="float" office:value="-80.9940988880019" calcext:value-type="float">
            <text:p>-80.9940988880019</text:p>
          </table:table-cell>
          <table:table-cell office:value-type="float" office:value="11.65914048349" calcext:value-type="float">
            <text:p>11.6591404834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4331227315799" calcext:value-type="float">
            <text:p>-78.4331227315799</text:p>
          </table:table-cell>
          <table:table-cell office:value-type="float" office:value="-78.4001538566075" calcext:value-type="float">
            <text:p>-78.4001538566075</text:p>
          </table:table-cell>
          <table:table-cell office:value-type="float" office:value="9.57423517635551" calcext:value-type="float">
            <text:p>9.57423517635551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4330836135123" calcext:value-type="float">
            <text:p>-79.4330836135123</text:p>
          </table:table-cell>
          <table:table-cell office:value-type="float" office:value="-78.4001538566075" calcext:value-type="float">
            <text:p>-78.4001538566075</text:p>
          </table:table-cell>
          <table:table-cell office:value-type="float" office:value="10.3379903026502" calcext:value-type="float">
            <text:p>10.3379903026502</text:p>
          </table:table-cell>
          <table:table-cell office:value-type="string" calcext:value-type="string">
            <text:p>20.152535273450507+0j</text:p>
          </table:table-cell>
          <table:table-cell office:value-type="string" calcext:value-type="string">
            <text:p>-7.395433301524562+0j</text:p>
          </table:table-cell>
          <table:table-cell office:value-type="string" calcext:value-type="string">
            <text:p>-18.60404771912821j</text:p>
          </table:table-cell>
          <table:table-cell table:formula="of:=IMREAL([.R210])+IMAGINARY([.R210])" office:value-type="float" office:value="20.1525352734505" calcext:value-type="float">
            <text:p>20.1525352734505</text:p>
          </table:table-cell>
          <table:table-cell table:formula="of:=IMREAL([.S210])+IMAGINARY([.S210])" office:value-type="float" office:value="-7.39543330152456" calcext:value-type="float">
            <text:p>-7.39543330152456</text:p>
          </table:table-cell>
          <table:table-cell table:formula="of:=IMREAL([.T210])+IMAGINARY([.T210])" office:value-type="float" office:value="-18.6040477191282" calcext:value-type="float">
            <text:p>-18.6040477191282</text:p>
          </table:table-cell>
          <table:table-cell table:number-columns-repeated="1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4.2900260810576" calcext:value-type="float">
            <text:p>14.290026081057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72400352" calcext:value-type="float">
            <text:p>-80.9999972400352</text:p>
          </table:table-cell>
          <table:table-cell office:value-type="float" office:value="-80.9946889992017" calcext:value-type="float">
            <text:p>-80.9946889992017</text:p>
          </table:table-cell>
          <table:table-cell office:value-type="float" office:value="11.6591415419824" calcext:value-type="float">
            <text:p>11.659141541982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6031859121059" calcext:value-type="float">
            <text:p>-78.6031859121059</text:p>
          </table:table-cell>
          <table:table-cell office:value-type="float" office:value="-78.4601384709467" calcext:value-type="float">
            <text:p>-78.4601384709467</text:p>
          </table:table-cell>
          <table:table-cell office:value-type="float" office:value="9.70002522684423" calcext:value-type="float">
            <text:p>9.7000252268442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6031585294586" calcext:value-type="float">
            <text:p>-79.6031585294586</text:p>
          </table:table-cell>
          <table:table-cell office:value-type="float" office:value="-78.4601384709467" calcext:value-type="float">
            <text:p>-78.4601384709467</text:p>
          </table:table-cell>
          <table:table-cell office:value-type="float" office:value="10.4738243010824" calcext:value-type="float">
            <text:p>10.4738243010824</text:p>
          </table:table-cell>
          <table:table-cell office:value-type="string" calcext:value-type="string">
            <text:p>19.05049640662001+0j</text:p>
          </table:table-cell>
          <table:table-cell office:value-type="string" calcext:value-type="string">
            <text:p>-5.867427039226698+0j</text:p>
          </table:table-cell>
          <table:table-cell office:value-type="string" calcext:value-type="string">
            <text:p>-16.777826085825208j</text:p>
          </table:table-cell>
          <table:table-cell table:formula="of:=IMREAL([.R211])+IMAGINARY([.R211])" office:value-type="float" office:value="19.05049640662" calcext:value-type="float">
            <text:p>19.05049640662</text:p>
          </table:table-cell>
          <table:table-cell table:formula="of:=IMREAL([.S211])+IMAGINARY([.S211])" office:value-type="float" office:value="-5.8674270392267" calcext:value-type="float">
            <text:p>-5.8674270392267</text:p>
          </table:table-cell>
          <table:table-cell table:formula="of:=IMREAL([.T211])+IMAGINARY([.T211])" office:value-type="float" office:value="-16.7778260858252" calcext:value-type="float">
            <text:p>-16.7778260858252</text:p>
          </table:table-cell>
          <table:table-cell table:number-columns-repeated="1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4.2913133924306" calcext:value-type="float">
            <text:p>14.291313392430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80680247" calcext:value-type="float">
            <text:p>-80.9999980680247</text:p>
          </table:table-cell>
          <table:table-cell office:value-type="float" office:value="-80.9952200992815" calcext:value-type="float">
            <text:p>-80.9952200992815</text:p>
          </table:table-cell>
          <table:table-cell office:value-type="float" office:value="11.6591422829271" calcext:value-type="float">
            <text:p>11.6591422829271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4222301384741" calcext:value-type="float">
            <text:p>-78.4222301384741</text:p>
          </table:table-cell>
          <table:table-cell office:value-type="float" office:value="-78.4141246238521" calcext:value-type="float">
            <text:p>-78.4141246238521</text:p>
          </table:table-cell>
          <table:table-cell office:value-type="float" office:value="9.5662341025737" calcext:value-type="float">
            <text:p>9.566234102573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22210970621" calcext:value-type="float">
            <text:p>-79.422210970621</text:p>
          </table:table-cell>
          <table:table-cell office:value-type="float" office:value="-78.4141246238521" calcext:value-type="float">
            <text:p>-78.4141246238521</text:p>
          </table:table-cell>
          <table:table-cell office:value-type="float" office:value="10.3293667845291" calcext:value-type="float">
            <text:p>10.3293667845291</text:p>
          </table:table-cell>
          <table:table-cell office:value-type="string" calcext:value-type="string">
            <text:p>20.22216539467905+0j</text:p>
          </table:table-cell>
          <table:table-cell office:value-type="string" calcext:value-type="string">
            <text:p>-7.491662357944634+0j</text:p>
          </table:table-cell>
          <table:table-cell office:value-type="string" calcext:value-type="string">
            <text:p>-18.719691006320794j</text:p>
          </table:table-cell>
          <table:table-cell table:formula="of:=IMREAL([.R212])+IMAGINARY([.R212])" office:value-type="float" office:value="20.222165394679" calcext:value-type="float">
            <text:p>20.222165394679</text:p>
          </table:table-cell>
          <table:table-cell table:formula="of:=IMREAL([.S212])+IMAGINARY([.S212])" office:value-type="float" office:value="-7.49166235794463" calcext:value-type="float">
            <text:p>-7.49166235794463</text:p>
          </table:table-cell>
          <table:table-cell table:formula="of:=IMREAL([.T212])+IMAGINARY([.T212])" office:value-type="float" office:value="-18.7196910063208" calcext:value-type="float">
            <text:p>-18.7196910063208</text:p>
          </table:table-cell>
          <table:table-cell table:number-columns-repeated="1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4.2980749227277" calcext:value-type="float">
            <text:p>14.298074922727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86476172" calcext:value-type="float">
            <text:p>-80.9999986476172</text:p>
          </table:table-cell>
          <table:table-cell office:value-type="float" office:value="-80.9956980893533" calcext:value-type="float">
            <text:p>-80.9956980893533</text:p>
          </table:table-cell>
          <table:table-cell office:value-type="float" office:value="11.6591428015884" calcext:value-type="float">
            <text:p>11.659142801588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955610969319" calcext:value-type="float">
            <text:p>-78.2955610969319</text:p>
          </table:table-cell>
          <table:table-cell office:value-type="float" office:value="-78.3727121614669" calcext:value-type="float">
            <text:p>-78.3727121614669</text:p>
          </table:table-cell>
          <table:table-cell office:value-type="float" office:value="9.47367982767846" calcext:value-type="float">
            <text:p>9.4736798276784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955476794347" calcext:value-type="float">
            <text:p>-79.2955476794347</text:p>
          </table:table-cell>
          <table:table-cell office:value-type="float" office:value="-78.3727121614669" calcext:value-type="float">
            <text:p>-78.3727121614669</text:p>
          </table:table-cell>
          <table:table-cell office:value-type="float" office:value="10.2294336391793" calcext:value-type="float">
            <text:p>10.2294336391793</text:p>
          </table:table-cell>
          <table:table-cell office:value-type="string" calcext:value-type="string">
            <text:p>21.02318245021325+0j</text:p>
          </table:table-cell>
          <table:table-cell office:value-type="string" calcext:value-type="string">
            <text:p>-8.60208049203301+0j</text:p>
          </table:table-cell>
          <table:table-cell office:value-type="string" calcext:value-type="string">
            <text:p>-20.054148897591247j</text:p>
          </table:table-cell>
          <table:table-cell table:formula="of:=IMREAL([.R213])+IMAGINARY([.R213])" office:value-type="float" office:value="21.0231824502132" calcext:value-type="float">
            <text:p>21.0231824502132</text:p>
          </table:table-cell>
          <table:table-cell table:formula="of:=IMREAL([.S213])+IMAGINARY([.S213])" office:value-type="float" office:value="-8.60208049203301" calcext:value-type="float">
            <text:p>-8.60208049203301</text:p>
          </table:table-cell>
          <table:table-cell table:formula="of:=IMREAL([.T213])+IMAGINARY([.T213])" office:value-type="float" office:value="-20.0541488975912" calcext:value-type="float">
            <text:p>-20.0541488975912</text:p>
          </table:table-cell>
          <table:table-cell table:number-columns-repeated="1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4.2984647335575" calcext:value-type="float">
            <text:p>14.29846473355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0533321" calcext:value-type="float">
            <text:p>-80.9999990533321</text:p>
          </table:table-cell>
          <table:table-cell office:value-type="float" office:value="-80.996128280418" calcext:value-type="float">
            <text:p>-80.996128280418</text:p>
          </table:table-cell>
          <table:table-cell office:value-type="float" office:value="11.6591431646514" calcext:value-type="float">
            <text:p>11.659143164651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2068927678523" calcext:value-type="float">
            <text:p>-78.2068927678523</text:p>
          </table:table-cell>
          <table:table-cell office:value-type="float" office:value="-78.3354409453202" calcext:value-type="float">
            <text:p>-78.3354409453202</text:p>
          </table:table-cell>
          <table:table-cell office:value-type="float" office:value="9.40942515815376" calcext:value-type="float">
            <text:p>9.40942515815376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2068833756043" calcext:value-type="float">
            <text:p>-79.2068833756043</text:p>
          </table:table-cell>
          <table:table-cell office:value-type="float" office:value="-78.3354409453202" calcext:value-type="float">
            <text:p>-78.3354409453202</text:p>
          </table:table-cell>
          <table:table-cell office:value-type="float" office:value="10.1600562533549" calcext:value-type="float">
            <text:p>10.1600562533549</text:p>
          </table:table-cell>
          <table:table-cell office:value-type="string" calcext:value-type="string">
            <text:p>21.574698875881772+0j</text:p>
          </table:table-cell>
          <table:table-cell office:value-type="string" calcext:value-type="string">
            <text:p>-9.366626755985536+0j</text:p>
          </table:table-cell>
          <table:table-cell office:value-type="string" calcext:value-type="string">
            <text:p>-20.975552337614346j</text:p>
          </table:table-cell>
          <table:table-cell table:formula="of:=IMREAL([.R214])+IMAGINARY([.R214])" office:value-type="float" office:value="21.5746988758818" calcext:value-type="float">
            <text:p>21.5746988758818</text:p>
          </table:table-cell>
          <table:table-cell table:formula="of:=IMREAL([.S214])+IMAGINARY([.S214])" office:value-type="float" office:value="-9.36662675598554" calcext:value-type="float">
            <text:p>-9.36662675598554</text:p>
          </table:table-cell>
          <table:table-cell table:formula="of:=IMREAL([.T214])+IMAGINARY([.T214])" office:value-type="float" office:value="-20.9755523376143" calcext:value-type="float">
            <text:p>-20.975552337614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921173336418" calcext:value-type="float">
            <text:p>14.292117333641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3373325" calcext:value-type="float">
            <text:p>-80.9999993373325</text:p>
          </table:table-cell>
          <table:table-cell office:value-type="float" office:value="-80.9965154523762" calcext:value-type="float">
            <text:p>-80.9965154523762</text:p>
          </table:table-cell>
          <table:table-cell office:value-type="float" office:value="11.6591434187955" calcext:value-type="float">
            <text:p>11.659143418795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448249374966" calcext:value-type="float">
            <text:p>-78.1448249374966</text:p>
          </table:table-cell>
          <table:table-cell office:value-type="float" office:value="-78.3018968507882" calcext:value-type="float">
            <text:p>-78.3018968507882</text:p>
          </table:table-cell>
          <table:table-cell office:value-type="float" office:value="9.36470636881161" calcext:value-type="float">
            <text:p>9.3647063688116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44818362923" calcext:value-type="float">
            <text:p>-79.144818362923</text:p>
          </table:table-cell>
          <table:table-cell office:value-type="float" office:value="-78.3018968507882" calcext:value-type="float">
            <text:p>-78.3018968507882</text:p>
          </table:table-cell>
          <table:table-cell office:value-type="float" office:value="10.1117722369597" calcext:value-type="float">
            <text:p>10.1117722369597</text:p>
          </table:table-cell>
          <table:table-cell office:value-type="string" calcext:value-type="string">
            <text:p>21.956318129991132+0j</text:p>
          </table:table-cell>
          <table:table-cell office:value-type="string" calcext:value-type="string">
            <text:p>-9.895651484274595+0j</text:p>
          </table:table-cell>
          <table:table-cell office:value-type="string" calcext:value-type="string">
            <text:p>-21.61418908307117j</text:p>
          </table:table-cell>
          <table:table-cell table:formula="of:=IMREAL([.R215])+IMAGINARY([.R215])" office:value-type="float" office:value="21.9563181299911" calcext:value-type="float">
            <text:p>21.9563181299911</text:p>
          </table:table-cell>
          <table:table-cell table:formula="of:=IMREAL([.S215])+IMAGINARY([.S215])" office:value-type="float" office:value="-9.89565148427459" calcext:value-type="float">
            <text:p>-9.89565148427459</text:p>
          </table:table-cell>
          <table:table-cell table:formula="of:=IMREAL([.T215])+IMAGINARY([.T215])" office:value-type="float" office:value="-21.6141890830712" calcext:value-type="float">
            <text:p>-21.6141890830712</text:p>
          </table:table-cell>
          <table:table-cell table:number-columns-repeated="1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4.2938405454754" calcext:value-type="float">
            <text:p>14.293840545475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5361327" calcext:value-type="float">
            <text:p>-80.9999995361327</text:p>
          </table:table-cell>
          <table:table-cell office:value-type="float" office:value="-80.9968639071386" calcext:value-type="float">
            <text:p>-80.9968639071386</text:p>
          </table:table-cell>
          <table:table-cell office:value-type="float" office:value="11.6591435966963" calcext:value-type="float">
            <text:p>11.659143596696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013774562476" calcext:value-type="float">
            <text:p>-78.1013774562476</text:p>
          </table:table-cell>
          <table:table-cell office:value-type="float" office:value="-78.2717071657094" calcext:value-type="float">
            <text:p>-78.2717071657094</text:p>
          </table:table-cell>
          <table:table-cell office:value-type="float" office:value="9.33352973086418" calcext:value-type="float">
            <text:p>9.3335297308641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013728540461" calcext:value-type="float">
            <text:p>-79.1013728540461</text:p>
          </table:table-cell>
          <table:table-cell office:value-type="float" office:value="-78.2717071657094" calcext:value-type="float">
            <text:p>-78.2717071657094</text:p>
          </table:table-cell>
          <table:table-cell office:value-type="float" office:value="10.0781100203226" calcext:value-type="float">
            <text:p>10.0781100203226</text:p>
          </table:table-cell>
          <table:table-cell office:value-type="string" calcext:value-type="string">
            <text:p>22.22129644157223+0j</text:p>
          </table:table-cell>
          <table:table-cell office:value-type="string" calcext:value-type="string">
            <text:p>-10.262981388566587+0j</text:p>
          </table:table-cell>
          <table:table-cell office:value-type="string" calcext:value-type="string">
            <text:p>-22.058098771588302j</text:p>
          </table:table-cell>
          <table:table-cell table:formula="of:=IMREAL([.R216])+IMAGINARY([.R216])" office:value-type="float" office:value="22.2212964415722" calcext:value-type="float">
            <text:p>22.2212964415722</text:p>
          </table:table-cell>
          <table:table-cell table:formula="of:=IMREAL([.S216])+IMAGINARY([.S216])" office:value-type="float" office:value="-10.2629813885666" calcext:value-type="float">
            <text:p>-10.2629813885666</text:p>
          </table:table-cell>
          <table:table-cell table:formula="of:=IMREAL([.T216])+IMAGINARY([.T216])" office:value-type="float" office:value="-22.0580987715883" calcext:value-type="float">
            <text:p>-22.0580987715883</text:p>
          </table:table-cell>
          <table:table-cell table:number-columns-repeated="1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4.2914181188353" calcext:value-type="float">
            <text:p>14.29141811883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6752929" calcext:value-type="float">
            <text:p>-80.9999996752929</text:p>
          </table:table-cell>
          <table:table-cell office:value-type="float" office:value="-80.9971775164247" calcext:value-type="float">
            <text:p>-80.9971775164247</text:p>
          </table:table-cell>
          <table:table-cell office:value-type="float" office:value="11.6591437212269" calcext:value-type="float">
            <text:p>11.659143721226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709642193733" calcext:value-type="float">
            <text:p>-78.0709642193733</text:p>
          </table:table-cell>
          <table:table-cell office:value-type="float" office:value="-78.2445364491384" calcext:value-type="float">
            <text:p>-78.2445364491384</text:p>
          </table:table-cell>
          <table:table-cell office:value-type="float" office:value="9.31176786119603" calcext:value-type="float">
            <text:p>9.31176786119603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3709609978323" calcext:value-type="float">
            <text:p>-79.3709609978323</text:p>
          </table:table-cell>
          <table:table-cell office:value-type="float" office:value="-78.2445364491384" calcext:value-type="float">
            <text:p>-78.2445364491384</text:p>
          </table:table-cell>
          <table:table-cell office:value-type="float" office:value="10.2888151946551" calcext:value-type="float">
            <text:p>10.2888151946551</text:p>
          </table:table-cell>
          <table:table-cell office:value-type="string" calcext:value-type="string">
            <text:p>22.405732550646075+0j</text:p>
          </table:table-cell>
          <table:table-cell office:value-type="string" calcext:value-type="string">
            <text:p>-6.187320317988622+0j</text:p>
          </table:table-cell>
          <table:table-cell office:value-type="string" calcext:value-type="string">
            <text:p>-20.68662643808611j</text:p>
          </table:table-cell>
          <table:table-cell table:formula="of:=IMREAL([.R217])+IMAGINARY([.R217])" office:value-type="float" office:value="22.4057325506461" calcext:value-type="float">
            <text:p>22.4057325506461</text:p>
          </table:table-cell>
          <table:table-cell table:formula="of:=IMREAL([.S217])+IMAGINARY([.S217])" office:value-type="float" office:value="-6.18732031798862" calcext:value-type="float">
            <text:p>-6.18732031798862</text:p>
          </table:table-cell>
          <table:table-cell table:formula="of:=IMREAL([.T217])+IMAGINARY([.T217])" office:value-type="float" office:value="-20.6866264380861" calcext:value-type="float">
            <text:p>-20.6866264380861</text:p>
          </table:table-cell>
          <table:table-cell table:number-columns-repeated="1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4.288848431711" calcext:value-type="float">
            <text:p>14.28884843171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772705" calcext:value-type="float">
            <text:p>-80.999999772705</text:p>
          </table:table-cell>
          <table:table-cell office:value-type="float" office:value="-80.9974597647822" calcext:value-type="float">
            <text:p>-80.9974597647822</text:p>
          </table:table-cell>
          <table:table-cell office:value-type="float" office:value="11.6591438083983" calcext:value-type="float">
            <text:p>11.659143808398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496749535613" calcext:value-type="float">
            <text:p>-78.0496749535613</text:p>
          </table:table-cell>
          <table:table-cell office:value-type="float" office:value="-78.2200828042246" calcext:value-type="float">
            <text:p>-78.2200828042246</text:p>
          </table:table-cell>
          <table:table-cell office:value-type="float" office:value="9.29656474949686" calcext:value-type="float">
            <text:p>9.29656474949686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office:value-type="float" office:value="-79.5596726984826" calcext:value-type="float">
            <text:p>-79.5596726984826</text:p>
          </table:table-cell>
          <table:table-cell office:value-type="float" office:value="-78.2200828042246" calcext:value-type="float">
            <text:p>-78.2200828042246</text:p>
          </table:table-cell>
          <table:table-cell office:value-type="float" office:value="10.4389245017777" calcext:value-type="float">
            <text:p>10.4389245017777</text:p>
          </table:table-cell>
          <table:table-cell office:value-type="string" calcext:value-type="string">
            <text:p>22.53432645605694+0j</text:p>
          </table:table-cell>
          <table:table-cell office:value-type="string" calcext:value-type="string">
            <text:p>-3.237172797089414+0j</text:p>
          </table:table-cell>
          <table:table-cell office:value-type="string" calcext:value-type="string">
            <text:p>-20.15057373167697j</text:p>
          </table:table-cell>
          <table:table-cell table:formula="of:=IMREAL([.R218])+IMAGINARY([.R218])" office:value-type="float" office:value="22.5343264560569" calcext:value-type="float">
            <text:p>22.5343264560569</text:p>
          </table:table-cell>
          <table:table-cell table:formula="of:=IMREAL([.S218])+IMAGINARY([.S218])" office:value-type="float" office:value="-3.23717279708941" calcext:value-type="float">
            <text:p>-3.23717279708941</text:p>
          </table:table-cell>
          <table:table-cell table:formula="of:=IMREAL([.T218])+IMAGINARY([.T218])" office:value-type="float" office:value="-20.150573731677" calcext:value-type="float">
            <text:p>-20.150573731677</text:p>
          </table:table-cell>
          <table:table-cell table:number-columns-repeated="1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4.2935303989984" calcext:value-type="float">
            <text:p>14.29353039899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8408935" calcext:value-type="float">
            <text:p>-80.9999998408935</text:p>
          </table:table-cell>
          <table:table-cell office:value-type="float" office:value="-80.997713788304" calcext:value-type="float">
            <text:p>-80.997713788304</text:p>
          </table:table-cell>
          <table:table-cell office:value-type="float" office:value="11.6591438694183" calcext:value-type="float">
            <text:p>11.659143869418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347724674929" calcext:value-type="float">
            <text:p>-78.0347724674929</text:p>
          </table:table-cell>
          <table:table-cell office:value-type="float" office:value="-78.1980745238021" calcext:value-type="float">
            <text:p>-78.1980745238021</text:p>
          </table:table-cell>
          <table:table-cell office:value-type="float" office:value="9.28593734267606" calcext:value-type="float">
            <text:p>9.2859373426760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6917708889378" calcext:value-type="float">
            <text:p>-79.6917708889378</text:p>
          </table:table-cell>
          <table:table-cell office:value-type="float" office:value="-78.1980745238021" calcext:value-type="float">
            <text:p>-78.1980745238021</text:p>
          </table:table-cell>
          <table:table-cell office:value-type="float" office:value="10.5453021918799" calcext:value-type="float">
            <text:p>10.5453021918799</text:p>
          </table:table-cell>
          <table:table-cell office:value-type="string" calcext:value-type="string">
            <text:p>22.624092470767682+0j</text:p>
          </table:table-cell>
          <table:table-cell office:value-type="string" calcext:value-type="string">
            <text:p>-1.1229829819364454+0j</text:p>
          </table:table-cell>
          <table:table-cell office:value-type="string" calcext:value-type="string">
            <text:p>-20.02434696326873j</text:p>
          </table:table-cell>
          <table:table-cell table:formula="of:=IMREAL([.R219])+IMAGINARY([.R219])" office:value-type="float" office:value="22.6240924707677" calcext:value-type="float">
            <text:p>22.6240924707677</text:p>
          </table:table-cell>
          <table:table-cell table:formula="of:=IMREAL([.S219])+IMAGINARY([.S219])" office:value-type="float" office:value="-1.12298298193645" calcext:value-type="float">
            <text:p>-1.12298298193645</text:p>
          </table:table-cell>
          <table:table-cell table:formula="of:=IMREAL([.T219])+IMAGINARY([.T219])" office:value-type="float" office:value="-20.0243469632687" calcext:value-type="float">
            <text:p>-20.024346963268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2937897458608" calcext:value-type="float">
            <text:p>14.293789745860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8886255" calcext:value-type="float">
            <text:p>-80.9999998886255</text:p>
          </table:table-cell>
          <table:table-cell office:value-type="float" office:value="-80.9979424094736" calcext:value-type="float">
            <text:p>-80.9979424094736</text:p>
          </table:table-cell>
          <table:table-cell office:value-type="float" office:value="11.6591439121323" calcext:value-type="float">
            <text:p>11.659143912132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24340727245" calcext:value-type="float">
            <text:p>-78.024340727245</text:p>
          </table:table-cell>
          <table:table-cell office:value-type="float" office:value="-78.1782670714219" calcext:value-type="float">
            <text:p>-78.1782670714219</text:p>
          </table:table-cell>
          <table:table-cell office:value-type="float" office:value="9.27850538724301" calcext:value-type="float">
            <text:p>9.2785053872430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842396222565" calcext:value-type="float">
            <text:p>-79.4842396222565</text:p>
          </table:table-cell>
          <table:table-cell office:value-type="float" office:value="-78.1782670714219" calcext:value-type="float">
            <text:p>-78.1782670714219</text:p>
          </table:table-cell>
          <table:table-cell office:value-type="float" office:value="10.3786608564837" calcext:value-type="float">
            <text:p>10.3786608564837</text:p>
          </table:table-cell>
          <table:table-cell office:value-type="string" calcext:value-type="string">
            <text:p>22.68680661032465+0j</text:p>
          </table:table-cell>
          <table:table-cell office:value-type="string" calcext:value-type="string">
            <text:p>-4.233506104697781+0j</text:p>
          </table:table-cell>
          <table:table-cell office:value-type="string" calcext:value-type="string">
            <text:p>-20.5071404692051j</text:p>
          </table:table-cell>
          <table:table-cell table:formula="of:=IMREAL([.R220])+IMAGINARY([.R220])" office:value-type="float" office:value="22.6868066103246" calcext:value-type="float">
            <text:p>22.6868066103246</text:p>
          </table:table-cell>
          <table:table-cell table:formula="of:=IMREAL([.S220])+IMAGINARY([.S220])" office:value-type="float" office:value="-4.23350610469778" calcext:value-type="float">
            <text:p>-4.23350610469778</text:p>
          </table:table-cell>
          <table:table-cell table:formula="of:=IMREAL([.T220])+IMAGINARY([.T220])" office:value-type="float" office:value="-20.5071404692051" calcext:value-type="float">
            <text:p>-20.5071404692051</text:p>
          </table:table-cell>
          <table:table-cell table:number-columns-repeated="1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4.2862027122862" calcext:value-type="float">
            <text:p>14.286202712286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0.9999999220378" calcext:value-type="float">
            <text:p>-80.9999999220378</text:p>
          </table:table-cell>
          <table:table-cell office:value-type="float" office:value="-80.9981481685263" calcext:value-type="float">
            <text:p>-80.9981481685263</text:p>
          </table:table-cell>
          <table:table-cell office:value-type="float" office:value="11.6591439420321" calcext:value-type="float">
            <text:p>11.6591439420321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170385090715" calcext:value-type="float">
            <text:p>-78.0170385090715</text:p>
          </table:table-cell>
          <table:table-cell office:value-type="float" office:value="-78.1604403642797" calcext:value-type="float">
            <text:p>-78.1604403642797</text:p>
          </table:table-cell>
          <table:table-cell office:value-type="float" office:value="9.27330655786049" calcext:value-type="float">
            <text:p>9.2733065578604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3389677355795" calcext:value-type="float">
            <text:p>-79.3389677355795</text:p>
          </table:table-cell>
          <table:table-cell office:value-type="float" office:value="-78.1604403642797" calcext:value-type="float">
            <text:p>-78.1604403642797</text:p>
          </table:table-cell>
          <table:table-cell office:value-type="float" office:value="10.2635812460233" calcext:value-type="float">
            <text:p>10.2635812460233</text:p>
          </table:table-cell>
          <table:table-cell office:value-type="string" calcext:value-type="string">
            <text:p>22.730646793166205+0j</text:p>
          </table:table-cell>
          <table:table-cell office:value-type="string" calcext:value-type="string">
            <text:p>-6.351604365827342+0j</text:p>
          </table:table-cell>
          <table:table-cell office:value-type="string" calcext:value-type="string">
            <text:p>-21.0950187688834j</text:p>
          </table:table-cell>
          <table:table-cell table:formula="of:=IMREAL([.R221])+IMAGINARY([.R221])" office:value-type="float" office:value="22.7306467931662" calcext:value-type="float">
            <text:p>22.7306467931662</text:p>
          </table:table-cell>
          <table:table-cell table:formula="of:=IMREAL([.S221])+IMAGINARY([.S221])" office:value-type="float" office:value="-6.35160436582734" calcext:value-type="float">
            <text:p>-6.35160436582734</text:p>
          </table:table-cell>
          <table:table-cell table:formula="of:=IMREAL([.T221])+IMAGINARY([.T221])" office:value-type="float" office:value="-21.0950187688834" calcext:value-type="float">
            <text:p>-21.0950187688834</text:p>
          </table:table-cell>
          <table:table-cell table:number-columns-repeated="1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4.2873690428592" calcext:value-type="float">
            <text:p>14.287369042859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454265" calcext:value-type="float">
            <text:p>-80.9999999454265</text:p>
          </table:table-cell>
          <table:table-cell office:value-type="float" office:value="-80.9983333516736" calcext:value-type="float">
            <text:p>-80.9983333516736</text:p>
          </table:table-cell>
          <table:table-cell office:value-type="float" office:value="11.659143962962" calcext:value-type="float">
            <text:p>11.65914396296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119269563501" calcext:value-type="float">
            <text:p>-78.0119269563501</text:p>
          </table:table-cell>
          <table:table-cell office:value-type="float" office:value="-78.1443963278517" calcext:value-type="float">
            <text:p>-78.1443963278517</text:p>
          </table:table-cell>
          <table:table-cell office:value-type="float" office:value="9.26966911059541" calcext:value-type="float">
            <text:p>9.2696691105954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372774149057" calcext:value-type="float">
            <text:p>-79.2372774149057</text:p>
          </table:table-cell>
          <table:table-cell office:value-type="float" office:value="-78.1443963278517" calcext:value-type="float">
            <text:p>-78.1443963278517</text:p>
          </table:table-cell>
          <table:table-cell office:value-type="float" office:value="10.183785591931" calcext:value-type="float">
            <text:p>10.183785591931</text:p>
          </table:table-cell>
          <table:table-cell office:value-type="string" calcext:value-type="string">
            <text:p>22.76130569506624+0j</text:p>
          </table:table-cell>
          <table:table-cell office:value-type="string" calcext:value-type="string">
            <text:p>-7.805900948893253+0j</text:p>
          </table:table-cell>
          <table:table-cell office:value-type="string" calcext:value-type="string">
            <text:p>-21.61054479974959j</text:p>
          </table:table-cell>
          <table:table-cell table:formula="of:=IMREAL([.R222])+IMAGINARY([.R222])" office:value-type="float" office:value="22.7613056950662" calcext:value-type="float">
            <text:p>22.7613056950662</text:p>
          </table:table-cell>
          <table:table-cell table:formula="of:=IMREAL([.S222])+IMAGINARY([.S222])" office:value-type="float" office:value="-7.80590094889325" calcext:value-type="float">
            <text:p>-7.80590094889325</text:p>
          </table:table-cell>
          <table:table-cell table:formula="of:=IMREAL([.T222])+IMAGINARY([.T222])" office:value-type="float" office:value="-21.6105447997496" calcext:value-type="float">
            <text:p>-21.6105447997496</text:p>
          </table:table-cell>
          <table:table-cell table:number-columns-repeated="1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4.2822373077413" calcext:value-type="float">
            <text:p>14.282237307741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617985" calcext:value-type="float">
            <text:p>-80.9999999617985</text:p>
          </table:table-cell>
          <table:table-cell office:value-type="float" office:value="-80.9985000165062" calcext:value-type="float">
            <text:p>-80.9985000165062</text:p>
          </table:table-cell>
          <table:table-cell office:value-type="float" office:value="11.6591439776129" calcext:value-type="float">
            <text:p>11.659143977612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8348869445" calcext:value-type="float">
            <text:p>-78.008348869445</text:p>
          </table:table-cell>
          <table:table-cell office:value-type="float" office:value="-78.1299566950666" calcext:value-type="float">
            <text:p>-78.1299566950666</text:p>
          </table:table-cell>
          <table:table-cell office:value-type="float" office:value="9.26712374648074" calcext:value-type="float">
            <text:p>9.2671237464807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66094190434" calcext:value-type="float">
            <text:p>-79.166094190434</text:p>
          </table:table-cell>
          <table:table-cell office:value-type="float" office:value="-78.1299566950666" calcext:value-type="float">
            <text:p>-78.1299566950666</text:p>
          </table:table-cell>
          <table:table-cell office:value-type="float" office:value="10.1282980493778" calcext:value-type="float">
            <text:p>10.1282980493778</text:p>
          </table:table-cell>
          <table:table-cell office:value-type="string" calcext:value-type="string">
            <text:p>22.782752617326913+0j</text:p>
          </table:table-cell>
          <table:table-cell office:value-type="string" calcext:value-type="string">
            <text:p>-8.810231083324311+0j</text:p>
          </table:table-cell>
          <table:table-cell office:value-type="string" calcext:value-type="string">
            <text:p>-22.015967228246044j</text:p>
          </table:table-cell>
          <table:table-cell table:formula="of:=IMREAL([.R223])+IMAGINARY([.R223])" office:value-type="float" office:value="22.7827526173269" calcext:value-type="float">
            <text:p>22.7827526173269</text:p>
          </table:table-cell>
          <table:table-cell table:formula="of:=IMREAL([.S223])+IMAGINARY([.S223])" office:value-type="float" office:value="-8.81023108332431" calcext:value-type="float">
            <text:p>-8.81023108332431</text:p>
          </table:table-cell>
          <table:table-cell table:formula="of:=IMREAL([.T223])+IMAGINARY([.T223])" office:value-type="float" office:value="-22.015967228246" calcext:value-type="float">
            <text:p>-22.015967228246</text:p>
          </table:table-cell>
          <table:table-cell table:number-columns-repeated="1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.280581728391" calcext:value-type="float">
            <text:p>14.28058172839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73259" calcext:value-type="float">
            <text:p>-80.999999973259</text:p>
          </table:table-cell>
          <table:table-cell office:value-type="float" office:value="-80.9986500148556" calcext:value-type="float">
            <text:p>-80.9986500148556</text:p>
          </table:table-cell>
          <table:table-cell office:value-type="float" office:value="11.6591439878685" calcext:value-type="float">
            <text:p>11.659143987868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58442086115" calcext:value-type="float">
            <text:p>-78.0058442086115</text:p>
          </table:table-cell>
          <table:table-cell office:value-type="float" office:value="-78.1169610255599" calcext:value-type="float">
            <text:p>-78.1169610255599</text:p>
          </table:table-cell>
          <table:table-cell office:value-type="float" office:value="9.26534240747708" calcext:value-type="float">
            <text:p>9.2653424074770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1162659333038" calcext:value-type="float">
            <text:p>-79.1162659333038</text:p>
          </table:table-cell>
          <table:table-cell office:value-type="float" office:value="-78.1169610255599" calcext:value-type="float">
            <text:p>-78.1169610255599</text:p>
          </table:table-cell>
          <table:table-cell office:value-type="float" office:value="10.0896367543312" calcext:value-type="float">
            <text:p>10.0896367543312</text:p>
          </table:table-cell>
          <table:table-cell office:value-type="string" calcext:value-type="string">
            <text:p>22.797758455480384+0j</text:p>
          </table:table-cell>
          <table:table-cell office:value-type="string" calcext:value-type="string">
            <text:p>-9.506636274363629+0j</text:p>
          </table:table-cell>
          <table:table-cell office:value-type="string" calcext:value-type="string">
            <text:p>-22.319461331119157j</text:p>
          </table:table-cell>
          <table:table-cell table:formula="of:=IMREAL([.R224])+IMAGINARY([.R224])" office:value-type="float" office:value="22.7977584554804" calcext:value-type="float">
            <text:p>22.7977584554804</text:p>
          </table:table-cell>
          <table:table-cell table:formula="of:=IMREAL([.S224])+IMAGINARY([.S224])" office:value-type="float" office:value="-9.50663627436363" calcext:value-type="float">
            <text:p>-9.50663627436363</text:p>
          </table:table-cell>
          <table:table-cell table:formula="of:=IMREAL([.T224])+IMAGINARY([.T224])" office:value-type="float" office:value="-22.3194613311192" calcext:value-type="float">
            <text:p>-22.3194613311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858842588129" calcext:value-type="float">
            <text:p>14.285884258812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812813" calcext:value-type="float">
            <text:p>-80.9999999812813</text:p>
          </table:table-cell>
          <table:table-cell office:value-type="float" office:value="-80.9987850133701" calcext:value-type="float">
            <text:p>-80.9987850133701</text:p>
          </table:table-cell>
          <table:table-cell office:value-type="float" office:value="11.6591439950475" calcext:value-type="float">
            <text:p>11.659143995047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40909460281" calcext:value-type="float">
            <text:p>-78.0040909460281</text:p>
          </table:table-cell>
          <table:table-cell office:value-type="float" office:value="-78.1052649230039" calcext:value-type="float">
            <text:p>-78.1052649230039</text:p>
          </table:table-cell>
          <table:table-cell office:value-type="float" office:value="9.26409567391321" calcext:value-type="float">
            <text:p>9.2640956739132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0813861533126" calcext:value-type="float">
            <text:p>-79.0813861533126</text:p>
          </table:table-cell>
          <table:table-cell office:value-type="float" office:value="-78.1052649230039" calcext:value-type="float">
            <text:p>-78.1052649230039</text:p>
          </table:table-cell>
          <table:table-cell office:value-type="float" office:value="10.0626616891966" calcext:value-type="float">
            <text:p>10.0626616891966</text:p>
          </table:table-cell>
          <table:table-cell office:value-type="string" calcext:value-type="string">
            <text:p>22.808259109924315+0j</text:p>
          </table:table-cell>
          <table:table-cell office:value-type="string" calcext:value-type="string">
            <text:p>-9.990899047004334+0j</text:p>
          </table:table-cell>
          <table:table-cell office:value-type="string" calcext:value-type="string">
            <text:p>-22.540853980493907j</text:p>
          </table:table-cell>
          <table:table-cell table:formula="of:=IMREAL([.R225])+IMAGINARY([.R225])" office:value-type="float" office:value="22.8082591099243" calcext:value-type="float">
            <text:p>22.8082591099243</text:p>
          </table:table-cell>
          <table:table-cell table:formula="of:=IMREAL([.S225])+IMAGINARY([.S225])" office:value-type="float" office:value="-9.99089904700433" calcext:value-type="float">
            <text:p>-9.99089904700433</text:p>
          </table:table-cell>
          <table:table-cell table:formula="of:=IMREAL([.T225])+IMAGINARY([.T225])" office:value-type="float" office:value="-22.5408539804939" calcext:value-type="float">
            <text:p>-22.5408539804939</text:p>
          </table:table-cell>
          <table:table-cell table:number-columns-repeated="1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4.2847110865746" calcext:value-type="float">
            <text:p>14.284711086574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868969" calcext:value-type="float">
            <text:p>-80.9999999868969</text:p>
          </table:table-cell>
          <table:table-cell office:value-type="float" office:value="-80.9989065120331" calcext:value-type="float">
            <text:p>-80.9989065120331</text:p>
          </table:table-cell>
          <table:table-cell office:value-type="float" office:value="11.6591440000727" calcext:value-type="float">
            <text:p>11.659144000072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28636622197" calcext:value-type="float">
            <text:p>-78.0028636622197</text:p>
          </table:table-cell>
          <table:table-cell office:value-type="float" office:value="-78.0947384307035" calcext:value-type="float">
            <text:p>-78.0947384307035</text:p>
          </table:table-cell>
          <table:table-cell office:value-type="float" office:value="9.26322306023645" calcext:value-type="float">
            <text:p>9.2632230602364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569703073188" calcext:value-type="float">
            <text:p>-79.0569703073188</text:p>
          </table:table-cell>
          <table:table-cell office:value-type="float" office:value="-78.0947384307035" calcext:value-type="float">
            <text:p>-78.0947384307035</text:p>
          </table:table-cell>
          <table:table-cell office:value-type="float" office:value="10.0438220658677" calcext:value-type="float">
            <text:p>10.0438220658677</text:p>
          </table:table-cell>
          <table:table-cell office:value-type="string" calcext:value-type="string">
            <text:p>22.815607886697734+0j</text:p>
          </table:table-cell>
          <table:table-cell office:value-type="string" calcext:value-type="string">
            <text:p>-10.328313564959203+0j</text:p>
          </table:table-cell>
          <table:table-cell office:value-type="string" calcext:value-type="string">
            <text:p>-22.6999783639412j</text:p>
          </table:table-cell>
          <table:table-cell table:formula="of:=IMREAL([.R226])+IMAGINARY([.R226])" office:value-type="float" office:value="22.8156078866977" calcext:value-type="float">
            <text:p>22.8156078866977</text:p>
          </table:table-cell>
          <table:table-cell table:formula="of:=IMREAL([.S226])+IMAGINARY([.S226])" office:value-type="float" office:value="-10.3283135649592" calcext:value-type="float">
            <text:p>-10.3283135649592</text:p>
          </table:table-cell>
          <table:table-cell table:formula="of:=IMREAL([.T226])+IMAGINARY([.T226])" office:value-type="float" office:value="-22.6999783639412" calcext:value-type="float">
            <text:p>-22.6999783639412</text:p>
          </table:table-cell>
          <table:table-cell table:number-columns-repeated="1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4.2908216542324" calcext:value-type="float">
            <text:p>14.290821654232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08278" calcext:value-type="float">
            <text:p>-80.9999999908278</text:p>
          </table:table-cell>
          <table:table-cell office:value-type="float" office:value="-80.9990158608298" calcext:value-type="float">
            <text:p>-80.9990158608298</text:p>
          </table:table-cell>
          <table:table-cell office:value-type="float" office:value="11.6591440035904" calcext:value-type="float">
            <text:p>11.659144003590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20045635538" calcext:value-type="float">
            <text:p>-78.0020045635538</text:p>
          </table:table-cell>
          <table:table-cell office:value-type="float" office:value="-78.0852645876332" calcext:value-type="float">
            <text:p>-78.0852645876332</text:p>
          </table:table-cell>
          <table:table-cell office:value-type="float" office:value="9.2626122795687" calcext:value-type="float">
            <text:p>9.262612279568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398792151232" calcext:value-type="float">
            <text:p>-79.0398792151232</text:p>
          </table:table-cell>
          <table:table-cell office:value-type="float" office:value="-78.0852645876332" calcext:value-type="float">
            <text:p>-78.0852645876332</text:p>
          </table:table-cell>
          <table:table-cell office:value-type="float" office:value="10.0306553203803" calcext:value-type="float">
            <text:p>10.0306553203803</text:p>
          </table:table-cell>
          <table:table-cell office:value-type="string" calcext:value-type="string">
            <text:p>22.820751206745733+0j</text:p>
          </table:table-cell>
          <table:table-cell office:value-type="string" calcext:value-type="string">
            <text:p>-10.563737713789834+0j</text:p>
          </table:table-cell>
          <table:table-cell office:value-type="string" calcext:value-type="string">
            <text:p>-22.813320286282107j</text:p>
          </table:table-cell>
          <table:table-cell table:formula="of:=IMREAL([.R227])+IMAGINARY([.R227])" office:value-type="float" office:value="22.8207512067457" calcext:value-type="float">
            <text:p>22.8207512067457</text:p>
          </table:table-cell>
          <table:table-cell table:formula="of:=IMREAL([.S227])+IMAGINARY([.S227])" office:value-type="float" office:value="-10.5637377137898" calcext:value-type="float">
            <text:p>-10.5637377137898</text:p>
          </table:table-cell>
          <table:table-cell table:formula="of:=IMREAL([.T227])+IMAGINARY([.T227])" office:value-type="float" office:value="-22.8133202862821" calcext:value-type="float">
            <text:p>-22.8133202862821</text:p>
          </table:table-cell>
          <table:table-cell table:number-columns-repeated="1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4.2944793640268" calcext:value-type="float">
            <text:p>14.294479364026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35795" calcext:value-type="float">
            <text:p>-80.9999999935795</text:p>
          </table:table-cell>
          <table:table-cell office:value-type="float" office:value="-80.9991142747468" calcext:value-type="float">
            <text:p>-80.9991142747468</text:p>
          </table:table-cell>
          <table:table-cell office:value-type="float" office:value="11.6591440060528" calcext:value-type="float">
            <text:p>11.659144006052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014031944876" calcext:value-type="float">
            <text:p>-78.0014031944876</text:p>
          </table:table-cell>
          <table:table-cell office:value-type="float" office:value="-78.0767381288699" calcext:value-type="float">
            <text:p>-78.0767381288699</text:p>
          </table:table-cell>
          <table:table-cell office:value-type="float" office:value="9.26218475706357" calcext:value-type="float">
            <text:p>9.26218475706357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279154505862" calcext:value-type="float">
            <text:p>-79.0279154505862</text:p>
          </table:table-cell>
          <table:table-cell office:value-type="float" office:value="-78.0767381288699" calcext:value-type="float">
            <text:p>-78.0767381288699</text:p>
          </table:table-cell>
          <table:table-cell office:value-type="float" office:value="10.0214488699899" calcext:value-type="float">
            <text:p>10.0214488699899</text:p>
          </table:table-cell>
          <table:table-cell office:value-type="string" calcext:value-type="string">
            <text:p>22.824351127225057+0j</text:p>
          </table:table-cell>
          <table:table-cell office:value-type="string" calcext:value-type="string">
            <text:p>-10.728160297945493+0j</text:p>
          </table:table-cell>
          <table:table-cell office:value-type="string" calcext:value-type="string">
            <text:p>-22.893591111394297j</text:p>
          </table:table-cell>
          <table:table-cell table:formula="of:=IMREAL([.R228])+IMAGINARY([.R228])" office:value-type="float" office:value="22.8243511272251" calcext:value-type="float">
            <text:p>22.8243511272251</text:p>
          </table:table-cell>
          <table:table-cell table:formula="of:=IMREAL([.S228])+IMAGINARY([.S228])" office:value-type="float" office:value="-10.7281602979455" calcext:value-type="float">
            <text:p>-10.7281602979455</text:p>
          </table:table-cell>
          <table:table-cell table:formula="of:=IMREAL([.T228])+IMAGINARY([.T228])" office:value-type="float" office:value="-22.8935911113943" calcext:value-type="float">
            <text:p>-22.8935911113943</text:p>
          </table:table-cell>
          <table:table-cell table:number-columns-repeated="1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4.2960811292584" calcext:value-type="float">
            <text:p>14.29608112925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55056" calcext:value-type="float">
            <text:p>-80.9999999955056</text:p>
          </table:table-cell>
          <table:table-cell office:value-type="float" office:value="-80.9992028472721" calcext:value-type="float">
            <text:p>-80.9992028472721</text:p>
          </table:table-cell>
          <table:table-cell office:value-type="float" office:value="11.6591440077764" calcext:value-type="float">
            <text:p>11.659144007776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9822361413" calcext:value-type="float">
            <text:p>-78.0009822361413</text:p>
          </table:table-cell>
          <table:table-cell office:value-type="float" office:value="-78.0690643159829" calcext:value-type="float">
            <text:p>-78.0690643159829</text:p>
          </table:table-cell>
          <table:table-cell office:value-type="float" office:value="9.26188550305093" calcext:value-type="float">
            <text:p>9.2618855030509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95408154104" calcext:value-type="float">
            <text:p>-79.0195408154104</text:p>
          </table:table-cell>
          <table:table-cell office:value-type="float" office:value="-78.0690643159829" calcext:value-type="float">
            <text:p>-78.0690643159829</text:p>
          </table:table-cell>
          <table:table-cell office:value-type="float" office:value="10.0150093829099" calcext:value-type="float">
            <text:p>10.0150093829099</text:p>
          </table:table-cell>
          <table:table-cell office:value-type="string" calcext:value-type="string">
            <text:p>22.826870873838068+0j</text:p>
          </table:table-cell>
          <table:table-cell office:value-type="string" calcext:value-type="string">
            <text:p>-10.843073041366793+0j</text:p>
          </table:table-cell>
          <table:table-cell office:value-type="string" calcext:value-type="string">
            <text:p>-22.950228181567496j</text:p>
          </table:table-cell>
          <table:table-cell table:formula="of:=IMREAL([.R229])+IMAGINARY([.R229])" office:value-type="float" office:value="22.8268708738381" calcext:value-type="float">
            <text:p>22.8268708738381</text:p>
          </table:table-cell>
          <table:table-cell table:formula="of:=IMREAL([.S229])+IMAGINARY([.S229])" office:value-type="float" office:value="-10.8430730413668" calcext:value-type="float">
            <text:p>-10.8430730413668</text:p>
          </table:table-cell>
          <table:table-cell table:formula="of:=IMREAL([.T229])+IMAGINARY([.T229])" office:value-type="float" office:value="-22.9502281815675" calcext:value-type="float">
            <text:p>-22.950228181567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2991423354573" calcext:value-type="float">
            <text:p>14.299142335457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68539" calcext:value-type="float">
            <text:p>-80.9999999968539</text:p>
          </table:table-cell>
          <table:table-cell office:value-type="float" office:value="-80.9992825625449" calcext:value-type="float">
            <text:p>-80.9992825625449</text:p>
          </table:table-cell>
          <table:table-cell office:value-type="float" office:value="11.659144008983" calcext:value-type="float">
            <text:p>11.65914400898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6875652989" calcext:value-type="float">
            <text:p>-78.0006875652989</text:p>
          </table:table-cell>
          <table:table-cell office:value-type="float" office:value="-78.0621578843846" calcext:value-type="float">
            <text:p>-78.0621578843846</text:p>
          </table:table-cell>
          <table:table-cell office:value-type="float" office:value="9.26167603099496" calcext:value-type="float">
            <text:p>9.2616760309949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136785707873" calcext:value-type="float">
            <text:p>-79.0136785707873</text:p>
          </table:table-cell>
          <table:table-cell office:value-type="float" office:value="-78.0621578843846" calcext:value-type="float">
            <text:p>-78.0621578843846</text:p>
          </table:table-cell>
          <table:table-cell office:value-type="float" office:value="10.0105042041176" calcext:value-type="float">
            <text:p>10.0105042041176</text:p>
          </table:table-cell>
          <table:table-cell office:value-type="string" calcext:value-type="string">
            <text:p>22.82863459958967+0j</text:p>
          </table:table-cell>
          <table:table-cell office:value-type="string" calcext:value-type="string">
            <text:p>-10.92342237997697+0j</text:p>
          </table:table-cell>
          <table:table-cell office:value-type="string" calcext:value-type="string">
            <text:p>-22.990090368120217j</text:p>
          </table:table-cell>
          <table:table-cell table:formula="of:=IMREAL([.R230])+IMAGINARY([.R230])" office:value-type="float" office:value="22.8286345995897" calcext:value-type="float">
            <text:p>22.8286345995897</text:p>
          </table:table-cell>
          <table:table-cell table:formula="of:=IMREAL([.S230])+IMAGINARY([.S230])" office:value-type="float" office:value="-10.923422379977" calcext:value-type="float">
            <text:p>-10.923422379977</text:p>
          </table:table-cell>
          <table:table-cell table:formula="of:=IMREAL([.T230])+IMAGINARY([.T230])" office:value-type="float" office:value="-22.9900903681202" calcext:value-type="float">
            <text:p>-22.9900903681202</text:p>
          </table:table-cell>
          <table:table-cell table:number-columns-repeated="1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4.2977214215636" calcext:value-type="float">
            <text:p>14.297721421563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77977" calcext:value-type="float">
            <text:p>-80.9999999977977</text:p>
          </table:table-cell>
          <table:table-cell office:value-type="float" office:value="-80.9993543062904" calcext:value-type="float">
            <text:p>-80.9993543062904</text:p>
          </table:table-cell>
          <table:table-cell office:value-type="float" office:value="11.6591440098276" calcext:value-type="float">
            <text:p>11.659144009827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004812957093" calcext:value-type="float">
            <text:p>-78.0004812957093</text:p>
          </table:table-cell>
          <table:table-cell office:value-type="float" office:value="-78.0559420959461" calcext:value-type="float">
            <text:p>-78.0559420959461</text:p>
          </table:table-cell>
          <table:table-cell office:value-type="float" office:value="9.26152940337462" calcext:value-type="float">
            <text:p>9.2615294033746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95749995511" calcext:value-type="float">
            <text:p>-79.0095749995511</text:p>
          </table:table-cell>
          <table:table-cell office:value-type="float" office:value="-78.0559420959461" calcext:value-type="float">
            <text:p>-78.0559420959461</text:p>
          </table:table-cell>
          <table:table-cell office:value-type="float" office:value="10.0073517848572" calcext:value-type="float">
            <text:p>10.0073517848572</text:p>
          </table:table-cell>
          <table:table-cell office:value-type="string" calcext:value-type="string">
            <text:p>22.82986916014798+0j</text:p>
          </table:table-cell>
          <table:table-cell office:value-type="string" calcext:value-type="string">
            <text:p>-10.97962306314605+0j</text:p>
          </table:table-cell>
          <table:table-cell office:value-type="string" calcext:value-type="string">
            <text:p>-23.01809882164251j</text:p>
          </table:table-cell>
          <table:table-cell table:formula="of:=IMREAL([.R231])+IMAGINARY([.R231])" office:value-type="float" office:value="22.829869160148" calcext:value-type="float">
            <text:p>22.829869160148</text:p>
          </table:table-cell>
          <table:table-cell table:formula="of:=IMREAL([.S231])+IMAGINARY([.S231])" office:value-type="float" office:value="-10.9796230631461" calcext:value-type="float">
            <text:p>-10.9796230631461</text:p>
          </table:table-cell>
          <table:table-cell table:formula="of:=IMREAL([.T231])+IMAGINARY([.T231])" office:value-type="float" office:value="-23.0180988216425" calcext:value-type="float">
            <text:p>-23.0180988216425</text:p>
          </table:table-cell>
          <table:table-cell table:number-columns-repeated="1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4.3048369507957" calcext:value-type="float">
            <text:p>14.304836950795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999999984584" calcext:value-type="float">
            <text:p>-80.9999999984584</text:p>
          </table:table-cell>
          <table:table-cell office:value-type="float" office:value="-80.9994188756613" calcext:value-type="float">
            <text:p>-80.9994188756613</text:p>
          </table:table-cell>
          <table:table-cell office:value-type="float" office:value="11.6591440104188" calcext:value-type="float">
            <text:p>11.659144010418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03369069965" calcext:value-type="float">
            <text:p>-78.0003369069965</text:p>
          </table:table-cell>
          <table:table-cell office:value-type="float" office:value="-78.0503478863515" calcext:value-type="float">
            <text:p>-78.0503478863515</text:p>
          </table:table-cell>
          <table:table-cell office:value-type="float" office:value="9.26142676542159" calcext:value-type="float">
            <text:p>9.26142676542159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067024996857" calcext:value-type="float">
            <text:p>-79.0067024996857</text:p>
          </table:table-cell>
          <table:table-cell office:value-type="float" office:value="-78.0503478863515" calcext:value-type="float">
            <text:p>-78.0503478863515</text:p>
          </table:table-cell>
          <table:table-cell office:value-type="float" office:value="10.0051456820689" calcext:value-type="float">
            <text:p>10.0051456820689</text:p>
          </table:table-cell>
          <table:table-cell office:value-type="string" calcext:value-type="string">
            <text:p>22.8307333292805+0j</text:p>
          </table:table-cell>
          <table:table-cell office:value-type="string" calcext:value-type="string">
            <text:p>-11.018942067100014+0j</text:p>
          </table:table-cell>
          <table:table-cell office:value-type="string" calcext:value-type="string">
            <text:p>-23.03775579863614j</text:p>
          </table:table-cell>
          <table:table-cell table:formula="of:=IMREAL([.R232])+IMAGINARY([.R232])" office:value-type="float" office:value="22.8307333292805" calcext:value-type="float">
            <text:p>22.8307333292805</text:p>
          </table:table-cell>
          <table:table-cell table:formula="of:=IMREAL([.S232])+IMAGINARY([.S232])" office:value-type="float" office:value="-11.0189420671" calcext:value-type="float">
            <text:p>-11.0189420671</text:p>
          </table:table-cell>
          <table:table-cell table:formula="of:=IMREAL([.T232])+IMAGINARY([.T232])" office:value-type="float" office:value="-23.0377557986361" calcext:value-type="float">
            <text:p>-23.03775579863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a</text:p>
          </table:table-cell>
          <table:table-cell office:value-type="string" calcext:value-type="string">
            <text:p>low pass 1b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a</text:p>
          </table:table-cell>
          <table:table-cell office:value-type="string" calcext:value-type="string">
            <text:p>low pass 2b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a</text:p>
          </table:table-cell>
          <table:table-cell office:value-type="string" calcext:value-type="string">
            <text:p>low pass 3b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3</text:p>
          </table:table-cell>
          <table:table-cell office:value-type="string" calcext:value-type="string">
            <text:p>c1 front</text:p>
          </table:table-cell>
          <table:table-cell office:value-type="string" calcext:value-type="string">
            <text:p><text:s/>rotate clockwise</text:p>
          </table:table-cell>
          <table:table-cell office:value-type="string" calcext:value-type="string">
            <text:p><text:s/>finish c1 front again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.1248688292735" calcext:value-type="float">
            <text:p>14.124868829273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2" calcext:value-type="float">
            <text:p>-72</text:p>
          </table:table-cell>
          <table:table-cell table:number-columns-repeated="3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9.26118728128794" calcext:value-type="float">
            <text:p>9.26118728128794</text:p>
          </table:table-cell>
          <table:table-cell office:value-type="string" calcext:value-type="string">
            <text:p>-7.551748232678001+0j</text:p>
          </table:table-cell>
          <table:table-cell office:value-type="string" calcext:value-type="string">
            <text:p>28.607075782705884+0j</text:p>
          </table:table-cell>
          <table:table-cell office:value-type="string" calcext:value-type="string">
            <text:p>-28.65997871089789j</text:p>
          </table:table-cell>
          <table:table-cell table:formula="of:=IMREAL([.R234])+IMAGINARY([.R234])" office:value-type="float" office:value="-7.551748232678" calcext:value-type="float">
            <text:p>-7.551748232678</text:p>
          </table:table-cell>
          <table:table-cell table:formula="of:=IMREAL([.S234])+IMAGINARY([.S234])" office:value-type="float" office:value="28.6070757827059" calcext:value-type="float">
            <text:p>28.6070757827059</text:p>
          </table:table-cell>
          <table:table-cell table:formula="of:=IMREAL([.T234])+IMAGINARY([.T234])" office:value-type="float" office:value="-28.6599787108979" calcext:value-type="float">
            <text:p>-28.659978710897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.1254565555064" calcext:value-type="float">
            <text:p>14.1254565555064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7" calcext:value-type="float">
            <text:p>-77.7</text:p>
          </table:table-cell>
          <table:table-cell office:value-type="float" office:value="-76" calcext:value-type="float">
            <text:p>-76</text:p>
          </table:table-cell>
          <table:table-cell office:value-type="float" office:value="9.05037692151712" calcext:value-type="float">
            <text:p>9.05037692151712</text:p>
          </table:table-cell>
          <table:table-cell office:value-type="string" calcext:value-type="string">
            <text:p>-7.551748232677999+0j</text:p>
          </table:table-cell>
          <table:table-cell office:value-type="string" calcext:value-type="string">
            <text:p>25.097741748560615+0j</text:p>
          </table:table-cell>
          <table:table-cell office:value-type="string" calcext:value-type="string">
            <text:p>-25.158025275229473j</text:p>
          </table:table-cell>
          <table:table-cell table:formula="of:=IMREAL([.R235])+IMAGINARY([.R235])" office:value-type="float" office:value="-7.551748232678" calcext:value-type="float">
            <text:p>-7.551748232678</text:p>
          </table:table-cell>
          <table:table-cell table:formula="of:=IMREAL([.S235])+IMAGINARY([.S235])" office:value-type="float" office:value="25.0977417485606" calcext:value-type="float">
            <text:p>25.0977417485606</text:p>
          </table:table-cell>
          <table:table-cell table:formula="of:=IMREAL([.T235])+IMAGINARY([.T235])" office:value-type="float" office:value="-25.1580252752295" calcext:value-type="float">
            <text:p>-25.158025275229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1299648957615" calcext:value-type="float">
            <text:p>14.129964895761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4" office:value-type="float" office:value="-76" calcext:value-type="float">
            <text:p>-76</text:p>
          </table:table-cell>
          <table:table-cell office:value-type="float" office:value="7.94328234724282" calcext:value-type="float">
            <text:p>7.94328234724282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9" calcext:value-type="float">
            <text:p>-77.49</text:p>
          </table:table-cell>
          <table:table-cell office:value-type="float" office:value="-76" calcext:value-type="float">
            <text:p>-76</text:p>
          </table:table-cell>
          <table:table-cell office:value-type="float" office:value="8.9056714020971" calcext:value-type="float">
            <text:p>8.9056714020971</text:p>
          </table:table-cell>
          <table:table-cell office:value-type="string" calcext:value-type="string">
            <text:p>-7.551748232677999+0j</text:p>
          </table:table-cell>
          <table:table-cell office:value-type="string" calcext:value-type="string">
            <text:p>22.735615112742828+0j</text:p>
          </table:table-cell>
          <table:table-cell office:value-type="string" calcext:value-type="string">
            <text:p>-22.802144404121787j</text:p>
          </table:table-cell>
          <table:table-cell table:formula="of:=IMREAL([.R236])+IMAGINARY([.R236])" office:value-type="float" office:value="-7.551748232678" calcext:value-type="float">
            <text:p>-7.551748232678</text:p>
          </table:table-cell>
          <table:table-cell table:formula="of:=IMREAL([.S236])+IMAGINARY([.S236])" office:value-type="float" office:value="22.7356151127428" calcext:value-type="float">
            <text:p>22.7356151127428</text:p>
          </table:table-cell>
          <table:table-cell table:formula="of:=IMREAL([.T236])+IMAGINARY([.T236])" office:value-type="float" office:value="-22.8021444041218" calcext:value-type="float">
            <text:p>-22.802144404121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.139377203127" calcext:value-type="float">
            <text:p>14.139377203127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3" calcext:value-type="float">
            <text:p>-76.3</text:p>
          </table:table-cell>
          <table:table-cell office:value-type="float" office:value="-76.1" calcext:value-type="float">
            <text:p>-76.1</text:p>
          </table:table-cell>
          <table:table-cell office:value-type="float" office:value="8.12830516164099" calcext:value-type="float">
            <text:p>8.1283051616409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343" calcext:value-type="float">
            <text:p>-77.343</text:p>
          </table:table-cell>
          <table:table-cell office:value-type="float" office:value="-76.1" calcext:value-type="float">
            <text:p>-76.1</text:p>
          </table:table-cell>
          <table:table-cell office:value-type="float" office:value="8.80575639146263" calcext:value-type="float">
            <text:p>8.80575639146263</text:p>
          </table:table-cell>
          <table:table-cell office:value-type="string" calcext:value-type="string">
            <text:p>-8.903389302105383+0j</text:p>
          </table:table-cell>
          <table:table-cell office:value-type="string" calcext:value-type="string">
            <text:p>19.84893855951597+0j</text:p>
          </table:table-cell>
          <table:table-cell office:value-type="string" calcext:value-type="string">
            <text:p>-20.441274172467022j</text:p>
          </table:table-cell>
          <table:table-cell table:formula="of:=IMREAL([.R237])+IMAGINARY([.R237])" office:value-type="float" office:value="-8.90338930210538" calcext:value-type="float">
            <text:p>-8.90338930210538</text:p>
          </table:table-cell>
          <table:table-cell table:formula="of:=IMREAL([.S237])+IMAGINARY([.S237])" office:value-type="float" office:value="19.848938559516" calcext:value-type="float">
            <text:p>19.848938559516</text:p>
          </table:table-cell>
          <table:table-cell table:formula="of:=IMREAL([.T237])+IMAGINARY([.T237])" office:value-type="float" office:value="-20.441274172467" calcext:value-type="float">
            <text:p>-20.44127417246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63673384096" calcext:value-type="float">
            <text:p>14.1563673384096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51" calcext:value-type="float">
            <text:p>-76.51</text:p>
          </table:table-cell>
          <table:table-cell office:value-type="float" office:value="-76.19" calcext:value-type="float">
            <text:p>-76.19</text:p>
          </table:table-cell>
          <table:table-cell office:value-type="float" office:value="8.26037949577178" calcext:value-type="float">
            <text:p>8.260379495771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401" calcext:value-type="float">
            <text:p>-77.2401</text:p>
          </table:table-cell>
          <table:table-cell office:value-type="float" office:value="-76.19" calcext:value-type="float">
            <text:p>-76.19</text:p>
          </table:table-cell>
          <table:table-cell office:value-type="float" office:value="8.73648361347266" calcext:value-type="float">
            <text:p>8.73648361347266</text:p>
          </table:table-cell>
          <table:table-cell office:value-type="string" calcext:value-type="string">
            <text:p>-9.887264126381417+0j</text:p>
          </table:table-cell>
          <table:table-cell office:value-type="string" calcext:value-type="string">
            <text:p>17.814002637192488+0j</text:p>
          </table:table-cell>
          <table:table-cell office:value-type="string" calcext:value-type="string">
            <text:p>-18.9385437358622j</text:p>
          </table:table-cell>
          <table:table-cell table:formula="of:=IMREAL([.R238])+IMAGINARY([.R238])" office:value-type="float" office:value="-9.88726412638142" calcext:value-type="float">
            <text:p>-9.88726412638142</text:p>
          </table:table-cell>
          <table:table-cell table:formula="of:=IMREAL([.S238])+IMAGINARY([.S238])" office:value-type="float" office:value="17.8140026371925" calcext:value-type="float">
            <text:p>17.8140026371925</text:p>
          </table:table-cell>
          <table:table-cell table:formula="of:=IMREAL([.T238])+IMAGINARY([.T238])" office:value-type="float" office:value="-18.9385437358622" calcext:value-type="float">
            <text:p>-18.938543735862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1730361892022" calcext:value-type="float">
            <text:p>14.1730361892022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657" calcext:value-type="float">
            <text:p>-76.657</text:p>
          </table:table-cell>
          <table:table-cell office:value-type="float" office:value="-76.271" calcext:value-type="float">
            <text:p>-76.271</text:p>
          </table:table-cell>
          <table:table-cell office:value-type="float" office:value="8.35410635675613" calcext:value-type="float">
            <text:p>8.3541063567561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6807" calcext:value-type="float">
            <text:p>-77.16807</text:p>
          </table:table-cell>
          <table:table-cell office:value-type="float" office:value="-76.271" calcext:value-type="float">
            <text:p>-76.271</text:p>
          </table:table-cell>
          <table:table-cell office:value-type="float" office:value="8.68831717126841" calcext:value-type="float">
            <text:p>8.68831717126841</text:p>
          </table:table-cell>
          <table:table-cell office:value-type="string" calcext:value-type="string">
            <text:p>-10.595093038120655+0j</text:p>
          </table:table-cell>
          <table:table-cell office:value-type="string" calcext:value-type="string">
            <text:p>16.38179106616741+0j</text:p>
          </table:table-cell>
          <table:table-cell office:value-type="string" calcext:value-type="string">
            <text:p>-17.984846119058734j</text:p>
          </table:table-cell>
          <table:table-cell table:formula="of:=IMREAL([.R239])+IMAGINARY([.R239])" office:value-type="float" office:value="-10.5950930381207" calcext:value-type="float">
            <text:p>-10.5950930381207</text:p>
          </table:table-cell>
          <table:table-cell table:formula="of:=IMREAL([.S239])+IMAGINARY([.S239])" office:value-type="float" office:value="16.3817910661674" calcext:value-type="float">
            <text:p>16.3817910661674</text:p>
          </table:table-cell>
          <table:table-cell table:formula="of:=IMREAL([.T239])+IMAGINARY([.T239])" office:value-type="float" office:value="-17.9848461190587" calcext:value-type="float">
            <text:p>-17.9848461190587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.1602684372955" calcext:value-type="float">
            <text:p>14.1602684372955</text:p>
          </table:table-cell>
          <table:table-cell table:number-columns-repeated="3" office:value-type="float" office:value="-74" calcext:value-type="float">
            <text:p>-74</text:p>
          </table:table-cell>
          <table:table-cell office:value-type="float" office:value="-74" calcext:value-type="float">
            <text:p>-74</text:p>
          </table:table-cell>
          <table:table-cell office:value-type="float" office:value="6.81292069057961" calcext:value-type="float">
            <text:p>6.8129206905796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7599" calcext:value-type="float">
            <text:p>-76.7599</text:p>
          </table:table-cell>
          <table:table-cell office:value-type="float" office:value="-76.3439" calcext:value-type="float">
            <text:p>-76.3439</text:p>
          </table:table-cell>
          <table:table-cell office:value-type="float" office:value="8.42034721298161" calcext:value-type="float">
            <text:p>8.42034721298161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117649" calcext:value-type="float">
            <text:p>-77.117649</text:p>
          </table:table-cell>
          <table:table-cell office:value-type="float" office:value="-76.3439" calcext:value-type="float">
            <text:p>-76.3439</text:p>
          </table:table-cell>
          <table:table-cell office:value-type="float" office:value="8.65475875348656" calcext:value-type="float">
            <text:p>8.65475875348656</text:p>
          </table:table-cell>
          <table:table-cell office:value-type="string" calcext:value-type="string">
            <text:p>-11.10016311410882+0j</text:p>
          </table:table-cell>
          <table:table-cell office:value-type="string" calcext:value-type="string">
            <text:p>15.37517373295573+0j</text:p>
          </table:table-cell>
          <table:table-cell office:value-type="string" calcext:value-type="string">
            <text:p>-17.37584330337935j</text:p>
          </table:table-cell>
          <table:table-cell table:formula="of:=IMREAL([.R240])+IMAGINARY([.R240])" office:value-type="float" office:value="-11.1001631141088" calcext:value-type="float">
            <text:p>-11.1001631141088</text:p>
          </table:table-cell>
          <table:table-cell table:formula="of:=IMREAL([.S240])+IMAGINARY([.S240])" office:value-type="float" office:value="15.3751737329557" calcext:value-type="float">
            <text:p>15.3751737329557</text:p>
          </table:table-cell>
          <table:table-cell table:formula="of:=IMREAL([.T240])+IMAGINARY([.T240])" office:value-type="float" office:value="-17.3758433033794" calcext:value-type="float">
            <text:p>-17.3758433033794</text:p>
          </table:table-cell>
          <table:table-cell table:number-columns-repeated="1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1764694118864" calcext:value-type="float">
            <text:p>14.176469411886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3" calcext:value-type="float">
            <text:p>-74.3</text:p>
          </table:table-cell>
          <table:table-cell office:value-type="float" office:value="-74.1" calcext:value-type="float">
            <text:p>-74.1</text:p>
          </table:table-cell>
          <table:table-cell office:value-type="float" office:value="6.97161399963467" calcext:value-type="float">
            <text:p>6.9716139996346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3193" calcext:value-type="float">
            <text:p>-76.83193</text:p>
          </table:table-cell>
          <table:table-cell office:value-type="float" office:value="-76.40951" calcext:value-type="float">
            <text:p>-76.40951</text:p>
          </table:table-cell>
          <table:table-cell office:value-type="float" office:value="8.46702807872106" calcext:value-type="float">
            <text:p>8.4670280787210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0823543" calcext:value-type="float">
            <text:p>-77.0823543</text:p>
          </table:table-cell>
          <table:table-cell office:value-type="float" office:value="-76.40951" calcext:value-type="float">
            <text:p>-76.40951</text:p>
          </table:table-cell>
          <table:table-cell office:value-type="float" office:value="8.63134501392521" calcext:value-type="float">
            <text:p>8.63134501392521</text:p>
          </table:table-cell>
          <table:table-cell office:value-type="string" calcext:value-type="string">
            <text:p>-10.464164875431276+0j</text:p>
          </table:table-cell>
          <table:table-cell office:value-type="string" calcext:value-type="string">
            <text:p>13.61989410823714+0j</text:p>
          </table:table-cell>
          <table:table-cell office:value-type="string" calcext:value-type="string">
            <text:p>-15.355276905007342j</text:p>
          </table:table-cell>
          <table:table-cell table:formula="of:=IMREAL([.R241])+IMAGINARY([.R241])" office:value-type="float" office:value="-10.4641648754313" calcext:value-type="float">
            <text:p>-10.4641648754313</text:p>
          </table:table-cell>
          <table:table-cell table:formula="of:=IMREAL([.S241])+IMAGINARY([.S241])" office:value-type="float" office:value="13.6198941082371" calcext:value-type="float">
            <text:p>13.6198941082371</text:p>
          </table:table-cell>
          <table:table-cell table:formula="of:=IMREAL([.T241])+IMAGINARY([.T241])" office:value-type="float" office:value="-15.3552769050073" calcext:value-type="float">
            <text:p>-15.3552769050073</text:p>
          </table:table-cell>
          <table:table-cell table:number-columns-repeated="1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.1731010485473" calcext:value-type="float">
            <text:p>14.173101048547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1" calcext:value-type="float">
            <text:p>-74.51</text:p>
          </table:table-cell>
          <table:table-cell office:value-type="float" office:value="-74.19" calcext:value-type="float">
            <text:p>-74.19</text:p>
          </table:table-cell>
          <table:table-cell office:value-type="float" office:value="7.08489361432778" calcext:value-type="float">
            <text:p>7.0848936143277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882351" calcext:value-type="float">
            <text:p>-76.882351</text:p>
          </table:table-cell>
          <table:table-cell office:value-type="float" office:value="-76.468559" calcext:value-type="float">
            <text:p>-76.468559</text:p>
          </table:table-cell>
          <table:table-cell office:value-type="float" office:value="8.49985857968932" calcext:value-type="float">
            <text:p>8.49985857968932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75764801" calcext:value-type="float">
            <text:p>-76.75764801</text:p>
          </table:table-cell>
          <table:table-cell office:value-type="float" office:value="-76.468559" calcext:value-type="float">
            <text:p>-76.468559</text:p>
          </table:table-cell>
          <table:table-cell office:value-type="float" office:value="8.41889191020133" calcext:value-type="float">
            <text:p>8.41889191020133</text:p>
          </table:table-cell>
          <table:table-cell office:value-type="string" calcext:value-type="string">
            <text:p>-9.993581067443456+0j</text:p>
          </table:table-cell>
          <table:table-cell office:value-type="string" calcext:value-type="string">
            <text:p>9.324181053790625+0j</text:p>
          </table:table-cell>
          <table:table-cell office:value-type="string" calcext:value-type="string">
            <text:p>-11.246927270990453j</text:p>
          </table:table-cell>
          <table:table-cell table:formula="of:=IMREAL([.R242])+IMAGINARY([.R242])" office:value-type="float" office:value="-9.99358106744346" calcext:value-type="float">
            <text:p>-9.99358106744346</text:p>
          </table:table-cell>
          <table:table-cell table:formula="of:=IMREAL([.S242])+IMAGINARY([.S242])" office:value-type="float" office:value="9.32418105379063" calcext:value-type="float">
            <text:p>9.32418105379063</text:p>
          </table:table-cell>
          <table:table-cell table:formula="of:=IMREAL([.T242])+IMAGINARY([.T242])" office:value-type="float" office:value="-11.2469272709905" calcext:value-type="float">
            <text:p>-11.246927270990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1767372924016" calcext:value-type="float">
            <text:p>14.176737292401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57" calcext:value-type="float">
            <text:p>-74.357</text:p>
          </table:table-cell>
          <table:table-cell office:value-type="float" office:value="-74.171" calcext:value-type="float">
            <text:p>-74.171</text:p>
          </table:table-cell>
          <table:table-cell office:value-type="float" office:value="7.00218101035911" calcext:value-type="float">
            <text:p>7.0021810103591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176457" calcext:value-type="float">
            <text:p>-76.9176457</text:p>
          </table:table-cell>
          <table:table-cell office:value-type="float" office:value="-76.5217031" calcext:value-type="float">
            <text:p>-76.5217031</text:p>
          </table:table-cell>
          <table:table-cell office:value-type="float" office:value="8.52291564377054" calcext:value-type="float">
            <text:p>8.52291564377054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530353607" calcext:value-type="float">
            <text:p>-76.530353607</text:p>
          </table:table-cell>
          <table:table-cell office:value-type="float" office:value="-76.5217031" calcext:value-type="float">
            <text:p>-76.5217031</text:p>
          </table:table-cell>
          <table:table-cell office:value-type="float" office:value="8.27329392122041" calcext:value-type="float">
            <text:p>8.27329392122041</text:p>
          </table:table-cell>
          <table:table-cell office:value-type="string" calcext:value-type="string">
            <text:p>-10.701614622270368+0j</text:p>
          </table:table-cell>
          <table:table-cell office:value-type="string" calcext:value-type="string">
            <text:p>7.504612907188665+0j</text:p>
          </table:table-cell>
          <table:table-cell office:value-type="string" calcext:value-type="string">
            <text:p>-10.533468199094674j</text:p>
          </table:table-cell>
          <table:table-cell table:formula="of:=IMREAL([.R243])+IMAGINARY([.R243])" office:value-type="float" office:value="-10.7016146222704" calcext:value-type="float">
            <text:p>-10.7016146222704</text:p>
          </table:table-cell>
          <table:table-cell table:formula="of:=IMREAL([.S243])+IMAGINARY([.S243])" office:value-type="float" office:value="7.50461290718867" calcext:value-type="float">
            <text:p>7.50461290718867</text:p>
          </table:table-cell>
          <table:table-cell table:formula="of:=IMREAL([.T243])+IMAGINARY([.T243])" office:value-type="float" office:value="-10.5334681990947" calcext:value-type="float">
            <text:p>-10.5334681990947</text:p>
          </table:table-cell>
          <table:table-cell table:number-columns-repeated="1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17470018089" calcext:value-type="float">
            <text:p>14.1747001808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499" calcext:value-type="float">
            <text:p>-74.5499</text:p>
          </table:table-cell>
          <table:table-cell office:value-type="float" office:value="-74.2539" calcext:value-type="float">
            <text:p>-74.2539</text:p>
          </table:table-cell>
          <table:table-cell office:value-type="float" office:value="7.10662391986418" calcext:value-type="float">
            <text:p>7.10662391986418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4235199" calcext:value-type="float">
            <text:p>-76.94235199</text:p>
          </table:table-cell>
          <table:table-cell office:value-type="float" office:value="-76.56953279" calcext:value-type="float">
            <text:p>-76.56953279</text:p>
          </table:table-cell>
          <table:table-cell office:value-type="float" office:value="8.53909279313475" calcext:value-type="float">
            <text:p>8.539092793134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3712475249" calcext:value-type="float">
            <text:p>-76.3712475249</text:p>
          </table:table-cell>
          <table:table-cell office:value-type="float" office:value="-76.56953279" calcext:value-type="float">
            <text:p>-76.56953279</text:p>
          </table:table-cell>
          <table:table-cell office:value-type="float" office:value="8.17287614497129" calcext:value-type="float">
            <text:p>8.17287614497129</text:p>
          </table:table-cell>
          <table:table-cell office:value-type="string" calcext:value-type="string">
            <text:p>-10.157273723354601+0j</text:p>
          </table:table-cell>
          <table:table-cell office:value-type="string" calcext:value-type="string">
            <text:p>5.178305700332963+0j</text:p>
          </table:table-cell>
          <table:table-cell office:value-type="string" calcext:value-type="string">
            <text:p>-8.317919884597131j</text:p>
          </table:table-cell>
          <table:table-cell table:formula="of:=IMREAL([.R244])+IMAGINARY([.R244])" office:value-type="float" office:value="-10.1572737233546" calcext:value-type="float">
            <text:p>-10.1572737233546</text:p>
          </table:table-cell>
          <table:table-cell table:formula="of:=IMREAL([.S244])+IMAGINARY([.S244])" office:value-type="float" office:value="5.17830570033296" calcext:value-type="float">
            <text:p>5.17830570033296</text:p>
          </table:table-cell>
          <table:table-cell table:formula="of:=IMREAL([.T244])+IMAGINARY([.T244])" office:value-type="float" office:value="-8.31791988459713" calcext:value-type="float">
            <text:p>-8.31791988459713</text:p>
          </table:table-cell>
          <table:table-cell table:number-columns-repeated="1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1590683726892" calcext:value-type="float">
            <text:p>14.159068372689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38493" calcext:value-type="float">
            <text:p>-74.38493</text:p>
          </table:table-cell>
          <table:table-cell office:value-type="float" office:value="-74.22851" calcext:value-type="float">
            <text:p>-74.22851</text:p>
          </table:table-cell>
          <table:table-cell office:value-type="float" office:value="7.01720773354589" calcext:value-type="float">
            <text:p>7.0172077335458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59646393" calcext:value-type="float">
            <text:p>-76.959646393</text:p>
          </table:table-cell>
          <table:table-cell office:value-type="float" office:value="-76.612579511" calcext:value-type="float">
            <text:p>-76.612579511</text:p>
          </table:table-cell>
          <table:table-cell office:value-type="float" office:value="8.55043506398091" calcext:value-type="float">
            <text:p>8.5504350639809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25987326743" calcext:value-type="float">
            <text:p>-76.25987326743</text:p>
          </table:table-cell>
          <table:table-cell office:value-type="float" office:value="-76.612579511" calcext:value-type="float">
            <text:p>-76.612579511</text:p>
          </table:table-cell>
          <table:table-cell office:value-type="float" office:value="8.10330978850953" calcext:value-type="float">
            <text:p>8.10330978850953</text:p>
          </table:table-cell>
          <table:table-cell office:value-type="string" calcext:value-type="string">
            <text:p>-10.819425185280897+0j</text:p>
          </table:table-cell>
          <table:table-cell office:value-type="string" calcext:value-type="string">
            <text:p>4.671020872841872+0j</text:p>
          </table:table-cell>
          <table:table-cell office:value-type="string" calcext:value-type="string">
            <text:p>-8.868787446206317j</text:p>
          </table:table-cell>
          <table:table-cell table:formula="of:=IMREAL([.R245])+IMAGINARY([.R245])" office:value-type="float" office:value="-10.8194251852809" calcext:value-type="float">
            <text:p>-10.8194251852809</text:p>
          </table:table-cell>
          <table:table-cell table:formula="of:=IMREAL([.S245])+IMAGINARY([.S245])" office:value-type="float" office:value="4.67102087284187" calcext:value-type="float">
            <text:p>4.67102087284187</text:p>
          </table:table-cell>
          <table:table-cell table:formula="of:=IMREAL([.T245])+IMAGINARY([.T245])" office:value-type="float" office:value="-8.86878744620632" calcext:value-type="float">
            <text:p>-8.86878744620632</text:p>
          </table:table-cell>
          <table:table-cell table:number-columns-repeated="1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1691745963043" calcext:value-type="float">
            <text:p>14.16917459630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69451" calcext:value-type="float">
            <text:p>-74.269451</text:p>
          </table:table-cell>
          <table:table-cell office:value-type="float" office:value="-74.205659" calcext:value-type="float">
            <text:p>-74.205659</text:p>
          </table:table-cell>
          <table:table-cell office:value-type="float" office:value="6.95528664915668" calcext:value-type="float">
            <text:p>6.9552866491566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717524751" calcext:value-type="float">
            <text:p>-76.9717524751</text:p>
          </table:table-cell>
          <table:table-cell office:value-type="float" office:value="-76.6513215599" calcext:value-type="float">
            <text:p>-76.6513215599</text:p>
          </table:table-cell>
          <table:table-cell office:value-type="float" office:value="8.55838361645349" calcext:value-type="float">
            <text:p>8.5583836164534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81911287201" calcext:value-type="float">
            <text:p>-76.181911287201</text:p>
          </table:table-cell>
          <table:table-cell office:value-type="float" office:value="-76.6513215599" calcext:value-type="float">
            <text:p>-76.6513215599</text:p>
          </table:table-cell>
          <table:table-cell office:value-type="float" office:value="8.05496596236114" calcext:value-type="float">
            <text:p>8.05496596236114</text:p>
          </table:table-cell>
          <table:table-cell office:value-type="string" calcext:value-type="string">
            <text:p>-11.274508070201076+0j</text:p>
          </table:table-cell>
          <table:table-cell office:value-type="string" calcext:value-type="string">
            <text:p>4.317159899863867+0j</text:p>
          </table:table-cell>
          <table:table-cell office:value-type="string" calcext:value-type="string">
            <text:p>-9.269374361901434j</text:p>
          </table:table-cell>
          <table:table-cell table:formula="of:=IMREAL([.R246])+IMAGINARY([.R246])" office:value-type="float" office:value="-11.2745080702011" calcext:value-type="float">
            <text:p>-11.2745080702011</text:p>
          </table:table-cell>
          <table:table-cell table:formula="of:=IMREAL([.S246])+IMAGINARY([.S246])" office:value-type="float" office:value="4.31715989986387" calcext:value-type="float">
            <text:p>4.31715989986387</text:p>
          </table:table-cell>
          <table:table-cell table:formula="of:=IMREAL([.T246])+IMAGINARY([.T246])" office:value-type="float" office:value="-9.26937436190143" calcext:value-type="float">
            <text:p>-9.26937436190143</text:p>
          </table:table-cell>
          <table:table-cell table:number-columns-repeated="1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.1757704875115" calcext:value-type="float">
            <text:p>14.175770487511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886157" calcext:value-type="float">
            <text:p>-74.1886157</text:p>
          </table:table-cell>
          <table:table-cell office:value-type="float" office:value="-74.1850931" calcext:value-type="float">
            <text:p>-74.1850931</text:p>
          </table:table-cell>
          <table:table-cell office:value-type="float" office:value="6.91226728735176" calcext:value-type="float">
            <text:p>6.9122672873517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8022673257" calcext:value-type="float">
            <text:p>-76.98022673257</text:p>
          </table:table-cell>
          <table:table-cell office:value-type="float" office:value="-76.68618940391" calcext:value-type="float">
            <text:p>-76.68618940391</text:p>
          </table:table-cell>
          <table:table-cell office:value-type="float" office:value="8.5639519992531" calcext:value-type="float">
            <text:p>8.563951999253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4273379010407" calcext:value-type="float">
            <text:p>-76.4273379010407</text:p>
          </table:table-cell>
          <table:table-cell office:value-type="float" office:value="-76.68618940391" calcext:value-type="float">
            <text:p>-76.68618940391</text:p>
          </table:table-cell>
          <table:table-cell office:value-type="float" office:value="8.20813700322283" calcext:value-type="float">
            <text:p>8.20813700322283</text:p>
          </table:table-cell>
          <table:table-cell office:value-type="string" calcext:value-type="string">
            <text:p>-11.589015815326357+0j</text:p>
          </table:table-cell>
          <table:table-cell office:value-type="string" calcext:value-type="string">
            <text:p>6.826725058130108+0j</text:p>
          </table:table-cell>
          <table:table-cell office:value-type="string" calcext:value-type="string">
            <text:p>-11.01579988414157j</text:p>
          </table:table-cell>
          <table:table-cell table:formula="of:=IMREAL([.R247])+IMAGINARY([.R247])" office:value-type="float" office:value="-11.5890158153264" calcext:value-type="float">
            <text:p>-11.5890158153264</text:p>
          </table:table-cell>
          <table:table-cell table:formula="of:=IMREAL([.S247])+IMAGINARY([.S247])" office:value-type="float" office:value="6.82672505813011" calcext:value-type="float">
            <text:p>6.82672505813011</text:p>
          </table:table-cell>
          <table:table-cell table:formula="of:=IMREAL([.T247])+IMAGINARY([.T247])" office:value-type="float" office:value="-11.0157998841416" calcext:value-type="float">
            <text:p>-11.015799884141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605102227945" calcext:value-type="float">
            <text:p>14.160510222794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43203099" calcext:value-type="float">
            <text:p>-74.43203099</text:p>
          </table:table-cell>
          <table:table-cell office:value-type="float" office:value="-74.26658379" calcext:value-type="float">
            <text:p>-74.26658379</text:p>
          </table:table-cell>
          <table:table-cell office:value-type="float" office:value="7.04262179383332" calcext:value-type="float">
            <text:p>7.0426217938333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986158712799" calcext:value-type="float">
            <text:p>-76.986158712799</text:p>
          </table:table-cell>
          <table:table-cell office:value-type="float" office:value="-76.717570463519" calcext:value-type="float">
            <text:p>-76.717570463519</text:p>
          </table:table-cell>
          <table:table-cell office:value-type="float" office:value="8.56785202274809" calcext:value-type="float">
            <text:p>8.56785202274809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.1991365307285" calcext:value-type="float">
            <text:p>-77.1991365307285</text:p>
          </table:table-cell>
          <table:table-cell office:value-type="float" office:value="-76.717570463519" calcext:value-type="float">
            <text:p>-76.717570463519</text:p>
          </table:table-cell>
          <table:table-cell office:value-type="float" office:value="8.70905869875364" calcext:value-type="float">
            <text:p>8.70905869875364</text:p>
          </table:table-cell>
          <table:table-cell office:value-type="string" calcext:value-type="string">
            <text:p>-10.792530251242091+0j</text:p>
          </table:table-cell>
          <table:table-cell office:value-type="string" calcext:value-type="string">
            <text:p>13.629863841880635+0j</text:p>
          </table:table-cell>
          <table:table-cell office:value-type="string" calcext:value-type="string">
            <text:p>-15.546689177439458j</text:p>
          </table:table-cell>
          <table:table-cell table:formula="of:=IMREAL([.R248])+IMAGINARY([.R248])" office:value-type="float" office:value="-10.7925302512421" calcext:value-type="float">
            <text:p>-10.7925302512421</text:p>
          </table:table-cell>
          <table:table-cell table:formula="of:=IMREAL([.S248])+IMAGINARY([.S248])" office:value-type="float" office:value="13.6298638418806" calcext:value-type="float">
            <text:p>13.6298638418806</text:p>
          </table:table-cell>
          <table:table-cell table:formula="of:=IMREAL([.T248])+IMAGINARY([.T248])" office:value-type="float" office:value="-15.5466891774395" calcext:value-type="float">
            <text:p>-15.5466891774395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1794951908952" calcext:value-type="float">
            <text:p>14.1794951908952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602421693" calcext:value-type="float">
            <text:p>-74.602421693</text:p>
          </table:table-cell>
          <table:table-cell office:value-type="float" office:value="-74.339925411" calcext:value-type="float">
            <text:p>-74.339925411</text:p>
          </table:table-cell>
          <table:table-cell office:value-type="float" office:value="7.13532988412044" calcext:value-type="float">
            <text:p>7.1353298841204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03110989593" calcext:value-type="float">
            <text:p>-76.9903110989593</text:p>
          </table:table-cell>
          <table:table-cell office:value-type="float" office:value="-76.7458134171671" calcext:value-type="float">
            <text:p>-76.7458134171671</text:p>
          </table:table-cell>
          <table:table-cell office:value-type="float" office:value="8.57058309590846" calcext:value-type="float">
            <text:p>8.57058309590846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7.7393955715099" calcext:value-type="float">
            <text:p>-77.7393955715099</text:p>
          </table:table-cell>
          <table:table-cell office:value-type="float" office:value="-76.7458134171671" calcext:value-type="float">
            <text:p>-76.7458134171671</text:p>
          </table:table-cell>
          <table:table-cell office:value-type="float" office:value="9.07778415907221" calcext:value-type="float">
            <text:p>9.07778415907221</text:p>
          </table:table-cell>
          <table:table-cell office:value-type="string" calcext:value-type="string">
            <text:p>-10.216346385749878+0j</text:p>
          </table:table-cell>
          <table:table-cell office:value-type="string" calcext:value-type="string">
            <text:p>18.94193858390929+0j</text:p>
          </table:table-cell>
          <table:table-cell office:value-type="string" calcext:value-type="string">
            <text:p>-20.047524485427473j</text:p>
          </table:table-cell>
          <table:table-cell table:formula="of:=IMREAL([.R249])+IMAGINARY([.R249])" office:value-type="float" office:value="-10.2163463857499" calcext:value-type="float">
            <text:p>-10.2163463857499</text:p>
          </table:table-cell>
          <table:table-cell table:formula="of:=IMREAL([.S249])+IMAGINARY([.S249])" office:value-type="float" office:value="18.9419385839093" calcext:value-type="float">
            <text:p>18.9419385839093</text:p>
          </table:table-cell>
          <table:table-cell table:formula="of:=IMREAL([.T249])+IMAGINARY([.T249])" office:value-type="float" office:value="-20.0475244854275" calcext:value-type="float">
            <text:p>-20.0475244854275</text:p>
          </table:table-cell>
          <table:table-cell table:number-columns-repeated="1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.1791525754023" calcext:value-type="float">
            <text:p>14.179152575402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7216951851" calcext:value-type="float">
            <text:p>-74.7216951851</text:p>
          </table:table-cell>
          <table:table-cell office:value-type="float" office:value="-74.4059328699" calcext:value-type="float">
            <text:p>-74.4059328699</text:p>
          </table:table-cell>
          <table:table-cell office:value-type="float" office:value="7.20095073134567" calcext:value-type="float">
            <text:p>7.20095073134567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9932177692715" calcext:value-type="float">
            <text:p>-76.9932177692715</text:p>
          </table:table-cell>
          <table:table-cell office:value-type="float" office:value="-76.7712320754504" calcext:value-type="float">
            <text:p>-76.7712320754504</text:p>
          </table:table-cell>
          <table:table-cell office:value-type="float" office:value="8.57249536508266" calcext:value-type="float">
            <text:p>8.5724953650826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1175769000569" calcext:value-type="float">
            <text:p>-78.1175769000569</text:p>
          </table:table-cell>
          <table:table-cell office:value-type="float" office:value="-76.7712320754504" calcext:value-type="float">
            <text:p>-76.7712320754504</text:p>
          </table:table-cell>
          <table:table-cell office:value-type="float" office:value="9.34514182296206" calcext:value-type="float">
            <text:p>9.34514182296206</text:p>
          </table:table-cell>
          <table:table-cell office:value-type="string" calcext:value-type="string">
            <text:p>-9.803629704134526+0j</text:p>
          </table:table-cell>
          <table:table-cell office:value-type="string" calcext:value-type="string">
            <text:p>22.95464487609729+0j</text:p>
          </table:table-cell>
          <table:table-cell office:value-type="string" calcext:value-type="string">
            <text:p>-23.690669269481624j</text:p>
          </table:table-cell>
          <table:table-cell table:formula="of:=IMREAL([.R250])+IMAGINARY([.R250])" office:value-type="float" office:value="-9.80362970413453" calcext:value-type="float">
            <text:p>-9.80362970413453</text:p>
          </table:table-cell>
          <table:table-cell table:formula="of:=IMREAL([.S250])+IMAGINARY([.S250])" office:value-type="float" office:value="22.9546448760973" calcext:value-type="float">
            <text:p>22.9546448760973</text:p>
          </table:table-cell>
          <table:table-cell table:formula="of:=IMREAL([.T250])+IMAGINARY([.T250])" office:value-type="float" office:value="-23.6906692694816" calcext:value-type="float">
            <text:p>-23.6906692694816</text:p>
          </table:table-cell>
          <table:table-cell table:number-columns-repeated="1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.1647648815243" calcext:value-type="float">
            <text:p>14.164764881524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0518662957" calcext:value-type="float">
            <text:p>-74.80518662957</text:p>
          </table:table-cell>
          <table:table-cell office:value-type="float" office:value="-74.46533958291" calcext:value-type="float">
            <text:p>-74.46533958291</text:p>
          </table:table-cell>
          <table:table-cell office:value-type="float" office:value="7.24724407132082" calcext:value-type="float">
            <text:p>7.2472440713208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69525243849" calcext:value-type="float">
            <text:p>-76.69525243849</text:p>
          </table:table-cell>
          <table:table-cell office:value-type="float" office:value="-76.6941088679054" calcext:value-type="float">
            <text:p>-76.6941088679054</text:p>
          </table:table-cell>
          <table:table-cell office:value-type="float" office:value="8.37866991374122" calcext:value-type="float">
            <text:p>8.3786699137412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6823038300399" calcext:value-type="float">
            <text:p>-78.6823038300399</text:p>
          </table:table-cell>
          <table:table-cell office:value-type="float" office:value="-76.6941088679054" calcext:value-type="float">
            <text:p>-76.6941088679054</text:p>
          </table:table-cell>
          <table:table-cell office:value-type="float" office:value="9.75910807826725" calcext:value-type="float">
            <text:p>9.75910807826725</text:p>
          </table:table-cell>
          <table:table-cell office:value-type="string" calcext:value-type="string">
            <text:p>-8.006164951880754+0j</text:p>
          </table:table-cell>
          <table:table-cell office:value-type="string" calcext:value-type="string">
            <text:p>31.235574821863928+0j</text:p>
          </table:table-cell>
          <table:table-cell office:value-type="string" calcext:value-type="string">
            <text:p>-31.291872003920332j</text:p>
          </table:table-cell>
          <table:table-cell table:formula="of:=IMREAL([.R251])+IMAGINARY([.R251])" office:value-type="float" office:value="-8.00616495188075" calcext:value-type="float">
            <text:p>-8.00616495188075</text:p>
          </table:table-cell>
          <table:table-cell table:formula="of:=IMREAL([.S251])+IMAGINARY([.S251])" office:value-type="float" office:value="31.2355748218639" calcext:value-type="float">
            <text:p>31.2355748218639</text:p>
          </table:table-cell>
          <table:table-cell table:formula="of:=IMREAL([.T251])+IMAGINARY([.T251])" office:value-type="float" office:value="-31.2918720039203" calcext:value-type="float">
            <text:p>-31.2918720039203</text:p>
          </table:table-cell>
          <table:table-cell table:number-columns-repeated="1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4.1905561022985" calcext:value-type="float">
            <text:p>14.190556102298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63630640699" calcext:value-type="float">
            <text:p>-74.863630640699</text:p>
          </table:table-cell>
          <table:table-cell office:value-type="float" office:value="-74.518805624619" calcext:value-type="float">
            <text:p>-74.518805624619</text:p>
          </table:table-cell>
          <table:table-cell office:value-type="float" office:value="7.27982637351716" calcext:value-type="float">
            <text:p>7.27982637351716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5.886676706943" calcext:value-type="float">
            <text:p>-75.886676706943</text:p>
          </table:table-cell>
          <table:table-cell office:value-type="float" office:value="-76.4246979811149" calcext:value-type="float">
            <text:p>-76.4246979811149</text:p>
          </table:table-cell>
          <table:table-cell office:value-type="float" office:value="7.87449219547728" calcext:value-type="float">
            <text:p>7.87449219547728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776126810279" calcext:value-type="float">
            <text:p>-78.7776126810279</text:p>
          </table:table-cell>
          <table:table-cell office:value-type="float" office:value="-76.4246979811149" calcext:value-type="float">
            <text:p>-76.4246979811149</text:p>
          </table:table-cell>
          <table:table-cell office:value-type="float" office:value="9.83075990131741" calcext:value-type="float">
            <text:p>9.83075990131741</text:p>
          </table:table-cell>
          <table:table-cell office:value-type="string" calcext:value-type="string">
            <text:p>-4.066252412762064+0j</text:p>
          </table:table-cell>
          <table:table-cell office:value-type="string" calcext:value-type="string">
            <text:p>35.806332454110574+0j</text:p>
          </table:table-cell>
          <table:table-cell office:value-type="string" calcext:value-type="string">
            <text:p>-35.23738750192411j</text:p>
          </table:table-cell>
          <table:table-cell table:formula="of:=IMREAL([.R252])+IMAGINARY([.R252])" office:value-type="float" office:value="-4.06625241276206" calcext:value-type="float">
            <text:p>-4.06625241276206</text:p>
          </table:table-cell>
          <table:table-cell table:formula="of:=IMREAL([.S252])+IMAGINARY([.S252])" office:value-type="float" office:value="35.8063324541106" calcext:value-type="float">
            <text:p>35.8063324541106</text:p>
          </table:table-cell>
          <table:table-cell table:formula="of:=IMREAL([.T252])+IMAGINARY([.T252])" office:value-type="float" office:value="-35.2373875019241" calcext:value-type="float">
            <text:p>-35.237387501924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522769668357" calcext:value-type="float">
            <text:p>14.252276966835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045414484893" calcext:value-type="float">
            <text:p>-74.9045414484893</text:p>
          </table:table-cell>
          <table:table-cell office:value-type="float" office:value="-74.5669250621571" calcext:value-type="float">
            <text:p>-74.5669250621571</text:p>
          </table:table-cell>
          <table:table-cell office:value-type="float" office:value="7.30272110399866" calcext:value-type="float">
            <text:p>7.30272110399866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5.3206736948601" calcext:value-type="float">
            <text:p>-75.3206736948601</text:p>
          </table:table-cell>
          <table:table-cell office:value-type="float" office:value="-76.1822281830034" calcext:value-type="float">
            <text:p>-76.1822281830034</text:p>
          </table:table-cell>
          <table:table-cell office:value-type="float" office:value="7.53972992875991" calcext:value-type="float">
            <text:p>7.53972992875991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8443288767195" calcext:value-type="float">
            <text:p>-78.8443288767195</text:p>
          </table:table-cell>
          <table:table-cell office:value-type="float" office:value="-76.1822281830034" calcext:value-type="float">
            <text:p>-76.1822281830034</text:p>
          </table:table-cell>
          <table:table-cell office:value-type="float" office:value="9.88122896042905" calcext:value-type="float">
            <text:p>9.88122896042905</text:p>
          </table:table-cell>
          <table:table-cell office:value-type="string" calcext:value-type="string">
            <text:p>-1.5689963072048516+0j</text:p>
          </table:table-cell>
          <table:table-cell office:value-type="string" calcext:value-type="string">
            <text:p>38.768267351037565+0j</text:p>
          </table:table-cell>
          <table:table-cell office:value-type="string" calcext:value-type="string">
            <text:p>-38.08870188298976j</text:p>
          </table:table-cell>
          <table:table-cell table:formula="of:=IMREAL([.R253])+IMAGINARY([.R253])" office:value-type="float" office:value="-1.56899630720485" calcext:value-type="float">
            <text:p>-1.56899630720485</text:p>
          </table:table-cell>
          <table:table-cell table:formula="of:=IMREAL([.S253])+IMAGINARY([.S253])" office:value-type="float" office:value="38.7682673510376" calcext:value-type="float">
            <text:p>38.7682673510376</text:p>
          </table:table-cell>
          <table:table-cell table:formula="of:=IMREAL([.T253])+IMAGINARY([.T253])" office:value-type="float" office:value="-38.0887018829898" calcext:value-type="float">
            <text:p>-38.0887018829898</text:p>
          </table:table-cell>
          <table:table-cell table:number-columns-repeated="1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.3408286062756" calcext:value-type="float">
            <text:p>14.340828606275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331790139425" calcext:value-type="float">
            <text:p>-74.9331790139425</text:p>
          </table:table-cell>
          <table:table-cell office:value-type="float" office:value="-74.6102325559414" calcext:value-type="float">
            <text:p>-74.6102325559414</text:p>
          </table:table-cell>
          <table:table-cell office:value-type="float" office:value="7.31879024360742" calcext:value-type="float">
            <text:p>7.3187902436074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244715864021" calcext:value-type="float">
            <text:p>-74.9244715864021</text:p>
          </table:table-cell>
          <table:table-cell office:value-type="float" office:value="-75.9640053647031" calcext:value-type="float">
            <text:p>-75.9640053647031</text:p>
          </table:table-cell>
          <table:table-cell office:value-type="float" office:value="7.31390058556495" calcext:value-type="float">
            <text:p>7.3139005855649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office:value-type="float" office:value="-78.5910302137036" calcext:value-type="float">
            <text:p>-78.5910302137036</text:p>
          </table:table-cell>
          <table:table-cell office:value-type="float" office:value="-75.9640053647031" calcext:value-type="float">
            <text:p>-75.9640053647031</text:p>
          </table:table-cell>
          <table:table-cell office:value-type="float" office:value="9.69097947572355" calcext:value-type="float">
            <text:p>9.69097947572355</text:p>
          </table:table-cell>
          <table:table-cell office:value-type="string" calcext:value-type="string">
            <text:p>0.06252220654352106+0j</text:p>
          </table:table-cell>
          <table:table-cell office:value-type="string" calcext:value-type="string">
            <text:p>36.7121051488883+0j</text:p>
          </table:table-cell>
          <table:table-cell office:value-type="string" calcext:value-type="string">
            <text:p>-35.97990141668296j</text:p>
          </table:table-cell>
          <table:table-cell table:formula="of:=IMREAL([.R254])+IMAGINARY([.R254])" office:value-type="float" office:value="0.0625222065435211" calcext:value-type="float">
            <text:p>0.062522206543521</text:p>
          </table:table-cell>
          <table:table-cell table:formula="of:=IMREAL([.S254])+IMAGINARY([.S254])" office:value-type="float" office:value="36.7121051488883" calcext:value-type="float">
            <text:p>36.7121051488883</text:p>
          </table:table-cell>
          <table:table-cell table:formula="of:=IMREAL([.T254])+IMAGINARY([.T254])" office:value-type="float" office:value="-35.979901416683" calcext:value-type="float">
            <text:p>-35.979901416683</text:p>
          </table:table-cell>
          <table:table-cell table:number-columns-repeated="1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.4588612615689" calcext:value-type="float">
            <text:p>14.458861261568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9532253097597" calcext:value-type="float">
            <text:p>-74.9532253097597</text:p>
          </table:table-cell>
          <table:table-cell office:value-type="float" office:value="-74.6492093003473" calcext:value-type="float">
            <text:p>-74.6492093003473</text:p>
          </table:table-cell>
          <table:table-cell office:value-type="float" office:value="7.33005967533952" calcext:value-type="float">
            <text:p>7.3300596753395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6471301104814" calcext:value-type="float">
            <text:p>-74.6471301104814</text:p>
          </table:table-cell>
          <table:table-cell office:value-type="float" office:value="-75.7676048282328" calcext:value-type="float">
            <text:p>-75.7676048282328</text:p>
          </table:table-cell>
          <table:table-cell office:value-type="float" office:value="7.15985681128793" calcext:value-type="float">
            <text:p>7.1598568112879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4137211495925" calcext:value-type="float">
            <text:p>-78.4137211495925</text:p>
          </table:table-cell>
          <table:table-cell office:value-type="float" office:value="-75.7676048282328" calcext:value-type="float">
            <text:p>-75.7676048282328</text:p>
          </table:table-cell>
          <table:table-cell office:value-type="float" office:value="9.5599885396816" calcext:value-type="float">
            <text:p>9.5599885396816</text:p>
          </table:table-cell>
          <table:table-cell office:value-type="string" calcext:value-type="string">
            <text:p>1.1510114935873852+0j</text:p>
          </table:table-cell>
          <table:table-cell office:value-type="string" calcext:value-type="string">
            <text:p>35.29868908012349+0j</text:p>
          </table:table-cell>
          <table:table-cell office:value-type="string" calcext:value-type="string">
            <text:p>-34.56963921337468j</text:p>
          </table:table-cell>
          <table:table-cell table:formula="of:=IMREAL([.R255])+IMAGINARY([.R255])" office:value-type="float" office:value="1.15101149358739" calcext:value-type="float">
            <text:p>1.15101149358739</text:p>
          </table:table-cell>
          <table:table-cell table:formula="of:=IMREAL([.S255])+IMAGINARY([.S255])" office:value-type="float" office:value="35.2986890801235" calcext:value-type="float">
            <text:p>35.2986890801235</text:p>
          </table:table-cell>
          <table:table-cell table:formula="of:=IMREAL([.T255])+IMAGINARY([.T255])" office:value-type="float" office:value="-34.5696392133747" calcext:value-type="float">
            <text:p>-34.5696392133747</text:p>
          </table:table-cell>
          <table:table-cell table:number-columns-repeated="1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4.4569076744476" calcext:value-type="float">
            <text:p>14.456907674447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6672577168318" calcext:value-type="float">
            <text:p>-74.6672577168318</text:p>
          </table:table-cell>
          <table:table-cell office:value-type="float" office:value="-74.5842883703126" calcext:value-type="float">
            <text:p>-74.5842883703126</text:p>
          </table:table-cell>
          <table:table-cell office:value-type="float" office:value="7.1709262704996" calcext:value-type="float">
            <text:p>7.170926270499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52991077337" calcext:value-type="float">
            <text:p>-74.452991077337</text:p>
          </table:table-cell>
          <table:table-cell office:value-type="float" office:value="-75.5908443454095" calcext:value-type="float">
            <text:p>-75.5908443454095</text:p>
          </table:table-cell>
          <table:table-cell office:value-type="float" office:value="7.05396070283292" calcext:value-type="float">
            <text:p>7.0539607028329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896048047148" calcext:value-type="float">
            <text:p>-78.2896048047148</text:p>
          </table:table-cell>
          <table:table-cell office:value-type="float" office:value="-75.5908443454095" calcext:value-type="float">
            <text:p>-75.5908443454095</text:p>
          </table:table-cell>
          <table:table-cell office:value-type="float" office:value="9.46934980804415" calcext:value-type="float">
            <text:p>9.46934980804415</text:p>
          </table:table-cell>
          <table:table-cell office:value-type="string" calcext:value-type="string">
            <text:p>0.7862827181046042+0j</text:p>
          </table:table-cell>
          <table:table-cell office:value-type="string" calcext:value-type="string">
            <text:p>35.48366930635741+0j</text:p>
          </table:table-cell>
          <table:table-cell office:value-type="string" calcext:value-type="string">
            <text:p>-34.77606904763115j</text:p>
          </table:table-cell>
          <table:table-cell table:formula="of:=IMREAL([.R256])+IMAGINARY([.R256])" office:value-type="float" office:value="0.786282718104604" calcext:value-type="float">
            <text:p>0.786282718104604</text:p>
          </table:table-cell>
          <table:table-cell table:formula="of:=IMREAL([.S256])+IMAGINARY([.S256])" office:value-type="float" office:value="35.4836693063574" calcext:value-type="float">
            <text:p>35.4836693063574</text:p>
          </table:table-cell>
          <table:table-cell table:formula="of:=IMREAL([.T256])+IMAGINARY([.T256])" office:value-type="float" office:value="-34.7760690476311" calcext:value-type="float">
            <text:p>-34.7760690476311</text:p>
          </table:table-cell>
          <table:table-cell table:number-columns-repeated="1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4.4398265898189" calcext:value-type="float">
            <text:p>14.4398265898189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4670804017823" calcext:value-type="float">
            <text:p>-74.4670804017823</text:p>
          </table:table-cell>
          <table:table-cell office:value-type="float" office:value="-74.5258595332813" calcext:value-type="float">
            <text:p>-74.5258595332813</text:p>
          </table:table-cell>
          <table:table-cell office:value-type="float" office:value="7.06159295099861" calcext:value-type="float">
            <text:p>7.0615929509986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4.0170937541359" calcext:value-type="float">
            <text:p>-74.0170937541359</text:p>
          </table:table-cell>
          <table:table-cell office:value-type="float" office:value="-75.3317599108685" calcext:value-type="float">
            <text:p>-75.3317599108685</text:p>
          </table:table-cell>
          <table:table-cell office:value-type="float" office:value="6.82186506863579" calcext:value-type="float">
            <text:p>6.821865068635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2027233633003" calcext:value-type="float">
            <text:p>-78.2027233633003</text:p>
          </table:table-cell>
          <table:table-cell office:value-type="float" office:value="-75.3317599108685" calcext:value-type="float">
            <text:p>-75.3317599108685</text:p>
          </table:table-cell>
          <table:table-cell office:value-type="float" office:value="9.40641449564628" calcext:value-type="float">
            <text:p>9.40641449564628</text:p>
          </table:table-cell>
          <table:table-cell office:value-type="string" calcext:value-type="string">
            <text:p>1.5428418140545221+0j</text:p>
          </table:table-cell>
          <table:table-cell office:value-type="string" calcext:value-type="string">
            <text:p>36.53363104084355+0j</text:p>
          </table:table-cell>
          <table:table-cell office:value-type="string" calcext:value-type="string">
            <text:p>-35.90397496618872j</text:p>
          </table:table-cell>
          <table:table-cell table:formula="of:=IMREAL([.R257])+IMAGINARY([.R257])" office:value-type="float" office:value="1.54284181405452" calcext:value-type="float">
            <text:p>1.54284181405452</text:p>
          </table:table-cell>
          <table:table-cell table:formula="of:=IMREAL([.S257])+IMAGINARY([.S257])" office:value-type="float" office:value="36.5336310408435" calcext:value-type="float">
            <text:p>36.5336310408435</text:p>
          </table:table-cell>
          <table:table-cell table:formula="of:=IMREAL([.T257])+IMAGINARY([.T257])" office:value-type="float" office:value="-35.9039749661887" calcext:value-type="float">
            <text:p>-35.903974966188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3750324130582" calcext:value-type="float">
            <text:p>14.375032413058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4.0269562812476" calcext:value-type="float">
            <text:p>-74.0269562812476</text:p>
          </table:table-cell>
          <table:table-cell office:value-type="float" office:value="-74.3732735799532" calcext:value-type="float">
            <text:p>-74.3732735799532</text:p>
          </table:table-cell>
          <table:table-cell office:value-type="float" office:value="6.82703101811943" calcext:value-type="float">
            <text:p>6.8270310181194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7119656278951" calcext:value-type="float">
            <text:p>-73.7119656278951</text:p>
          </table:table-cell>
          <table:table-cell office:value-type="float" office:value="-75.0985839197817" calcext:value-type="float">
            <text:p>-75.0985839197817</text:p>
          </table:table-cell>
          <table:table-cell office:value-type="float" office:value="6.6639570234331" calcext:value-type="float">
            <text:p>6.6639570234331</text:p>
          </table:table-cell>
          <table:table-cell office:value-type="float" office:value="-75" calcext:value-type="float">
            <text:p>-75</text:p>
          </table:table-cell>
          <table:table-cell office:value-type="float" office:value="-80" calcext:value-type="float">
            <text:p>-80</text:p>
          </table:table-cell>
          <table:table-cell office:value-type="float" office:value="-78.7419063543102" calcext:value-type="float">
            <text:p>-78.7419063543102</text:p>
          </table:table-cell>
          <table:table-cell office:value-type="float" office:value="-75.0985839197817" calcext:value-type="float">
            <text:p>-75.0985839197817</text:p>
          </table:table-cell>
          <table:table-cell office:value-type="float" office:value="9.80385497987439" calcext:value-type="float">
            <text:p>9.80385497987439</text:p>
          </table:table-cell>
          <table:table-cell office:value-type="string" calcext:value-type="string">
            <text:p>1.0300133237279328+0j</text:p>
          </table:table-cell>
          <table:table-cell office:value-type="string" calcext:value-type="string">
            <text:p>45.95121254610912+0j</text:p>
          </table:table-cell>
          <table:table-cell office:value-type="string" calcext:value-type="string">
            <text:p>-45.46766019094303j</text:p>
          </table:table-cell>
          <table:table-cell table:formula="of:=IMREAL([.R258])+IMAGINARY([.R258])" office:value-type="float" office:value="1.03001332372793" calcext:value-type="float">
            <text:p>1.03001332372793</text:p>
          </table:table-cell>
          <table:table-cell table:formula="of:=IMREAL([.S258])+IMAGINARY([.S258])" office:value-type="float" office:value="45.9512125461091" calcext:value-type="float">
            <text:p>45.9512125461091</text:p>
          </table:table-cell>
          <table:table-cell table:formula="of:=IMREAL([.T258])+IMAGINARY([.T258])" office:value-type="float" office:value="-45.467660190943" calcext:value-type="float">
            <text:p>-45.467660190943</text:p>
          </table:table-cell>
          <table:table-cell table:number-columns-repeated="1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4.2706884974448" calcext:value-type="float">
            <text:p>14.270688497444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7188693968733" calcext:value-type="float">
            <text:p>-73.7188693968733</text:p>
          </table:table-cell>
          <table:table-cell office:value-type="float" office:value="-74.2359462219579" calcext:value-type="float">
            <text:p>-74.2359462219579</text:p>
          </table:table-cell>
          <table:table-cell office:value-type="float" office:value="6.66748908235245" calcext:value-type="float">
            <text:p>6.6674890823524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4983759395266" calcext:value-type="float">
            <text:p>-73.4983759395266</text:p>
          </table:table-cell>
          <table:table-cell office:value-type="float" office:value="-74.8887255278035" calcext:value-type="float">
            <text:p>-74.8887255278035</text:p>
          </table:table-cell>
          <table:table-cell office:value-type="float" office:value="6.55560127936739" calcext:value-type="float">
            <text:p>6.55560127936739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1193344480172" calcext:value-type="float">
            <text:p>-79.1193344480172</text:p>
          </table:table-cell>
          <table:table-cell office:value-type="float" office:value="-74.8887255278035" calcext:value-type="float">
            <text:p>-74.8887255278035</text:p>
          </table:table-cell>
          <table:table-cell office:value-type="float" office:value="10.0920133172579" calcext:value-type="float">
            <text:p>10.0920133172579</text:p>
          </table:table-cell>
          <table:table-cell office:value-type="string" calcext:value-type="string">
            <text:p>0.7025011496571302+0j</text:p>
          </table:table-cell>
          <table:table-cell office:value-type="string" calcext:value-type="string">
            <text:p>52.81074848005949+0j</text:p>
          </table:table-cell>
          <table:table-cell office:value-type="string" calcext:value-type="string">
            <text:p>-52.40242602610808j</text:p>
          </table:table-cell>
          <table:table-cell table:formula="of:=IMREAL([.R259])+IMAGINARY([.R259])" office:value-type="float" office:value="0.70250114965713" calcext:value-type="float">
            <text:p>0.70250114965713</text:p>
          </table:table-cell>
          <table:table-cell table:formula="of:=IMREAL([.S259])+IMAGINARY([.S259])" office:value-type="float" office:value="52.8107484800595" calcext:value-type="float">
            <text:p>52.8107484800595</text:p>
          </table:table-cell>
          <table:table-cell table:formula="of:=IMREAL([.T259])+IMAGINARY([.T259])" office:value-type="float" office:value="-52.4024260261081" calcext:value-type="float">
            <text:p>-52.4024260261081</text:p>
          </table:table-cell>
          <table:table-cell table:number-columns-repeated="1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4.3158349917795" calcext:value-type="float">
            <text:p>14.315834991779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032085778113" calcext:value-type="float">
            <text:p>-73.5032085778113</text:p>
          </table:table-cell>
          <table:table-cell office:value-type="float" office:value="-74.1123515997621" calcext:value-type="float">
            <text:p>-74.1123515997621</text:p>
          </table:table-cell>
          <table:table-cell office:value-type="float" office:value="6.55803332546197" calcext:value-type="float">
            <text:p>6.5580333254619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488631576686" calcext:value-type="float">
            <text:p>-73.3488631576686</text:p>
          </table:table-cell>
          <table:table-cell office:value-type="float" office:value="-74.6998529750232" calcext:value-type="float">
            <text:p>-74.6998529750232</text:p>
          </table:table-cell>
          <table:table-cell office:value-type="float" office:value="6.48080227955166" calcext:value-type="float">
            <text:p>6.4808022795516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79.383534113612" calcext:value-type="float">
            <text:p>-79.383534113612</text:p>
          </table:table-cell>
          <table:table-cell office:value-type="float" office:value="-74.6998529750232" calcext:value-type="float">
            <text:p>-74.6998529750232</text:p>
          </table:table-cell>
          <table:table-cell office:value-type="float" office:value="10.298748923111" calcext:value-type="float">
            <text:p>10.298748923111</text:p>
          </table:table-cell>
          <table:table-cell office:value-type="string" calcext:value-type="string">
            <text:p>0.48772859601256763+0j</text:p>
          </table:table-cell>
          <table:table-cell office:value-type="string" calcext:value-type="string">
            <text:p>57.75596911205709+0j</text:p>
          </table:table-cell>
          <table:table-cell office:value-type="string" calcext:value-type="string">
            <text:p>-57.3912857836296j</text:p>
          </table:table-cell>
          <table:table-cell table:formula="of:=IMREAL([.R260])+IMAGINARY([.R260])" office:value-type="float" office:value="0.487728596012568" calcext:value-type="float">
            <text:p>0.487728596012568</text:p>
          </table:table-cell>
          <table:table-cell table:formula="of:=IMREAL([.S260])+IMAGINARY([.S260])" office:value-type="float" office:value="57.7559691120571" calcext:value-type="float">
            <text:p>57.7559691120571</text:p>
          </table:table-cell>
          <table:table-cell table:formula="of:=IMREAL([.T260])+IMAGINARY([.T260])" office:value-type="float" office:value="-57.3912857836296" calcext:value-type="float">
            <text:p>-57.3912857836296</text:p>
          </table:table-cell>
          <table:table-cell table:number-columns-repeated="1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3637472763842" calcext:value-type="float">
            <text:p>14.363747276384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3.9522460044679" calcext:value-type="float">
            <text:p>-73.9522460044679</text:p>
          </table:table-cell>
          <table:table-cell office:value-type="float" office:value="-74.2011164397859" calcext:value-type="float">
            <text:p>-74.2011164397859</text:p>
          </table:table-cell>
          <table:table-cell office:value-type="float" office:value="6.7879953084638" calcext:value-type="float">
            <text:p>6.7879953084638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944204210368" calcext:value-type="float">
            <text:p>-72.944204210368</text:p>
          </table:table-cell>
          <table:table-cell office:value-type="float" office:value="-74.4298676775208" calcext:value-type="float">
            <text:p>-74.4298676775208</text:p>
          </table:table-cell>
          <table:table-cell office:value-type="float" office:value="6.28261056571251" calcext:value-type="float">
            <text:p>6.2826105657125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5684738795284" calcext:value-type="float">
            <text:p>-79.5684738795284</text:p>
          </table:table-cell>
          <table:table-cell office:value-type="float" office:value="-74.4298676775208" calcext:value-type="float">
            <text:p>-74.4298676775208</text:p>
          </table:table-cell>
          <table:table-cell office:value-type="float" office:value="10.4459785405106" calcext:value-type="float">
            <text:p>10.4459785405106</text:p>
          </table:table-cell>
          <table:table-cell office:value-type="string" calcext:value-type="string">
            <text:p>3.0325839942382093+0j</text:p>
          </table:table-cell>
          <table:table-cell office:value-type="string" calcext:value-type="string">
            <text:p>60.14852246826314+0j</text:p>
          </table:table-cell>
          <table:table-cell office:value-type="string" calcext:value-type="string">
            <text:p>-59.86976472179882j</text:p>
          </table:table-cell>
          <table:table-cell table:formula="of:=IMREAL([.R261])+IMAGINARY([.R261])" office:value-type="float" office:value="3.03258399423821" calcext:value-type="float">
            <text:p>3.03258399423821</text:p>
          </table:table-cell>
          <table:table-cell table:formula="of:=IMREAL([.S261])+IMAGINARY([.S261])" office:value-type="float" office:value="60.1485224682631" calcext:value-type="float">
            <text:p>60.1485224682631</text:p>
          </table:table-cell>
          <table:table-cell table:formula="of:=IMREAL([.T261])+IMAGINARY([.T261])" office:value-type="float" office:value="-59.8697647217988" calcext:value-type="float">
            <text:p>-59.8697647217988</text:p>
          </table:table-cell>
          <table:table-cell table:number-columns-repeated="1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4.4612783233261" calcext:value-type="float">
            <text:p>14.4612783233261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75.7665722031275" calcext:value-type="float">
            <text:p>-75.7665722031275</text:p>
          </table:table-cell>
          <table:table-cell office:value-type="float" office:value="-74.7810047958073" calcext:value-type="float">
            <text:p>-74.7810047958073</text:p>
          </table:table-cell>
          <table:table-cell office:value-type="float" office:value="7.80223583538193" calcext:value-type="float">
            <text:p>7.80223583538193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6609429472576" calcext:value-type="float">
            <text:p>-72.6609429472576</text:p>
          </table:table-cell>
          <table:table-cell office:value-type="float" office:value="-74.1868809097688" calcext:value-type="float">
            <text:p>-74.1868809097688</text:p>
          </table:table-cell>
          <table:table-cell office:value-type="float" office:value="6.14749378350599" calcext:value-type="float">
            <text:p>6.1474937835059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9.6979317156699" calcext:value-type="float">
            <text:p>-79.6979317156699</text:p>
          </table:table-cell>
          <table:table-cell office:value-type="float" office:value="-74.1868809097688" calcext:value-type="float">
            <text:p>-74.1868809097688</text:p>
          </table:table-cell>
          <table:table-cell office:value-type="float" office:value="10.5502898323813" calcext:value-type="float">
            <text:p>10.5502898323813</text:p>
          </table:table-cell>
          <table:table-cell office:value-type="string" calcext:value-type="string">
            <text:p>10.522365551215021+0j</text:p>
          </table:table-cell>
          <table:table-cell office:value-type="string" calcext:value-type="string">
            <text:p>55.768083354176845+0j</text:p>
          </table:table-cell>
          <table:table-cell office:value-type="string" calcext:value-type="string">
            <text:p>-56.31285886841618j</text:p>
          </table:table-cell>
          <table:table-cell table:formula="of:=IMREAL([.R262])+IMAGINARY([.R262])" office:value-type="float" office:value="10.522365551215" calcext:value-type="float">
            <text:p>10.522365551215</text:p>
          </table:table-cell>
          <table:table-cell table:formula="of:=IMREAL([.S262])+IMAGINARY([.S262])" office:value-type="float" office:value="55.7680833541768" calcext:value-type="float">
            <text:p>55.7680833541768</text:p>
          </table:table-cell>
          <table:table-cell table:formula="of:=IMREAL([.T262])+IMAGINARY([.T262])" office:value-type="float" office:value="-56.3128588684162" calcext:value-type="float">
            <text:p>-56.312858868416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5499917412999" calcext:value-type="float">
            <text:p>14.5499917412999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float" office:value="-78.2366005421893" calcext:value-type="float">
            <text:p>-78.2366005421893</text:p>
          </table:table-cell>
          <table:table-cell office:value-type="float" office:value="-75.7029043162266" calcext:value-type="float">
            <text:p>-75.7029043162266</text:p>
          </table:table-cell>
          <table:table-cell office:value-type="float" office:value="9.4309045937875" calcext:value-type="float">
            <text:p>9.4309045937875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2.1626600630803" calcext:value-type="float">
            <text:p>-72.1626600630803</text:p>
          </table:table-cell>
          <table:table-cell office:value-type="float" office:value="-73.8681928187919" calcext:value-type="float">
            <text:p>-73.8681928187919</text:p>
          </table:table-cell>
          <table:table-cell office:value-type="float" office:value="5.91682424098543" calcext:value-type="float">
            <text:p>5.9168242409854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4885522009689" calcext:value-type="float">
            <text:p>-79.4885522009689</text:p>
          </table:table-cell>
          <table:table-cell office:value-type="float" office:value="-73.8681928187919" calcext:value-type="float">
            <text:p>-73.8681928187919</text:p>
          </table:table-cell>
          <table:table-cell office:value-type="float" office:value="10.3820967893353" calcext:value-type="float">
            <text:p>10.3820967893353</text:p>
          </table:table-cell>
          <table:table-cell office:value-type="string" calcext:value-type="string">
            <text:p>24.545069253822415+0j</text:p>
          </table:table-cell>
          <table:table-cell office:value-type="string" calcext:value-type="string">
            <text:p>40.3097675545277+0j</text:p>
          </table:table-cell>
          <table:table-cell office:value-type="string" calcext:value-type="string">
            <text:p>-46.52088880859701j</text:p>
          </table:table-cell>
          <table:table-cell table:formula="of:=IMREAL([.R263])+IMAGINARY([.R263])" office:value-type="float" office:value="24.5450692538224" calcext:value-type="float">
            <text:p>24.5450692538224</text:p>
          </table:table-cell>
          <table:table-cell table:formula="of:=IMREAL([.S263])+IMAGINARY([.S263])" office:value-type="float" office:value="40.3097675545277" calcext:value-type="float">
            <text:p>40.3097675545277</text:p>
          </table:table-cell>
          <table:table-cell table:formula="of:=IMREAL([.T263])+IMAGINARY([.T263])" office:value-type="float" office:value="-46.520888808597" calcext:value-type="float">
            <text:p>-46.520888808597</text:p>
          </table:table-cell>
          <table:table-cell table:number-columns-repeated="1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.6297886388833" calcext:value-type="float">
            <text:p>14.6297886388833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-79.9656203795325" calcext:value-type="float">
            <text:p>-79.9656203795325</text:p>
          </table:table-cell>
          <table:table-cell office:value-type="float" office:value="-76.5326138846039" calcext:value-type="float">
            <text:p>-76.5326138846039</text:p>
          </table:table-cell>
          <table:table-cell office:value-type="float" office:value="10.7692967944351" calcext:value-type="float">
            <text:p>10.769296794435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8138620441562" calcext:value-type="float">
            <text:p>-71.8138620441562</text:p>
          </table:table-cell>
          <table:table-cell office:value-type="float" office:value="-73.5813735369127" calcext:value-type="float">
            <text:p>-73.5813735369127</text:p>
          </table:table-cell>
          <table:table-cell office:value-type="float" office:value="5.76052503165767" calcext:value-type="float">
            <text:p>5.76052503165767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9.0419865406782" calcext:value-type="float">
            <text:p>-79.0419865406782</text:p>
          </table:table-cell>
          <table:table-cell office:value-type="float" office:value="-73.5813735369127" calcext:value-type="float">
            <text:p>-73.5813735369127</text:p>
          </table:table-cell>
          <table:table-cell office:value-type="float" office:value="10.0322778420191" calcext:value-type="float">
            <text:p>10.0322778420191</text:p>
          </table:table-cell>
          <table:table-cell office:value-type="string" calcext:value-type="string">
            <text:p>37.663684002852484+0j</text:p>
          </table:table-cell>
          <table:table-cell office:value-type="string" calcext:value-type="string">
            <text:p>21.64270601436698+0j</text:p>
          </table:table-cell>
          <table:table-cell office:value-type="string" calcext:value-type="string">
            <text:p>-42.54906220126807j</text:p>
          </table:table-cell>
          <table:table-cell table:formula="of:=IMREAL([.R264])+IMAGINARY([.R264])" office:value-type="float" office:value="37.6636840028525" calcext:value-type="float">
            <text:p>37.6636840028525</text:p>
          </table:table-cell>
          <table:table-cell table:formula="of:=IMREAL([.S264])+IMAGINARY([.S264])" office:value-type="float" office:value="21.642706014367" calcext:value-type="float">
            <text:p>21.642706014367</text:p>
          </table:table-cell>
          <table:table-cell table:formula="of:=IMREAL([.T264])+IMAGINARY([.T264])" office:value-type="float" office:value="-42.5490622012681" calcext:value-type="float">
            <text:p>-42.5490622012681</text:p>
          </table:table-cell>
          <table:table-cell table:number-columns-repeated="1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.7370878785687" calcext:value-type="float">
            <text:p>14.737087878568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.1759342656727" calcext:value-type="float">
            <text:p>-81.1759342656727</text:p>
          </table:table-cell>
          <table:table-cell office:value-type="float" office:value="-77.2793524961435" calcext:value-type="float">
            <text:p>-77.2793524961435</text:p>
          </table:table-cell>
          <table:table-cell office:value-type="float" office:value="11.8176505097165" calcext:value-type="float">
            <text:p>11.817650509716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5697034309094" calcext:value-type="float">
            <text:p>-71.5697034309094</text:p>
          </table:table-cell>
          <table:table-cell office:value-type="float" office:value="-73.3232361832214" calcext:value-type="float">
            <text:p>-73.3232361832214</text:p>
          </table:table-cell>
          <table:table-cell office:value-type="float" office:value="5.65357877293402" calcext:value-type="float">
            <text:p>5.6535787729340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7293905784748" calcext:value-type="float">
            <text:p>-78.7293905784748</text:p>
          </table:table-cell>
          <table:table-cell office:value-type="float" office:value="-73.3232361832214" calcext:value-type="float">
            <text:p>-73.3232361832214</text:p>
          </table:table-cell>
          <table:table-cell office:value-type="float" office:value="9.79444171002002" calcext:value-type="float">
            <text:p>9.79444171002002</text:p>
          </table:table-cell>
          <table:table-cell office:value-type="string" calcext:value-type="string">
            <text:p>48.981777558196484+0j</text:p>
          </table:table-cell>
          <table:table-cell office:value-type="string" calcext:value-type="string">
            <text:p>6.530157728819617+0j</text:p>
          </table:table-cell>
          <table:table-cell office:value-type="string" calcext:value-type="string">
            <text:p>-48.51197870438419j</text:p>
          </table:table-cell>
          <table:table-cell table:formula="of:=IMREAL([.R265])+IMAGINARY([.R265])" office:value-type="float" office:value="48.9817775581965" calcext:value-type="float">
            <text:p>48.9817775581965</text:p>
          </table:table-cell>
          <table:table-cell table:formula="of:=IMREAL([.S265])+IMAGINARY([.S265])" office:value-type="float" office:value="6.53015772881962" calcext:value-type="float">
            <text:p>6.53015772881962</text:p>
          </table:table-cell>
          <table:table-cell table:formula="of:=IMREAL([.T265])+IMAGINARY([.T265])" office:value-type="float" office:value="-48.5119787043842" calcext:value-type="float">
            <text:p>-48.5119787043842</text:p>
          </table:table-cell>
          <table:table-cell table:number-columns-repeated="1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.7900952762953" calcext:value-type="float">
            <text:p>14.790095276295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2.0231539859709" calcext:value-type="float">
            <text:p>-82.0231539859709</text:p>
          </table:table-cell>
          <table:table-cell office:value-type="float" office:value="-77.9514172465292" calcext:value-type="float">
            <text:p>-77.9514172465292</text:p>
          </table:table-cell>
          <table:table-cell office:value-type="float" office:value="12.611646802211" calcext:value-type="float">
            <text:p>12.611646802211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1.0987924016365" calcext:value-type="float">
            <text:p>-71.0987924016365</text:p>
          </table:table-cell>
          <table:table-cell office:value-type="float" office:value="-72.9909125648993" calcext:value-type="float">
            <text:p>-72.9909125648993</text:p>
          </table:table-cell>
          <table:table-cell office:value-type="float" office:value="5.45288593876717" calcext:value-type="float">
            <text:p>5.45288593876717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7.9105734049323" calcext:value-type="float">
            <text:p>-77.9105734049323</text:p>
          </table:table-cell>
          <table:table-cell office:value-type="float" office:value="-72.9909125648993" calcext:value-type="float">
            <text:p>-72.9909125648993</text:p>
          </table:table-cell>
          <table:table-cell office:value-type="float" office:value="9.19783850862889" calcext:value-type="float">
            <text:p>9.19783850862889</text:p>
          </table:table-cell>
          <table:table-cell office:value-type="string" calcext:value-type="string">
            <text:p>58.81166818296142+0j</text:p>
          </table:table-cell>
          <table:table-cell office:value-type="string" calcext:value-type="string">
            <text:p>-12.110333566021552+0j</text:p>
          </table:table-cell>
          <table:table-cell office:value-type="string" calcext:value-type="string">
            <text:p>-59.22713392854347j</text:p>
          </table:table-cell>
          <table:table-cell table:formula="of:=IMREAL([.R266])+IMAGINARY([.R266])" office:value-type="float" office:value="58.8116681829614" calcext:value-type="float">
            <text:p>58.8116681829614</text:p>
          </table:table-cell>
          <table:table-cell table:formula="of:=IMREAL([.S266])+IMAGINARY([.S266])" office:value-type="float" office:value="-12.1103335660216" calcext:value-type="float">
            <text:p>-12.1103335660216</text:p>
          </table:table-cell>
          <table:table-cell table:formula="of:=IMREAL([.T266])+IMAGINARY([.T266])" office:value-type="float" office:value="-59.2271339285435" calcext:value-type="float">
            <text:p>-59.2271339285435</text:p>
          </table:table-cell>
          <table:table-cell table:number-columns-repeated="1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.7996234011261" calcext:value-type="float">
            <text:p>14.7996234011261</text:p>
          </table:table-cell>
          <table:table-cell office:value-type="float" office:value="-86" calcext:value-type="float">
            <text:p>-86</text:p>
          </table:table-cell>
          <table:table-cell office:value-type="float" office:value="-79" calcext:value-type="float">
            <text:p>-79</text:p>
          </table:table-cell>
          <table:table-cell office:value-type="float" office:value="-81.1162077901796" calcext:value-type="float">
            <text:p>-81.1162077901796</text:p>
          </table:table-cell>
          <table:table-cell office:value-type="float" office:value="-78.0562755218763" calcext:value-type="float">
            <text:p>-78.0562755218763</text:p>
          </table:table-cell>
          <table:table-cell office:value-type="float" office:value="11.7636002976036" calcext:value-type="float">
            <text:p>11.7636002976036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7691546811456" calcext:value-type="float">
            <text:p>-70.7691546811456</text:p>
          </table:table-cell>
          <table:table-cell office:value-type="float" office:value="-72.6918213084094" calcext:value-type="float">
            <text:p>-72.6918213084094</text:p>
          </table:table-cell>
          <table:table-cell office:value-type="float" office:value="5.31665511870288" calcext:value-type="float">
            <text:p>5.3166551187028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7.3374013834526" calcext:value-type="float">
            <text:p>-77.3374013834526</text:p>
          </table:table-cell>
          <table:table-cell office:value-type="float" office:value="-72.6918213084094" calcext:value-type="float">
            <text:p>-72.6918213084094</text:p>
          </table:table-cell>
          <table:table-cell office:value-type="float" office:value="8.80197328540131" calcext:value-type="float">
            <text:p>8.80197328540131</text:p>
          </table:table-cell>
          <table:table-cell office:value-type="string" calcext:value-type="string">
            <text:p>50.08248650479553+0j</text:p>
          </table:table-cell>
          <table:table-cell office:value-type="string" calcext:value-type="string">
            <text:p>-8.048974799885613+0j</text:p>
          </table:table-cell>
          <table:table-cell office:value-type="string" calcext:value-type="string">
            <text:p>-49.869984397786084j</text:p>
          </table:table-cell>
          <table:table-cell table:formula="of:=IMREAL([.R267])+IMAGINARY([.R267])" office:value-type="float" office:value="50.0824865047955" calcext:value-type="float">
            <text:p>50.0824865047955</text:p>
          </table:table-cell>
          <table:table-cell table:formula="of:=IMREAL([.S267])+IMAGINARY([.S267])" office:value-type="float" office:value="-8.04897479988561" calcext:value-type="float">
            <text:p>-8.04897479988561</text:p>
          </table:table-cell>
          <table:table-cell table:formula="of:=IMREAL([.T267])+IMAGINARY([.T267])" office:value-type="float" office:value="-49.8699843977861" calcext:value-type="float">
            <text:p>-49.869984397786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7677968601314" calcext:value-type="float">
            <text:p>14.7677968601314</text:p>
          </table:table-cell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  <table:table-cell office:value-type="float" office:value="-79.5813454531257" calcext:value-type="float">
            <text:p>-79.5813454531257</text:p>
          </table:table-cell>
          <table:table-cell office:value-type="float" office:value="-77.8506479696887" calcext:value-type="float">
            <text:p>-77.8506479696887</text:p>
          </table:table-cell>
          <table:table-cell office:value-type="float" office:value="10.456303533167" calcext:value-type="float">
            <text:p>10.4563035331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5384082768019" calcext:value-type="float">
            <text:p>-70.5384082768019</text:p>
          </table:table-cell>
          <table:table-cell office:value-type="float" office:value="-72.4226391775684" calcext:value-type="float">
            <text:p>-72.4226391775684</text:p>
          </table:table-cell>
          <table:table-cell office:value-type="float" office:value="5.22332372136227" calcext:value-type="float">
            <text:p>5.2233237213622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9361809684168" calcext:value-type="float">
            <text:p>-76.9361809684168</text:p>
          </table:table-cell>
          <table:table-cell office:value-type="float" office:value="-72.4226391775684" calcext:value-type="float">
            <text:p>-72.4226391775684</text:p>
          </table:table-cell>
          <table:table-cell office:value-type="float" office:value="8.53504926577486" calcext:value-type="float">
            <text:p>8.53504926577486</text:p>
          </table:table-cell>
          <table:table-cell office:value-type="string" calcext:value-type="string">
            <text:p>37.32598767253389+0j</text:p>
          </table:table-cell>
          <table:table-cell office:value-type="string" calcext:value-type="string">
            <text:p>2.0906450644716017+0j</text:p>
          </table:table-cell>
          <table:table-cell office:value-type="string" calcext:value-type="string">
            <text:p>-36.432887562166506j</text:p>
          </table:table-cell>
          <table:table-cell table:formula="of:=IMREAL([.R268])+IMAGINARY([.R268])" office:value-type="float" office:value="37.3259876725339" calcext:value-type="float">
            <text:p>37.3259876725339</text:p>
          </table:table-cell>
          <table:table-cell table:formula="of:=IMREAL([.S268])+IMAGINARY([.S268])" office:value-type="float" office:value="2.0906450644716" calcext:value-type="float">
            <text:p>2.0906450644716</text:p>
          </table:table-cell>
          <table:table-cell table:formula="of:=IMREAL([.T268])+IMAGINARY([.T268])" office:value-type="float" office:value="-36.4328875621665" calcext:value-type="float">
            <text:p>-36.4328875621665</text:p>
          </table:table-cell>
          <table:table-cell table:number-columns-repeated="1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7407143240826" calcext:value-type="float">
            <text:p>14.7407143240826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8.506941817188" calcext:value-type="float">
            <text:p>-78.506941817188</text:p>
          </table:table-cell>
          <table:table-cell office:value-type="float" office:value="-77.6655831727198" calcext:value-type="float">
            <text:p>-77.6655831727198</text:p>
          </table:table-cell>
          <table:table-cell office:value-type="float" office:value="9.62863507434864" calcext:value-type="float">
            <text:p>9.62863507434864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3768857937613" calcext:value-type="float">
            <text:p>-70.3768857937613</text:p>
          </table:table-cell>
          <table:table-cell office:value-type="float" office:value="-72.1803752598116" calcext:value-type="float">
            <text:p>-72.1803752598116</text:p>
          </table:table-cell>
          <table:table-cell office:value-type="float" office:value="5.15896830586265" calcext:value-type="float">
            <text:p>5.15896830586265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2553266778918" calcext:value-type="float">
            <text:p>-77.2553266778918</text:p>
          </table:table-cell>
          <table:table-cell office:value-type="float" office:value="-72.1803752598116" calcext:value-type="float">
            <text:p>-72.1803752598116</text:p>
          </table:table-cell>
          <table:table-cell office:value-type="float" office:value="8.74669982941218" calcext:value-type="float">
            <text:p>8.74669982941218</text:p>
          </table:table-cell>
          <table:table-cell office:value-type="string" calcext:value-type="string">
            <text:p>30.073481551855206+0j</text:p>
          </table:table-cell>
          <table:table-cell office:value-type="string" calcext:value-type="string">
            <text:p>13.671332113446844+0j</text:p>
          </table:table-cell>
          <table:table-cell office:value-type="string" calcext:value-type="string">
            <text:p>-32.09604059420556j</text:p>
          </table:table-cell>
          <table:table-cell table:formula="of:=IMREAL([.R269])+IMAGINARY([.R269])" office:value-type="float" office:value="30.0734815518552" calcext:value-type="float">
            <text:p>30.0734815518552</text:p>
          </table:table-cell>
          <table:table-cell table:formula="of:=IMREAL([.S269])+IMAGINARY([.S269])" office:value-type="float" office:value="13.6713321134468" calcext:value-type="float">
            <text:p>13.6713321134468</text:p>
          </table:table-cell>
          <table:table-cell table:formula="of:=IMREAL([.T269])+IMAGINARY([.T269])" office:value-type="float" office:value="-32.0960405942056" calcext:value-type="float">
            <text:p>-32.0960405942056</text:p>
          </table:table-cell>
          <table:table-cell table:number-columns-repeated="1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4.765258090153" calcext:value-type="float">
            <text:p>14.765258090153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6.8548592720316" calcext:value-type="float">
            <text:p>-76.8548592720316</text:p>
          </table:table-cell>
          <table:table-cell office:value-type="float" office:value="-77.1990248554478" calcext:value-type="float">
            <text:p>-77.1990248554478</text:p>
          </table:table-cell>
          <table:table-cell office:value-type="float" office:value="8.48194220827507" calcext:value-type="float">
            <text:p>8.4819422082750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2638200556329" calcext:value-type="float">
            <text:p>-70.2638200556329</text:p>
          </table:table-cell>
          <table:table-cell office:value-type="float" office:value="-71.9623377338304" calcext:value-type="float">
            <text:p>-71.9623377338304</text:p>
          </table:table-cell>
          <table:table-cell office:value-type="float" office:value="5.11439187937863" calcext:value-type="float">
            <text:p>5.11439187937863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4787286745242" calcext:value-type="float">
            <text:p>-77.4787286745242</text:p>
          </table:table-cell>
          <table:table-cell office:value-type="float" office:value="-71.9623377338304" calcext:value-type="float">
            <text:p>-71.9623377338304</text:p>
          </table:table-cell>
          <table:table-cell office:value-type="float" office:value="8.89797038212678" calcext:value-type="float">
            <text:p>8.89797038212678</text:p>
          </table:table-cell>
          <table:table-cell office:value-type="string" calcext:value-type="string">
            <text:p>20.841972422119998+0j</text:p>
          </table:table-cell>
          <table:table-cell office:value-type="string" calcext:value-type="string">
            <text:p>26.24916783244734+0j</text:p>
          </table:table-cell>
          <table:table-cell office:value-type="string" calcext:value-type="string">
            <text:p>-32.76292621294511j</text:p>
          </table:table-cell>
          <table:table-cell table:formula="of:=IMREAL([.R270])+IMAGINARY([.R270])" office:value-type="float" office:value="20.84197242212" calcext:value-type="float">
            <text:p>20.84197242212</text:p>
          </table:table-cell>
          <table:table-cell table:formula="of:=IMREAL([.S270])+IMAGINARY([.S270])" office:value-type="float" office:value="26.2491678324473" calcext:value-type="float">
            <text:p>26.2491678324473</text:p>
          </table:table-cell>
          <table:table-cell table:formula="of:=IMREAL([.T270])+IMAGINARY([.T270])" office:value-type="float" office:value="-32.7629262129451" calcext:value-type="float">
            <text:p>-32.7629262129451</text:p>
          </table:table-cell>
          <table:table-cell table:number-columns-repeated="1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.7881326224694" calcext:value-type="float">
            <text:p>14.7881326224694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5.6984014904221" calcext:value-type="float">
            <text:p>-75.6984014904221</text:p>
          </table:table-cell>
          <table:table-cell office:value-type="float" office:value="-76.779122369903" calcext:value-type="float">
            <text:p>-76.779122369903</text:p>
          </table:table-cell>
          <table:table-cell office:value-type="float" office:value="7.76151884600178" calcext:value-type="float">
            <text:p>7.7615188460017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184674038943" calcext:value-type="float">
            <text:p>-70.184674038943</text:p>
          </table:table-cell>
          <table:table-cell office:value-type="float" office:value="-71.7661039604474" calcext:value-type="float">
            <text:p>-71.7661039604474</text:p>
          </table:table-cell>
          <table:table-cell office:value-type="float" office:value="5.08341775302704" calcext:value-type="float">
            <text:p>5.0834177530270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635110072167" calcext:value-type="float">
            <text:p>-77.635110072167</text:p>
          </table:table-cell>
          <table:table-cell office:value-type="float" office:value="-71.7661039604474" calcext:value-type="float">
            <text:p>-71.7661039604474</text:p>
          </table:table-cell>
          <table:table-cell office:value-type="float" office:value="9.00541370808126" calcext:value-type="float">
            <text:p>9.00541370808126</text:p>
          </table:table-cell>
          <table:table-cell office:value-type="string" calcext:value-type="string">
            <text:p>15.666381247750143+0j</text:p>
          </table:table-cell>
          <table:table-cell office:value-type="string" calcext:value-type="string">
            <text:p>33.74294341319732+0j</text:p>
          </table:table-cell>
          <table:table-cell office:value-type="string" calcext:value-type="string">
            <text:p>-36.61070872418224j</text:p>
          </table:table-cell>
          <table:table-cell table:formula="of:=IMREAL([.R271])+IMAGINARY([.R271])" office:value-type="float" office:value="15.6663812477501" calcext:value-type="float">
            <text:p>15.6663812477501</text:p>
          </table:table-cell>
          <table:table-cell table:formula="of:=IMREAL([.S271])+IMAGINARY([.S271])" office:value-type="float" office:value="33.7429434131973" calcext:value-type="float">
            <text:p>33.7429434131973</text:p>
          </table:table-cell>
          <table:table-cell table:formula="of:=IMREAL([.T271])+IMAGINARY([.T271])" office:value-type="float" office:value="-36.6107087241822" calcext:value-type="float">
            <text:p>-36.6107087241822</text:p>
          </table:table-cell>
          <table:table-cell table:number-columns-repeated="1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4.8134635674231" calcext:value-type="float">
            <text:p>14.8134635674231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4.2888810432955" calcext:value-type="float">
            <text:p>-74.2888810432955</text:p>
          </table:table-cell>
          <table:table-cell office:value-type="float" office:value="-76.2012101329127" calcext:value-type="float">
            <text:p>-76.2012101329127</text:p>
          </table:table-cell>
          <table:table-cell office:value-type="float" office:value="6.96566688234609" calcext:value-type="float">
            <text:p>6.9656668823460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4292718272601" calcext:value-type="float">
            <text:p>-70.4292718272601</text:p>
          </table:table-cell>
          <table:table-cell office:value-type="float" office:value="-71.6894935644026" calcext:value-type="float">
            <text:p>-71.6894935644026</text:p>
          </table:table-cell>
          <table:table-cell office:value-type="float" office:value="5.17975312277083" calcext:value-type="float">
            <text:p>5.17975312277083</text:p>
          </table:table-cell>
          <table:table-cell office:value-type="float" office:value="-90" calcext:value-type="float">
            <text:p>-90</text:p>
          </table:table-cell>
          <table:table-cell office:value-type="float" office:value="-78" calcext:value-type="float">
            <text:p>-78</text:p>
          </table:table-cell>
          <table:table-cell office:value-type="float" office:value="-77.7445770505169" calcext:value-type="float">
            <text:p>-77.7445770505169</text:p>
          </table:table-cell>
          <table:table-cell office:value-type="float" office:value="-71.6894935644026" calcext:value-type="float">
            <text:p>-71.6894935644026</text:p>
          </table:table-cell>
          <table:table-cell office:value-type="float" office:value="9.08139505016634" calcext:value-type="float">
            <text:p>9.08139505016634</text:p>
          </table:table-cell>
          <table:table-cell office:value-type="string" calcext:value-type="string">
            <text:p>9.889396683163088+0j</text:p>
          </table:table-cell>
          <table:table-cell office:value-type="string" calcext:value-type="string">
            <text:p>40.18553953805662+0j</text:p>
          </table:table-cell>
          <table:table-cell office:value-type="string" calcext:value-type="string">
            <text:p>-40.92325270743206j</text:p>
          </table:table-cell>
          <table:table-cell table:formula="of:=IMREAL([.R272])+IMAGINARY([.R272])" office:value-type="float" office:value="9.88939668316309" calcext:value-type="float">
            <text:p>9.88939668316309</text:p>
          </table:table-cell>
          <table:table-cell table:formula="of:=IMREAL([.S272])+IMAGINARY([.S272])" office:value-type="float" office:value="40.1855395380566" calcext:value-type="float">
            <text:p>40.1855395380566</text:p>
          </table:table-cell>
          <table:table-cell table:formula="of:=IMREAL([.T272])+IMAGINARY([.T272])" office:value-type="float" office:value="-40.9232527074321" calcext:value-type="float">
            <text:p>-40.923252707432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391223752717" calcext:value-type="float">
            <text:p>14.8391223752717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3.3022167303068" calcext:value-type="float">
            <text:p>-73.3022167303068</text:p>
          </table:table-cell>
          <table:table-cell office:value-type="float" office:value="-75.6810891196214" calcext:value-type="float">
            <text:p>-75.6810891196214</text:p>
          </table:table-cell>
          <table:table-cell office:value-type="float" office:value="6.45764090209483" calcext:value-type="float">
            <text:p>6.4576409020948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6004902790821" calcext:value-type="float">
            <text:p>-70.6004902790821</text:p>
          </table:table-cell>
          <table:table-cell office:value-type="float" office:value="-71.6205442079624" calcext:value-type="float">
            <text:p>-71.6205442079624</text:p>
          </table:table-cell>
          <table:table-cell office:value-type="float" office:value="5.24827209288873" calcext:value-type="float">
            <text:p>5.24827209288873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6.3212039353618" calcext:value-type="float">
            <text:p>-76.3212039353618</text:p>
          </table:table-cell>
          <table:table-cell office:value-type="float" office:value="-71.6205442079624" calcext:value-type="float">
            <text:p>-71.6205442079624</text:p>
          </table:table-cell>
          <table:table-cell office:value-type="float" office:value="8.14154444119113" calcext:value-type="float">
            <text:p>8.14154444119113</text:p>
          </table:table-cell>
          <table:table-cell office:value-type="string" calcext:value-type="string">
            <text:p>6.464893663369735+0j</text:p>
          </table:table-cell>
          <table:table-cell office:value-type="string" calcext:value-type="string">
            <text:p>28.431826615806024+0j</text:p>
          </table:table-cell>
          <table:table-cell office:value-type="string" calcext:value-type="string">
            <text:p>-28.556196843757583j</text:p>
          </table:table-cell>
          <table:table-cell table:formula="of:=IMREAL([.R273])+IMAGINARY([.R273])" office:value-type="float" office:value="6.46489366336974" calcext:value-type="float">
            <text:p>6.46489366336974</text:p>
          </table:table-cell>
          <table:table-cell table:formula="of:=IMREAL([.S273])+IMAGINARY([.S273])" office:value-type="float" office:value="28.431826615806" calcext:value-type="float">
            <text:p>28.431826615806</text:p>
          </table:table-cell>
          <table:table-cell table:formula="of:=IMREAL([.T273])+IMAGINARY([.T273])" office:value-type="float" office:value="-28.5561968437576" calcext:value-type="float">
            <text:p>-28.5561968437576</text:p>
          </table:table-cell>
          <table:table-cell table:number-columns-repeated="1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4.8261455023071" calcext:value-type="float">
            <text:p>14.8261455023071</text:p>
          </table:table-cell>
          <table:table-cell office:value-type="float" office:value="-67" calcext:value-type="float">
            <text:p>-67</text:p>
          </table:table-cell>
          <table:table-cell office:value-type="float" office:value="-72" calcext:value-type="float">
            <text:p>-72</text:p>
          </table:table-cell>
          <table:table-cell office:value-type="float" office:value="-72.9115517112148" calcext:value-type="float">
            <text:p>-72.9115517112148</text:p>
          </table:table-cell>
          <table:table-cell office:value-type="float" office:value="-75.3129802076593" calcext:value-type="float">
            <text:p>-75.3129802076593</text:p>
          </table:table-cell>
          <table:table-cell office:value-type="float" office:value="6.26688497723179" calcext:value-type="float">
            <text:p>6.2668849772317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7203431953575" calcext:value-type="float">
            <text:p>-70.7203431953575</text:p>
          </table:table-cell>
          <table:table-cell office:value-type="float" office:value="-71.5584897871661" calcext:value-type="float">
            <text:p>-71.5584897871661</text:p>
          </table:table-cell>
          <table:table-cell office:value-type="float" office:value="5.296773960552" calcext:value-type="float">
            <text:p>5.296773960552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5.3248427547533" calcext:value-type="float">
            <text:p>-75.3248427547533</text:p>
          </table:table-cell>
          <table:table-cell office:value-type="float" office:value="-71.5584897871661" calcext:value-type="float">
            <text:p>-71.5584897871661</text:p>
          </table:table-cell>
          <table:table-cell office:value-type="float" office:value="7.54214293166231" calcext:value-type="float">
            <text:p>7.54214293166231</text:p>
          </table:table-cell>
          <table:table-cell office:value-type="string" calcext:value-type="string">
            <text:p>5.129105876668982+0j</text:p>
          </table:table-cell>
          <table:table-cell office:value-type="string" calcext:value-type="string">
            <text:p>20.829311632278063+0j</text:p>
          </table:table-cell>
          <table:table-cell office:value-type="string" calcext:value-type="string">
            <text:p>-20.651846720390814j</text:p>
          </table:table-cell>
          <table:table-cell table:formula="of:=IMREAL([.R274])+IMAGINARY([.R274])" office:value-type="float" office:value="5.12910587666898" calcext:value-type="float">
            <text:p>5.12910587666898</text:p>
          </table:table-cell>
          <table:table-cell table:formula="of:=IMREAL([.S274])+IMAGINARY([.S274])" office:value-type="float" office:value="20.8293116322781" calcext:value-type="float">
            <text:p>20.8293116322781</text:p>
          </table:table-cell>
          <table:table-cell table:formula="of:=IMREAL([.T274])+IMAGINARY([.T274])" office:value-type="float" office:value="-20.6518467203908" calcext:value-type="float">
            <text:p>-20.6518467203908</text:p>
          </table:table-cell>
          <table:table-cell table:number-columns-repeated="1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.8551221570454" calcext:value-type="float">
            <text:p>14.8551221570454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float" office:value="-72.6380861978503" calcext:value-type="float">
            <text:p>-72.6380861978503</text:p>
          </table:table-cell>
          <table:table-cell office:value-type="float" office:value="-74.9816821868934" calcext:value-type="float">
            <text:p>-74.9816821868934</text:p>
          </table:table-cell>
          <table:table-cell office:value-type="float" office:value="6.13671856442496" calcext:value-type="float">
            <text:p>6.1367185644249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70.8042402367502" calcext:value-type="float">
            <text:p>-70.8042402367502</text:p>
          </table:table-cell>
          <table:table-cell office:value-type="float" office:value="-71.5026408084495" calcext:value-type="float">
            <text:p>-71.5026408084495</text:p>
          </table:table-cell>
          <table:table-cell office:value-type="float" office:value="5.33099171882806" calcext:value-type="float">
            <text:p>5.33099171882806</text:p>
          </table:table-cell>
          <table:table-cell office:value-type="float" office:value="-78" calcext:value-type="float">
            <text:p>-78</text:p>
          </table:table-cell>
          <table:table-cell office:value-type="float" office:value="-73" calcext:value-type="float">
            <text:p>-73</text:p>
          </table:table-cell>
          <table:table-cell office:value-type="float" office:value="-74.6273899283273" calcext:value-type="float">
            <text:p>-74.6273899283273</text:p>
          </table:table-cell>
          <table:table-cell office:value-type="float" office:value="-71.5026408084495" calcext:value-type="float">
            <text:p>-71.5026408084495</text:p>
          </table:table-cell>
          <table:table-cell office:value-type="float" office:value="7.14901701887502" calcext:value-type="float">
            <text:p>7.14901701887502</text:p>
          </table:table-cell>
          <table:table-cell office:value-type="string" calcext:value-type="string">
            <text:p>4.229928196702051+0j</text:p>
          </table:table-cell>
          <table:table-cell office:value-type="string" calcext:value-type="string">
            <text:p>16.196504474342582+0j</text:p>
          </table:table-cell>
          <table:table-cell office:value-type="string" calcext:value-type="string">
            <text:p>-15.723525696301913j</text:p>
          </table:table-cell>
          <table:table-cell table:formula="of:=IMREAL([.R275])+IMAGINARY([.R275])" office:value-type="float" office:value="4.22992819670205" calcext:value-type="float">
            <text:p>4.22992819670205</text:p>
          </table:table-cell>
          <table:table-cell table:formula="of:=IMREAL([.S275])+IMAGINARY([.S275])" office:value-type="float" office:value="16.1965044743426" calcext:value-type="float">
            <text:p>16.1965044743426</text:p>
          </table:table-cell>
          <table:table-cell table:formula="of:=IMREAL([.T275])+IMAGINARY([.T275])" office:value-type="float" office:value="-15.7235256963019" calcext:value-type="float">
            <text:p>-15.7235256963019</text:p>
          </table:table-cell>
          <table:table-cell table:number-columns-repeated="1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4.8352012261031" calcext:value-type="float">
            <text:p>14.8352012261031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4466603384952" calcext:value-type="float">
            <text:p>-72.4466603384952</text:p>
          </table:table-cell>
          <table:table-cell office:value-type="float" office:value="-74.6835139682041" calcext:value-type="float">
            <text:p>-74.6835139682041</text:p>
          </table:table-cell>
          <table:table-cell office:value-type="float" office:value="6.04721409524119" calcext:value-type="float">
            <text:p>6.04721409524119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8629681657252" calcext:value-type="float">
            <text:p>-70.8629681657252</text:p>
          </table:table-cell>
          <table:table-cell office:value-type="float" office:value="-71.4523767276046" calcext:value-type="float">
            <text:p>-71.4523767276046</text:p>
          </table:table-cell>
          <table:table-cell office:value-type="float" office:value="5.35507558993042" calcext:value-type="float">
            <text:p>5.3550755899304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4.1391729498291" calcext:value-type="float">
            <text:p>-74.1391729498291</text:p>
          </table:table-cell>
          <table:table-cell office:value-type="float" office:value="-71.4523767276046" calcext:value-type="float">
            <text:p>-71.4523767276046</text:p>
          </table:table-cell>
          <table:table-cell office:value-type="float" office:value="6.8860858315377" calcext:value-type="float">
            <text:p>6.8860858315377</text:p>
          </table:table-cell>
          <table:table-cell office:value-type="string" calcext:value-type="string">
            <text:p>3.617256245370467+0j</text:p>
          </table:table-cell>
          <table:table-cell office:value-type="string" calcext:value-type="string">
            <text:p>13.253842055278+0j</text:p>
          </table:table-cell>
          <table:table-cell office:value-type="string" calcext:value-type="string">
            <text:p>-12.498496715702615j</text:p>
          </table:table-cell>
          <table:table-cell table:formula="of:=IMREAL([.R276])+IMAGINARY([.R276])" office:value-type="float" office:value="3.61725624537047" calcext:value-type="float">
            <text:p>3.61725624537047</text:p>
          </table:table-cell>
          <table:table-cell table:formula="of:=IMREAL([.S276])+IMAGINARY([.S276])" office:value-type="float" office:value="13.253842055278" calcext:value-type="float">
            <text:p>13.253842055278</text:p>
          </table:table-cell>
          <table:table-cell table:formula="of:=IMREAL([.T276])+IMAGINARY([.T276])" office:value-type="float" office:value="-12.4984967157026" calcext:value-type="float">
            <text:p>-12.4984967157026</text:p>
          </table:table-cell>
          <table:table-cell table:number-columns-repeated="1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4.8304013237989" calcext:value-type="float">
            <text:p>14.830401323798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6126622369467" calcext:value-type="float">
            <text:p>-72.6126622369467</text:p>
          </table:table-cell>
          <table:table-cell office:value-type="float" office:value="-74.5151625713836" calcext:value-type="float">
            <text:p>-74.5151625713836</text:p>
          </table:table-cell>
          <table:table-cell office:value-type="float" office:value="6.12475528659235" calcext:value-type="float">
            <text:p>6.12475528659235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040777160076" calcext:value-type="float">
            <text:p>-70.9040777160076</text:p>
          </table:table-cell>
          <table:table-cell office:value-type="float" office:value="-71.4071390548441" calcext:value-type="float">
            <text:p>-71.4071390548441</text:p>
          </table:table-cell>
          <table:table-cell office:value-type="float" office:value="5.37199900883609" calcext:value-type="float">
            <text:p>5.37199900883609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3974210648804" calcext:value-type="float">
            <text:p>-74.3974210648804</text:p>
          </table:table-cell>
          <table:table-cell office:value-type="float" office:value="-71.4071390548441" calcext:value-type="float">
            <text:p>-71.4071390548441</text:p>
          </table:table-cell>
          <table:table-cell office:value-type="float" office:value="7.02393852961639" calcext:value-type="float">
            <text:p>7.02393852961639</text:p>
          </table:table-cell>
          <table:table-cell office:value-type="string" calcext:value-type="string">
            <text:p>3.9637518044113467+0j</text:p>
          </table:table-cell>
          <table:table-cell office:value-type="string" calcext:value-type="string">
            <text:p>14.46662456706953+0j</text:p>
          </table:table-cell>
          <table:table-cell office:value-type="string" calcext:value-type="string">
            <text:p>-13.851881795895489j</text:p>
          </table:table-cell>
          <table:table-cell table:formula="of:=IMREAL([.R277])+IMAGINARY([.R277])" office:value-type="float" office:value="3.96375180441135" calcext:value-type="float">
            <text:p>3.96375180441135</text:p>
          </table:table-cell>
          <table:table-cell table:formula="of:=IMREAL([.S277])+IMAGINARY([.S277])" office:value-type="float" office:value="14.4666245670695" calcext:value-type="float">
            <text:p>14.4666245670695</text:p>
          </table:table-cell>
          <table:table-cell table:formula="of:=IMREAL([.T277])+IMAGINARY([.T277])" office:value-type="float" office:value="-13.8518817958955" calcext:value-type="float">
            <text:p>-13.851881795895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7827559471213" calcext:value-type="float">
            <text:p>14.782755947121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4288635658627" calcext:value-type="float">
            <text:p>-72.4288635658627</text:p>
          </table:table-cell>
          <table:table-cell office:value-type="float" office:value="-74.2636463142453" calcext:value-type="float">
            <text:p>-74.2636463142453</text:p>
          </table:table-cell>
          <table:table-cell office:value-type="float" office:value="6.03895952530299" calcext:value-type="float">
            <text:p>6.03895952530299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70.9328544012053" calcext:value-type="float">
            <text:p>-70.9328544012053</text:p>
          </table:table-cell>
          <table:table-cell office:value-type="float" office:value="-71.3664251493597" calcext:value-type="float">
            <text:p>-71.3664251493597</text:p>
          </table:table-cell>
          <table:table-cell office:value-type="float" office:value="5.38387721403099" calcext:value-type="float">
            <text:p>5.3838772140309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5781947454163" calcext:value-type="float">
            <text:p>-74.5781947454163</text:p>
          </table:table-cell>
          <table:table-cell office:value-type="float" office:value="-71.3664251493597" calcext:value-type="float">
            <text:p>-71.3664251493597</text:p>
          </table:table-cell>
          <table:table-cell office:value-type="float" office:value="7.12207415959432" calcext:value-type="float">
            <text:p>7.12207415959432</text:p>
          </table:table-cell>
          <table:table-cell office:value-type="string" calcext:value-type="string">
            <text:p>3.431317405675292+0j</text:p>
          </table:table-cell>
          <table:table-cell office:value-type="string" calcext:value-type="string">
            <text:p>16.173980262196018+0j</text:p>
          </table:table-cell>
          <table:table-cell office:value-type="string" calcext:value-type="string">
            <text:p>-15.51584720903281j</text:p>
          </table:table-cell>
          <table:table-cell table:formula="of:=IMREAL([.R278])+IMAGINARY([.R278])" office:value-type="float" office:value="3.43131740567529" calcext:value-type="float">
            <text:p>3.43131740567529</text:p>
          </table:table-cell>
          <table:table-cell table:formula="of:=IMREAL([.S278])+IMAGINARY([.S278])" office:value-type="float" office:value="16.173980262196" calcext:value-type="float">
            <text:p>16.173980262196</text:p>
          </table:table-cell>
          <table:table-cell table:formula="of:=IMREAL([.T278])+IMAGINARY([.T278])" office:value-type="float" office:value="-15.5158472090328" calcext:value-type="float">
            <text:p>-15.5158472090328</text:p>
          </table:table-cell>
          <table:table-cell table:number-columns-repeated="1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4.759715167325" calcext:value-type="float">
            <text:p>14.75971516732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3002044961039" calcext:value-type="float">
            <text:p>-72.3002044961039</text:p>
          </table:table-cell>
          <table:table-cell office:value-type="float" office:value="-74.0372816828208" calcext:value-type="float">
            <text:p>-74.0372816828208</text:p>
          </table:table-cell>
          <table:table-cell office:value-type="float" office:value="5.9796185873454" calcext:value-type="float">
            <text:p>5.979618587345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9529980808437" calcext:value-type="float">
            <text:p>-70.9529980808437</text:p>
          </table:table-cell>
          <table:table-cell office:value-type="float" office:value="-71.3297826344237" calcext:value-type="float">
            <text:p>-71.3297826344237</text:p>
          </table:table-cell>
          <table:table-cell office:value-type="float" office:value="5.39220758146914" calcext:value-type="float">
            <text:p>5.3922075814691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047363217914" calcext:value-type="float">
            <text:p>-74.7047363217914</text:p>
          </table:table-cell>
          <table:table-cell office:value-type="float" office:value="-71.3297826344237" calcext:value-type="float">
            <text:p>-71.3297826344237</text:p>
          </table:table-cell>
          <table:table-cell office:value-type="float" office:value="7.19158377715891" calcext:value-type="float">
            <text:p>7.19158377715891</text:p>
          </table:table-cell>
          <table:table-cell office:value-type="string" calcext:value-type="string">
            <text:p>3.0663344765787506+0j</text:p>
          </table:table-cell>
          <table:table-cell office:value-type="string" calcext:value-type="string">
            <text:p>17.381751481282365+0j</text:p>
          </table:table-cell>
          <table:table-cell office:value-type="string" calcext:value-type="string">
            <text:p>-16.71021367561865j</text:p>
          </table:table-cell>
          <table:table-cell table:formula="of:=IMREAL([.R279])+IMAGINARY([.R279])" office:value-type="float" office:value="3.06633447657875" calcext:value-type="float">
            <text:p>3.06633447657875</text:p>
          </table:table-cell>
          <table:table-cell table:formula="of:=IMREAL([.S279])+IMAGINARY([.S279])" office:value-type="float" office:value="17.3817514812824" calcext:value-type="float">
            <text:p>17.3817514812824</text:p>
          </table:table-cell>
          <table:table-cell table:formula="of:=IMREAL([.T279])+IMAGINARY([.T279])" office:value-type="float" office:value="-16.7102136756187" calcext:value-type="float">
            <text:p>-16.7102136756187</text:p>
          </table:table-cell>
          <table:table-cell table:number-columns-repeated="1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4.6960502873923" calcext:value-type="float">
            <text:p>14.696050287392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5101431472727" calcext:value-type="float">
            <text:p>-72.5101431472727</text:p>
          </table:table-cell>
          <table:table-cell office:value-type="float" office:value="-73.9335535145387" calcext:value-type="float">
            <text:p>-73.9335535145387</text:p>
          </table:table-cell>
          <table:table-cell office:value-type="float" office:value="6.07675095960989" calcext:value-type="float">
            <text:p>6.07675095960989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2670986565906" calcext:value-type="float">
            <text:p>-71.2670986565906</text:p>
          </table:table-cell>
          <table:table-cell office:value-type="float" office:value="-71.3968043709813" calcext:value-type="float">
            <text:p>-71.3968043709813</text:p>
          </table:table-cell>
          <table:table-cell office:value-type="float" office:value="5.52378316230256" calcext:value-type="float">
            <text:p>5.52378316230256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4.793315425254" calcext:value-type="float">
            <text:p>-74.793315425254</text:p>
          </table:table-cell>
          <table:table-cell office:value-type="float" office:value="-71.3968043709813" calcext:value-type="float">
            <text:p>-71.3968043709813</text:p>
          </table:table-cell>
          <table:table-cell office:value-type="float" office:value="7.24064376239642" calcext:value-type="float">
            <text:p>7.24064376239642</text:p>
          </table:table-cell>
          <table:table-cell office:value-type="string" calcext:value-type="string">
            <text:p>2.9457826368101836+0j</text:p>
          </table:table-cell>
          <table:table-cell office:value-type="string" calcext:value-type="string">
            <text:p>16.84684891917545+0j</text:p>
          </table:table-cell>
          <table:table-cell office:value-type="string" calcext:value-type="string">
            <text:p>-16.090402902538468j</text:p>
          </table:table-cell>
          <table:table-cell table:formula="of:=IMREAL([.R280])+IMAGINARY([.R280])" office:value-type="float" office:value="2.94578263681018" calcext:value-type="float">
            <text:p>2.94578263681018</text:p>
          </table:table-cell>
          <table:table-cell table:formula="of:=IMREAL([.S280])+IMAGINARY([.S280])" office:value-type="float" office:value="16.8468489191755" calcext:value-type="float">
            <text:p>16.8468489191755</text:p>
          </table:table-cell>
          <table:table-cell table:formula="of:=IMREAL([.T280])+IMAGINARY([.T280])" office:value-type="float" office:value="-16.0904029025385" calcext:value-type="float">
            <text:p>-16.0904029025385</text:p>
          </table:table-cell>
          <table:table-cell table:number-columns-repeated="1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4.6971484388065" calcext:value-type="float">
            <text:p>14.697148438806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6571002030909" calcext:value-type="float">
            <text:p>-72.6571002030909</text:p>
          </table:table-cell>
          <table:table-cell office:value-type="float" office:value="-73.8401981630848" calcext:value-type="float">
            <text:p>-73.8401981630848</text:p>
          </table:table-cell>
          <table:table-cell office:value-type="float" office:value="6.1456808997397" calcext:value-type="float">
            <text:p>6.145680899739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4869690596134" calcext:value-type="float">
            <text:p>-71.4869690596134</text:p>
          </table:table-cell>
          <table:table-cell office:value-type="float" office:value="-71.4571239338832" calcext:value-type="float">
            <text:p>-71.4571239338832</text:p>
          </table:table-cell>
          <table:table-cell office:value-type="float" office:value="5.61779174138341" calcext:value-type="float">
            <text:p>5.6177917413834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553207976778" calcext:value-type="float">
            <text:p>-74.8553207976778</text:p>
          </table:table-cell>
          <table:table-cell office:value-type="float" office:value="-71.4571239338832" calcext:value-type="float">
            <text:p>-71.4571239338832</text:p>
          </table:table-cell>
          <table:table-cell office:value-type="float" office:value="7.27518475135525" calcext:value-type="float">
            <text:p>7.27518475135525</text:p>
          </table:table-cell>
          <table:table-cell office:value-type="string" calcext:value-type="string">
            <text:p>2.8526407599407504+0j</text:p>
          </table:table-cell>
          <table:table-cell office:value-type="string" calcext:value-type="string">
            <text:p>16.448696213877263+0j</text:p>
          </table:table-cell>
          <table:table-cell office:value-type="string" calcext:value-type="string">
            <text:p>-15.625777392200641j</text:p>
          </table:table-cell>
          <table:table-cell table:formula="of:=IMREAL([.R281])+IMAGINARY([.R281])" office:value-type="float" office:value="2.85264075994075" calcext:value-type="float">
            <text:p>2.85264075994075</text:p>
          </table:table-cell>
          <table:table-cell table:formula="of:=IMREAL([.S281])+IMAGINARY([.S281])" office:value-type="float" office:value="16.4486962138773" calcext:value-type="float">
            <text:p>16.4486962138773</text:p>
          </table:table-cell>
          <table:table-cell table:formula="of:=IMREAL([.T281])+IMAGINARY([.T281])" office:value-type="float" office:value="-15.6257773922006" calcext:value-type="float">
            <text:p>-15.6257773922006</text:p>
          </table:table-cell>
          <table:table-cell table:number-columns-repeated="1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4.6077396876115" calcext:value-type="float">
            <text:p>14.607739687611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4599701421636" calcext:value-type="float">
            <text:p>-72.4599701421636</text:p>
          </table:table-cell>
          <table:table-cell office:value-type="float" office:value="-73.6561783467763" calcext:value-type="float">
            <text:p>-73.6561783467763</text:p>
          </table:table-cell>
          <table:table-cell office:value-type="float" office:value="6.05339487511782" calcext:value-type="float">
            <text:p>6.05339487511782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1.6408783417294" calcext:value-type="float">
            <text:p>-71.6408783417294</text:p>
          </table:table-cell>
          <table:table-cell office:value-type="float" office:value="-71.5114115404949" calcext:value-type="float">
            <text:p>-71.5114115404949</text:p>
          </table:table-cell>
          <table:table-cell office:value-type="float" office:value="5.68454808810744" calcext:value-type="float">
            <text:p>5.6845480881074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987245583744" calcext:value-type="float">
            <text:p>-74.8987245583744</text:p>
          </table:table-cell>
          <table:table-cell office:value-type="float" office:value="-71.5114115404949" calcext:value-type="float">
            <text:p>-71.5114115404949</text:p>
          </table:table-cell>
          <table:table-cell office:value-type="float" office:value="7.2994614382874" calcext:value-type="float">
            <text:p>7.2994614382874</text:p>
          </table:table-cell>
          <table:table-cell office:value-type="string" calcext:value-type="string">
            <text:p>1.9979557036803086+0j</text:p>
          </table:table-cell>
          <table:table-cell office:value-type="string" calcext:value-type="string">
            <text:p>16.985747006154156+0j</text:p>
          </table:table-cell>
          <table:table-cell office:value-type="string" calcext:value-type="string">
            <text:p>-16.068979829742414j</text:p>
          </table:table-cell>
          <table:table-cell table:formula="of:=IMREAL([.R282])+IMAGINARY([.R282])" office:value-type="float" office:value="1.99795570368031" calcext:value-type="float">
            <text:p>1.99795570368031</text:p>
          </table:table-cell>
          <table:table-cell table:formula="of:=IMREAL([.S282])+IMAGINARY([.S282])" office:value-type="float" office:value="16.9857470061542" calcext:value-type="float">
            <text:p>16.9857470061542</text:p>
          </table:table-cell>
          <table:table-cell table:formula="of:=IMREAL([.T282])+IMAGINARY([.T282])" office:value-type="float" office:value="-16.0689798297424" calcext:value-type="float">
            <text:p>-16.068979829742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668341463318" calcext:value-type="float">
            <text:p>14.5668341463318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6219790995145" calcext:value-type="float">
            <text:p>-72.6219790995145</text:p>
          </table:table-cell>
          <table:table-cell office:value-type="float" office:value="-73.5905605120987" calcext:value-type="float">
            <text:p>-73.5905605120987</text:p>
          </table:table-cell>
          <table:table-cell office:value-type="float" office:value="6.12913663868106" calcext:value-type="float">
            <text:p>6.1291366386810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7486148392106" calcext:value-type="float">
            <text:p>-71.7486148392106</text:p>
          </table:table-cell>
          <table:table-cell office:value-type="float" office:value="-71.5602703864454" calcext:value-type="float">
            <text:p>-71.5602703864454</text:p>
          </table:table-cell>
          <table:table-cell office:value-type="float" office:value="5.7317489660708" calcext:value-type="float">
            <text:p>5.7317489660708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9291071908621" calcext:value-type="float">
            <text:p>-74.9291071908621</text:p>
          </table:table-cell>
          <table:table-cell office:value-type="float" office:value="-71.5602703864454" calcext:value-type="float">
            <text:p>-71.5602703864454</text:p>
          </table:table-cell>
          <table:table-cell office:value-type="float" office:value="7.31650330359889" calcext:value-type="float">
            <text:p>7.31650330359889</text:p>
          </table:table-cell>
          <table:table-cell office:value-type="string" calcext:value-type="string">
            <text:p>2.1724407843494924+0j</text:p>
          </table:table-cell>
          <table:table-cell office:value-type="string" calcext:value-type="string">
            <text:p>16.538311883340228+0j</text:p>
          </table:table-cell>
          <table:table-cell office:value-type="string" calcext:value-type="string">
            <text:p>-15.59482867466772j</text:p>
          </table:table-cell>
          <table:table-cell table:formula="of:=IMREAL([.R283])+IMAGINARY([.R283])" office:value-type="float" office:value="2.17244078434949" calcext:value-type="float">
            <text:p>2.17244078434949</text:p>
          </table:table-cell>
          <table:table-cell table:formula="of:=IMREAL([.S283])+IMAGINARY([.S283])" office:value-type="float" office:value="16.5383118833402" calcext:value-type="float">
            <text:p>16.5383118833402</text:p>
          </table:table-cell>
          <table:table-cell table:formula="of:=IMREAL([.T283])+IMAGINARY([.T283])" office:value-type="float" office:value="-15.5948286746677" calcext:value-type="float">
            <text:p>-15.5948286746677</text:p>
          </table:table-cell>
          <table:table-cell table:number-columns-repeated="1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.5703999085723" calcext:value-type="float">
            <text:p>14.570399908572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353853696602" calcext:value-type="float">
            <text:p>-72.7353853696602</text:p>
          </table:table-cell>
          <table:table-cell office:value-type="float" office:value="-73.5315044608888" calcext:value-type="float">
            <text:p>-73.5315044608888</text:p>
          </table:table-cell>
          <table:table-cell office:value-type="float" office:value="6.18271905320349" calcext:value-type="float">
            <text:p>6.1827190532034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240303874474" calcext:value-type="float">
            <text:p>-71.8240303874474</text:p>
          </table:table-cell>
          <table:table-cell office:value-type="float" office:value="-71.6042433478009" calcext:value-type="float">
            <text:p>-71.6042433478009</text:p>
          </table:table-cell>
          <table:table-cell office:value-type="float" office:value="5.76502258357636" calcext:value-type="float">
            <text:p>5.7650225835763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6503750336035" calcext:value-type="float">
            <text:p>-74.6503750336035</text:p>
          </table:table-cell>
          <table:table-cell office:value-type="float" office:value="-71.6042433478009" calcext:value-type="float">
            <text:p>-71.6042433478009</text:p>
          </table:table-cell>
          <table:table-cell office:value-type="float" office:value="7.16164024620902" calcext:value-type="float">
            <text:p>7.16164024620902</text:p>
          </table:table-cell>
          <table:table-cell office:value-type="string" calcext:value-type="string">
            <text:p>2.298422500772664+0j</text:p>
          </table:table-cell>
          <table:table-cell office:value-type="string" calcext:value-type="string">
            <text:p>14.019395932799029+0j</text:p>
          </table:table-cell>
          <table:table-cell office:value-type="string" calcext:value-type="string">
            <text:p>-12.894221683475054j</text:p>
          </table:table-cell>
          <table:table-cell table:formula="of:=IMREAL([.R284])+IMAGINARY([.R284])" office:value-type="float" office:value="2.29842250077266" calcext:value-type="float">
            <text:p>2.29842250077266</text:p>
          </table:table-cell>
          <table:table-cell table:formula="of:=IMREAL([.S284])+IMAGINARY([.S284])" office:value-type="float" office:value="14.019395932799" calcext:value-type="float">
            <text:p>14.019395932799</text:p>
          </table:table-cell>
          <table:table-cell table:formula="of:=IMREAL([.T284])+IMAGINARY([.T284])" office:value-type="float" office:value="-12.8942216834751" calcext:value-type="float">
            <text:p>-12.8942216834751</text:p>
          </table:table-cell>
          <table:table-cell table:number-columns-repeated="1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.5675172381392" calcext:value-type="float">
            <text:p>14.567517238139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147697587621" calcext:value-type="float">
            <text:p>-72.8147697587621</text:p>
          </table:table-cell>
          <table:table-cell office:value-type="float" office:value="-73.4783540148" calcext:value-type="float">
            <text:p>-73.4783540148</text:p>
          </table:table-cell>
          <table:table-cell office:value-type="float" office:value="6.22050521660447" calcext:value-type="float">
            <text:p>6.22050521660447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0.9768212712132" calcext:value-type="float">
            <text:p>-70.9768212712132</text:p>
          </table:table-cell>
          <table:table-cell office:value-type="float" office:value="-71.3438190130208" calcext:value-type="float">
            <text:p>-71.3438190130208</text:p>
          </table:table-cell>
          <table:table-cell office:value-type="float" office:value="5.40207623885183" calcext:value-type="float">
            <text:p>5.40207623885183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7552625235224" calcext:value-type="float">
            <text:p>-74.7552625235224</text:p>
          </table:table-cell>
          <table:table-cell office:value-type="float" office:value="-71.3438190130208" calcext:value-type="float">
            <text:p>-71.3438190130208</text:p>
          </table:table-cell>
          <table:table-cell office:value-type="float" office:value="7.21952709722565" calcext:value-type="float">
            <text:p>7.21952709722565</text:p>
          </table:table-cell>
          <table:table-cell office:value-type="string" calcext:value-type="string">
            <text:p>4.353753390652662+0j</text:p>
          </table:table-cell>
          <table:table-cell office:value-type="string" calcext:value-type="string">
            <text:p>16.293354440046144+0j</text:p>
          </table:table-cell>
          <table:table-cell office:value-type="string" calcext:value-type="string">
            <text:p>-15.828208549045163j</text:p>
          </table:table-cell>
          <table:table-cell table:formula="of:=IMREAL([.R285])+IMAGINARY([.R285])" office:value-type="float" office:value="4.35375339065266" calcext:value-type="float">
            <text:p>4.35375339065266</text:p>
          </table:table-cell>
          <table:table-cell table:formula="of:=IMREAL([.S285])+IMAGINARY([.S285])" office:value-type="float" office:value="16.2933544400461" calcext:value-type="float">
            <text:p>16.2933544400461</text:p>
          </table:table-cell>
          <table:table-cell table:formula="of:=IMREAL([.T285])+IMAGINARY([.T285])" office:value-type="float" office:value="-15.8282085490452" calcext:value-type="float">
            <text:p>-15.8282085490452</text:p>
          </table:table-cell>
          <table:table-cell table:number-columns-repeated="1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4.5683184920143" calcext:value-type="float">
            <text:p>14.5683184920143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5703388311335" calcext:value-type="float">
            <text:p>-72.5703388311335</text:p>
          </table:table-cell>
          <table:table-cell office:value-type="float" office:value="-73.33051861332" calcext:value-type="float">
            <text:p>-73.33051861332</text:p>
          </table:table-cell>
          <table:table-cell office:value-type="float" office:value="6.10489165807144" calcext:value-type="float">
            <text:p>6.1048916580714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2837748898492" calcext:value-type="float">
            <text:p>-71.2837748898492</text:p>
          </table:table-cell>
          <table:table-cell office:value-type="float" office:value="-71.4094371117187" calcext:value-type="float">
            <text:p>-71.4094371117187</text:p>
          </table:table-cell>
          <table:table-cell office:value-type="float" office:value="5.53085784528636" calcext:value-type="float">
            <text:p>5.5308578452863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286837664657" calcext:value-type="float">
            <text:p>-74.8286837664657</text:p>
          </table:table-cell>
          <table:table-cell office:value-type="float" office:value="-71.4094371117187" calcext:value-type="float">
            <text:p>-71.4094371117187</text:p>
          </table:table-cell>
          <table:table-cell office:value-type="float" office:value="7.26032606534925" calcext:value-type="float">
            <text:p>7.26032606534925</text:p>
          </table:table-cell>
          <table:table-cell office:value-type="string" calcext:value-type="string">
            <text:p>3.066051660011156+0j</text:p>
          </table:table-cell>
          <table:table-cell office:value-type="string" calcext:value-type="string">
            <text:p>16.908387404373666+0j</text:p>
          </table:table-cell>
          <table:table-cell office:value-type="string" calcext:value-type="string">
            <text:p>-16.170455434769316j</text:p>
          </table:table-cell>
          <table:table-cell table:formula="of:=IMREAL([.R286])+IMAGINARY([.R286])" office:value-type="float" office:value="3.06605166001116" calcext:value-type="float">
            <text:p>3.06605166001116</text:p>
          </table:table-cell>
          <table:table-cell table:formula="of:=IMREAL([.S286])+IMAGINARY([.S286])" office:value-type="float" office:value="16.9083874043737" calcext:value-type="float">
            <text:p>16.9083874043737</text:p>
          </table:table-cell>
          <table:table-cell table:formula="of:=IMREAL([.T286])+IMAGINARY([.T286])" office:value-type="float" office:value="-16.1704554347693" calcext:value-type="float">
            <text:p>-16.1704554347693</text:p>
          </table:table-cell>
          <table:table-cell table:number-columns-repeated="1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4.5844489268886" calcext:value-type="float">
            <text:p>14.5844489268886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2.9992371817934" calcext:value-type="float">
            <text:p>-72.9992371817934</text:p>
          </table:table-cell>
          <table:table-cell office:value-type="float" office:value="-73.397466751988" calcext:value-type="float">
            <text:p>-73.397466751988</text:p>
          </table:table-cell>
          <table:table-cell office:value-type="float" office:value="6.30920403980109" calcext:value-type="float">
            <text:p>6.30920403980109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1.4986424228944" calcext:value-type="float">
            <text:p>-71.4986424228944</text:p>
          </table:table-cell>
          <table:table-cell office:value-type="float" office:value="-71.4684934005468" calcext:value-type="float">
            <text:p>-71.4684934005468</text:p>
          </table:table-cell>
          <table:table-cell office:value-type="float" office:value="5.62282733461441" calcext:value-type="float">
            <text:p>5.6228273346144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80078636526" calcext:value-type="float">
            <text:p>-74.580078636526</text:p>
          </table:table-cell>
          <table:table-cell office:value-type="float" office:value="-71.4684934005468" calcext:value-type="float">
            <text:p>-71.4684934005468</text:p>
          </table:table-cell>
          <table:table-cell office:value-type="float" office:value="7.12310404314277" calcext:value-type="float">
            <text:p>7.12310404314277</text:p>
          </table:table-cell>
          <table:table-cell office:value-type="string" calcext:value-type="string">
            <text:p>3.7526674458887714+0j</text:p>
          </table:table-cell>
          <table:table-cell office:value-type="string" calcext:value-type="string">
            <text:p>13.45748157938079+0j</text:p>
          </table:table-cell>
          <table:table-cell office:value-type="string" calcext:value-type="string">
            <text:p>-12.631446550046778j</text:p>
          </table:table-cell>
          <table:table-cell table:formula="of:=IMREAL([.R287])+IMAGINARY([.R287])" office:value-type="float" office:value="3.75266744588877" calcext:value-type="float">
            <text:p>3.75266744588877</text:p>
          </table:table-cell>
          <table:table-cell table:formula="of:=IMREAL([.S287])+IMAGINARY([.S287])" office:value-type="float" office:value="13.4574815793808" calcext:value-type="float">
            <text:p>13.4574815793808</text:p>
          </table:table-cell>
          <table:table-cell table:formula="of:=IMREAL([.T287])+IMAGINARY([.T287])" office:value-type="float" office:value="-12.6314465500468" calcext:value-type="float">
            <text:p>-12.631446550046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5301825655757" calcext:value-type="float">
            <text:p>14.5301825655757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994660272554" calcext:value-type="float">
            <text:p>-72.9994660272554</text:p>
          </table:table-cell>
          <table:table-cell office:value-type="float" office:value="-73.3577200767892" calcext:value-type="float">
            <text:p>-73.3577200767892</text:p>
          </table:table-cell>
          <table:table-cell office:value-type="float" office:value="6.30931485903039" calcext:value-type="float">
            <text:p>6.30931485903039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6490496960261" calcext:value-type="float">
            <text:p>-71.6490496960261</text:p>
          </table:table-cell>
          <table:table-cell office:value-type="float" office:value="-71.5216440604922" calcext:value-type="float">
            <text:p>-71.5216440604922</text:p>
          </table:table-cell>
          <table:table-cell office:value-type="float" office:value="5.68811441062977" calcext:value-type="float">
            <text:p>5.68811441062977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060550455682" calcext:value-type="float">
            <text:p>-74.7060550455682</text:p>
          </table:table-cell>
          <table:table-cell office:value-type="float" office:value="-71.5216440604922" calcext:value-type="float">
            <text:p>-71.5216440604922</text:p>
          </table:table-cell>
          <table:table-cell office:value-type="float" office:value="7.19231171583355" calcext:value-type="float">
            <text:p>7.19231171583355</text:p>
          </table:table-cell>
          <table:table-cell office:value-type="string" calcext:value-type="string">
            <text:p>3.4176402008943785+0j</text:p>
          </table:table-cell>
          <table:table-cell office:value-type="string" calcext:value-type="string">
            <text:p>14.040126942059025+0j</text:p>
          </table:table-cell>
          <table:table-cell office:value-type="string" calcext:value-type="string">
            <text:p>-13.146205570827256j</text:p>
          </table:table-cell>
          <table:table-cell table:formula="of:=IMREAL([.R288])+IMAGINARY([.R288])" office:value-type="float" office:value="3.41764020089438" calcext:value-type="float">
            <text:p>3.41764020089438</text:p>
          </table:table-cell>
          <table:table-cell table:formula="of:=IMREAL([.S288])+IMAGINARY([.S288])" office:value-type="float" office:value="14.040126942059" calcext:value-type="float">
            <text:p>14.040126942059</text:p>
          </table:table-cell>
          <table:table-cell table:formula="of:=IMREAL([.T288])+IMAGINARY([.T288])" office:value-type="float" office:value="-13.1462055708273" calcext:value-type="float">
            <text:p>-13.1462055708273</text:p>
          </table:table-cell>
          <table:table-cell table:number-columns-repeated="1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4.5853180558223" calcext:value-type="float">
            <text:p>14.5853180558223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9996262190788" calcext:value-type="float">
            <text:p>-72.9996262190788</text:p>
          </table:table-cell>
          <table:table-cell office:value-type="float" office:value="-73.3219480691103" calcext:value-type="float">
            <text:p>-73.3219480691103</text:p>
          </table:table-cell>
          <table:table-cell office:value-type="float" office:value="6.30939243364908" calcext:value-type="float">
            <text:p>6.30939243364908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7543347872183" calcext:value-type="float">
            <text:p>-71.7543347872183</text:p>
          </table:table-cell>
          <table:table-cell office:value-type="float" office:value="-71.569479654443" calcext:value-type="float">
            <text:p>-71.569479654443</text:p>
          </table:table-cell>
          <table:table-cell office:value-type="float" office:value="5.73426588375668" calcext:value-type="float">
            <text:p>5.7342658837566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0942385318977" calcext:value-type="float">
            <text:p>-75.0942385318977</text:p>
          </table:table-cell>
          <table:table-cell office:value-type="float" office:value="-71.569479654443" calcext:value-type="float">
            <text:p>-71.569479654443</text:p>
          </table:table-cell>
          <table:table-cell office:value-type="float" office:value="7.40982499696921" calcext:value-type="float">
            <text:p>7.40982499696921</text:p>
          </table:table-cell>
          <table:table-cell office:value-type="string" calcext:value-type="string">
            <text:p>3.1784671164419973+0j</text:p>
          </table:table-cell>
          <table:table-cell office:value-type="string" calcext:value-type="string">
            <text:p>16.70052673183745+0j</text:p>
          </table:table-cell>
          <table:table-cell office:value-type="string" calcext:value-type="string">
            <text:p>-15.898987994537006j</text:p>
          </table:table-cell>
          <table:table-cell table:formula="of:=IMREAL([.R289])+IMAGINARY([.R289])" office:value-type="float" office:value="3.178467116442" calcext:value-type="float">
            <text:p>3.178467116442</text:p>
          </table:table-cell>
          <table:table-cell table:formula="of:=IMREAL([.S289])+IMAGINARY([.S289])" office:value-type="float" office:value="16.7005267318374" calcext:value-type="float">
            <text:p>16.7005267318374</text:p>
          </table:table-cell>
          <table:table-cell table:formula="of:=IMREAL([.T289])+IMAGINARY([.T289])" office:value-type="float" office:value="-15.898987994537" calcext:value-type="float">
            <text:p>-15.898987994537</text:p>
          </table:table-cell>
          <table:table-cell table:number-columns-repeated="1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4.5440131002433" calcext:value-type="float">
            <text:p>14.5440131002433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9997383533551" calcext:value-type="float">
            <text:p>-72.9997383533551</text:p>
          </table:table-cell>
          <table:table-cell office:value-type="float" office:value="-73.2897532621992" calcext:value-type="float">
            <text:p>-73.2897532621992</text:p>
          </table:table-cell>
          <table:table-cell office:value-type="float" office:value="6.30944673644967" calcext:value-type="float">
            <text:p>6.3094467364496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8280343510528" calcext:value-type="float">
            <text:p>-71.8280343510528</text:p>
          </table:table-cell>
          <table:table-cell office:value-type="float" office:value="-71.6125316889987" calcext:value-type="float">
            <text:p>-71.6125316889987</text:p>
          </table:table-cell>
          <table:table-cell office:value-type="float" office:value="5.7667945370018" calcext:value-type="float">
            <text:p>5.766794537001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6659669723284" calcext:value-type="float">
            <text:p>-75.6659669723284</text:p>
          </table:table-cell>
          <table:table-cell office:value-type="float" office:value="-71.6125316889987" calcext:value-type="float">
            <text:p>-71.6125316889987</text:p>
          </table:table-cell>
          <table:table-cell office:value-type="float" office:value="7.74222103108506" calcext:value-type="float">
            <text:p>7.74222103108506</text:p>
          </table:table-cell>
          <table:table-cell office:value-type="string" calcext:value-type="string">
            <text:p>3.0087267673188873+0j</text:p>
          </table:table-cell>
          <table:table-cell office:value-type="string" calcext:value-type="string">
            <text:p>21.11804019281091+0j</text:p>
          </table:table-cell>
          <table:table-cell office:value-type="string" calcext:value-type="string">
            <text:p>-20.460068818639748j</text:p>
          </table:table-cell>
          <table:table-cell table:formula="of:=IMREAL([.R290])+IMAGINARY([.R290])" office:value-type="float" office:value="3.00872676731889" calcext:value-type="float">
            <text:p>3.00872676731889</text:p>
          </table:table-cell>
          <table:table-cell table:formula="of:=IMREAL([.S290])+IMAGINARY([.S290])" office:value-type="float" office:value="21.1180401928109" calcext:value-type="float">
            <text:p>21.1180401928109</text:p>
          </table:table-cell>
          <table:table-cell table:formula="of:=IMREAL([.T290])+IMAGINARY([.T290])" office:value-type="float" office:value="-20.4600688186397" calcext:value-type="float">
            <text:p>-20.4600688186397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4.5275068459602" calcext:value-type="float">
            <text:p>14.5275068459602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2.9998168473486" calcext:value-type="float">
            <text:p>-72.9998168473486</text:p>
          </table:table-cell>
          <table:table-cell office:value-type="float" office:value="-73.2607779359793" calcext:value-type="float">
            <text:p>-73.2607779359793</text:p>
          </table:table-cell>
          <table:table-cell office:value-type="float" office:value="6.30948474868817" calcext:value-type="float">
            <text:p>6.30948474868817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1.8796240457369" calcext:value-type="float">
            <text:p>-71.8796240457369</text:p>
          </table:table-cell>
          <table:table-cell office:value-type="float" office:value="-71.6512785200988" calcext:value-type="float">
            <text:p>-71.6512785200988</text:p>
          </table:table-cell>
          <table:table-cell office:value-type="float" office:value="5.7896743242603" calcext:value-type="float">
            <text:p>5.7896743242603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office:value-type="float" office:value="-76.3661768806299" calcext:value-type="float">
            <text:p>-76.3661768806299</text:p>
          </table:table-cell>
          <table:table-cell office:value-type="float" office:value="-71.6512785200988" calcext:value-type="float">
            <text:p>-71.6512785200988</text:p>
          </table:table-cell>
          <table:table-cell office:value-type="float" office:value="8.16969599217276" calcext:value-type="float">
            <text:p>8.16969599217276</text:p>
          </table:table-cell>
          <table:table-cell office:value-type="string" calcext:value-type="string">
            <text:p>2.8887586422407225+0j</text:p>
          </table:table-cell>
          <table:table-cell office:value-type="string" calcext:value-type="string">
            <text:p>27.187767089568588+0j</text:p>
          </table:table-cell>
          <table:table-cell office:value-type="string" calcext:value-type="string">
            <text:p>-26.664296671837256j</text:p>
          </table:table-cell>
          <table:table-cell table:formula="of:=IMREAL([.R291])+IMAGINARY([.R291])" office:value-type="float" office:value="2.88875864224072" calcext:value-type="float">
            <text:p>2.88875864224072</text:p>
          </table:table-cell>
          <table:table-cell table:formula="of:=IMREAL([.S291])+IMAGINARY([.S291])" office:value-type="float" office:value="27.1877670895686" calcext:value-type="float">
            <text:p>27.1877670895686</text:p>
          </table:table-cell>
          <table:table-cell table:formula="of:=IMREAL([.T291])+IMAGINARY([.T291])" office:value-type="float" office:value="-26.6642966718373" calcext:value-type="float">
            <text:p>-26.6642966718373</text:p>
          </table:table-cell>
          <table:table-cell table:number-columns-repeated="1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4.5784372888445" calcext:value-type="float">
            <text:p>14.578437288844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999871793144" calcext:value-type="float">
            <text:p>-72.999871793144</text:p>
          </table:table-cell>
          <table:table-cell office:value-type="float" office:value="-73.2347001423814" calcext:value-type="float">
            <text:p>-73.2347001423814</text:p>
          </table:table-cell>
          <table:table-cell office:value-type="float" office:value="6.30951135739137" calcext:value-type="float">
            <text:p>6.30951135739137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1.9157368320159" calcext:value-type="float">
            <text:p>-71.9157368320159</text:p>
          </table:table-cell>
          <table:table-cell office:value-type="float" office:value="-71.6861506680889" calcext:value-type="float">
            <text:p>-71.6861506680889</text:p>
          </table:table-cell>
          <table:table-cell office:value-type="float" office:value="5.80574416546617" calcext:value-type="float">
            <text:p>5.80574416546617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6.8563238164409" calcext:value-type="float">
            <text:p>-76.8563238164409</text:p>
          </table:table-cell>
          <table:table-cell office:value-type="float" office:value="-71.6861506680889" calcext:value-type="float">
            <text:p>-71.6861506680889</text:p>
          </table:table-cell>
          <table:table-cell office:value-type="float" office:value="8.48289569949364" calcext:value-type="float">
            <text:p>8.48289569949364</text:p>
          </table:table-cell>
          <table:table-cell office:value-type="string" calcext:value-type="string">
            <text:p>2.8042128428209745+0j</text:p>
          </table:table-cell>
          <table:table-cell office:value-type="string" calcext:value-type="string">
            <text:p>31.848970214518843+0j</text:p>
          </table:table-cell>
          <table:table-cell office:value-type="string" calcext:value-type="string">
            <text:p>-31.394224965439644j</text:p>
          </table:table-cell>
          <table:table-cell table:formula="of:=IMREAL([.R292])+IMAGINARY([.R292])" office:value-type="float" office:value="2.80421284282097" calcext:value-type="float">
            <text:p>2.80421284282097</text:p>
          </table:table-cell>
          <table:table-cell table:formula="of:=IMREAL([.S292])+IMAGINARY([.S292])" office:value-type="float" office:value="31.8489702145188" calcext:value-type="float">
            <text:p>31.8489702145188</text:p>
          </table:table-cell>
          <table:table-cell table:formula="of:=IMREAL([.T292])+IMAGINARY([.T292])" office:value-type="float" office:value="-31.3942249654396" calcext:value-type="float">
            <text:p>-31.394224965439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881578552243" calcext:value-type="float">
            <text:p>14.5881578552243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2.3999102552008" calcext:value-type="float">
            <text:p>-72.3999102552008</text:p>
          </table:table-cell>
          <table:table-cell office:value-type="float" office:value="-73.0112301281432" calcext:value-type="float">
            <text:p>-73.0112301281432</text:p>
          </table:table-cell>
          <table:table-cell office:value-type="float" office:value="6.02555435557057" calcext:value-type="float">
            <text:p>6.0255543555705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9410157824111" calcext:value-type="float">
            <text:p>-71.9410157824111</text:p>
          </table:table-cell>
          <table:table-cell office:value-type="float" office:value="-71.7175356012801" calcext:value-type="float">
            <text:p>-71.7175356012801</text:p>
          </table:table-cell>
          <table:table-cell office:value-type="float" office:value="5.81701958603915" calcext:value-type="float">
            <text:p>5.81701958603915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7.1994266715086" calcext:value-type="float">
            <text:p>-77.1994266715086</text:p>
          </table:table-cell>
          <table:table-cell office:value-type="float" office:value="-71.7175356012801" calcext:value-type="float">
            <text:p>-71.7175356012801</text:p>
          </table:table-cell>
          <table:table-cell office:value-type="float" office:value="8.70925264405466" calcext:value-type="float">
            <text:p>8.70925264405466</text:p>
          </table:table-cell>
          <table:table-cell office:value-type="string" calcext:value-type="string">
            <text:p>1.1525401943510931+0j</text:p>
          </table:table-cell>
          <table:table-cell office:value-type="string" calcext:value-type="string">
            <text:p>37.00938011651157+0j</text:p>
          </table:table-cell>
          <table:table-cell office:value-type="string" calcext:value-type="string">
            <text:p>-36.553854817491235j</text:p>
          </table:table-cell>
          <table:table-cell table:formula="of:=IMREAL([.R293])+IMAGINARY([.R293])" office:value-type="float" office:value="1.15254019435109" calcext:value-type="float">
            <text:p>1.15254019435109</text:p>
          </table:table-cell>
          <table:table-cell table:formula="of:=IMREAL([.S293])+IMAGINARY([.S293])" office:value-type="float" office:value="37.0093801165116" calcext:value-type="float">
            <text:p>37.0093801165116</text:p>
          </table:table-cell>
          <table:table-cell table:formula="of:=IMREAL([.T293])+IMAGINARY([.T293])" office:value-type="float" office:value="-36.5538548174912" calcext:value-type="float">
            <text:p>-36.5538548174912</text:p>
          </table:table-cell>
          <table:table-cell table:number-columns-repeated="1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4.6035843848753" calcext:value-type="float">
            <text:p>14.603584384875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799371786406" calcext:value-type="float">
            <text:p>-72.2799371786406</text:p>
          </table:table-cell>
          <table:table-cell office:value-type="float" office:value="-72.9101071153289" calcext:value-type="float">
            <text:p>-72.9101071153289</text:p>
          </table:table-cell>
          <table:table-cell office:value-type="float" office:value="5.97032407855272" calcext:value-type="float">
            <text:p>5.970324078552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1.9587110476878" calcext:value-type="float">
            <text:p>-71.9587110476878</text:p>
          </table:table-cell>
          <table:table-cell office:value-type="float" office:value="-71.7457820411521" calcext:value-type="float">
            <text:p>-71.7457820411521</text:p>
          </table:table-cell>
          <table:table-cell office:value-type="float" office:value="5.824925407316" calcext:value-type="float">
            <text:p>5.82492540731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439598670056" calcext:value-type="float">
            <text:p>-77.439598670056</text:p>
          </table:table-cell>
          <table:table-cell office:value-type="float" office:value="-71.7457820411521" calcext:value-type="float">
            <text:p>-71.7457820411521</text:p>
          </table:table-cell>
          <table:table-cell office:value-type="float" office:value="8.87128685204528" calcext:value-type="float">
            <text:p>8.87128685204528</text:p>
          </table:table-cell>
          <table:table-cell office:value-type="string" calcext:value-type="string">
            <text:p>0.8095516373413046+0j</text:p>
          </table:table-cell>
          <table:table-cell office:value-type="string" calcext:value-type="string">
            <text:p>39.8770859192363+0j</text:p>
          </table:table-cell>
          <table:table-cell office:value-type="string" calcext:value-type="string">
            <text:p>-39.45003066365811j</text:p>
          </table:table-cell>
          <table:table-cell table:formula="of:=IMREAL([.R294])+IMAGINARY([.R294])" office:value-type="float" office:value="0.809551637341305" calcext:value-type="float">
            <text:p>0.809551637341305</text:p>
          </table:table-cell>
          <table:table-cell table:formula="of:=IMREAL([.S294])+IMAGINARY([.S294])" office:value-type="float" office:value="39.8770859192363" calcext:value-type="float">
            <text:p>39.8770859192363</text:p>
          </table:table-cell>
          <table:table-cell table:formula="of:=IMREAL([.T294])+IMAGINARY([.T294])" office:value-type="float" office:value="-39.4500306636581" calcext:value-type="float">
            <text:p>-39.4500306636581</text:p>
          </table:table-cell>
          <table:table-cell table:number-columns-repeated="1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4.6165665787497" calcext:value-type="float">
            <text:p>14.616566578749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1959560250484" calcext:value-type="float">
            <text:p>-72.1959560250484</text:p>
          </table:table-cell>
          <table:table-cell office:value-type="float" office:value="-72.819096403796" calcext:value-type="float">
            <text:p>-72.819096403796</text:p>
          </table:table-cell>
          <table:table-cell office:value-type="float" office:value="5.93196437503632" calcext:value-type="float">
            <text:p>5.93196437503632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710977333814" calcext:value-type="float">
            <text:p>-71.9710977333814</text:p>
          </table:table-cell>
          <table:table-cell office:value-type="float" office:value="-71.7712038370369" calcext:value-type="float">
            <text:p>-71.7712038370369</text:p>
          </table:table-cell>
          <table:table-cell office:value-type="float" office:value="5.8304658744255" calcext:value-type="float">
            <text:p>5.8304658744255</text:p>
          </table:table-cell>
          <table:table-cell office:value-type="float" office:value="-79" calcext:value-type="float">
            <text:p>-79</text:p>
          </table:table-cell>
          <table:table-cell office:value-type="float" office:value="-76" calcext:value-type="float">
            <text:p>-76</text:p>
          </table:table-cell>
          <table:table-cell office:value-type="float" office:value="-77.0077190690392" calcext:value-type="float">
            <text:p>-77.0077190690392</text:p>
          </table:table-cell>
          <table:table-cell office:value-type="float" office:value="-71.7712038370369" calcext:value-type="float">
            <text:p>-71.7712038370369</text:p>
          </table:table-cell>
          <table:table-cell office:value-type="float" office:value="8.58204200042644" calcext:value-type="float">
            <text:p>8.58204200042644</text:p>
          </table:table-cell>
          <table:table-cell office:value-type="string" calcext:value-type="string">
            <text:p>0.5726677426634643+0j</text:p>
          </table:table-cell>
          <table:table-cell office:value-type="string" calcext:value-type="string">
            <text:p>35.47883454795772+0j</text:p>
          </table:table-cell>
          <table:table-cell office:value-type="string" calcext:value-type="string">
            <text:p>-34.996477284585595j</text:p>
          </table:table-cell>
          <table:table-cell table:formula="of:=IMREAL([.R295])+IMAGINARY([.R295])" office:value-type="float" office:value="0.572667742663464" calcext:value-type="float">
            <text:p>0.572667742663464</text:p>
          </table:table-cell>
          <table:table-cell table:formula="of:=IMREAL([.S295])+IMAGINARY([.S295])" office:value-type="float" office:value="35.4788345479577" calcext:value-type="float">
            <text:p>35.4788345479577</text:p>
          </table:table-cell>
          <table:table-cell table:formula="of:=IMREAL([.T295])+IMAGINARY([.T295])" office:value-type="float" office:value="-34.9964772845856" calcext:value-type="float">
            <text:p>-34.9964772845856</text:p>
          </table:table-cell>
          <table:table-cell table:number-columns-repeated="1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4.6261941604175" calcext:value-type="float">
            <text:p>14.6261941604175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2.1371692175339" calcext:value-type="float">
            <text:p>-72.1371692175339</text:p>
          </table:table-cell>
          <table:table-cell office:value-type="float" office:value="-72.7371867634164" calcext:value-type="float">
            <text:p>-72.7371867634164</text:p>
          </table:table-cell>
          <table:table-cell office:value-type="float" office:value="5.90525932276406" calcext:value-type="float">
            <text:p>5.90525932276406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79768413367" calcext:value-type="float">
            <text:p>-71.979768413367</text:p>
          </table:table-cell>
          <table:table-cell office:value-type="float" office:value="-71.7940834533332" calcext:value-type="float">
            <text:p>-71.7940834533332</text:p>
          </table:table-cell>
          <table:table-cell office:value-type="float" office:value="5.83434733669464" calcext:value-type="float">
            <text:p>5.83434733669464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6.4054033483274" calcext:value-type="float">
            <text:p>-76.4054033483274</text:p>
          </table:table-cell>
          <table:table-cell office:value-type="float" office:value="-71.7940834533332" calcext:value-type="float">
            <text:p>-71.7940834533332</text:p>
          </table:table-cell>
          <table:table-cell office:value-type="float" office:value="8.19432990899192" calcext:value-type="float">
            <text:p>8.19432990899192</text:p>
          </table:table-cell>
          <table:table-cell office:value-type="string" calcext:value-type="string">
            <text:p>0.4083994654072412+0j</text:p>
          </table:table-cell>
          <table:table-cell office:value-type="string" calcext:value-type="string">
            <text:p>29.69780948393749+0j</text:p>
          </table:table-cell>
          <table:table-cell office:value-type="string" calcext:value-type="string">
            <text:p>-29.11957633693396j</text:p>
          </table:table-cell>
          <table:table-cell table:formula="of:=IMREAL([.R296])+IMAGINARY([.R296])" office:value-type="float" office:value="0.408399465407241" calcext:value-type="float">
            <text:p>0.408399465407241</text:p>
          </table:table-cell>
          <table:table-cell table:formula="of:=IMREAL([.S296])+IMAGINARY([.S296])" office:value-type="float" office:value="29.6978094839375" calcext:value-type="float">
            <text:p>29.6978094839375</text:p>
          </table:table-cell>
          <table:table-cell table:formula="of:=IMREAL([.T296])+IMAGINARY([.T296])" office:value-type="float" office:value="-29.119576336934" calcext:value-type="float">
            <text:p>-29.119576336934</text:p>
          </table:table-cell>
          <table:table-cell table:number-columns-repeated="1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4.5886050191143" calcext:value-type="float">
            <text:p>14.588605019114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0960184522737" calcext:value-type="float">
            <text:p>-72.0960184522737</text:p>
          </table:table-cell>
          <table:table-cell office:value-type="float" office:value="-72.6634680870748" calcext:value-type="float">
            <text:p>-72.6634680870748</text:p>
          </table:table-cell>
          <table:table-cell office:value-type="float" office:value="5.88663735123575" calcext:value-type="float">
            <text:p>5.8866373512357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1.9858378893569" calcext:value-type="float">
            <text:p>-71.9858378893569</text:p>
          </table:table-cell>
          <table:table-cell office:value-type="float" office:value="-71.8146751079999" calcext:value-type="float">
            <text:p>-71.8146751079999</text:p>
          </table:table-cell>
          <table:table-cell office:value-type="float" office:value="5.8370658976429" calcext:value-type="float">
            <text:p>5.8370658976429</text:p>
          </table:table-cell>
          <table:table-cell office:value-type="float" office:value="-80" calcext:value-type="float">
            <text:p>-80</text:p>
          </table:table-cell>
          <table:table-cell office:value-type="float" office:value="-76" calcext:value-type="float">
            <text:p>-76</text:p>
          </table:table-cell>
          <table:table-cell office:value-type="float" office:value="-76.2837823438292" calcext:value-type="float">
            <text:p>-76.2837823438292</text:p>
          </table:table-cell>
          <table:table-cell office:value-type="float" office:value="-71.8146751079999" calcext:value-type="float">
            <text:p>-71.8146751079999</text:p>
          </table:table-cell>
          <table:table-cell office:value-type="float" office:value="8.11819373916493" calcext:value-type="float">
            <text:p>8.11819373916493</text:p>
          </table:table-cell>
          <table:table-cell office:value-type="string" calcext:value-type="string">
            <text:p>0.2941640961536691+0j</text:p>
          </table:table-cell>
          <table:table-cell office:value-type="string" calcext:value-type="string">
            <text:p>28.66036449241148+0j</text:p>
          </table:table-cell>
          <table:table-cell office:value-type="string" calcext:value-type="string">
            <text:p>-28.061127146078483j</text:p>
          </table:table-cell>
          <table:table-cell table:formula="of:=IMREAL([.R297])+IMAGINARY([.R297])" office:value-type="float" office:value="0.294164096153669" calcext:value-type="float">
            <text:p>0.294164096153669</text:p>
          </table:table-cell>
          <table:table-cell table:formula="of:=IMREAL([.S297])+IMAGINARY([.S297])" office:value-type="float" office:value="28.6603644924115" calcext:value-type="float">
            <text:p>28.6603644924115</text:p>
          </table:table-cell>
          <table:table-cell table:formula="of:=IMREAL([.T297])+IMAGINARY([.T297])" office:value-type="float" office:value="-28.0611271460785" calcext:value-type="float">
            <text:p>-28.0611271460785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5556995860725" calcext:value-type="float">
            <text:p>14.555699586072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672129165916" calcext:value-type="float">
            <text:p>-72.0672129165916</text:p>
          </table:table-cell>
          <table:table-cell office:value-type="float" office:value="-72.5971212783673" calcext:value-type="float">
            <text:p>-72.5971212783673</text:p>
          </table:table-cell>
          <table:table-cell office:value-type="float" office:value="5.8736369227111" calcext:value-type="float">
            <text:p>5.8736369227111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71.9900865225498" calcext:value-type="float">
            <text:p>-71.9900865225498</text:p>
          </table:table-cell>
          <table:table-cell office:value-type="float" office:value="-71.8332075971999" calcext:value-type="float">
            <text:p>-71.8332075971999</text:p>
          </table:table-cell>
          <table:table-cell office:value-type="float" office:value="5.83896964397907" calcext:value-type="float">
            <text:p>5.8389696439790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986476406804" calcext:value-type="float">
            <text:p>-76.1986476406804</text:p>
          </table:table-cell>
          <table:table-cell office:value-type="float" office:value="-71.8332075971999" calcext:value-type="float">
            <text:p>-71.8332075971999</text:p>
          </table:table-cell>
          <table:table-cell office:value-type="float" office:value="8.06531971899002" calcext:value-type="float">
            <text:p>8.06531971899002</text:p>
          </table:table-cell>
          <table:table-cell office:value-type="string" calcext:value-type="string">
            <text:p>0.21456554387548632+0j</text:p>
          </table:table-cell>
          <table:table-cell office:value-type="string" calcext:value-type="string">
            <text:p>27.946199668476964+0j</text:p>
          </table:table-cell>
          <table:table-cell office:value-type="string" calcext:value-type="string">
            <text:p>-27.33185049989839j</text:p>
          </table:table-cell>
          <table:table-cell table:formula="of:=IMREAL([.R298])+IMAGINARY([.R298])" office:value-type="float" office:value="0.214565543875486" calcext:value-type="float">
            <text:p>0.214565543875486</text:p>
          </table:table-cell>
          <table:table-cell table:formula="of:=IMREAL([.S298])+IMAGINARY([.S298])" office:value-type="float" office:value="27.946199668477" calcext:value-type="float">
            <text:p>27.946199668477</text:p>
          </table:table-cell>
          <table:table-cell table:formula="of:=IMREAL([.T298])+IMAGINARY([.T298])" office:value-type="float" office:value="-27.3318504998984" calcext:value-type="float">
            <text:p>-27.3318504998984</text:p>
          </table:table-cell>
          <table:table-cell table:number-columns-repeated="1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.5675924551157" calcext:value-type="float">
            <text:p>14.567592455115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3470490416141" calcext:value-type="float">
            <text:p>-72.3470490416141</text:p>
          </table:table-cell>
          <table:table-cell office:value-type="float" office:value="-72.6374091505306" calcext:value-type="float">
            <text:p>-72.6374091505306</text:p>
          </table:table-cell>
          <table:table-cell office:value-type="float" office:value="6.00115671384056" calcext:value-type="float">
            <text:p>6.00115671384056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2.2930605657849" calcext:value-type="float">
            <text:p>-72.2930605657849</text:p>
          </table:table-cell>
          <table:table-cell office:value-type="float" office:value="-71.9498868374799" calcext:value-type="float">
            <text:p>-71.9498868374799</text:p>
          </table:table-cell>
          <table:table-cell office:value-type="float" office:value="5.97634076005333" calcext:value-type="float">
            <text:p>5.97634076005333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6.7390533484763" calcext:value-type="float">
            <text:p>-76.7390533484763</text:p>
          </table:table-cell>
          <table:table-cell office:value-type="float" office:value="-71.9498868374799" calcext:value-type="float">
            <text:p>-71.9498868374799</text:p>
          </table:table-cell>
          <table:table-cell office:value-type="float" office:value="8.40688509653594" calcext:value-type="float">
            <text:p>8.40688509653594</text:p>
          </table:table-cell>
          <table:table-cell office:value-type="string" calcext:value-type="string">
            <text:p>0.1651059199085207+0j</text:p>
          </table:table-cell>
          <table:table-cell office:value-type="string" calcext:value-type="string">
            <text:p>31.63767752635391+0j</text:p>
          </table:table-cell>
          <table:table-cell office:value-type="string" calcext:value-type="string">
            <text:p>-31.070856561720017j</text:p>
          </table:table-cell>
          <table:table-cell table:formula="of:=IMREAL([.R299])+IMAGINARY([.R299])" office:value-type="float" office:value="0.165105919908521" calcext:value-type="float">
            <text:p>0.165105919908521</text:p>
          </table:table-cell>
          <table:table-cell table:formula="of:=IMREAL([.S299])+IMAGINARY([.S299])" office:value-type="float" office:value="31.6376775263539" calcext:value-type="float">
            <text:p>31.6376775263539</text:p>
          </table:table-cell>
          <table:table-cell table:formula="of:=IMREAL([.T299])+IMAGINARY([.T299])" office:value-type="float" office:value="-31.07085656172" calcext:value-type="float">
            <text:p>-31.07085656172</text:p>
          </table:table-cell>
          <table:table-cell table:number-columns-repeated="1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4.5687148810608" calcext:value-type="float">
            <text:p>14.5687148810608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2429343291299" calcext:value-type="float">
            <text:p>-72.2429343291299</text:p>
          </table:table-cell>
          <table:table-cell office:value-type="float" office:value="-72.5736682354775" calcext:value-type="float">
            <text:p>-72.5736682354775</text:p>
          </table:table-cell>
          <table:table-cell office:value-type="float" office:value="5.95339197401236" calcext:value-type="float">
            <text:p>5.95339197401236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5051423960494" calcext:value-type="float">
            <text:p>-72.5051423960494</text:p>
          </table:table-cell>
          <table:table-cell office:value-type="float" office:value="-72.0548981537319" calcext:value-type="float">
            <text:p>-72.0548981537319</text:p>
          </table:table-cell>
          <table:table-cell office:value-type="float" office:value="6.07441901742499" calcext:value-type="float">
            <text:p>6.0744190174249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1173373439334" calcext:value-type="float">
            <text:p>-77.1173373439334</text:p>
          </table:table-cell>
          <table:table-cell office:value-type="float" office:value="-72.0548981537319" calcext:value-type="float">
            <text:p>-72.0548981537319</text:p>
          </table:table-cell>
          <table:table-cell office:value-type="float" office:value="8.65455172991749" calcext:value-type="float">
            <text:p>8.65455172991749</text:p>
          </table:table-cell>
          <table:table-cell office:value-type="string" calcext:value-type="string">
            <text:p>-0.6316774559180073+0j</text:p>
          </table:table-cell>
          <table:table-cell office:value-type="string" calcext:value-type="string">
            <text:p>35.24485917766205+0j</text:p>
          </table:table-cell>
          <table:table-cell office:value-type="string" calcext:value-type="string">
            <text:p>-34.73859085097084j</text:p>
          </table:table-cell>
          <table:table-cell table:formula="of:=IMREAL([.R300])+IMAGINARY([.R300])" office:value-type="float" office:value="-0.631677455918007" calcext:value-type="float">
            <text:p>-0.631677455918007</text:p>
          </table:table-cell>
          <table:table-cell table:formula="of:=IMREAL([.S300])+IMAGINARY([.S300])" office:value-type="float" office:value="35.2448591776621" calcext:value-type="float">
            <text:p>35.2448591776621</text:p>
          </table:table-cell>
          <table:table-cell table:formula="of:=IMREAL([.T300])+IMAGINARY([.T300])" office:value-type="float" office:value="-34.7385908509708" calcext:value-type="float">
            <text:p>-34.7385908509708</text:p>
          </table:table-cell>
          <table:table-cell table:number-columns-repeated="1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.5600969381994" calcext:value-type="float">
            <text:p>14.560096938199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4700540303909" calcext:value-type="float">
            <text:p>-72.4700540303909</text:p>
          </table:table-cell>
          <table:table-cell office:value-type="float" office:value="-72.6163014119298" calcext:value-type="float">
            <text:p>-72.6163014119298</text:p>
          </table:table-cell>
          <table:table-cell office:value-type="float" office:value="6.05808181666785" calcext:value-type="float">
            <text:p>6.0580818166678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6535996772346" calcext:value-type="float">
            <text:p>-72.6535996772346</text:p>
          </table:table-cell>
          <table:table-cell office:value-type="float" office:value="-72.1494083383587" calcext:value-type="float">
            <text:p>-72.1494083383587</text:p>
          </table:table-cell>
          <table:table-cell office:value-type="float" office:value="6.14402992894852" calcext:value-type="float">
            <text:p>6.14402992894852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office:value-type="float" office:value="-79.4821361407534" calcext:value-type="float">
            <text:p>-79.4821361407534</text:p>
          </table:table-cell>
          <table:table-cell office:value-type="float" office:value="-72.1494083383587" calcext:value-type="float">
            <text:p>-72.1494083383587</text:p>
          </table:table-cell>
          <table:table-cell office:value-type="float" office:value="10.3769853759185" calcext:value-type="float">
            <text:p>10.3769853759185</text:p>
          </table:table-cell>
          <table:table-cell office:value-type="string" calcext:value-type="string">
            <text:p>-0.4467038501697996+0j</text:p>
          </table:table-cell>
          <table:table-cell office:value-type="string" calcext:value-type="string">
            <text:p>64.07708926400738+0j</text:p>
          </table:table-cell>
          <table:table-cell office:value-type="string" calcext:value-type="string">
            <text:p>-63.790111973374906j</text:p>
          </table:table-cell>
          <table:table-cell table:formula="of:=IMREAL([.R301])+IMAGINARY([.R301])" office:value-type="float" office:value="-0.4467038501698" calcext:value-type="float">
            <text:p>-0.4467038501698</text:p>
          </table:table-cell>
          <table:table-cell table:formula="of:=IMREAL([.S301])+IMAGINARY([.S301])" office:value-type="float" office:value="64.0770892640074" calcext:value-type="float">
            <text:p>64.0770892640074</text:p>
          </table:table-cell>
          <table:table-cell table:formula="of:=IMREAL([.T301])+IMAGINARY([.T301])" office:value-type="float" office:value="-63.7901119733749" calcext:value-type="float">
            <text:p>-63.7901119733749</text:p>
          </table:table-cell>
          <table:table-cell table:number-columns-repeated="1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.5647657126552" calcext:value-type="float">
            <text:p>14.5647657126552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72.6290378212736" calcext:value-type="float">
            <text:p>-72.6290378212736</text:p>
          </table:table-cell>
          <table:table-cell office:value-type="float" office:value="-72.6546712707368" calcext:value-type="float">
            <text:p>-72.6546712707368</text:p>
          </table:table-cell>
          <table:table-cell office:value-type="float" office:value="6.132458163112" calcext:value-type="float">
            <text:p>6.1324581631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575197740642" calcext:value-type="float">
            <text:p>-72.7575197740642</text:p>
          </table:table-cell>
          <table:table-cell office:value-type="float" office:value="-72.2344675045228" calcext:value-type="float">
            <text:p>-72.2344675045228</text:p>
          </table:table-cell>
          <table:table-cell office:value-type="float" office:value="6.19323166786449" calcext:value-type="float">
            <text:p>6.1932316678644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1.1374952985274" calcext:value-type="float">
            <text:p>-81.1374952985274</text:p>
          </table:table-cell>
          <table:table-cell office:value-type="float" office:value="-72.2344675045228" calcext:value-type="float">
            <text:p>-72.2344675045228</text:p>
          </table:table-cell>
          <table:table-cell office:value-type="float" office:value="11.7828362797378" calcext:value-type="float">
            <text:p>11.7828362797378</text:p>
          </table:table-cell>
          <table:table-cell office:value-type="string" calcext:value-type="string">
            <text:p>-0.31048880432758436+0j</text:p>
          </table:table-cell>
          <table:table-cell office:value-type="string" calcext:value-type="string">
            <text:p>91.70289028753156+0j</text:p>
          </table:table-cell>
          <table:table-cell office:value-type="string" calcext:value-type="string">
            <text:p>-91.49785209995832j</text:p>
          </table:table-cell>
          <table:table-cell table:formula="of:=IMREAL([.R302])+IMAGINARY([.R302])" office:value-type="float" office:value="-0.310488804327584" calcext:value-type="float">
            <text:p>-0.310488804327584</text:p>
          </table:table-cell>
          <table:table-cell table:formula="of:=IMREAL([.S302])+IMAGINARY([.S302])" office:value-type="float" office:value="91.7028902875316" calcext:value-type="float">
            <text:p>91.7028902875316</text:p>
          </table:table-cell>
          <table:table-cell table:formula="of:=IMREAL([.T302])+IMAGINARY([.T302])" office:value-type="float" office:value="-91.4978520999583" calcext:value-type="float">
            <text:p>-91.497852099958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973783187439" calcext:value-type="float">
            <text:p>14.597378318743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403264748916" calcext:value-type="float">
            <text:p>-72.7403264748916</text:p>
          </table:table-cell>
          <table:table-cell office:value-type="float" office:value="-72.6892041436631" calcext:value-type="float">
            <text:p>-72.6892041436631</text:p>
          </table:table-cell>
          <table:table-cell office:value-type="float" office:value="6.18506425600264" calcext:value-type="float">
            <text:p>6.18506425600264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2.8302638418449" calcext:value-type="float">
            <text:p>-72.8302638418449</text:p>
          </table:table-cell>
          <table:table-cell office:value-type="float" office:value="-72.3110207540706" calcext:value-type="float">
            <text:p>-72.3110207540706</text:p>
          </table:table-cell>
          <table:table-cell office:value-type="float" office:value="6.22790713398677" calcext:value-type="float">
            <text:p>6.22790713398677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office:value-type="float" office:value="-80.7962467089691" calcext:value-type="float">
            <text:p>-80.7962467089691</text:p>
          </table:table-cell>
          <table:table-cell office:value-type="float" office:value="-72.3110207540706" calcext:value-type="float">
            <text:p>-72.3110207540706</text:p>
          </table:table-cell>
          <table:table-cell office:value-type="float" office:value="11.4782291393796" calcext:value-type="float">
            <text:p>11.4782291393796</text:p>
          </table:table-cell>
          <table:table-cell office:value-type="string" calcext:value-type="string">
            <text:p>-0.21173064485542048+0j</text:p>
          </table:table-cell>
          <table:table-cell office:value-type="string" calcext:value-type="string">
            <text:p>84.76584041324625+0j</text:p>
          </table:table-cell>
          <table:table-cell office:value-type="string" calcext:value-type="string">
            <text:p>-84.54045014730151j</text:p>
          </table:table-cell>
          <table:table-cell table:formula="of:=IMREAL([.R303])+IMAGINARY([.R303])" office:value-type="float" office:value="-0.21173064485542" calcext:value-type="float">
            <text:p>-0.21173064485542</text:p>
          </table:table-cell>
          <table:table-cell table:formula="of:=IMREAL([.S303])+IMAGINARY([.S303])" office:value-type="float" office:value="84.7658404132462" calcext:value-type="float">
            <text:p>84.7658404132462</text:p>
          </table:table-cell>
          <table:table-cell table:formula="of:=IMREAL([.T303])+IMAGINARY([.T303])" office:value-type="float" office:value="-84.5404501473015" calcext:value-type="float">
            <text:p>-84.5404501473015</text:p>
          </table:table-cell>
          <table:table-cell table:number-columns-repeated="1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.54562588738" calcext:value-type="float">
            <text:p>14.54562588738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2.8182285324241" calcext:value-type="float">
            <text:p>-72.8182285324241</text:p>
          </table:table-cell>
          <table:table-cell office:value-type="float" office:value="-72.7202837292968" calcext:value-type="float">
            <text:p>-72.7202837292968</text:p>
          </table:table-cell>
          <table:table-cell office:value-type="float" office:value="6.22215679762458" calcext:value-type="float">
            <text:p>6.2221567976245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8811846892914" calcext:value-type="float">
            <text:p>-72.8811846892914</text:p>
          </table:table-cell>
          <table:table-cell office:value-type="float" office:value="-72.3799186786635" calcext:value-type="float">
            <text:p>-72.3799186786635</text:p>
          </table:table-cell>
          <table:table-cell office:value-type="float" office:value="6.25229541227498" calcext:value-type="float">
            <text:p>6.25229541227498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80.5573726962784" calcext:value-type="float">
            <text:p>-80.5573726962784</text:p>
          </table:table-cell>
          <table:table-cell office:value-type="float" office:value="-72.3799186786635" calcext:value-type="float">
            <text:p>-72.3799186786635</text:p>
          </table:table-cell>
          <table:table-cell office:value-type="float" office:value="11.2697017632905" calcext:value-type="float">
            <text:p>11.2697017632905</text:p>
          </table:table-cell>
          <table:table-cell office:value-type="string" calcext:value-type="string">
            <text:p>-0.14089214005868653+0j</text:p>
          </table:table-cell>
          <table:table-cell office:value-type="string" calcext:value-type="string">
            <text:p>80.10210435784202+0j</text:p>
          </table:table-cell>
          <table:table-cell office:value-type="string" calcext:value-type="string">
            <text:p>-79.86097676656514j</text:p>
          </table:table-cell>
          <table:table-cell table:formula="of:=IMREAL([.R304])+IMAGINARY([.R304])" office:value-type="float" office:value="-0.140892140058687" calcext:value-type="float">
            <text:p>-0.140892140058687</text:p>
          </table:table-cell>
          <table:table-cell table:formula="of:=IMREAL([.S304])+IMAGINARY([.S304])" office:value-type="float" office:value="80.102104357842" calcext:value-type="float">
            <text:p>80.102104357842</text:p>
          </table:table-cell>
          <table:table-cell table:formula="of:=IMREAL([.T304])+IMAGINARY([.T304])" office:value-type="float" office:value="-79.8609767665652" calcext:value-type="float">
            <text:p>-79.8609767665652</text:p>
          </table:table-cell>
          <table:table-cell table:number-columns-repeated="1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4752191180398" calcext:value-type="float">
            <text:p>14.475219118039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1727599726969" calcext:value-type="float">
            <text:p>-73.1727599726969</text:p>
          </table:table-cell>
          <table:table-cell office:value-type="float" office:value="-72.8482553563671" calcext:value-type="float">
            <text:p>-72.8482553563671</text:p>
          </table:table-cell>
          <table:table-cell office:value-type="float" office:value="6.39379438303482" calcext:value-type="float">
            <text:p>6.3937943830348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216829282504" calcext:value-type="float">
            <text:p>-73.216829282504</text:p>
          </table:table-cell>
          <table:table-cell office:value-type="float" office:value="-72.5419268107972" calcext:value-type="float">
            <text:p>-72.5419268107972</text:p>
          </table:table-cell>
          <table:table-cell office:value-type="float" office:value="6.41545765460791" calcext:value-type="float">
            <text:p>6.41545765460791</text:p>
          </table:table-cell>
          <table:table-cell office:value-type="float" office:value="-95" calcext:value-type="float">
            <text:p>-95</text:p>
          </table:table-cell>
          <table:table-cell office:value-type="float" office:value="-80" calcext:value-type="float">
            <text:p>-80</text:p>
          </table:table-cell>
          <table:table-cell office:value-type="float" office:value="-80.3901608873949" calcext:value-type="float">
            <text:p>-80.3901608873949</text:p>
          </table:table-cell>
          <table:table-cell office:value-type="float" office:value="-72.5419268107972" calcext:value-type="float">
            <text:p>-72.5419268107972</text:p>
          </table:table-cell>
          <table:table-cell office:value-type="float" office:value="11.1259907937607" calcext:value-type="float">
            <text:p>11.1259907937607</text:p>
          </table:table-cell>
          <table:table-cell office:value-type="string" calcext:value-type="string">
            <text:p>-0.0961319570634949+0j</text:p>
          </table:table-cell>
          <table:table-cell office:value-type="string" calcext:value-type="string">
            <text:p>75.24998844997589+0j</text:p>
          </table:table-cell>
          <table:table-cell office:value-type="string" calcext:value-type="string">
            <text:p>-74.97906253899684j</text:p>
          </table:table-cell>
          <table:table-cell table:formula="of:=IMREAL([.R305])+IMAGINARY([.R305])" office:value-type="float" office:value="-0.0961319570634949" calcext:value-type="float">
            <text:p>-0.096131957063495</text:p>
          </table:table-cell>
          <table:table-cell table:formula="of:=IMREAL([.S305])+IMAGINARY([.S305])" office:value-type="float" office:value="75.2499884499759" calcext:value-type="float">
            <text:p>75.2499884499759</text:p>
          </table:table-cell>
          <table:table-cell table:formula="of:=IMREAL([.T305])+IMAGINARY([.T305])" office:value-type="float" office:value="-74.9790625389968" calcext:value-type="float">
            <text:p>-74.9790625389968</text:p>
          </table:table-cell>
          <table:table-cell table:number-columns-repeated="1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.4486169834745" calcext:value-type="float">
            <text:p>14.448616983474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4209319808878" calcext:value-type="float">
            <text:p>-73.4209319808878</text:p>
          </table:table-cell>
          <table:table-cell office:value-type="float" office:value="-72.9634298207304" calcext:value-type="float">
            <text:p>-72.9634298207304</text:p>
          </table:table-cell>
          <table:table-cell office:value-type="float" office:value="6.51675008125413" calcext:value-type="float">
            <text:p>6.5167500812541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4517804977528" calcext:value-type="float">
            <text:p>-73.4517804977528</text:p>
          </table:table-cell>
          <table:table-cell office:value-type="float" office:value="-72.6877341297175" calcext:value-type="float">
            <text:p>-72.6877341297175</text:p>
          </table:table-cell>
          <table:table-cell office:value-type="float" office:value="6.53219814426682" calcext:value-type="float">
            <text:p>6.5321981442668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2731126211764" calcext:value-type="float">
            <text:p>-80.2731126211764</text:p>
          </table:table-cell>
          <table:table-cell office:value-type="float" office:value="-72.6877341297175" calcext:value-type="float">
            <text:p>-72.6877341297175</text:p>
          </table:table-cell>
          <table:table-cell office:value-type="float" office:value="11.0264849076874" calcext:value-type="float">
            <text:p>11.0264849076874</text:p>
          </table:table-cell>
          <table:table-cell office:value-type="string" calcext:value-type="string">
            <text:p>-0.06162771565332587+0j</text:p>
          </table:table-cell>
          <table:table-cell office:value-type="string" calcext:value-type="string">
            <text:p>71.83558633968461+0j</text:p>
          </table:table-cell>
          <table:table-cell office:value-type="string" calcext:value-type="string">
            <text:p>-71.54085223350232j</text:p>
          </table:table-cell>
          <table:table-cell table:formula="of:=IMREAL([.R306])+IMAGINARY([.R306])" office:value-type="float" office:value="-0.0616277156533259" calcext:value-type="float">
            <text:p>-0.061627715653326</text:p>
          </table:table-cell>
          <table:table-cell table:formula="of:=IMREAL([.S306])+IMAGINARY([.S306])" office:value-type="float" office:value="71.8355863396846" calcext:value-type="float">
            <text:p>71.8355863396846</text:p>
          </table:table-cell>
          <table:table-cell table:formula="of:=IMREAL([.T306])+IMAGINARY([.T306])" office:value-type="float" office:value="-71.5408522335023" calcext:value-type="float">
            <text:p>-71.5408522335023</text:p>
          </table:table-cell>
          <table:table-cell table:number-columns-repeated="1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4.4438161254467" calcext:value-type="float">
            <text:p>14.44381612544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5946523866214" calcext:value-type="float">
            <text:p>-73.5946523866214</text:p>
          </table:table-cell>
          <table:table-cell office:value-type="float" office:value="-73.0670868386574" calcext:value-type="float">
            <text:p>-73.0670868386574</text:p>
          </table:table-cell>
          <table:table-cell office:value-type="float" office:value="6.60422325663154" calcext:value-type="float">
            <text:p>6.60422325663154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float" office:value="-73.616246348427" calcext:value-type="float">
            <text:p>-73.616246348427</text:p>
          </table:table-cell>
          <table:table-cell office:value-type="float" office:value="-72.8189607167457" calcext:value-type="float">
            <text:p>-72.8189607167457</text:p>
          </table:table-cell>
          <table:table-cell office:value-type="float" office:value="6.61517815765611" calcext:value-type="float">
            <text:p>6.61517815765611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80.1911788348235" calcext:value-type="float">
            <text:p>-80.1911788348235</text:p>
          </table:table-cell>
          <table:table-cell office:value-type="float" office:value="-72.8189607167457" calcext:value-type="float">
            <text:p>-72.8189607167457</text:p>
          </table:table-cell>
          <table:table-cell office:value-type="float" office:value="10.9573607743968" calcext:value-type="float">
            <text:p>10.9573607743968</text:p>
          </table:table-cell>
          <table:table-cell office:value-type="string" calcext:value-type="string">
            <text:p>-0.035826015498982525+0j</text:p>
          </table:table-cell>
          <table:table-cell office:value-type="string" calcext:value-type="string">
            <text:p>69.43511932794414+0j</text:p>
          </table:table-cell>
          <table:table-cell office:value-type="string" calcext:value-type="string">
            <text:p>-69.12202583626782j</text:p>
          </table:table-cell>
          <table:table-cell table:formula="of:=IMREAL([.R307])+IMAGINARY([.R307])" office:value-type="float" office:value="-0.0358260154989825" calcext:value-type="float">
            <text:p>-0.035826015498983</text:p>
          </table:table-cell>
          <table:table-cell table:formula="of:=IMREAL([.S307])+IMAGINARY([.S307])" office:value-type="float" office:value="69.4351193279441" calcext:value-type="float">
            <text:p>69.4351193279441</text:p>
          </table:table-cell>
          <table:table-cell table:formula="of:=IMREAL([.T307])+IMAGINARY([.T307])" office:value-type="float" office:value="-69.1220258362678" calcext:value-type="float">
            <text:p>-69.122025836267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4496502452708" calcext:value-type="float">
            <text:p>14.449650245270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016256670635" calcext:value-type="float">
            <text:p>-74.016256670635</text:p>
          </table:table-cell>
          <table:table-cell office:value-type="float" office:value="-73.2603781547916" calcext:value-type="float">
            <text:p>-73.2603781547916</text:p>
          </table:table-cell>
          <table:table-cell office:value-type="float" office:value="6.82142678789224" calcext:value-type="float">
            <text:p>6.8214267878922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313724438989" calcext:value-type="float">
            <text:p>-73.7313724438989</text:p>
          </table:table-cell>
          <table:table-cell office:value-type="float" office:value="-72.9370646450712" calcext:value-type="float">
            <text:p>-72.9370646450712</text:p>
          </table:table-cell>
          <table:table-cell office:value-type="float" office:value="6.67389057148587" calcext:value-type="float">
            <text:p>6.67389057148587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1338251843764" calcext:value-type="float">
            <text:p>-80.1338251843764</text:p>
          </table:table-cell>
          <table:table-cell office:value-type="float" office:value="-72.9370646450712" calcext:value-type="float">
            <text:p>-72.9370646450712</text:p>
          </table:table-cell>
          <table:table-cell office:value-type="float" office:value="10.9092318765172" calcext:value-type="float">
            <text:p>10.9092318765172</text:p>
          </table:table-cell>
          <table:table-cell office:value-type="string" calcext:value-type="string">
            <text:p>0.9350218465480693+0j</text:p>
          </table:table-cell>
          <table:table-cell office:value-type="string" calcext:value-type="string">
            <text:p>66.7452722122309+0j</text:p>
          </table:table-cell>
          <table:table-cell office:value-type="string" calcext:value-type="string">
            <text:p>-66.41172025957587j</text:p>
          </table:table-cell>
          <table:table-cell table:formula="of:=IMREAL([.R308])+IMAGINARY([.R308])" office:value-type="float" office:value="0.935021846548069" calcext:value-type="float">
            <text:p>0.935021846548069</text:p>
          </table:table-cell>
          <table:table-cell table:formula="of:=IMREAL([.S308])+IMAGINARY([.S308])" office:value-type="float" office:value="66.7452722122309" calcext:value-type="float">
            <text:p>66.7452722122309</text:p>
          </table:table-cell>
          <table:table-cell table:formula="of:=IMREAL([.T308])+IMAGINARY([.T308])" office:value-type="float" office:value="-66.4117202595759" calcext:value-type="float">
            <text:p>-66.4117202595759</text:p>
          </table:table-cell>
          <table:table-cell table:number-columns-repeated="1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4100861753737" calcext:value-type="float">
            <text:p>14.410086175373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3113796694445" calcext:value-type="float">
            <text:p>-74.3113796694445</text:p>
          </table:table-cell>
          <table:table-cell office:value-type="float" office:value="-73.4343403393125" calcext:value-type="float">
            <text:p>-73.4343403393125</text:p>
          </table:table-cell>
          <table:table-cell office:value-type="float" office:value="6.97770582001027" calcext:value-type="float">
            <text:p>6.97770582001027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5119607107292" calcext:value-type="float">
            <text:p>-73.5119607107292</text:p>
          </table:table-cell>
          <table:table-cell office:value-type="float" office:value="-72.9433581805641" calcext:value-type="float">
            <text:p>-72.9433581805641</text:p>
          </table:table-cell>
          <table:table-cell office:value-type="float" office:value="6.56244017106459" calcext:value-type="float">
            <text:p>6.5624401710645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9.4936776290635" calcext:value-type="float">
            <text:p>-79.4936776290635</text:p>
          </table:table-cell>
          <table:table-cell office:value-type="float" office:value="-72.9433581805641" calcext:value-type="float">
            <text:p>-72.9433581805641</text:p>
          </table:table-cell>
          <table:table-cell office:value-type="float" office:value="10.3861818177248" calcext:value-type="float">
            <text:p>10.3861818177248</text:p>
          </table:table-cell>
          <table:table-cell office:value-type="string" calcext:value-type="string">
            <text:p>2.5857988690012705+0j</text:p>
          </table:table-cell>
          <table:table-cell office:value-type="string" calcext:value-type="string">
            <text:p>56.2195682399931+0j</text:p>
          </table:table-cell>
          <table:table-cell office:value-type="string" calcext:value-type="string">
            <text:p>-55.871257916708174j</text:p>
          </table:table-cell>
          <table:table-cell table:formula="of:=IMREAL([.R309])+IMAGINARY([.R309])" office:value-type="float" office:value="2.58579886900127" calcext:value-type="float">
            <text:p>2.58579886900127</text:p>
          </table:table-cell>
          <table:table-cell table:formula="of:=IMREAL([.S309])+IMAGINARY([.S309])" office:value-type="float" office:value="56.2195682399931" calcext:value-type="float">
            <text:p>56.2195682399931</text:p>
          </table:table-cell>
          <table:table-cell table:formula="of:=IMREAL([.T309])+IMAGINARY([.T309])" office:value-type="float" office:value="-55.8712579167082" calcext:value-type="float">
            <text:p>-55.8712579167082</text:p>
          </table:table-cell>
          <table:table-cell table:number-columns-repeated="1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4203602067052" calcext:value-type="float">
            <text:p>14.4203602067052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5179657686112" calcext:value-type="float">
            <text:p>-74.5179657686112</text:p>
          </table:table-cell>
          <table:table-cell office:value-type="float" office:value="-73.5909063053812" calcext:value-type="float">
            <text:p>-73.5909063053812</text:p>
          </table:table-cell>
          <table:table-cell office:value-type="float" office:value="7.0892266096861" calcext:value-type="float">
            <text:p>7.089226609686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3583724975104" calcext:value-type="float">
            <text:p>-73.3583724975104</text:p>
          </table:table-cell>
          <table:table-cell office:value-type="float" office:value="-72.9490223625077" calcext:value-type="float">
            <text:p>-72.9490223625077</text:p>
          </table:table-cell>
          <table:table-cell office:value-type="float" office:value="6.48553414157909" calcext:value-type="float">
            <text:p>6.48553414157909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9.0455743403444" calcext:value-type="float">
            <text:p>-79.0455743403444</text:p>
          </table:table-cell>
          <table:table-cell office:value-type="float" office:value="-72.9490223625077" calcext:value-type="float">
            <text:p>-72.9490223625077</text:p>
          </table:table-cell>
          <table:table-cell office:value-type="float" office:value="10.0350408489129" calcext:value-type="float">
            <text:p>10.0350408489129</text:p>
          </table:table-cell>
          <table:table-cell office:value-type="string" calcext:value-type="string">
            <text:p>3.754991282678844+0j</text:p>
          </table:table-cell>
          <table:table-cell office:value-type="string" calcext:value-type="string">
            <text:p>49.38000168168608+0j</text:p>
          </table:table-cell>
          <table:table-cell office:value-type="string" calcext:value-type="string">
            <text:p>-49.05510149440952j</text:p>
          </table:table-cell>
          <table:table-cell table:formula="of:=IMREAL([.R310])+IMAGINARY([.R310])" office:value-type="float" office:value="3.75499128267884" calcext:value-type="float">
            <text:p>3.75499128267884</text:p>
          </table:table-cell>
          <table:table-cell table:formula="of:=IMREAL([.S310])+IMAGINARY([.S310])" office:value-type="float" office:value="49.3800016816861" calcext:value-type="float">
            <text:p>49.3800016816861</text:p>
          </table:table-cell>
          <table:table-cell table:formula="of:=IMREAL([.T310])+IMAGINARY([.T310])" office:value-type="float" office:value="-49.0551014944095" calcext:value-type="float">
            <text:p>-49.0551014944095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.4143154810859" calcext:value-type="float">
            <text:p>14.414315481085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6625760380278" calcext:value-type="float">
            <text:p>-74.6625760380278</text:p>
          </table:table-cell>
          <table:table-cell office:value-type="float" office:value="-73.7318156748431" calcext:value-type="float">
            <text:p>-73.7318156748431</text:p>
          </table:table-cell>
          <table:table-cell office:value-type="float" office:value="7.16834998920488" calcext:value-type="float">
            <text:p>7.16834998920488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2508607482573" calcext:value-type="float">
            <text:p>-73.2508607482573</text:p>
          </table:table-cell>
          <table:table-cell office:value-type="float" office:value="-72.9541201262569" calcext:value-type="float">
            <text:p>-72.9541201262569</text:p>
          </table:table-cell>
          <table:table-cell office:value-type="float" office:value="6.43223680806827" calcext:value-type="float">
            <text:p>6.43223680806827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7319020382411" calcext:value-type="float">
            <text:p>-78.7319020382411</text:p>
          </table:table-cell>
          <table:table-cell office:value-type="float" office:value="-72.9541201262569" calcext:value-type="float">
            <text:p>-72.9541201262569</text:p>
          </table:table-cell>
          <table:table-cell office:value-type="float" office:value="9.79632988484724" calcext:value-type="float">
            <text:p>9.79632988484724</text:p>
          </table:table-cell>
          <table:table-cell office:value-type="string" calcext:value-type="string">
            <text:p>4.580714187575112+0j</text:p>
          </table:table-cell>
          <table:table-cell office:value-type="string" calcext:value-type="string">
            <text:p>44.831527636450616+0j</text:p>
          </table:table-cell>
          <table:table-cell office:value-type="string" calcext:value-type="string">
            <text:p>-44.54770380023456j</text:p>
          </table:table-cell>
          <table:table-cell table:formula="of:=IMREAL([.R311])+IMAGINARY([.R311])" office:value-type="float" office:value="4.58071418757511" calcext:value-type="float">
            <text:p>4.58071418757511</text:p>
          </table:table-cell>
          <table:table-cell table:formula="of:=IMREAL([.S311])+IMAGINARY([.S311])" office:value-type="float" office:value="44.8315276364506" calcext:value-type="float">
            <text:p>44.8315276364506</text:p>
          </table:table-cell>
          <table:table-cell table:formula="of:=IMREAL([.T311])+IMAGINARY([.T311])" office:value-type="float" office:value="-44.5477038002346" calcext:value-type="float">
            <text:p>-44.5477038002346</text:p>
          </table:table-cell>
          <table:table-cell table:number-columns-repeated="1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4170678163717" calcext:value-type="float">
            <text:p>14.417067816371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638032266194" calcext:value-type="float">
            <text:p>-74.7638032266194</text:p>
          </table:table-cell>
          <table:table-cell office:value-type="float" office:value="-73.8586341073588" calcext:value-type="float">
            <text:p>-73.8586341073588</text:p>
          </table:table-cell>
          <table:table-cell office:value-type="float" office:value="7.22426121613588" calcext:value-type="float">
            <text:p>7.2242612161358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756025237801" calcext:value-type="float">
            <text:p>-73.1756025237801</text:p>
          </table:table-cell>
          <table:table-cell office:value-type="float" office:value="-72.9587081136312" calcext:value-type="float">
            <text:p>-72.9587081136312</text:p>
          </table:table-cell>
          <table:table-cell office:value-type="float" office:value="6.39518949400767" calcext:value-type="float">
            <text:p>6.3951894940076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5123314267688" calcext:value-type="float">
            <text:p>-78.5123314267688</text:p>
          </table:table-cell>
          <table:table-cell office:value-type="float" office:value="-72.9587081136312" calcext:value-type="float">
            <text:p>-72.9587081136312</text:p>
          </table:table-cell>
          <table:table-cell office:value-type="float" office:value="9.63261895479915" calcext:value-type="float">
            <text:p>9.63261895479915</text:p>
          </table:table-cell>
          <table:table-cell office:value-type="string" calcext:value-type="string">
            <text:p>5.162500661226785+0j</text:p>
          </table:table-cell>
          <table:table-cell office:value-type="string" calcext:value-type="string">
            <text:p>41.75845317915139+0j</text:p>
          </table:table-cell>
          <table:table-cell office:value-type="string" calcext:value-type="string">
            <text:p>-41.51950476054907j</text:p>
          </table:table-cell>
          <table:table-cell table:formula="of:=IMREAL([.R312])+IMAGINARY([.R312])" office:value-type="float" office:value="5.16250066122679" calcext:value-type="float">
            <text:p>5.16250066122679</text:p>
          </table:table-cell>
          <table:table-cell table:formula="of:=IMREAL([.S312])+IMAGINARY([.S312])" office:value-type="float" office:value="41.7584531791514" calcext:value-type="float">
            <text:p>41.7584531791514</text:p>
          </table:table-cell>
          <table:table-cell table:formula="of:=IMREAL([.T312])+IMAGINARY([.T312])" office:value-type="float" office:value="-41.5195047605491" calcext:value-type="float">
            <text:p>-41.519504760549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59164970995" calcext:value-type="float">
            <text:p>14.45916497099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346622586336" calcext:value-type="float">
            <text:p>-74.8346622586336</text:p>
          </table:table-cell>
          <table:table-cell office:value-type="float" office:value="-73.9727706966229" calcext:value-type="float">
            <text:p>-73.9727706966229</text:p>
          </table:table-cell>
          <table:table-cell office:value-type="float" office:value="7.26365834828777" calcext:value-type="float">
            <text:p>7.26365834828777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3.7229217666461" calcext:value-type="float">
            <text:p>-73.7229217666461</text:p>
          </table:table-cell>
          <table:table-cell office:value-type="float" office:value="-73.1628373022681" calcext:value-type="float">
            <text:p>-73.1628373022681</text:p>
          </table:table-cell>
          <table:table-cell office:value-type="float" office:value="6.66956319985193" calcext:value-type="float">
            <text:p>6.66956319985193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3586319987381" calcext:value-type="float">
            <text:p>-78.3586319987381</text:p>
          </table:table-cell>
          <table:table-cell office:value-type="float" office:value="-73.1628373022681" calcext:value-type="float">
            <text:p>-73.1628373022681</text:p>
          </table:table-cell>
          <table:table-cell office:value-type="float" office:value="9.51965186849989" calcext:value-type="float">
            <text:p>9.51965186849989</text:p>
          </table:table-cell>
          <table:table-cell office:value-type="string" calcext:value-type="string">
            <text:p>3.792572419923426+0j</text:p>
          </table:table-cell>
          <table:table-cell office:value-type="string" calcext:value-type="string">
            <text:p>37.97746764863919+0j</text:p>
          </table:table-cell>
          <table:table-cell office:value-type="string" calcext:value-type="string">
            <text:p>-37.5249996306445j</text:p>
          </table:table-cell>
          <table:table-cell table:formula="of:=IMREAL([.R313])+IMAGINARY([.R313])" office:value-type="float" office:value="3.79257241992343" calcext:value-type="float">
            <text:p>3.79257241992343</text:p>
          </table:table-cell>
          <table:table-cell table:formula="of:=IMREAL([.S313])+IMAGINARY([.S313])" office:value-type="float" office:value="37.9774676486392" calcext:value-type="float">
            <text:p>37.9774676486392</text:p>
          </table:table-cell>
          <table:table-cell table:formula="of:=IMREAL([.T313])+IMAGINARY([.T313])" office:value-type="float" office:value="-37.5249996306445" calcext:value-type="float">
            <text:p>-37.5249996306445</text:p>
          </table:table-cell>
          <table:table-cell table:number-columns-repeated="1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4186192752278" calcext:value-type="float">
            <text:p>14.4186192752278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4.2842635810435" calcext:value-type="float">
            <text:p>-74.2842635810435</text:p>
          </table:table-cell>
          <table:table-cell office:value-type="float" office:value="-73.8754936269606" calcext:value-type="float">
            <text:p>-73.8754936269606</text:p>
          </table:table-cell>
          <table:table-cell office:value-type="float" office:value="6.96319866424059" calcext:value-type="float">
            <text:p>6.96319866424059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float" office:value="-74.1060452366523" calcext:value-type="float">
            <text:p>-74.1060452366523</text:p>
          </table:table-cell>
          <table:table-cell office:value-type="float" office:value="-73.3465535720413" calcext:value-type="float">
            <text:p>-73.3465535720413</text:p>
          </table:table-cell>
          <table:table-cell office:value-type="float" office:value="6.86859919386606" calcext:value-type="float">
            <text:p>6.86859919386606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2510423991167" calcext:value-type="float">
            <text:p>-78.2510423991167</text:p>
          </table:table-cell>
          <table:table-cell office:value-type="float" office:value="-73.3465535720413" calcext:value-type="float">
            <text:p>-73.3465535720413</text:p>
          </table:table-cell>
          <table:table-cell office:value-type="float" office:value="9.44136410869992" calcext:value-type="float">
            <text:p>9.44136410869992</text:p>
          </table:table-cell>
          <table:table-cell office:value-type="string" calcext:value-type="string">
            <text:p>0.6247639780474856+0j</text:p>
          </table:table-cell>
          <table:table-cell office:value-type="string" calcext:value-type="string">
            <text:p>37.51897739321315+0j</text:p>
          </table:table-cell>
          <table:table-cell office:value-type="string" calcext:value-type="string">
            <text:p>-36.88492935549956j</text:p>
          </table:table-cell>
          <table:table-cell table:formula="of:=IMREAL([.R314])+IMAGINARY([.R314])" office:value-type="float" office:value="0.624763978047486" calcext:value-type="float">
            <text:p>0.624763978047486</text:p>
          </table:table-cell>
          <table:table-cell table:formula="of:=IMREAL([.S314])+IMAGINARY([.S314])" office:value-type="float" office:value="37.5189773932131" calcext:value-type="float">
            <text:p>37.5189773932131</text:p>
          </table:table-cell>
          <table:table-cell table:formula="of:=IMREAL([.T314])+IMAGINARY([.T314])" office:value-type="float" office:value="-36.8849293554996" calcext:value-type="float">
            <text:p>-36.8849293554996</text:p>
          </table:table-cell>
          <table:table-cell table:number-columns-repeated="1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3855947593309" calcext:value-type="float">
            <text:p>14.3855947593309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1989845067305" calcext:value-type="float">
            <text:p>-74.1989845067305</text:p>
          </table:table-cell>
          <table:table-cell office:value-type="float" office:value="-73.8879442642646" calcext:value-type="float">
            <text:p>-73.8879442642646</text:p>
          </table:table-cell>
          <table:table-cell office:value-type="float" office:value="6.91777050338504" calcext:value-type="float">
            <text:p>6.9177705033850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7742316656566" calcext:value-type="float">
            <text:p>-73.7742316656566</text:p>
          </table:table-cell>
          <table:table-cell office:value-type="float" office:value="-73.3118982148371" calcext:value-type="float">
            <text:p>-73.3118982148371</text:p>
          </table:table-cell>
          <table:table-cell office:value-type="float" office:value="6.69588093013208" calcext:value-type="float">
            <text:p>6.69588093013208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1757296793817" calcext:value-type="float">
            <text:p>-78.1757296793817</text:p>
          </table:table-cell>
          <table:table-cell office:value-type="float" office:value="-73.3118982148371" calcext:value-type="float">
            <text:p>-73.3118982148371</text:p>
          </table:table-cell>
          <table:table-cell office:value-type="float" office:value="9.38694606756026" calcext:value-type="float">
            <text:p>9.38694606756026</text:p>
          </table:table-cell>
          <table:table-cell office:value-type="string" calcext:value-type="string">
            <text:p>1.403057866817114+0j</text:p>
          </table:table-cell>
          <table:table-cell office:value-type="string" calcext:value-type="string">
            <text:p>37.89662538115512+0j</text:p>
          </table:table-cell>
          <table:table-cell office:value-type="string" calcext:value-type="string">
            <text:p>-37.30947357041149j</text:p>
          </table:table-cell>
          <table:table-cell table:formula="of:=IMREAL([.R315])+IMAGINARY([.R315])" office:value-type="float" office:value="1.40305786681711" calcext:value-type="float">
            <text:p>1.40305786681711</text:p>
          </table:table-cell>
          <table:table-cell table:formula="of:=IMREAL([.S315])+IMAGINARY([.S315])" office:value-type="float" office:value="37.8966253811551" calcext:value-type="float">
            <text:p>37.8966253811551</text:p>
          </table:table-cell>
          <table:table-cell table:formula="of:=IMREAL([.T315])+IMAGINARY([.T315])" office:value-type="float" office:value="-37.3094735704115" calcext:value-type="float">
            <text:p>-37.3094735704115</text:p>
          </table:table-cell>
          <table:table-cell table:number-columns-repeated="1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.3908450213761" calcext:value-type="float">
            <text:p>14.390845021376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392891547113" calcext:value-type="float">
            <text:p>-74.1392891547113</text:p>
          </table:table-cell>
          <table:table-cell office:value-type="float" office:value="-73.8991498378381" calcext:value-type="float">
            <text:p>-73.8991498378381</text:p>
          </table:table-cell>
          <table:table-cell office:value-type="float" office:value="6.88614724918517" calcext:value-type="float">
            <text:p>6.88614724918517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5419621659596" calcext:value-type="float">
            <text:p>-73.5419621659596</text:p>
          </table:table-cell>
          <table:table-cell office:value-type="float" office:value="-73.2807083933534" calcext:value-type="float">
            <text:p>-73.2807083933534</text:p>
          </table:table-cell>
          <table:table-cell office:value-type="float" office:value="6.57756889269963" calcext:value-type="float">
            <text:p>6.57756889269963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4230107755672" calcext:value-type="float">
            <text:p>-78.4230107755672</text:p>
          </table:table-cell>
          <table:table-cell office:value-type="float" office:value="-73.2807083933534" calcext:value-type="float">
            <text:p>-73.2807083933534</text:p>
          </table:table-cell>
          <table:table-cell office:value-type="float" office:value="9.56680729129059" calcext:value-type="float">
            <text:p>9.56680729129059</text:p>
          </table:table-cell>
          <table:table-cell office:value-type="string" calcext:value-type="string">
            <text:p>1.9184597269320514+0j</text:p>
          </table:table-cell>
          <table:table-cell office:value-type="string" calcext:value-type="string">
            <text:p>41.87988720658155+0j</text:p>
          </table:table-cell>
          <table:table-cell office:value-type="string" calcext:value-type="string">
            <text:p>-41.38178360508887j</text:p>
          </table:table-cell>
          <table:table-cell table:formula="of:=IMREAL([.R316])+IMAGINARY([.R316])" office:value-type="float" office:value="1.91845972693205" calcext:value-type="float">
            <text:p>1.91845972693205</text:p>
          </table:table-cell>
          <table:table-cell table:formula="of:=IMREAL([.S316])+IMAGINARY([.S316])" office:value-type="float" office:value="41.8798872065816" calcext:value-type="float">
            <text:p>41.8798872065816</text:p>
          </table:table-cell>
          <table:table-cell table:formula="of:=IMREAL([.T316])+IMAGINARY([.T316])" office:value-type="float" office:value="-41.3817836050889" calcext:value-type="float">
            <text:p>-41.3817836050889</text:p>
          </table:table-cell>
          <table:table-cell table:number-columns-repeated="1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.4573226118267" calcext:value-type="float">
            <text:p>14.457322611826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0975024082979" calcext:value-type="float">
            <text:p>-74.0975024082979</text:p>
          </table:table-cell>
          <table:table-cell office:value-type="float" office:value="-73.9092348540543" calcext:value-type="float">
            <text:p>-73.9092348540543</text:p>
          </table:table-cell>
          <table:table-cell office:value-type="float" office:value="6.86409702359093" calcext:value-type="float">
            <text:p>6.86409702359093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3793735161717" calcext:value-type="float">
            <text:p>-73.3793735161717</text:p>
          </table:table-cell>
          <table:table-cell office:value-type="float" office:value="-73.2526375540181" calcext:value-type="float">
            <text:p>-73.2526375540181</text:p>
          </table:table-cell>
          <table:table-cell office:value-type="float" office:value="6.49599652444378" calcext:value-type="float">
            <text:p>6.4959965244437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96107542897" calcext:value-type="float">
            <text:p>-78.296107542897</text:p>
          </table:table-cell>
          <table:table-cell office:value-type="float" office:value="-73.2526375540181" calcext:value-type="float">
            <text:p>-73.2526375540181</text:p>
          </table:table-cell>
          <table:table-cell office:value-type="float" office:value="9.47407717424826" calcext:value-type="float">
            <text:p>9.47407717424826</text:p>
          </table:table-cell>
          <table:table-cell office:value-type="string" calcext:value-type="string">
            <text:p>2.265389592583669+0j</text:p>
          </table:table-cell>
          <table:table-cell office:value-type="string" calcext:value-type="string">
            <text:p>40.87837775511735+0j</text:p>
          </table:table-cell>
          <table:table-cell office:value-type="string" calcext:value-type="string">
            <text:p>-40.394112629481995j</text:p>
          </table:table-cell>
          <table:table-cell table:formula="of:=IMREAL([.R317])+IMAGINARY([.R317])" office:value-type="float" office:value="2.26538959258367" calcext:value-type="float">
            <text:p>2.26538959258367</text:p>
          </table:table-cell>
          <table:table-cell table:formula="of:=IMREAL([.S317])+IMAGINARY([.S317])" office:value-type="float" office:value="40.8783777551174" calcext:value-type="float">
            <text:p>40.8783777551174</text:p>
          </table:table-cell>
          <table:table-cell table:formula="of:=IMREAL([.T317])+IMAGINARY([.T317])" office:value-type="float" office:value="-40.394112629482" calcext:value-type="float">
            <text:p>-40.39411262948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4823751952448" calcext:value-type="float">
            <text:p>14.4823751952448</text:p>
          </table:table-cell>
          <table:table-cell office:value-type="float" office:value="-62" calcext:value-type="float">
            <text:p>-62</text:p>
          </table:table-cell>
          <table:table-cell office:value-type="float" office:value="-74" calcext:value-type="float">
            <text:p>-74</text:p>
          </table:table-cell>
          <table:table-cell office:value-type="float" office:value="-74.0682516858085" calcext:value-type="float">
            <text:p>-74.0682516858085</text:p>
          </table:table-cell>
          <table:table-cell office:value-type="float" office:value="-73.9183113686489" calcext:value-type="float">
            <text:p>-73.9183113686489</text:p>
          </table:table-cell>
          <table:table-cell office:value-type="float" office:value="6.8487038905009" calcext:value-type="float">
            <text:p>6.848703890500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655614613202" calcext:value-type="float">
            <text:p>-73.2655614613202</text:p>
          </table:table-cell>
          <table:table-cell office:value-type="float" office:value="-73.2273737986163" calcext:value-type="float">
            <text:p>-73.2273737986163</text:p>
          </table:table-cell>
          <table:table-cell office:value-type="float" office:value="6.43949853468101" calcext:value-type="float">
            <text:p>6.43949853468101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78.8072752800279" calcext:value-type="float">
            <text:p>-78.8072752800279</text:p>
          </table:table-cell>
          <table:table-cell office:value-type="float" office:value="-73.2273737986163" calcext:value-type="float">
            <text:p>-73.2273737986163</text:p>
          </table:table-cell>
          <table:table-cell office:value-type="float" office:value="9.85316697769402" calcext:value-type="float">
            <text:p>9.85316697769402</text:p>
          </table:table-cell>
          <table:table-cell office:value-type="string" calcext:value-type="string">
            <text:p>2.5016380007286974+0j</text:p>
          </table:table-cell>
          <table:table-cell office:value-type="string" calcext:value-type="string">
            <text:p>47.954325483014244+0j</text:p>
          </table:table-cell>
          <table:table-cell office:value-type="string" calcext:value-type="string">
            <text:p>-47.55883602190612j</text:p>
          </table:table-cell>
          <table:table-cell table:formula="of:=IMREAL([.R318])+IMAGINARY([.R318])" office:value-type="float" office:value="2.5016380007287" calcext:value-type="float">
            <text:p>2.5016380007287</text:p>
          </table:table-cell>
          <table:table-cell table:formula="of:=IMREAL([.S318])+IMAGINARY([.S318])" office:value-type="float" office:value="47.9543254830142" calcext:value-type="float">
            <text:p>47.9543254830142</text:p>
          </table:table-cell>
          <table:table-cell table:formula="of:=IMREAL([.T318])+IMAGINARY([.T318])" office:value-type="float" office:value="-47.5588360219061" calcext:value-type="float">
            <text:p>-47.5588360219061</text:p>
          </table:table-cell>
          <table:table-cell table:number-columns-repeated="1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.5104437721843" calcext:value-type="float">
            <text:p>14.51044377218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47776180066" calcext:value-type="float">
            <text:p>-74.047776180066</text:p>
          </table:table-cell>
          <table:table-cell office:value-type="float" office:value="-73.926480231784" calcext:value-type="float">
            <text:p>-73.926480231784</text:p>
          </table:table-cell>
          <table:table-cell office:value-type="float" office:value="6.83794924134012" calcext:value-type="float">
            <text:p>6.837949241340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858930229241" calcext:value-type="float">
            <text:p>-73.1858930229241</text:p>
          </table:table-cell>
          <table:table-cell office:value-type="float" office:value="-73.2046364187547" calcext:value-type="float">
            <text:p>-73.2046364187547</text:p>
          </table:table-cell>
          <table:table-cell office:value-type="float" office:value="6.40024256979465" calcext:value-type="float">
            <text:p>6.4002425697946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1650926960195" calcext:value-type="float">
            <text:p>-79.1650926960195</text:p>
          </table:table-cell>
          <table:table-cell office:value-type="float" office:value="-73.2046364187547" calcext:value-type="float">
            <text:p>-73.2046364187547</text:p>
          </table:table-cell>
          <table:table-cell office:value-type="float" office:value="10.1275195419743" calcext:value-type="float">
            <text:p>10.1275195419743</text:p>
          </table:table-cell>
          <table:table-cell office:value-type="string" calcext:value-type="string">
            <text:p>2.663838579514681+0j</text:p>
          </table:table-cell>
          <table:table-cell office:value-type="string" calcext:value-type="string">
            <text:p>53.224903971475015+0j</text:p>
          </table:table-cell>
          <table:table-cell office:value-type="string" calcext:value-type="string">
            <text:p>-52.8797662726113j</text:p>
          </table:table-cell>
          <table:table-cell table:formula="of:=IMREAL([.R319])+IMAGINARY([.R319])" office:value-type="float" office:value="2.66383857951468" calcext:value-type="float">
            <text:p>2.66383857951468</text:p>
          </table:table-cell>
          <table:table-cell table:formula="of:=IMREAL([.S319])+IMAGINARY([.S319])" office:value-type="float" office:value="53.224903971475" calcext:value-type="float">
            <text:p>53.224903971475</text:p>
          </table:table-cell>
          <table:table-cell table:formula="of:=IMREAL([.T319])+IMAGINARY([.T319])" office:value-type="float" office:value="-52.8797662726113" calcext:value-type="float">
            <text:p>-52.8797662726113</text:p>
          </table:table-cell>
          <table:table-cell table:number-columns-repeated="1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.5353725259749" calcext:value-type="float">
            <text:p>14.5353725259749</text:p>
          </table:table-cell>
          <table:table-cell office:value-type="float" office:value="-80" calcext:value-type="float">
            <text:p>-80</text:p>
          </table:table-cell>
          <table:table-cell office:value-type="float" office:value="-73" calcext:value-type="float">
            <text:p>-73</text:p>
          </table:table-cell>
          <table:table-cell office:value-type="float" office:value="-73.7334433260462" calcext:value-type="float">
            <text:p>-73.7334433260462</text:p>
          </table:table-cell>
          <table:table-cell office:value-type="float" office:value="-73.8338322086056" calcext:value-type="float">
            <text:p>-73.8338322086056</text:p>
          </table:table-cell>
          <table:table-cell office:value-type="float" office:value="6.67495144453062" calcext:value-type="float">
            <text:p>6.6749514445306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301251160469" calcext:value-type="float">
            <text:p>-73.1301251160469</text:p>
          </table:table-cell>
          <table:table-cell office:value-type="float" office:value="-73.1841727768792" calcext:value-type="float">
            <text:p>-73.1841727768792</text:p>
          </table:table-cell>
          <table:table-cell office:value-type="float" office:value="6.37290587027983" calcext:value-type="float">
            <text:p>6.37290587027983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7.9155648872137" calcext:value-type="float">
            <text:p>-77.9155648872137</text:p>
          </table:table-cell>
          <table:table-cell office:value-type="float" office:value="-73.1841727768792" calcext:value-type="float">
            <text:p>-73.1841727768792</text:p>
          </table:table-cell>
          <table:table-cell office:value-type="float" office:value="9.20136297151765" calcext:value-type="float">
            <text:p>9.20136297151765</text:p>
          </table:table-cell>
          <table:table-cell office:value-type="string" calcext:value-type="string">
            <text:p>1.8213852524519296+0j</text:p>
          </table:table-cell>
          <table:table-cell office:value-type="string" calcext:value-type="string">
            <text:p>38.15658582665871+0j</text:p>
          </table:table-cell>
          <table:table-cell office:value-type="string" calcext:value-type="string">
            <text:p>-37.64109655762875j</text:p>
          </table:table-cell>
          <table:table-cell table:formula="of:=IMREAL([.R320])+IMAGINARY([.R320])" office:value-type="float" office:value="1.82138525245193" calcext:value-type="float">
            <text:p>1.82138525245193</text:p>
          </table:table-cell>
          <table:table-cell table:formula="of:=IMREAL([.S320])+IMAGINARY([.S320])" office:value-type="float" office:value="38.1565858266587" calcext:value-type="float">
            <text:p>38.1565858266587</text:p>
          </table:table-cell>
          <table:table-cell table:formula="of:=IMREAL([.T320])+IMAGINARY([.T320])" office:value-type="float" office:value="-37.6410965576287" calcext:value-type="float">
            <text:p>-37.6410965576287</text:p>
          </table:table-cell>
          <table:table-cell table:number-columns-repeated="1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4.545247496293" calcext:value-type="float">
            <text:p>14.54524749629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134103282323" calcext:value-type="float">
            <text:p>-73.5134103282323</text:p>
          </table:table-cell>
          <table:table-cell office:value-type="float" office:value="-73.750448987745" calcext:value-type="float">
            <text:p>-73.750448987745</text:p>
          </table:table-cell>
          <table:table-cell office:value-type="float" office:value="6.56317036357772" calcext:value-type="float">
            <text:p>6.56317036357772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0910875812328" calcext:value-type="float">
            <text:p>-73.0910875812328</text:p>
          </table:table-cell>
          <table:table-cell office:value-type="float" office:value="-73.1657554991913" calcext:value-type="float">
            <text:p>-73.1657554991913</text:p>
          </table:table-cell>
          <table:table-cell office:value-type="float" office:value="6.35383968279576" calcext:value-type="float">
            <text:p>6.35383968279576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7.0408954210496" calcext:value-type="float">
            <text:p>-77.0408954210496</text:p>
          </table:table-cell>
          <table:table-cell office:value-type="float" office:value="-73.1657554991913" calcext:value-type="float">
            <text:p>-73.1657554991913</text:p>
          </table:table-cell>
          <table:table-cell office:value-type="float" office:value="8.60392297978865" calcext:value-type="float">
            <text:p>8.60392297978865</text:p>
          </table:table-cell>
          <table:table-cell office:value-type="string" calcext:value-type="string">
            <text:p>1.2590575030339153+0j</text:p>
          </table:table-cell>
          <table:table-cell office:value-type="string" calcext:value-type="string">
            <text:p>29.299641112677826+0j</text:p>
          </table:table-cell>
          <table:table-cell office:value-type="string" calcext:value-type="string">
            <text:p>-28.610466785941775j</text:p>
          </table:table-cell>
          <table:table-cell table:formula="of:=IMREAL([.R321])+IMAGINARY([.R321])" office:value-type="float" office:value="1.25905750303392" calcext:value-type="float">
            <text:p>1.25905750303392</text:p>
          </table:table-cell>
          <table:table-cell table:formula="of:=IMREAL([.S321])+IMAGINARY([.S321])" office:value-type="float" office:value="29.2996411126778" calcext:value-type="float">
            <text:p>29.2996411126778</text:p>
          </table:table-cell>
          <table:table-cell table:formula="of:=IMREAL([.T321])+IMAGINARY([.T321])" office:value-type="float" office:value="-28.6104667859418" calcext:value-type="float">
            <text:p>-28.6104667859418</text:p>
          </table:table-cell>
          <table:table-cell table:number-columns-repeated="1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4.5389990697721" calcext:value-type="float">
            <text:p>14.5389990697721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3593872297626" calcext:value-type="float">
            <text:p>-73.3593872297626</text:p>
          </table:table-cell>
          <table:table-cell office:value-type="float" office:value="-73.6754040889705" calcext:value-type="float">
            <text:p>-73.6754040889705</text:p>
          </table:table-cell>
          <table:table-cell office:value-type="float" office:value="6.48603927785767" calcext:value-type="float">
            <text:p>6.4860392778576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63761306863" calcext:value-type="float">
            <text:p>-73.063761306863</text:p>
          </table:table-cell>
          <table:table-cell office:value-type="float" office:value="-73.1491799492721" calcext:value-type="float">
            <text:p>-73.1491799492721</text:p>
          </table:table-cell>
          <table:table-cell office:value-type="float" office:value="6.34052730135673" calcext:value-type="float">
            <text:p>6.3405273013567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6.4286267947347" calcext:value-type="float">
            <text:p>-76.4286267947347</text:p>
          </table:table-cell>
          <table:table-cell office:value-type="float" office:value="-73.1491799492721" calcext:value-type="float">
            <text:p>-73.1491799492721</text:p>
          </table:table-cell>
          <table:table-cell office:value-type="float" office:value="8.20894904357579" calcext:value-type="float">
            <text:p>8.20894904357579</text:p>
          </table:table-cell>
          <table:table-cell office:value-type="string" calcext:value-type="string">
            <text:p>0.8783722975738171+0j</text:p>
          </table:table-cell>
          <table:table-cell office:value-type="string" calcext:value-type="string">
            <text:p>23.817769159625577+0j</text:p>
          </table:table-cell>
          <table:table-cell office:value-type="string" calcext:value-type="string">
            <text:p>-22.960245366936324j</text:p>
          </table:table-cell>
          <table:table-cell table:formula="of:=IMREAL([.R322])+IMAGINARY([.R322])" office:value-type="float" office:value="0.878372297573817" calcext:value-type="float">
            <text:p>0.878372297573817</text:p>
          </table:table-cell>
          <table:table-cell table:formula="of:=IMREAL([.S322])+IMAGINARY([.S322])" office:value-type="float" office:value="23.8177691596256" calcext:value-type="float">
            <text:p>23.8177691596256</text:p>
          </table:table-cell>
          <table:table-cell table:formula="of:=IMREAL([.T322])+IMAGINARY([.T322])" office:value-type="float" office:value="-22.9602453669363" calcext:value-type="float">
            <text:p>-22.960245366936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590694846849" calcext:value-type="float">
            <text:p>14.559069484684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515710608338" calcext:value-type="float">
            <text:p>-73.2515710608338</text:p>
          </table:table-cell>
          <table:table-cell office:value-type="float" office:value="-73.6078636800735" calcext:value-type="float">
            <text:p>-73.6078636800735</text:p>
          </table:table-cell>
          <table:table-cell office:value-type="float" office:value="6.43258749356221" calcext:value-type="float">
            <text:p>6.43258749356221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446329148041" calcext:value-type="float">
            <text:p>-73.0446329148041</text:p>
          </table:table-cell>
          <table:table-cell office:value-type="float" office:value="-73.1342619543449" calcext:value-type="float">
            <text:p>-73.1342619543449</text:p>
          </table:table-cell>
          <table:table-cell office:value-type="float" office:value="6.33122523340057" calcext:value-type="float">
            <text:p>6.33122523340057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5.7000387563143" calcext:value-type="float">
            <text:p>-75.7000387563143</text:p>
          </table:table-cell>
          <table:table-cell office:value-type="float" office:value="-73.1342619543449" calcext:value-type="float">
            <text:p>-73.1342619543449</text:p>
          </table:table-cell>
          <table:table-cell office:value-type="float" office:value="7.76249425701085" calcext:value-type="float">
            <text:p>7.76249425701085</text:p>
          </table:table-cell>
          <table:table-cell office:value-type="string" calcext:value-type="string">
            <text:p>0.6180767755840333+0j</text:p>
          </table:table-cell>
          <table:table-cell office:value-type="string" calcext:value-type="string">
            <text:p>17.717122794909805+0j</text:p>
          </table:table-cell>
          <table:table-cell office:value-type="string" calcext:value-type="string">
            <text:p>-16.547310265257718j</text:p>
          </table:table-cell>
          <table:table-cell table:formula="of:=IMREAL([.R323])+IMAGINARY([.R323])" office:value-type="float" office:value="0.618076775584033" calcext:value-type="float">
            <text:p>0.618076775584033</text:p>
          </table:table-cell>
          <table:table-cell table:formula="of:=IMREAL([.S323])+IMAGINARY([.S323])" office:value-type="float" office:value="17.7171227949098" calcext:value-type="float">
            <text:p>17.7171227949098</text:p>
          </table:table-cell>
          <table:table-cell table:formula="of:=IMREAL([.T323])+IMAGINARY([.T323])" office:value-type="float" office:value="-16.5473102652577" calcext:value-type="float">
            <text:p>-16.5473102652577</text:p>
          </table:table-cell>
          <table:table-cell table:number-columns-repeated="1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4.6279907564804" calcext:value-type="float">
            <text:p>14.6279907564804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73.1760997425837" calcext:value-type="float">
            <text:p>-73.1760997425837</text:p>
          </table:table-cell>
          <table:table-cell office:value-type="float" office:value="-73.5470773120661" calcext:value-type="float">
            <text:p>-73.5470773120661</text:p>
          </table:table-cell>
          <table:table-cell office:value-type="float" office:value="6.39543355798405" calcext:value-type="float">
            <text:p>6.39543355798405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-73.0312430403629" calcext:value-type="float">
            <text:p>-73.0312430403629</text:p>
          </table:table-cell>
          <table:table-cell office:value-type="float" office:value="-73.1208357589104" calcext:value-type="float">
            <text:p>-73.1208357589104</text:p>
          </table:table-cell>
          <table:table-cell office:value-type="float" office:value="6.32472190692165" calcext:value-type="float">
            <text:p>6.32472190692165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19002712942" calcext:value-type="float">
            <text:p>-75.19002712942</text:p>
          </table:table-cell>
          <table:table-cell office:value-type="float" office:value="-73.1208357589104" calcext:value-type="float">
            <text:p>-73.1208357589104</text:p>
          </table:table-cell>
          <table:table-cell office:value-type="float" office:value="7.46450312712029" calcext:value-type="float">
            <text:p>7.46450312712029</text:p>
          </table:table-cell>
          <table:table-cell office:value-type="string" calcext:value-type="string">
            <text:p>0.4388469066789807+0j</text:p>
          </table:table-cell>
          <table:table-cell office:value-type="string" calcext:value-type="string">
            <text:p>13.85594302104198+0j</text:p>
          </table:table-cell>
          <table:table-cell office:value-type="string" calcext:value-type="string">
            <text:p>-12.32902972655275j</text:p>
          </table:table-cell>
          <table:table-cell table:formula="of:=IMREAL([.R324])+IMAGINARY([.R324])" office:value-type="float" office:value="0.438846906678981" calcext:value-type="float">
            <text:p>0.438846906678981</text:p>
          </table:table-cell>
          <table:table-cell table:formula="of:=IMREAL([.S324])+IMAGINARY([.S324])" office:value-type="float" office:value="13.855943021042" calcext:value-type="float">
            <text:p>13.855943021042</text:p>
          </table:table-cell>
          <table:table-cell table:formula="of:=IMREAL([.T324])+IMAGINARY([.T324])" office:value-type="float" office:value="-12.3290297265528" calcext:value-type="float">
            <text:p>-12.3290297265528</text:p>
          </table:table-cell>
          <table:table-cell table:number-columns-repeated="1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4.6738956727639" calcext:value-type="float">
            <text:p>14.6738956727639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232698198086" calcext:value-type="float">
            <text:p>-73.1232698198086</text:p>
          </table:table-cell>
          <table:table-cell office:value-type="float" office:value="-73.4923695808595" calcext:value-type="float">
            <text:p>-73.4923695808595</text:p>
          </table:table-cell>
          <table:table-cell office:value-type="float" office:value="6.36955356227073" calcext:value-type="float">
            <text:p>6.36955356227073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float" office:value="-73.021870128254" calcext:value-type="float">
            <text:p>-73.021870128254</text:p>
          </table:table-cell>
          <table:table-cell office:value-type="float" office:value="-73.1087521830194" calcext:value-type="float">
            <text:p>-73.1087521830194</text:p>
          </table:table-cell>
          <table:table-cell office:value-type="float" office:value="6.32017355345786" calcext:value-type="float">
            <text:p>6.32017355345786</text:p>
          </table:table-cell>
          <table:table-cell office:value-type="float" office:value="-83" calcext:value-type="float">
            <text:p>-83</text:p>
          </table:table-cell>
          <table:table-cell office:value-type="float" office:value="-74" calcext:value-type="float">
            <text:p>-74</text:p>
          </table:table-cell>
          <table:table-cell office:value-type="float" office:value="-74.833018990594" calcext:value-type="float">
            <text:p>-74.833018990594</text:p>
          </table:table-cell>
          <table:table-cell office:value-type="float" office:value="-73.1087521830194" calcext:value-type="float">
            <text:p>-73.1087521830194</text:p>
          </table:table-cell>
          <table:table-cell office:value-type="float" office:value="7.2627422736412" calcext:value-type="float">
            <text:p>7.2627422736412</text:p>
          </table:table-cell>
          <table:table-cell office:value-type="string" calcext:value-type="string">
            <text:p>0.31482674400342514+0j</text:p>
          </table:table-cell>
          <table:table-cell office:value-type="string" calcext:value-type="string">
            <text:p>11.337756876784425+0j</text:p>
          </table:table-cell>
          <table:table-cell office:value-type="string" calcext:value-type="string">
            <text:p>-9.416499036634596j</text:p>
          </table:table-cell>
          <table:table-cell table:formula="of:=IMREAL([.R325])+IMAGINARY([.R325])" office:value-type="float" office:value="0.314826744003425" calcext:value-type="float">
            <text:p>0.314826744003425</text:p>
          </table:table-cell>
          <table:table-cell table:formula="of:=IMREAL([.S325])+IMAGINARY([.S325])" office:value-type="float" office:value="11.3377568767844" calcext:value-type="float">
            <text:p>11.3377568767844</text:p>
          </table:table-cell>
          <table:table-cell table:formula="of:=IMREAL([.T325])+IMAGINARY([.T325])" office:value-type="float" office:value="-9.4164990366346" calcext:value-type="float">
            <text:p>-9.4164990366346</text:p>
          </table:table-cell>
          <table:table-cell table:number-columns-repeated="1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4.750064169134" calcext:value-type="float">
            <text:p>14.75006416913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86288873866" calcext:value-type="float">
            <text:p>-73.086288873866</text:p>
          </table:table-cell>
          <table:table-cell office:value-type="float" office:value="-73.4431326227736" calcext:value-type="float">
            <text:p>-73.4431326227736</text:p>
          </table:table-cell>
          <table:table-cell office:value-type="float" office:value="6.35149990304876" calcext:value-type="float">
            <text:p>6.3514999030487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3153090897778" calcext:value-type="float">
            <text:p>-73.3153090897778</text:p>
          </table:table-cell>
          <table:table-cell office:value-type="float" office:value="-73.1978769647175" calcext:value-type="float">
            <text:p>-73.1978769647175</text:p>
          </table:table-cell>
          <table:table-cell office:value-type="float" office:value="6.46413329015336" calcext:value-type="float">
            <text:p>6.4641332901533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831132934158" calcext:value-type="float">
            <text:p>-74.5831132934158</text:p>
          </table:table-cell>
          <table:table-cell office:value-type="float" office:value="-73.1978769647175" calcext:value-type="float">
            <text:p>-73.1978769647175</text:p>
          </table:table-cell>
          <table:table-cell office:value-type="float" office:value="7.12476333925495" calcext:value-type="float">
            <text:p>7.12476333925495</text:p>
          </table:table-cell>
          <table:table-cell office:value-type="string" calcext:value-type="string">
            <text:p>-0.6261218974729242+0j</text:p>
          </table:table-cell>
          <table:table-cell office:value-type="string" calcext:value-type="string">
            <text:p>8.85221349871906+0j</text:p>
          </table:table-cell>
          <table:table-cell office:value-type="string" calcext:value-type="string">
            <text:p>-6.166959920868531j</text:p>
          </table:table-cell>
          <table:table-cell table:formula="of:=IMREAL([.R326])+IMAGINARY([.R326])" office:value-type="float" office:value="-0.626121897472924" calcext:value-type="float">
            <text:p>-0.626121897472924</text:p>
          </table:table-cell>
          <table:table-cell table:formula="of:=IMREAL([.S326])+IMAGINARY([.S326])" office:value-type="float" office:value="8.85221349871906" calcext:value-type="float">
            <text:p>8.85221349871906</text:p>
          </table:table-cell>
          <table:table-cell table:formula="of:=IMREAL([.T326])+IMAGINARY([.T326])" office:value-type="float" office:value="-6.16695992086853" calcext:value-type="float">
            <text:p>-6.16695992086853</text:p>
          </table:table-cell>
          <table:table-cell table:number-columns-repeated="1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4.7979694302096" calcext:value-type="float">
            <text:p>14.7979694302096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3604022117062" calcext:value-type="float">
            <text:p>-73.3604022117062</text:p>
          </table:table-cell>
          <table:table-cell office:value-type="float" office:value="-73.4988193604962" calcext:value-type="float">
            <text:p>-73.4988193604962</text:p>
          </table:table-cell>
          <table:table-cell office:value-type="float" office:value="6.48654457779112" calcext:value-type="float">
            <text:p>6.4865445777911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207163628445" calcext:value-type="float">
            <text:p>-73.2207163628445</text:p>
          </table:table-cell>
          <table:table-cell office:value-type="float" office:value="-73.1780892682457" calcext:value-type="float">
            <text:p>-73.1780892682457</text:p>
          </table:table-cell>
          <table:table-cell office:value-type="float" office:value="6.41737195628574" calcext:value-type="float">
            <text:p>6.4173719562857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408179305391" calcext:value-type="float">
            <text:p>-74.408179305391</text:p>
          </table:table-cell>
          <table:table-cell office:value-type="float" office:value="-73.1780892682457" calcext:value-type="float">
            <text:p>-73.1780892682457</text:p>
          </table:table-cell>
          <table:table-cell office:value-type="float" office:value="7.02974076978876" calcext:value-type="float">
            <text:p>7.02974076978876</text:p>
          </table:table-cell>
          <table:table-cell office:value-type="string" calcext:value-type="string">
            <text:p>0.4357262428857212+0j</text:p>
          </table:table-cell>
          <table:table-cell office:value-type="string" calcext:value-type="string">
            <text:p>7.057318203054656+0j</text:p>
          </table:table-cell>
          <table:table-cell office:value-type="string" calcext:value-type="string">
            <text:p>-2.940049712306886j</text:p>
          </table:table-cell>
          <table:table-cell table:formula="of:=IMREAL([.R327])+IMAGINARY([.R327])" office:value-type="float" office:value="0.435726242885721" calcext:value-type="float">
            <text:p>0.435726242885721</text:p>
          </table:table-cell>
          <table:table-cell table:formula="of:=IMREAL([.S327])+IMAGINARY([.S327])" office:value-type="float" office:value="7.05731820305466" calcext:value-type="float">
            <text:p>7.05731820305466</text:p>
          </table:table-cell>
          <table:table-cell table:formula="of:=IMREAL([.T327])+IMAGINARY([.T327])" office:value-type="float" office:value="-2.94004971230689" calcext:value-type="float">
            <text:p>-2.94004971230689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8307154413934" calcext:value-type="float">
            <text:p>14.8307154413934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.5522815481943" calcext:value-type="float">
            <text:p>-73.5522815481943</text:p>
          </table:table-cell>
          <table:table-cell office:value-type="float" office:value="-73.5489374244466" calcext:value-type="float">
            <text:p>-73.5489374244466</text:p>
          </table:table-cell>
          <table:table-cell office:value-type="float" office:value="6.58278066627728" calcext:value-type="float">
            <text:p>6.5827806662772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4545014539911" calcext:value-type="float">
            <text:p>-73.4545014539911</text:p>
          </table:table-cell>
          <table:table-cell office:value-type="float" office:value="-73.2602803414212" calcext:value-type="float">
            <text:p>-73.2602803414212</text:p>
          </table:table-cell>
          <table:table-cell office:value-type="float" office:value="6.53356247823168" calcext:value-type="float">
            <text:p>6.53356247823168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2857255137737" calcext:value-type="float">
            <text:p>-74.2857255137737</text:p>
          </table:table-cell>
          <table:table-cell office:value-type="float" office:value="-73.2602803414212" calcext:value-type="float">
            <text:p>-73.2602803414212</text:p>
          </table:table-cell>
          <table:table-cell office:value-type="float" office:value="6.96398003107812" calcext:value-type="float">
            <text:p>6.96398003107812</text:p>
          </table:table-cell>
          <table:table-cell office:value-type="float" office:value="0.323437565162245" calcext:value-type="float">
            <text:p>0.323437565162245</text:p>
          </table:table-cell>
          <table:table-cell office:value-type="float" office:value="4.97117421882692" calcext:value-type="float">
            <text:p>4.97117421882692</text:p>
          </table:table-cell>
          <table:table-cell office:value-type="float" office:value="-4.23190752026288" calcext:value-type="float">
            <text:p>-4.23190752026288</text:p>
          </table:table-cell>
          <table:table-cell table:formula="of:=IMREAL([.R328])+IMAGINARY([.R328])" office:value-type="float" office:value="0.323437565162245" calcext:value-type="float">
            <text:p>0.323437565162245</text:p>
          </table:table-cell>
          <table:table-cell table:formula="of:=IMREAL([.S328])+IMAGINARY([.S328])" office:value-type="float" office:value="4.97117421882692" calcext:value-type="float">
            <text:p>4.97117421882692</text:p>
          </table:table-cell>
          <table:table-cell table:formula="of:=IMREAL([.T328])+IMAGINARY([.T328])" office:value-type="float" office:value="-4.23190752026288" calcext:value-type="float">
            <text:p>-4.23190752026288</text:p>
          </table:table-cell>
          <table:table-cell table:number-columns-repeated="1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.8627130962869" calcext:value-type="float">
            <text:p>14.8627130962869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686597083736" calcext:value-type="float">
            <text:p>-73.686597083736</text:p>
          </table:table-cell>
          <table:table-cell office:value-type="float" office:value="-73.594043682002" calcext:value-type="float">
            <text:p>-73.594043682002</text:p>
          </table:table-cell>
          <table:table-cell office:value-type="float" office:value="6.65099420536142" calcext:value-type="float">
            <text:p>6.65099420536142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3.6181510177938" calcext:value-type="float">
            <text:p>-73.6181510177938</text:p>
          </table:table-cell>
          <table:table-cell office:value-type="float" office:value="-73.334252307279" calcext:value-type="float">
            <text:p>-73.334252307279</text:p>
          </table:table-cell>
          <table:table-cell office:value-type="float" office:value="6.61614529314691" calcext:value-type="float">
            <text:p>6.6161452931469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000078596416" calcext:value-type="float">
            <text:p>-74.2000078596416</text:p>
          </table:table-cell>
          <table:table-cell office:value-type="float" office:value="-73.334252307279" calcext:value-type="float">
            <text:p>-73.334252307279</text:p>
          </table:table-cell>
          <table:table-cell office:value-type="float" office:value="6.91831388265948" calcext:value-type="float">
            <text:p>6.91831388265948</text:p>
          </table:table-cell>
          <table:table-cell office:value-type="float" office:value="0.2401569907823" calcext:value-type="float">
            <text:p>0.2401569907823</text:p>
          </table:table-cell>
          <table:table-cell office:value-type="float" office:value="3.49546029969208" calcext:value-type="float">
            <text:p>3.49546029969208</text:p>
          </table:table-cell>
          <table:table-cell office:value-type="float" office:value="-5.60710643401678" calcext:value-type="float">
            <text:p>-5.60710643401678</text:p>
          </table:table-cell>
          <table:table-cell table:formula="of:=IMREAL([.R329])+IMAGINARY([.R329])" office:value-type="float" office:value="0.2401569907823" calcext:value-type="float">
            <text:p>0.2401569907823</text:p>
          </table:table-cell>
          <table:table-cell table:formula="of:=IMREAL([.S329])+IMAGINARY([.S329])" office:value-type="float" office:value="3.49546029969208" calcext:value-type="float">
            <text:p>3.49546029969208</text:p>
          </table:table-cell>
          <table:table-cell table:formula="of:=IMREAL([.T329])+IMAGINARY([.T329])" office:value-type="float" office:value="-5.60710643401678" calcext:value-type="float">
            <text:p>-5.60710643401678</text:p>
          </table:table-cell>
          <table:table-cell table:number-columns-repeated="1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4.8965160293401" calcext:value-type="float">
            <text:p>14.896516029340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806179586152" calcext:value-type="float">
            <text:p>-73.7806179586152</text:p>
          </table:table-cell>
          <table:table-cell office:value-type="float" office:value="-73.6346393138018" calcext:value-type="float">
            <text:p>-73.6346393138018</text:p>
          </table:table-cell>
          <table:table-cell office:value-type="float" office:value="6.69916382848311" calcext:value-type="float">
            <text:p>6.6991638284831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327057124556" calcext:value-type="float">
            <text:p>-73.7327057124556</text:p>
          </table:table-cell>
          <table:table-cell office:value-type="float" office:value="-73.4008270765512" calcext:value-type="float">
            <text:p>-73.4008270765512</text:p>
          </table:table-cell>
          <table:table-cell office:value-type="float" office:value="6.67457355995851" calcext:value-type="float">
            <text:p>6.6745735599585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1400055017491" calcext:value-type="float">
            <text:p>-74.1400055017491</text:p>
          </table:table-cell>
          <table:table-cell office:value-type="float" office:value="-73.4008270765512" calcext:value-type="float">
            <text:p>-73.4008270765512</text:p>
          </table:table-cell>
          <table:table-cell office:value-type="float" office:value="6.88652587144883" calcext:value-type="float">
            <text:p>6.88652587144883</text:p>
          </table:table-cell>
          <table:table-cell office:value-type="float" office:value="0.179483542526921" calcext:value-type="float">
            <text:p>0.179483542526921</text:p>
          </table:table-cell>
          <table:table-cell office:value-type="float" office:value="2.45455041955051" calcext:value-type="float">
            <text:p>2.45455041955051</text:p>
          </table:table-cell>
          <table:table-cell office:value-type="float" office:value="-6.1939245242798" calcext:value-type="float">
            <text:p>-6.1939245242798</text:p>
          </table:table-cell>
          <table:table-cell table:formula="of:=IMREAL([.R330])+IMAGINARY([.R330])" office:value-type="float" office:value="0.179483542526921" calcext:value-type="float">
            <text:p>0.179483542526921</text:p>
          </table:table-cell>
          <table:table-cell table:formula="of:=IMREAL([.S330])+IMAGINARY([.S330])" office:value-type="float" office:value="2.45455041955051" calcext:value-type="float">
            <text:p>2.45455041955051</text:p>
          </table:table-cell>
          <table:table-cell table:formula="of:=IMREAL([.T330])+IMAGINARY([.T330])" office:value-type="float" office:value="-6.1939245242798" calcext:value-type="float">
            <text:p>-6.1939245242798</text:p>
          </table:table-cell>
          <table:table-cell table:number-columns-repeated="1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4.910011829201" calcext:value-type="float">
            <text:p>14.910011829201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73.8464325710307" calcext:value-type="float">
            <text:p>-73.8464325710307</text:p>
          </table:table-cell>
          <table:table-cell office:value-type="float" office:value="-73.6711753824216" calcext:value-type="float">
            <text:p>-73.6711753824216</text:p>
          </table:table-cell>
          <table:table-cell office:value-type="float" office:value="6.73308999056733" calcext:value-type="float">
            <text:p>6.73308999056733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128939987189" calcext:value-type="float">
            <text:p>-73.5128939987189</text:p>
          </table:table-cell>
          <table:table-cell office:value-type="float" office:value="-73.360744368896" calcext:value-type="float">
            <text:p>-73.360744368896</text:p>
          </table:table-cell>
          <table:table-cell office:value-type="float" office:value="6.56291027189996" calcext:value-type="float">
            <text:p>6.5629102718999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3980038512244" calcext:value-type="float">
            <text:p>-74.3980038512244</text:p>
          </table:table-cell>
          <table:table-cell office:value-type="float" office:value="-73.360744368896" calcext:value-type="float">
            <text:p>-73.360744368896</text:p>
          </table:table-cell>
          <table:table-cell office:value-type="float" office:value="7.02425272096039" calcext:value-type="float">
            <text:p>7.02425272096039</text:p>
          </table:table-cell>
          <table:table-cell office:value-type="float" office:value="1.05850435639449" calcext:value-type="float">
            <text:p>1.05850435639449</text:p>
          </table:table-cell>
          <table:table-cell office:value-type="float" office:value="4.61306363408344" calcext:value-type="float">
            <text:p>4.61306363408344</text:p>
          </table:table-cell>
          <table:table-cell office:value-type="float" office:value="-4.64354053775977" calcext:value-type="float">
            <text:p>-4.64354053775977</text:p>
          </table:table-cell>
          <table:table-cell table:formula="of:=IMREAL([.R331])+IMAGINARY([.R331])" office:value-type="float" office:value="1.05850435639449" calcext:value-type="float">
            <text:p>1.05850435639449</text:p>
          </table:table-cell>
          <table:table-cell table:formula="of:=IMREAL([.S331])+IMAGINARY([.S331])" office:value-type="float" office:value="4.61306363408344" calcext:value-type="float">
            <text:p>4.61306363408344</text:p>
          </table:table-cell>
          <table:table-cell table:formula="of:=IMREAL([.T331])+IMAGINARY([.T331])" office:value-type="float" office:value="-4.64354053775977" calcext:value-type="float">
            <text:p>-4.64354053775977</text:p>
          </table:table-cell>
          <table:table-cell table:number-columns-repeated="1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4.9384592009148" calcext:value-type="float">
            <text:p>14.9384592009148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8925027997215" calcext:value-type="float">
            <text:p>-73.8925027997215</text:p>
          </table:table-cell>
          <table:table-cell office:value-type="float" office:value="-73.7040578441795" calcext:value-type="float">
            <text:p>-73.7040578441795</text:p>
          </table:table-cell>
          <table:table-cell office:value-type="float" office:value="6.75694047939201" calcext:value-type="float">
            <text:p>6.75694047939201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3590257991033" calcext:value-type="float">
            <text:p>-73.3590257991033</text:p>
          </table:table-cell>
          <table:table-cell office:value-type="float" office:value="-73.3246699320064" calcext:value-type="float">
            <text:p>-73.3246699320064</text:p>
          </table:table-cell>
          <table:table-cell office:value-type="float" office:value="6.48585935225149" calcext:value-type="float">
            <text:p>6.4858593522514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5786026958571" calcext:value-type="float">
            <text:p>-74.5786026958571</text:p>
          </table:table-cell>
          <table:table-cell office:value-type="float" office:value="-73.3246699320064" calcext:value-type="float">
            <text:p>-73.3246699320064</text:p>
          </table:table-cell>
          <table:table-cell office:value-type="float" office:value="7.12229716486695" calcext:value-type="float">
            <text:p>7.12229716486695</text:p>
          </table:table-cell>
          <table:table-cell office:value-type="float" office:value="1.66176050220825" calcext:value-type="float">
            <text:p>1.66176050220825</text:p>
          </table:table-cell>
          <table:table-cell office:value-type="float" office:value="6.15182107720189" calcext:value-type="float">
            <text:p>6.15182107720189</text:p>
          </table:table-cell>
          <table:table-cell office:value-type="float" office:value="-1.74678653164743" calcext:value-type="float">
            <text:p>-1.74678653164743</text:p>
          </table:table-cell>
          <table:table-cell table:formula="of:=IMREAL([.R332])+IMAGINARY([.R332])" office:value-type="float" office:value="1.66176050220825" calcext:value-type="float">
            <text:p>1.66176050220825</text:p>
          </table:table-cell>
          <table:table-cell table:formula="of:=IMREAL([.S332])+IMAGINARY([.S332])" office:value-type="float" office:value="6.15182107720189" calcext:value-type="float">
            <text:p>6.15182107720189</text:p>
          </table:table-cell>
          <table:table-cell table:formula="of:=IMREAL([.T332])+IMAGINARY([.T332])" office:value-type="float" office:value="-1.74678653164743" calcext:value-type="float">
            <text:p>-1.7467865316474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034650097467" calcext:value-type="float">
            <text:p>15.003465009746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24751959805" calcext:value-type="float">
            <text:p>-73.924751959805</text:p>
          </table:table-cell>
          <table:table-cell office:value-type="float" office:value="-73.7336520597615" calcext:value-type="float">
            <text:p>-73.7336520597615</text:p>
          </table:table-cell>
          <table:table-cell office:value-type="float" office:value="6.77368607242088" calcext:value-type="float">
            <text:p>6.77368607242088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9513180593723" calcext:value-type="float">
            <text:p>-72.9513180593723</text:p>
          </table:table-cell>
          <table:table-cell office:value-type="float" office:value="-73.1922029388058" calcext:value-type="float">
            <text:p>-73.1922029388058</text:p>
          </table:table-cell>
          <table:table-cell office:value-type="float" office:value="6.28604185857322" calcext:value-type="float">
            <text:p>6.28604185857322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4.7050218871" calcext:value-type="float">
            <text:p>-74.7050218871</text:p>
          </table:table-cell>
          <table:table-cell office:value-type="float" office:value="-73.1922029388058" calcext:value-type="float">
            <text:p>-73.1922029388058</text:p>
          </table:table-cell>
          <table:table-cell office:value-type="float" office:value="7.19174140364142" calcext:value-type="float">
            <text:p>7.19174140364142</text:p>
          </table:table-cell>
          <table:table-cell office:value-type="string" calcext:value-type="string">
            <text:p>2.924773072715421+0j</text:p>
          </table:table-cell>
          <table:table-cell office:value-type="string" calcext:value-type="string">
            <text:p>8.043623095241557+0j</text:p>
          </table:table-cell>
          <table:table-cell office:value-type="string" calcext:value-type="string">
            <text:p>-5.539269898921702j</text:p>
          </table:table-cell>
          <table:table-cell table:formula="of:=IMREAL([.R333])+IMAGINARY([.R333])" office:value-type="float" office:value="2.92477307271542" calcext:value-type="float">
            <text:p>2.92477307271542</text:p>
          </table:table-cell>
          <table:table-cell table:formula="of:=IMREAL([.S333])+IMAGINARY([.S333])" office:value-type="float" office:value="8.04362309524156" calcext:value-type="float">
            <text:p>8.04362309524156</text:p>
          </table:table-cell>
          <table:table-cell table:formula="of:=IMREAL([.T333])+IMAGINARY([.T333])" office:value-type="float" office:value="-5.5392698989217" calcext:value-type="float">
            <text:p>-5.5392698989217</text:p>
          </table:table-cell>
          <table:table-cell table:number-columns-repeated="1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5.0433620517264" calcext:value-type="float">
            <text:p>15.043362051726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2473263718635" calcext:value-type="float">
            <text:p>-74.2473263718635</text:p>
          </table:table-cell>
          <table:table-cell office:value-type="float" office:value="-73.8602868537854" calcext:value-type="float">
            <text:p>-73.8602868537854</text:p>
          </table:table-cell>
          <table:table-cell office:value-type="float" office:value="6.94348570498907" calcext:value-type="float">
            <text:p>6.94348570498907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6659226415606" calcext:value-type="float">
            <text:p>-72.6659226415606</text:p>
          </table:table-cell>
          <table:table-cell office:value-type="float" office:value="-73.0729826449252" calcext:value-type="float">
            <text:p>-73.0729826449252</text:p>
          </table:table-cell>
          <table:table-cell office:value-type="float" office:value="6.14984383951289" calcext:value-type="float">
            <text:p>6.1498438395128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9351532097" calcext:value-type="float">
            <text:p>-74.79351532097</text:p>
          </table:table-cell>
          <table:table-cell office:value-type="float" office:value="-73.0729826449252" calcext:value-type="float">
            <text:p>-73.0729826449252</text:p>
          </table:table-cell>
          <table:table-cell office:value-type="float" office:value="7.24075485328312" calcext:value-type="float">
            <text:p>7.24075485328312</text:p>
          </table:table-cell>
          <table:table-cell office:value-type="string" calcext:value-type="string">
            <text:p>4.753370220451283+0j</text:p>
          </table:table-cell>
          <table:table-cell office:value-type="string" calcext:value-type="string">
            <text:p>8.298129217477083+0j</text:p>
          </table:table-cell>
          <table:table-cell office:value-type="string" calcext:value-type="string">
            <text:p>-6.9609904651925625j</text:p>
          </table:table-cell>
          <table:table-cell table:formula="of:=IMREAL([.R334])+IMAGINARY([.R334])" office:value-type="float" office:value="4.75337022045128" calcext:value-type="float">
            <text:p>4.75337022045128</text:p>
          </table:table-cell>
          <table:table-cell table:formula="of:=IMREAL([.S334])+IMAGINARY([.S334])" office:value-type="float" office:value="8.29812921747708" calcext:value-type="float">
            <text:p>8.29812921747708</text:p>
          </table:table-cell>
          <table:table-cell table:formula="of:=IMREAL([.T334])+IMAGINARY([.T334])" office:value-type="float" office:value="-6.96099046519256" calcext:value-type="float">
            <text:p>-6.96099046519256</text:p>
          </table:table-cell>
          <table:table-cell table:number-columns-repeated="1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5.0861870799735" calcext:value-type="float">
            <text:p>15.0861870799735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7731284603045" calcext:value-type="float">
            <text:p>-74.7731284603045</text:p>
          </table:table-cell>
          <table:table-cell office:value-type="float" office:value="-74.0742581684068" calcext:value-type="float">
            <text:p>-74.0742581684068</text:p>
          </table:table-cell>
          <table:table-cell office:value-type="float" office:value="7.22943374625844" calcext:value-type="float">
            <text:p>7.2294337462584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2.7661458490924" calcext:value-type="float">
            <text:p>-72.7661458490924</text:p>
          </table:table-cell>
          <table:table-cell office:value-type="float" office:value="-73.0656843804327" calcext:value-type="float">
            <text:p>-73.0656843804327</text:p>
          </table:table-cell>
          <table:table-cell office:value-type="float" office:value="6.19733341389882" calcext:value-type="float">
            <text:p>6.19733341389882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5.155460724679" calcext:value-type="float">
            <text:p>-75.155460724679</text:p>
          </table:table-cell>
          <table:table-cell office:value-type="float" office:value="-73.0656843804327" calcext:value-type="float">
            <text:p>-73.0656843804327</text:p>
          </table:table-cell>
          <table:table-cell office:value-type="float" office:value="7.4447255280006" calcext:value-type="float">
            <text:p>7.4447255280006</text:p>
          </table:table-cell>
          <table:table-cell office:value-type="string" calcext:value-type="string">
            <text:p>6.328986749324331+0j</text:p>
          </table:table-cell>
          <table:table-cell office:value-type="string" calcext:value-type="string">
            <text:p>8.826611013655182+0j</text:p>
          </table:table-cell>
          <table:table-cell office:value-type="string" calcext:value-type="string">
            <text:p>-8.517803072815134j</text:p>
          </table:table-cell>
          <table:table-cell table:formula="of:=IMREAL([.R335])+IMAGINARY([.R335])" office:value-type="float" office:value="6.32898674932433" calcext:value-type="float">
            <text:p>6.32898674932433</text:p>
          </table:table-cell>
          <table:table-cell table:formula="of:=IMREAL([.S335])+IMAGINARY([.S335])" office:value-type="float" office:value="8.82661101365518" calcext:value-type="float">
            <text:p>8.82661101365518</text:p>
          </table:table-cell>
          <table:table-cell table:formula="of:=IMREAL([.T335])+IMAGINARY([.T335])" office:value-type="float" office:value="-8.51780307281513" calcext:value-type="float">
            <text:p>-8.51780307281513</text:p>
          </table:table-cell>
          <table:table-cell table:number-columns-repeated="1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5.1085818682059" calcext:value-type="float">
            <text:p>15.1085818682059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office:value-type="float" office:value="-75.1411899222131" calcext:value-type="float">
            <text:p>-75.1411899222131</text:p>
          </table:table-cell>
          <table:table-cell office:value-type="float" office:value="-74.2668323515661" calcext:value-type="float">
            <text:p>-74.2668323515661</text:p>
          </table:table-cell>
          <table:table-cell office:value-type="float" office:value="7.43657560145419" calcext:value-type="float">
            <text:p>7.4365756014541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1363020943647" calcext:value-type="float">
            <text:p>-73.1363020943647</text:p>
          </table:table-cell>
          <table:table-cell office:value-type="float" office:value="-73.1591159423894" calcext:value-type="float">
            <text:p>-73.1591159423894</text:p>
          </table:table-cell>
          <table:table-cell office:value-type="float" office:value="6.37592798515458" calcext:value-type="float">
            <text:p>6.37592798515458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4088225072753" calcext:value-type="float">
            <text:p>-75.4088225072753</text:p>
          </table:table-cell>
          <table:table-cell office:value-type="float" office:value="-73.1591159423894" calcext:value-type="float">
            <text:p>-73.1591159423894</text:p>
          </table:table-cell>
          <table:table-cell office:value-type="float" office:value="7.59091421655187" calcext:value-type="float">
            <text:p>7.59091421655187</text:p>
          </table:table-cell>
          <table:table-cell office:value-type="string" calcext:value-type="string">
            <text:p>6.689181365575597+0j</text:p>
          </table:table-cell>
          <table:table-cell office:value-type="string" calcext:value-type="string">
            <text:p>8.403609624640126+0j</text:p>
          </table:table-cell>
          <table:table-cell office:value-type="string" calcext:value-type="string">
            <text:p>-8.203066134620817j</text:p>
          </table:table-cell>
          <table:table-cell table:formula="of:=IMREAL([.R336])+IMAGINARY([.R336])" office:value-type="float" office:value="6.6891813655756" calcext:value-type="float">
            <text:p>6.6891813655756</text:p>
          </table:table-cell>
          <table:table-cell table:formula="of:=IMREAL([.S336])+IMAGINARY([.S336])" office:value-type="float" office:value="8.40360962464013" calcext:value-type="float">
            <text:p>8.40360962464013</text:p>
          </table:table-cell>
          <table:table-cell table:formula="of:=IMREAL([.T336])+IMAGINARY([.T336])" office:value-type="float" office:value="-8.20306613462082" calcext:value-type="float">
            <text:p>-8.20306613462082</text:p>
          </table:table-cell>
          <table:table-cell table:number-columns-repeated="1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5.116872817493" calcext:value-type="float">
            <text:p>15.11687281749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988329455492" calcext:value-type="float">
            <text:p>-75.3988329455492</text:p>
          </table:table-cell>
          <table:table-cell office:value-type="float" office:value="-74.4401491164095" calcext:value-type="float">
            <text:p>-74.4401491164095</text:p>
          </table:table-cell>
          <table:table-cell office:value-type="float" office:value="7.5850962868379" calcext:value-type="float">
            <text:p>7.585096286837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3.3954114660553" calcext:value-type="float">
            <text:p>-73.3954114660553</text:p>
          </table:table-cell>
          <table:table-cell office:value-type="float" office:value="-73.2432043481505" calcext:value-type="float">
            <text:p>-73.2432043481505</text:p>
          </table:table-cell>
          <table:table-cell office:value-type="float" office:value="6.50399774784505" calcext:value-type="float">
            <text:p>6.50399774784505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6.1861757550927" calcext:value-type="float">
            <text:p>-76.1861757550927</text:p>
          </table:table-cell>
          <table:table-cell office:value-type="float" office:value="-73.2432043481505" calcext:value-type="float">
            <text:p>-73.2432043481505</text:p>
          </table:table-cell>
          <table:table-cell office:value-type="float" office:value="8.05760286484191" calcext:value-type="float">
            <text:p>8.05760286484191</text:p>
          </table:table-cell>
          <table:table-cell office:value-type="string" calcext:value-type="string">
            <text:p>6.953499534831145+0j</text:p>
          </table:table-cell>
          <table:table-cell office:value-type="string" calcext:value-type="string">
            <text:p>13.264379784664413+0j</text:p>
          </table:table-cell>
          <table:table-cell office:value-type="string" calcext:value-type="string">
            <text:p>-13.200881814800605j</text:p>
          </table:table-cell>
          <table:table-cell table:formula="of:=IMREAL([.R337])+IMAGINARY([.R337])" office:value-type="float" office:value="6.95349953483115" calcext:value-type="float">
            <text:p>6.95349953483115</text:p>
          </table:table-cell>
          <table:table-cell table:formula="of:=IMREAL([.S337])+IMAGINARY([.S337])" office:value-type="float" office:value="13.2643797846644" calcext:value-type="float">
            <text:p>13.2643797846644</text:p>
          </table:table-cell>
          <table:table-cell table:formula="of:=IMREAL([.T337])+IMAGINARY([.T337])" office:value-type="float" office:value="-13.2008818148006" calcext:value-type="float">
            <text:p>-13.2008818148006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1418185233579" calcext:value-type="float">
            <text:p>15.1418185233579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8791830618844" calcext:value-type="float">
            <text:p>-75.8791830618844</text:p>
          </table:table-cell>
          <table:table-cell office:value-type="float" office:value="-74.6961342047686" calcext:value-type="float">
            <text:p>-74.6961342047686</text:p>
          </table:table-cell>
          <table:table-cell office:value-type="float" office:value="7.86996441647193" calcext:value-type="float">
            <text:p>7.86996441647193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1767880262387" calcext:value-type="float">
            <text:p>-74.1767880262387</text:p>
          </table:table-cell>
          <table:table-cell office:value-type="float" office:value="-73.5188839133354" calcext:value-type="float">
            <text:p>-73.5188839133354</text:p>
          </table:table-cell>
          <table:table-cell office:value-type="float" office:value="6.90599512658811" calcext:value-type="float">
            <text:p>6.90599512658811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.7303230285649" calcext:value-type="float">
            <text:p>-76.7303230285649</text:p>
          </table:table-cell>
          <table:table-cell office:value-type="float" office:value="-73.5188839133354" calcext:value-type="float">
            <text:p>-73.5188839133354</text:p>
          </table:table-cell>
          <table:table-cell office:value-type="float" office:value="8.40125372467313" calcext:value-type="float">
            <text:p>8.40125372467313</text:p>
          </table:table-cell>
          <table:table-cell office:value-type="string" calcext:value-type="string">
            <text:p>6.504350558216111+0j</text:p>
          </table:table-cell>
          <table:table-cell office:value-type="string" calcext:value-type="string">
            <text:p>13.979226191222288+0j</text:p>
          </table:table-cell>
          <table:table-cell office:value-type="string" calcext:value-type="string">
            <text:p>-13.521239800903317j</text:p>
          </table:table-cell>
          <table:table-cell table:formula="of:=IMREAL([.R338])+IMAGINARY([.R338])" office:value-type="float" office:value="6.50435055821611" calcext:value-type="float">
            <text:p>6.50435055821611</text:p>
          </table:table-cell>
          <table:table-cell table:formula="of:=IMREAL([.S338])+IMAGINARY([.S338])" office:value-type="float" office:value="13.9792261912223" calcext:value-type="float">
            <text:p>13.9792261912223</text:p>
          </table:table-cell>
          <table:table-cell table:formula="of:=IMREAL([.T338])+IMAGINARY([.T338])" office:value-type="float" office:value="-13.5212398009033" calcext:value-type="float">
            <text:p>-13.5212398009033</text:p>
          </table:table-cell>
          <table:table-cell table:number-columns-repeated="1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5.1985132964023" calcext:value-type="float">
            <text:p>15.1985132964023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6.2154281433191" calcext:value-type="float">
            <text:p>-76.2154281433191</text:p>
          </table:table-cell>
          <table:table-cell office:value-type="float" office:value="-74.9265207842917" calcext:value-type="float">
            <text:p>-74.9265207842917</text:p>
          </table:table-cell>
          <table:table-cell office:value-type="float" office:value="8.07571414931562" calcext:value-type="float">
            <text:p>8.07571414931562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7237516183671" calcext:value-type="float">
            <text:p>-74.7237516183671</text:p>
          </table:table-cell>
          <table:table-cell office:value-type="float" office:value="-73.7669955220019" calcext:value-type="float">
            <text:p>-73.7669955220019</text:p>
          </table:table-cell>
          <table:table-cell office:value-type="float" office:value="7.20208739812859" calcext:value-type="float">
            <text:p>7.2020873981285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1112261199954" calcext:value-type="float">
            <text:p>-77.1112261199954</text:p>
          </table:table-cell>
          <table:table-cell office:value-type="float" office:value="-73.7669955220019" calcext:value-type="float">
            <text:p>-73.7669955220019</text:p>
          </table:table-cell>
          <table:table-cell office:value-type="float" office:value="8.65049323169087" calcext:value-type="float">
            <text:p>8.65049323169087</text:p>
          </table:table-cell>
          <table:table-cell office:value-type="string" calcext:value-type="string">
            <text:p>6.096861877806319+0j</text:p>
          </table:table-cell>
          <table:table-cell office:value-type="string" calcext:value-type="string">
            <text:p>14.47500952999227+0j</text:p>
          </table:table-cell>
          <table:table-cell office:value-type="string" calcext:value-type="string">
            <text:p>-13.714649211039893j</text:p>
          </table:table-cell>
          <table:table-cell table:formula="of:=IMREAL([.R339])+IMAGINARY([.R339])" office:value-type="float" office:value="6.09686187780632" calcext:value-type="float">
            <text:p>6.09686187780632</text:p>
          </table:table-cell>
          <table:table-cell table:formula="of:=IMREAL([.S339])+IMAGINARY([.S339])" office:value-type="float" office:value="14.4750095299923" calcext:value-type="float">
            <text:p>14.4750095299923</text:p>
          </table:table-cell>
          <table:table-cell table:formula="of:=IMREAL([.T339])+IMAGINARY([.T339])" office:value-type="float" office:value="-13.7146492110399" calcext:value-type="float">
            <text:p>-13.7146492110399</text:p>
          </table:table-cell>
          <table:table-cell table:number-columns-repeated="1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5.251977429287" calcext:value-type="float">
            <text:p>15.25197742928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6.4507997003234" calcext:value-type="float">
            <text:p>-76.4507997003234</text:p>
          </table:table-cell>
          <table:table-cell office:value-type="float" office:value="-75.1338687058625" calcext:value-type="float">
            <text:p>-75.1338687058625</text:p>
          </table:table-cell>
          <table:table-cell office:value-type="float" office:value="8.22293120148033" calcext:value-type="float">
            <text:p>8.2229312014803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106626132857" calcext:value-type="float">
            <text:p>-75.106626132857</text:p>
          </table:table-cell>
          <table:table-cell office:value-type="float" office:value="-73.9902959698017" calcext:value-type="float">
            <text:p>-73.9902959698017</text:p>
          </table:table-cell>
          <table:table-cell office:value-type="float" office:value="7.41687348665288" calcext:value-type="float">
            <text:p>7.4168734866528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3778582839968" calcext:value-type="float">
            <text:p>-77.3778582839968</text:p>
          </table:table-cell>
          <table:table-cell office:value-type="float" office:value="-73.9902959698017" calcext:value-type="float">
            <text:p>-73.9902959698017</text:p>
          </table:table-cell>
          <table:table-cell office:value-type="float" office:value="8.82934749221771" calcext:value-type="float">
            <text:p>8.82934749221771</text:p>
          </table:table-cell>
          <table:table-cell office:value-type="string" calcext:value-type="string">
            <text:p>5.760266012392882+0j</text:p>
          </table:table-cell>
          <table:table-cell office:value-type="string" calcext:value-type="string">
            <text:p>14.817596588128104+0j</text:p>
          </table:table-cell>
          <table:table-cell office:value-type="string" calcext:value-type="string">
            <text:p>-13.834244189352887j</text:p>
          </table:table-cell>
          <table:table-cell table:formula="of:=IMREAL([.R340])+IMAGINARY([.R340])" office:value-type="float" office:value="5.76026601239288" calcext:value-type="float">
            <text:p>5.76026601239288</text:p>
          </table:table-cell>
          <table:table-cell table:formula="of:=IMREAL([.S340])+IMAGINARY([.S340])" office:value-type="float" office:value="14.8175965881281" calcext:value-type="float">
            <text:p>14.8175965881281</text:p>
          </table:table-cell>
          <table:table-cell table:formula="of:=IMREAL([.T340])+IMAGINARY([.T340])" office:value-type="float" office:value="-13.8342441893529" calcext:value-type="float">
            <text:p>-13.8342441893529</text:p>
          </table:table-cell>
          <table:table-cell table:number-columns-repeated="1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5.2952098370293" calcext:value-type="float">
            <text:p>15.2952098370293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77.2155597902264" calcext:value-type="float">
            <text:p>-77.2155597902264</text:p>
          </table:table-cell>
          <table:table-cell office:value-type="float" office:value="-75.5204818352763" calcext:value-type="float">
            <text:p>-75.5204818352763</text:p>
          </table:table-cell>
          <table:table-cell office:value-type="float" office:value="8.7200436657508" calcext:value-type="float">
            <text:p>8.720043665750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746382929999" calcext:value-type="float">
            <text:p>-75.3746382929999</text:p>
          </table:table-cell>
          <table:table-cell office:value-type="float" office:value="-74.1912663728215" calcext:value-type="float">
            <text:p>-74.1912663728215</text:p>
          </table:table-cell>
          <table:table-cell office:value-type="float" office:value="7.57102377119469" calcext:value-type="float">
            <text:p>7.5710237711946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5645007987978" calcext:value-type="float">
            <text:p>-77.5645007987978</text:p>
          </table:table-cell>
          <table:table-cell office:value-type="float" office:value="-74.1912663728215" calcext:value-type="float">
            <text:p>-74.1912663728215</text:p>
          </table:table-cell>
          <table:table-cell office:value-type="float" office:value="8.95674121909051" calcext:value-type="float">
            <text:p>8.95674121909051</text:p>
          </table:table-cell>
          <table:table-cell office:value-type="string" calcext:value-type="string">
            <text:p>8.538527540275242+0j</text:p>
          </table:table-cell>
          <table:table-cell office:value-type="string" calcext:value-type="string">
            <text:p>11.847291250036875+0j</text:p>
          </table:table-cell>
          <table:table-cell office:value-type="string" calcext:value-type="string">
            <text:p>-12.098597837291925j</text:p>
          </table:table-cell>
          <table:table-cell table:formula="of:=IMREAL([.R341])+IMAGINARY([.R341])" office:value-type="float" office:value="8.53852754027524" calcext:value-type="float">
            <text:p>8.53852754027524</text:p>
          </table:table-cell>
          <table:table-cell table:formula="of:=IMREAL([.S341])+IMAGINARY([.S341])" office:value-type="float" office:value="11.8472912500369" calcext:value-type="float">
            <text:p>11.8472912500369</text:p>
          </table:table-cell>
          <table:table-cell table:formula="of:=IMREAL([.T341])+IMAGINARY([.T341])" office:value-type="float" office:value="-12.0985978372919" calcext:value-type="float">
            <text:p>-12.0985978372919</text:p>
          </table:table-cell>
          <table:table-cell table:number-columns-repeated="1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5.2872141837355" calcext:value-type="float">
            <text:p>15.2872141837355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78.3508918531584" calcext:value-type="float">
            <text:p>-78.3508918531584</text:p>
          </table:table-cell>
          <table:table-cell office:value-type="float" office:value="-76.0684336517487" calcext:value-type="float">
            <text:p>-76.0684336517487</text:p>
          </table:table-cell>
          <table:table-cell office:value-type="float" office:value="9.51399813108915" calcext:value-type="float">
            <text:p>9.5139981310891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622468050999" calcext:value-type="float">
            <text:p>-75.5622468050999</text:p>
          </table:table-cell>
          <table:table-cell office:value-type="float" office:value="-74.3721397355394" calcext:value-type="float">
            <text:p>-74.3721397355394</text:p>
          </table:table-cell>
          <table:table-cell office:value-type="float" office:value="7.68083130644479" calcext:value-type="float">
            <text:p>7.6808313064447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6951505591584" calcext:value-type="float">
            <text:p>-77.6951505591584</text:p>
          </table:table-cell>
          <table:table-cell office:value-type="float" office:value="-74.3721397355394" calcext:value-type="float">
            <text:p>-74.3721397355394</text:p>
          </table:table-cell>
          <table:table-cell office:value-type="float" office:value="9.04700892258698" calcext:value-type="float">
            <text:p>9.04700892258698</text:p>
          </table:table-cell>
          <table:table-cell office:value-type="string" calcext:value-type="string">
            <text:p>14.357723127411534+0j</text:p>
          </table:table-cell>
          <table:table-cell office:value-type="string" calcext:value-type="string">
            <text:p>5.6655836904622845+0j</text:p>
          </table:table-cell>
          <table:table-cell office:value-type="string" calcext:value-type="string">
            <text:p>-12.76437713212754j</text:p>
          </table:table-cell>
          <table:table-cell table:formula="of:=IMREAL([.R342])+IMAGINARY([.R342])" office:value-type="float" office:value="14.3577231274115" calcext:value-type="float">
            <text:p>14.3577231274115</text:p>
          </table:table-cell>
          <table:table-cell table:formula="of:=IMREAL([.S342])+IMAGINARY([.S342])" office:value-type="float" office:value="5.66558369046228" calcext:value-type="float">
            <text:p>5.66558369046228</text:p>
          </table:table-cell>
          <table:table-cell table:formula="of:=IMREAL([.T342])+IMAGINARY([.T342])" office:value-type="float" office:value="-12.7643771321275" calcext:value-type="float">
            <text:p>-12.764377132127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2512605737326" calcext:value-type="float">
            <text:p>15.251260573732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9.1456242972109" calcext:value-type="float">
            <text:p>-79.1456242972109</text:p>
          </table:table-cell>
          <table:table-cell office:value-type="float" office:value="-76.5615902865738" calcext:value-type="float">
            <text:p>-76.5615902865738</text:p>
          </table:table-cell>
          <table:table-cell office:value-type="float" office:value="10.1123977477098" calcext:value-type="float">
            <text:p>10.1123977477098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float" office:value="-75.9935727635699" calcext:value-type="float">
            <text:p>-75.9935727635699</text:p>
          </table:table-cell>
          <table:table-cell office:value-type="float" office:value="-74.6349257619854" calcext:value-type="float">
            <text:p>-74.6349257619854</text:p>
          </table:table-cell>
          <table:table-cell office:value-type="float" office:value="7.9393648238922" calcext:value-type="float">
            <text:p>7.9393648238922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7866053914109" calcext:value-type="float">
            <text:p>-77.7866053914109</text:p>
          </table:table-cell>
          <table:table-cell office:value-type="float" office:value="-74.6349257619854" calcext:value-type="float">
            <text:p>-74.6349257619854</text:p>
          </table:table-cell>
          <table:table-cell office:value-type="float" office:value="9.11073706343587" calcext:value-type="float">
            <text:p>9.11073706343587</text:p>
          </table:table-cell>
          <table:table-cell office:value-type="string" calcext:value-type="string">
            <text:p>17.860488364104565+0j</text:p>
          </table:table-cell>
          <table:table-cell office:value-type="string" calcext:value-type="string">
            <text:p>-0.6475004274130072+0j</text:p>
          </table:table-cell>
          <table:table-cell office:value-type="string" calcext:value-type="string">
            <text:p>-15.362324729629838j</text:p>
          </table:table-cell>
          <table:table-cell table:formula="of:=IMREAL([.R343])+IMAGINARY([.R343])" office:value-type="float" office:value="17.8604883641046" calcext:value-type="float">
            <text:p>17.8604883641046</text:p>
          </table:table-cell>
          <table:table-cell table:formula="of:=IMREAL([.S343])+IMAGINARY([.S343])" office:value-type="float" office:value="-0.647500427413007" calcext:value-type="float">
            <text:p>-0.647500427413007</text:p>
          </table:table-cell>
          <table:table-cell table:formula="of:=IMREAL([.T343])+IMAGINARY([.T343])" office:value-type="float" office:value="-15.3623247296298" calcext:value-type="float">
            <text:p>-15.3623247296298</text:p>
          </table:table-cell>
          <table:table-cell table:number-columns-repeated="1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5.2652291153301" calcext:value-type="float">
            <text:p>15.2652291153301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9.1019370080476" calcext:value-type="float">
            <text:p>-79.1019370080476</text:p>
          </table:table-cell>
          <table:table-cell office:value-type="float" office:value="-76.8054312579164" calcext:value-type="float">
            <text:p>-76.8054312579164</text:p>
          </table:table-cell>
          <table:table-cell office:value-type="float" office:value="10.0785464161653" calcext:value-type="float">
            <text:p>10.0785464161653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6.595500934499" calcext:value-type="float">
            <text:p>-76.595500934499</text:p>
          </table:table-cell>
          <table:table-cell office:value-type="float" office:value="-74.9714331857869" calcext:value-type="float">
            <text:p>-74.9714331857869</text:p>
          </table:table-cell>
          <table:table-cell office:value-type="float" office:value="8.31476599317628" calcext:value-type="float">
            <text:p>8.314765993176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506237739876" calcext:value-type="float">
            <text:p>-77.8506237739876</text:p>
          </table:table-cell>
          <table:table-cell office:value-type="float" office:value="-74.9714331857869" calcext:value-type="float">
            <text:p>-74.9714331857869</text:p>
          </table:table-cell>
          <table:table-cell office:value-type="float" office:value="9.15561367465349" calcext:value-type="float">
            <text:p>9.15561367465349</text:p>
          </table:table-cell>
          <table:table-cell office:value-type="string" calcext:value-type="string">
            <text:p>14.776256518871328+0j</text:p>
          </table:table-cell>
          <table:table-cell office:value-type="string" calcext:value-type="string">
            <text:p>-2.1969357487906507+0j</text:p>
          </table:table-cell>
          <table:table-cell office:value-type="string" calcext:value-type="string">
            <text:p>-11.714302894864478j</text:p>
          </table:table-cell>
          <table:table-cell table:formula="of:=IMREAL([.R344])+IMAGINARY([.R344])" office:value-type="float" office:value="14.7762565188713" calcext:value-type="float">
            <text:p>14.7762565188713</text:p>
          </table:table-cell>
          <table:table-cell table:formula="of:=IMREAL([.S344])+IMAGINARY([.S344])" office:value-type="float" office:value="-2.19693574879065" calcext:value-type="float">
            <text:p>-2.19693574879065</text:p>
          </table:table-cell>
          <table:table-cell table:formula="of:=IMREAL([.T344])+IMAGINARY([.T344])" office:value-type="float" office:value="-11.7143028948645" calcext:value-type="float">
            <text:p>-11.7143028948645</text:p>
          </table:table-cell>
          <table:table-cell table:number-columns-repeated="1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.1649860751621" calcext:value-type="float">
            <text:p>15.1649860751621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78.4713559056334" calcext:value-type="float">
            <text:p>-78.4713559056334</text:p>
          </table:table-cell>
          <table:table-cell office:value-type="float" office:value="-76.8248881321248" calcext:value-type="float">
            <text:p>-76.8248881321248</text:p>
          </table:table-cell>
          <table:table-cell office:value-type="float" office:value="9.60237207682584" calcext:value-type="float">
            <text:p>9.60237207682584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0168506541493" calcext:value-type="float">
            <text:p>-77.0168506541493</text:p>
          </table:table-cell>
          <table:table-cell office:value-type="float" office:value="-75.2742898672082" calcext:value-type="float">
            <text:p>-75.2742898672082</text:p>
          </table:table-cell>
          <table:table-cell office:value-type="float" office:value="8.58805904796702" calcext:value-type="float">
            <text:p>8.58805904796702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1954366417913" calcext:value-type="float">
            <text:p>-78.1954366417913</text:p>
          </table:table-cell>
          <table:table-cell office:value-type="float" office:value="-75.2742898672082" calcext:value-type="float">
            <text:p>-75.2742898672082</text:p>
          </table:table-cell>
          <table:table-cell office:value-type="float" office:value="9.40115517949782" calcext:value-type="float">
            <text:p>9.40115517949782</text:p>
          </table:table-cell>
          <table:table-cell office:value-type="string" calcext:value-type="string">
            <text:p>8.416723313834684+0j</text:p>
          </table:table-cell>
          <table:table-cell office:value-type="string" calcext:value-type="string">
            <text:p>4.452237685074564+0j</text:p>
          </table:table-cell>
          <table:table-cell office:value-type="string" calcext:value-type="string">
            <text:p>-2.7353051914969164j</text:p>
          </table:table-cell>
          <table:table-cell table:formula="of:=IMREAL([.R345])+IMAGINARY([.R345])" office:value-type="float" office:value="8.41672331383468" calcext:value-type="float">
            <text:p>8.41672331383468</text:p>
          </table:table-cell>
          <table:table-cell table:formula="of:=IMREAL([.S345])+IMAGINARY([.S345])" office:value-type="float" office:value="4.45223768507456" calcext:value-type="float">
            <text:p>4.45223768507456</text:p>
          </table:table-cell>
          <table:table-cell table:formula="of:=IMREAL([.T345])+IMAGINARY([.T345])" office:value-type="float" office:value="-2.73530519149692" calcext:value-type="float">
            <text:p>-2.73530519149692</text:p>
          </table:table-cell>
          <table:table-cell table:number-columns-repeated="1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4.9157583147327" calcext:value-type="float">
            <text:p>14.9157583147327</text:p>
          </table:table-cell>
          <table:table-cell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8.0299491339433" calcext:value-type="float">
            <text:p>-78.0299491339433</text:p>
          </table:table-cell>
          <table:table-cell office:value-type="float" office:value="-76.8423993189123" calcext:value-type="float">
            <text:p>-76.8423993189123</text:p>
          </table:table-cell>
          <table:table-cell office:value-type="float" office:value="9.28250028284409" calcext:value-type="float">
            <text:p>9.28250028284409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3117954579045" calcext:value-type="float">
            <text:p>-77.3117954579045</text:p>
          </table:table-cell>
          <table:table-cell office:value-type="float" office:value="-75.5468608804874" calcext:value-type="float">
            <text:p>-75.5468608804874</text:p>
          </table:table-cell>
          <table:table-cell office:value-type="float" office:value="8.78469151372705" calcext:value-type="float">
            <text:p>8.78469151372705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4368056492539" calcext:value-type="float">
            <text:p>-78.4368056492539</text:p>
          </table:table-cell>
          <table:table-cell office:value-type="float" office:value="-75.5468608804874" calcext:value-type="float">
            <text:p>-75.5468608804874</text:p>
          </table:table-cell>
          <table:table-cell office:value-type="float" office:value="9.57694194987696" calcext:value-type="float">
            <text:p>9.57694194987696</text:p>
          </table:table-cell>
          <table:table-cell office:value-type="string" calcext:value-type="string">
            <text:p>4.118184777114758+0j</text:p>
          </table:table-cell>
          <table:table-cell office:value-type="string" calcext:value-type="string">
            <text:p>8.91256161682891+0j</text:p>
          </table:table-cell>
          <table:table-cell office:value-type="string" calcext:value-type="string">
            <text:p>-3.8446977903901116j</text:p>
          </table:table-cell>
          <table:table-cell table:formula="of:=IMREAL([.R346])+IMAGINARY([.R346])" office:value-type="float" office:value="4.11818477711476" calcext:value-type="float">
            <text:p>4.11818477711476</text:p>
          </table:table-cell>
          <table:table-cell table:formula="of:=IMREAL([.S346])+IMAGINARY([.S346])" office:value-type="float" office:value="8.91256161682891" calcext:value-type="float">
            <text:p>8.91256161682891</text:p>
          </table:table-cell>
          <table:table-cell table:formula="of:=IMREAL([.T346])+IMAGINARY([.T346])" office:value-type="float" office:value="-3.84469779039011" calcext:value-type="float">
            <text:p>-3.84469779039011</text:p>
          </table:table-cell>
          <table:table-cell table:number-columns-repeated="1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4.5418274098016" calcext:value-type="float">
            <text:p>14.541827409801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7209643937603" calcext:value-type="float">
            <text:p>-77.7209643937603</text:p>
          </table:table-cell>
          <table:table-cell office:value-type="float" office:value="-76.8581593870211" calcext:value-type="float">
            <text:p>-76.8581593870211</text:p>
          </table:table-cell>
          <table:table-cell office:value-type="float" office:value="9.06495139459168" calcext:value-type="float">
            <text:p>9.06495139459168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office:value-type="float" office:value="-76.9182568205331" calcext:value-type="float">
            <text:p>-76.9182568205331</text:p>
          </table:table-cell>
          <table:table-cell office:value-type="float" office:value="-75.5921747924386" calcext:value-type="float">
            <text:p>-75.5921747924386</text:p>
          </table:table-cell>
          <table:table-cell office:value-type="float" office:value="8.5233154225017" calcext:value-type="float">
            <text:p>8.5233154225017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6057639544778" calcext:value-type="float">
            <text:p>-78.6057639544778</text:p>
          </table:table-cell>
          <table:table-cell office:value-type="float" office:value="-75.5921747924386" calcext:value-type="float">
            <text:p>-75.5921747924386</text:p>
          </table:table-cell>
          <table:table-cell office:value-type="float" office:value="9.70194478076821" calcext:value-type="float">
            <text:p>9.70194478076821</text:p>
          </table:table-cell>
          <table:table-cell office:value-type="string" calcext:value-type="string">
            <text:p>4.3601990885701145+0j</text:p>
          </table:table-cell>
          <table:table-cell office:value-type="string" calcext:value-type="string">
            <text:p>14.960814358980642+0j</text:p>
          </table:table-cell>
          <table:table-cell office:value-type="string" calcext:value-type="string">
            <text:p>-12.863474089127417j</text:p>
          </table:table-cell>
          <table:table-cell table:formula="of:=IMREAL([.R347])+IMAGINARY([.R347])" office:value-type="float" office:value="4.36019908857011" calcext:value-type="float">
            <text:p>4.36019908857011</text:p>
          </table:table-cell>
          <table:table-cell table:formula="of:=IMREAL([.S347])+IMAGINARY([.S347])" office:value-type="float" office:value="14.9608143589806" calcext:value-type="float">
            <text:p>14.9608143589806</text:p>
          </table:table-cell>
          <table:table-cell table:formula="of:=IMREAL([.T347])+IMAGINARY([.T347])" office:value-type="float" office:value="-12.8634740891274" calcext:value-type="float">
            <text:p>-12.863474089127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781245356034" calcext:value-type="float">
            <text:p>14.781245356034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77.8046750756322" calcext:value-type="float">
            <text:p>-77.8046750756322</text:p>
          </table:table-cell>
          <table:table-cell office:value-type="float" office:value="-76.972343448319" calcext:value-type="float">
            <text:p>-76.972343448319</text:p>
          </table:table-cell>
          <table:table-cell office:value-type="float" office:value="9.12338150653187" calcext:value-type="float">
            <text:p>9.12338150653187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.3427797743732" calcext:value-type="float">
            <text:p>-76.3427797743732</text:p>
          </table:table-cell>
          <table:table-cell office:value-type="float" office:value="-75.5329573131948" calcext:value-type="float">
            <text:p>-75.5329573131948</text:p>
          </table:table-cell>
          <table:table-cell office:value-type="float" office:value="8.15503806417695" calcext:value-type="float">
            <text:p>8.15503806417695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.7240347681344" calcext:value-type="float">
            <text:p>-78.7240347681344</text:p>
          </table:table-cell>
          <table:table-cell office:value-type="float" office:value="-75.5329573131948" calcext:value-type="float">
            <text:p>-75.5329573131948</text:p>
          </table:table-cell>
          <table:table-cell office:value-type="float" office:value="9.7904163006898" calcext:value-type="float">
            <text:p>9.7904163006898</text:p>
          </table:table-cell>
          <table:table-cell office:value-type="string" calcext:value-type="string">
            <text:p>7.635201947978527+0j</text:p>
          </table:table-cell>
          <table:table-cell office:value-type="string" calcext:value-type="string">
            <text:p>18.65879204816575+0j</text:p>
          </table:table-cell>
          <table:table-cell office:value-type="string" calcext:value-type="string">
            <text:p>-18.20499243051967j</text:p>
          </table:table-cell>
          <table:table-cell table:formula="of:=IMREAL([.R348])+IMAGINARY([.R348])" office:value-type="float" office:value="7.63520194797853" calcext:value-type="float">
            <text:p>7.63520194797853</text:p>
          </table:table-cell>
          <table:table-cell table:formula="of:=IMREAL([.S348])+IMAGINARY([.S348])" office:value-type="float" office:value="18.6587920481658" calcext:value-type="float">
            <text:p>18.6587920481658</text:p>
          </table:table-cell>
          <table:table-cell table:formula="of:=IMREAL([.T348])+IMAGINARY([.T348])" office:value-type="float" office:value="-18.2049924305197" calcext:value-type="float">
            <text:p>-18.2049924305197</text:p>
          </table:table-cell>
          <table:table-cell table:number-columns-repeated="1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4.753155809079" calcext:value-type="float">
            <text:p>14.753155809079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8632725529426" calcext:value-type="float">
            <text:p>-77.8632725529426</text:p>
          </table:table-cell>
          <table:table-cell office:value-type="float" office:value="-77.0751091034871" calcext:value-type="float">
            <text:p>-77.0751091034871</text:p>
          </table:table-cell>
          <table:table-cell office:value-type="float" office:value="9.16450653201093" calcext:value-type="float">
            <text:p>9.1645065320109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9399458420612" calcext:value-type="float">
            <text:p>-75.9399458420612</text:p>
          </table:table-cell>
          <table:table-cell office:value-type="float" office:value="-75.4796615818753" calcext:value-type="float">
            <text:p>-75.4796615818753</text:p>
          </table:table-cell>
          <table:table-cell office:value-type="float" office:value="7.90675341333174" calcext:value-type="float">
            <text:p>7.90675341333174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5068243376941" calcext:value-type="float">
            <text:p>-78.5068243376941</text:p>
          </table:table-cell>
          <table:table-cell office:value-type="float" office:value="-75.4796615818753" calcext:value-type="float">
            <text:p>-75.4796615818753</text:p>
          </table:table-cell>
          <table:table-cell office:value-type="float" office:value="9.62854825445085" calcext:value-type="float">
            <text:p>9.62854825445085</text:p>
          </table:table-cell>
          <table:table-cell office:value-type="string" calcext:value-type="string">
            <text:p>9.789741107289904+0j</text:p>
          </table:table-cell>
          <table:table-cell office:value-type="string" calcext:value-type="string">
            <text:p>17.15453842236282+0j</text:p>
          </table:table-cell>
          <table:table-cell office:value-type="string" calcext:value-type="string">
            <text:p>-17.792716774242056j</text:p>
          </table:table-cell>
          <table:table-cell table:formula="of:=IMREAL([.R349])+IMAGINARY([.R349])" office:value-type="float" office:value="9.7897411072899" calcext:value-type="float">
            <text:p>9.7897411072899</text:p>
          </table:table-cell>
          <table:table-cell table:formula="of:=IMREAL([.S349])+IMAGINARY([.S349])" office:value-type="float" office:value="17.1545384223628" calcext:value-type="float">
            <text:p>17.1545384223628</text:p>
          </table:table-cell>
          <table:table-cell table:formula="of:=IMREAL([.T349])+IMAGINARY([.T349])" office:value-type="float" office:value="-17.7927167742421" calcext:value-type="float">
            <text:p>-17.7927167742421</text:p>
          </table:table-cell>
          <table:table-cell table:number-columns-repeated="1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4.737728300492" calcext:value-type="float">
            <text:p>14.73772830049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042907870598" calcext:value-type="float">
            <text:p>-77.9042907870598</text:p>
          </table:table-cell>
          <table:table-cell office:value-type="float" office:value="-77.1675981931384" calcext:value-type="float">
            <text:p>-77.1675981931384</text:p>
          </table:table-cell>
          <table:table-cell office:value-type="float" office:value="9.19340429968612" calcext:value-type="float">
            <text:p>9.1934042996861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6579620894429" calcext:value-type="float">
            <text:p>-75.6579620894429</text:p>
          </table:table-cell>
          <table:table-cell office:value-type="float" office:value="-75.4316954236878" calcext:value-type="float">
            <text:p>-75.4316954236878</text:p>
          </table:table-cell>
          <table:table-cell office:value-type="float" office:value="7.73746569108033" calcext:value-type="float">
            <text:p>7.7374656910803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3547770363859" calcext:value-type="float">
            <text:p>-78.3547770363859</text:p>
          </table:table-cell>
          <table:table-cell office:value-type="float" office:value="-75.4316954236878" calcext:value-type="float">
            <text:p>-75.4316954236878</text:p>
          </table:table-cell>
          <table:table-cell office:value-type="float" office:value="9.51683561727329" calcext:value-type="float">
            <text:p>9.51683561727329</text:p>
          </table:table-cell>
          <table:table-cell office:value-type="string" calcext:value-type="string">
            <text:p>11.234685134928123+0j</text:p>
          </table:table-cell>
          <table:table-cell office:value-type="string" calcext:value-type="string">
            <text:p>16.09404553549055+0j</text:p>
          </table:table-cell>
          <table:table-cell office:value-type="string" calcext:value-type="string">
            <text:p>-17.682540589583176j</text:p>
          </table:table-cell>
          <table:table-cell table:formula="of:=IMREAL([.R350])+IMAGINARY([.R350])" office:value-type="float" office:value="11.2346851349281" calcext:value-type="float">
            <text:p>11.2346851349281</text:p>
          </table:table-cell>
          <table:table-cell table:formula="of:=IMREAL([.S350])+IMAGINARY([.S350])" office:value-type="float" office:value="16.0940455354906" calcext:value-type="float">
            <text:p>16.0940455354906</text:p>
          </table:table-cell>
          <table:table-cell table:formula="of:=IMREAL([.T350])+IMAGINARY([.T350])" office:value-type="float" office:value="-17.6825405895832" calcext:value-type="float">
            <text:p>-17.6825405895832</text:p>
          </table:table-cell>
          <table:table-cell table:number-columns-repeated="1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4.77103561207" calcext:value-type="float">
            <text:p>14.77103561207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330035509418" calcext:value-type="float">
            <text:p>-77.9330035509418</text:p>
          </table:table-cell>
          <table:table-cell office:value-type="float" office:value="-77.2508383738245" calcext:value-type="float">
            <text:p>-77.2508383738245</text:p>
          </table:table-cell>
          <table:table-cell office:value-type="float" office:value="9.2136869371037" calcext:value-type="float">
            <text:p>9.213686937103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6057346261" calcext:value-type="float">
            <text:p>-75.46057346261</text:p>
          </table:table-cell>
          <table:table-cell office:value-type="float" office:value="-75.388525881319" calcext:value-type="float">
            <text:p>-75.388525881319</text:p>
          </table:table-cell>
          <table:table-cell office:value-type="float" office:value="7.62112553581244" calcext:value-type="float">
            <text:p>7.6211255358124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483439254701" calcext:value-type="float">
            <text:p>-78.2483439254701</text:p>
          </table:table-cell>
          <table:table-cell office:value-type="float" office:value="-75.388525881319" calcext:value-type="float">
            <text:p>-75.388525881319</text:p>
          </table:table-cell>
          <table:table-cell office:value-type="float" office:value="9.43940885827961" calcext:value-type="float">
            <text:p>9.43940885827961</text:p>
          </table:table-cell>
          <table:table-cell office:value-type="string" calcext:value-type="string">
            <text:p>12.216578428337673+0j</text:p>
          </table:table-cell>
          <table:table-cell office:value-type="string" calcext:value-type="string">
            <text:p>15.348685622075863+0j</text:p>
          </table:table-cell>
          <table:table-cell office:value-type="string" calcext:value-type="string">
            <text:p>-17.68927792227709j</text:p>
          </table:table-cell>
          <table:table-cell table:formula="of:=IMREAL([.R351])+IMAGINARY([.R351])" office:value-type="float" office:value="12.2165784283377" calcext:value-type="float">
            <text:p>12.2165784283377</text:p>
          </table:table-cell>
          <table:table-cell table:formula="of:=IMREAL([.S351])+IMAGINARY([.S351])" office:value-type="float" office:value="15.3486856220759" calcext:value-type="float">
            <text:p>15.3486856220759</text:p>
          </table:table-cell>
          <table:table-cell table:formula="of:=IMREAL([.T351])+IMAGINARY([.T351])" office:value-type="float" office:value="-17.6892779222771" calcext:value-type="float">
            <text:p>-17.6892779222771</text:p>
          </table:table-cell>
          <table:table-cell table:number-columns-repeated="1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4.8175499137935" calcext:value-type="float">
            <text:p>14.817549913793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531024856593" calcext:value-type="float">
            <text:p>-77.9531024856593</text:p>
          </table:table-cell>
          <table:table-cell office:value-type="float" office:value="-77.3257545364421" calcext:value-type="float">
            <text:p>-77.3257545364421</text:p>
          </table:table-cell>
          <table:table-cell office:value-type="float" office:value="9.2279114024166" calcext:value-type="float">
            <text:p>9.227911402416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22401423827" calcext:value-type="float">
            <text:p>-75.322401423827</text:p>
          </table:table-cell>
          <table:table-cell office:value-type="float" office:value="-75.3496732931871" calcext:value-type="float">
            <text:p>-75.3496732931871</text:p>
          </table:table-cell>
          <table:table-cell office:value-type="float" office:value="7.54072982430686" calcext:value-type="float">
            <text:p>7.54072982430686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8738407478291" calcext:value-type="float">
            <text:p>-77.8738407478291</text:p>
          </table:table-cell>
          <table:table-cell office:value-type="float" office:value="-75.3496732931871" calcext:value-type="float">
            <text:p>-75.3496732931871</text:p>
          </table:table-cell>
          <table:table-cell office:value-type="float" office:value="9.17194323575775" calcext:value-type="float">
            <text:p>9.17194323575775</text:p>
          </table:table-cell>
          <table:table-cell office:value-type="string" calcext:value-type="string">
            <text:p>12.889882985299689+0j</text:p>
          </table:table-cell>
          <table:table-cell office:value-type="string" calcext:value-type="string">
            <text:p>11.221429248930562+0j</text:p>
          </table:table-cell>
          <table:table-cell office:value-type="string" calcext:value-type="string">
            <text:p>-14.852309154381825j</text:p>
          </table:table-cell>
          <table:table-cell table:formula="of:=IMREAL([.R352])+IMAGINARY([.R352])" office:value-type="float" office:value="12.8898829852997" calcext:value-type="float">
            <text:p>12.8898829852997</text:p>
          </table:table-cell>
          <table:table-cell table:formula="of:=IMREAL([.S352])+IMAGINARY([.S352])" office:value-type="float" office:value="11.2214292489306" calcext:value-type="float">
            <text:p>11.2214292489306</text:p>
          </table:table-cell>
          <table:table-cell table:formula="of:=IMREAL([.T352])+IMAGINARY([.T352])" office:value-type="float" office:value="-14.8523091543818" calcext:value-type="float">
            <text:p>-14.8523091543818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8170685256785" calcext:value-type="float">
            <text:p>14.817068525678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671717399615" calcext:value-type="float">
            <text:p>-77.9671717399615</text:p>
          </table:table-cell>
          <table:table-cell office:value-type="float" office:value="-77.3931790827979" calcext:value-type="float">
            <text:p>-77.3931790827979</text:p>
          </table:table-cell>
          <table:table-cell office:value-type="float" office:value="9.23788159250333" calcext:value-type="float">
            <text:p>9.2378815925033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256809966789" calcext:value-type="float">
            <text:p>-75.2256809966789</text:p>
          </table:table-cell>
          <table:table-cell office:value-type="float" office:value="-75.3147059638684" calcext:value-type="float">
            <text:p>-75.3147059638684</text:p>
          </table:table-cell>
          <table:table-cell office:value-type="float" office:value="7.48495797943331" calcext:value-type="float">
            <text:p>7.48495797943331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6116885234803" calcext:value-type="float">
            <text:p>-77.6116885234803</text:p>
          </table:table-cell>
          <table:table-cell office:value-type="float" office:value="-75.3147059638684" calcext:value-type="float">
            <text:p>-75.3147059638684</text:p>
          </table:table-cell>
          <table:table-cell office:value-type="float" office:value="8.98923948567618" calcext:value-type="float">
            <text:p>8.98923948567618</text:p>
          </table:table-cell>
          <table:table-cell office:value-type="string" calcext:value-type="string">
            <text:p>13.354481983286048+0j</text:p>
          </table:table-cell>
          <table:table-cell office:value-type="string" calcext:value-type="string">
            <text:p>8.476846796677592+0j</text:p>
          </table:table-cell>
          <table:table-cell office:value-type="string" calcext:value-type="string">
            <text:p>-13.379825320300732j</text:p>
          </table:table-cell>
          <table:table-cell table:formula="of:=IMREAL([.R353])+IMAGINARY([.R353])" office:value-type="float" office:value="13.354481983286" calcext:value-type="float">
            <text:p>13.354481983286</text:p>
          </table:table-cell>
          <table:table-cell table:formula="of:=IMREAL([.S353])+IMAGINARY([.S353])" office:value-type="float" office:value="8.47684679667759" calcext:value-type="float">
            <text:p>8.47684679667759</text:p>
          </table:table-cell>
          <table:table-cell table:formula="of:=IMREAL([.T353])+IMAGINARY([.T353])" office:value-type="float" office:value="-13.3798253203007" calcext:value-type="float">
            <text:p>-13.3798253203007</text:p>
          </table:table-cell>
          <table:table-cell table:number-columns-repeated="1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4.758769017471" calcext:value-type="float">
            <text:p>14.75876901747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77020217973" calcext:value-type="float">
            <text:p>-77.977020217973</text:p>
          </table:table-cell>
          <table:table-cell office:value-type="float" office:value="-77.4538611745181" calcext:value-type="float">
            <text:p>-77.4538611745181</text:p>
          </table:table-cell>
          <table:table-cell office:value-type="float" office:value="9.2448671343168" calcext:value-type="float">
            <text:p>9.244867134316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579766976752" calcext:value-type="float">
            <text:p>-75.1579766976752</text:p>
          </table:table-cell>
          <table:table-cell office:value-type="float" office:value="-75.2832353674816" calcext:value-type="float">
            <text:p>-75.2832353674816</text:p>
          </table:table-cell>
          <table:table-cell office:value-type="float" office:value="7.44616330335175" calcext:value-type="float">
            <text:p>7.44616330335175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4281819664362" calcext:value-type="float">
            <text:p>-77.4281819664362</text:p>
          </table:table-cell>
          <table:table-cell office:value-type="float" office:value="-75.2832353674816" calcext:value-type="float">
            <text:p>-75.2832353674816</text:p>
          </table:table-cell>
          <table:table-cell office:value-type="float" office:value="8.86351666418959" calcext:value-type="float">
            <text:p>8.86351666418959</text:p>
          </table:table-cell>
          <table:table-cell office:value-type="string" calcext:value-type="string">
            <text:p>13.676463814085734+0j</text:p>
          </table:table-cell>
          <table:table-cell office:value-type="string" calcext:value-type="string">
            <text:p>6.623437901676937+0j</text:p>
          </table:table-cell>
          <table:table-cell office:value-type="string" calcext:value-type="string">
            <text:p>-12.646815651809167j</text:p>
          </table:table-cell>
          <table:table-cell table:formula="of:=IMREAL([.R354])+IMAGINARY([.R354])" office:value-type="float" office:value="13.6764638140857" calcext:value-type="float">
            <text:p>13.6764638140857</text:p>
          </table:table-cell>
          <table:table-cell table:formula="of:=IMREAL([.S354])+IMAGINARY([.S354])" office:value-type="float" office:value="6.62343790167694" calcext:value-type="float">
            <text:p>6.62343790167694</text:p>
          </table:table-cell>
          <table:table-cell table:formula="of:=IMREAL([.T354])+IMAGINARY([.T354])" office:value-type="float" office:value="-12.6468156518092" calcext:value-type="float">
            <text:p>-12.6468156518092</text:p>
          </table:table-cell>
          <table:table-cell table:number-columns-repeated="1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4.6887721975712" calcext:value-type="float">
            <text:p>14.688772197571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839141525811" calcext:value-type="float">
            <text:p>-77.9839141525811</text:p>
          </table:table-cell>
          <table:table-cell office:value-type="float" office:value="-77.5084750570663" calcext:value-type="float">
            <text:p>-77.5084750570663</text:p>
          </table:table-cell>
          <table:table-cell office:value-type="float" office:value="9.24976015635143" calcext:value-type="float">
            <text:p>9.2497601563514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105836883727" calcext:value-type="float">
            <text:p>-75.1105836883727</text:p>
          </table:table-cell>
          <table:table-cell office:value-type="float" office:value="-75.2549118307334" calcext:value-type="float">
            <text:p>-75.2549118307334</text:p>
          </table:table-cell>
          <table:table-cell office:value-type="float" office:value="7.41912673095627" calcext:value-type="float">
            <text:p>7.41912673095627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7.2997273765054" calcext:value-type="float">
            <text:p>-77.2997273765054</text:p>
          </table:table-cell>
          <table:table-cell office:value-type="float" office:value="-75.2549118307334" calcext:value-type="float">
            <text:p>-75.2549118307334</text:p>
          </table:table-cell>
          <table:table-cell office:value-type="float" office:value="8.77655837723276" calcext:value-type="float">
            <text:p>8.77655837723276</text:p>
          </table:table-cell>
          <table:table-cell office:value-type="string" calcext:value-type="string">
            <text:p>13.900282500016527+0j</text:p>
          </table:table-cell>
          <table:table-cell office:value-type="string" calcext:value-type="string">
            <text:p>5.358279817241197+0j</text:p>
          </table:table-cell>
          <table:table-cell office:value-type="string" calcext:value-type="string">
            <text:p>-12.292178286622391j</text:p>
          </table:table-cell>
          <table:table-cell table:formula="of:=IMREAL([.R355])+IMAGINARY([.R355])" office:value-type="float" office:value="13.9002825000165" calcext:value-type="float">
            <text:p>13.9002825000165</text:p>
          </table:table-cell>
          <table:table-cell table:formula="of:=IMREAL([.S355])+IMAGINARY([.S355])" office:value-type="float" office:value="5.3582798172412" calcext:value-type="float">
            <text:p>5.3582798172412</text:p>
          </table:table-cell>
          <table:table-cell table:formula="of:=IMREAL([.T355])+IMAGINARY([.T355])" office:value-type="float" office:value="-12.2921782866224" calcext:value-type="float">
            <text:p>-12.2921782866224</text:p>
          </table:table-cell>
          <table:table-cell table:number-columns-repeated="1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4.6799578166288" calcext:value-type="float">
            <text:p>14.6799578166288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2887399068068" calcext:value-type="float">
            <text:p>-78.2887399068068</text:p>
          </table:table-cell>
          <table:table-cell office:value-type="float" office:value="-77.6576275513597" calcext:value-type="float">
            <text:p>-77.6576275513597</text:p>
          </table:table-cell>
          <table:table-cell office:value-type="float" office:value="9.46872122157838" calcext:value-type="float">
            <text:p>9.4687212215783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774085818609" calcext:value-type="float">
            <text:p>-75.0774085818609</text:p>
          </table:table-cell>
          <table:table-cell office:value-type="float" office:value="-75.2294206476601" calcext:value-type="float">
            <text:p>-75.2294206476601</text:p>
          </table:table-cell>
          <table:table-cell office:value-type="float" office:value="7.40025956157574" calcext:value-type="float">
            <text:p>7.4002595615757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2098091635537" calcext:value-type="float">
            <text:p>-77.2098091635537</text:p>
          </table:table-cell>
          <table:table-cell office:value-type="float" office:value="-75.2294206476601" calcext:value-type="float">
            <text:p>-75.2294206476601</text:p>
          </table:table-cell>
          <table:table-cell office:value-type="float" office:value="8.71619568910307" calcext:value-type="float">
            <text:p>8.71619568910307</text:p>
          </table:table-cell>
          <table:table-cell office:value-type="string" calcext:value-type="string">
            <text:p>15.890381815125238+0j</text:p>
          </table:table-cell>
          <table:table-cell office:value-type="string" calcext:value-type="string">
            <text:p>2.5538934604548587+0j</text:p>
          </table:table-cell>
          <table:table-cell office:value-type="string" calcext:value-type="string">
            <text:p>-13.644277978463299j</text:p>
          </table:table-cell>
          <table:table-cell table:formula="of:=IMREAL([.R356])+IMAGINARY([.R356])" office:value-type="float" office:value="15.8903818151252" calcext:value-type="float">
            <text:p>15.8903818151252</text:p>
          </table:table-cell>
          <table:table-cell table:formula="of:=IMREAL([.S356])+IMAGINARY([.S356])" office:value-type="float" office:value="2.55389346045486" calcext:value-type="float">
            <text:p>2.55389346045486</text:p>
          </table:table-cell>
          <table:table-cell table:formula="of:=IMREAL([.T356])+IMAGINARY([.T356])" office:value-type="float" office:value="-13.6442779784633" calcext:value-type="float">
            <text:p>-13.6442779784633</text:p>
          </table:table-cell>
          <table:table-cell table:number-columns-repeated="1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.7444908834559" calcext:value-type="float">
            <text:p>14.7444908834559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9.1021179347648" calcext:value-type="float">
            <text:p>-79.1021179347648</text:p>
          </table:table-cell>
          <table:table-cell office:value-type="float" office:value="-77.9918647962237" calcext:value-type="float">
            <text:p>-77.9918647962237</text:p>
          </table:table-cell>
          <table:table-cell office:value-type="float" office:value="10.07868637427" calcext:value-type="float">
            <text:p>10.0786863742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541860073026" calcext:value-type="float">
            <text:p>-75.0541860073026</text:p>
          </table:table-cell>
          <table:table-cell office:value-type="float" office:value="-75.2064785828941" calcext:value-type="float">
            <text:p>-75.2064785828941</text:p>
          </table:table-cell>
          <table:table-cell office:value-type="float" office:value="7.38708109840576" calcext:value-type="float">
            <text:p>7.3870810984057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4468664144876" calcext:value-type="float">
            <text:p>-77.4468664144876</text:p>
          </table:table-cell>
          <table:table-cell office:value-type="float" office:value="-75.2064785828941" calcext:value-type="float">
            <text:p>-75.2064785828941</text:p>
          </table:table-cell>
          <table:table-cell office:value-type="float" office:value="8.87623681373896" calcext:value-type="float">
            <text:p>8.87623681373896</text:p>
          </table:table-cell>
          <table:table-cell office:value-type="string" calcext:value-type="string">
            <text:p>21.398614489305377+0j</text:p>
          </table:table-cell>
          <table:table-cell office:value-type="string" calcext:value-type="string">
            <text:p>-0.5180727167666248+0j</text:p>
          </table:table-cell>
          <table:table-cell office:value-type="string" calcext:value-type="string">
            <text:p>-19.470853639215466j</text:p>
          </table:table-cell>
          <table:table-cell table:formula="of:=IMREAL([.R357])+IMAGINARY([.R357])" office:value-type="float" office:value="21.3986144893054" calcext:value-type="float">
            <text:p>21.3986144893054</text:p>
          </table:table-cell>
          <table:table-cell table:formula="of:=IMREAL([.S357])+IMAGINARY([.S357])" office:value-type="float" office:value="-0.518072716766625" calcext:value-type="float">
            <text:p>-0.518072716766625</text:p>
          </table:table-cell>
          <table:table-cell table:formula="of:=IMREAL([.T357])+IMAGINARY([.T357])" office:value-type="float" office:value="-19.4708536392155" calcext:value-type="float">
            <text:p>-19.470853639215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0678104237801" calcext:value-type="float">
            <text:p>15.0678104237801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79.6714825543353" calcext:value-type="float">
            <text:p>-79.6714825543353</text:p>
          </table:table-cell>
          <table:table-cell office:value-type="float" office:value="-78.2926783166013" calcext:value-type="float">
            <text:p>-78.2926783166013</text:p>
          </table:table-cell>
          <table:table-cell office:value-type="float" office:value="10.5288939606589" calcext:value-type="float">
            <text:p>10.528893960658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79302051118" calcext:value-type="float">
            <text:p>-75.0379302051118</text:p>
          </table:table-cell>
          <table:table-cell office:value-type="float" office:value="-75.1858307246047" calcext:value-type="float">
            <text:p>-75.1858307246047</text:p>
          </table:table-cell>
          <table:table-cell office:value-type="float" office:value="7.37787014034395" calcext:value-type="float">
            <text:p>7.3778701403439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6128064901413" calcext:value-type="float">
            <text:p>-77.6128064901413</text:p>
          </table:table-cell>
          <table:table-cell office:value-type="float" office:value="-75.1858307246047" calcext:value-type="float">
            <text:p>-75.1858307246047</text:p>
          </table:table-cell>
          <table:table-cell office:value-type="float" office:value="8.99001085945213" calcext:value-type="float">
            <text:p>8.99001085945213</text:p>
          </table:table-cell>
          <table:table-cell office:value-type="string" calcext:value-type="string">
            <text:p>25.677563739554547+0j</text:p>
          </table:table-cell>
          <table:table-cell office:value-type="string" calcext:value-type="string">
            <text:p>-3.0588604478135153+0j</text:p>
          </table:table-cell>
          <table:table-cell office:value-type="string" calcext:value-type="string">
            <text:p>-24.18287338370737j</text:p>
          </table:table-cell>
          <table:table-cell table:formula="of:=IMREAL([.R358])+IMAGINARY([.R358])" office:value-type="float" office:value="25.6775637395545" calcext:value-type="float">
            <text:p>25.6775637395545</text:p>
          </table:table-cell>
          <table:table-cell table:formula="of:=IMREAL([.S358])+IMAGINARY([.S358])" office:value-type="float" office:value="-3.05886044781352" calcext:value-type="float">
            <text:p>-3.05886044781352</text:p>
          </table:table-cell>
          <table:table-cell table:formula="of:=IMREAL([.T358])+IMAGINARY([.T358])" office:value-type="float" office:value="-24.1828733837074" calcext:value-type="float">
            <text:p>-24.1828733837074</text:p>
          </table:table-cell>
          <table:table-cell table:number-columns-repeated="1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5.2937584769725" calcext:value-type="float">
            <text:p>15.293758476972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.3700377880347" calcext:value-type="float">
            <text:p>-80.3700377880347</text:p>
          </table:table-cell>
          <table:table-cell office:value-type="float" office:value="-78.6634104849412" calcext:value-type="float">
            <text:p>-78.6634104849412</text:p>
          </table:table-cell>
          <table:table-cell office:value-type="float" office:value="11.108819909536" calcext:value-type="float">
            <text:p>11.10881990953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265511435783" calcext:value-type="float">
            <text:p>-75.0265511435783</text:p>
          </table:table-cell>
          <table:table-cell office:value-type="float" office:value="-75.1672476521442" calcext:value-type="float">
            <text:p>-75.1672476521442</text:p>
          </table:table-cell>
          <table:table-cell office:value-type="float" office:value="7.37142930421848" calcext:value-type="float">
            <text:p>7.3714293042184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7289645430989" calcext:value-type="float">
            <text:p>-77.7289645430989</text:p>
          </table:table-cell>
          <table:table-cell office:value-type="float" office:value="-75.1672476521442" calcext:value-type="float">
            <text:p>-75.1672476521442</text:p>
          </table:table-cell>
          <table:table-cell office:value-type="float" office:value="9.07051929361406" calcext:value-type="float">
            <text:p>9.07051929361406</text:p>
          </table:table-cell>
          <table:table-cell office:value-type="string" calcext:value-type="string">
            <text:p>31.42450445246004+0j</text:p>
          </table:table-cell>
          <table:table-cell office:value-type="string" calcext:value-type="string">
            <text:p>-7.711068087381662+0j</text:p>
          </table:table-cell>
          <table:table-cell office:value-type="string" calcext:value-type="string">
            <text:p>-30.9274320948082j</text:p>
          </table:table-cell>
          <table:table-cell table:formula="of:=IMREAL([.R359])+IMAGINARY([.R359])" office:value-type="float" office:value="31.42450445246" calcext:value-type="float">
            <text:p>31.42450445246</text:p>
          </table:table-cell>
          <table:table-cell table:formula="of:=IMREAL([.S359])+IMAGINARY([.S359])" office:value-type="float" office:value="-7.71106808738166" calcext:value-type="float">
            <text:p>-7.71106808738166</text:p>
          </table:table-cell>
          <table:table-cell table:formula="of:=IMREAL([.T359])+IMAGINARY([.T359])" office:value-type="float" office:value="-30.9274320948082" calcext:value-type="float">
            <text:p>-30.9274320948082</text:p>
          </table:table-cell>
          <table:table-cell table:number-columns-repeated="1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5.3176874059926" calcext:value-type="float">
            <text:p>15.3176874059926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0.8590264516243" calcext:value-type="float">
            <text:p>-80.8590264516243</text:p>
          </table:table-cell>
          <table:table-cell office:value-type="float" office:value="-78.9970694364471" calcext:value-type="float">
            <text:p>-78.9970694364471</text:p>
          </table:table-cell>
          <table:table-cell office:value-type="float" office:value="11.5336707201562" calcext:value-type="float">
            <text:p>11.533670720156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185858005048" calcext:value-type="float">
            <text:p>-75.0185858005048</text:p>
          </table:table-cell>
          <table:table-cell office:value-type="float" office:value="-75.1505228869298" calcext:value-type="float">
            <text:p>-75.1505228869298</text:p>
          </table:table-cell>
          <table:table-cell office:value-type="float" office:value="7.36692406479539" calcext:value-type="float">
            <text:p>7.36692406479539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8102751801692" calcext:value-type="float">
            <text:p>-77.8102751801692</text:p>
          </table:table-cell>
          <table:table-cell office:value-type="float" office:value="-75.1505228869298" calcext:value-type="float">
            <text:p>-75.1505228869298</text:p>
          </table:table-cell>
          <table:table-cell office:value-type="float" office:value="9.12730379690768" calcext:value-type="float">
            <text:p>9.12730379690768</text:p>
          </table:table-cell>
          <table:table-cell office:value-type="string" calcext:value-type="string">
            <text:p>35.8272682293304+0j</text:p>
          </table:table-cell>
          <table:table-cell office:value-type="string" calcext:value-type="string">
            <text:p>-11.354206110399488+0j</text:p>
          </table:table-cell>
          <table:table-cell office:value-type="string" calcext:value-type="string">
            <text:p>-36.29071980343372j</text:p>
          </table:table-cell>
          <table:table-cell table:formula="of:=IMREAL([.R360])+IMAGINARY([.R360])" office:value-type="float" office:value="35.8272682293304" calcext:value-type="float">
            <text:p>35.8272682293304</text:p>
          </table:table-cell>
          <table:table-cell table:formula="of:=IMREAL([.S360])+IMAGINARY([.S360])" office:value-type="float" office:value="-11.3542061103995" calcext:value-type="float">
            <text:p>-11.3542061103995</text:p>
          </table:table-cell>
          <table:table-cell table:formula="of:=IMREAL([.T360])+IMAGINARY([.T360])" office:value-type="float" office:value="-36.2907198034337" calcext:value-type="float">
            <text:p>-36.2907198034337</text:p>
          </table:table-cell>
          <table:table-cell table:number-columns-repeated="1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5.0366746008014" calcext:value-type="float">
            <text:p>15.036674600801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1.201318516137" calcext:value-type="float">
            <text:p>-81.201318516137</text:p>
          </table:table-cell>
          <table:table-cell office:value-type="float" office:value="-79.2973624928024" calcext:value-type="float">
            <text:p>-79.2973624928024</text:p>
          </table:table-cell>
          <table:table-cell office:value-type="float" office:value="11.8406974385073" calcext:value-type="float">
            <text:p>11.840697438507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130100603533" calcext:value-type="float">
            <text:p>-75.0130100603533</text:p>
          </table:table-cell>
          <table:table-cell office:value-type="float" office:value="-75.1354705982368" calcext:value-type="float">
            <text:p>-75.1354705982368</text:p>
          </table:table-cell>
          <table:table-cell office:value-type="float" office:value="7.36377203562798" calcext:value-type="float">
            <text:p>7.36377203562798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8671926261185" calcext:value-type="float">
            <text:p>-77.8671926261185</text:p>
          </table:table-cell>
          <table:table-cell office:value-type="float" office:value="-75.1354705982368" calcext:value-type="float">
            <text:p>-75.1354705982368</text:p>
          </table:table-cell>
          <table:table-cell office:value-type="float" office:value="9.16726433367508" calcext:value-type="float">
            <text:p>9.16726433367508</text:p>
          </table:table-cell>
          <table:table-cell office:value-type="string" calcext:value-type="string">
            <text:p>39.11044419889797+0j</text:p>
          </table:table-cell>
          <table:table-cell office:value-type="string" calcext:value-type="string">
            <text:p>-14.109653181770142+0j</text:p>
          </table:table-cell>
          <table:table-cell office:value-type="string" calcext:value-type="string">
            <text:p>-40.36647500688573j</text:p>
          </table:table-cell>
          <table:table-cell table:formula="of:=IMREAL([.R361])+IMAGINARY([.R361])" office:value-type="float" office:value="39.110444198898" calcext:value-type="float">
            <text:p>39.110444198898</text:p>
          </table:table-cell>
          <table:table-cell table:formula="of:=IMREAL([.S361])+IMAGINARY([.S361])" office:value-type="float" office:value="-14.1096531817701" calcext:value-type="float">
            <text:p>-14.1096531817701</text:p>
          </table:table-cell>
          <table:table-cell table:formula="of:=IMREAL([.T361])+IMAGINARY([.T361])" office:value-type="float" office:value="-40.3664750068857" calcext:value-type="float">
            <text:p>-40.3664750068857</text:p>
          </table:table-cell>
          <table:table-cell table:number-columns-repeated="1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5.0141472196433" calcext:value-type="float">
            <text:p>15.0141472196433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1409229612959" calcext:value-type="float">
            <text:p>-81.1409229612959</text:p>
          </table:table-cell>
          <table:table-cell office:value-type="float" office:value="-79.4676262435221" calcext:value-type="float">
            <text:p>-79.4676262435221</text:p>
          </table:table-cell>
          <table:table-cell office:value-type="float" office:value="11.7859365495634" calcext:value-type="float">
            <text:p>11.7859365495634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0091070422473" calcext:value-type="float">
            <text:p>-75.0091070422473</text:p>
          </table:table-cell>
          <table:table-cell office:value-type="float" office:value="-75.1219235384131" calcext:value-type="float">
            <text:p>-75.1219235384131</text:p>
          </table:table-cell>
          <table:table-cell office:value-type="float" office:value="7.36156641768265" calcext:value-type="float">
            <text:p>7.36156641768265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9070348382829" calcext:value-type="float">
            <text:p>-77.9070348382829</text:p>
          </table:table-cell>
          <table:table-cell office:value-type="float" office:value="-75.1219235384131" calcext:value-type="float">
            <text:p>-75.1219235384131</text:p>
          </table:table-cell>
          <table:table-cell office:value-type="float" office:value="9.19534076063182" calcext:value-type="float">
            <text:p>9.19534076063182</text:p>
          </table:table-cell>
          <table:table-cell office:value-type="string" calcext:value-type="string">
            <text:p>38.53710919471887+0j</text:p>
          </table:table-cell>
          <table:table-cell office:value-type="string" calcext:value-type="string">
            <text:p>-13.00683189426374+0j</text:p>
          </table:table-cell>
          <table:table-cell office:value-type="string" calcext:value-type="string">
            <text:p>-39.44270723750458j</text:p>
          </table:table-cell>
          <table:table-cell table:formula="of:=IMREAL([.R362])+IMAGINARY([.R362])" office:value-type="float" office:value="38.5371091947189" calcext:value-type="float">
            <text:p>38.5371091947189</text:p>
          </table:table-cell>
          <table:table-cell table:formula="of:=IMREAL([.S362])+IMAGINARY([.S362])" office:value-type="float" office:value="-13.0068318942637" calcext:value-type="float">
            <text:p>-13.0068318942637</text:p>
          </table:table-cell>
          <table:table-cell table:formula="of:=IMREAL([.T362])+IMAGINARY([.T362])" office:value-type="float" office:value="-39.4427072375046" calcext:value-type="float">
            <text:p>-39.4427072375046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843211287155" calcext:value-type="float">
            <text:p>14.84321128715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986460729071" calcext:value-type="float">
            <text:p>-81.0986460729071</text:p>
          </table:table-cell>
          <table:table-cell office:value-type="float" office:value="-79.6208636191699" calcext:value-type="float">
            <text:p>-79.6208636191699</text:p>
          </table:table-cell>
          <table:table-cell office:value-type="float" office:value="11.7477546857894" calcext:value-type="float">
            <text:p>11.747754685789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63749295731" calcext:value-type="float">
            <text:p>-75.0063749295731</text:p>
          </table:table-cell>
          <table:table-cell office:value-type="float" office:value="-75.1097311845718" calcext:value-type="float">
            <text:p>-75.1097311845718</text:p>
          </table:table-cell>
          <table:table-cell office:value-type="float" office:value="7.36002287820931" calcext:value-type="float">
            <text:p>7.3600228782093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34924386798" calcext:value-type="float">
            <text:p>-77.934924386798</text:p>
          </table:table-cell>
          <table:table-cell office:value-type="float" office:value="-75.1097311845718" calcext:value-type="float">
            <text:p>-75.1097311845718</text:p>
          </table:table-cell>
          <table:table-cell office:value-type="float" office:value="9.21504540742291" calcext:value-type="float">
            <text:p>9.21504540742291</text:p>
          </table:table-cell>
          <table:table-cell office:value-type="string" calcext:value-type="string">
            <text:p>38.13900154078329+0j</text:p>
          </table:table-cell>
          <table:table-cell office:value-type="string" calcext:value-type="string">
            <text:p>-12.23656063109739+0j</text:p>
          </table:table-cell>
          <table:table-cell office:value-type="string" calcext:value-type="string">
            <text:p>-38.81033465523481j</text:p>
          </table:table-cell>
          <table:table-cell table:formula="of:=IMREAL([.R363])+IMAGINARY([.R363])" office:value-type="float" office:value="38.1390015407833" calcext:value-type="float">
            <text:p>38.1390015407833</text:p>
          </table:table-cell>
          <table:table-cell table:formula="of:=IMREAL([.S363])+IMAGINARY([.S363])" office:value-type="float" office:value="-12.2365606310974" calcext:value-type="float">
            <text:p>-12.2365606310974</text:p>
          </table:table-cell>
          <table:table-cell table:formula="of:=IMREAL([.T363])+IMAGINARY([.T363])" office:value-type="float" office:value="-38.8103346552348" calcext:value-type="float">
            <text:p>-38.8103346552348</text:p>
          </table:table-cell>
          <table:table-cell table:number-columns-repeated="1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4.8649961793092" calcext:value-type="float">
            <text:p>14.8649961793092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69052251035" calcext:value-type="float">
            <text:p>-81.069052251035</text:p>
          </table:table-cell>
          <table:table-cell office:value-type="float" office:value="-79.7587772572529" calcext:value-type="float">
            <text:p>-79.7587772572529</text:p>
          </table:table-cell>
          <table:table-cell office:value-type="float" office:value="11.7211010032025" calcext:value-type="float">
            <text:p>11.721101003202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044624507012" calcext:value-type="float">
            <text:p>-75.0044624507012</text:p>
          </table:table-cell>
          <table:table-cell office:value-type="float" office:value="-75.0987580661146" calcext:value-type="float">
            <text:p>-75.0987580661146</text:p>
          </table:table-cell>
          <table:table-cell office:value-type="float" office:value="7.35894259314916" calcext:value-type="float">
            <text:p>7.3589425931491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544470707586" calcext:value-type="float">
            <text:p>-77.9544470707586</text:p>
          </table:table-cell>
          <table:table-cell office:value-type="float" office:value="-75.0987580661146" calcext:value-type="float">
            <text:p>-75.0987580661146</text:p>
          </table:table-cell>
          <table:table-cell office:value-type="float" office:value="9.22886377866138" calcext:value-type="float">
            <text:p>9.22886377866138</text:p>
          </table:table-cell>
          <table:table-cell office:value-type="string" calcext:value-type="string">
            <text:p>37.861896653640905+0j</text:p>
          </table:table-cell>
          <table:table-cell office:value-type="string" calcext:value-type="string">
            <text:p>-11.69819051127314+0j</text:p>
          </table:table-cell>
          <table:table-cell office:value-type="string" calcext:value-type="string">
            <text:p>-38.37490642648575j</text:p>
          </table:table-cell>
          <table:table-cell table:formula="of:=IMREAL([.R364])+IMAGINARY([.R364])" office:value-type="float" office:value="37.8618966536409" calcext:value-type="float">
            <text:p>37.8618966536409</text:p>
          </table:table-cell>
          <table:table-cell table:formula="of:=IMREAL([.S364])+IMAGINARY([.S364])" office:value-type="float" office:value="-11.6981905112731" calcext:value-type="float">
            <text:p>-11.6981905112731</text:p>
          </table:table-cell>
          <table:table-cell table:formula="of:=IMREAL([.T364])+IMAGINARY([.T364])" office:value-type="float" office:value="-38.3749064264858" calcext:value-type="float">
            <text:p>-38.3749064264858</text:p>
          </table:table-cell>
          <table:table-cell table:number-columns-repeated="12"/>
        </table:table-row>
        <table:table-row table:style-name="ro1" table:number-rows-repeated="1048211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30T13:06:29.455585697</dc:date>
    <meta:editing-duration>PT15M13S</meta:editing-duration>
    <meta:editing-cycles>1</meta:editing-cycles>
    <meta:document-statistic meta:table-count="1" meta:cell-count="8390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6cm" svg:y="3.703cm" style:legend-expansion="high" chart:style-name="ch2"/>
        <chart:plot-area chart:style-name="ch3" table:cell-range-address="test.U1:test.W99" chart:data-source-has-labels="row" svg:x="0.32cm" svg:y="0.18cm" svg:width="14.42cm" svg:height="8.64cm">
          <chartooo:coordinate-region svg:x="1.232cm" svg:y="0.379cm" svg:width="13.50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U2:test.U99" chart:label-cell-address="test.U1:test.U1" chart:class="chart:line">
            <chart:data-point chart:repeated="98"/>
          </chart:series>
          <chart:series chart:style-name="ch7" chart:values-cell-range-address="test.V2:test.V99" chart:label-cell-address="test.V1:test.V1" chart:class="chart:line">
            <chart:data-point chart:repeated="98"/>
          </chart:series>
          <chart:series chart:style-name="ch8" chart:values-cell-range-address="test.W2:test.W99" chart:label-cell-address="test.W1:test.W1" chart:class="chart:line"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test.U1:test.U1</svg:desc>
                </draw:g>
              </table:table-cell>
              <table:table-cell office:value-type="string">
                <text:p>y</text:p>
                <draw:g>
                  <svg:desc>test.V1:test.V1</svg:desc>
                </draw:g>
              </table:table-cell>
              <table:table-cell office:value-type="string">
                <text:p>z</text:p>
                <draw:g>
                  <svg:desc>test.W1:test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2342457519892">
                <text:p>22.2342457519892</text:p>
                <draw:g>
                  <svg:desc>test.U2:test.U99</svg:desc>
                </draw:g>
              </table:table-cell>
              <table:table-cell office:value-type="float" office:value="-2.91285901277169">
                <text:p>-2.91285901277169</text:p>
                <draw:g>
                  <svg:desc>test.V2:test.V99</svg:desc>
                </draw:g>
              </table:table-cell>
              <table:table-cell office:value-type="float" office:value="-18.4785136747515">
                <text:p>-18.4785136747515</text:p>
                <draw:g>
                  <svg:desc>test.W2:test.W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192722023292">
                <text:p>26.192722023292</text:p>
              </table:table-cell>
              <table:table-cell office:value-type="float" office:value="-0.296914446468719">
                <text:p>-0.296914446468719</text:p>
              </table:table-cell>
              <table:table-cell office:value-type="float" office:value="-22.8071052205908">
                <text:p>-22.807105220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0741416796796">
                <text:p>29.0741416796796</text:p>
              </table:table-cell>
              <table:table-cell office:value-type="float" office:value="1.60726119505566">
                <text:p>1.60726119505566</text:p>
              </table:table-cell>
              <table:table-cell office:value-type="float" office:value="-26.0492564101729">
                <text:p>-26.0492564101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1471209747293">
                <text:p>31.1471209747293</text:p>
              </table:table-cell>
              <table:table-cell office:value-type="float" office:value="2.97718198055006">
                <text:p>2.97718198055006</text:p>
              </table:table-cell>
              <table:table-cell office:value-type="float" office:value="-28.4126179388876">
                <text:p>-28.4126179388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26291707527">
                <text:p>32.626291707527</text:p>
              </table:table-cell>
              <table:table-cell office:value-type="float" office:value="3.9546865494539">
                <text:p>3.9546865494539</text:p>
              </table:table-cell>
              <table:table-cell office:value-type="float" office:value="-30.110940184931">
                <text:p>-30.11094018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6757013311589">
                <text:p>33.6757013311589</text:p>
              </table:table-cell>
              <table:table-cell office:value-type="float" office:value="4.64818506115861">
                <text:p>4.64818506115861</text:p>
              </table:table-cell>
              <table:table-cell office:value-type="float" office:value="-31.3208466021625">
                <text:p>-31.320846602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4172226717641">
                <text:p>34.4172226717641</text:p>
              </table:table-cell>
              <table:table-cell office:value-type="float" office:value="5.1382167270842">
                <text:p>5.1382167270842</text:p>
              </table:table-cell>
              <table:table-cell office:value-type="float" office:value="-32.1779935699102">
                <text:p>-32.1779935699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39713091187">
                <text:p>34.939713091187</text:p>
              </table:table-cell>
              <table:table-cell office:value-type="float" office:value="5.48350260982249">
                <text:p>5.48350260982249</text:p>
              </table:table-cell>
              <table:table-cell office:value-type="float" office:value="-32.7829688328065">
                <text:p>-32.782968832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3071443778476">
                <text:p>35.3071443778476</text:p>
              </table:table-cell>
              <table:table-cell office:value-type="float" office:value="13.573520389551">
                <text:p>13.573520389551</text:p>
              </table:table-cell>
              <table:table-cell office:value-type="float" office:value="-35.4158068285558">
                <text:p>-35.4158068285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5651766721571">
                <text:p>35.5651766721571</text:p>
              </table:table-cell>
              <table:table-cell office:value-type="float" office:value="19.4921521294623">
                <text:p>19.4921521294623</text:p>
              </table:table-cell>
              <table:table-cell office:value-type="float" office:value="-38.3141089199827">
                <text:p>-38.3141089199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7462072989492">
                <text:p>35.7462072989492</text:p>
              </table:table-cell>
              <table:table-cell office:value-type="float" office:value="23.7650939203804">
                <text:p>23.7650939203804</text:p>
              </table:table-cell>
              <table:table-cell office:value-type="float" office:value="-40.8106136409307">
                <text:p>-40.8106136409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8731290556794">
                <text:p>35.8731290556794</text:p>
              </table:table-cell>
              <table:table-cell office:value-type="float" office:value="10.2620355300773">
                <text:p>10.2620355300773</text:p>
              </table:table-cell>
              <table:table-cell office:value-type="float" office:value="-34.8565444740806">
                <text:p>-34.856544474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9620725744362">
                <text:p>35.9620725744362</text:p>
              </table:table-cell>
              <table:table-cell office:value-type="float" office:value="1.38887376233072">
                <text:p>1.38887376233072</text:p>
              </table:table-cell>
              <table:table-cell office:value-type="float" office:value="-33.4347781643981">
                <text:p>-33.434778164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1123588365068">
                <text:p>33.1123588365068</text:p>
              </table:table-cell>
              <table:table-cell office:value-type="float" office:value="-7.30699061295738">
                <text:p>-7.30699061295738</text:p>
              </table:table-cell>
              <table:table-cell office:value-type="float" office:value="-31.1352596728958">
                <text:p>-31.1352596728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871445916912">
                <text:p>27.8871445916912</text:p>
              </table:table-cell>
              <table:table-cell office:value-type="float" office:value="-29.7836382536225">
                <text:p>-29.7836382536225</text:p>
              </table:table-cell>
              <table:table-cell office:value-type="float" office:value="-38.4553206500015">
                <text:p>-38.45532065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454134666356">
                <text:p>16.8454134666356</text:p>
              </table:table-cell>
              <table:table-cell office:value-type="float" office:value="-57.1141255415065">
                <text:p>-57.1141255415065</text:p>
              </table:table-cell>
              <table:table-cell office:value-type="float" office:value="-57.8644485449876">
                <text:p>-57.8644485449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8412406094428">
                <text:p>3.68412406094428</text:p>
              </table:table-cell>
              <table:table-cell office:value-type="float" office:value="-71.3477136268764">
                <text:p>-71.3477136268764</text:p>
              </table:table-cell>
              <table:table-cell office:value-type="float" office:value="-70.0180613638626">
                <text:p>-70.0180613638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9360931019386">
                <text:p>-13.9360931019386</text:p>
              </table:table-cell>
              <table:table-cell office:value-type="float" office:value="-73.0194505698609">
                <text:p>-73.0194505698609</text:p>
              </table:table-cell>
              <table:table-cell office:value-type="float" office:value="-73.0082572066288">
                <text:p>-73.0082572066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.5916993019005">
                <text:p>-35.5916993019005</text:p>
              </table:table-cell>
              <table:table-cell office:value-type="float" office:value="-84.2880351043324">
                <text:p>-84.2880351043324</text:p>
              </table:table-cell>
              <table:table-cell office:value-type="float" office:value="-90.3769490239061">
                <text:p>-90.3769490239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9135568514839">
                <text:p>-40.9135568514839</text:p>
              </table:table-cell>
              <table:table-cell office:value-type="float" office:value="-78.8410458839511">
                <text:p>-78.8410458839511</text:p>
              </table:table-cell>
              <table:table-cell office:value-type="float" office:value="-87.6976385288633">
                <text:p>-87.6976385288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1.1907416071573">
                <text:p>-61.1907416071573</text:p>
              </table:table-cell>
              <table:table-cell office:value-type="float" office:value="-86.1061333148966">
                <text:p>-86.1061333148966</text:p>
              </table:table-cell>
              <table:table-cell office:value-type="float" office:value="-104.6186622194">
                <text:p>-104.6186622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6.876479178804">
                <text:p>-76.876479178804</text:p>
              </table:table-cell>
              <table:table-cell office:value-type="float" office:value="-92.5441719427947">
                <text:p>-92.5441719427947</text:p>
              </table:table-cell>
              <table:table-cell office:value-type="float" office:value="-119.369199390278">
                <text:p>-119.369199390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8.6727329714374">
                <text:p>-88.6727329714374</text:p>
              </table:table-cell>
              <table:table-cell office:value-type="float" office:value="-97.7876851055786">
                <text:p>-97.7876851055786</text:p>
              </table:table-cell>
              <table:table-cell office:value-type="float" office:value="-131.11298919191">
                <text:p>-131.11298919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0.2215438005432">
                <text:p>-70.2215438005432</text:p>
              </table:table-cell>
              <table:table-cell office:value-type="float" office:value="-76.1870881643813">
                <text:p>-76.1870881643813</text:p>
              </table:table-cell>
              <table:table-cell office:value-type="float" office:value="-102.577423902738">
                <text:p>-102.577423902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8.7737325271427">
                <text:p>-58.7737325271427</text:p>
              </table:table-cell>
              <table:table-cell office:value-type="float" office:value="-62.4443691798679">
                <text:p>-62.4443691798679</text:p>
              </table:table-cell>
              <table:table-cell office:value-type="float" office:value="-84.5788272237957">
                <text:p>-84.5788272237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.4503148945795">
                <text:p>-48.4503148945795</text:p>
              </table:table-cell>
              <table:table-cell office:value-type="float" office:value="-61.9970145664894">
                <text:p>-61.9970145664894</text:p>
              </table:table-cell>
              <table:table-cell office:value-type="float" office:value="-77.4351669230821">
                <text:p>-77.4351669230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1.464439897902">
                <text:p>-41.464439897902</text:p>
              </table:table-cell>
              <table:table-cell office:value-type="float" office:value="-61.9372821368086">
                <text:p>-61.9372821368086</text:p>
              </table:table-cell>
              <table:table-cell office:value-type="float" office:value="-73.2389213963392">
                <text:p>-73.2389213963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6.6844131574283">
                <text:p>-36.6844131574283</text:p>
              </table:table-cell>
              <table:table-cell office:value-type="float" office:value="-62.0151485211295">
                <text:p>-62.0151485211295</text:p>
              </table:table-cell>
              <table:table-cell office:value-type="float" office:value="-70.7258600939691">
                <text:p>-70.7258600939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.3046628246862">
                <text:p>-24.3046628246862</text:p>
              </table:table-cell>
              <table:table-cell office:value-type="float" office:value="-53.5372975904855">
                <text:p>-53.5372975904855</text:p>
              </table:table-cell>
              <table:table-cell office:value-type="float" office:value="-57.2566189533215">
                <text:p>-57.2566189533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521951606892">
                <text:p>-17.1521951606892</text:p>
              </table:table-cell>
              <table:table-cell office:value-type="float" office:value="-55.6821610504556">
                <text:p>-55.6821610504556</text:p>
              </table:table-cell>
              <table:table-cell office:value-type="float" office:value="-56.6987763166548">
                <text:p>-56.6987763166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.0753733607396">
                <text:p>-12.0753733607396</text:p>
              </table:table-cell>
              <table:table-cell office:value-type="float" office:value="-47.0069134906038">
                <text:p>-47.0069134906038</text:p>
              </table:table-cell>
              <table:table-cell office:value-type="float" office:value="-46.6301959473032">
                <text:p>-46.6301959473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48377288908213">
                <text:p>-8.48377288908213</text:p>
              </table:table-cell>
              <table:table-cell office:value-type="float" office:value="-28.4413043103096">
                <text:p>-28.4413043103096</text:p>
              </table:table-cell>
              <table:table-cell office:value-type="float" office:value="-26.4364122992227">
                <text:p>-26.4364122992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94989765901994">
                <text:p>-5.94989765901994</text:p>
              </table:table-cell>
              <table:table-cell office:value-type="float" office:value="1.10760285714701">
                <text:p>1.10760285714701</text:p>
              </table:table-cell>
              <table:table-cell office:value-type="float" office:value="-12.0856007258944">
                <text:p>-12.0856007258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1660796298219">
                <text:p>-4.1660796298219</text:p>
              </table:table-cell>
              <table:table-cell office:value-type="float" office:value="25.6327276845301">
                <text:p>25.6327276845301</text:p>
              </table:table-cell>
              <table:table-cell office:value-type="float" office:value="-22.162844896076">
                <text:p>-22.162844896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77988209608203">
                <text:p>-2.77988209608203</text:p>
              </table:table-cell>
              <table:table-cell office:value-type="float" office:value="62.4962438307188">
                <text:p>62.4962438307188</text:p>
              </table:table-cell>
              <table:table-cell office:value-type="float" office:value="-61.1409123273401">
                <text:p>-61.1409123273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888883959862">
                <text:p>1.57888883959862</text:p>
              </table:table-cell>
              <table:table-cell office:value-type="float" office:value="124.640632086803">
                <text:p>124.640632086803</text:p>
              </table:table-cell>
              <table:table-cell office:value-type="float" office:value="-124.011995510144">
                <text:p>-124.011995510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8633716714245">
                <text:p>7.08633716714245</text:p>
              </table:table-cell>
              <table:table-cell office:value-type="float" office:value="148.737822499175">
                <text:p>148.737822499175</text:p>
              </table:table-cell>
              <table:table-cell office:value-type="float" office:value="-148.41817171862">
                <text:p>-148.418171718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3502102851074">
                <text:p>10.3502102851074</text:p>
              </table:table-cell>
              <table:table-cell office:value-type="float" office:value="152.108811775014">
                <text:p>152.108811775014</text:p>
              </table:table-cell>
              <table:table-cell office:value-type="float" office:value="-152.012142017827">
                <text:p>-152.012142017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1751851275556">
                <text:p>6.61751851275556</text:p>
              </table:table-cell>
              <table:table-cell office:value-type="float" office:value="147.935756772325">
                <text:p>147.935756772325</text:p>
              </table:table-cell>
              <table:table-cell office:value-type="float" office:value="-147.663901456638">
                <text:p>-147.663901456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5343198035599">
                <text:p>4.35343198035599</text:p>
              </table:table-cell>
              <table:table-cell office:value-type="float" office:value="144.879343614532">
                <text:p>144.879343614532</text:p>
              </table:table-cell>
              <table:table-cell office:value-type="float" office:value="-144.543321029018">
                <text:p>-144.543321029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711117097356">
                <text:p>5.3711117097356</text:p>
              </table:table-cell>
              <table:table-cell office:value-type="float" office:value="140.105511966767">
                <text:p>140.105511966767</text:p>
              </table:table-cell>
              <table:table-cell office:value-type="float" office:value="-139.801993796666">
                <text:p>-139.801993796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5632605128493">
                <text:p>6.05632605128493</text:p>
              </table:table-cell>
              <table:table-cell office:value-type="float" office:value="148.11300864883">
                <text:p>148.11300864883</text:p>
              </table:table-cell>
              <table:table-cell office:value-type="float" office:value="-147.857968375692">
                <text:p>-147.857968375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0721483942991">
                <text:p>4.10721483942991</text:p>
              </table:table-cell>
              <table:table-cell office:value-type="float" office:value="156.352938742201">
                <text:p>156.352938742201</text:p>
              </table:table-cell>
              <table:table-cell office:value-type="float" office:value="-156.060504864021">
                <text:p>-156.060504864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1700563878495">
                <text:p>2.81700563878495</text:p>
              </table:table-cell>
              <table:table-cell office:value-type="float" office:value="162.079887215867">
                <text:p>162.079887215867</text:p>
              </table:table-cell>
              <table:table-cell office:value-type="float" office:value="-161.778391325986">
                <text:p>-161.778391325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3230525487946">
                <text:p>4.03230525487946</text:p>
              </table:table-cell>
              <table:table-cell office:value-type="float" office:value="168.040485436888">
                <text:p>168.040485436888</text:p>
              </table:table-cell>
              <table:table-cell office:value-type="float" office:value="-167.786357949137">
                <text:p>-167.7863579491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2452726789912">
                <text:p>4.82452726789912</text:p>
              </table:table-cell>
              <table:table-cell office:value-type="float" office:value="172.133636018515">
                <text:p>172.133636018515</text:p>
              </table:table-cell>
              <table:table-cell office:value-type="float" office:value="-171.913768670718">
                <text:p>-171.913768670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4602510703817">
                <text:p>3.24602510703817</text:p>
              </table:table-cell>
              <table:table-cell office:value-type="float" office:value="153.996836938571">
                <text:p>153.996836938571</text:p>
              </table:table-cell>
              <table:table-cell office:value-type="float" office:value="-153.723496525093">
                <text:p>-153.723496525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6841975196128">
                <text:p>6.06841975196128</text:p>
              </table:table-cell>
              <table:table-cell office:value-type="float" office:value="131.726079484503">
                <text:p>131.726079484503</text:p>
              </table:table-cell>
              <table:table-cell office:value-type="float" office:value="-131.515640215423">
                <text:p>-131.515640215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0720664293603">
                <text:p>10.0720664293603</text:p>
              </table:table-cell>
              <table:table-cell office:value-type="float" office:value="115.303028374509">
                <text:p>115.303028374509</text:p>
              </table:table-cell>
              <table:table-cell office:value-type="float" office:value="-115.33926412348">
                <text:p>-115.3392641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046828749638">
                <text:p>13.5046828749638</text:p>
              </table:table-cell>
              <table:table-cell office:value-type="float" office:value="100.337541407434">
                <text:p>100.337541407434</text:p>
              </table:table-cell>
              <table:table-cell office:value-type="float" office:value="-100.755842319553">
                <text:p>-100.7558423195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001765658887">
                <text:p>16.1001765658887</text:p>
              </table:table-cell>
              <table:table-cell office:value-type="float" office:value="89.9640285294659">
                <text:p>89.9640285294659</text:p>
              </table:table-cell>
              <table:table-cell office:value-type="float" office:value="-90.8329815219735">
                <text:p>-90.8329815219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743213816489">
                <text:p>19.743213816489</text:p>
              </table:table-cell>
              <table:table-cell office:value-type="float" office:value="84.3724981800527">
                <text:p>84.3724981800527</text:p>
              </table:table-cell>
              <table:table-cell office:value-type="float" office:value="-86.0545067472207">
                <text:p>-86.0545067472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4259949669887">
                <text:p>14.4259949669887</text:p>
              </table:table-cell>
              <table:table-cell office:value-type="float" office:value="70.3139144005825">
                <text:p>70.3139144005825</text:p>
              </table:table-cell>
              <table:table-cell office:value-type="float" office:value="-71.0333901246097">
                <text:p>-71.0333901246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3199172433848">
                <text:p>1.23199172433848</text:p>
              </table:table-cell>
              <table:table-cell office:value-type="float" office:value="70.2810624075502">
                <text:p>70.2810624075502</text:p>
              </table:table-cell>
              <table:table-cell office:value-type="float" office:value="-69.5885986300158">
                <text:p>-69.5885986300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06417568249423">
                <text:p>-1.06417568249423</text:p>
              </table:table-cell>
              <table:table-cell office:value-type="float" office:value="67.8885839901538">
                <text:p>67.8885839901538</text:p>
              </table:table-cell>
              <table:table-cell office:value-type="float" office:value="-67.2466047778191">
                <text:p>-67.2466047778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38838858453757">
                <text:p>-2.38838858453757</text:p>
              </table:table-cell>
              <table:table-cell office:value-type="float" office:value="66.1051855012765">
                <text:p>66.1051855012765</text:p>
              </table:table-cell>
              <table:table-cell office:value-type="float" office:value="-65.5312746415888">
                <text:p>-65.5312746415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3671328300718">
                <text:p>-1.53671328300718</text:p>
              </table:table-cell>
              <table:table-cell office:value-type="float" office:value="72.7459198716456">
                <text:p>72.7459198716456</text:p>
              </table:table-cell>
              <table:table-cell office:value-type="float" office:value="-72.2435419571609">
                <text:p>-72.2435419571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3609023710765">
                <text:p>3.73609023710765</text:p>
              </table:table-cell>
              <table:table-cell office:value-type="float" office:value="72.1478023298081">
                <text:p>72.1478023298081</text:p>
              </table:table-cell>
              <table:table-cell office:value-type="float" office:value="-71.711373638842">
                <text:p>-71.711373638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5324320883953">
                <text:p>7.5324320883953</text:p>
              </table:table-cell>
              <table:table-cell office:value-type="float" office:value="65.0484268823993">
                <text:p>65.0484268823993</text:p>
              </table:table-cell>
              <table:table-cell office:value-type="float" office:value="-64.8839680515617">
                <text:p>-64.8839680515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490736282805">
                <text:p>10.2490736282805</text:p>
              </table:table-cell>
              <table:table-cell office:value-type="float" office:value="48.4444613094929">
                <text:p>48.4444613094929</text:p>
              </table:table-cell>
              <table:table-cell office:value-type="float" office:value="-48.7104124742655">
                <text:p>-48.7104124742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46339301914658">
                <text:p>8.46339301914658</text:p>
              </table:table-cell>
              <table:table-cell office:value-type="float" office:value="41.7527989299048">
                <text:p>41.7527989299048</text:p>
              </table:table-cell>
              <table:table-cell office:value-type="float" office:value="-41.7036224668685">
                <text:p>-41.7036224668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4113709467649">
                <text:p>4.04113709467649</text:p>
              </table:table-cell>
              <table:table-cell office:value-type="float" office:value="40.8802268054908">
                <text:p>40.8802268054908</text:p>
              </table:table-cell>
              <table:table-cell office:value-type="float" office:value="-40.2229230404086">
                <text:p>-40.2229230404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114325693851">
                <text:p>1.31114325693851</text:p>
              </table:table-cell>
              <table:table-cell office:value-type="float" office:value="40.0982186927243">
                <text:p>40.0982186927243</text:p>
              </table:table-cell>
              <table:table-cell office:value-type="float" office:value="-39.2909489006827">
                <text:p>-39.2909489006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3774656477101">
                <text:p>-0.43774656477101</text:p>
              </table:table-cell>
              <table:table-cell office:value-type="float" office:value="39.4802825314078">
                <text:p>39.4802825314078</text:p>
              </table:table-cell>
              <table:table-cell office:value-type="float" office:value="-38.6725678634101">
                <text:p>-38.6725678634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58789746120778">
                <text:p>-1.58789746120778</text:p>
              </table:table-cell>
              <table:table-cell office:value-type="float" office:value="39.017301154504">
                <text:p>39.017301154504</text:p>
              </table:table-cell>
              <table:table-cell office:value-type="float" office:value="-38.2519282530824">
                <text:p>-38.2519282530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0905031874088">
                <text:p>0.200905031874088</text:p>
              </table:table-cell>
              <table:table-cell office:value-type="float" office:value="35.9806793007645">
                <text:p>35.9806793007645</text:p>
              </table:table-cell>
              <table:table-cell office:value-type="float" office:value="-35.087569081551">
                <text:p>-35.087569081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1427870610343">
                <text:p>1.51427870610343</text:p>
              </table:table-cell>
              <table:table-cell office:value-type="float" office:value="29.6132376392651">
                <text:p>29.6132376392651</text:p>
              </table:table-cell>
              <table:table-cell office:value-type="float" office:value="-28.5369515451655">
                <text:p>-28.5369515451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6497269256603">
                <text:p>2.46497269256603</text:p>
              </table:table-cell>
              <table:table-cell office:value-type="float" office:value="25.2899416319005">
                <text:p>25.2899416319005</text:p>
              </table:table-cell>
              <table:table-cell office:value-type="float" office:value="-24.0787123197459">
                <text:p>-24.0787123197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67003447825975">
                <text:p>-0.967003447825975</text:p>
              </table:table-cell>
              <table:table-cell office:value-type="float" office:value="26.663109985163">
                <text:p>26.663109985163</text:p>
              </table:table-cell>
              <table:table-cell office:value-type="float" office:value="-25.4959040385349">
                <text:p>-25.4959040385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84445686019945">
                <text:p>-1.84445686019945</text:p>
              </table:table-cell>
              <table:table-cell office:value-type="float" office:value="28.6403075144172">
                <text:p>28.6403075144172</text:p>
              </table:table-cell>
              <table:table-cell office:value-type="float" office:value="-27.6725575449868">
                <text:p>-27.67255754498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39458830247069">
                <text:p>-0.0539458830247069</text:p>
              </table:table-cell>
              <table:table-cell office:value-type="float" office:value="32.1076853272496">
                <text:p>32.1076853272496</text:p>
              </table:table-cell>
              <table:table-cell office:value-type="float" office:value="-31.2733288867708">
                <text:p>-31.2733288867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38696141998996">
                <text:p>-0.0238696141998996</text:p>
              </table:table-cell>
              <table:table-cell office:value-type="float" office:value="35.3776106802324">
                <text:p>35.3776106802324</text:p>
              </table:table-cell>
              <table:table-cell office:value-type="float" office:value="-34.6859855099919">
                <text:p>-34.6859855099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548251745107628">
                <text:p>-0.00548251745107628</text:p>
              </table:table-cell>
              <table:table-cell office:value-type="float" office:value="53.485379593878">
                <text:p>53.485379593878</text:p>
              </table:table-cell>
              <table:table-cell office:value-type="float" office:value="-53.0575657667938">
                <text:p>-53.05756576679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758366720348">
                <text:p>0.94758366720348</text:p>
              </table:table-cell>
              <table:table-cell office:value-type="float" office:value="66.8343859377415">
                <text:p>66.8343859377415</text:p>
              </table:table-cell>
              <table:table-cell office:value-type="float" office:value="-66.5054375829297">
                <text:p>-66.5054375829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29554561269">
                <text:p>1.5929554561269</text:p>
              </table:table-cell>
              <table:table-cell office:value-type="float" office:value="77.1378831028494">
                <text:p>77.1378831028494</text:p>
              </table:table-cell>
              <table:table-cell office:value-type="float" office:value="-76.8673024457303">
                <text:p>-76.8673024457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3872712631777">
                <text:p>1.13872712631777</text:p>
              </table:table-cell>
              <table:table-cell office:value-type="float" office:value="89.9097967679895">
                <text:p>89.9097967679895</text:p>
              </table:table-cell>
              <table:table-cell office:value-type="float" office:value="-89.6677397893345">
                <text:p>-89.6677397893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3394215622149">
                <text:p>0.813394215622149</text:p>
              </table:table-cell>
              <table:table-cell office:value-type="float" office:value="87.3138742342647">
                <text:p>87.3138742342647</text:p>
              </table:table-cell>
              <table:table-cell office:value-type="float" office:value="-87.0586717956565">
                <text:p>-87.0586717956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7424066079211">
                <text:p>1.57424066079211</text:p>
              </table:table-cell>
              <table:table-cell office:value-type="float" office:value="78.7489697030909">
                <text:p>78.7489697030909</text:p>
              </table:table-cell>
              <table:table-cell office:value-type="float" office:value="-78.4683605788296">
                <text:p>-78.4683605788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5918707674429">
                <text:p>1.15918707674429</text:p>
              </table:table-cell>
              <table:table-cell office:value-type="float" office:value="77.5379447928579">
                <text:p>77.5379447928579</text:p>
              </table:table-cell>
              <table:table-cell office:value-type="float" office:value="-77.2323107924616">
                <text:p>-77.23231079246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4368561212686">
                <text:p>1.94368561212686</text:p>
              </table:table-cell>
              <table:table-cell office:value-type="float" office:value="75.4821094054147">
                <text:p>75.4821094054147</text:p>
              </table:table-cell>
              <table:table-cell office:value-type="float" office:value="-75.1658992399922">
                <text:p>-75.1658992399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4212531662425">
                <text:p>2.54212531662425</text:p>
              </table:table-cell>
              <table:table-cell office:value-type="float" office:value="73.9530492488153">
                <text:p>73.9530492488153</text:p>
              </table:table-cell>
              <table:table-cell office:value-type="float" office:value="-73.63466667177">
                <text:p>-73.63466667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639724415873">
                <text:p>4.04639724415873</text:p>
              </table:table-cell>
              <table:table-cell office:value-type="float" office:value="85.709849751303">
                <text:p>85.709849751303</text:p>
              </table:table-cell>
              <table:table-cell office:value-type="float" office:value="-85.4910785489749">
                <text:p>-85.4910785489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0737648486865">
                <text:p>5.10737648486865</text:p>
              </table:table-cell>
              <table:table-cell office:value-type="float" office:value="94.6134574719427">
                <text:p>94.6134574719427</text:p>
              </table:table-cell>
              <table:table-cell office:value-type="float" office:value="-94.4651809051647">
                <text:p>-94.46518090516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5429356622272">
                <text:p>5.85429356622272</text:p>
              </table:table-cell>
              <table:table-cell office:value-type="float" office:value="101.200355145562">
                <text:p>101.200355145562</text:p>
              </table:table-cell>
              <table:table-cell office:value-type="float" office:value="-101.10114778761">
                <text:p>-101.101147787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37931882576824">
                <text:p>6.37931882576824</text:p>
              </table:table-cell>
              <table:table-cell office:value-type="float" office:value="129.078738858509">
                <text:p>129.078738858509</text:p>
              </table:table-cell>
              <table:table-cell office:value-type="float" office:value="-129.025235572195">
                <text:p>-129.0252355721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4794425581678">
                <text:p>6.74794425581678</text:p>
              </table:table-cell>
              <table:table-cell office:value-type="float" office:value="151.633410347687">
                <text:p>151.633410347687</text:p>
              </table:table-cell>
              <table:table-cell office:value-type="float" office:value="-151.603440606714">
                <text:p>-151.603440606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00653792868135">
                <text:p>7.00653792868135</text:p>
              </table:table-cell>
              <table:table-cell office:value-type="float" office:value="169.107159842621">
                <text:p>169.107159842621</text:p>
              </table:table-cell>
              <table:table-cell office:value-type="float" office:value="-169.090556382084">
                <text:p>-169.090556382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878303775583">
                <text:p>7.1878303775583</text:p>
              </table:table-cell>
              <table:table-cell office:value-type="float" office:value="182.239473185113">
                <text:p>182.239473185113</text:p>
              </table:table-cell>
              <table:table-cell office:value-type="float" office:value="-182.230962943785">
                <text:p>-182.2309629437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1487230952552">
                <text:p>7.31487230952552</text:p>
              </table:table-cell>
              <table:table-cell office:value-type="float" office:value="191.901087057583">
                <text:p>191.901087057583</text:p>
              </table:table-cell>
              <table:table-cell office:value-type="float" office:value="-191.897695712836">
                <text:p>-191.897695712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0386943036285">
                <text:p>7.40386943036285</text:p>
              </table:table-cell>
              <table:table-cell office:value-type="float" office:value="198.904023092643">
                <text:p>198.904023092643</text:p>
              </table:table-cell>
              <table:table-cell office:value-type="float" office:value="-198.903969028368">
                <text:p>-198.903969028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46620080411464">
                <text:p>7.46620080411464</text:p>
              </table:table-cell>
              <table:table-cell office:value-type="float" office:value="203.927141958194">
                <text:p>203.927141958194</text:p>
              </table:table-cell>
              <table:table-cell office:value-type="float" office:value="-203.929310294785">
                <text:p>-203.929310294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9195230967283">
                <text:p>4.99195230967283</text:p>
              </table:table-cell>
              <table:table-cell office:value-type="float" office:value="210.159135598038">
                <text:p>210.159135598038</text:p>
              </table:table-cell>
              <table:table-cell office:value-type="float" office:value="-210.094807385273">
                <text:p>-210.0948073852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9022596631857">
                <text:p>3.39022596631857</text:p>
              </table:table-cell>
              <table:table-cell office:value-type="float" office:value="202.703012742701">
                <text:p>202.703012742701</text:p>
              </table:table-cell>
              <table:table-cell office:value-type="float" office:value="-202.607833852702">
                <text:p>-202.607833852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2871486017266">
                <text:p>2.32871486017266</text:p>
              </table:table-cell>
              <table:table-cell office:value-type="float" office:value="197.615559626453">
                <text:p>197.615559626453</text:p>
              </table:table-cell>
              <table:table-cell office:value-type="float" office:value="-197.505722871147">
                <text:p>-197.505722871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1357396910347">
                <text:p>1.61357396910347</text:p>
              </table:table-cell>
              <table:table-cell office:value-type="float" office:value="194.117853076043">
                <text:p>194.117853076043</text:p>
              </table:table-cell>
              <table:table-cell office:value-type="float" office:value="-194.000939701319">
                <text:p>-194.0009397013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262149697133">
                <text:p>1.1262149697133</text:p>
              </table:table-cell>
              <table:table-cell office:value-type="float" office:value="191.70020595898">
                <text:p>191.70020595898</text:p>
              </table:table-cell>
              <table:table-cell office:value-type="float" office:value="-191.57983026342">
                <text:p>-191.57983026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1404502008598">
                <text:p>0.791404502008598</text:p>
              </table:table-cell>
              <table:table-cell office:value-type="float" office:value="190.022791517662">
                <text:p>190.022791517662</text:p>
              </table:table-cell>
              <table:table-cell office:value-type="float" office:value="-189.900700515334">
                <text:p>-189.900700515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60094891168768">
                <text:p>0.560094891168768</text:p>
              </table:table-cell>
              <table:table-cell office:value-type="float" office:value="188.855877528445">
                <text:p>188.855877528445</text:p>
              </table:table-cell>
              <table:table-cell office:value-type="float" office:value="-188.732925465929">
                <text:p>-188.732925465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6cm" svg:y="3.703cm" style:legend-expansion="high" chart:style-name="ch2"/>
        <chart:plot-area chart:style-name="ch3" table:cell-range-address="test.U100:test.W232" chart:data-source-has-labels="row" svg:x="0.32cm" svg:y="0.18cm" svg:width="14.42cm" svg:height="8.64cm">
          <chartooo:coordinate-region svg:x="1.047cm" svg:y="0.379cm" svg:width="13.69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U101:test.U232" chart:label-cell-address="test.U100:test.U100" chart:class="chart:line">
            <chart:data-point chart:repeated="132"/>
          </chart:series>
          <chart:series chart:style-name="ch7" chart:values-cell-range-address="test.V101:test.V232" chart:label-cell-address="test.V100:test.V100" chart:class="chart:line">
            <chart:data-point chart:repeated="132"/>
          </chart:series>
          <chart:series chart:style-name="ch8" chart:values-cell-range-address="test.W101:test.W232" chart:label-cell-address="test.W100:test.W100" chart:class="chart:line"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test.U100:test.U100</svg:desc>
                </draw:g>
              </table:table-cell>
              <table:table-cell office:value-type="string">
                <text:p>y</text:p>
                <draw:g>
                  <svg:desc>test.V100:test.V100</svg:desc>
                </draw:g>
              </table:table-cell>
              <table:table-cell office:value-type="string">
                <text:p>z</text:p>
                <draw:g>
                  <svg:desc>test.W100:test.W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399319358608">
                <text:p>14.0399319358608</text:p>
                <draw:g>
                  <svg:desc>test.U101:test.U232</svg:desc>
                </draw:g>
              </table:table-cell>
              <table:table-cell office:value-type="float" office:value="-14.7749282232715">
                <text:p>-14.7749282232715</text:p>
                <draw:g>
                  <svg:desc>test.V101:test.V232</svg:desc>
                </draw:g>
              </table:table-cell>
              <table:table-cell office:value-type="float" office:value="-17.7115409228486">
                <text:p>-17.7115409228486</text:p>
                <draw:g>
                  <svg:desc>test.W101:test.W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14.7749282232715">
                <text:p>-14.7749282232715</text:p>
              </table:table-cell>
              <table:table-cell office:value-type="float" office:value="-17.7115409228486">
                <text:p>-17.711540922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14.7749282232715">
                <text:p>-14.7749282232715</text:p>
              </table:table-cell>
              <table:table-cell office:value-type="float" office:value="-17.7115409228486">
                <text:p>-17.7115409228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14.7749282232715">
                <text:p>-14.7749282232715</text:p>
              </table:table-cell>
              <table:table-cell office:value-type="float" office:value="-17.7115409228486">
                <text:p>-17.711540922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11.1002043714715">
                <text:p>-11.1002043714715</text:p>
              </table:table-cell>
              <table:table-cell office:value-type="float" office:value="-14.7856252809054">
                <text:p>-14.785625280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8.42533131106323">
                <text:p>-8.42533131106323</text:p>
              </table:table-cell>
              <table:table-cell office:value-type="float" office:value="-12.8990846791584">
                <text:p>-12.899084679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6.50094780142037">
                <text:p>-6.50094780142037</text:p>
              </table:table-cell>
              <table:table-cell office:value-type="float" office:value="-11.7329663843253">
                <text:p>-11.7329663843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5.12780733014853">
                <text:p>-5.12780733014853</text:p>
              </table:table-cell>
              <table:table-cell office:value-type="float" office:value="-11.0315269058295">
                <text:p>-11.0315269058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4.15362173196141">
                <text:p>-4.15362173196141</text:p>
              </table:table-cell>
              <table:table-cell office:value-type="float" office:value="-10.6138000429223">
                <text:p>-10.6138000429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3.46525429707367">
                <text:p>-3.46525429707367</text:p>
              </table:table-cell>
              <table:table-cell office:value-type="float" office:value="-10.3637910632308">
                <text:p>-10.363791063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399319358608">
                <text:p>14.0399319358608</text:p>
              </table:table-cell>
              <table:table-cell office:value-type="float" office:value="-2.98021715778106">
                <text:p>-2.98021715778106</text:p>
              </table:table-cell>
              <table:table-cell office:value-type="float" office:value="-10.2118495957612">
                <text:p>-10.2118495957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375616121898">
                <text:p>16.5375616121898</text:p>
              </table:table-cell>
              <table:table-cell office:value-type="float" office:value="-5.27298818863488">
                <text:p>-5.27298818863488</text:p>
              </table:table-cell>
              <table:table-cell office:value-type="float" office:value="-14.0242143161472">
                <text:p>-14.024214316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556145069172">
                <text:p>18.3556145069172</text:p>
              </table:table-cell>
              <table:table-cell office:value-type="float" office:value="-6.95067164169711">
                <text:p>-6.95067164169711</text:p>
              </table:table-cell>
              <table:table-cell office:value-type="float" office:value="-16.688760214891">
                <text:p>-16.688760214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6635760180843">
                <text:p>19.6635760180843</text:p>
              </table:table-cell>
              <table:table-cell office:value-type="float" office:value="-8.16192256084682">
                <text:p>-8.16192256084682</text:p>
              </table:table-cell>
              <table:table-cell office:value-type="float" office:value="-18.5749902737033">
                <text:p>-18.5749902737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7595077297829">
                <text:p>18.7595077297829</text:p>
              </table:table-cell>
              <table:table-cell office:value-type="float" office:value="-10.7654415868637">
                <text:p>-10.7654415868637</text:p>
              </table:table-cell>
              <table:table-cell office:value-type="float" office:value="-18.8832583989454">
                <text:p>-18.8832583989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0842039089776">
                <text:p>18.0842039089776</text:p>
              </table:table-cell>
              <table:table-cell office:value-type="float" office:value="-8.37028826304044">
                <text:p>-8.37028826304044</text:p>
              </table:table-cell>
              <table:table-cell office:value-type="float" office:value="-16.8435368504047">
                <text:p>-16.8435368504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5307427382207">
                <text:p>19.5307427382207</text:p>
              </table:table-cell>
              <table:table-cell office:value-type="float" office:value="-4.76378189297415">
                <text:p>-4.76378189297415</text:p>
              </table:table-cell>
              <table:table-cell office:value-type="float" office:value="-17.0652628715996">
                <text:p>-17.0652628715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319326667461">
                <text:p>20.5319326667461</text:p>
              </table:table-cell>
              <table:table-cell office:value-type="float" office:value="-6.71244750127764">
                <text:p>-6.71244750127764</text:p>
              </table:table-cell>
              <table:table-cell office:value-type="float" office:value="-18.8152290151529">
                <text:p>-18.8152290151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2273048262194">
                <text:p>21.2273048262194</text:p>
              </table:table-cell>
              <table:table-cell office:value-type="float" office:value="-8.05343550589291">
                <text:p>-8.05343550589291</text:p>
              </table:table-cell>
              <table:table-cell office:value-type="float" office:value="-20.076480753621">
                <text:p>-20.076480753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114297921748">
                <text:p>21.7114297921748</text:p>
              </table:table-cell>
              <table:table-cell office:value-type="float" office:value="-8.98103346571975">
                <text:p>-8.98103346571975</text:p>
              </table:table-cell>
              <table:table-cell office:value-type="float" office:value="-20.9713911150059">
                <text:p>-20.9713911150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0490395205595">
                <text:p>22.0490395205595</text:p>
              </table:table-cell>
              <table:table-cell office:value-type="float" office:value="-9.62498863389318">
                <text:p>-9.62498863389318</text:p>
              </table:table-cell>
              <table:table-cell office:value-type="float" office:value="-21.6021867859972">
                <text:p>-21.6021867859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2847448909801">
                <text:p>22.2847448909801</text:p>
              </table:table-cell>
              <table:table-cell office:value-type="float" office:value="-10.0731537831674">
                <text:p>-10.0731537831674</text:p>
              </table:table-cell>
              <table:table-cell office:value-type="float" office:value="-22.045433964064">
                <text:p>-22.045433964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94357347211">
                <text:p>22.4494357347211</text:p>
              </table:table-cell>
              <table:table-cell office:value-type="float" office:value="-10.3856020634242">
                <text:p>-10.3856020634242</text:p>
              </table:table-cell>
              <table:table-cell office:value-type="float" office:value="-22.356399243328">
                <text:p>-22.356399243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645714402043">
                <text:p>22.5645714402043</text:p>
              </table:table-cell>
              <table:table-cell office:value-type="float" office:value="-10.6036977286015">
                <text:p>-10.6036977286015</text:p>
              </table:table-cell>
              <table:table-cell office:value-type="float" office:value="-22.5743711315289">
                <text:p>-22.57437113152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6450941563091">
                <text:p>22.6450941563091</text:p>
              </table:table-cell>
              <table:table-cell office:value-type="float" office:value="-10.7560627867341">
                <text:p>-10.7560627867341</text:p>
              </table:table-cell>
              <table:table-cell office:value-type="float" office:value="-22.7270826390853">
                <text:p>-22.7270826390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7014247051816">
                <text:p>22.7014247051816</text:p>
              </table:table-cell>
              <table:table-cell office:value-type="float" office:value="-10.8625707269142">
                <text:p>-10.8625707269142</text:p>
              </table:table-cell>
              <table:table-cell office:value-type="float" office:value="-22.834040374182">
                <text:p>-22.834040374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7408387885362">
                <text:p>22.7408387885362</text:p>
              </table:table-cell>
              <table:table-cell office:value-type="float" office:value="-10.9370540752016">
                <text:p>-10.9370540752016</text:p>
              </table:table-cell>
              <table:table-cell office:value-type="float" office:value="-22.908938495996">
                <text:p>-22.908938495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7684201769434">
                <text:p>22.7684201769434</text:p>
              </table:table-cell>
              <table:table-cell office:value-type="float" office:value="-10.9891570753766">
                <text:p>-10.9891570753766</text:p>
              </table:table-cell>
              <table:table-cell office:value-type="float" office:value="-22.9613802409291">
                <text:p>-22.9613802409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787723001121">
                <text:p>22.787723001121</text:p>
              </table:table-cell>
              <table:table-cell office:value-type="float" office:value="-11.0256118705544">
                <text:p>-11.0256118705544</text:p>
              </table:table-cell>
              <table:table-cell office:value-type="float" office:value="-22.9980956866621">
                <text:p>-22.9980956866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8012329465475">
                <text:p>22.8012329465475</text:p>
              </table:table-cell>
              <table:table-cell office:value-type="float" office:value="-11.0511217523603">
                <text:p>-11.0511217523603</text:p>
              </table:table-cell>
              <table:table-cell office:value-type="float" office:value="-23.0237994891167">
                <text:p>-23.0237994891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106889132137">
                <text:p>22.8106889132137</text:p>
              </table:table-cell>
              <table:table-cell office:value-type="float" office:value="-11.0689745185418">
                <text:p>-11.0689745185418</text:p>
              </table:table-cell>
              <table:table-cell office:value-type="float" office:value="-23.0417935958899">
                <text:p>-23.0417935958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8173076023685">
                <text:p>22.8173076023685</text:p>
              </table:table-cell>
              <table:table-cell office:value-type="float" office:value="-11.08146942138">
                <text:p>-11.08146942138</text:p>
              </table:table-cell>
              <table:table-cell office:value-type="float" office:value="-23.0543901717902">
                <text:p>-23.0543901717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8219404459317">
                <text:p>22.8219404459317</text:p>
              </table:table-cell>
              <table:table-cell office:value-type="float" office:value="-11.0902148571426">
                <text:p>-11.0902148571426</text:p>
              </table:table-cell>
              <table:table-cell office:value-type="float" office:value="-23.0632081161227">
                <text:p>-23.0632081161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825183319404">
                <text:p>22.825183319404</text:p>
              </table:table-cell>
              <table:table-cell office:value-type="float" office:value="-11.0963361740904">
                <text:p>-11.0963361740904</text:p>
              </table:table-cell>
              <table:table-cell office:value-type="float" office:value="-23.0693808435352">
                <text:p>-23.0693808435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8274532734979">
                <text:p>22.8274532734979</text:p>
              </table:table-cell>
              <table:table-cell office:value-type="float" office:value="-11.1006208568133">
                <text:p>-11.1006208568133</text:p>
              </table:table-cell>
              <table:table-cell office:value-type="float" office:value="-23.0737018339725">
                <text:p>-23.0737018339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8290422132702">
                <text:p>22.8290422132702</text:p>
              </table:table-cell>
              <table:table-cell office:value-type="float" office:value="-11.1036200175482">
                <text:p>-11.1036200175482</text:p>
              </table:table-cell>
              <table:table-cell office:value-type="float" office:value="-23.0767265669957">
                <text:p>-23.0767265669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8301544573455">
                <text:p>22.8301544573455</text:p>
              </table:table-cell>
              <table:table-cell office:value-type="float" office:value="-11.1057193726512">
                <text:p>-11.1057193726512</text:p>
              </table:table-cell>
              <table:table-cell office:value-type="float" office:value="-23.0788438995407">
                <text:p>-23.0788438995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8309330214533">
                <text:p>22.8309330214533</text:p>
              </table:table-cell>
              <table:table-cell office:value-type="float" office:value="-6.82259164298068">
                <text:p>-6.82259164298068</text:p>
              </table:table-cell>
              <table:table-cell office:value-type="float" office:value="-21.3513363005047">
                <text:p>-21.3513363005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8314780130238">
                <text:p>22.8314780130238</text:p>
              </table:table-cell>
              <table:table-cell office:value-type="float" office:value="-3.70490876130756">
                <text:p>-3.70490876130756</text:p>
              </table:table-cell>
              <table:table-cell office:value-type="float" office:value="-20.5689862433722">
                <text:p>-20.5689862433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8318595055038">
                <text:p>22.8318595055038</text:p>
              </table:table-cell>
              <table:table-cell office:value-type="float" office:value="-1.46198189261229">
                <text:p>-1.46198189261229</text:p>
              </table:table-cell>
              <table:table-cell office:value-type="float" office:value="-20.2857527891831">
                <text:p>-20.2857527891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8321265494463">
                <text:p>22.8321265494463</text:p>
              </table:table-cell>
              <table:table-cell office:value-type="float" office:value="0.138441051351876">
                <text:p>0.138441051351876</text:p>
              </table:table-cell>
              <table:table-cell office:value-type="float" office:value="-20.2337789733743">
                <text:p>-20.2337789733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8323134798173">
                <text:p>22.8323134798173</text:p>
              </table:table-cell>
              <table:table-cell office:value-type="float" office:value="-3.37511452155849">
                <text:p>-3.37511452155849</text:p>
              </table:table-cell>
              <table:table-cell office:value-type="float" office:value="-20.5130844348972">
                <text:p>-20.5130844348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8324443308864">
                <text:p>22.8324443308864</text:p>
              </table:table-cell>
              <table:table-cell office:value-type="float" office:value="-5.76244999965932">
                <text:p>-5.76244999965932</text:p>
              </table:table-cell>
              <table:table-cell office:value-type="float" office:value="-21.0382289558176">
                <text:p>-21.0382289558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8325359265415">
                <text:p>22.8325359265415</text:p>
              </table:table-cell>
              <table:table-cell office:value-type="float" office:value="-7.39912282782989">
                <text:p>-7.39912282782989</text:p>
              </table:table-cell>
              <table:table-cell office:value-type="float" office:value="-21.5441981762048">
                <text:p>-21.5441981762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8326000434543">
                <text:p>22.8326000434543</text:p>
              </table:table-cell>
              <table:table-cell office:value-type="float" office:value="-8.52820705406684">
                <text:p>-8.52820705406684</text:p>
              </table:table-cell>
              <table:table-cell office:value-type="float" office:value="-21.9576573928993">
                <text:p>-21.9576573928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8326449252708">
                <text:p>22.8326449252708</text:p>
              </table:table-cell>
              <table:table-cell office:value-type="float" office:value="-9.31053969197602">
                <text:p>-9.31053969197602</text:p>
              </table:table-cell>
              <table:table-cell office:value-type="float" office:value="-22.2732264012525">
                <text:p>-22.2732264012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8326763425314">
                <text:p>22.8326763425314</text:p>
              </table:table-cell>
              <table:table-cell office:value-type="float" office:value="-9.85427397399565">
                <text:p>-9.85427397399565</text:p>
              </table:table-cell>
              <table:table-cell office:value-type="float" office:value="-22.5059686341004">
                <text:p>-22.5059686341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8326983346086">
                <text:p>22.8326983346086</text:p>
              </table:table-cell>
              <table:table-cell office:value-type="float" office:value="-10.232989361606">
                <text:p>-10.232989361606</text:p>
              </table:table-cell>
              <table:table-cell office:value-type="float" office:value="-22.6743685783636">
                <text:p>-22.6743685783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8327137290598">
                <text:p>22.8327137290598</text:p>
              </table:table-cell>
              <table:table-cell office:value-type="float" office:value="-10.4971638014211">
                <text:p>-10.4971638014211</text:p>
              </table:table-cell>
              <table:table-cell office:value-type="float" office:value="-22.7948256060621">
                <text:p>-22.7948256060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8327245051745">
                <text:p>22.8327245051745</text:p>
              </table:table-cell>
              <table:table-cell office:value-type="float" office:value="-10.6816333694053">
                <text:p>-10.6816333694053</text:p>
              </table:table-cell>
              <table:table-cell office:value-type="float" office:value="-22.8803717877238">
                <text:p>-22.88037178772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832732048454">
                <text:p>22.832732048454</text:p>
              </table:table-cell>
              <table:table-cell office:value-type="float" office:value="-10.8105407885888">
                <text:p>-10.8105407885888</text:p>
              </table:table-cell>
              <table:table-cell office:value-type="float" office:value="-22.940842627644">
                <text:p>-22.940842627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8327373287495">
                <text:p>22.8327373287495</text:p>
              </table:table-cell>
              <table:table-cell office:value-type="float" office:value="-10.9006677151926">
                <text:p>-10.9006677151926</text:p>
              </table:table-cell>
              <table:table-cell office:value-type="float" office:value="-22.9834563892083">
                <text:p>-22.9834563892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9953788320526">
                <text:p>20.9953788320526</text:p>
              </table:table-cell>
              <table:table-cell office:value-type="float" office:value="-12.7008460046688">
                <text:p>-12.7008460046688</text:p>
              </table:table-cell>
              <table:table-cell office:value-type="float" office:value="-22.0972256843051">
                <text:p>-22.0972256843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6579448332456">
                <text:p>19.6579448332456</text:p>
              </table:table-cell>
              <table:table-cell office:value-type="float" office:value="-9.72017159861079">
                <text:p>-9.72017159861079</text:p>
              </table:table-cell>
              <table:table-cell office:value-type="float" office:value="-19.1231681232225">
                <text:p>-19.1231681232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6957549179365">
                <text:p>18.6957549179365</text:p>
              </table:table-cell>
              <table:table-cell office:value-type="float" office:value="-7.54104947011105">
                <text:p>-7.54104947011105</text:p>
              </table:table-cell>
              <table:table-cell office:value-type="float" office:value="-17.0345833021789">
                <text:p>-17.0345833021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0091860042516">
                <text:p>18.0091860042516</text:p>
              </table:table-cell>
              <table:table-cell office:value-type="float" office:value="-5.9686128111459">
                <text:p>-5.9686128111459</text:p>
              </table:table-cell>
              <table:table-cell office:value-type="float" office:value="-15.589080666113">
                <text:p>-15.589080666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157800035083">
                <text:p>19.5157800035083</text:p>
              </table:table-cell>
              <table:table-cell office:value-type="float" office:value="-2.95932846506355">
                <text:p>-2.95932846506355</text:p>
              </table:table-cell>
              <table:table-cell office:value-type="float" office:value="-16.560630054086">
                <text:p>-16.560630054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5394610651959">
                <text:p>20.5394610651959</text:p>
              </table:table-cell>
              <table:table-cell office:value-type="float" office:value="-5.5174414791023">
                <text:p>-5.5174414791023</text:p>
              </table:table-cell>
              <table:table-cell office:value-type="float" office:value="-18.3849781843245">
                <text:p>-18.3849781843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24126267332">
                <text:p>21.24126267332</text:p>
              </table:table-cell>
              <table:table-cell office:value-type="float" office:value="-7.2494544631774">
                <text:p>-7.2494544631774</text:p>
              </table:table-cell>
              <table:table-cell office:value-type="float" office:value="-19.7527594231527">
                <text:p>-19.7527594231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7254124291296">
                <text:p>21.7254124291296</text:p>
              </table:table-cell>
              <table:table-cell office:value-type="float" office:value="-8.43389768879733">
                <text:p>-8.43389768879733</text:p>
              </table:table-cell>
              <table:table-cell office:value-type="float" office:value="-20.7377280774786">
                <text:p>-20.7377280774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0608760649859">
                <text:p>22.0608760649859</text:p>
              </table:table-cell>
              <table:table-cell office:value-type="float" office:value="-9.24956622469779">
                <text:p>-9.24956622469779</text:p>
              </table:table-cell>
              <table:table-cell office:value-type="float" office:value="-21.436296333433">
                <text:p>-21.436296333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2940291432392">
                <text:p>22.2940291432392</text:p>
              </table:table-cell>
              <table:table-cell office:value-type="float" office:value="-5.44451230141563">
                <text:p>-5.44451230141563</text:p>
              </table:table-cell>
              <table:table-cell office:value-type="float" office:value="-20.351584732489">
                <text:p>-20.351584732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4564222892255">
                <text:p>22.4564222892255</text:p>
              </table:table-cell>
              <table:table-cell office:value-type="float" office:value="-2.70028426348465">
                <text:p>-2.70028426348465</text:p>
              </table:table-cell>
              <table:table-cell office:value-type="float" office:value="-19.9817886439748">
                <text:p>-19.9817886439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5697003364029">
                <text:p>22.5697003364029</text:p>
              </table:table-cell>
              <table:table-cell office:value-type="float" office:value="-5.30826595232959">
                <text:p>-5.30826595232959</text:p>
              </table:table-cell>
              <table:table-cell office:value-type="float" office:value="-20.6246529688724">
                <text:p>-20.6246529688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6488009475783">
                <text:p>22.6488009475783</text:p>
              </table:table-cell>
              <table:table-cell office:value-type="float" office:value="-7.08991131694238">
                <text:p>-7.08991131694238</text:p>
              </table:table-cell>
              <table:table-cell office:value-type="float" office:value="-21.2396925785866">
                <text:p>-21.2396925785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040765045225">
                <text:p>22.7040765045225</text:p>
              </table:table-cell>
              <table:table-cell office:value-type="float" office:value="-8.31596342784295">
                <text:p>-8.31596342784295</text:p>
              </table:table-cell>
              <table:table-cell office:value-type="float" office:value="-21.7388439940204">
                <text:p>-21.7388439940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7427229760686">
                <text:p>22.7427229760686</text:p>
              </table:table-cell>
              <table:table-cell office:value-type="float" office:value="-9.1640066302418">
                <text:p>-9.1640066302418</text:p>
              </table:table-cell>
              <table:table-cell office:value-type="float" office:value="-22.1178131544853">
                <text:p>-22.1178131544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7697527846131">
                <text:p>22.7697527846131</text:p>
              </table:table-cell>
              <table:table-cell office:value-type="float" office:value="-9.75269148255524">
                <text:p>-9.75269148255524</text:p>
              </table:table-cell>
              <table:table-cell office:value-type="float" office:value="-22.3962482765608">
                <text:p>-22.3962482765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9492228374768">
                <text:p>20.9492228374768</text:p>
              </table:table-cell>
              <table:table-cell office:value-type="float" office:value="-11.9014710228301">
                <text:p>-11.9014710228301</text:p>
              </table:table-cell>
              <table:table-cell office:value-type="float" office:value="-21.6017800814258">
                <text:p>-21.6017800814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6245827330645">
                <text:p>19.6245827330645</text:p>
              </table:table-cell>
              <table:table-cell office:value-type="float" office:value="-9.13494695915298">
                <text:p>-9.13494695915298</text:p>
              </table:table-cell>
              <table:table-cell office:value-type="float" office:value="-18.7966973259429">
                <text:p>-18.7966973259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6138086727107">
                <text:p>20.6138086727107</text:p>
              </table:table-cell>
              <table:table-cell office:value-type="float" office:value="-5.28231820584787">
                <text:p>-5.28231820584787</text:p>
              </table:table-cell>
              <table:table-cell office:value-type="float" office:value="-18.4012259256095">
                <text:p>-18.40122592560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2924350358846">
                <text:p>21.2924350358846</text:p>
              </table:table-cell>
              <table:table-cell office:value-type="float" office:value="-2.54591886977479">
                <text:p>-2.54591886977479</text:p>
              </table:table-cell>
              <table:table-cell office:value-type="float" office:value="-18.6099002148246">
                <text:p>-18.60990021482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7608123928171">
                <text:p>21.7608123928171</text:p>
              </table:table-cell>
              <table:table-cell office:value-type="float" office:value="-0.610375589367877">
                <text:p>-0.610375589367877</text:p>
              </table:table-cell>
              <table:table-cell office:value-type="float" office:value="-18.9966186507323">
                <text:p>-18.9966186507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0854519618427">
                <text:p>22.0854519618427</text:p>
              </table:table-cell>
              <table:table-cell office:value-type="float" office:value="-3.90283170014047">
                <text:p>-3.90283170014047</text:p>
              </table:table-cell>
              <table:table-cell office:value-type="float" office:value="-19.7560855078779">
                <text:p>-19.7560855078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3111329736083">
                <text:p>22.3111329736083</text:p>
              </table:table-cell>
              <table:table-cell office:value-type="float" office:value="-6.13350231722616">
                <text:p>-6.13350231722616</text:p>
              </table:table-cell>
              <table:table-cell office:value-type="float" office:value="-20.5656228801535">
                <text:p>-20.5656228801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687386743262">
                <text:p>19.687386743262</text:p>
              </table:table-cell>
              <table:table-cell office:value-type="float" office:value="-4.72699052888103">
                <text:p>-4.72699052888103</text:p>
              </table:table-cell>
              <table:table-cell office:value-type="float" office:value="-17.3454717707132">
                <text:p>-17.34547177071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252046560339">
                <text:p>17.9252046560339</text:p>
              </table:table-cell>
              <table:table-cell office:value-type="float" office:value="-3.80433149979942">
                <text:p>-3.80433149979942</text:p>
              </table:table-cell>
              <table:table-cell office:value-type="float" office:value="-15.1327154115457">
                <text:p>-15.1327154115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595988656327">
                <text:p>19.3595988656327</text:p>
              </table:table-cell>
              <table:table-cell office:value-type="float" office:value="-5.96388724274502">
                <text:p>-5.96388724274502</text:p>
              </table:table-cell>
              <table:table-cell office:value-type="float" office:value="-17.3804430357177">
                <text:p>-17.3804430357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3827395991185">
                <text:p>20.3827395991185</text:p>
              </table:table-cell>
              <table:table-cell office:value-type="float" office:value="-7.49178374324424">
                <text:p>-7.49178374324424</text:p>
              </table:table-cell>
              <table:table-cell office:value-type="float" office:value="-19.0323826894222">
                <text:p>-19.0323826894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084420563565">
                <text:p>21.1084420563565</text:p>
              </table:table-cell>
              <table:table-cell office:value-type="float" office:value="-8.56943636632813">
                <text:p>-8.56943636632813</text:p>
              </table:table-cell>
              <table:table-cell office:value-type="float" office:value="-20.2210478932231">
                <text:p>-20.2210478932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6211471750889">
                <text:p>21.6211471750889</text:p>
              </table:table-cell>
              <table:table-cell office:value-type="float" office:value="-9.32783825123403">
                <text:p>-9.32783825123403</text:p>
              </table:table-cell>
              <table:table-cell office:value-type="float" office:value="-21.0673831413147">
                <text:p>-21.0673831413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9823698938825">
                <text:p>21.9823698938825</text:p>
              </table:table-cell>
              <table:table-cell office:value-type="float" office:value="-9.86072372322602">
                <text:p>-9.86072372322602</text:p>
              </table:table-cell>
              <table:table-cell office:value-type="float" office:value="-21.6663746062418">
                <text:p>-21.6663746062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2363738351932">
                <text:p>22.2363738351932</text:p>
              </table:table-cell>
              <table:table-cell office:value-type="float" office:value="-10.2347332117544">
                <text:p>-10.2347332117544</text:p>
              </table:table-cell>
              <table:table-cell office:value-type="float" office:value="-22.0887519080225">
                <text:p>-22.0887519080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4147414639119">
                <text:p>22.4147414639119</text:p>
              </table:table-cell>
              <table:table-cell office:value-type="float" office:value="-10.4970274132101">
                <text:p>-10.4970274132101</text:p>
              </table:table-cell>
              <table:table-cell office:value-type="float" office:value="-22.3858865385104">
                <text:p>-22.3858865385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701824531719">
                <text:p>20.701824531719</text:p>
              </table:table-cell>
              <table:table-cell office:value-type="float" office:value="-12.4186676490695">
                <text:p>-12.4186676490695</text:p>
              </table:table-cell>
              <table:table-cell office:value-type="float" office:value="-21.6625395087176">
                <text:p>-21.6625395087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4519742254244">
                <text:p>19.4519742254244</text:p>
              </table:table-cell>
              <table:table-cell office:value-type="float" office:value="-9.52273306420267">
                <text:p>-9.52273306420267</text:p>
              </table:table-cell>
              <table:table-cell office:value-type="float" office:value="-18.816358055202">
                <text:p>-18.816358055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5513342074993">
                <text:p>18.5513342074993</text:p>
              </table:table-cell>
              <table:table-cell office:value-type="float" office:value="-7.4028871855209">
                <text:p>-7.4028871855209</text:p>
              </table:table-cell>
              <table:table-cell office:value-type="float" office:value="-16.8191310507153">
                <text:p>-16.8191310507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079715879605">
                <text:p>17.9079715879605</text:p>
              </table:table-cell>
              <table:table-cell office:value-type="float" office:value="-5.87192194425649">
                <text:p>-5.87192194425649</text:p>
              </table:table-cell>
              <table:table-cell office:value-type="float" office:value="-15.4384012019035">
                <text:p>-15.4384012019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4511847070913">
                <text:p>17.4511847070913</text:p>
              </table:table-cell>
              <table:table-cell office:value-type="float" office:value="-4.77659564093834">
                <text:p>-4.77659564093834</text:p>
              </table:table-cell>
              <table:table-cell office:value-type="float" office:value="-14.491063708155">
                <text:p>-14.491063708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375485909803">
                <text:p>19.1375485909803</text:p>
              </table:table-cell>
              <table:table-cell office:value-type="float" office:value="-6.74859230104735">
                <text:p>-6.74859230104735</text:p>
              </table:table-cell>
              <table:table-cell office:value-type="float" office:value="-17.2084324348785">
                <text:p>-17.2084324348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2805737175878">
                <text:p>20.2805737175878</text:p>
              </table:table-cell>
              <table:table-cell office:value-type="float" office:value="-8.09173923819913">
                <text:p>-8.09173923819913</text:p>
              </table:table-cell>
              <table:table-cell office:value-type="float" office:value="-19.0335658748287">
                <text:p>-19.0335658748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0628578587155">
                <text:p>21.0628578587155</text:p>
              </table:table-cell>
              <table:table-cell office:value-type="float" office:value="-9.01411202680454">
                <text:p>-9.01411202680454</text:p>
              </table:table-cell>
              <table:table-cell office:value-type="float" office:value="-20.2777919064149">
                <text:p>-20.2777919064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6018881070862">
                <text:p>21.6018881070862</text:p>
              </table:table-cell>
              <table:table-cell office:value-type="float" office:value="-9.65117839644799">
                <text:p>-9.65117839644799</text:p>
              </table:table-cell>
              <table:table-cell office:value-type="float" office:value="-21.1334545458258">
                <text:p>-21.1334545458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9750678801681">
                <text:p>21.9750678801681</text:p>
              </table:table-cell>
              <table:table-cell office:value-type="float" office:value="-10.0929615911069">
                <text:p>-10.0929615911069</text:p>
              </table:table-cell>
              <table:table-cell office:value-type="float" office:value="-21.7252173309539">
                <text:p>-21.7252173309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2342838351467">
                <text:p>22.2342838351467</text:p>
              </table:table-cell>
              <table:table-cell office:value-type="float" office:value="-10.4001861593637">
                <text:p>-10.4001861593637</text:p>
              </table:table-cell>
              <table:table-cell office:value-type="float" office:value="-22.1360112615581">
                <text:p>-22.1360112615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579552904747">
                <text:p>20.5579552904747</text:p>
              </table:table-cell>
              <table:table-cell office:value-type="float" office:value="-8.04386733541728">
                <text:p>-8.04386733541728</text:p>
              </table:table-cell>
              <table:table-cell office:value-type="float" office:value="-19.3147739345568">
                <text:p>-19.3147739345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423365409263">
                <text:p>19.3423365409263</text:p>
              </table:table-cell>
              <table:table-cell office:value-type="float" office:value="-6.33424157058161">
                <text:p>-6.33424157058161</text:p>
              </table:table-cell>
              <table:table-cell office:value-type="float" office:value="-17.2831675734224">
                <text:p>-17.2831675734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4209927560071">
                <text:p>20.4209927560071</text:p>
              </table:table-cell>
              <table:table-cell office:value-type="float" office:value="-7.80978415677457">
                <text:p>-7.80978415677457</text:p>
              </table:table-cell>
              <table:table-cell office:value-type="float" office:value="-19.0679891722736">
                <text:p>-19.0679891722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1597460405887">
                <text:p>21.1597460405887</text:p>
              </table:table-cell>
              <table:table-cell office:value-type="float" office:value="-8.82062287230973">
                <text:p>-8.82062287230973</text:p>
              </table:table-cell>
              <table:table-cell office:value-type="float" office:value="-20.2949081782806">
                <text:p>-20.29490817828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6690320109283">
                <text:p>21.6690320109283</text:p>
              </table:table-cell>
              <table:table-cell office:value-type="float" office:value="-9.51760830940206">
                <text:p>-9.51760830940206</text:p>
              </table:table-cell>
              <table:table-cell office:value-type="float" office:value="-21.1424994503407">
                <text:p>-21.1424994503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217400996571">
                <text:p>22.0217400996571</text:p>
              </table:table-cell>
              <table:table-cell office:value-type="float" office:value="-10.0003702894255">
                <text:p>-10.0003702894255</text:p>
              </table:table-cell>
              <table:table-cell office:value-type="float" office:value="-21.7302520089489">
                <text:p>-21.73025200894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027906570541">
                <text:p>20.4027906570541</text:p>
              </table:table-cell>
              <table:table-cell office:value-type="float" office:value="-7.75205934277795">
                <text:p>-7.75205934277795</text:p>
              </table:table-cell>
              <table:table-cell office:value-type="float" office:value="-19.0242839817465">
                <text:p>-19.02428398174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2304830821877">
                <text:p>19.2304830821877</text:p>
              </table:table-cell>
              <table:table-cell office:value-type="float" office:value="-6.12391948187738">
                <text:p>-6.12391948187738</text:p>
              </table:table-cell>
              <table:table-cell office:value-type="float" office:value="-17.077743754232">
                <text:p>-17.077743754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3901725323655">
                <text:p>18.3901725323655</text:p>
              </table:table-cell>
              <table:table-cell office:value-type="float" office:value="-4.95681721858148">
                <text:p>-4.95681721858148</text:p>
              </table:table-cell>
              <table:table-cell office:value-type="float" office:value="-15.6917087141939">
                <text:p>-15.69170871419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7921060188044">
                <text:p>17.7921060188044</text:p>
              </table:table-cell>
              <table:table-cell office:value-type="float" office:value="-4.12614083608329">
                <text:p>-4.12614083608329</text:p>
              </table:table-cell>
              <table:table-cell office:value-type="float" office:value="-14.7113260951331">
                <text:p>-14.71132609513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3691529708954">
                <text:p>19.3691529708954</text:p>
              </table:table-cell>
              <table:table-cell office:value-type="float" office:value="-6.31130366427747">
                <text:p>-6.31130366427747</text:p>
              </table:table-cell>
              <table:table-cell office:value-type="float" office:value="-17.3053651628673">
                <text:p>-17.30536516286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4393551281137">
                <text:p>20.4393551281137</text:p>
              </table:table-cell>
              <table:table-cell office:value-type="float" office:value="-7.79420252922354">
                <text:p>-7.79420252922354</text:p>
              </table:table-cell>
              <table:table-cell office:value-type="float" office:value="-19.081634134191">
                <text:p>-19.0816341341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1724035485902">
                <text:p>21.1724035485902</text:p>
              </table:table-cell>
              <table:table-cell office:value-type="float" office:value="-8.80994342612242">
                <text:p>-8.80994342612242</text:p>
              </table:table-cell>
              <table:table-cell office:value-type="float" office:value="-20.303694336371">
                <text:p>-20.3036943363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77797606325">
                <text:p>21.677797606325</text:p>
              </table:table-cell>
              <table:table-cell office:value-type="float" office:value="-9.51024257968007">
                <text:p>-9.51024257968007</text:p>
              </table:table-cell>
              <table:table-cell office:value-type="float" office:value="-21.1483193408432">
                <text:p>-21.1483193408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1525352734505">
                <text:p>20.1525352734505</text:p>
              </table:table-cell>
              <table:table-cell office:value-type="float" office:value="-7.39543330152456">
                <text:p>-7.39543330152456</text:p>
              </table:table-cell>
              <table:table-cell office:value-type="float" office:value="-18.6040477191282">
                <text:p>-18.6040477191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05049640662">
                <text:p>19.05049640662</text:p>
              </table:table-cell>
              <table:table-cell office:value-type="float" office:value="-5.8674270392267">
                <text:p>-5.8674270392267</text:p>
              </table:table-cell>
              <table:table-cell office:value-type="float" office:value="-16.7778260858252">
                <text:p>-16.7778260858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222165394679">
                <text:p>20.222165394679</text:p>
              </table:table-cell>
              <table:table-cell office:value-type="float" office:value="-7.49166235794463">
                <text:p>-7.49166235794463</text:p>
              </table:table-cell>
              <table:table-cell office:value-type="float" office:value="-18.7196910063208">
                <text:p>-18.7196910063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0231824502132">
                <text:p>21.0231824502132</text:p>
              </table:table-cell>
              <table:table-cell office:value-type="float" office:value="-8.60208049203301">
                <text:p>-8.60208049203301</text:p>
              </table:table-cell>
              <table:table-cell office:value-type="float" office:value="-20.0541488975912">
                <text:p>-20.0541488975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5746988758818">
                <text:p>21.5746988758818</text:p>
              </table:table-cell>
              <table:table-cell office:value-type="float" office:value="-9.36662675598554">
                <text:p>-9.36662675598554</text:p>
              </table:table-cell>
              <table:table-cell office:value-type="float" office:value="-20.9755523376143">
                <text:p>-20.9755523376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9563181299911">
                <text:p>21.9563181299911</text:p>
              </table:table-cell>
              <table:table-cell office:value-type="float" office:value="-9.89565148427459">
                <text:p>-9.89565148427459</text:p>
              </table:table-cell>
              <table:table-cell office:value-type="float" office:value="-21.6141890830712">
                <text:p>-21.61418908307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2212964415722">
                <text:p>22.2212964415722</text:p>
              </table:table-cell>
              <table:table-cell office:value-type="float" office:value="-10.2629813885666">
                <text:p>-10.2629813885666</text:p>
              </table:table-cell>
              <table:table-cell office:value-type="float" office:value="-22.0580987715883">
                <text:p>-22.05809877158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057325506461">
                <text:p>22.4057325506461</text:p>
              </table:table-cell>
              <table:table-cell office:value-type="float" office:value="-6.18732031798862">
                <text:p>-6.18732031798862</text:p>
              </table:table-cell>
              <table:table-cell office:value-type="float" office:value="-20.6866264380861">
                <text:p>-20.68662643808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343264560569">
                <text:p>22.5343264560569</text:p>
              </table:table-cell>
              <table:table-cell office:value-type="float" office:value="-3.23717279708941">
                <text:p>-3.23717279708941</text:p>
              </table:table-cell>
              <table:table-cell office:value-type="float" office:value="-20.150573731677">
                <text:p>-20.150573731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6240924707677">
                <text:p>22.6240924707677</text:p>
              </table:table-cell>
              <table:table-cell office:value-type="float" office:value="-1.12298298193645">
                <text:p>-1.12298298193645</text:p>
              </table:table-cell>
              <table:table-cell office:value-type="float" office:value="-20.0243469632687">
                <text:p>-20.02434696326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6868066103246">
                <text:p>22.6868066103246</text:p>
              </table:table-cell>
              <table:table-cell office:value-type="float" office:value="-4.23350610469778">
                <text:p>-4.23350610469778</text:p>
              </table:table-cell>
              <table:table-cell office:value-type="float" office:value="-20.5071404692051">
                <text:p>-20.5071404692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7306467931662">
                <text:p>22.7306467931662</text:p>
              </table:table-cell>
              <table:table-cell office:value-type="float" office:value="-6.35160436582734">
                <text:p>-6.35160436582734</text:p>
              </table:table-cell>
              <table:table-cell office:value-type="float" office:value="-21.0950187688834">
                <text:p>-21.09501876888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7613056950662">
                <text:p>22.7613056950662</text:p>
              </table:table-cell>
              <table:table-cell office:value-type="float" office:value="-7.80590094889325">
                <text:p>-7.80590094889325</text:p>
              </table:table-cell>
              <table:table-cell office:value-type="float" office:value="-21.6105447997496">
                <text:p>-21.6105447997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7827526173269">
                <text:p>22.7827526173269</text:p>
              </table:table-cell>
              <table:table-cell office:value-type="float" office:value="-8.81023108332431">
                <text:p>-8.81023108332431</text:p>
              </table:table-cell>
              <table:table-cell office:value-type="float" office:value="-22.015967228246">
                <text:p>-22.015967228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7977584554804">
                <text:p>22.7977584554804</text:p>
              </table:table-cell>
              <table:table-cell office:value-type="float" office:value="-9.50663627436363">
                <text:p>-9.50663627436363</text:p>
              </table:table-cell>
              <table:table-cell office:value-type="float" office:value="-22.3194613311192">
                <text:p>-22.3194613311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8082591099243">
                <text:p>22.8082591099243</text:p>
              </table:table-cell>
              <table:table-cell office:value-type="float" office:value="-9.99089904700433">
                <text:p>-9.99089904700433</text:p>
              </table:table-cell>
              <table:table-cell office:value-type="float" office:value="-22.5408539804939">
                <text:p>-22.54085398049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8156078866977">
                <text:p>22.8156078866977</text:p>
              </table:table-cell>
              <table:table-cell office:value-type="float" office:value="-10.3283135649592">
                <text:p>-10.3283135649592</text:p>
              </table:table-cell>
              <table:table-cell office:value-type="float" office:value="-22.6999783639412">
                <text:p>-22.6999783639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8207512067457">
                <text:p>22.8207512067457</text:p>
              </table:table-cell>
              <table:table-cell office:value-type="float" office:value="-10.5637377137898">
                <text:p>-10.5637377137898</text:p>
              </table:table-cell>
              <table:table-cell office:value-type="float" office:value="-22.8133202862821">
                <text:p>-22.81332028628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8243511272251">
                <text:p>22.8243511272251</text:p>
              </table:table-cell>
              <table:table-cell office:value-type="float" office:value="-10.7281602979455">
                <text:p>-10.7281602979455</text:p>
              </table:table-cell>
              <table:table-cell office:value-type="float" office:value="-22.8935911113943">
                <text:p>-22.8935911113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268708738381">
                <text:p>22.8268708738381</text:p>
              </table:table-cell>
              <table:table-cell office:value-type="float" office:value="-10.8430730413668">
                <text:p>-10.8430730413668</text:p>
              </table:table-cell>
              <table:table-cell office:value-type="float" office:value="-22.9502281815675">
                <text:p>-22.9502281815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8286345995897">
                <text:p>22.8286345995897</text:p>
              </table:table-cell>
              <table:table-cell office:value-type="float" office:value="-10.923422379977">
                <text:p>-10.923422379977</text:p>
              </table:table-cell>
              <table:table-cell office:value-type="float" office:value="-22.9900903681202">
                <text:p>-22.9900903681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829869160148">
                <text:p>22.829869160148</text:p>
              </table:table-cell>
              <table:table-cell office:value-type="float" office:value="-10.9796230631461">
                <text:p>-10.9796230631461</text:p>
              </table:table-cell>
              <table:table-cell office:value-type="float" office:value="-23.0180988216425">
                <text:p>-23.0180988216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8307333292805">
                <text:p>22.8307333292805</text:p>
              </table:table-cell>
              <table:table-cell office:value-type="float" office:value="-11.0189420671">
                <text:p>-11.0189420671</text:p>
              </table:table-cell>
              <table:table-cell office:value-type="float" office:value="-23.0377557986361">
                <text:p>-23.0377557986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test.U233:test.V364" chart:data-source-has-labels="row" svg:x="0.32cm" svg:y="0.18cm" svg:width="13.831cm" svg:height="8.64cm">
          <chartooo:coordinate-region svg:x="0.558cm" svg:y="0.379cm" svg:width="13.40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V234:test.V364" chart:label-cell-address="test.V233:test.V233" chart:class="chart:scatter">
            <chart:domain table:cell-range-address="test.U234:test.U364"/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y</text:p>
                <draw:g>
                  <svg:desc>test.V233:test.V2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551748232678">
                <text:p>-7.551748232678</text:p>
                <draw:g>
                  <svg:desc>test.U234:test.U364</svg:desc>
                </draw:g>
              </table:table-cell>
              <table:table-cell office:value-type="float" office:value="28.6070757827059">
                <text:p>28.6070757827059</text:p>
                <draw:g>
                  <svg:desc>test.V234:test.V3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551748232678">
                <text:p>-7.551748232678</text:p>
              </table:table-cell>
              <table:table-cell office:value-type="float" office:value="25.0977417485606">
                <text:p>25.0977417485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551748232678">
                <text:p>-7.551748232678</text:p>
              </table:table-cell>
              <table:table-cell office:value-type="float" office:value="22.7356151127428">
                <text:p>22.7356151127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90338930210538">
                <text:p>-8.90338930210538</text:p>
              </table:table-cell>
              <table:table-cell office:value-type="float" office:value="19.848938559516">
                <text:p>19.848938559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88726412638142">
                <text:p>-9.88726412638142</text:p>
              </table:table-cell>
              <table:table-cell office:value-type="float" office:value="17.8140026371925">
                <text:p>17.8140026371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5950930381207">
                <text:p>-10.5950930381207</text:p>
              </table:table-cell>
              <table:table-cell office:value-type="float" office:value="16.3817910661674">
                <text:p>16.381791066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1001631141088">
                <text:p>-11.1001631141088</text:p>
              </table:table-cell>
              <table:table-cell office:value-type="float" office:value="15.3751737329557">
                <text:p>15.3751737329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.4641648754313">
                <text:p>-10.4641648754313</text:p>
              </table:table-cell>
              <table:table-cell office:value-type="float" office:value="13.6198941082371">
                <text:p>13.6198941082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99358106744346">
                <text:p>-9.99358106744346</text:p>
              </table:table-cell>
              <table:table-cell office:value-type="float" office:value="9.32418105379063">
                <text:p>9.32418105379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.7016146222704">
                <text:p>-10.7016146222704</text:p>
              </table:table-cell>
              <table:table-cell office:value-type="float" office:value="7.50461290718867">
                <text:p>7.50461290718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.1572737233546">
                <text:p>-10.1572737233546</text:p>
              </table:table-cell>
              <table:table-cell office:value-type="float" office:value="5.17830570033296">
                <text:p>5.17830570033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.8194251852809">
                <text:p>-10.8194251852809</text:p>
              </table:table-cell>
              <table:table-cell office:value-type="float" office:value="4.67102087284187">
                <text:p>4.67102087284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.2745080702011">
                <text:p>-11.2745080702011</text:p>
              </table:table-cell>
              <table:table-cell office:value-type="float" office:value="4.31715989986387">
                <text:p>4.31715989986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.5890158153264">
                <text:p>-11.5890158153264</text:p>
              </table:table-cell>
              <table:table-cell office:value-type="float" office:value="6.82672505813011">
                <text:p>6.82672505813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7925302512421">
                <text:p>-10.7925302512421</text:p>
              </table:table-cell>
              <table:table-cell office:value-type="float" office:value="13.6298638418806">
                <text:p>13.6298638418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2163463857499">
                <text:p>-10.2163463857499</text:p>
              </table:table-cell>
              <table:table-cell office:value-type="float" office:value="18.9419385839093">
                <text:p>18.9419385839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80362970413453">
                <text:p>-9.80362970413453</text:p>
              </table:table-cell>
              <table:table-cell office:value-type="float" office:value="22.9546448760973">
                <text:p>22.9546448760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00616495188075">
                <text:p>-8.00616495188075</text:p>
              </table:table-cell>
              <table:table-cell office:value-type="float" office:value="31.2355748218639">
                <text:p>31.235574821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06625241276206">
                <text:p>-4.06625241276206</text:p>
              </table:table-cell>
              <table:table-cell office:value-type="float" office:value="35.8063324541106">
                <text:p>35.8063324541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6899630720485">
                <text:p>-1.56899630720485</text:p>
              </table:table-cell>
              <table:table-cell office:value-type="float" office:value="38.7682673510376">
                <text:p>38.7682673510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5222065435211">
                <text:p>0.0625222065435211</text:p>
              </table:table-cell>
              <table:table-cell office:value-type="float" office:value="36.7121051488883">
                <text:p>36.7121051488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101149358739">
                <text:p>1.15101149358739</text:p>
              </table:table-cell>
              <table:table-cell office:value-type="float" office:value="35.2986890801235">
                <text:p>35.2986890801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6282718104604">
                <text:p>0.786282718104604</text:p>
              </table:table-cell>
              <table:table-cell office:value-type="float" office:value="35.4836693063574">
                <text:p>35.4836693063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284181405452">
                <text:p>1.54284181405452</text:p>
              </table:table-cell>
              <table:table-cell office:value-type="float" office:value="36.5336310408435">
                <text:p>36.5336310408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001332372793">
                <text:p>1.03001332372793</text:p>
              </table:table-cell>
              <table:table-cell office:value-type="float" office:value="45.9512125461091">
                <text:p>45.9512125461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250114965713">
                <text:p>0.70250114965713</text:p>
              </table:table-cell>
              <table:table-cell office:value-type="float" office:value="52.8107484800595">
                <text:p>52.8107484800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7728596012568">
                <text:p>0.487728596012568</text:p>
              </table:table-cell>
              <table:table-cell office:value-type="float" office:value="57.7559691120571">
                <text:p>57.7559691120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3258399423821">
                <text:p>3.03258399423821</text:p>
              </table:table-cell>
              <table:table-cell office:value-type="float" office:value="60.1485224682631">
                <text:p>60.1485224682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22365551215">
                <text:p>10.522365551215</text:p>
              </table:table-cell>
              <table:table-cell office:value-type="float" office:value="55.7680833541768">
                <text:p>55.7680833541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450692538224">
                <text:p>24.5450692538224</text:p>
              </table:table-cell>
              <table:table-cell office:value-type="float" office:value="40.3097675545277">
                <text:p>40.3097675545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6636840028525">
                <text:p>37.6636840028525</text:p>
              </table:table-cell>
              <table:table-cell office:value-type="float" office:value="21.642706014367">
                <text:p>21.642706014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9817775581965">
                <text:p>48.9817775581965</text:p>
              </table:table-cell>
              <table:table-cell office:value-type="float" office:value="6.53015772881962">
                <text:p>6.53015772881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8116681829614">
                <text:p>58.8116681829614</text:p>
              </table:table-cell>
              <table:table-cell office:value-type="float" office:value="-12.1103335660216">
                <text:p>-12.1103335660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.0824865047955">
                <text:p>50.0824865047955</text:p>
              </table:table-cell>
              <table:table-cell office:value-type="float" office:value="-8.04897479988561">
                <text:p>-8.04897479988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3259876725339">
                <text:p>37.3259876725339</text:p>
              </table:table-cell>
              <table:table-cell office:value-type="float" office:value="2.0906450644716">
                <text:p>2.0906450644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0734815518552">
                <text:p>30.0734815518552</text:p>
              </table:table-cell>
              <table:table-cell office:value-type="float" office:value="13.6713321134468">
                <text:p>13.6713321134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84197242212">
                <text:p>20.84197242212</text:p>
              </table:table-cell>
              <table:table-cell office:value-type="float" office:value="26.2491678324473">
                <text:p>26.2491678324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6663812477501">
                <text:p>15.6663812477501</text:p>
              </table:table-cell>
              <table:table-cell office:value-type="float" office:value="33.7429434131973">
                <text:p>33.7429434131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88939668316309">
                <text:p>9.88939668316309</text:p>
              </table:table-cell>
              <table:table-cell office:value-type="float" office:value="40.1855395380566">
                <text:p>40.1855395380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6489366336974">
                <text:p>6.46489366336974</text:p>
              </table:table-cell>
              <table:table-cell office:value-type="float" office:value="28.431826615806">
                <text:p>28.431826615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2910587666898">
                <text:p>5.12910587666898</text:p>
              </table:table-cell>
              <table:table-cell office:value-type="float" office:value="20.8293116322781">
                <text:p>20.8293116322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2992819670205">
                <text:p>4.22992819670205</text:p>
              </table:table-cell>
              <table:table-cell office:value-type="float" office:value="16.1965044743426">
                <text:p>16.1965044743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1725624537047">
                <text:p>3.61725624537047</text:p>
              </table:table-cell>
              <table:table-cell office:value-type="float" office:value="13.253842055278">
                <text:p>13.253842055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375180441135">
                <text:p>3.96375180441135</text:p>
              </table:table-cell>
              <table:table-cell office:value-type="float" office:value="14.4666245670695">
                <text:p>14.4666245670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3131740567529">
                <text:p>3.43131740567529</text:p>
              </table:table-cell>
              <table:table-cell office:value-type="float" office:value="16.173980262196">
                <text:p>16.173980262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6633447657875">
                <text:p>3.06633447657875</text:p>
              </table:table-cell>
              <table:table-cell office:value-type="float" office:value="17.3817514812824">
                <text:p>17.381751481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4578263681018">
                <text:p>2.94578263681018</text:p>
              </table:table-cell>
              <table:table-cell office:value-type="float" office:value="16.8468489191755">
                <text:p>16.8468489191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5264075994075">
                <text:p>2.85264075994075</text:p>
              </table:table-cell>
              <table:table-cell office:value-type="float" office:value="16.4486962138773">
                <text:p>16.4486962138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9795570368031">
                <text:p>1.99795570368031</text:p>
              </table:table-cell>
              <table:table-cell office:value-type="float" office:value="16.9857470061542">
                <text:p>16.9857470061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7244078434949">
                <text:p>2.17244078434949</text:p>
              </table:table-cell>
              <table:table-cell office:value-type="float" office:value="16.5383118833402">
                <text:p>16.5383118833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9842250077266">
                <text:p>2.29842250077266</text:p>
              </table:table-cell>
              <table:table-cell office:value-type="float" office:value="14.019395932799">
                <text:p>14.01939593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5375339065266">
                <text:p>4.35375339065266</text:p>
              </table:table-cell>
              <table:table-cell office:value-type="float" office:value="16.2933544400461">
                <text:p>16.2933544400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605166001116">
                <text:p>3.06605166001116</text:p>
              </table:table-cell>
              <table:table-cell office:value-type="float" office:value="16.9083874043737">
                <text:p>16.9083874043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5266744588877">
                <text:p>3.75266744588877</text:p>
              </table:table-cell>
              <table:table-cell office:value-type="float" office:value="13.4574815793808">
                <text:p>13.4574815793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1764020089438">
                <text:p>3.41764020089438</text:p>
              </table:table-cell>
              <table:table-cell office:value-type="float" office:value="14.040126942059">
                <text:p>14.040126942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78467116442">
                <text:p>3.178467116442</text:p>
              </table:table-cell>
              <table:table-cell office:value-type="float" office:value="16.7005267318374">
                <text:p>16.7005267318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0872676731889">
                <text:p>3.00872676731889</text:p>
              </table:table-cell>
              <table:table-cell office:value-type="float" office:value="21.1180401928109">
                <text:p>21.1180401928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875864224072">
                <text:p>2.88875864224072</text:p>
              </table:table-cell>
              <table:table-cell office:value-type="float" office:value="27.1877670895686">
                <text:p>27.187767089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0421284282097">
                <text:p>2.80421284282097</text:p>
              </table:table-cell>
              <table:table-cell office:value-type="float" office:value="31.8489702145188">
                <text:p>31.8489702145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5254019435109">
                <text:p>1.15254019435109</text:p>
              </table:table-cell>
              <table:table-cell office:value-type="float" office:value="37.0093801165116">
                <text:p>37.0093801165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9551637341305">
                <text:p>0.809551637341305</text:p>
              </table:table-cell>
              <table:table-cell office:value-type="float" office:value="39.8770859192363">
                <text:p>39.87708591923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2667742663464">
                <text:p>0.572667742663464</text:p>
              </table:table-cell>
              <table:table-cell office:value-type="float" office:value="35.4788345479577">
                <text:p>35.4788345479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8399465407241">
                <text:p>0.408399465407241</text:p>
              </table:table-cell>
              <table:table-cell office:value-type="float" office:value="29.6978094839375">
                <text:p>29.697809483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4164096153669">
                <text:p>0.294164096153669</text:p>
              </table:table-cell>
              <table:table-cell office:value-type="float" office:value="28.6603644924115">
                <text:p>28.66036449241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4565543875486">
                <text:p>0.214565543875486</text:p>
              </table:table-cell>
              <table:table-cell office:value-type="float" office:value="27.946199668477">
                <text:p>27.946199668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5105919908521">
                <text:p>0.165105919908521</text:p>
              </table:table-cell>
              <table:table-cell office:value-type="float" office:value="31.6376775263539">
                <text:p>31.637677526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31677455918007">
                <text:p>-0.631677455918007</text:p>
              </table:table-cell>
              <table:table-cell office:value-type="float" office:value="35.2448591776621">
                <text:p>35.2448591776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467038501698">
                <text:p>-0.4467038501698</text:p>
              </table:table-cell>
              <table:table-cell office:value-type="float" office:value="64.0770892640074">
                <text:p>64.0770892640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0488804327584">
                <text:p>-0.310488804327584</text:p>
              </table:table-cell>
              <table:table-cell office:value-type="float" office:value="91.7028902875316">
                <text:p>91.7028902875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1173064485542">
                <text:p>-0.21173064485542</text:p>
              </table:table-cell>
              <table:table-cell office:value-type="float" office:value="84.7658404132462">
                <text:p>84.765840413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40892140058687">
                <text:p>-0.140892140058687</text:p>
              </table:table-cell>
              <table:table-cell office:value-type="float" office:value="80.102104357842">
                <text:p>80.1021043578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61319570634949">
                <text:p>-0.0961319570634949</text:p>
              </table:table-cell>
              <table:table-cell office:value-type="float" office:value="75.2499884499759">
                <text:p>75.2499884499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16277156533259">
                <text:p>-0.0616277156533259</text:p>
              </table:table-cell>
              <table:table-cell office:value-type="float" office:value="71.8355863396846">
                <text:p>71.83558633968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58260154989825">
                <text:p>-0.0358260154989825</text:p>
              </table:table-cell>
              <table:table-cell office:value-type="float" office:value="69.4351193279441">
                <text:p>69.4351193279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5021846548069">
                <text:p>0.935021846548069</text:p>
              </table:table-cell>
              <table:table-cell office:value-type="float" office:value="66.7452722122309">
                <text:p>66.7452722122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8579886900127">
                <text:p>2.58579886900127</text:p>
              </table:table-cell>
              <table:table-cell office:value-type="float" office:value="56.2195682399931">
                <text:p>56.2195682399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5499128267884">
                <text:p>3.75499128267884</text:p>
              </table:table-cell>
              <table:table-cell office:value-type="float" office:value="49.3800016816861">
                <text:p>49.3800016816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8071418757511">
                <text:p>4.58071418757511</text:p>
              </table:table-cell>
              <table:table-cell office:value-type="float" office:value="44.8315276364506">
                <text:p>44.8315276364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16250066122679">
                <text:p>5.16250066122679</text:p>
              </table:table-cell>
              <table:table-cell office:value-type="float" office:value="41.7584531791514">
                <text:p>41.7584531791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257241992343">
                <text:p>3.79257241992343</text:p>
              </table:table-cell>
              <table:table-cell office:value-type="float" office:value="37.9774676486392">
                <text:p>37.9774676486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4763978047486">
                <text:p>0.624763978047486</text:p>
              </table:table-cell>
              <table:table-cell office:value-type="float" office:value="37.5189773932131">
                <text:p>37.5189773932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0305786681711">
                <text:p>1.40305786681711</text:p>
              </table:table-cell>
              <table:table-cell office:value-type="float" office:value="37.8966253811551">
                <text:p>37.8966253811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1845972693205">
                <text:p>1.91845972693205</text:p>
              </table:table-cell>
              <table:table-cell office:value-type="float" office:value="41.8798872065816">
                <text:p>41.8798872065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6538959258367">
                <text:p>2.26538959258367</text:p>
              </table:table-cell>
              <table:table-cell office:value-type="float" office:value="40.8783777551174">
                <text:p>40.8783777551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016380007287">
                <text:p>2.5016380007287</text:p>
              </table:table-cell>
              <table:table-cell office:value-type="float" office:value="47.9543254830142">
                <text:p>47.9543254830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6383857951468">
                <text:p>2.66383857951468</text:p>
              </table:table-cell>
              <table:table-cell office:value-type="float" office:value="53.224903971475">
                <text:p>53.2249039714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2138525245193">
                <text:p>1.82138525245193</text:p>
              </table:table-cell>
              <table:table-cell office:value-type="float" office:value="38.1565858266587">
                <text:p>38.1565858266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905750303392">
                <text:p>1.25905750303392</text:p>
              </table:table-cell>
              <table:table-cell office:value-type="float" office:value="29.2996411126778">
                <text:p>29.2996411126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8372297573817">
                <text:p>0.878372297573817</text:p>
              </table:table-cell>
              <table:table-cell office:value-type="float" office:value="23.8177691596256">
                <text:p>23.8177691596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8076775584033">
                <text:p>0.618076775584033</text:p>
              </table:table-cell>
              <table:table-cell office:value-type="float" office:value="17.7171227949098">
                <text:p>17.7171227949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8846906678981">
                <text:p>0.438846906678981</text:p>
              </table:table-cell>
              <table:table-cell office:value-type="float" office:value="13.855943021042">
                <text:p>13.855943021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4826744003425">
                <text:p>0.314826744003425</text:p>
              </table:table-cell>
              <table:table-cell office:value-type="float" office:value="11.3377568767844">
                <text:p>11.3377568767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26121897472924">
                <text:p>-0.626121897472924</text:p>
              </table:table-cell>
              <table:table-cell office:value-type="float" office:value="8.85221349871906">
                <text:p>8.85221349871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5726242885721">
                <text:p>0.435726242885721</text:p>
              </table:table-cell>
              <table:table-cell office:value-type="float" office:value="7.05731820305466">
                <text:p>7.05731820305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3437565162245">
                <text:p>0.323437565162245</text:p>
              </table:table-cell>
              <table:table-cell office:value-type="float" office:value="4.97117421882692">
                <text:p>4.97117421882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01569907823">
                <text:p>0.2401569907823</text:p>
              </table:table-cell>
              <table:table-cell office:value-type="float" office:value="3.49546029969208">
                <text:p>3.49546029969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9483542526921">
                <text:p>0.179483542526921</text:p>
              </table:table-cell>
              <table:table-cell office:value-type="float" office:value="2.45455041955051">
                <text:p>2.454550419550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5850435639449">
                <text:p>1.05850435639449</text:p>
              </table:table-cell>
              <table:table-cell office:value-type="float" office:value="4.61306363408344">
                <text:p>4.61306363408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176050220825">
                <text:p>1.66176050220825</text:p>
              </table:table-cell>
              <table:table-cell office:value-type="float" office:value="6.15182107720189">
                <text:p>6.15182107720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2477307271542">
                <text:p>2.92477307271542</text:p>
              </table:table-cell>
              <table:table-cell office:value-type="float" office:value="8.04362309524156">
                <text:p>8.04362309524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5337022045128">
                <text:p>4.75337022045128</text:p>
              </table:table-cell>
              <table:table-cell office:value-type="float" office:value="8.29812921747708">
                <text:p>8.298129217477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2898674932433">
                <text:p>6.32898674932433</text:p>
              </table:table-cell>
              <table:table-cell office:value-type="float" office:value="8.82661101365518">
                <text:p>8.826611013655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891813655756">
                <text:p>6.6891813655756</text:p>
              </table:table-cell>
              <table:table-cell office:value-type="float" office:value="8.40360962464013">
                <text:p>8.40360962464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5349953483115">
                <text:p>6.95349953483115</text:p>
              </table:table-cell>
              <table:table-cell office:value-type="float" office:value="13.2643797846644">
                <text:p>13.2643797846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0435055821611">
                <text:p>6.50435055821611</text:p>
              </table:table-cell>
              <table:table-cell office:value-type="float" office:value="13.9792261912223">
                <text:p>13.9792261912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9686187780632">
                <text:p>6.09686187780632</text:p>
              </table:table-cell>
              <table:table-cell office:value-type="float" office:value="14.4750095299923">
                <text:p>14.4750095299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6026601239288">
                <text:p>5.76026601239288</text:p>
              </table:table-cell>
              <table:table-cell office:value-type="float" office:value="14.8175965881281">
                <text:p>14.8175965881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53852754027524">
                <text:p>8.53852754027524</text:p>
              </table:table-cell>
              <table:table-cell office:value-type="float" office:value="11.8472912500369">
                <text:p>11.8472912500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3577231274115">
                <text:p>14.3577231274115</text:p>
              </table:table-cell>
              <table:table-cell office:value-type="float" office:value="5.66558369046228">
                <text:p>5.66558369046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8604883641046">
                <text:p>17.8604883641046</text:p>
              </table:table-cell>
              <table:table-cell office:value-type="float" office:value="-0.647500427413007">
                <text:p>-0.647500427413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762565188713">
                <text:p>14.7762565188713</text:p>
              </table:table-cell>
              <table:table-cell office:value-type="float" office:value="-2.19693574879065">
                <text:p>-2.19693574879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41672331383468">
                <text:p>8.41672331383468</text:p>
              </table:table-cell>
              <table:table-cell office:value-type="float" office:value="4.45223768507456">
                <text:p>4.452237685074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11818477711476">
                <text:p>4.11818477711476</text:p>
              </table:table-cell>
              <table:table-cell office:value-type="float" office:value="8.91256161682891">
                <text:p>8.912561616828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6019908857011">
                <text:p>4.36019908857011</text:p>
              </table:table-cell>
              <table:table-cell office:value-type="float" office:value="14.9608143589806">
                <text:p>14.96081435898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63520194797853">
                <text:p>7.63520194797853</text:p>
              </table:table-cell>
              <table:table-cell office:value-type="float" office:value="18.6587920481658">
                <text:p>18.65879204816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7897411072899">
                <text:p>9.7897411072899</text:p>
              </table:table-cell>
              <table:table-cell office:value-type="float" office:value="17.1545384223628">
                <text:p>17.15453842236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2346851349281">
                <text:p>11.2346851349281</text:p>
              </table:table-cell>
              <table:table-cell office:value-type="float" office:value="16.0940455354906">
                <text:p>16.09404553549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165784283377">
                <text:p>12.2165784283377</text:p>
              </table:table-cell>
              <table:table-cell office:value-type="float" office:value="15.3486856220759">
                <text:p>15.34868562207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8898829852997">
                <text:p>12.8898829852997</text:p>
              </table:table-cell>
              <table:table-cell office:value-type="float" office:value="11.2214292489306">
                <text:p>11.22142924893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354481983286">
                <text:p>13.354481983286</text:p>
              </table:table-cell>
              <table:table-cell office:value-type="float" office:value="8.47684679667759">
                <text:p>8.47684679667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6764638140857">
                <text:p>13.6764638140857</text:p>
              </table:table-cell>
              <table:table-cell office:value-type="float" office:value="6.62343790167694">
                <text:p>6.623437901676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9002825000165">
                <text:p>13.9002825000165</text:p>
              </table:table-cell>
              <table:table-cell office:value-type="float" office:value="5.3582798172412">
                <text:p>5.3582798172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903818151252">
                <text:p>15.8903818151252</text:p>
              </table:table-cell>
              <table:table-cell office:value-type="float" office:value="2.55389346045486">
                <text:p>2.553893460454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3986144893054">
                <text:p>21.3986144893054</text:p>
              </table:table-cell>
              <table:table-cell office:value-type="float" office:value="-0.518072716766625">
                <text:p>-0.518072716766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.6775637395545">
                <text:p>25.6775637395545</text:p>
              </table:table-cell>
              <table:table-cell office:value-type="float" office:value="-3.05886044781352">
                <text:p>-3.05886044781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42450445246">
                <text:p>31.42450445246</text:p>
              </table:table-cell>
              <table:table-cell office:value-type="float" office:value="-7.71106808738166">
                <text:p>-7.711068087381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.8272682293304">
                <text:p>35.8272682293304</text:p>
              </table:table-cell>
              <table:table-cell office:value-type="float" office:value="-11.3542061103995">
                <text:p>-11.3542061103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110444198898">
                <text:p>39.110444198898</text:p>
              </table:table-cell>
              <table:table-cell office:value-type="float" office:value="-14.1096531817701">
                <text:p>-14.10965318177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5371091947189">
                <text:p>38.5371091947189</text:p>
              </table:table-cell>
              <table:table-cell office:value-type="float" office:value="-13.0068318942637">
                <text:p>-13.0068318942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1390015407833">
                <text:p>38.1390015407833</text:p>
              </table:table-cell>
              <table:table-cell office:value-type="float" office:value="-12.2365606310974">
                <text:p>-12.23656063109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8618966536409">
                <text:p>37.8618966536409</text:p>
              </table:table-cell>
              <table:table-cell office:value-type="float" office:value="-11.6981905112731">
                <text:p>-11.6981905112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